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.389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8335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8335in"/>
      <style:map style:condition="is-true-formula([$results_all.$Q$2]&lt;0)" style:apply-style-name="Good" style:base-cell-address="results_all.P2"/>
    </style:style>
    <style:style style:name="ce2" style:family="table-cell" style:parent-style-name="Default" style:data-style-name="N0"/>
    <style:style style:name="ce7" style:family="table-cell" style:parent-style-name="Default"/>
    <style:style style:name="ce4" style:family="table-cell" style:parent-style-name="Default">
      <style:map style:condition="cell-content()=1" style:apply-style-name="VeryGood" style:base-cell-address="results_all.T2"/>
      <style:map style:condition="cell-content()=2" style:apply-style-name="Good" style:base-cell-address="results_all.T2"/>
      <style:map style:condition="cell-content()=3" style:apply-style-name="Neutral" style:base-cell-address="results_all.T2"/>
      <style:map style:condition="cell-content()=4" style:apply-style-name="Bad" style:base-cell-address="results_all.T2"/>
      <style:map style:condition="cell-content()=5" style:apply-style-name="Error" style:base-cell-address="results_all.T2"/>
    </style:style>
  </office:automatic-styles>
  <office:body>
    <office:spreadsheet>
      <table:calculation-settings table:automatic-find-labels="false" table:use-regular-expressions="false" table:use-wildcards="true"/>
      <table:table table:name="results_all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row table:style-name="ro1">
          <table:table-cell office:value-type="string" calcext:value-type="string">
            <text:p>TESTACC</text:p>
          </table:table-cell>
          <table:table-cell office:value-type="string" calcext:value-type="string">
            <text:p>TS-CHIEF</text:p>
          </table:table-cell>
          <table:table-cell office:value-type="string" calcext:value-type="string">
            <text:p>HIVE-COTE v1.0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InceptionTime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ProximityForest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S-BOSS</text:p>
          </table:table-cell>
          <table:table-cell office:value-type="string" calcext:value-type="string">
            <text:p>cBOS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SF</text:p>
          </table:table-cell>
          <table:table-cell office:value-type="string" calcext:value-type="string">
            <text:p>Catch22</text:p>
          </table:table-cell>
          <table:table-cell office:value-type="string" calcext:value-type="string">
            <text:p>Our result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SF1</text:p>
          </table:table-cell>
          <table:table-cell table:style-name="ce5" office:value-type="float" office:value="0.807" calcext:value-type="float">
            <text:p>0.807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807" calcext:value-type="float">
            <text:p>0.807</text:p>
          </table:table-cell>
          <table:table-cell table:style-name="ce6" office:value-type="float" office:value="0.826666666666666" calcext:value-type="float">
            <text:p>0.826666666666666</text:p>
          </table:table-cell>
          <table:table-cell table:style-name="ce6" office:value-type="float" office:value="0.838333333333333" calcext:value-type="float">
            <text:p>0.838333333333333</text:p>
          </table:table-cell>
          <table:table-cell table:style-name="ce6" office:value-type="float" office:value="0.824" calcext:value-type="float">
            <text:p>0.824</text:p>
          </table:table-cell>
          <table:table-cell table:style-name="ce6" office:value-type="float" office:value="0.638333333333333" calcext:value-type="float">
            <text:p>0.638333333333333</text:p>
          </table:table-cell>
          <table:table-cell table:style-name="ce6" office:value-type="float" office:value="0.818" calcext:value-type="float">
            <text:p>0.818</text:p>
          </table:table-cell>
          <table:table-cell table:style-name="ce6" office:value-type="float" office:value="0.815" calcext:value-type="float">
            <text:p>0.815</text:p>
          </table:table-cell>
          <table:table-cell table:style-name="ce6" office:value-type="float" office:value="0.757333333333333" calcext:value-type="float">
            <text:p>0.757333333333333</text:p>
          </table:table-cell>
          <table:table-cell table:style-name="ce6" office:value-type="float" office:value="0.768333333333333" calcext:value-type="float">
            <text:p>0.768333333333333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777666666666667" calcext:value-type="float">
            <text:p>0.777666666666667</text:p>
          </table:table-cell>
          <table:table-cell table:style-name="ce8" office:value-type="float" office:value="0.360000014305115" calcext:value-type="float">
            <text:p>0.360000014305115</text:p>
          </table:table-cell>
          <table:table-cell table:style-name="ce2" table:formula="of:=IF([.P2]; 1-[.P2]/MIN([.B2:.O2]); &quot;&quot;)" office:value-type="float" office:value="0.433070843613992" calcext:value-type="float">
            <text:p>0.433070843613992</text:p>
          </table:table-cell>
          <table:table-cell table:formula="of:=IF([.P2]; 1-[.P2]/MAX([.B2:.O2]); &quot;&quot;)" office:value-type="float" office:value="0.576470571405747" calcext:value-type="float">
            <text:p>0.576470571405747</text:p>
          </table:table-cell>
          <table:table-cell table:formula="of:=IF([.P2]; 1-[.P2]/AVERAGE([.B2:.O2]); &quot;&quot;)" office:value-type="float" office:value="0.538574200414586" calcext:value-type="float">
            <text:p>0.538574200414586</text:p>
          </table:table-cell>
          <table:table-cell table:style-name="ce4" table:formula="of:=IF([.P2]&gt;MAX([.B2:.O2]); 1; IF([.P2]&gt;AVERAGE([.B2:.O2]); 2; IF([.P2]&gt;MIN([.B2:.O2]); 3; IF([.P2]&gt;MAX([.B2:.O2])*0.75; 4; 5))))" office:value-type="float" office:value="5" calcext:value-type="float">
            <text:p>5</text:p>
          </table:table-cell>
          <table:table-cell/>
          <table:table-cell office:value-type="float" office:value="0.360000014305115" calcext:value-type="float">
            <text:p>0.360000014305115</text:p>
          </table:table-cell>
          <table:table-cell/>
          <table:table-cell table:formula="of:=ROUND([.B2];4)*100 &amp;&quot;\%&quot;" office:value-type="string" office:string-value="80.7\%" calcext:value-type="string">
            <text:p>80.7\%</text:p>
          </table:table-cell>
          <table:table-cell table:formula="of:=ROUND([.C2];4)*100 &amp;&quot;\%&quot;" office:value-type="string" office:string-value="85\%" calcext:value-type="string">
            <text:p>85\%</text:p>
          </table:table-cell>
          <table:table-cell table:formula="of:=ROUND([.D2];4)*100 &amp;&quot;\%&quot;" office:value-type="string" office:string-value="80.7\%" calcext:value-type="string">
            <text:p>80.7\%</text:p>
          </table:table-cell>
          <table:table-cell table:formula="of:=ROUND([.E2];4)*100 &amp;&quot;\%&quot;" office:value-type="string" office:string-value="82.67\%" calcext:value-type="string">
            <text:p>82.67\%</text:p>
          </table:table-cell>
          <table:table-cell table:formula="of:=ROUND([.F2];4)*100 &amp;&quot;\%&quot;" office:value-type="string" office:string-value="83.83\%" calcext:value-type="string">
            <text:p>83.83\%</text:p>
          </table:table-cell>
          <table:table-cell table:formula="of:=ROUND([.G2];4)*100 &amp;&quot;\%&quot;" office:value-type="string" office:string-value="82.4\%" calcext:value-type="string">
            <text:p>82.4\%</text:p>
          </table:table-cell>
          <table:table-cell table:formula="of:=ROUND([.H2];4)*100 &amp;&quot;\%&quot;" office:value-type="string" office:string-value="63.83\%" calcext:value-type="string">
            <text:p>63.83\%</text:p>
          </table:table-cell>
          <table:table-cell table:formula="of:=ROUND([.I2];4)*100 &amp;&quot;\%&quot;" office:value-type="string" office:string-value="81.8\%" calcext:value-type="string">
            <text:p>81.8\%</text:p>
          </table:table-cell>
          <table:table-cell table:formula="of:=ROUND([.J2];4)*100 &amp;&quot;\%&quot;" office:value-type="string" office:string-value="81.5\%" calcext:value-type="string">
            <text:p>81.5\%</text:p>
          </table:table-cell>
          <table:table-cell table:formula="of:=ROUND([.K2];4)*100 &amp;&quot;\%&quot;" office:value-type="string" office:string-value="75.73\%" calcext:value-type="string">
            <text:p>75.73\%</text:p>
          </table:table-cell>
          <table:table-cell table:formula="of:=ROUND([.L2];4)*100 &amp;&quot;\%&quot;" office:value-type="string" office:string-value="76.83\%" calcext:value-type="string">
            <text:p>76.83\%</text:p>
          </table:table-cell>
          <table:table-cell table:formula="of:=ROUND([.M2];4)*100 &amp;&quot;\%&quot;" office:value-type="string" office:string-value="76\%" calcext:value-type="string">
            <text:p>76\%</text:p>
          </table:table-cell>
          <table:table-cell table:formula="of:=ROUND([.N2];4)*100 &amp;&quot;\%&quot;" office:value-type="string" office:string-value="63.5\%" calcext:value-type="string">
            <text:p>63.5\%</text:p>
          </table:table-cell>
          <table:table-cell table:formula="of:=ROUND([.O2];4)*100 &amp;&quot;\%&quot;" office:value-type="string" office:string-value="77.77\%" calcext:value-type="string">
            <text:p>77.77\%</text:p>
          </table:table-cell>
          <table:table-cell table:formula="of:=ROUND(AVERAGE([.B2:.O2]);4)*100&amp;&quot;\%&quot;" office:value-type="string" office:string-value="78.02\%" calcext:value-type="string">
            <text:p>78.02\%</text:p>
          </table:table-cell>
          <table:table-cell table:formula="of:=ROUND([.P2];4)*100 &amp;&quot;\%&quot;" office:value-type="string" office:string-value="36\%" calcext:value-type="string">
            <text:p>36\%</text:p>
          </table:table-cell>
          <table:table-cell table:style-name="ce2" table:formula="of:=&quot;\hline &quot;&amp;[.X2]&amp;&quot; &amp; &quot;&amp;[.Y2]&amp;&quot; &amp; &quot;&amp;[.Z2]&amp;&quot; &amp; &quot;&amp;[.AA2]&amp;&quot; &amp; &quot;&amp;[.AB2]&amp;&quot; &amp; &quot;&amp;[.AC2]&amp;&quot; &amp; &quot;&amp;[.AD2]&amp;&quot; &amp; &quot;&amp;[.AE2]&amp;&quot; &amp; &quot;&amp;[.AF2]&amp;&quot; &amp; &quot;&amp;[.AG2]&amp;&quot; &amp; &quot;&amp;[.AH2]&amp;&quot; &amp; &quot;&amp;[.AI2]&amp;&quot; &amp; &quot;&amp;[.AJ2]&amp;&quot; &amp; &quot;&amp;[.AK2]&amp;&quot; &amp; &quot;&amp;[.AL2]&amp;&quot; &amp; &quot;&amp;[.AM2]&amp;&quot; \\&quot;" office:value-type="string" office:string-value="\hline 80.7\% &amp; 85\% &amp; 80.7\% &amp; 82.67\% &amp; 83.83\% &amp; 82.4\% &amp; 63.83\% &amp; 81.8\% &amp; 81.5\% &amp; 75.73\% &amp; 76.83\% &amp; 76\% &amp; 63.5\% &amp; 77.77\% &amp; 78.02\% &amp; 36\% \\" calcext:value-type="string">
            <text:p>\hline 80.7\% &amp; 85\% &amp; 80.7\% &amp; 82.67\% &amp; 83.83\% &amp; 82.4\% &amp; 63.83\% &amp; 81.8\% &amp; 81.5\% &amp; 75.73\% &amp; 76.83\% &amp; 76\% &amp; 63.5\% &amp; 77.77\% &amp; 78.02\% &amp; 36\% \\</text:p>
          </table:table-cell>
        </table:table-row>
        <table:table-row table:style-name="ro1">
          <table:table-cell office:value-type="string" calcext:value-type="string">
            <text:p>Adiac</text:p>
          </table:table-cell>
          <table:table-cell table:style-name="ce5" office:value-type="float" office:value="0.779710144927536" calcext:value-type="float">
            <text:p>0.779710144927536</text:p>
          </table:table-cell>
          <table:table-cell table:style-name="ce6" office:value-type="float" office:value="0.796248934356351" calcext:value-type="float">
            <text:p>0.796248934356351</text:p>
          </table:table-cell>
          <table:table-cell table:style-name="ce6" office:value-type="float" office:value="0.771952259164535" calcext:value-type="float">
            <text:p>0.771952259164535</text:p>
          </table:table-cell>
          <table:table-cell table:style-name="ce6" office:value-type="float" office:value="0.822080136402387" calcext:value-type="float">
            <text:p>0.822080136402387</text:p>
          </table:table-cell>
          <table:table-cell table:style-name="ce6" office:value-type="float" office:value="0.793179880647911" calcext:value-type="float">
            <text:p>0.793179880647911</text:p>
          </table:table-cell>
          <table:table-cell table:style-name="ce6" office:value-type="float" office:value="0.815430520034101" calcext:value-type="float">
            <text:p>0.815430520034101</text:p>
          </table:table-cell>
          <table:table-cell table:style-name="ce6" office:value-type="float" office:value="0.722165387894288" calcext:value-type="float">
            <text:p>0.722165387894288</text:p>
          </table:table-cell>
          <table:table-cell table:style-name="ce6" office:value-type="float" office:value="0.798806479113385" calcext:value-type="float">
            <text:p>0.798806479113385</text:p>
          </table:table-cell>
          <table:table-cell table:style-name="ce6" office:value-type="float" office:value="0.742710997442455" calcext:value-type="float">
            <text:p>0.742710997442455</text:p>
          </table:table-cell>
          <table:table-cell table:style-name="ce6" office:value-type="float" office:value="0.746291560102302" calcext:value-type="float">
            <text:p>0.746291560102302</text:p>
          </table:table-cell>
          <table:table-cell table:style-name="ce6" office:value-type="float" office:value="0.749019607843137" calcext:value-type="float">
            <text:p>0.749019607843137</text:p>
          </table:table-cell>
          <table:table-cell table:style-name="ce6" office:value-type="float" office:value="0.757971014492753" calcext:value-type="float">
            <text:p>0.757971014492753</text:p>
          </table:table-cell>
          <table:table-cell table:style-name="ce6" office:value-type="float" office:value="0.711935208866155" calcext:value-type="float">
            <text:p>0.711935208866155</text:p>
          </table:table-cell>
          <table:table-cell table:style-name="ce6" office:value-type="float" office:value="0.684654731457801" calcext:value-type="float">
            <text:p>0.684654731457801</text:p>
          </table:table-cell>
          <table:table-cell table:style-name="ce6" office:value-type="float" office:value="0.524296700954437" calcext:value-type="float">
            <text:p>0.524296700954437</text:p>
          </table:table-cell>
          <table:table-cell table:style-name="ce2" table:formula="of:=IF([.P3]; 1-[.P3]/MIN([.B3:.O3]); &quot;&quot;)" office:value-type="float" office:value="0.234217369917128" calcext:value-type="float">
            <text:p>0.234217369917128</text:p>
          </table:table-cell>
          <table:table-cell table:formula="of:=IF([.P3]; 1-[.P3]/MAX([.B3:.O3]); &quot;&quot;)" office:value-type="float" office:value="0.362231639303583" calcext:value-type="float">
            <text:p>0.362231639303583</text:p>
          </table:table-cell>
          <table:table-cell table:formula="of:=IF([.P3]; 1-[.P3]/AVERAGE([.B3:.O3]); &quot;&quot;)" office:value-type="float" office:value="0.313501110431931" calcext:value-type="float">
            <text:p>0.313501110431931</text:p>
          </table:table-cell>
          <table:table-cell table:style-name="ce4" table:formula="of:=IF([.P3]&gt;MAX([.B3:.O3]); 1; IF([.P3]&gt;AVERAGE([.B3:.O3]); 2; IF([.P3]&gt;MIN([.B3:.O3]); 3; IF([.P3]&gt;MAX([.B3:.O3])*0.75; 4; 5))))" office:value-type="float" office:value="5" calcext:value-type="float">
            <text:p>5</text:p>
          </table:table-cell>
          <table:table-cell/>
          <table:table-cell office:value-type="float" office:value="0.322250634431839" calcext:value-type="float">
            <text:p>0.322250634431839</text:p>
          </table:table-cell>
          <table:table-cell/>
          <table:table-cell table:formula="of:=ROUND([.B3];4)*100 &amp;&quot;\%&quot;" office:value-type="string" office:string-value="77.97\%" calcext:value-type="string">
            <text:p>77.97\%</text:p>
          </table:table-cell>
          <table:table-cell table:formula="of:=ROUND([.C3];4)*100 &amp;&quot;\%&quot;" office:value-type="string" office:string-value="79.62\%" calcext:value-type="string">
            <text:p>79.62\%</text:p>
          </table:table-cell>
          <table:table-cell table:formula="of:=ROUND([.D3];4)*100 &amp;&quot;\%&quot;" office:value-type="string" office:string-value="77.2\%" calcext:value-type="string">
            <text:p>77.2\%</text:p>
          </table:table-cell>
          <table:table-cell table:formula="of:=ROUND([.E3];4)*100 &amp;&quot;\%&quot;" office:value-type="string" office:string-value="82.21\%" calcext:value-type="string">
            <text:p>82.21\%</text:p>
          </table:table-cell>
          <table:table-cell table:formula="of:=ROUND([.F3];4)*100 &amp;&quot;\%&quot;" office:value-type="string" office:string-value="79.32\%" calcext:value-type="string">
            <text:p>79.32\%</text:p>
          </table:table-cell>
          <table:table-cell table:formula="of:=ROUND([.G3];4)*100 &amp;&quot;\%&quot;" office:value-type="string" office:string-value="81.54\%" calcext:value-type="string">
            <text:p>81.54\%</text:p>
          </table:table-cell>
          <table:table-cell table:formula="of:=ROUND([.H3];4)*100 &amp;&quot;\%&quot;" office:value-type="string" office:string-value="72.22\%" calcext:value-type="string">
            <text:p>72.22\%</text:p>
          </table:table-cell>
          <table:table-cell table:formula="of:=ROUND([.I3];4)*100 &amp;&quot;\%&quot;" office:value-type="string" office:string-value="79.88\%" calcext:value-type="string">
            <text:p>79.88\%</text:p>
          </table:table-cell>
          <table:table-cell table:formula="of:=ROUND([.J3];4)*100 &amp;&quot;\%&quot;" office:value-type="string" office:string-value="74.27\%" calcext:value-type="string">
            <text:p>74.27\%</text:p>
          </table:table-cell>
          <table:table-cell table:formula="of:=ROUND([.K3];4)*100 &amp;&quot;\%&quot;" office:value-type="string" office:string-value="74.63\%" calcext:value-type="string">
            <text:p>74.63\%</text:p>
          </table:table-cell>
          <table:table-cell table:formula="of:=ROUND([.L3];4)*100 &amp;&quot;\%&quot;" office:value-type="string" office:string-value="74.9\%" calcext:value-type="string">
            <text:p>74.9\%</text:p>
          </table:table-cell>
          <table:table-cell table:formula="of:=ROUND([.M3];4)*100 &amp;&quot;\%&quot;" office:value-type="string" office:string-value="75.8\%" calcext:value-type="string">
            <text:p>75.8\%</text:p>
          </table:table-cell>
          <table:table-cell table:formula="of:=ROUND([.N3];4)*100 &amp;&quot;\%&quot;" office:value-type="string" office:string-value="71.19\%" calcext:value-type="string">
            <text:p>71.19\%</text:p>
          </table:table-cell>
          <table:table-cell table:formula="of:=ROUND([.O3];4)*100 &amp;&quot;\%&quot;" office:value-type="string" office:string-value="68.47\%" calcext:value-type="string">
            <text:p>68.47\%</text:p>
          </table:table-cell>
          <table:table-cell table:formula="of:=ROUND(AVERAGE([.B3:.O3]);4)*100&amp;&quot;\%&quot;" office:value-type="string" office:string-value="76.37\%" calcext:value-type="string">
            <text:p>76.37\%</text:p>
          </table:table-cell>
          <table:table-cell table:formula="of:=ROUND([.P3];4)*100 &amp;&quot;\%&quot;" office:value-type="string" office:string-value="52.43\%" calcext:value-type="string">
            <text:p>52.43\%</text:p>
          </table:table-cell>
          <table:table-cell table:style-name="ce2" table:formula="of:=&quot;\hline &quot;&amp;[.X3]&amp;&quot; &amp; &quot;&amp;[.Y3]&amp;&quot; &amp; &quot;&amp;[.Z3]&amp;&quot; &amp; &quot;&amp;[.AA3]&amp;&quot; &amp; &quot;&amp;[.AB3]&amp;&quot; &amp; &quot;&amp;[.AC3]&amp;&quot; &amp; &quot;&amp;[.AD3]&amp;&quot; &amp; &quot;&amp;[.AE3]&amp;&quot; &amp; &quot;&amp;[.AF3]&amp;&quot; &amp; &quot;&amp;[.AG3]&amp;&quot; &amp; &quot;&amp;[.AH3]&amp;&quot; &amp; &quot;&amp;[.AI3]&amp;&quot; &amp; &quot;&amp;[.AJ3]&amp;&quot; &amp; &quot;&amp;[.AK3]&amp;&quot; &amp; &quot;&amp;[.AL3]&amp;&quot; &amp; &quot;&amp;[.AM3]&amp;&quot; \\&quot;" office:value-type="string" office:string-value="\hline 77.97\% &amp; 79.62\% &amp; 77.2\% &amp; 82.21\% &amp; 79.32\% &amp; 81.54\% &amp; 72.22\% &amp; 79.88\% &amp; 74.27\% &amp; 74.63\% &amp; 74.9\% &amp; 75.8\% &amp; 71.19\% &amp; 68.47\% &amp; 76.37\% &amp; 52.43\% \\" calcext:value-type="string">
            <text:p>\hline 77.97\% &amp; 79.62\% &amp; 77.2\% &amp; 82.21\% &amp; 79.32\% &amp; 81.54\% &amp; 72.22\% &amp; 79.88\% &amp; 74.27\% &amp; 74.63\% &amp; 74.9\% &amp; 75.8\% &amp; 71.19\% &amp; 68.47\% &amp; 76.37\% &amp; 52.43\% \\</text:p>
          </table:table-cell>
        </table:table-row>
        <table:table-row table:style-name="ro1">
          <table:table-cell office:value-type="string" calcext:value-type="string">
            <text:p>ArrowHead</text:p>
          </table:table-cell>
          <table:table-cell table:style-name="ce5" office:value-type="float" office:value="0.881142857142857" calcext:value-type="float">
            <text:p>0.881142857142857</text:p>
          </table:table-cell>
          <table:table-cell table:style-name="ce6" office:value-type="float" office:value="0.876" calcext:value-type="float">
            <text:p>0.876</text:p>
          </table:table-cell>
          <table:table-cell table:style-name="ce6" office:value-type="float" office:value="0.859047619047619" calcext:value-type="float">
            <text:p>0.859047619047619</text:p>
          </table:table-cell>
          <table:table-cell table:style-name="ce6" office:value-type="float" office:value="0.880380952380952" calcext:value-type="float">
            <text:p>0.880380952380952</text:p>
          </table:table-cell>
          <table:table-cell table:style-name="ce6" office:value-type="float" office:value="0.806666666666666" calcext:value-type="float">
            <text:p>0.806666666666666</text:p>
          </table:table-cell>
          <table:table-cell table:style-name="ce6" office:value-type="float" office:value="0.858666666666666" calcext:value-type="float">
            <text:p>0.858666666666666</text:p>
          </table:table-cell>
          <table:table-cell table:style-name="ce6" office:value-type="float" office:value="0.883619047619048" calcext:value-type="float">
            <text:p>0.883619047619048</text:p>
          </table:table-cell>
          <table:table-cell table:style-name="ce6" office:value-type="float" office:value="0.848380952380952" calcext:value-type="float">
            <text:p>0.848380952380952</text:p>
          </table:table-cell>
          <table:table-cell table:style-name="ce6" office:value-type="float" office:value="0.887809523809524" calcext:value-type="float">
            <text:p>0.887809523809524</text:p>
          </table:table-cell>
          <table:table-cell table:style-name="ce6" office:value-type="float" office:value="0.877904761904762" calcext:value-type="float">
            <text:p>0.877904761904762</text:p>
          </table:table-cell>
          <table:table-cell table:style-name="ce6" office:value-type="float" office:value="0.868761904761905" calcext:value-type="float">
            <text:p>0.868761904761905</text:p>
          </table:table-cell>
          <table:table-cell table:style-name="ce6" office:value-type="float" office:value="0.828190476190476" calcext:value-type="float">
            <text:p>0.828190476190476</text:p>
          </table:table-cell>
          <table:table-cell table:style-name="ce6" office:value-type="float" office:value="0.796761904761905" calcext:value-type="float">
            <text:p>0.796761904761905</text:p>
          </table:table-cell>
          <table:table-cell table:style-name="ce6" office:value-type="float" office:value="0.750285714285714" calcext:value-type="float">
            <text:p>0.750285714285714</text:p>
          </table:table-cell>
          <table:table-cell table:style-name="ce6" office:value-type="float" office:value="0.731428563594818" calcext:value-type="float">
            <text:p>0.731428563594818</text:p>
          </table:table-cell>
          <table:table-cell table:style-name="ce2" table:formula="of:=IF([.P4]; 1-[.P4]/MIN([.B4:.O4]); &quot;&quot;)" office:value-type="float" office:value="0.025133293000052" calcext:value-type="float">
            <text:p>0.025133293000052</text:p>
          </table:table-cell>
          <table:table-cell table:formula="of:=IF([.P4]; 1-[.P4]/MAX([.B4:.O4]); &quot;&quot;)" office:value-type="float" office:value="0.176142467523537" calcext:value-type="float">
            <text:p>0.176142467523537</text:p>
          </table:table-cell>
          <table:table-cell table:formula="of:=IF([.P4]; 1-[.P4]/AVERAGE([.B4:.O4]); &quot;&quot;)" office:value-type="float" office:value="0.139757425925383" calcext:value-type="float">
            <text:p>0.139757425925383</text:p>
          </table:table-cell>
          <table:table-cell table:style-name="ce4" table:formula="of:=IF([.P4]&gt;MAX([.B4:.O4]); 1; IF([.P4]&gt;AVERAGE([.B4:.O4]); 2; IF([.P4]&gt;MIN([.B4:.O4]); 3; IF([.P4]&gt;MAX([.B4:.O4])*0.75; 4; 5))))" office:value-type="float" office:value="4" calcext:value-type="float">
            <text:p>4</text:p>
          </table:table-cell>
          <table:table-cell/>
          <table:table-cell office:value-type="float" office:value="0.548571407794952" calcext:value-type="float">
            <text:p>0.548571407794952</text:p>
          </table:table-cell>
          <table:table-cell/>
          <table:table-cell table:formula="of:=ROUND([.B4];4)*100 &amp;&quot;\%&quot;" office:value-type="string" office:string-value="88.11\%" calcext:value-type="string">
            <text:p>88.11\%</text:p>
          </table:table-cell>
          <table:table-cell table:formula="of:=ROUND([.C4];4)*100 &amp;&quot;\%&quot;" office:value-type="string" office:string-value="87.6\%" calcext:value-type="string">
            <text:p>87.6\%</text:p>
          </table:table-cell>
          <table:table-cell table:formula="of:=ROUND([.D4];4)*100 &amp;&quot;\%&quot;" office:value-type="string" office:string-value="85.9\%" calcext:value-type="string">
            <text:p>85.9\%</text:p>
          </table:table-cell>
          <table:table-cell table:formula="of:=ROUND([.E4];4)*100 &amp;&quot;\%&quot;" office:value-type="string" office:string-value="88.04\%" calcext:value-type="string">
            <text:p>88.04\%</text:p>
          </table:table-cell>
          <table:table-cell table:formula="of:=ROUND([.F4];4)*100 &amp;&quot;\%&quot;" office:value-type="string" office:string-value="80.67\%" calcext:value-type="string">
            <text:p>80.67\%</text:p>
          </table:table-cell>
          <table:table-cell table:formula="of:=ROUND([.G4];4)*100 &amp;&quot;\%&quot;" office:value-type="string" office:string-value="85.87\%" calcext:value-type="string">
            <text:p>85.87\%</text:p>
          </table:table-cell>
          <table:table-cell table:formula="of:=ROUND([.H4];4)*100 &amp;&quot;\%&quot;" office:value-type="string" office:string-value="88.36\%" calcext:value-type="string">
            <text:p>88.36\%</text:p>
          </table:table-cell>
          <table:table-cell table:formula="of:=ROUND([.I4];4)*100 &amp;&quot;\%&quot;" office:value-type="string" office:string-value="84.84\%" calcext:value-type="string">
            <text:p>84.84\%</text:p>
          </table:table-cell>
          <table:table-cell table:formula="of:=ROUND([.J4];4)*100 &amp;&quot;\%&quot;" office:value-type="string" office:string-value="88.78\%" calcext:value-type="string">
            <text:p>88.78\%</text:p>
          </table:table-cell>
          <table:table-cell table:formula="of:=ROUND([.K4];4)*100 &amp;&quot;\%&quot;" office:value-type="string" office:string-value="87.79\%" calcext:value-type="string">
            <text:p>87.79\%</text:p>
          </table:table-cell>
          <table:table-cell table:formula="of:=ROUND([.L4];4)*100 &amp;&quot;\%&quot;" office:value-type="string" office:string-value="86.88\%" calcext:value-type="string">
            <text:p>86.88\%</text:p>
          </table:table-cell>
          <table:table-cell table:formula="of:=ROUND([.M4];4)*100 &amp;&quot;\%&quot;" office:value-type="string" office:string-value="82.82\%" calcext:value-type="string">
            <text:p>82.82\%</text:p>
          </table:table-cell>
          <table:table-cell table:formula="of:=ROUND([.N4];4)*100 &amp;&quot;\%&quot;" office:value-type="string" office:string-value="79.68\%" calcext:value-type="string">
            <text:p>79.68\%</text:p>
          </table:table-cell>
          <table:table-cell table:formula="of:=ROUND([.O4];4)*100 &amp;&quot;\%&quot;" office:value-type="string" office:string-value="75.03\%" calcext:value-type="string">
            <text:p>75.03\%</text:p>
          </table:table-cell>
          <table:table-cell table:formula="of:=ROUND(AVERAGE([.B4:.O4]);4)*100&amp;&quot;\%&quot;" office:value-type="string" office:string-value="85.03\%" calcext:value-type="string">
            <text:p>85.03\%</text:p>
          </table:table-cell>
          <table:table-cell table:formula="of:=ROUND([.P4];4)*100 &amp;&quot;\%&quot;" office:value-type="string" office:string-value="73.14\%" calcext:value-type="string">
            <text:p>73.14\%</text:p>
          </table:table-cell>
          <table:table-cell table:style-name="ce2" table:formula="of:=&quot;\hline &quot;&amp;[.X4]&amp;&quot; &amp; &quot;&amp;[.Y4]&amp;&quot; &amp; &quot;&amp;[.Z4]&amp;&quot; &amp; &quot;&amp;[.AA4]&amp;&quot; &amp; &quot;&amp;[.AB4]&amp;&quot; &amp; &quot;&amp;[.AC4]&amp;&quot; &amp; &quot;&amp;[.AD4]&amp;&quot; &amp; &quot;&amp;[.AE4]&amp;&quot; &amp; &quot;&amp;[.AF4]&amp;&quot; &amp; &quot;&amp;[.AG4]&amp;&quot; &amp; &quot;&amp;[.AH4]&amp;&quot; &amp; &quot;&amp;[.AI4]&amp;&quot; &amp; &quot;&amp;[.AJ4]&amp;&quot; &amp; &quot;&amp;[.AK4]&amp;&quot; &amp; &quot;&amp;[.AL4]&amp;&quot; &amp; &quot;&amp;[.AM4]&amp;&quot; \\&quot;" office:value-type="string" office:string-value="\hline 88.11\% &amp; 87.6\% &amp; 85.9\% &amp; 88.04\% &amp; 80.67\% &amp; 85.87\% &amp; 88.36\% &amp; 84.84\% &amp; 88.78\% &amp; 87.79\% &amp; 86.88\% &amp; 82.82\% &amp; 79.68\% &amp; 75.03\% &amp; 85.03\% &amp; 73.14\% \\" calcext:value-type="string">
            <text:p>\hline 88.11\% &amp; 87.6\% &amp; 85.9\% &amp; 88.04\% &amp; 80.67\% &amp; 85.87\% &amp; 88.36\% &amp; 84.84\% &amp; 88.78\% &amp; 87.79\% &amp; 86.88\% &amp; 82.82\% &amp; 79.68\% &amp; 75.03\% &amp; 85.03\% &amp; 73.14\% \\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table:style-name="ce5" office:value-type="float" office:value="0.632222222222222" calcext:value-type="float">
            <text:p>0.632222222222222</text:p>
          </table:table-cell>
          <table:table-cell table:style-name="ce6" office:value-type="float" office:value="0.735555555555556" calcext:value-type="float">
            <text:p>0.735555555555556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0.682222222222222" calcext:value-type="float">
            <text:p>0.682222222222222</text:p>
          </table:table-cell>
          <table:table-cell table:style-name="ce6" office:value-type="float" office:value="0.735555555555555" calcext:value-type="float">
            <text:p>0.735555555555555</text:p>
          </table:table-cell>
          <table:table-cell table:style-name="ce6" office:value-type="float" office:value="0.676666666666667" calcext:value-type="float">
            <text:p>0.676666666666667</text:p>
          </table:table-cell>
          <table:table-cell table:style-name="ce6" office:value-type="float" office:value="0.594444444444444" calcext:value-type="float">
            <text:p>0.594444444444444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0.655555555555555" calcext:value-type="float">
            <text:p>0.655555555555555</text:p>
          </table:table-cell>
          <table:table-cell table:style-name="ce6" office:value-type="float" office:value="0.571111111111111" calcext:value-type="float">
            <text:p>0.571111111111111</text:p>
          </table:table-cell>
          <table:table-cell table:style-name="ce6" office:value-type="float" office:value="0.612222222222222" calcext:value-type="float">
            <text:p>0.612222222222222</text:p>
          </table:table-cell>
          <table:table-cell table:style-name="ce6" office:value-type="float" office:value="0.742222222222222" calcext:value-type="float">
            <text:p>0.742222222222222</text:p>
          </table:table-cell>
          <table:table-cell table:style-name="ce6" office:value-type="float" office:value="0.688888888888889" calcext:value-type="float">
            <text:p>0.688888888888889</text:p>
          </table:table-cell>
          <table:table-cell table:style-name="ce6" office:value-type="float" office:value="0.473333333333333" calcext:value-type="float">
            <text:p>0.473333333333333</text:p>
          </table:table-cell>
          <table:table-cell table:style-name="ce6" office:value-type="float" office:value="0.600000023841858" calcext:value-type="float">
            <text:p>0.600000023841858</text:p>
          </table:table-cell>
          <table:table-cell table:style-name="ce2" table:formula="of:=IF([.P5]; 1-[.P5]/MIN([.B5:.O5]); &quot;&quot;)" office:value-type="float" office:value="-0.26760568417294" calcext:value-type="float">
            <text:p>-0.26760568417294</text:p>
          </table:table-cell>
          <table:table-cell table:formula="of:=IF([.P5]; 1-[.P5]/MAX([.B5:.O5]); &quot;&quot;)" office:value-type="float" office:value="0.210526284418608" calcext:value-type="float">
            <text:p>0.210526284418608</text:p>
          </table:table-cell>
          <table:table-cell table:formula="of:=IF([.P5]; 1-[.P5]/AVERAGE([.B5:.O5]); &quot;&quot;)" office:value-type="float" office:value="0.0967741576574177" calcext:value-type="float">
            <text:p>0.096774157657418</text:p>
          </table:table-cell>
          <table:table-cell table:style-name="ce4" table:formula="of:=IF([.P5]&gt;MAX([.B5:.O5]); 1; IF([.P5]&gt;AVERAGE([.B5:.O5]); 2; IF([.P5]&gt;MIN([.B5:.O5]); 3; IF([.P5]&gt;MAX([.B5:.O5])*0.75; 4; 5))))" office:value-type="float" office:value="3" calcext:value-type="float">
            <text:p>3</text:p>
          </table:table-cell>
          <table:table-cell/>
          <table:table-cell office:value-type="float" office:value="0.333333343267441" calcext:value-type="float">
            <text:p>0.333333343267441</text:p>
          </table:table-cell>
          <table:table-cell/>
          <table:table-cell table:formula="of:=ROUND([.B5];4)*100 &amp;&quot;\%&quot;" office:value-type="string" office:string-value="63.22\%" calcext:value-type="string">
            <text:p>63.22\%</text:p>
          </table:table-cell>
          <table:table-cell table:formula="of:=ROUND([.C5];4)*100 &amp;&quot;\%&quot;" office:value-type="string" office:string-value="73.56\%" calcext:value-type="string">
            <text:p>73.56\%</text:p>
          </table:table-cell>
          <table:table-cell table:formula="of:=ROUND([.D5];4)*100 &amp;&quot;\%&quot;" office:value-type="string" office:string-value="76\%" calcext:value-type="string">
            <text:p>76\%</text:p>
          </table:table-cell>
          <table:table-cell table:formula="of:=ROUND([.E5];4)*100 &amp;&quot;\%&quot;" office:value-type="string" office:string-value="68.22\%" calcext:value-type="string">
            <text:p>68.22\%</text:p>
          </table:table-cell>
          <table:table-cell table:formula="of:=ROUND([.F5];4)*100 &amp;&quot;\%&quot;" office:value-type="string" office:string-value="73.56\%" calcext:value-type="string">
            <text:p>73.56\%</text:p>
          </table:table-cell>
          <table:table-cell table:formula="of:=ROUND([.G5];4)*100 &amp;&quot;\%&quot;" office:value-type="string" office:string-value="67.67\%" calcext:value-type="string">
            <text:p>67.67\%</text:p>
          </table:table-cell>
          <table:table-cell table:formula="of:=ROUND([.H5];4)*100 &amp;&quot;\%&quot;" office:value-type="string" office:string-value="59.44\%" calcext:value-type="string">
            <text:p>59.44\%</text:p>
          </table:table-cell>
          <table:table-cell table:formula="of:=ROUND([.I5];4)*100 &amp;&quot;\%&quot;" office:value-type="string" office:string-value="74\%" calcext:value-type="string">
            <text:p>74\%</text:p>
          </table:table-cell>
          <table:table-cell table:formula="of:=ROUND([.J5];4)*100 &amp;&quot;\%&quot;" office:value-type="string" office:string-value="65.56\%" calcext:value-type="string">
            <text:p>65.56\%</text:p>
          </table:table-cell>
          <table:table-cell table:formula="of:=ROUND([.K5];4)*100 &amp;&quot;\%&quot;" office:value-type="string" office:string-value="57.11\%" calcext:value-type="string">
            <text:p>57.11\%</text:p>
          </table:table-cell>
          <table:table-cell table:formula="of:=ROUND([.L5];4)*100 &amp;&quot;\%&quot;" office:value-type="string" office:string-value="61.22\%" calcext:value-type="string">
            <text:p>61.22\%</text:p>
          </table:table-cell>
          <table:table-cell table:formula="of:=ROUND([.M5];4)*100 &amp;&quot;\%&quot;" office:value-type="string" office:string-value="74.22\%" calcext:value-type="string">
            <text:p>74.22\%</text:p>
          </table:table-cell>
          <table:table-cell table:formula="of:=ROUND([.N5];4)*100 &amp;&quot;\%&quot;" office:value-type="string" office:string-value="68.89\%" calcext:value-type="string">
            <text:p>68.89\%</text:p>
          </table:table-cell>
          <table:table-cell table:formula="of:=ROUND([.O5];4)*100 &amp;&quot;\%&quot;" office:value-type="string" office:string-value="47.33\%" calcext:value-type="string">
            <text:p>47.33\%</text:p>
          </table:table-cell>
          <table:table-cell table:formula="of:=ROUND(AVERAGE([.B5:.O5]);4)*100&amp;&quot;\%&quot;" office:value-type="string" office:string-value="66.43\%" calcext:value-type="string">
            <text:p>66.43\%</text:p>
          </table:table-cell>
          <table:table-cell table:formula="of:=ROUND([.P5];4)*100 &amp;&quot;\%&quot;" office:value-type="string" office:string-value="60\%" calcext:value-type="string">
            <text:p>60\%</text:p>
          </table:table-cell>
          <table:table-cell table:style-name="ce2" table:formula="of:=&quot;\hline &quot;&amp;[.X5]&amp;&quot; &amp; &quot;&amp;[.Y5]&amp;&quot; &amp; &quot;&amp;[.Z5]&amp;&quot; &amp; &quot;&amp;[.AA5]&amp;&quot; &amp; &quot;&amp;[.AB5]&amp;&quot; &amp; &quot;&amp;[.AC5]&amp;&quot; &amp; &quot;&amp;[.AD5]&amp;&quot; &amp; &quot;&amp;[.AE5]&amp;&quot; &amp; &quot;&amp;[.AF5]&amp;&quot; &amp; &quot;&amp;[.AG5]&amp;&quot; &amp; &quot;&amp;[.AH5]&amp;&quot; &amp; &quot;&amp;[.AI5]&amp;&quot; &amp; &quot;&amp;[.AJ5]&amp;&quot; &amp; &quot;&amp;[.AK5]&amp;&quot; &amp; &quot;&amp;[.AL5]&amp;&quot; &amp; &quot;&amp;[.AM5]&amp;&quot; \\&quot;" office:value-type="string" office:string-value="\hline 63.22\% &amp; 73.56\% &amp; 76\% &amp; 68.22\% &amp; 73.56\% &amp; 67.67\% &amp; 59.44\% &amp; 74\% &amp; 65.56\% &amp; 57.11\% &amp; 61.22\% &amp; 74.22\% &amp; 68.89\% &amp; 47.33\% &amp; 66.43\% &amp; 60\% \\" calcext:value-type="string">
            <text:p>\hline 63.22\% &amp; 73.56\% &amp; 76\% &amp; 68.22\% &amp; 73.56\% &amp; 67.67\% &amp; 59.44\% &amp; 74\% &amp; 65.56\% &amp; 57.11\% &amp; 61.22\% &amp; 74.22\% &amp; 68.89\% &amp; 47.33\% &amp; 66.43\% &amp; 60\% \\</text:p>
          </table:table-cell>
        </table:table-row>
        <table:table-row table:style-name="ro1">
          <table:table-cell office:value-type="string" calcext:value-type="string">
            <text:p>BeetleFly</text:p>
          </table:table-cell>
          <table:table-cell table:style-name="ce5" office:value-type="float" office:value="0.958333333333333" calcext:value-type="float">
            <text:p>0.958333333333333</text:p>
          </table:table-cell>
          <table:table-cell table:style-name="ce6" office:value-type="float" office:value="0.963333333333333" calcext:value-type="float">
            <text:p>0.963333333333333</text:p>
          </table:table-cell>
          <table:table-cell table:style-name="ce6" office:value-type="float" office:value="0.885" calcext:value-type="float">
            <text:p>0.885</text:p>
          </table:table-cell>
          <table:table-cell table:style-name="ce6" office:value-type="float" office:value="0.893333333333333" calcext:value-type="float">
            <text:p>0.893333333333333</text:p>
          </table:table-cell>
          <table:table-cell table:style-name="ce6" office:value-type="float" office:value="0.933333333333333" calcext:value-type="float">
            <text:p>0.933333333333333</text:p>
          </table:table-cell>
          <table:table-cell table:style-name="ce6" office:value-type="float" office:value="0.853333333333333" calcext:value-type="float">
            <text:p>0.853333333333333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886666666666666" calcext:value-type="float">
            <text:p>0.886666666666666</text:p>
          </table:table-cell>
          <table:table-cell table:style-name="ce6" office:value-type="float" office:value="0.936666666666667" calcext:value-type="float">
            <text:p>0.936666666666667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943333333333333" calcext:value-type="float">
            <text:p>0.943333333333333</text:p>
          </table:table-cell>
          <table:table-cell table:style-name="ce6" office:value-type="float" office:value="0.871666666666667" calcext:value-type="float">
            <text:p>0.871666666666667</text:p>
          </table:table-cell>
          <table:table-cell table:style-name="ce6" office:value-type="float" office:value="0.833333333333333" calcext:value-type="float">
            <text:p>0.833333333333333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899999976158142" calcext:value-type="float">
            <text:p>0.899999976158142</text:p>
          </table:table-cell>
          <table:table-cell table:style-name="ce2" table:formula="of:=IF([.P6]; 1-[.P6]/MIN([.B6:.O6]); &quot;&quot;)" office:value-type="float" office:value="-0.079999971389771" calcext:value-type="float">
            <text:p>-0.079999971389771</text:p>
          </table:table-cell>
          <table:table-cell table:formula="of:=IF([.P6]; 1-[.P6]/MAX([.B6:.O6]); &quot;&quot;)" office:value-type="float" office:value="0.0769231013762645" calcext:value-type="float">
            <text:p>0.076923101376265</text:p>
          </table:table-cell>
          <table:table-cell table:formula="of:=IF([.P6]; 1-[.P6]/AVERAGE([.B6:.O6]); &quot;&quot;)" office:value-type="float" office:value="0.00263854884849657" calcext:value-type="float">
            <text:p>0.002638548848497</text:p>
          </table:table-cell>
          <table:table-cell table:style-name="ce4" table:formula="of:=IF([.P6]&gt;MAX([.B6:.O6]); 1; IF([.P6]&gt;AVERAGE([.B6:.O6]); 2; IF([.P6]&gt;MIN([.B6:.O6]); 3; IF([.P6]&gt;MAX([.B6:.O6])*0.75; 4; 5))))" office:value-type="float" office:value="3" calcext:value-type="float">
            <text:p>3</text:p>
          </table:table-cell>
          <table:table-cell/>
          <table:table-cell office:value-type="float" office:value="0.649999976158142" calcext:value-type="float">
            <text:p>0.649999976158142</text:p>
          </table:table-cell>
          <table:table-cell/>
          <table:table-cell table:formula="of:=ROUND([.B6];4)*100 &amp;&quot;\%&quot;" office:value-type="string" office:string-value="95.83\%" calcext:value-type="string">
            <text:p>95.83\%</text:p>
          </table:table-cell>
          <table:table-cell table:formula="of:=ROUND([.C6];4)*100 &amp;&quot;\%&quot;" office:value-type="string" office:string-value="96.33\%" calcext:value-type="string">
            <text:p>96.33\%</text:p>
          </table:table-cell>
          <table:table-cell table:formula="of:=ROUND([.D6];4)*100 &amp;&quot;\%&quot;" office:value-type="string" office:string-value="88.5\%" calcext:value-type="string">
            <text:p>88.5\%</text:p>
          </table:table-cell>
          <table:table-cell table:formula="of:=ROUND([.E6];4)*100 &amp;&quot;\%&quot;" office:value-type="string" office:string-value="89.33\%" calcext:value-type="string">
            <text:p>89.33\%</text:p>
          </table:table-cell>
          <table:table-cell table:formula="of:=ROUND([.F6];4)*100 &amp;&quot;\%&quot;" office:value-type="string" office:string-value="93.33\%" calcext:value-type="string">
            <text:p>93.33\%</text:p>
          </table:table-cell>
          <table:table-cell table:formula="of:=ROUND([.G6];4)*100 &amp;&quot;\%&quot;" office:value-type="string" office:string-value="85.33\%" calcext:value-type="string">
            <text:p>85.33\%</text:p>
          </table:table-cell>
          <table:table-cell table:formula="of:=ROUND([.H6];4)*100 &amp;&quot;\%&quot;" office:value-type="string" office:string-value="86\%" calcext:value-type="string">
            <text:p>86\%</text:p>
          </table:table-cell>
          <table:table-cell table:formula="of:=ROUND([.I6];4)*100 &amp;&quot;\%&quot;" office:value-type="string" office:string-value="88.67\%" calcext:value-type="string">
            <text:p>88.67\%</text:p>
          </table:table-cell>
          <table:table-cell table:formula="of:=ROUND([.J6];4)*100 &amp;&quot;\%&quot;" office:value-type="string" office:string-value="93.67\%" calcext:value-type="string">
            <text:p>93.67\%</text:p>
          </table:table-cell>
          <table:table-cell table:formula="of:=ROUND([.K6];4)*100 &amp;&quot;\%&quot;" office:value-type="string" office:string-value="97.5\%" calcext:value-type="string">
            <text:p>97.5\%</text:p>
          </table:table-cell>
          <table:table-cell table:formula="of:=ROUND([.L6];4)*100 &amp;&quot;\%&quot;" office:value-type="string" office:string-value="94.33\%" calcext:value-type="string">
            <text:p>94.33\%</text:p>
          </table:table-cell>
          <table:table-cell table:formula="of:=ROUND([.M6];4)*100 &amp;&quot;\%&quot;" office:value-type="string" office:string-value="87.17\%" calcext:value-type="string">
            <text:p>87.17\%</text:p>
          </table:table-cell>
          <table:table-cell table:formula="of:=ROUND([.N6];4)*100 &amp;&quot;\%&quot;" office:value-type="string" office:string-value="83.33\%" calcext:value-type="string">
            <text:p>83.33\%</text:p>
          </table:table-cell>
          <table:table-cell table:formula="of:=ROUND([.O6];4)*100 &amp;&quot;\%&quot;" office:value-type="string" office:string-value="84\%" calcext:value-type="string">
            <text:p>84\%</text:p>
          </table:table-cell>
          <table:table-cell table:formula="of:=ROUND(AVERAGE([.B6:.O6]);4)*100&amp;&quot;\%&quot;" office:value-type="string" office:string-value="90.24\%" calcext:value-type="string">
            <text:p>90.24\%</text:p>
          </table:table-cell>
          <table:table-cell table:formula="of:=ROUND([.P6];4)*100 &amp;&quot;\%&quot;" office:value-type="string" office:string-value="90\%" calcext:value-type="string">
            <text:p>90\%</text:p>
          </table:table-cell>
          <table:table-cell table:style-name="ce2" table:formula="of:=&quot;\hline &quot;&amp;[.X6]&amp;&quot; &amp; &quot;&amp;[.Y6]&amp;&quot; &amp; &quot;&amp;[.Z6]&amp;&quot; &amp; &quot;&amp;[.AA6]&amp;&quot; &amp; &quot;&amp;[.AB6]&amp;&quot; &amp; &quot;&amp;[.AC6]&amp;&quot; &amp; &quot;&amp;[.AD6]&amp;&quot; &amp; &quot;&amp;[.AE6]&amp;&quot; &amp; &quot;&amp;[.AF6]&amp;&quot; &amp; &quot;&amp;[.AG6]&amp;&quot; &amp; &quot;&amp;[.AH6]&amp;&quot; &amp; &quot;&amp;[.AI6]&amp;&quot; &amp; &quot;&amp;[.AJ6]&amp;&quot; &amp; &quot;&amp;[.AK6]&amp;&quot; &amp; &quot;&amp;[.AL6]&amp;&quot; &amp; &quot;&amp;[.AM6]&amp;&quot; \\&quot;" office:value-type="string" office:string-value="\hline 95.83\% &amp; 96.33\% &amp; 88.5\% &amp; 89.33\% &amp; 93.33\% &amp; 85.33\% &amp; 86\% &amp; 88.67\% &amp; 93.67\% &amp; 97.5\% &amp; 94.33\% &amp; 87.17\% &amp; 83.33\% &amp; 84\% &amp; 90.24\% &amp; 90\% \\" calcext:value-type="string">
            <text:p>\hline 95.83\% &amp; 96.33\% &amp; 88.5\% &amp; 89.33\% &amp; 93.33\% &amp; 85.33\% &amp; 86\% &amp; 88.67\% &amp; 93.67\% &amp; 97.5\% &amp; 94.33\% &amp; 87.17\% &amp; 83.33\% &amp; 84\% &amp; 90.24\% &amp; 90\% \\</text:p>
          </table:table-cell>
        </table:table-row>
        <table:table-row table:style-name="ro1">
          <table:table-cell office:value-type="string" calcext:value-type="string">
            <text:p>BirdChicken</text:p>
          </table:table-cell>
          <table:table-cell table:style-name="ce5" office:value-type="float" office:value="0.963333333333333" calcext:value-type="float">
            <text:p>0.963333333333333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881666666666666" calcext:value-type="float">
            <text:p>0.881666666666666</text:p>
          </table:table-cell>
          <table:table-cell table:style-name="ce6" office:value-type="float" office:value="0.951666666666667" calcext:value-type="float">
            <text:p>0.951666666666667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945" calcext:value-type="float">
            <text:p>0.945</text:p>
          </table:table-cell>
          <table:table-cell table:style-name="ce6" office:value-type="float" office:value="0.903333333333333" calcext:value-type="float">
            <text:p>0.903333333333333</text:p>
          </table:table-cell>
          <table:table-cell table:style-name="ce6" office:value-type="float" office:value="0.865" calcext:value-type="float">
            <text:p>0.865</text:p>
          </table:table-cell>
          <table:table-cell table:style-name="ce6" office:value-type="float" office:value="0.968333333333333" calcext:value-type="float">
            <text:p>0.968333333333333</text:p>
          </table:table-cell>
          <table:table-cell table:style-name="ce6" office:value-type="float" office:value="0.976666666666667" calcext:value-type="float">
            <text:p>0.976666666666667</text:p>
          </table:table-cell>
          <table:table-cell table:style-name="ce6" office:value-type="float" office:value="0.983333333333333" calcext:value-type="float">
            <text:p>0.983333333333333</text:p>
          </table:table-cell>
          <table:table-cell table:style-name="ce6" office:value-type="float" office:value="0.868333333333333" calcext:value-type="float">
            <text:p>0.868333333333333</text:p>
          </table:table-cell>
          <table:table-cell table:style-name="ce6" office:value-type="float" office:value="0.815" calcext:value-type="float">
            <text:p>0.815</text:p>
          </table:table-cell>
          <table:table-cell table:style-name="ce6" office:value-type="float" office:value="0.893333333333333" calcext:value-type="float">
            <text:p>0.893333333333333</text:p>
          </table:table-cell>
          <table:table-cell table:style-name="ce6" office:value-type="float" office:value="0.899999976158142" calcext:value-type="float">
            <text:p>0.899999976158142</text:p>
          </table:table-cell>
          <table:table-cell table:style-name="ce2" table:formula="of:=IF([.P7]; 1-[.P7]/MIN([.B7:.O7]); &quot;&quot;)" office:value-type="float" office:value="-0.104294449273794" calcext:value-type="float">
            <text:p>-0.104294449273794</text:p>
          </table:table-cell>
          <table:table-cell table:formula="of:=IF([.P7]; 1-[.P7]/MAX([.B7:.O7]); &quot;&quot;)" office:value-type="float" office:value="0.0847457869578213" calcext:value-type="float">
            <text:p>0.084745786957821</text:p>
          </table:table-cell>
          <table:table-cell table:formula="of:=IF([.P7]; 1-[.P7]/AVERAGE([.B7:.O7]); &quot;&quot;)" office:value-type="float" office:value="0.0175438856753223" calcext:value-type="float">
            <text:p>0.017543885675322</text:p>
          </table:table-cell>
          <table:table-cell table:style-name="ce4" table:formula="of:=IF([.P7]&gt;MAX([.B7:.O7]); 1; IF([.P7]&gt;AVERAGE([.B7:.O7]); 2; IF([.P7]&gt;MIN([.B7:.O7]); 3; IF([.P7]&gt;MAX([.B7:.O7])*0.75; 4; 5))))" office:value-type="float" office:value="3" calcext:value-type="float">
            <text:p>3</text:p>
          </table:table-cell>
          <table:table-cell/>
          <table:table-cell office:value-type="float" office:value="0.600000023841858" calcext:value-type="float">
            <text:p>0.600000023841858</text:p>
          </table:table-cell>
          <table:table-cell/>
          <table:table-cell table:formula="of:=ROUND([.B7];4)*100 &amp;&quot;\%&quot;" office:value-type="string" office:string-value="96.33\%" calcext:value-type="string">
            <text:p>96.33\%</text:p>
          </table:table-cell>
          <table:table-cell table:formula="of:=ROUND([.C7];4)*100 &amp;&quot;\%&quot;" office:value-type="string" office:string-value="94\%" calcext:value-type="string">
            <text:p>94\%</text:p>
          </table:table-cell>
          <table:table-cell table:formula="of:=ROUND([.D7];4)*100 &amp;&quot;\%&quot;" office:value-type="string" office:string-value="88.17\%" calcext:value-type="string">
            <text:p>88.17\%</text:p>
          </table:table-cell>
          <table:table-cell table:formula="of:=ROUND([.E7];4)*100 &amp;&quot;\%&quot;" office:value-type="string" office:string-value="95.17\%" calcext:value-type="string">
            <text:p>95.17\%</text:p>
          </table:table-cell>
          <table:table-cell table:formula="of:=ROUND([.F7];4)*100 &amp;&quot;\%&quot;" office:value-type="string" office:string-value="87\%" calcext:value-type="string">
            <text:p>87\%</text:p>
          </table:table-cell>
          <table:table-cell table:formula="of:=ROUND([.G7];4)*100 &amp;&quot;\%&quot;" office:value-type="string" office:string-value="94.5\%" calcext:value-type="string">
            <text:p>94.5\%</text:p>
          </table:table-cell>
          <table:table-cell table:formula="of:=ROUND([.H7];4)*100 &amp;&quot;\%&quot;" office:value-type="string" office:string-value="90.33\%" calcext:value-type="string">
            <text:p>90.33\%</text:p>
          </table:table-cell>
          <table:table-cell table:formula="of:=ROUND([.I7];4)*100 &amp;&quot;\%&quot;" office:value-type="string" office:string-value="86.5\%" calcext:value-type="string">
            <text:p>86.5\%</text:p>
          </table:table-cell>
          <table:table-cell table:formula="of:=ROUND([.J7];4)*100 &amp;&quot;\%&quot;" office:value-type="string" office:string-value="96.83\%" calcext:value-type="string">
            <text:p>96.83\%</text:p>
          </table:table-cell>
          <table:table-cell table:formula="of:=ROUND([.K7];4)*100 &amp;&quot;\%&quot;" office:value-type="string" office:string-value="97.67\%" calcext:value-type="string">
            <text:p>97.67\%</text:p>
          </table:table-cell>
          <table:table-cell table:formula="of:=ROUND([.L7];4)*100 &amp;&quot;\%&quot;" office:value-type="string" office:string-value="98.33\%" calcext:value-type="string">
            <text:p>98.33\%</text:p>
          </table:table-cell>
          <table:table-cell table:formula="of:=ROUND([.M7];4)*100 &amp;&quot;\%&quot;" office:value-type="string" office:string-value="86.83\%" calcext:value-type="string">
            <text:p>86.83\%</text:p>
          </table:table-cell>
          <table:table-cell table:formula="of:=ROUND([.N7];4)*100 &amp;&quot;\%&quot;" office:value-type="string" office:string-value="81.5\%" calcext:value-type="string">
            <text:p>81.5\%</text:p>
          </table:table-cell>
          <table:table-cell table:formula="of:=ROUND([.O7];4)*100 &amp;&quot;\%&quot;" office:value-type="string" office:string-value="89.33\%" calcext:value-type="string">
            <text:p>89.33\%</text:p>
          </table:table-cell>
          <table:table-cell table:formula="of:=ROUND(AVERAGE([.B7:.O7]);4)*100&amp;&quot;\%&quot;" office:value-type="string" office:string-value="91.61\%" calcext:value-type="string">
            <text:p>91.61\%</text:p>
          </table:table-cell>
          <table:table-cell table:formula="of:=ROUND([.P7];4)*100 &amp;&quot;\%&quot;" office:value-type="string" office:string-value="90\%" calcext:value-type="string">
            <text:p>90\%</text:p>
          </table:table-cell>
          <table:table-cell table:style-name="ce2" table:formula="of:=&quot;\hline &quot;&amp;[.X7]&amp;&quot; &amp; &quot;&amp;[.Y7]&amp;&quot; &amp; &quot;&amp;[.Z7]&amp;&quot; &amp; &quot;&amp;[.AA7]&amp;&quot; &amp; &quot;&amp;[.AB7]&amp;&quot; &amp; &quot;&amp;[.AC7]&amp;&quot; &amp; &quot;&amp;[.AD7]&amp;&quot; &amp; &quot;&amp;[.AE7]&amp;&quot; &amp; &quot;&amp;[.AF7]&amp;&quot; &amp; &quot;&amp;[.AG7]&amp;&quot; &amp; &quot;&amp;[.AH7]&amp;&quot; &amp; &quot;&amp;[.AI7]&amp;&quot; &amp; &quot;&amp;[.AJ7]&amp;&quot; &amp; &quot;&amp;[.AK7]&amp;&quot; &amp; &quot;&amp;[.AL7]&amp;&quot; &amp; &quot;&amp;[.AM7]&amp;&quot; \\&quot;" office:value-type="string" office:string-value="\hline 96.33\% &amp; 94\% &amp; 88.17\% &amp; 95.17\% &amp; 87\% &amp; 94.5\% &amp; 90.33\% &amp; 86.5\% &amp; 96.83\% &amp; 97.67\% &amp; 98.33\% &amp; 86.83\% &amp; 81.5\% &amp; 89.33\% &amp; 91.61\% &amp; 90\% \\" calcext:value-type="string">
            <text:p>\hline 96.33\% &amp; 94\% &amp; 88.17\% &amp; 95.17\% &amp; 87\% &amp; 94.5\% &amp; 90.33\% &amp; 86.5\% &amp; 96.83\% &amp; 97.67\% &amp; 98.33\% &amp; 86.83\% &amp; 81.5\% &amp; 89.33\% &amp; 91.61\% &amp; 90\% \\</text:p>
          </table:table-cell>
        </table:table-row>
        <table:table-row table:style-name="ro1">
          <table:table-cell office:value-type="string" calcext:value-type="string">
            <text:p>BME</text:p>
          </table:table-cell>
          <table:table-cell table:style-name="ce5" office:value-type="float" office:value="0.996444444444444" calcext:value-type="float">
            <text:p>0.996444444444444</text:p>
          </table:table-cell>
          <table:table-cell table:style-name="ce6" office:value-type="float" office:value="0.982222222222222" calcext:value-type="float">
            <text:p>0.982222222222222</text:p>
          </table:table-cell>
          <table:table-cell table:style-name="ce6" office:value-type="float" office:value="0.997333333333333" calcext:value-type="float">
            <text:p>0.997333333333333</text:p>
          </table:table-cell>
          <table:table-cell table:style-name="ce6" office:value-type="float" office:value="0.996444444444444" calcext:value-type="float">
            <text:p>0.996444444444444</text:p>
          </table:table-cell>
          <table:table-cell table:style-name="ce6" office:value-type="float" office:value="0.929777777777778" calcext:value-type="float">
            <text:p>0.929777777777778</text:p>
          </table:table-cell>
          <table:table-cell table:number-columns-repeated="2" table:style-name="ce6" office:value-type="float" office:value="0.999111111111111" calcext:value-type="float">
            <text:p>0.999111111111111</text:p>
          </table:table-cell>
          <table:table-cell table:style-name="ce6" office:value-type="float" office:value="0.947777777777778" calcext:value-type="float">
            <text:p>0.947777777777778</text:p>
          </table:table-cell>
          <table:table-cell table:style-name="ce6" office:value-type="float" office:value="0.865111111111111" calcext:value-type="float">
            <text:p>0.865111111111111</text:p>
          </table:table-cell>
          <table:table-cell table:style-name="ce6" office:value-type="float" office:value="0.784666666666667" calcext:value-type="float">
            <text:p>0.784666666666667</text:p>
          </table:table-cell>
          <table:table-cell table:style-name="ce6" office:value-type="float" office:value="0.865777777777778" calcext:value-type="float">
            <text:p>0.865777777777778</text:p>
          </table:table-cell>
          <table:table-cell table:style-name="ce6" office:value-type="float" office:value="0.786" calcext:value-type="float">
            <text:p>0.786</text:p>
          </table:table-cell>
          <table:table-cell table:style-name="ce6" office:value-type="float" office:value="0.962444444444445" calcext:value-type="float">
            <text:p>0.962444444444445</text:p>
          </table:table-cell>
          <table:table-cell table:style-name="ce6" office:value-type="float" office:value="0.904888888888889" calcext:value-type="float">
            <text:p>0.904888888888889</text:p>
          </table:table-cell>
          <table:table-cell table:style-name="ce6" office:value-type="float" office:value="0.95333331823349" calcext:value-type="float">
            <text:p>0.95333331823349</text:p>
          </table:table-cell>
          <table:table-cell table:style-name="ce2" table:formula="of:=IF([.P8]; 1-[.P8]/MIN([.B8:.O8]); &quot;&quot;)" office:value-type="float" office:value="-0.214953251784396" calcext:value-type="float">
            <text:p>-0.214953251784396</text:p>
          </table:table-cell>
          <table:table-cell table:formula="of:=IF([.P8]; 1-[.P8]/MAX([.B8:.O8]); &quot;&quot;)" office:value-type="float" office:value="0.0458185204513556" calcext:value-type="float">
            <text:p>0.045818520451356</text:p>
          </table:table-cell>
          <table:table-cell table:formula="of:=IF([.P8]; 1-[.P8]/AVERAGE([.B8:.O8]); &quot;&quot;)" office:value-type="float" office:value="-0.0253170877427977" calcext:value-type="float">
            <text:p>-0.025317087742798</text:p>
          </table:table-cell>
          <table:table-cell table:style-name="ce4" table:formula="of:=IF([.P8]&gt;MAX([.B8:.O8]); 1; IF([.P8]&gt;AVERAGE([.B8:.O8]); 2; IF([.P8]&gt;MIN([.B8:.O8]); 3; IF([.P8]&gt;MAX([.B8:.O8])*0.75; 4; 5))))" office:value-type="float" office:value="2" calcext:value-type="float">
            <text:p>2</text:p>
          </table:table-cell>
          <table:table-cell/>
          <table:table-cell office:value-type="float" office:value="0.939999997615814" calcext:value-type="float">
            <text:p>0.939999997615814</text:p>
          </table:table-cell>
          <table:table-cell/>
          <table:table-cell table:formula="of:=ROUND([.B8];4)*100 &amp;&quot;\%&quot;" office:value-type="string" office:string-value="99.64\%" calcext:value-type="string">
            <text:p>99.64\%</text:p>
          </table:table-cell>
          <table:table-cell table:formula="of:=ROUND([.C8];4)*100 &amp;&quot;\%&quot;" office:value-type="string" office:string-value="98.22\%" calcext:value-type="string">
            <text:p>98.22\%</text:p>
          </table:table-cell>
          <table:table-cell table:formula="of:=ROUND([.D8];4)*100 &amp;&quot;\%&quot;" office:value-type="string" office:string-value="99.73\%" calcext:value-type="string">
            <text:p>99.73\%</text:p>
          </table:table-cell>
          <table:table-cell table:formula="of:=ROUND([.E8];4)*100 &amp;&quot;\%&quot;" office:value-type="string" office:string-value="99.64\%" calcext:value-type="string">
            <text:p>99.64\%</text:p>
          </table:table-cell>
          <table:table-cell table:formula="of:=ROUND([.F8];4)*100 &amp;&quot;\%&quot;" office:value-type="string" office:string-value="92.98\%" calcext:value-type="string">
            <text:p>92.98\%</text:p>
          </table:table-cell>
          <table:table-cell table:formula="of:=ROUND([.G8];4)*100 &amp;&quot;\%&quot;" office:value-type="string" office:string-value="99.91\%" calcext:value-type="string">
            <text:p>99.91\%</text:p>
          </table:table-cell>
          <table:table-cell table:formula="of:=ROUND([.H8];4)*100 &amp;&quot;\%&quot;" office:value-type="string" office:string-value="99.91\%" calcext:value-type="string">
            <text:p>99.91\%</text:p>
          </table:table-cell>
          <table:table-cell table:formula="of:=ROUND([.I8];4)*100 &amp;&quot;\%&quot;" office:value-type="string" office:string-value="94.78\%" calcext:value-type="string">
            <text:p>94.78\%</text:p>
          </table:table-cell>
          <table:table-cell table:formula="of:=ROUND([.J8];4)*100 &amp;&quot;\%&quot;" office:value-type="string" office:string-value="86.51\%" calcext:value-type="string">
            <text:p>86.51\%</text:p>
          </table:table-cell>
          <table:table-cell table:formula="of:=ROUND([.K8];4)*100 &amp;&quot;\%&quot;" office:value-type="string" office:string-value="78.47\%" calcext:value-type="string">
            <text:p>78.47\%</text:p>
          </table:table-cell>
          <table:table-cell table:formula="of:=ROUND([.L8];4)*100 &amp;&quot;\%&quot;" office:value-type="string" office:string-value="86.58\%" calcext:value-type="string">
            <text:p>86.58\%</text:p>
          </table:table-cell>
          <table:table-cell table:formula="of:=ROUND([.M8];4)*100 &amp;&quot;\%&quot;" office:value-type="string" office:string-value="78.6\%" calcext:value-type="string">
            <text:p>78.6\%</text:p>
          </table:table-cell>
          <table:table-cell table:formula="of:=ROUND([.N8];4)*100 &amp;&quot;\%&quot;" office:value-type="string" office:string-value="96.24\%" calcext:value-type="string">
            <text:p>96.24\%</text:p>
          </table:table-cell>
          <table:table-cell table:formula="of:=ROUND([.O8];4)*100 &amp;&quot;\%&quot;" office:value-type="string" office:string-value="90.49\%" calcext:value-type="string">
            <text:p>90.49\%</text:p>
          </table:table-cell>
          <table:table-cell table:formula="of:=ROUND(AVERAGE([.B8:.O8]);4)*100&amp;&quot;\%&quot;" office:value-type="string" office:string-value="92.98\%" calcext:value-type="string">
            <text:p>92.98\%</text:p>
          </table:table-cell>
          <table:table-cell table:formula="of:=ROUND([.P8];4)*100 &amp;&quot;\%&quot;" office:value-type="string" office:string-value="95.33\%" calcext:value-type="string">
            <text:p>95.33\%</text:p>
          </table:table-cell>
          <table:table-cell table:style-name="ce2" table:formula="of:=&quot;\hline &quot;&amp;[.X8]&amp;&quot; &amp; &quot;&amp;[.Y8]&amp;&quot; &amp; &quot;&amp;[.Z8]&amp;&quot; &amp; &quot;&amp;[.AA8]&amp;&quot; &amp; &quot;&amp;[.AB8]&amp;&quot; &amp; &quot;&amp;[.AC8]&amp;&quot; &amp; &quot;&amp;[.AD8]&amp;&quot; &amp; &quot;&amp;[.AE8]&amp;&quot; &amp; &quot;&amp;[.AF8]&amp;&quot; &amp; &quot;&amp;[.AG8]&amp;&quot; &amp; &quot;&amp;[.AH8]&amp;&quot; &amp; &quot;&amp;[.AI8]&amp;&quot; &amp; &quot;&amp;[.AJ8]&amp;&quot; &amp; &quot;&amp;[.AK8]&amp;&quot; &amp; &quot;&amp;[.AL8]&amp;&quot; &amp; &quot;&amp;[.AM8]&amp;&quot; \\&quot;" office:value-type="string" office:string-value="\hline 99.64\% &amp; 98.22\% &amp; 99.73\% &amp; 99.64\% &amp; 92.98\% &amp; 99.91\% &amp; 99.91\% &amp; 94.78\% &amp; 86.51\% &amp; 78.47\% &amp; 86.58\% &amp; 78.6\% &amp; 96.24\% &amp; 90.49\% &amp; 92.98\% &amp; 95.33\% \\" calcext:value-type="string">
            <text:p>\hline 99.64\% &amp; 98.22\% &amp; 99.73\% &amp; 99.64\% &amp; 92.98\% &amp; 99.91\% &amp; 99.91\% &amp; 94.78\% &amp; 86.51\% &amp; 78.47\% &amp; 86.58\% &amp; 78.6\% &amp; 96.24\% &amp; 90.49\% &amp; 92.98\% &amp; 95.33\% \\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style-name="ce5" office:value-type="float" office:value="0.878888888888889" calcext:value-type="float">
            <text:p>0.878888888888889</text:p>
          </table:table-cell>
          <table:table-cell table:style-name="ce6" office:value-type="float" office:value="0.868888888888889" calcext:value-type="float">
            <text:p>0.868888888888889</text:p>
          </table:table-cell>
          <table:table-cell table:style-name="ce6" office:value-type="float" office:value="0.911666666666667" calcext:value-type="float">
            <text:p>0.911666666666667</text:p>
          </table:table-cell>
          <table:table-cell table:style-name="ce6" office:value-type="float" office:value="0.901111111111111" calcext:value-type="float">
            <text:p>0.901111111111111</text:p>
          </table:table-cell>
          <table:table-cell table:style-name="ce6" office:value-type="float" office:value="0.858333333333333" calcext:value-type="float">
            <text:p>0.858333333333333</text:p>
          </table:table-cell>
          <table:table-cell table:style-name="ce6" office:value-type="float" office:value="0.908333333333334" calcext:value-type="float">
            <text:p>0.908333333333334</text:p>
          </table:table-cell>
          <table:table-cell table:style-name="ce6" office:value-type="float" office:value="0.805555555555556" calcext:value-type="float">
            <text:p>0.805555555555556</text:p>
          </table:table-cell>
          <table:table-cell table:style-name="ce6" office:value-type="float" office:value="0.834444444444445" calcext:value-type="float">
            <text:p>0.834444444444445</text:p>
          </table:table-cell>
          <table:table-cell table:style-name="ce6" office:value-type="float" office:value="0.859444444444444" calcext:value-type="float">
            <text:p>0.859444444444444</text:p>
          </table:table-cell>
          <table:table-cell table:style-name="ce6" office:value-type="float" office:value="0.843333333333333" calcext:value-type="float">
            <text:p>0.843333333333333</text:p>
          </table:table-cell>
          <table:table-cell table:style-name="ce6" office:value-type="float" office:value="0.848333333333333" calcext:value-type="float">
            <text:p>0.848333333333333</text:p>
          </table:table-cell>
          <table:table-cell table:style-name="ce6" office:value-type="float" office:value="0.753333333333334" calcext:value-type="float">
            <text:p>0.753333333333334</text:p>
          </table:table-cell>
          <table:table-cell table:style-name="ce6" office:value-type="float" office:value="0.766111111111111" calcext:value-type="float">
            <text:p>0.766111111111111</text:p>
          </table:table-cell>
          <table:table-cell table:style-name="ce6" office:value-type="float" office:value="0.746111111111111" calcext:value-type="float">
            <text:p>0.746111111111111</text:p>
          </table:table-cell>
          <table:table-cell table:style-name="ce6" office:value-type="float" office:value="0.716666638851166" calcext:value-type="float">
            <text:p>0.716666638851166</text:p>
          </table:table-cell>
          <table:table-cell table:style-name="ce2" table:formula="of:=IF([.P9]; 1-[.P9]/MIN([.B9:.O9]); &quot;&quot;)" office:value-type="float" office:value="0.039463924101192" calcext:value-type="float">
            <text:p>0.039463924101192</text:p>
          </table:table-cell>
          <table:table-cell table:formula="of:=IF([.P9]; 1-[.P9]/MAX([.B9:.O9]); &quot;&quot;)" office:value-type="float" office:value="0.21389399760384" calcext:value-type="float">
            <text:p>0.21389399760384</text:p>
          </table:table-cell>
          <table:table-cell table:formula="of:=IF([.P9]; 1-[.P9]/AVERAGE([.B9:.O9]); &quot;&quot;)" office:value-type="float" office:value="0.1485550280963" calcext:value-type="float">
            <text:p>0.1485550280963</text:p>
          </table:table-cell>
          <table:table-cell table:style-name="ce4" table:formula="of:=IF([.P9]&gt;MAX([.B9:.O9]); 1; IF([.P9]&gt;AVERAGE([.B9:.O9]); 2; IF([.P9]&gt;MIN([.B9:.O9]); 3; IF([.P9]&gt;MAX([.B9:.O9])*0.75; 4; 5))))" office:value-type="float" office:value="4" calcext:value-type="float">
            <text:p>4</text:p>
          </table:table-cell>
          <table:table-cell/>
          <table:table-cell office:value-type="float" office:value="0.566666662693024" calcext:value-type="float">
            <text:p>0.566666662693024</text:p>
          </table:table-cell>
          <table:table-cell/>
          <table:table-cell table:formula="of:=ROUND([.B9];4)*100 &amp;&quot;\%&quot;" office:value-type="string" office:string-value="87.89\%" calcext:value-type="string">
            <text:p>87.89\%</text:p>
          </table:table-cell>
          <table:table-cell table:formula="of:=ROUND([.C9];4)*100 &amp;&quot;\%&quot;" office:value-type="string" office:string-value="86.89\%" calcext:value-type="string">
            <text:p>86.89\%</text:p>
          </table:table-cell>
          <table:table-cell table:formula="of:=ROUND([.D9];4)*100 &amp;&quot;\%&quot;" office:value-type="string" office:string-value="91.17\%" calcext:value-type="string">
            <text:p>91.17\%</text:p>
          </table:table-cell>
          <table:table-cell table:formula="of:=ROUND([.E9];4)*100 &amp;&quot;\%&quot;" office:value-type="string" office:string-value="90.11\%" calcext:value-type="string">
            <text:p>90.11\%</text:p>
          </table:table-cell>
          <table:table-cell table:formula="of:=ROUND([.F9];4)*100 &amp;&quot;\%&quot;" office:value-type="string" office:string-value="85.83\%" calcext:value-type="string">
            <text:p>85.83\%</text:p>
          </table:table-cell>
          <table:table-cell table:formula="of:=ROUND([.G9];4)*100 &amp;&quot;\%&quot;" office:value-type="string" office:string-value="90.83\%" calcext:value-type="string">
            <text:p>90.83\%</text:p>
          </table:table-cell>
          <table:table-cell table:formula="of:=ROUND([.H9];4)*100 &amp;&quot;\%&quot;" office:value-type="string" office:string-value="80.56\%" calcext:value-type="string">
            <text:p>80.56\%</text:p>
          </table:table-cell>
          <table:table-cell table:formula="of:=ROUND([.I9];4)*100 &amp;&quot;\%&quot;" office:value-type="string" office:string-value="83.44\%" calcext:value-type="string">
            <text:p>83.44\%</text:p>
          </table:table-cell>
          <table:table-cell table:formula="of:=ROUND([.J9];4)*100 &amp;&quot;\%&quot;" office:value-type="string" office:string-value="85.94\%" calcext:value-type="string">
            <text:p>85.94\%</text:p>
          </table:table-cell>
          <table:table-cell table:formula="of:=ROUND([.K9];4)*100 &amp;&quot;\%&quot;" office:value-type="string" office:string-value="84.33\%" calcext:value-type="string">
            <text:p>84.33\%</text:p>
          </table:table-cell>
          <table:table-cell table:formula="of:=ROUND([.L9];4)*100 &amp;&quot;\%&quot;" office:value-type="string" office:string-value="84.83\%" calcext:value-type="string">
            <text:p>84.83\%</text:p>
          </table:table-cell>
          <table:table-cell table:formula="of:=ROUND([.M9];4)*100 &amp;&quot;\%&quot;" office:value-type="string" office:string-value="75.33\%" calcext:value-type="string">
            <text:p>75.33\%</text:p>
          </table:table-cell>
          <table:table-cell table:formula="of:=ROUND([.N9];4)*100 &amp;&quot;\%&quot;" office:value-type="string" office:string-value="76.61\%" calcext:value-type="string">
            <text:p>76.61\%</text:p>
          </table:table-cell>
          <table:table-cell table:formula="of:=ROUND([.O9];4)*100 &amp;&quot;\%&quot;" office:value-type="string" office:string-value="74.61\%" calcext:value-type="string">
            <text:p>74.61\%</text:p>
          </table:table-cell>
          <table:table-cell table:formula="of:=ROUND(AVERAGE([.B9:.O9]);4)*100&amp;&quot;\%&quot;" office:value-type="string" office:string-value="84.17\%" calcext:value-type="string">
            <text:p>84.17\%</text:p>
          </table:table-cell>
          <table:table-cell table:formula="of:=ROUND([.P9];4)*100 &amp;&quot;\%&quot;" office:value-type="string" office:string-value="71.67\%" calcext:value-type="string">
            <text:p>71.67\%</text:p>
          </table:table-cell>
          <table:table-cell table:style-name="ce2" table:formula="of:=&quot;\hline &quot;&amp;[.X9]&amp;&quot; &amp; &quot;&amp;[.Y9]&amp;&quot; &amp; &quot;&amp;[.Z9]&amp;&quot; &amp; &quot;&amp;[.AA9]&amp;&quot; &amp; &quot;&amp;[.AB9]&amp;&quot; &amp; &quot;&amp;[.AC9]&amp;&quot; &amp; &quot;&amp;[.AD9]&amp;&quot; &amp; &quot;&amp;[.AE9]&amp;&quot; &amp; &quot;&amp;[.AF9]&amp;&quot; &amp; &quot;&amp;[.AG9]&amp;&quot; &amp; &quot;&amp;[.AH9]&amp;&quot; &amp; &quot;&amp;[.AI9]&amp;&quot; &amp; &quot;&amp;[.AJ9]&amp;&quot; &amp; &quot;&amp;[.AK9]&amp;&quot; &amp; &quot;&amp;[.AL9]&amp;&quot; &amp; &quot;&amp;[.AM9]&amp;&quot; \\&quot;" office:value-type="string" office:string-value="\hline 87.89\% &amp; 86.89\% &amp; 91.17\% &amp; 90.11\% &amp; 85.83\% &amp; 90.83\% &amp; 80.56\% &amp; 83.44\% &amp; 85.94\% &amp; 84.33\% &amp; 84.83\% &amp; 75.33\% &amp; 76.61\% &amp; 74.61\% &amp; 84.17\% &amp; 71.67\% \\" calcext:value-type="string">
            <text:p>\hline 87.89\% &amp; 86.89\% &amp; 91.17\% &amp; 90.11\% &amp; 85.83\% &amp; 90.83\% &amp; 80.56\% &amp; 83.44\% &amp; 85.94\% &amp; 84.33\% &amp; 84.83\% &amp; 75.33\% &amp; 76.61\% &amp; 74.61\% &amp; 84.17\% &amp; 71.67\% \\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table:style-name="ce5" office:value-type="float" office:value="0.998444444444444" calcext:value-type="float">
            <text:p>0.998444444444444</text:p>
          </table:table-cell>
          <table:table-cell table:style-name="ce6" office:value-type="float" office:value="0.998259259259259" calcext:value-type="float">
            <text:p>0.998259259259259</text:p>
          </table:table-cell>
          <table:table-cell table:style-name="ce6" office:value-type="float" office:value="0.995925925925926" calcext:value-type="float">
            <text:p>0.995925925925926</text:p>
          </table:table-cell>
          <table:table-cell table:style-name="ce6" office:value-type="float" office:value="0.996111111111111" calcext:value-type="float">
            <text:p>0.996111111111111</text:p>
          </table:table-cell>
          <table:table-cell table:style-name="ce6" office:value-type="float" office:value="0.985296296296296" calcext:value-type="float">
            <text:p>0.985296296296296</text:p>
          </table:table-cell>
          <table:table-cell table:style-name="ce6" office:value-type="float" office:value="0.988222222222222" calcext:value-type="float">
            <text:p>0.988222222222222</text:p>
          </table:table-cell>
          <table:table-cell table:style-name="ce6" office:value-type="float" office:value="0.993629629629629" calcext:value-type="float">
            <text:p>0.993629629629629</text:p>
          </table:table-cell>
          <table:table-cell table:style-name="ce6" office:value-type="float" office:value="0.979777777777777" calcext:value-type="float">
            <text:p>0.979777777777777</text:p>
          </table:table-cell>
          <table:table-cell table:style-name="ce6" office:value-type="float" office:value="0.999074074074074" calcext:value-type="float">
            <text:p>0.999074074074074</text:p>
          </table:table-cell>
          <table:table-cell table:style-name="ce6" office:value-type="float" office:value="0.99837037037037" calcext:value-type="float">
            <text:p>0.99837037037037</text:p>
          </table:table-cell>
          <table:table-cell table:style-name="ce6" office:value-type="float" office:value="0.998925925925926" calcext:value-type="float">
            <text:p>0.998925925925926</text:p>
          </table:table-cell>
          <table:table-cell table:style-name="ce6" office:value-type="float" office:value="0.949037037037037" calcext:value-type="float">
            <text:p>0.949037037037037</text:p>
          </table:table-cell>
          <table:table-cell table:style-name="ce6" office:value-type="float" office:value="0.971851851851852" calcext:value-type="float">
            <text:p>0.971851851851852</text:p>
          </table:table-cell>
          <table:table-cell table:style-name="ce6" office:value-type="float" office:value="0.953666666666667" calcext:value-type="float">
            <text:p>0.953666666666667</text:p>
          </table:table-cell>
          <table:table-cell table:style-name="ce6" office:value-type="float" office:value="0.874444425106049" calcext:value-type="float">
            <text:p>0.874444425106049</text:p>
          </table:table-cell>
          <table:table-cell table:style-name="ce2" table:formula="of:=IF([.P10]; 1-[.P10]/MIN([.B10:.O10]); &quot;&quot;)" office:value-type="float" office:value="0.0785982095744879" calcext:value-type="float">
            <text:p>0.078598209574488</text:p>
          </table:table-cell>
          <table:table-cell table:formula="of:=IF([.P10]; 1-[.P10]/MAX([.B10:.O10]); &quot;&quot;)" office:value-type="float" office:value="0.124745153740007" calcext:value-type="float">
            <text:p>0.124745153740007</text:p>
          </table:table-cell>
          <table:table-cell table:formula="of:=IF([.P10]; 1-[.P10]/AVERAGE([.B10:.O10]); &quot;&quot;)" office:value-type="float" office:value="0.113306062347868" calcext:value-type="float">
            <text:p>0.113306062347868</text:p>
          </table:table-cell>
          <table:table-cell table:style-name="ce4" table:formula="of:=IF([.P10]&gt;MAX([.B10:.O10]); 1; IF([.P10]&gt;AVERAGE([.B10:.O10]); 2; IF([.P10]&gt;MIN([.B10:.O10]); 3; IF([.P10]&gt;MAX([.B10:.O10])*0.75; 4; 5))))" office:value-type="float" office:value="4" calcext:value-type="float">
            <text:p>4</text:p>
          </table:table-cell>
          <table:table-cell/>
          <table:table-cell office:value-type="float" office:value="0.857777774333954" calcext:value-type="float">
            <text:p>0.857777774333954</text:p>
          </table:table-cell>
          <table:table-cell/>
          <table:table-cell table:formula="of:=ROUND([.B10];4)*100 &amp;&quot;\%&quot;" office:value-type="string" office:string-value="99.84\%" calcext:value-type="string">
            <text:p>99.84\%</text:p>
          </table:table-cell>
          <table:table-cell table:formula="of:=ROUND([.C10];4)*100 &amp;&quot;\%&quot;" office:value-type="string" office:string-value="99.83\%" calcext:value-type="string">
            <text:p>99.83\%</text:p>
          </table:table-cell>
          <table:table-cell table:formula="of:=ROUND([.D10];4)*100 &amp;&quot;\%&quot;" office:value-type="string" office:string-value="99.59\%" calcext:value-type="string">
            <text:p>99.59\%</text:p>
          </table:table-cell>
          <table:table-cell table:formula="of:=ROUND([.E10];4)*100 &amp;&quot;\%&quot;" office:value-type="string" office:string-value="99.61\%" calcext:value-type="string">
            <text:p>99.61\%</text:p>
          </table:table-cell>
          <table:table-cell table:formula="of:=ROUND([.F10];4)*100 &amp;&quot;\%&quot;" office:value-type="string" office:string-value="98.53\%" calcext:value-type="string">
            <text:p>98.53\%</text:p>
          </table:table-cell>
          <table:table-cell table:formula="of:=ROUND([.G10];4)*100 &amp;&quot;\%&quot;" office:value-type="string" office:string-value="98.82\%" calcext:value-type="string">
            <text:p>98.82\%</text:p>
          </table:table-cell>
          <table:table-cell table:formula="of:=ROUND([.H10];4)*100 &amp;&quot;\%&quot;" office:value-type="string" office:string-value="99.36\%" calcext:value-type="string">
            <text:p>99.36\%</text:p>
          </table:table-cell>
          <table:table-cell table:formula="of:=ROUND([.I10];4)*100 &amp;&quot;\%&quot;" office:value-type="string" office:string-value="97.98\%" calcext:value-type="string">
            <text:p>97.98\%</text:p>
          </table:table-cell>
          <table:table-cell table:formula="of:=ROUND([.J10];4)*100 &amp;&quot;\%&quot;" office:value-type="string" office:string-value="99.91\%" calcext:value-type="string">
            <text:p>99.91\%</text:p>
          </table:table-cell>
          <table:table-cell table:formula="of:=ROUND([.K10];4)*100 &amp;&quot;\%&quot;" office:value-type="string" office:string-value="99.84\%" calcext:value-type="string">
            <text:p>99.84\%</text:p>
          </table:table-cell>
          <table:table-cell table:formula="of:=ROUND([.L10];4)*100 &amp;&quot;\%&quot;" office:value-type="string" office:string-value="99.89\%" calcext:value-type="string">
            <text:p>99.89\%</text:p>
          </table:table-cell>
          <table:table-cell table:formula="of:=ROUND([.M10];4)*100 &amp;&quot;\%&quot;" office:value-type="string" office:string-value="94.9\%" calcext:value-type="string">
            <text:p>94.9\%</text:p>
          </table:table-cell>
          <table:table-cell table:formula="of:=ROUND([.N10];4)*100 &amp;&quot;\%&quot;" office:value-type="string" office:string-value="97.19\%" calcext:value-type="string">
            <text:p>97.19\%</text:p>
          </table:table-cell>
          <table:table-cell table:formula="of:=ROUND([.O10];4)*100 &amp;&quot;\%&quot;" office:value-type="string" office:string-value="95.37\%" calcext:value-type="string">
            <text:p>95.37\%</text:p>
          </table:table-cell>
          <table:table-cell table:formula="of:=ROUND(AVERAGE([.B10:.O10]);4)*100&amp;&quot;\%&quot;" office:value-type="string" office:string-value="98.62\%" calcext:value-type="string">
            <text:p>98.62\%</text:p>
          </table:table-cell>
          <table:table-cell table:formula="of:=ROUND([.P10];4)*100 &amp;&quot;\%&quot;" office:value-type="string" office:string-value="87.44\%" calcext:value-type="string">
            <text:p>87.44\%</text:p>
          </table:table-cell>
          <table:table-cell table:style-name="ce2" table:formula="of:=&quot;\hline &quot;&amp;[.X10]&amp;&quot; &amp; &quot;&amp;[.Y10]&amp;&quot; &amp; &quot;&amp;[.Z10]&amp;&quot; &amp; &quot;&amp;[.AA10]&amp;&quot; &amp; &quot;&amp;[.AB10]&amp;&quot; &amp; &quot;&amp;[.AC10]&amp;&quot; &amp; &quot;&amp;[.AD10]&amp;&quot; &amp; &quot;&amp;[.AE10]&amp;&quot; &amp; &quot;&amp;[.AF10]&amp;&quot; &amp; &quot;&amp;[.AG10]&amp;&quot; &amp; &quot;&amp;[.AH10]&amp;&quot; &amp; &quot;&amp;[.AI10]&amp;&quot; &amp; &quot;&amp;[.AJ10]&amp;&quot; &amp; &quot;&amp;[.AK10]&amp;&quot; &amp; &quot;&amp;[.AL10]&amp;&quot; &amp; &quot;&amp;[.AM10]&amp;&quot; \\&quot;" office:value-type="string" office:string-value="\hline 99.84\% &amp; 99.83\% &amp; 99.59\% &amp; 99.61\% &amp; 98.53\% &amp; 98.82\% &amp; 99.36\% &amp; 97.98\% &amp; 99.91\% &amp; 99.84\% &amp; 99.89\% &amp; 94.9\% &amp; 97.19\% &amp; 95.37\% &amp; 98.62\% &amp; 87.44\% \\" calcext:value-type="string">
            <text:p>\hline 99.84\% &amp; 99.83\% &amp; 99.59\% &amp; 99.61\% &amp; 98.53\% &amp; 98.82\% &amp; 99.36\% &amp; 97.98\% &amp; 99.91\% &amp; 99.84\% &amp; 99.89\% &amp; 94.9\% &amp; 97.19\% &amp; 95.37\% &amp; 98.62\% &amp; 87.44\% \\</text:p>
          </table:table-cell>
        </table:table-row>
        <table:table-row table:style-name="ro1">
          <table:table-cell office:value-type="string" calcext:value-type="string">
            <text:p>Chinatown</text:p>
          </table:table-cell>
          <table:table-cell table:style-name="ce5" office:value-type="float" office:value="0.96183574879227" calcext:value-type="float">
            <text:p>0.96183574879227</text:p>
          </table:table-cell>
          <table:table-cell table:style-name="ce6" office:value-type="float" office:value="0.962779397473275" calcext:value-type="float">
            <text:p>0.962779397473275</text:p>
          </table:table-cell>
          <table:table-cell table:style-name="ce6" office:value-type="float" office:value="0.966861030126336" calcext:value-type="float">
            <text:p>0.966861030126336</text:p>
          </table:table-cell>
          <table:table-cell table:style-name="ce6" office:value-type="float" office:value="0.964820213799806" calcext:value-type="float">
            <text:p>0.964820213799806</text:p>
          </table:table-cell>
          <table:table-cell table:style-name="ce6" office:value-type="float" office:value="0.962973760932944" calcext:value-type="float">
            <text:p>0.962973760932944</text:p>
          </table:table-cell>
          <table:table-cell table:style-name="ce6" office:value-type="float" office:value="0.970144927536232" calcext:value-type="float">
            <text:p>0.970144927536232</text:p>
          </table:table-cell>
          <table:table-cell table:style-name="ce6" office:value-type="float" office:value="0.948019323671497" calcext:value-type="float">
            <text:p>0.948019323671497</text:p>
          </table:table-cell>
          <table:table-cell table:style-name="ce6" office:value-type="float" office:value="0.957337220602527" calcext:value-type="float">
            <text:p>0.957337220602527</text:p>
          </table:table-cell>
          <table:table-cell table:style-name="ce6" office:value-type="float" office:value="0.87910592808552" calcext:value-type="float">
            <text:p>0.87910592808552</text:p>
          </table:table-cell>
          <table:table-cell table:style-name="ce6" office:value-type="float" office:value="0.947632850241546" calcext:value-type="float">
            <text:p>0.947632850241546</text:p>
          </table:table-cell>
          <table:table-cell table:style-name="ce6" office:value-type="float" office:value="0.877065111758989" calcext:value-type="float">
            <text:p>0.877065111758989</text:p>
          </table:table-cell>
          <table:table-cell table:style-name="ce6" office:value-type="float" office:value="0.888532555879495" calcext:value-type="float">
            <text:p>0.888532555879495</text:p>
          </table:table-cell>
          <table:table-cell table:style-name="ce6" office:value-type="float" office:value="0.952964042759961" calcext:value-type="float">
            <text:p>0.952964042759961</text:p>
          </table:table-cell>
          <table:table-cell table:style-name="ce6" office:value-type="float" office:value="0.934492753623188" calcext:value-type="float">
            <text:p>0.934492753623188</text:p>
          </table:table-cell>
          <table:table-cell table:style-name="ce6" office:value-type="float" office:value="0.915451884269714" calcext:value-type="float">
            <text:p>0.915451884269714</text:p>
          </table:table-cell>
          <table:table-cell table:style-name="ce2" table:formula="of:=IF([.P11]; 1-[.P11]/MIN([.B11:.O11]); &quot;&quot;)" office:value-type="float" office:value="-0.04376730073522" calcext:value-type="float">
            <text:p>-0.04376730073522</text:p>
          </table:table-cell>
          <table:table-cell table:formula="of:=IF([.P11]; 1-[.P11]/MAX([.B11:.O11]); &quot;&quot;)" office:value-type="float" office:value="0.0563761575349528" calcext:value-type="float">
            <text:p>0.056376157534953</text:p>
          </table:table-cell>
          <table:table-cell table:formula="of:=IF([.P11]; 1-[.P11]/AVERAGE([.B11:.O11]); &quot;&quot;)" office:value-type="float" office:value="0.0271916749563083" calcext:value-type="float">
            <text:p>0.027191674956308</text:p>
          </table:table-cell>
          <table:table-cell table:style-name="ce4" table:formula="of:=IF([.P11]&gt;MAX([.B11:.O11]); 1; IF([.P11]&gt;AVERAGE([.B11:.O11]); 2; IF([.P11]&gt;MIN([.B11:.O11]); 3; IF([.P11]&gt;MAX([.B11:.O11])*0.75; 4; 5))))" office:value-type="float" office:value="3" calcext:value-type="float">
            <text:p>3</text:p>
          </table:table-cell>
          <table:table-cell/>
          <table:table-cell office:value-type="float" office:value="0.962099134922028" calcext:value-type="float">
            <text:p>0.962099134922028</text:p>
          </table:table-cell>
          <table:table-cell/>
          <table:table-cell table:formula="of:=ROUND([.B11];4)*100 &amp;&quot;\%&quot;" office:value-type="string" office:string-value="96.18\%" calcext:value-type="string">
            <text:p>96.18\%</text:p>
          </table:table-cell>
          <table:table-cell table:formula="of:=ROUND([.C11];4)*100 &amp;&quot;\%&quot;" office:value-type="string" office:string-value="96.28\%" calcext:value-type="string">
            <text:p>96.28\%</text:p>
          </table:table-cell>
          <table:table-cell table:formula="of:=ROUND([.D11];4)*100 &amp;&quot;\%&quot;" office:value-type="string" office:string-value="96.69\%" calcext:value-type="string">
            <text:p>96.69\%</text:p>
          </table:table-cell>
          <table:table-cell table:formula="of:=ROUND([.E11];4)*100 &amp;&quot;\%&quot;" office:value-type="string" office:string-value="96.48\%" calcext:value-type="string">
            <text:p>96.48\%</text:p>
          </table:table-cell>
          <table:table-cell table:formula="of:=ROUND([.F11];4)*100 &amp;&quot;\%&quot;" office:value-type="string" office:string-value="96.3\%" calcext:value-type="string">
            <text:p>96.3\%</text:p>
          </table:table-cell>
          <table:table-cell table:formula="of:=ROUND([.G11];4)*100 &amp;&quot;\%&quot;" office:value-type="string" office:string-value="97.01\%" calcext:value-type="string">
            <text:p>97.01\%</text:p>
          </table:table-cell>
          <table:table-cell table:formula="of:=ROUND([.H11];4)*100 &amp;&quot;\%&quot;" office:value-type="string" office:string-value="94.8\%" calcext:value-type="string">
            <text:p>94.8\%</text:p>
          </table:table-cell>
          <table:table-cell table:formula="of:=ROUND([.I11];4)*100 &amp;&quot;\%&quot;" office:value-type="string" office:string-value="95.73\%" calcext:value-type="string">
            <text:p>95.73\%</text:p>
          </table:table-cell>
          <table:table-cell table:formula="of:=ROUND([.J11];4)*100 &amp;&quot;\%&quot;" office:value-type="string" office:string-value="87.91\%" calcext:value-type="string">
            <text:p>87.91\%</text:p>
          </table:table-cell>
          <table:table-cell table:formula="of:=ROUND([.K11];4)*100 &amp;&quot;\%&quot;" office:value-type="string" office:string-value="94.76\%" calcext:value-type="string">
            <text:p>94.76\%</text:p>
          </table:table-cell>
          <table:table-cell table:formula="of:=ROUND([.L11];4)*100 &amp;&quot;\%&quot;" office:value-type="string" office:string-value="87.71\%" calcext:value-type="string">
            <text:p>87.71\%</text:p>
          </table:table-cell>
          <table:table-cell table:formula="of:=ROUND([.M11];4)*100 &amp;&quot;\%&quot;" office:value-type="string" office:string-value="88.85\%" calcext:value-type="string">
            <text:p>88.85\%</text:p>
          </table:table-cell>
          <table:table-cell table:formula="of:=ROUND([.N11];4)*100 &amp;&quot;\%&quot;" office:value-type="string" office:string-value="95.3\%" calcext:value-type="string">
            <text:p>95.3\%</text:p>
          </table:table-cell>
          <table:table-cell table:formula="of:=ROUND([.O11];4)*100 &amp;&quot;\%&quot;" office:value-type="string" office:string-value="93.45\%" calcext:value-type="string">
            <text:p>93.45\%</text:p>
          </table:table-cell>
          <table:table-cell table:formula="of:=ROUND(AVERAGE([.B11:.O11]);4)*100&amp;&quot;\%&quot;" office:value-type="string" office:string-value="94.1\%" calcext:value-type="string">
            <text:p>94.1\%</text:p>
          </table:table-cell>
          <table:table-cell table:formula="of:=ROUND([.P11];4)*100 &amp;&quot;\%&quot;" office:value-type="string" office:string-value="91.55\%" calcext:value-type="string">
            <text:p>91.55\%</text:p>
          </table:table-cell>
          <table:table-cell table:style-name="ce2" table:formula="of:=&quot;\hline &quot;&amp;[.X11]&amp;&quot; &amp; &quot;&amp;[.Y11]&amp;&quot; &amp; &quot;&amp;[.Z11]&amp;&quot; &amp; &quot;&amp;[.AA11]&amp;&quot; &amp; &quot;&amp;[.AB11]&amp;&quot; &amp; &quot;&amp;[.AC11]&amp;&quot; &amp; &quot;&amp;[.AD11]&amp;&quot; &amp; &quot;&amp;[.AE11]&amp;&quot; &amp; &quot;&amp;[.AF11]&amp;&quot; &amp; &quot;&amp;[.AG11]&amp;&quot; &amp; &quot;&amp;[.AH11]&amp;&quot; &amp; &quot;&amp;[.AI11]&amp;&quot; &amp; &quot;&amp;[.AJ11]&amp;&quot; &amp; &quot;&amp;[.AK11]&amp;&quot; &amp; &quot;&amp;[.AL11]&amp;&quot; &amp; &quot;&amp;[.AM11]&amp;&quot; \\&quot;" office:value-type="string" office:string-value="\hline 96.18\% &amp; 96.28\% &amp; 96.69\% &amp; 96.48\% &amp; 96.3\% &amp; 97.01\% &amp; 94.8\% &amp; 95.73\% &amp; 87.91\% &amp; 94.76\% &amp; 87.71\% &amp; 88.85\% &amp; 95.3\% &amp; 93.45\% &amp; 94.1\% &amp; 91.55\% \\" calcext:value-type="string">
            <text:p>\hline 96.18\% &amp; 96.28\% &amp; 96.69\% &amp; 96.48\% &amp; 96.3\% &amp; 97.01\% &amp; 94.8\% &amp; 95.73\% &amp; 87.91\% &amp; 94.76\% &amp; 87.71\% &amp; 88.85\% &amp; 95.3\% &amp; 93.45\% &amp; 94.1\% &amp; 91.55\% \\</text:p>
          </table:table-cell>
        </table:table-row>
        <table:table-row table:style-name="ro1">
          <table:table-cell office:value-type="string" calcext:value-type="string">
            <text:p>ChlorineConcentration</text:p>
          </table:table-cell>
          <table:table-cell table:style-name="ce5" office:value-type="float" office:value="0.660842013888889" calcext:value-type="float">
            <text:p>0.660842013888889</text:p>
          </table:table-cell>
          <table:table-cell table:style-name="ce6" office:value-type="float" office:value="0.733949652777778" calcext:value-type="float">
            <text:p>0.733949652777778</text:p>
          </table:table-cell>
          <table:table-cell table:style-name="ce6" office:value-type="float" office:value="0.796137152777778" calcext:value-type="float">
            <text:p>0.796137152777778</text:p>
          </table:table-cell>
          <table:table-cell table:style-name="ce6" office:value-type="float" office:value="0.863611111111111" calcext:value-type="float">
            <text:p>0.863611111111111</text:p>
          </table:table-cell>
          <table:table-cell table:style-name="ce6" office:value-type="float" office:value="0.735225694444444" calcext:value-type="float">
            <text:p>0.735225694444444</text:p>
          </table:table-cell>
          <table:table-cell table:style-name="ce6" office:value-type="float" office:value="0.841006944444445" calcext:value-type="float">
            <text:p>0.841006944444445</text:p>
          </table:table-cell>
          <table:table-cell table:style-name="ce6" office:value-type="float" office:value="0.631137152777778" calcext:value-type="float">
            <text:p>0.631137152777778</text:p>
          </table:table-cell>
          <table:table-cell table:style-name="ce6" office:value-type="float" office:value="0.754861111111111" calcext:value-type="float">
            <text:p>0.754861111111111</text:p>
          </table:table-cell>
          <table:table-cell table:style-name="ce6" office:value-type="float" office:value="0.659114583333333" calcext:value-type="float">
            <text:p>0.659114583333333</text:p>
          </table:table-cell>
          <table:table-cell table:style-name="ce6" office:value-type="float" office:value="0.664956597222222" calcext:value-type="float">
            <text:p>0.664956597222222</text:p>
          </table:table-cell>
          <table:table-cell table:style-name="ce6" office:value-type="float" office:value="0.658246527777778" calcext:value-type="float">
            <text:p>0.658246527777778</text:p>
          </table:table-cell>
          <table:table-cell table:style-name="ce6" office:value-type="float" office:value="0.764756944444444" calcext:value-type="float">
            <text:p>0.764756944444444</text:p>
          </table:table-cell>
          <table:table-cell table:style-name="ce6" office:value-type="float" office:value="0.723064236111111" calcext:value-type="float">
            <text:p>0.723064236111111</text:p>
          </table:table-cell>
          <table:table-cell table:style-name="ce6" office:value-type="float" office:value="0.597951388888889" calcext:value-type="float">
            <text:p>0.597951388888889</text:p>
          </table:table-cell>
          <table:table-cell table:style-name="ce6" office:value-type="float" office:value="0.606249988079071" calcext:value-type="float">
            <text:p>0.606249988079071</text:p>
          </table:table-cell>
          <table:table-cell table:style-name="ce2" table:formula="of:=IF([.P12]; 1-[.P12]/MIN([.B12:.O12]); &quot;&quot;)" office:value-type="float" office:value="-0.0138783843375669" calcext:value-type="float">
            <text:p>-0.013878384337567</text:p>
          </table:table-cell>
          <table:table-cell table:formula="of:=IF([.P12]; 1-[.P12]/MAX([.B12:.O12]); &quot;&quot;)" office:value-type="float" office:value="0.298005803446556" calcext:value-type="float">
            <text:p>0.298005803446556</text:p>
          </table:table-cell>
          <table:table-cell table:formula="of:=IF([.P12]; 1-[.P12]/AVERAGE([.B12:.O12]); &quot;&quot;)" office:value-type="float" office:value="0.158391995725574" calcext:value-type="float">
            <text:p>0.158391995725574</text:p>
          </table:table-cell>
          <table:table-cell table:style-name="ce4" table:formula="of:=IF([.P12]&gt;MAX([.B12:.O12]); 1; IF([.P12]&gt;AVERAGE([.B12:.O12]); 2; IF([.P12]&gt;MIN([.B12:.O12]); 3; IF([.P12]&gt;MAX([.B12:.O12])*0.75; 4; 5))))" office:value-type="float" office:value="3" calcext:value-type="float">
            <text:p>3</text:p>
          </table:table-cell>
          <table:table-cell/>
          <table:table-cell office:value-type="float" office:value="0.569531261920929" calcext:value-type="float">
            <text:p>0.569531261920929</text:p>
          </table:table-cell>
          <table:table-cell/>
          <table:table-cell table:formula="of:=ROUND([.B12];4)*100 &amp;&quot;\%&quot;" office:value-type="string" office:string-value="66.08\%" calcext:value-type="string">
            <text:p>66.08\%</text:p>
          </table:table-cell>
          <table:table-cell table:formula="of:=ROUND([.C12];4)*100 &amp;&quot;\%&quot;" office:value-type="string" office:string-value="73.39\%" calcext:value-type="string">
            <text:p>73.39\%</text:p>
          </table:table-cell>
          <table:table-cell table:formula="of:=ROUND([.D12];4)*100 &amp;&quot;\%&quot;" office:value-type="string" office:string-value="79.61\%" calcext:value-type="string">
            <text:p>79.61\%</text:p>
          </table:table-cell>
          <table:table-cell table:formula="of:=ROUND([.E12];4)*100 &amp;&quot;\%&quot;" office:value-type="string" office:string-value="86.36\%" calcext:value-type="string">
            <text:p>86.36\%</text:p>
          </table:table-cell>
          <table:table-cell table:formula="of:=ROUND([.F12];4)*100 &amp;&quot;\%&quot;" office:value-type="string" office:string-value="73.52\%" calcext:value-type="string">
            <text:p>73.52\%</text:p>
          </table:table-cell>
          <table:table-cell table:formula="of:=ROUND([.G12];4)*100 &amp;&quot;\%&quot;" office:value-type="string" office:string-value="84.1\%" calcext:value-type="string">
            <text:p>84.1\%</text:p>
          </table:table-cell>
          <table:table-cell table:formula="of:=ROUND([.H12];4)*100 &amp;&quot;\%&quot;" office:value-type="string" office:string-value="63.11\%" calcext:value-type="string">
            <text:p>63.11\%</text:p>
          </table:table-cell>
          <table:table-cell table:formula="of:=ROUND([.I12];4)*100 &amp;&quot;\%&quot;" office:value-type="string" office:string-value="75.49\%" calcext:value-type="string">
            <text:p>75.49\%</text:p>
          </table:table-cell>
          <table:table-cell table:formula="of:=ROUND([.J12];4)*100 &amp;&quot;\%&quot;" office:value-type="string" office:string-value="65.91\%" calcext:value-type="string">
            <text:p>65.91\%</text:p>
          </table:table-cell>
          <table:table-cell table:formula="of:=ROUND([.K12];4)*100 &amp;&quot;\%&quot;" office:value-type="string" office:string-value="66.5\%" calcext:value-type="string">
            <text:p>66.5\%</text:p>
          </table:table-cell>
          <table:table-cell table:formula="of:=ROUND([.L12];4)*100 &amp;&quot;\%&quot;" office:value-type="string" office:string-value="65.82\%" calcext:value-type="string">
            <text:p>65.82\%</text:p>
          </table:table-cell>
          <table:table-cell table:formula="of:=ROUND([.M12];4)*100 &amp;&quot;\%&quot;" office:value-type="string" office:string-value="76.48\%" calcext:value-type="string">
            <text:p>76.48\%</text:p>
          </table:table-cell>
          <table:table-cell table:formula="of:=ROUND([.N12];4)*100 &amp;&quot;\%&quot;" office:value-type="string" office:string-value="72.31\%" calcext:value-type="string">
            <text:p>72.31\%</text:p>
          </table:table-cell>
          <table:table-cell table:formula="of:=ROUND([.O12];4)*100 &amp;&quot;\%&quot;" office:value-type="string" office:string-value="59.8\%" calcext:value-type="string">
            <text:p>59.8\%</text:p>
          </table:table-cell>
          <table:table-cell table:formula="of:=ROUND(AVERAGE([.B12:.O12]);4)*100&amp;&quot;\%&quot;" office:value-type="string" office:string-value="72.03\%" calcext:value-type="string">
            <text:p>72.03\%</text:p>
          </table:table-cell>
          <table:table-cell table:formula="of:=ROUND([.P12];4)*100 &amp;&quot;\%&quot;" office:value-type="string" office:string-value="60.62\%" calcext:value-type="string">
            <text:p>60.62\%</text:p>
          </table:table-cell>
          <table:table-cell table:style-name="ce2" table:formula="of:=&quot;\hline &quot;&amp;[.X12]&amp;&quot; &amp; &quot;&amp;[.Y12]&amp;&quot; &amp; &quot;&amp;[.Z12]&amp;&quot; &amp; &quot;&amp;[.AA12]&amp;&quot; &amp; &quot;&amp;[.AB12]&amp;&quot; &amp; &quot;&amp;[.AC12]&amp;&quot; &amp; &quot;&amp;[.AD12]&amp;&quot; &amp; &quot;&amp;[.AE12]&amp;&quot; &amp; &quot;&amp;[.AF12]&amp;&quot; &amp; &quot;&amp;[.AG12]&amp;&quot; &amp; &quot;&amp;[.AH12]&amp;&quot; &amp; &quot;&amp;[.AI12]&amp;&quot; &amp; &quot;&amp;[.AJ12]&amp;&quot; &amp; &quot;&amp;[.AK12]&amp;&quot; &amp; &quot;&amp;[.AL12]&amp;&quot; &amp; &quot;&amp;[.AM12]&amp;&quot; \\&quot;" office:value-type="string" office:string-value="\hline 66.08\% &amp; 73.39\% &amp; 79.61\% &amp; 86.36\% &amp; 73.52\% &amp; 84.1\% &amp; 63.11\% &amp; 75.49\% &amp; 65.91\% &amp; 66.5\% &amp; 65.82\% &amp; 76.48\% &amp; 72.31\% &amp; 59.8\% &amp; 72.03\% &amp; 60.62\% \\" calcext:value-type="string">
            <text:p>\hline 66.08\% &amp; 73.39\% &amp; 79.61\% &amp; 86.36\% &amp; 73.52\% &amp; 84.1\% &amp; 63.11\% &amp; 75.49\% &amp; 65.91\% &amp; 66.5\% &amp; 65.82\% &amp; 76.48\% &amp; 72.31\% &amp; 59.8\% &amp; 72.03\% &amp; 60.62\% \\</text:p>
          </table:table-cell>
        </table:table-row>
        <table:table-row table:style-name="ro1">
          <table:table-cell office:value-type="string" calcext:value-type="string">
            <text:p>CinCECGTorso</text:p>
          </table:table-cell>
          <table:table-cell table:style-name="ce5" office:value-type="float" office:value="0.953429951690821" calcext:value-type="float">
            <text:p>0.953429951690821</text:p>
          </table:table-cell>
          <table:table-cell table:style-name="ce6" office:value-type="float" office:value="0.993743961352657" calcext:value-type="float">
            <text:p>0.993743961352657</text:p>
          </table:table-cell>
          <table:table-cell table:style-name="ce6" office:value-type="float" office:value="0.864130434782608" calcext:value-type="float">
            <text:p>0.864130434782608</text:p>
          </table:table-cell>
          <table:table-cell table:style-name="ce6" office:value-type="float" office:value="0.832125603864734" calcext:value-type="float">
            <text:p>0.832125603864734</text:p>
          </table:table-cell>
          <table:table-cell table:style-name="ce6" office:value-type="float" office:value="0.977777777777778" calcext:value-type="float">
            <text:p>0.977777777777778</text:p>
          </table:table-cell>
          <table:table-cell table:style-name="ce6" office:value-type="float" office:value="0.767874396135266" calcext:value-type="float">
            <text:p>0.767874396135266</text:p>
          </table:table-cell>
          <table:table-cell table:style-name="ce6" office:value-type="float" office:value="0.937657004830918" calcext:value-type="float">
            <text:p>0.937657004830918</text:p>
          </table:table-cell>
          <table:table-cell table:style-name="ce6" office:value-type="float" office:value="0.984975845410628" calcext:value-type="float">
            <text:p>0.984975845410628</text:p>
          </table:table-cell>
          <table:table-cell table:style-name="ce6" office:value-type="float" office:value="0.942632850241546" calcext:value-type="float">
            <text:p>0.942632850241546</text:p>
          </table:table-cell>
          <table:table-cell table:style-name="ce6" office:value-type="float" office:value="0.829154589371981" calcext:value-type="float">
            <text:p>0.829154589371981</text:p>
          </table:table-cell>
          <table:table-cell table:style-name="ce6" office:value-type="float" office:value="0.91475845410628" calcext:value-type="float">
            <text:p>0.91475845410628</text:p>
          </table:table-cell>
          <table:table-cell table:style-name="ce6" office:value-type="float" office:value="0.94743961352657" calcext:value-type="float">
            <text:p>0.94743961352657</text:p>
          </table:table-cell>
          <table:table-cell table:style-name="ce6" office:value-type="float" office:value="0.958188405797101" calcext:value-type="float">
            <text:p>0.958188405797101</text:p>
          </table:table-cell>
          <table:table-cell table:style-name="ce6" office:value-type="float" office:value="0.802995169082126" calcext:value-type="float">
            <text:p>0.802995169082126</text:p>
          </table:table-cell>
          <table:table-cell table:style-name="ce6"/>
          <table:table-cell table:style-name="ce2" table:formula="of:=IF([.P13]; 1-[.P13]/MIN([.B13:.O13]); &quot;&quot;)">
            <text:p/>
          </table:table-cell>
          <table:table-cell table:formula="of:=IF([.P13]; 1-[.P13]/MAX([.B13:.O13]); &quot;&quot;)">
            <text:p/>
          </table:table-cell>
          <table:table-cell table:formula="of:=IF([.P13]; 1-[.P13]/AVERAGE([.B13:.O13]); &quot;&quot;)">
            <text:p/>
          </table:table-cell>
          <table:table-cell table:style-name="ce4"/>
          <table:table-cell table:number-columns-repeated="3"/>
          <table:table-cell table:formula="of:=ROUND([.B13];4)*100 &amp;&quot;\%&quot;" office:value-type="string" office:string-value="95.34\%" calcext:value-type="string">
            <text:p>95.34\%</text:p>
          </table:table-cell>
          <table:table-cell table:formula="of:=ROUND([.C13];4)*100 &amp;&quot;\%&quot;" office:value-type="string" office:string-value="99.37\%" calcext:value-type="string">
            <text:p>99.37\%</text:p>
          </table:table-cell>
          <table:table-cell table:formula="of:=ROUND([.D13];4)*100 &amp;&quot;\%&quot;" office:value-type="string" office:string-value="86.41\%" calcext:value-type="string">
            <text:p>86.41\%</text:p>
          </table:table-cell>
          <table:table-cell table:formula="of:=ROUND([.E13];4)*100 &amp;&quot;\%&quot;" office:value-type="string" office:string-value="83.21\%" calcext:value-type="string">
            <text:p>83.21\%</text:p>
          </table:table-cell>
          <table:table-cell table:formula="of:=ROUND([.F13];4)*100 &amp;&quot;\%&quot;" office:value-type="string" office:string-value="97.78\%" calcext:value-type="string">
            <text:p>97.78\%</text:p>
          </table:table-cell>
          <table:table-cell table:formula="of:=ROUND([.G13];4)*100 &amp;&quot;\%&quot;" office:value-type="string" office:string-value="76.79\%" calcext:value-type="string">
            <text:p>76.79\%</text:p>
          </table:table-cell>
          <table:table-cell table:formula="of:=ROUND([.H13];4)*100 &amp;&quot;\%&quot;" office:value-type="string" office:string-value="93.77\%" calcext:value-type="string">
            <text:p>93.77\%</text:p>
          </table:table-cell>
          <table:table-cell table:formula="of:=ROUND([.I13];4)*100 &amp;&quot;\%&quot;" office:value-type="string" office:string-value="98.5\%" calcext:value-type="string">
            <text:p>98.5\%</text:p>
          </table:table-cell>
          <table:table-cell table:formula="of:=ROUND([.J13];4)*100 &amp;&quot;\%&quot;" office:value-type="string" office:string-value="94.26\%" calcext:value-type="string">
            <text:p>94.26\%</text:p>
          </table:table-cell>
          <table:table-cell table:formula="of:=ROUND([.K13];4)*100 &amp;&quot;\%&quot;" office:value-type="string" office:string-value="82.92\%" calcext:value-type="string">
            <text:p>82.92\%</text:p>
          </table:table-cell>
          <table:table-cell table:formula="of:=ROUND([.L13];4)*100 &amp;&quot;\%&quot;" office:value-type="string" office:string-value="91.48\%" calcext:value-type="string">
            <text:p>91.48\%</text:p>
          </table:table-cell>
          <table:table-cell table:formula="of:=ROUND([.M13];4)*100 &amp;&quot;\%&quot;" office:value-type="string" office:string-value="94.74\%" calcext:value-type="string">
            <text:p>94.74\%</text:p>
          </table:table-cell>
          <table:table-cell table:formula="of:=ROUND([.N13];4)*100 &amp;&quot;\%&quot;" office:value-type="string" office:string-value="95.82\%" calcext:value-type="string">
            <text:p>95.82\%</text:p>
          </table:table-cell>
          <table:table-cell table:formula="of:=ROUND([.O13];4)*100 &amp;&quot;\%&quot;" office:value-type="string" office:string-value="80.3\%" calcext:value-type="string">
            <text:p>80.3\%</text:p>
          </table:table-cell>
          <table:table-cell table:formula="of:=ROUND(AVERAGE([.B13:.O13]);4)*100&amp;&quot;\%&quot;" office:value-type="string" office:string-value="90.76\%" calcext:value-type="string">
            <text:p>90.76\%</text:p>
          </table:table-cell>
          <table:table-cell table:formula="of:=ROUND([.P13];4)*100 &amp;&quot;\%&quot;" office:value-type="string" office:string-value="0\%" calcext:value-type="string">
            <text:p>0\%</text:p>
          </table:table-cell>
          <table:table-cell table:style-name="ce2" table:formula="of:=&quot;\hline &quot;&amp;[.X13]&amp;&quot; &amp; &quot;&amp;[.Y13]&amp;&quot; &amp; &quot;&amp;[.Z13]&amp;&quot; &amp; &quot;&amp;[.AA13]&amp;&quot; &amp; &quot;&amp;[.AB13]&amp;&quot; &amp; &quot;&amp;[.AC13]&amp;&quot; &amp; &quot;&amp;[.AD13]&amp;&quot; &amp; &quot;&amp;[.AE13]&amp;&quot; &amp; &quot;&amp;[.AF13]&amp;&quot; &amp; &quot;&amp;[.AG13]&amp;&quot; &amp; &quot;&amp;[.AH13]&amp;&quot; &amp; &quot;&amp;[.AI13]&amp;&quot; &amp; &quot;&amp;[.AJ13]&amp;&quot; &amp; &quot;&amp;[.AK13]&amp;&quot; &amp; &quot;&amp;[.AL13]&amp;&quot; &amp; &quot;&amp;[.AM13]&amp;&quot; \\&quot;" office:value-type="string" office:string-value="\hline 95.34\% &amp; 99.37\% &amp; 86.41\% &amp; 83.21\% &amp; 97.78\% &amp; 76.79\% &amp; 93.77\% &amp; 98.5\% &amp; 94.26\% &amp; 82.92\% &amp; 91.48\% &amp; 94.74\% &amp; 95.82\% &amp; 80.3\% &amp; 90.76\% &amp; 0\% \\" calcext:value-type="string">
            <text:p>\hline 95.34\% &amp; 99.37\% &amp; 86.41\% &amp; 83.21\% &amp; 97.78\% &amp; 76.79\% &amp; 93.77\% &amp; 98.5\% &amp; 94.26\% &amp; 82.92\% &amp; 91.48\% &amp; 94.74\% &amp; 95.82\% &amp; 80.3\% &amp; 90.76\% &amp; 0\% \\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style-name="ce5" office:value-type="float" office:value="0.990476190476191" calcext:value-type="float">
            <text:p>0.990476190476191</text:p>
          </table:table-cell>
          <table:table-cell table:style-name="ce6" office:value-type="float" office:value="0.992857142857143" calcext:value-type="float">
            <text:p>0.9928571428571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8809523809524" calcext:value-type="float">
            <text:p>0.998809523809524</text:p>
          </table:table-cell>
          <table:table-cell table:style-name="ce6" office:value-type="float" office:value="0.989285714285714" calcext:value-type="float">
            <text:p>0.989285714285714</text:p>
          </table:table-cell>
          <table:table-cell table:style-name="ce6" office:value-type="float" office:value="0.996428571428572" calcext:value-type="float">
            <text:p>0.996428571428572</text:p>
          </table:table-cell>
          <table:table-cell table:style-name="ce6" office:value-type="float" office:value="0.991666666666667" calcext:value-type="float">
            <text:p>0.991666666666667</text:p>
          </table:table-cell>
          <table:table-cell table:style-name="ce6" office:value-type="float" office:value="0.989285714285714" calcext:value-type="float">
            <text:p>0.989285714285714</text:p>
          </table:table-cell>
          <table:table-cell table:style-name="ce6" office:value-type="float" office:value="0.980952380952381" calcext:value-type="float">
            <text:p>0.980952380952381</text:p>
          </table:table-cell>
          <table:table-cell table:style-name="ce6" office:value-type="float" office:value="0.990476190476191" calcext:value-type="float">
            <text:p>0.990476190476191</text:p>
          </table:table-cell>
          <table:table-cell table:style-name="ce6" office:value-type="float" office:value="0.985714285714286" calcext:value-type="float">
            <text:p>0.985714285714286</text:p>
          </table:table-cell>
          <table:table-cell table:style-name="ce6" office:value-type="float" office:value="0.98452380952381" calcext:value-type="float">
            <text:p>0.98452380952381</text:p>
          </table:table-cell>
          <table:table-cell table:style-name="ce6" office:value-type="float" office:value="0.986904761904762" calcext:value-type="float">
            <text:p>0.986904761904762</text:p>
          </table:table-cell>
          <table:table-cell table:style-name="ce6" office:value-type="float" office:value="0.979761904761905" calcext:value-type="float">
            <text:p>0.979761904761905</text:p>
          </table:table-cell>
          <table:table-cell table:style-name="ce6" office:value-type="float" office:value="0.964285731315613" calcext:value-type="float">
            <text:p>0.964285731315613</text:p>
          </table:table-cell>
          <table:table-cell table:style-name="ce2" table:formula="of:=IF([.P14]; 1-[.P14]/MIN([.B14:.O14]); &quot;&quot;)" office:value-type="float" office:value="0.0157958513911121" calcext:value-type="float">
            <text:p>0.015795851391112</text:p>
          </table:table-cell>
          <table:table-cell table:formula="of:=IF([.P14]; 1-[.P14]/MAX([.B14:.O14]); &quot;&quot;)" office:value-type="float" office:value="0.0357142686843869" calcext:value-type="float">
            <text:p>0.035714268684387</text:p>
          </table:table-cell>
          <table:table-cell table:formula="of:=IF([.P14]; 1-[.P14]/AVERAGE([.B14:.O14]); &quot;&quot;)" office:value-type="float" office:value="0.0257731786708241" calcext:value-type="float">
            <text:p>0.025773178670824</text:p>
          </table:table-cell>
          <table:table-cell table:style-name="ce4" table:formula="of:=IF([.P14]&gt;MAX([.B14:.O14]); 1; IF([.P14]&gt;AVERAGE([.B14:.O14]); 2; IF([.P14]&gt;MIN([.B14:.O14]); 3; IF([.P14]&gt;MAX([.B14:.O14])*0.75; 4; 5)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[.B14];4)*100 &amp;&quot;\%&quot;" office:value-type="string" office:string-value="99.05\%" calcext:value-type="string">
            <text:p>99.05\%</text:p>
          </table:table-cell>
          <table:table-cell table:formula="of:=ROUND([.C14];4)*100 &amp;&quot;\%&quot;" office:value-type="string" office:string-value="99.29\%" calcext:value-type="string">
            <text:p>99.29\%</text:p>
          </table:table-cell>
          <table:table-cell table:formula="of:=ROUND([.D14];4)*100 &amp;&quot;\%&quot;" office:value-type="string" office:string-value="100\%" calcext:value-type="string">
            <text:p>100\%</text:p>
          </table:table-cell>
          <table:table-cell table:formula="of:=ROUND([.E14];4)*100 &amp;&quot;\%&quot;" office:value-type="string" office:string-value="99.88\%" calcext:value-type="string">
            <text:p>99.88\%</text:p>
          </table:table-cell>
          <table:table-cell table:formula="of:=ROUND([.F14];4)*100 &amp;&quot;\%&quot;" office:value-type="string" office:string-value="98.93\%" calcext:value-type="string">
            <text:p>98.93\%</text:p>
          </table:table-cell>
          <table:table-cell table:formula="of:=ROUND([.G14];4)*100 &amp;&quot;\%&quot;" office:value-type="string" office:string-value="99.64\%" calcext:value-type="string">
            <text:p>99.64\%</text:p>
          </table:table-cell>
          <table:table-cell table:formula="of:=ROUND([.H14];4)*100 &amp;&quot;\%&quot;" office:value-type="string" office:string-value="99.17\%" calcext:value-type="string">
            <text:p>99.17\%</text:p>
          </table:table-cell>
          <table:table-cell table:formula="of:=ROUND([.I14];4)*100 &amp;&quot;\%&quot;" office:value-type="string" office:string-value="98.93\%" calcext:value-type="string">
            <text:p>98.93\%</text:p>
          </table:table-cell>
          <table:table-cell table:formula="of:=ROUND([.J14];4)*100 &amp;&quot;\%&quot;" office:value-type="string" office:string-value="98.1\%" calcext:value-type="string">
            <text:p>98.1\%</text:p>
          </table:table-cell>
          <table:table-cell table:formula="of:=ROUND([.K14];4)*100 &amp;&quot;\%&quot;" office:value-type="string" office:string-value="99.05\%" calcext:value-type="string">
            <text:p>99.05\%</text:p>
          </table:table-cell>
          <table:table-cell table:formula="of:=ROUND([.L14];4)*100 &amp;&quot;\%&quot;" office:value-type="string" office:string-value="98.57\%" calcext:value-type="string">
            <text:p>98.57\%</text:p>
          </table:table-cell>
          <table:table-cell table:formula="of:=ROUND([.M14];4)*100 &amp;&quot;\%&quot;" office:value-type="string" office:string-value="98.45\%" calcext:value-type="string">
            <text:p>98.45\%</text:p>
          </table:table-cell>
          <table:table-cell table:formula="of:=ROUND([.N14];4)*100 &amp;&quot;\%&quot;" office:value-type="string" office:string-value="98.69\%" calcext:value-type="string">
            <text:p>98.69\%</text:p>
          </table:table-cell>
          <table:table-cell table:formula="of:=ROUND([.O14];4)*100 &amp;&quot;\%&quot;" office:value-type="string" office:string-value="97.98\%" calcext:value-type="string">
            <text:p>97.98\%</text:p>
          </table:table-cell>
          <table:table-cell table:formula="of:=ROUND(AVERAGE([.B14:.O14]);4)*100&amp;&quot;\%&quot;" office:value-type="string" office:string-value="98.98\%" calcext:value-type="string">
            <text:p>98.98\%</text:p>
          </table:table-cell>
          <table:table-cell table:formula="of:=ROUND([.P14];4)*100 &amp;&quot;\%&quot;" office:value-type="string" office:string-value="96.43\%" calcext:value-type="string">
            <text:p>96.43\%</text:p>
          </table:table-cell>
          <table:table-cell table:style-name="ce2" table:formula="of:=&quot;\hline &quot;&amp;[.X14]&amp;&quot; &amp; &quot;&amp;[.Y14]&amp;&quot; &amp; &quot;&amp;[.Z14]&amp;&quot; &amp; &quot;&amp;[.AA14]&amp;&quot; &amp; &quot;&amp;[.AB14]&amp;&quot; &amp; &quot;&amp;[.AC14]&amp;&quot; &amp; &quot;&amp;[.AD14]&amp;&quot; &amp; &quot;&amp;[.AE14]&amp;&quot; &amp; &quot;&amp;[.AF14]&amp;&quot; &amp; &quot;&amp;[.AG14]&amp;&quot; &amp; &quot;&amp;[.AH14]&amp;&quot; &amp; &quot;&amp;[.AI14]&amp;&quot; &amp; &quot;&amp;[.AJ14]&amp;&quot; &amp; &quot;&amp;[.AK14]&amp;&quot; &amp; &quot;&amp;[.AL14]&amp;&quot; &amp; &quot;&amp;[.AM14]&amp;&quot; \\&quot;" office:value-type="string" office:string-value="\hline 99.05\% &amp; 99.29\% &amp; 100\% &amp; 99.88\% &amp; 98.93\% &amp; 99.64\% &amp; 99.17\% &amp; 98.93\% &amp; 98.1\% &amp; 99.05\% &amp; 98.57\% &amp; 98.45\% &amp; 98.69\% &amp; 97.98\% &amp; 98.98\% &amp; 96.43\% \\" calcext:value-type="string">
            <text:p>\hline 99.05\% &amp; 99.29\% &amp; 100\% &amp; 99.88\% &amp; 98.93\% &amp; 99.64\% &amp; 99.17\% &amp; 98.93\% &amp; 98.1\% &amp; 99.05\% &amp; 98.57\% &amp; 98.45\% &amp; 98.69\% &amp; 97.98\% &amp; 98.98\% &amp; 96.43\% \\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style-name="ce5" office:value-type="float" office:value="0.753866666666667" calcext:value-type="float">
            <text:p>0.753866666666667</text:p>
          </table:table-cell>
          <table:table-cell table:style-name="ce6" office:value-type="float" office:value="0.811066666666667" calcext:value-type="float">
            <text:p>0.811066666666667</text:p>
          </table:table-cell>
          <table:table-cell table:style-name="ce6" office:value-type="float" office:value="0.842933333333333" calcext:value-type="float">
            <text:p>0.842933333333333</text:p>
          </table:table-cell>
          <table:table-cell table:style-name="ce6" office:value-type="float" office:value="0.865866666666667" calcext:value-type="float">
            <text:p>0.865866666666667</text:p>
          </table:table-cell>
          <table:table-cell table:style-name="ce6" office:value-type="float" office:value="0.799066666666667" calcext:value-type="float">
            <text:p>0.799066666666667</text:p>
          </table:table-cell>
          <table:table-cell table:style-name="ce6" office:value-type="float" office:value="0.8604" calcext:value-type="float">
            <text:p>0.8604</text:p>
          </table:table-cell>
          <table:table-cell table:style-name="ce6" office:value-type="float" office:value="0.714266666666667" calcext:value-type="float">
            <text:p>0.714266666666667</text:p>
          </table:table-cell>
          <table:table-cell table:style-name="ce6" office:value-type="float" office:value="0.778533333333333" calcext:value-type="float">
            <text:p>0.778533333333333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6" office:value-type="float" office:value="0.800533333333333" calcext:value-type="float">
            <text:p>0.800533333333333</text:p>
          </table:table-cell>
          <table:table-cell table:style-name="ce6" office:value-type="float" office:value="0.778933333333333" calcext:value-type="float">
            <text:p>0.778933333333333</text:p>
          </table:table-cell>
          <table:table-cell table:style-name="ce6" office:value-type="float" office:value="0.6488" calcext:value-type="float">
            <text:p>0.6488</text:p>
          </table:table-cell>
          <table:table-cell table:style-name="ce6" office:value-type="float" office:value="0.780266666666667" calcext:value-type="float">
            <text:p>0.780266666666667</text:p>
          </table:table-cell>
          <table:table-cell table:style-name="ce6" office:value-type="float" office:value="0.587999999523163" calcext:value-type="float">
            <text:p>0.587999999523163</text:p>
          </table:table-cell>
          <table:table-cell table:style-name="ce2" table:formula="of:=IF([.P15]; 1-[.P15]/MIN([.B15:.O15]); &quot;&quot;)" office:value-type="float" office:value="0.0937114680592431" calcext:value-type="float">
            <text:p>0.093711468059243</text:p>
          </table:table-cell>
          <table:table-cell table:formula="of:=IF([.P15]; 1-[.P15]/MAX([.B15:.O15]); &quot;&quot;)" office:value-type="float" office:value="0.320911611268291" calcext:value-type="float">
            <text:p>0.320911611268291</text:p>
          </table:table-cell>
          <table:table-cell table:formula="of:=IF([.P15]; 1-[.P15]/AVERAGE([.B15:.O15]); &quot;&quot;)" office:value-type="float" office:value="0.253897281571817" calcext:value-type="float">
            <text:p>0.253897281571817</text:p>
          </table:table-cell>
          <table:table-cell table:style-name="ce4" table:formula="of:=IF([.P15]&gt;MAX([.B15:.O15]); 1; IF([.P15]&gt;AVERAGE([.B15:.O15]); 2; IF([.P15]&gt;MIN([.B15:.O15]); 3; IF([.P15]&gt;MAX([.B15:.O15])*0.75; 4; 5))))" office:value-type="float" office:value="5" calcext:value-type="float">
            <text:p>5</text:p>
          </table:table-cell>
          <table:table-cell/>
          <table:table-cell office:value-type="float" office:value="0.611999988555908" calcext:value-type="float">
            <text:p>0.611999988555908</text:p>
          </table:table-cell>
          <table:table-cell/>
          <table:table-cell table:formula="of:=ROUND([.B15];4)*100 &amp;&quot;\%&quot;" office:value-type="string" office:string-value="75.39\%" calcext:value-type="string">
            <text:p>75.39\%</text:p>
          </table:table-cell>
          <table:table-cell table:formula="of:=ROUND([.C15];4)*100 &amp;&quot;\%&quot;" office:value-type="string" office:string-value="81.11\%" calcext:value-type="string">
            <text:p>81.11\%</text:p>
          </table:table-cell>
          <table:table-cell table:formula="of:=ROUND([.D15];4)*100 &amp;&quot;\%&quot;" office:value-type="string" office:string-value="84.29\%" calcext:value-type="string">
            <text:p>84.29\%</text:p>
          </table:table-cell>
          <table:table-cell table:formula="of:=ROUND([.E15];4)*100 &amp;&quot;\%&quot;" office:value-type="string" office:string-value="86.59\%" calcext:value-type="string">
            <text:p>86.59\%</text:p>
          </table:table-cell>
          <table:table-cell table:formula="of:=ROUND([.F15];4)*100 &amp;&quot;\%&quot;" office:value-type="string" office:string-value="79.91\%" calcext:value-type="string">
            <text:p>79.91\%</text:p>
          </table:table-cell>
          <table:table-cell table:formula="of:=ROUND([.G15];4)*100 &amp;&quot;\%&quot;" office:value-type="string" office:string-value="86.04\%" calcext:value-type="string">
            <text:p>86.04\%</text:p>
          </table:table-cell>
          <table:table-cell table:formula="of:=ROUND([.H15];4)*100 &amp;&quot;\%&quot;" office:value-type="string" office:string-value="71.43\%" calcext:value-type="string">
            <text:p>71.43\%</text:p>
          </table:table-cell>
          <table:table-cell table:formula="of:=ROUND([.I15];4)*100 &amp;&quot;\%&quot;" office:value-type="string" office:string-value="77.85\%" calcext:value-type="string">
            <text:p>77.85\%</text:p>
          </table:table-cell>
          <table:table-cell table:formula="of:=ROUND([.J15];4)*100 &amp;&quot;\%&quot;" office:value-type="string" office:string-value="82\%" calcext:value-type="string">
            <text:p>82\%</text:p>
          </table:table-cell>
          <table:table-cell table:formula="of:=ROUND([.K15];4)*100 &amp;&quot;\%&quot;" office:value-type="string" office:string-value="77.88\%" calcext:value-type="string">
            <text:p>77.88\%</text:p>
          </table:table-cell>
          <table:table-cell table:formula="of:=ROUND([.L15];4)*100 &amp;&quot;\%&quot;" office:value-type="string" office:string-value="80.05\%" calcext:value-type="string">
            <text:p>80.05\%</text:p>
          </table:table-cell>
          <table:table-cell table:formula="of:=ROUND([.M15];4)*100 &amp;&quot;\%&quot;" office:value-type="string" office:string-value="77.89\%" calcext:value-type="string">
            <text:p>77.89\%</text:p>
          </table:table-cell>
          <table:table-cell table:formula="of:=ROUND([.N15];4)*100 &amp;&quot;\%&quot;" office:value-type="string" office:string-value="64.88\%" calcext:value-type="string">
            <text:p>64.88\%</text:p>
          </table:table-cell>
          <table:table-cell table:formula="of:=ROUND([.O15];4)*100 &amp;&quot;\%&quot;" office:value-type="string" office:string-value="78.03\%" calcext:value-type="string">
            <text:p>78.03\%</text:p>
          </table:table-cell>
          <table:table-cell table:formula="of:=ROUND(AVERAGE([.B15:.O15]);4)*100&amp;&quot;\%&quot;" office:value-type="string" office:string-value="78.81\%" calcext:value-type="string">
            <text:p>78.81\%</text:p>
          </table:table-cell>
          <table:table-cell table:formula="of:=ROUND([.P15];4)*100 &amp;&quot;\%&quot;" office:value-type="string" office:string-value="58.8\%" calcext:value-type="string">
            <text:p>58.8\%</text:p>
          </table:table-cell>
          <table:table-cell table:style-name="ce2" table:formula="of:=&quot;\hline &quot;&amp;[.X15]&amp;&quot; &amp; &quot;&amp;[.Y15]&amp;&quot; &amp; &quot;&amp;[.Z15]&amp;&quot; &amp; &quot;&amp;[.AA15]&amp;&quot; &amp; &quot;&amp;[.AB15]&amp;&quot; &amp; &quot;&amp;[.AC15]&amp;&quot; &amp; &quot;&amp;[.AD15]&amp;&quot; &amp; &quot;&amp;[.AE15]&amp;&quot; &amp; &quot;&amp;[.AF15]&amp;&quot; &amp; &quot;&amp;[.AG15]&amp;&quot; &amp; &quot;&amp;[.AH15]&amp;&quot; &amp; &quot;&amp;[.AI15]&amp;&quot; &amp; &quot;&amp;[.AJ15]&amp;&quot; &amp; &quot;&amp;[.AK15]&amp;&quot; &amp; &quot;&amp;[.AL15]&amp;&quot; &amp; &quot;&amp;[.AM15]&amp;&quot; \\&quot;" office:value-type="string" office:string-value="\hline 75.39\% &amp; 81.11\% &amp; 84.29\% &amp; 86.59\% &amp; 79.91\% &amp; 86.04\% &amp; 71.43\% &amp; 77.85\% &amp; 82\% &amp; 77.88\% &amp; 80.05\% &amp; 77.89\% &amp; 64.88\% &amp; 78.03\% &amp; 78.81\% &amp; 58.8\% \\" calcext:value-type="string">
            <text:p>\hline 75.39\% &amp; 81.11\% &amp; 84.29\% &amp; 86.59\% &amp; 79.91\% &amp; 86.04\% &amp; 71.43\% &amp; 77.85\% &amp; 82\% &amp; 77.88\% &amp; 80.05\% &amp; 77.89\% &amp; 64.88\% &amp; 78.03\% &amp; 78.81\% &amp; 58.8\% \\</text:p>
          </table:table-cell>
        </table:table-row>
        <table:table-row table:style-name="ro1">
          <table:table-cell office:value-type="string" calcext:value-type="string">
            <text:p>CricketX</text:p>
          </table:table-cell>
          <table:table-cell table:style-name="ce5" office:value-type="float" office:value="0.83042735042735" calcext:value-type="float">
            <text:p>0.83042735042735</text:p>
          </table:table-cell>
          <table:table-cell table:style-name="ce6" office:value-type="float" office:value="0.816153846153846" calcext:value-type="float">
            <text:p>0.816153846153846</text:p>
          </table:table-cell>
          <table:table-cell table:style-name="ce6" office:value-type="float" office:value="0.838974358974359" calcext:value-type="float">
            <text:p>0.838974358974359</text:p>
          </table:table-cell>
          <table:table-cell table:style-name="ce6" office:value-type="float" office:value="0.853333333333333" calcext:value-type="float">
            <text:p>0.853333333333333</text:p>
          </table:table-cell>
          <table:table-cell table:style-name="ce6" office:value-type="float" office:value="0.792051282051282" calcext:value-type="float">
            <text:p>0.792051282051282</text:p>
          </table:table-cell>
          <table:table-cell table:style-name="ce6" office:value-type="float" office:value="0.808119658119658" calcext:value-type="float">
            <text:p>0.808119658119658</text:p>
          </table:table-cell>
          <table:table-cell table:style-name="ce6" office:value-type="float" office:value="0.80042735042735" calcext:value-type="float">
            <text:p>0.80042735042735</text:p>
          </table:table-cell>
          <table:table-cell table:style-name="ce6" office:value-type="float" office:value="0.775726495726496" calcext:value-type="float">
            <text:p>0.775726495726496</text:p>
          </table:table-cell>
          <table:table-cell table:style-name="ce6" office:value-type="float" office:value="0.784102564102564" calcext:value-type="float">
            <text:p>0.784102564102564</text:p>
          </table:table-cell>
          <table:table-cell table:style-name="ce6" office:value-type="float" office:value="0.764273504273504" calcext:value-type="float">
            <text:p>0.764273504273504</text:p>
          </table:table-cell>
          <table:table-cell table:style-name="ce6" office:value-type="float" office:value="0.762393162393163" calcext:value-type="float">
            <text:p>0.762393162393163</text:p>
          </table:table-cell>
          <table:table-cell table:style-name="ce6" office:value-type="float" office:value="0.706239316239316" calcext:value-type="float">
            <text:p>0.706239316239316</text:p>
          </table:table-cell>
          <table:table-cell table:style-name="ce6" office:value-type="float" office:value="0.692735042735043" calcext:value-type="float">
            <text:p>0.692735042735043</text:p>
          </table:table-cell>
          <table:table-cell table:style-name="ce6" office:value-type="float" office:value="0.608888888888889" calcext:value-type="float">
            <text:p>0.608888888888889</text:p>
          </table:table-cell>
          <table:table-cell table:style-name="ce6" office:value-type="float" office:value="0.615384638309479" calcext:value-type="float">
            <text:p>0.615384638309479</text:p>
          </table:table-cell>
          <table:table-cell table:style-name="ce2" table:formula="of:=IF([.P16]; 1-[.P16]/MIN([.B16:.O16]); &quot;&quot;)" office:value-type="float" office:value="-0.010668201603159" calcext:value-type="float">
            <text:p>-0.010668201603159</text:p>
          </table:table-cell>
          <table:table-cell table:formula="of:=IF([.P16]; 1-[.P16]/MAX([.B16:.O16]); &quot;&quot;)" office:value-type="float" office:value="0.278846126981079" calcext:value-type="float">
            <text:p>0.278846126981079</text:p>
          </table:table-cell>
          <table:table-cell table:formula="of:=IF([.P16]; 1-[.P16]/AVERAGE([.B16:.O16]); &quot;&quot;)" office:value-type="float" office:value="0.204771342144808" calcext:value-type="float">
            <text:p>0.204771342144808</text:p>
          </table:table-cell>
          <table:table-cell table:style-name="ce4" table:formula="of:=IF([.P16]&gt;MAX([.B16:.O16]); 1; IF([.P16]&gt;AVERAGE([.B16:.O16]); 2; IF([.P16]&gt;MIN([.B16:.O16]); 3; IF([.P16]&gt;MAX([.B16:.O16])*0.75; 4; 5))))" office:value-type="float" office:value="3" calcext:value-type="float">
            <text:p>3</text:p>
          </table:table-cell>
          <table:table-cell/>
          <table:table-cell office:value-type="float" office:value="0.625641047954559" calcext:value-type="float">
            <text:p>0.625641047954559</text:p>
          </table:table-cell>
          <table:table-cell/>
          <table:table-cell table:formula="of:=ROUND([.B16];4)*100 &amp;&quot;\%&quot;" office:value-type="string" office:string-value="83.04\%" calcext:value-type="string">
            <text:p>83.04\%</text:p>
          </table:table-cell>
          <table:table-cell table:formula="of:=ROUND([.C16];4)*100 &amp;&quot;\%&quot;" office:value-type="string" office:string-value="81.62\%" calcext:value-type="string">
            <text:p>81.62\%</text:p>
          </table:table-cell>
          <table:table-cell table:formula="of:=ROUND([.D16];4)*100 &amp;&quot;\%&quot;" office:value-type="string" office:string-value="83.9\%" calcext:value-type="string">
            <text:p>83.9\%</text:p>
          </table:table-cell>
          <table:table-cell table:formula="of:=ROUND([.E16];4)*100 &amp;&quot;\%&quot;" office:value-type="string" office:string-value="85.33\%" calcext:value-type="string">
            <text:p>85.33\%</text:p>
          </table:table-cell>
          <table:table-cell table:formula="of:=ROUND([.F16];4)*100 &amp;&quot;\%&quot;" office:value-type="string" office:string-value="79.21\%" calcext:value-type="string">
            <text:p>79.21\%</text:p>
          </table:table-cell>
          <table:table-cell table:formula="of:=ROUND([.G16];4)*100 &amp;&quot;\%&quot;" office:value-type="string" office:string-value="80.81\%" calcext:value-type="string">
            <text:p>80.81\%</text:p>
          </table:table-cell>
          <table:table-cell table:formula="of:=ROUND([.H16];4)*100 &amp;&quot;\%&quot;" office:value-type="string" office:string-value="80.04\%" calcext:value-type="string">
            <text:p>80.04\%</text:p>
          </table:table-cell>
          <table:table-cell table:formula="of:=ROUND([.I16];4)*100 &amp;&quot;\%&quot;" office:value-type="string" office:string-value="77.57\%" calcext:value-type="string">
            <text:p>77.57\%</text:p>
          </table:table-cell>
          <table:table-cell table:formula="of:=ROUND([.J16];4)*100 &amp;&quot;\%&quot;" office:value-type="string" office:string-value="78.41\%" calcext:value-type="string">
            <text:p>78.41\%</text:p>
          </table:table-cell>
          <table:table-cell table:formula="of:=ROUND([.K16];4)*100 &amp;&quot;\%&quot;" office:value-type="string" office:string-value="76.43\%" calcext:value-type="string">
            <text:p>76.43\%</text:p>
          </table:table-cell>
          <table:table-cell table:formula="of:=ROUND([.L16];4)*100 &amp;&quot;\%&quot;" office:value-type="string" office:string-value="76.24\%" calcext:value-type="string">
            <text:p>76.24\%</text:p>
          </table:table-cell>
          <table:table-cell table:formula="of:=ROUND([.M16];4)*100 &amp;&quot;\%&quot;" office:value-type="string" office:string-value="70.62\%" calcext:value-type="string">
            <text:p>70.62\%</text:p>
          </table:table-cell>
          <table:table-cell table:formula="of:=ROUND([.N16];4)*100 &amp;&quot;\%&quot;" office:value-type="string" office:string-value="69.27\%" calcext:value-type="string">
            <text:p>69.27\%</text:p>
          </table:table-cell>
          <table:table-cell table:formula="of:=ROUND([.O16];4)*100 &amp;&quot;\%&quot;" office:value-type="string" office:string-value="60.89\%" calcext:value-type="string">
            <text:p>60.89\%</text:p>
          </table:table-cell>
          <table:table-cell table:formula="of:=ROUND(AVERAGE([.B16:.O16]);4)*100&amp;&quot;\%&quot;" office:value-type="string" office:string-value="77.38\%" calcext:value-type="string">
            <text:p>77.38\%</text:p>
          </table:table-cell>
          <table:table-cell table:formula="of:=ROUND([.P16];4)*100 &amp;&quot;\%&quot;" office:value-type="string" office:string-value="61.54\%" calcext:value-type="string">
            <text:p>61.54\%</text:p>
          </table:table-cell>
          <table:table-cell table:style-name="ce2" table:formula="of:=&quot;\hline &quot;&amp;[.X16]&amp;&quot; &amp; &quot;&amp;[.Y16]&amp;&quot; &amp; &quot;&amp;[.Z16]&amp;&quot; &amp; &quot;&amp;[.AA16]&amp;&quot; &amp; &quot;&amp;[.AB16]&amp;&quot; &amp; &quot;&amp;[.AC16]&amp;&quot; &amp; &quot;&amp;[.AD16]&amp;&quot; &amp; &quot;&amp;[.AE16]&amp;&quot; &amp; &quot;&amp;[.AF16]&amp;&quot; &amp; &quot;&amp;[.AG16]&amp;&quot; &amp; &quot;&amp;[.AH16]&amp;&quot; &amp; &quot;&amp;[.AI16]&amp;&quot; &amp; &quot;&amp;[.AJ16]&amp;&quot; &amp; &quot;&amp;[.AK16]&amp;&quot; &amp; &quot;&amp;[.AL16]&amp;&quot; &amp; &quot;&amp;[.AM16]&amp;&quot; \\&quot;" office:value-type="string" office:string-value="\hline 83.04\% &amp; 81.62\% &amp; 83.9\% &amp; 85.33\% &amp; 79.21\% &amp; 80.81\% &amp; 80.04\% &amp; 77.57\% &amp; 78.41\% &amp; 76.43\% &amp; 76.24\% &amp; 70.62\% &amp; 69.27\% &amp; 60.89\% &amp; 77.38\% &amp; 61.54\% \\" calcext:value-type="string">
            <text:p>\hline 83.04\% &amp; 81.62\% &amp; 83.9\% &amp; 85.33\% &amp; 79.21\% &amp; 80.81\% &amp; 80.04\% &amp; 77.57\% &amp; 78.41\% &amp; 76.43\% &amp; 76.24\% &amp; 70.62\% &amp; 69.27\% &amp; 60.89\% &amp; 77.38\% &amp; 61.54\% \\</text:p>
          </table:table-cell>
        </table:table-row>
        <table:table-row table:style-name="ro1">
          <table:table-cell office:value-type="string" calcext:value-type="string">
            <text:p>CricketY</text:p>
          </table:table-cell>
          <table:table-cell table:style-name="ce5" office:value-type="float" office:value="0.817008547008547" calcext:value-type="float">
            <text:p>0.817008547008547</text:p>
          </table:table-cell>
          <table:table-cell table:style-name="ce6" office:value-type="float" office:value="0.80982905982906" calcext:value-type="float">
            <text:p>0.80982905982906</text:p>
          </table:table-cell>
          <table:table-cell table:style-name="ce6" office:value-type="float" office:value="0.845042735042735" calcext:value-type="float">
            <text:p>0.845042735042735</text:p>
          </table:table-cell>
          <table:table-cell table:style-name="ce6" office:value-type="float" office:value="0.85982905982906" calcext:value-type="float">
            <text:p>0.85982905982906</text:p>
          </table:table-cell>
          <table:table-cell table:style-name="ce6" office:value-type="float" office:value="0.777948717948718" calcext:value-type="float">
            <text:p>0.777948717948718</text:p>
          </table:table-cell>
          <table:table-cell table:style-name="ce6" office:value-type="float" office:value="0.81017094017094" calcext:value-type="float">
            <text:p>0.81017094017094</text:p>
          </table:table-cell>
          <table:table-cell table:style-name="ce6" office:value-type="float" office:value="0.79982905982906" calcext:value-type="float">
            <text:p>0.79982905982906</text:p>
          </table:table-cell>
          <table:table-cell table:style-name="ce6" office:value-type="float" office:value="0.77957264957265" calcext:value-type="float">
            <text:p>0.77957264957265</text:p>
          </table:table-cell>
          <table:table-cell table:style-name="ce6" office:value-type="float" office:value="0.771367521367521" calcext:value-type="float">
            <text:p>0.771367521367521</text:p>
          </table:table-cell>
          <table:table-cell table:style-name="ce6" office:value-type="float" office:value="0.751282051282051" calcext:value-type="float">
            <text:p>0.751282051282051</text:p>
          </table:table-cell>
          <table:table-cell table:style-name="ce6" office:value-type="float" office:value="0.75042735042735" calcext:value-type="float">
            <text:p>0.75042735042735</text:p>
          </table:table-cell>
          <table:table-cell table:style-name="ce6" office:value-type="float" office:value="0.709145299145299" calcext:value-type="float">
            <text:p>0.709145299145299</text:p>
          </table:table-cell>
          <table:table-cell table:style-name="ce6" office:value-type="float" office:value="0.685897435897436" calcext:value-type="float">
            <text:p>0.685897435897436</text:p>
          </table:table-cell>
          <table:table-cell table:style-name="ce6" office:value-type="float" office:value="0.59051282051282" calcext:value-type="float">
            <text:p>0.59051282051282</text:p>
          </table:table-cell>
          <table:table-cell table:style-name="ce6" office:value-type="float" office:value="0.666666686534882" calcext:value-type="float">
            <text:p>0.666666686534882</text:p>
          </table:table-cell>
          <table:table-cell table:style-name="ce2" table:formula="of:=IF([.P17]; 1-[.P17]/MIN([.B17:.O17]); &quot;&quot;)" office:value-type="float" office:value="-0.128962256832845" calcext:value-type="float">
            <text:p>-0.128962256832845</text:p>
          </table:table-cell>
          <table:table-cell table:formula="of:=IF([.P17]; 1-[.P17]/MAX([.B17:.O17]); &quot;&quot;)" office:value-type="float" office:value="0.22465206436798" calcext:value-type="float">
            <text:p>0.22465206436798</text:p>
          </table:table-cell>
          <table:table-cell table:formula="of:=IF([.P17]; 1-[.P17]/AVERAGE([.B17:.O17]); &quot;&quot;)" office:value-type="float" office:value="0.132417526004324" calcext:value-type="float">
            <text:p>0.132417526004324</text:p>
          </table:table-cell>
          <table:table-cell table:style-name="ce4" table:formula="of:=IF([.P17]&gt;MAX([.B17:.O17]); 1; IF([.P17]&gt;AVERAGE([.B17:.O17]); 2; IF([.P17]&gt;MIN([.B17:.O17]); 3; IF([.P17]&gt;MAX([.B17:.O17])*0.75; 4; 5))))" office:value-type="float" office:value="3" calcext:value-type="float">
            <text:p>3</text:p>
          </table:table-cell>
          <table:table-cell/>
          <table:table-cell office:value-type="float" office:value="0.653846144676209" calcext:value-type="float">
            <text:p>0.653846144676209</text:p>
          </table:table-cell>
          <table:table-cell/>
          <table:table-cell table:formula="of:=ROUND([.B17];4)*100 &amp;&quot;\%&quot;" office:value-type="string" office:string-value="81.7\%" calcext:value-type="string">
            <text:p>81.7\%</text:p>
          </table:table-cell>
          <table:table-cell table:formula="of:=ROUND([.C17];4)*100 &amp;&quot;\%&quot;" office:value-type="string" office:string-value="80.98\%" calcext:value-type="string">
            <text:p>80.98\%</text:p>
          </table:table-cell>
          <table:table-cell table:formula="of:=ROUND([.D17];4)*100 &amp;&quot;\%&quot;" office:value-type="string" office:string-value="84.5\%" calcext:value-type="string">
            <text:p>84.5\%</text:p>
          </table:table-cell>
          <table:table-cell table:formula="of:=ROUND([.E17];4)*100 &amp;&quot;\%&quot;" office:value-type="string" office:string-value="85.98\%" calcext:value-type="string">
            <text:p>85.98\%</text:p>
          </table:table-cell>
          <table:table-cell table:formula="of:=ROUND([.F17];4)*100 &amp;&quot;\%&quot;" office:value-type="string" office:string-value="77.79\%" calcext:value-type="string">
            <text:p>77.79\%</text:p>
          </table:table-cell>
          <table:table-cell table:formula="of:=ROUND([.G17];4)*100 &amp;&quot;\%&quot;" office:value-type="string" office:string-value="81.02\%" calcext:value-type="string">
            <text:p>81.02\%</text:p>
          </table:table-cell>
          <table:table-cell table:formula="of:=ROUND([.H17];4)*100 &amp;&quot;\%&quot;" office:value-type="string" office:string-value="79.98\%" calcext:value-type="string">
            <text:p>79.98\%</text:p>
          </table:table-cell>
          <table:table-cell table:formula="of:=ROUND([.I17];4)*100 &amp;&quot;\%&quot;" office:value-type="string" office:string-value="77.96\%" calcext:value-type="string">
            <text:p>77.96\%</text:p>
          </table:table-cell>
          <table:table-cell table:formula="of:=ROUND([.J17];4)*100 &amp;&quot;\%&quot;" office:value-type="string" office:string-value="77.14\%" calcext:value-type="string">
            <text:p>77.14\%</text:p>
          </table:table-cell>
          <table:table-cell table:formula="of:=ROUND([.K17];4)*100 &amp;&quot;\%&quot;" office:value-type="string" office:string-value="75.13\%" calcext:value-type="string">
            <text:p>75.13\%</text:p>
          </table:table-cell>
          <table:table-cell table:formula="of:=ROUND([.L17];4)*100 &amp;&quot;\%&quot;" office:value-type="string" office:string-value="75.04\%" calcext:value-type="string">
            <text:p>75.04\%</text:p>
          </table:table-cell>
          <table:table-cell table:formula="of:=ROUND([.M17];4)*100 &amp;&quot;\%&quot;" office:value-type="string" office:string-value="70.91\%" calcext:value-type="string">
            <text:p>70.91\%</text:p>
          </table:table-cell>
          <table:table-cell table:formula="of:=ROUND([.N17];4)*100 &amp;&quot;\%&quot;" office:value-type="string" office:string-value="68.59\%" calcext:value-type="string">
            <text:p>68.59\%</text:p>
          </table:table-cell>
          <table:table-cell table:formula="of:=ROUND([.O17];4)*100 &amp;&quot;\%&quot;" office:value-type="string" office:string-value="59.05\%" calcext:value-type="string">
            <text:p>59.05\%</text:p>
          </table:table-cell>
          <table:table-cell table:formula="of:=ROUND(AVERAGE([.B17:.O17]);4)*100&amp;&quot;\%&quot;" office:value-type="string" office:string-value="76.84\%" calcext:value-type="string">
            <text:p>76.84\%</text:p>
          </table:table-cell>
          <table:table-cell table:formula="of:=ROUND([.P17];4)*100 &amp;&quot;\%&quot;" office:value-type="string" office:string-value="66.67\%" calcext:value-type="string">
            <text:p>66.67\%</text:p>
          </table:table-cell>
          <table:table-cell table:style-name="ce2" table:formula="of:=&quot;\hline &quot;&amp;[.X17]&amp;&quot; &amp; &quot;&amp;[.Y17]&amp;&quot; &amp; &quot;&amp;[.Z17]&amp;&quot; &amp; &quot;&amp;[.AA17]&amp;&quot; &amp; &quot;&amp;[.AB17]&amp;&quot; &amp; &quot;&amp;[.AC17]&amp;&quot; &amp; &quot;&amp;[.AD17]&amp;&quot; &amp; &quot;&amp;[.AE17]&amp;&quot; &amp; &quot;&amp;[.AF17]&amp;&quot; &amp; &quot;&amp;[.AG17]&amp;&quot; &amp; &quot;&amp;[.AH17]&amp;&quot; &amp; &quot;&amp;[.AI17]&amp;&quot; &amp; &quot;&amp;[.AJ17]&amp;&quot; &amp; &quot;&amp;[.AK17]&amp;&quot; &amp; &quot;&amp;[.AL17]&amp;&quot; &amp; &quot;&amp;[.AM17]&amp;&quot; \\&quot;" office:value-type="string" office:string-value="\hline 81.7\% &amp; 80.98\% &amp; 84.5\% &amp; 85.98\% &amp; 77.79\% &amp; 81.02\% &amp; 79.98\% &amp; 77.96\% &amp; 77.14\% &amp; 75.13\% &amp; 75.04\% &amp; 70.91\% &amp; 68.59\% &amp; 59.05\% &amp; 76.84\% &amp; 66.67\% \\" calcext:value-type="string">
            <text:p>\hline 81.7\% &amp; 80.98\% &amp; 84.5\% &amp; 85.98\% &amp; 77.79\% &amp; 81.02\% &amp; 79.98\% &amp; 77.96\% &amp; 77.14\% &amp; 75.13\% &amp; 75.04\% &amp; 70.91\% &amp; 68.59\% &amp; 59.05\% &amp; 76.84\% &amp; 66.67\% \\</text:p>
          </table:table-cell>
        </table:table-row>
        <table:table-row table:style-name="ro1">
          <table:table-cell office:value-type="string" calcext:value-type="string">
            <text:p>CricketZ</text:p>
          </table:table-cell>
          <table:table-cell table:style-name="ce5" office:value-type="float" office:value="0.838205128205128" calcext:value-type="float">
            <text:p>0.838205128205128</text:p>
          </table:table-cell>
          <table:table-cell table:style-name="ce6" office:value-type="float" office:value="0.833931623931624" calcext:value-type="float">
            <text:p>0.833931623931624</text:p>
          </table:table-cell>
          <table:table-cell table:style-name="ce6" office:value-type="float" office:value="0.853247863247863" calcext:value-type="float">
            <text:p>0.853247863247863</text:p>
          </table:table-cell>
          <table:table-cell table:style-name="ce6" office:value-type="float" office:value="0.860940170940171" calcext:value-type="float">
            <text:p>0.860940170940171</text:p>
          </table:table-cell>
          <table:table-cell table:style-name="ce6" office:value-type="float" office:value="0.807179487179487" calcext:value-type="float">
            <text:p>0.807179487179487</text:p>
          </table:table-cell>
          <table:table-cell table:style-name="ce6" office:value-type="float" office:value="0.813247863247863" calcext:value-type="float">
            <text:p>0.813247863247863</text:p>
          </table:table-cell>
          <table:table-cell table:style-name="ce6" office:value-type="float" office:value="0.802820512820513" calcext:value-type="float">
            <text:p>0.802820512820513</text:p>
          </table:table-cell>
          <table:table-cell table:style-name="ce6" office:value-type="float" office:value="0.78991452991453" calcext:value-type="float">
            <text:p>0.78991452991453</text:p>
          </table:table-cell>
          <table:table-cell table:style-name="ce6" office:value-type="float" office:value="0.786752136752137" calcext:value-type="float">
            <text:p>0.786752136752137</text:p>
          </table:table-cell>
          <table:table-cell table:style-name="ce6" office:value-type="float" office:value="0.772478632478633" calcext:value-type="float">
            <text:p>0.772478632478633</text:p>
          </table:table-cell>
          <table:table-cell table:style-name="ce6" office:value-type="float" office:value="0.769316239316239" calcext:value-type="float">
            <text:p>0.769316239316239</text:p>
          </table:table-cell>
          <table:table-cell table:style-name="ce6" office:value-type="float" office:value="0.721623931623931" calcext:value-type="float">
            <text:p>0.721623931623931</text:p>
          </table:table-cell>
          <table:table-cell table:style-name="ce6" office:value-type="float" office:value="0.705897435897436" calcext:value-type="float">
            <text:p>0.705897435897436</text:p>
          </table:table-cell>
          <table:table-cell table:style-name="ce6" office:value-type="float" office:value="0.628205128205128" calcext:value-type="float">
            <text:p>0.628205128205128</text:p>
          </table:table-cell>
          <table:table-cell table:style-name="ce6" office:value-type="float" office:value="0.63589745759964" calcext:value-type="float">
            <text:p>0.63589745759964</text:p>
          </table:table-cell>
          <table:table-cell table:style-name="ce2" table:formula="of:=IF([.P18]; 1-[.P18]/MIN([.B18:.O18]); &quot;&quot;)" office:value-type="float" office:value="-0.0122449325055496" calcext:value-type="float">
            <text:p>-0.01224493250555</text:p>
          </table:table-cell>
          <table:table-cell table:formula="of:=IF([.P18]; 1-[.P18]/MAX([.B18:.O18]); &quot;&quot;)" office:value-type="float" office:value="0.261391814363567" calcext:value-type="float">
            <text:p>0.261391814363567</text:p>
          </table:table-cell>
          <table:table-cell table:formula="of:=IF([.P18]; 1-[.P18]/AVERAGE([.B18:.O18]); &quot;&quot;)" office:value-type="float" office:value="0.189479390282305" calcext:value-type="float">
            <text:p>0.189479390282305</text:p>
          </table:table-cell>
          <table:table-cell table:style-name="ce4" table:formula="of:=IF([.P18]&gt;MAX([.B18:.O18]); 1; IF([.P18]&gt;AVERAGE([.B18:.O18]); 2; IF([.P18]&gt;MIN([.B18:.O18]); 3; IF([.P18]&gt;MAX([.B18:.O18])*0.75; 4; 5))))" office:value-type="float" office:value="3" calcext:value-type="float">
            <text:p>3</text:p>
          </table:table-cell>
          <table:table-cell/>
          <table:table-cell office:value-type="float" office:value="0.648717939853668" calcext:value-type="float">
            <text:p>0.648717939853668</text:p>
          </table:table-cell>
          <table:table-cell/>
          <table:table-cell table:formula="of:=ROUND([.B18];4)*100 &amp;&quot;\%&quot;" office:value-type="string" office:string-value="83.82\%" calcext:value-type="string">
            <text:p>83.82\%</text:p>
          </table:table-cell>
          <table:table-cell table:formula="of:=ROUND([.C18];4)*100 &amp;&quot;\%&quot;" office:value-type="string" office:string-value="83.39\%" calcext:value-type="string">
            <text:p>83.39\%</text:p>
          </table:table-cell>
          <table:table-cell table:formula="of:=ROUND([.D18];4)*100 &amp;&quot;\%&quot;" office:value-type="string" office:string-value="85.32\%" calcext:value-type="string">
            <text:p>85.32\%</text:p>
          </table:table-cell>
          <table:table-cell table:formula="of:=ROUND([.E18];4)*100 &amp;&quot;\%&quot;" office:value-type="string" office:string-value="86.09\%" calcext:value-type="string">
            <text:p>86.09\%</text:p>
          </table:table-cell>
          <table:table-cell table:formula="of:=ROUND([.F18];4)*100 &amp;&quot;\%&quot;" office:value-type="string" office:string-value="80.72\%" calcext:value-type="string">
            <text:p>80.72\%</text:p>
          </table:table-cell>
          <table:table-cell table:formula="of:=ROUND([.G18];4)*100 &amp;&quot;\%&quot;" office:value-type="string" office:string-value="81.32\%" calcext:value-type="string">
            <text:p>81.32\%</text:p>
          </table:table-cell>
          <table:table-cell table:formula="of:=ROUND([.H18];4)*100 &amp;&quot;\%&quot;" office:value-type="string" office:string-value="80.28\%" calcext:value-type="string">
            <text:p>80.28\%</text:p>
          </table:table-cell>
          <table:table-cell table:formula="of:=ROUND([.I18];4)*100 &amp;&quot;\%&quot;" office:value-type="string" office:string-value="78.99\%" calcext:value-type="string">
            <text:p>78.99\%</text:p>
          </table:table-cell>
          <table:table-cell table:formula="of:=ROUND([.J18];4)*100 &amp;&quot;\%&quot;" office:value-type="string" office:string-value="78.68\%" calcext:value-type="string">
            <text:p>78.68\%</text:p>
          </table:table-cell>
          <table:table-cell table:formula="of:=ROUND([.K18];4)*100 &amp;&quot;\%&quot;" office:value-type="string" office:string-value="77.25\%" calcext:value-type="string">
            <text:p>77.25\%</text:p>
          </table:table-cell>
          <table:table-cell table:formula="of:=ROUND([.L18];4)*100 &amp;&quot;\%&quot;" office:value-type="string" office:string-value="76.93\%" calcext:value-type="string">
            <text:p>76.93\%</text:p>
          </table:table-cell>
          <table:table-cell table:formula="of:=ROUND([.M18];4)*100 &amp;&quot;\%&quot;" office:value-type="string" office:string-value="72.16\%" calcext:value-type="string">
            <text:p>72.16\%</text:p>
          </table:table-cell>
          <table:table-cell table:formula="of:=ROUND([.N18];4)*100 &amp;&quot;\%&quot;" office:value-type="string" office:string-value="70.59\%" calcext:value-type="string">
            <text:p>70.59\%</text:p>
          </table:table-cell>
          <table:table-cell table:formula="of:=ROUND([.O18];4)*100 &amp;&quot;\%&quot;" office:value-type="string" office:string-value="62.82\%" calcext:value-type="string">
            <text:p>62.82\%</text:p>
          </table:table-cell>
          <table:table-cell table:formula="of:=ROUND(AVERAGE([.B18:.O18]);4)*100&amp;&quot;\%&quot;" office:value-type="string" office:string-value="78.46\%" calcext:value-type="string">
            <text:p>78.46\%</text:p>
          </table:table-cell>
          <table:table-cell table:formula="of:=ROUND([.P18];4)*100 &amp;&quot;\%&quot;" office:value-type="string" office:string-value="63.59\%" calcext:value-type="string">
            <text:p>63.59\%</text:p>
          </table:table-cell>
          <table:table-cell table:style-name="ce2" table:formula="of:=&quot;\hline &quot;&amp;[.X18]&amp;&quot; &amp; &quot;&amp;[.Y18]&amp;&quot; &amp; &quot;&amp;[.Z18]&amp;&quot; &amp; &quot;&amp;[.AA18]&amp;&quot; &amp; &quot;&amp;[.AB18]&amp;&quot; &amp; &quot;&amp;[.AC18]&amp;&quot; &amp; &quot;&amp;[.AD18]&amp;&quot; &amp; &quot;&amp;[.AE18]&amp;&quot; &amp; &quot;&amp;[.AF18]&amp;&quot; &amp; &quot;&amp;[.AG18]&amp;&quot; &amp; &quot;&amp;[.AH18]&amp;&quot; &amp; &quot;&amp;[.AI18]&amp;&quot; &amp; &quot;&amp;[.AJ18]&amp;&quot; &amp; &quot;&amp;[.AK18]&amp;&quot; &amp; &quot;&amp;[.AL18]&amp;&quot; &amp; &quot;&amp;[.AM18]&amp;&quot; \\&quot;" office:value-type="string" office:string-value="\hline 83.82\% &amp; 83.39\% &amp; 85.32\% &amp; 86.09\% &amp; 80.72\% &amp; 81.32\% &amp; 80.28\% &amp; 78.99\% &amp; 78.68\% &amp; 77.25\% &amp; 76.93\% &amp; 72.16\% &amp; 70.59\% &amp; 62.82\% &amp; 78.46\% &amp; 63.59\% \\" calcext:value-type="string">
            <text:p>\hline 83.82\% &amp; 83.39\% &amp; 85.32\% &amp; 86.09\% &amp; 80.72\% &amp; 81.32\% &amp; 80.28\% &amp; 78.99\% &amp; 78.68\% &amp; 77.25\% &amp; 76.93\% &amp; 72.16\% &amp; 70.59\% &amp; 62.82\% &amp; 78.46\% &amp; 63.59\% \\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table:style-name="ce5" office:value-type="float" office:value="0.762101190476191" calcext:value-type="float">
            <text:p>0.762101190476191</text:p>
          </table:table-cell>
          <table:table-cell table:style-name="ce6" office:value-type="float" office:value="0.768162698412698" calcext:value-type="float">
            <text:p>0.768162698412698</text:p>
          </table:table-cell>
          <table:table-cell table:style-name="ce6" office:value-type="float" office:value="0.751684523809524" calcext:value-type="float">
            <text:p>0.751684523809524</text:p>
          </table:table-cell>
          <table:table-cell table:style-name="ce6" office:value-type="float" office:value="0.793255952380952" calcext:value-type="float">
            <text:p>0.793255952380952</text:p>
          </table:table-cell>
          <table:table-cell table:style-name="ce6" office:value-type="float" office:value="0.736700396825397" calcext:value-type="float">
            <text:p>0.736700396825397</text:p>
          </table:table-cell>
          <table:table-cell table:style-name="ce6" office:value-type="float" office:value="0.763801587301588" calcext:value-type="float">
            <text:p>0.763801587301588</text:p>
          </table:table-cell>
          <table:table-cell table:style-name="ce6" office:value-type="float" office:value="0.753109126984127" calcext:value-type="float">
            <text:p>0.753109126984127</text:p>
          </table:table-cell>
          <table:table-cell table:style-name="ce6" office:value-type="float" office:value="0.723825396825397" calcext:value-type="float">
            <text:p>0.723825396825397</text:p>
          </table:table-cell>
          <table:table-cell table:style-name="ce6" office:value-type="float" office:value="0.707785714285714" calcext:value-type="float">
            <text:p>0.707785714285714</text:p>
          </table:table-cell>
          <table:table-cell table:style-name="ce6" office:value-type="float" office:value="0.700888888888889" calcext:value-type="float">
            <text:p>0.700888888888889</text:p>
          </table:table-cell>
          <table:table-cell table:style-name="ce6" office:value-type="float" office:value="0.685688492063492" calcext:value-type="float">
            <text:p>0.685688492063492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0.745593253968254" calcext:value-type="float">
            <text:p>0.745593253968254</text:p>
          </table:table-cell>
          <table:table-cell table:style-name="ce6" office:value-type="float" office:value="0.653140873015873" calcext:value-type="float">
            <text:p>0.653140873015873</text:p>
          </table:table-cell>
          <table:table-cell table:style-name="ce6" office:value-type="float" office:value="0.738928556442261" calcext:value-type="float">
            <text:p>0.738928556442261</text:p>
          </table:table-cell>
          <table:table-cell table:style-name="ce2" table:formula="of:=IF([.P19]; 1-[.P19]/MIN([.B19:.O19]); &quot;&quot;)" office:value-type="float" office:value="-0.131346371006096" calcext:value-type="float">
            <text:p>-0.131346371006096</text:p>
          </table:table-cell>
          <table:table-cell table:formula="of:=IF([.P19]; 1-[.P19]/MAX([.B19:.O19]); &quot;&quot;)" office:value-type="float" office:value="0.0684865909617541" calcext:value-type="float">
            <text:p>0.068486590961754</text:p>
          </table:table-cell>
          <table:table-cell table:formula="of:=IF([.P19]; 1-[.P19]/AVERAGE([.B19:.O19]); &quot;&quot;)" office:value-type="float" office:value="-0.00674031337813652" calcext:value-type="float">
            <text:p>-0.006740313378137</text:p>
          </table:table-cell>
          <table:table-cell table:style-name="ce4" table:formula="of:=IF([.P19]&gt;MAX([.B19:.O19]); 1; IF([.P19]&gt;AVERAGE([.B19:.O19]); 2; IF([.P19]&gt;MIN([.B19:.O19]); 3; IF([.P19]&gt;MAX([.B19:.O19])*0.75; 4; 5))))" office:value-type="float" office:value="2" calcext:value-type="float">
            <text:p>2</text:p>
          </table:table-cell>
          <table:table-cell/>
          <table:table-cell office:value-type="float" office:value="0.73029762506485" calcext:value-type="float">
            <text:p>0.73029762506485</text:p>
          </table:table-cell>
          <table:table-cell/>
          <table:table-cell table:formula="of:=ROUND([.B19];4)*100 &amp;&quot;\%&quot;" office:value-type="string" office:string-value="76.21\%" calcext:value-type="string">
            <text:p>76.21\%</text:p>
          </table:table-cell>
          <table:table-cell table:formula="of:=ROUND([.C19];4)*100 &amp;&quot;\%&quot;" office:value-type="string" office:string-value="76.82\%" calcext:value-type="string">
            <text:p>76.82\%</text:p>
          </table:table-cell>
          <table:table-cell table:formula="of:=ROUND([.D19];4)*100 &amp;&quot;\%&quot;" office:value-type="string" office:string-value="75.17\%" calcext:value-type="string">
            <text:p>75.17\%</text:p>
          </table:table-cell>
          <table:table-cell table:formula="of:=ROUND([.E19];4)*100 &amp;&quot;\%&quot;" office:value-type="string" office:string-value="79.33\%" calcext:value-type="string">
            <text:p>79.33\%</text:p>
          </table:table-cell>
          <table:table-cell table:formula="of:=ROUND([.F19];4)*100 &amp;&quot;\%&quot;" office:value-type="string" office:string-value="73.67\%" calcext:value-type="string">
            <text:p>73.67\%</text:p>
          </table:table-cell>
          <table:table-cell table:formula="of:=ROUND([.G19];4)*100 &amp;&quot;\%&quot;" office:value-type="string" office:string-value="76.38\%" calcext:value-type="string">
            <text:p>76.38\%</text:p>
          </table:table-cell>
          <table:table-cell table:formula="of:=ROUND([.H19];4)*100 &amp;&quot;\%&quot;" office:value-type="string" office:string-value="75.31\%" calcext:value-type="string">
            <text:p>75.31\%</text:p>
          </table:table-cell>
          <table:table-cell table:formula="of:=ROUND([.I19];4)*100 &amp;&quot;\%&quot;" office:value-type="string" office:string-value="72.38\%" calcext:value-type="string">
            <text:p>72.38\%</text:p>
          </table:table-cell>
          <table:table-cell table:formula="of:=ROUND([.J19];4)*100 &amp;&quot;\%&quot;" office:value-type="string" office:string-value="70.78\%" calcext:value-type="string">
            <text:p>70.78\%</text:p>
          </table:table-cell>
          <table:table-cell table:formula="of:=ROUND([.K19];4)*100 &amp;&quot;\%&quot;" office:value-type="string" office:string-value="70.09\%" calcext:value-type="string">
            <text:p>70.09\%</text:p>
          </table:table-cell>
          <table:table-cell table:formula="of:=ROUND([.L19];4)*100 &amp;&quot;\%&quot;" office:value-type="string" office:string-value="68.57\%" calcext:value-type="string">
            <text:p>68.57\%</text:p>
          </table:table-cell>
          <table:table-cell table:formula="of:=ROUND([.M19];4)*100 &amp;&quot;\%&quot;" office:value-type="string" office:string-value="73\%" calcext:value-type="string">
            <text:p>73\%</text:p>
          </table:table-cell>
          <table:table-cell table:formula="of:=ROUND([.N19];4)*100 &amp;&quot;\%&quot;" office:value-type="string" office:string-value="74.56\%" calcext:value-type="string">
            <text:p>74.56\%</text:p>
          </table:table-cell>
          <table:table-cell table:formula="of:=ROUND([.O19];4)*100 &amp;&quot;\%&quot;" office:value-type="string" office:string-value="65.31\%" calcext:value-type="string">
            <text:p>65.31\%</text:p>
          </table:table-cell>
          <table:table-cell table:formula="of:=ROUND(AVERAGE([.B19:.O19]);4)*100&amp;&quot;\%&quot;" office:value-type="string" office:string-value="73.4\%" calcext:value-type="string">
            <text:p>73.4\%</text:p>
          </table:table-cell>
          <table:table-cell table:formula="of:=ROUND([.P19];4)*100 &amp;&quot;\%&quot;" office:value-type="string" office:string-value="73.89\%" calcext:value-type="string">
            <text:p>73.89\%</text:p>
          </table:table-cell>
          <table:table-cell table:style-name="ce2" table:formula="of:=&quot;\hline &quot;&amp;[.X19]&amp;&quot; &amp; &quot;&amp;[.Y19]&amp;&quot; &amp; &quot;&amp;[.Z19]&amp;&quot; &amp; &quot;&amp;[.AA19]&amp;&quot; &amp; &quot;&amp;[.AB19]&amp;&quot; &amp; &quot;&amp;[.AC19]&amp;&quot; &amp; &quot;&amp;[.AD19]&amp;&quot; &amp; &quot;&amp;[.AE19]&amp;&quot; &amp; &quot;&amp;[.AF19]&amp;&quot; &amp; &quot;&amp;[.AG19]&amp;&quot; &amp; &quot;&amp;[.AH19]&amp;&quot; &amp; &quot;&amp;[.AI19]&amp;&quot; &amp; &quot;&amp;[.AJ19]&amp;&quot; &amp; &quot;&amp;[.AK19]&amp;&quot; &amp; &quot;&amp;[.AL19]&amp;&quot; &amp; &quot;&amp;[.AM19]&amp;&quot; \\&quot;" office:value-type="string" office:string-value="\hline 76.21\% &amp; 76.82\% &amp; 75.17\% &amp; 79.33\% &amp; 73.67\% &amp; 76.38\% &amp; 75.31\% &amp; 72.38\% &amp; 70.78\% &amp; 70.09\% &amp; 68.57\% &amp; 73\% &amp; 74.56\% &amp; 65.31\% &amp; 73.4\% &amp; 73.89\% \\" calcext:value-type="string">
            <text:p>\hline 76.21\% &amp; 76.82\% &amp; 75.17\% &amp; 79.33\% &amp; 73.67\% &amp; 76.38\% &amp; 75.31\% &amp; 72.38\% &amp; 70.78\% &amp; 70.09\% &amp; 68.57\% &amp; 73\% &amp; 74.56\% &amp; 65.31\% &amp; 73.4\% &amp; 73.89\% \\</text:p>
          </table:table-cell>
        </table:table-row>
        <table:table-row table:style-name="ro1">
          <table:table-cell office:value-type="string" calcext:value-type="string">
            <text:p>DiatomSizeReduction</text:p>
          </table:table-cell>
          <table:table-cell table:style-name="ce5" office:value-type="float" office:value="0.945860566448801" calcext:value-type="float">
            <text:p>0.945860566448801</text:p>
          </table:table-cell>
          <table:table-cell table:style-name="ce6" office:value-type="float" office:value="0.914270152505446" calcext:value-type="float">
            <text:p>0.914270152505446</text:p>
          </table:table-cell>
          <table:table-cell table:style-name="ce6" office:value-type="float" office:value="0.957952069716775" calcext:value-type="float">
            <text:p>0.957952069716775</text:p>
          </table:table-cell>
          <table:table-cell table:style-name="ce6" office:value-type="float" office:value="0.950871459694989" calcext:value-type="float">
            <text:p>0.950871459694989</text:p>
          </table:table-cell>
          <table:table-cell table:style-name="ce6" office:value-type="float" office:value="0.859259259259259" calcext:value-type="float">
            <text:p>0.859259259259259</text:p>
          </table:table-cell>
          <table:table-cell table:style-name="ce6" office:value-type="float" office:value="0.306209150326797" calcext:value-type="float">
            <text:p>0.306209150326797</text:p>
          </table:table-cell>
          <table:table-cell table:style-name="ce6" office:value-type="float" office:value="0.956753812636165" calcext:value-type="float">
            <text:p>0.956753812636165</text:p>
          </table:table-cell>
          <table:table-cell table:style-name="ce6" office:value-type="float" office:value="0.908061002178649" calcext:value-type="float">
            <text:p>0.908061002178649</text:p>
          </table:table-cell>
          <table:table-cell table:style-name="ce6" office:value-type="float" office:value="0.945424836601307" calcext:value-type="float">
            <text:p>0.945424836601307</text:p>
          </table:table-cell>
          <table:table-cell table:style-name="ce6" office:value-type="float" office:value="0.88355119825708" calcext:value-type="float">
            <text:p>0.88355119825708</text:p>
          </table:table-cell>
          <table:table-cell table:style-name="ce6" office:value-type="float" office:value="0.94520697167756" calcext:value-type="float">
            <text:p>0.94520697167756</text:p>
          </table:table-cell>
          <table:table-cell table:style-name="ce6" office:value-type="float" office:value="0.932135076252723" calcext:value-type="float">
            <text:p>0.932135076252723</text:p>
          </table:table-cell>
          <table:table-cell table:style-name="ce6" office:value-type="float" office:value="0.941721132897603" calcext:value-type="float">
            <text:p>0.941721132897603</text:p>
          </table:table-cell>
          <table:table-cell table:style-name="ce6" office:value-type="float" office:value="0.924727668845316" calcext:value-type="float">
            <text:p>0.924727668845316</text:p>
          </table:table-cell>
          <table:table-cell table:style-name="ce6" office:value-type="float" office:value="0.879084944725037" calcext:value-type="float">
            <text:p>0.879084944725037</text:p>
          </table:table-cell>
          <table:table-cell table:style-name="ce2" table:formula="of:=IF([.P20]; 1-[.P20]/MIN([.B20:.O20]); &quot;&quot;)" office:value-type="float" office:value="-1.87086438725573" calcext:value-type="float">
            <text:p>-1.87086438725573</text:p>
          </table:table-cell>
          <table:table-cell table:formula="of:=IF([.P20]; 1-[.P20]/MAX([.B20:.O20]); &quot;&quot;)" office:value-type="float" office:value="0.0823288841737725" calcext:value-type="float">
            <text:p>0.082328884173773</text:p>
          </table:table-cell>
          <table:table-cell table:formula="of:=IF([.P20]; 1-[.P20]/AVERAGE([.B20:.O20]); &quot;&quot;)" office:value-type="float" office:value="0.00523885453610573" calcext:value-type="float">
            <text:p>0.005238854536106</text:p>
          </table:table-cell>
          <table:table-cell table:style-name="ce4" table:formula="of:=IF([.P20]&gt;MAX([.B20:.O20]); 1; IF([.P20]&gt;AVERAGE([.B20:.O20]); 2; IF([.P20]&gt;MIN([.B20:.O20]); 3; IF([.P20]&gt;MAX([.B20:.O20])*0.75; 4; 5))))" office:value-type="float" office:value="3" calcext:value-type="float">
            <text:p>3</text:p>
          </table:table-cell>
          <table:table-cell/>
          <table:table-cell office:value-type="float" office:value="0.300653606653213" calcext:value-type="float">
            <text:p>0.300653606653213</text:p>
          </table:table-cell>
          <table:table-cell/>
          <table:table-cell table:formula="of:=ROUND([.B20];4)*100 &amp;&quot;\%&quot;" office:value-type="string" office:string-value="94.59\%" calcext:value-type="string">
            <text:p>94.59\%</text:p>
          </table:table-cell>
          <table:table-cell table:formula="of:=ROUND([.C20];4)*100 &amp;&quot;\%&quot;" office:value-type="string" office:string-value="91.43\%" calcext:value-type="string">
            <text:p>91.43\%</text:p>
          </table:table-cell>
          <table:table-cell table:formula="of:=ROUND([.D20];4)*100 &amp;&quot;\%&quot;" office:value-type="string" office:string-value="95.8\%" calcext:value-type="string">
            <text:p>95.8\%</text:p>
          </table:table-cell>
          <table:table-cell table:formula="of:=ROUND([.E20];4)*100 &amp;&quot;\%&quot;" office:value-type="string" office:string-value="95.09\%" calcext:value-type="string">
            <text:p>95.09\%</text:p>
          </table:table-cell>
          <table:table-cell table:formula="of:=ROUND([.F20];4)*100 &amp;&quot;\%&quot;" office:value-type="string" office:string-value="85.93\%" calcext:value-type="string">
            <text:p>85.93\%</text:p>
          </table:table-cell>
          <table:table-cell table:formula="of:=ROUND([.G20];4)*100 &amp;&quot;\%&quot;" office:value-type="string" office:string-value="30.62\%" calcext:value-type="string">
            <text:p>30.62\%</text:p>
          </table:table-cell>
          <table:table-cell table:formula="of:=ROUND([.H20];4)*100 &amp;&quot;\%&quot;" office:value-type="string" office:string-value="95.68\%" calcext:value-type="string">
            <text:p>95.68\%</text:p>
          </table:table-cell>
          <table:table-cell table:formula="of:=ROUND([.I20];4)*100 &amp;&quot;\%&quot;" office:value-type="string" office:string-value="90.81\%" calcext:value-type="string">
            <text:p>90.81\%</text:p>
          </table:table-cell>
          <table:table-cell table:formula="of:=ROUND([.J20];4)*100 &amp;&quot;\%&quot;" office:value-type="string" office:string-value="94.54\%" calcext:value-type="string">
            <text:p>94.54\%</text:p>
          </table:table-cell>
          <table:table-cell table:formula="of:=ROUND([.K20];4)*100 &amp;&quot;\%&quot;" office:value-type="string" office:string-value="88.36\%" calcext:value-type="string">
            <text:p>88.36\%</text:p>
          </table:table-cell>
          <table:table-cell table:formula="of:=ROUND([.L20];4)*100 &amp;&quot;\%&quot;" office:value-type="string" office:string-value="94.52\%" calcext:value-type="string">
            <text:p>94.52\%</text:p>
          </table:table-cell>
          <table:table-cell table:formula="of:=ROUND([.M20];4)*100 &amp;&quot;\%&quot;" office:value-type="string" office:string-value="93.21\%" calcext:value-type="string">
            <text:p>93.21\%</text:p>
          </table:table-cell>
          <table:table-cell table:formula="of:=ROUND([.N20];4)*100 &amp;&quot;\%&quot;" office:value-type="string" office:string-value="94.17\%" calcext:value-type="string">
            <text:p>94.17\%</text:p>
          </table:table-cell>
          <table:table-cell table:formula="of:=ROUND([.O20];4)*100 &amp;&quot;\%&quot;" office:value-type="string" office:string-value="92.47\%" calcext:value-type="string">
            <text:p>92.47\%</text:p>
          </table:table-cell>
          <table:table-cell table:formula="of:=ROUND(AVERAGE([.B20:.O20]);4)*100&amp;&quot;\%&quot;" office:value-type="string" office:string-value="88.37\%" calcext:value-type="string">
            <text:p>88.37\%</text:p>
          </table:table-cell>
          <table:table-cell table:formula="of:=ROUND([.P20];4)*100 &amp;&quot;\%&quot;" office:value-type="string" office:string-value="87.91\%" calcext:value-type="string">
            <text:p>87.91\%</text:p>
          </table:table-cell>
          <table:table-cell table:style-name="ce2" table:formula="of:=&quot;\hline &quot;&amp;[.X20]&amp;&quot; &amp; &quot;&amp;[.Y20]&amp;&quot; &amp; &quot;&amp;[.Z20]&amp;&quot; &amp; &quot;&amp;[.AA20]&amp;&quot; &amp; &quot;&amp;[.AB20]&amp;&quot; &amp; &quot;&amp;[.AC20]&amp;&quot; &amp; &quot;&amp;[.AD20]&amp;&quot; &amp; &quot;&amp;[.AE20]&amp;&quot; &amp; &quot;&amp;[.AF20]&amp;&quot; &amp; &quot;&amp;[.AG20]&amp;&quot; &amp; &quot;&amp;[.AH20]&amp;&quot; &amp; &quot;&amp;[.AI20]&amp;&quot; &amp; &quot;&amp;[.AJ20]&amp;&quot; &amp; &quot;&amp;[.AK20]&amp;&quot; &amp; &quot;&amp;[.AL20]&amp;&quot; &amp; &quot;&amp;[.AM20]&amp;&quot; \\&quot;" office:value-type="string" office:string-value="\hline 94.59\% &amp; 91.43\% &amp; 95.8\% &amp; 95.09\% &amp; 85.93\% &amp; 30.62\% &amp; 95.68\% &amp; 90.81\% &amp; 94.54\% &amp; 88.36\% &amp; 94.52\% &amp; 93.21\% &amp; 94.17\% &amp; 92.47\% &amp; 88.37\% &amp; 87.91\% \\" calcext:value-type="string">
            <text:p>\hline 94.59\% &amp; 91.43\% &amp; 95.8\% &amp; 95.09\% &amp; 85.93\% &amp; 30.62\% &amp; 95.68\% &amp; 90.81\% &amp; 94.54\% &amp; 88.36\% &amp; 94.52\% &amp; 93.21\% &amp; 94.17\% &amp; 92.47\% &amp; 88.37\% &amp; 87.91\% \\</text:p>
          </table:table-cell>
        </table:table-row>
        <table:table-row table:style-name="ro1">
          <table:table-cell office:value-type="string" calcext:value-type="string">
            <text:p>DistalPhalanxOutlineAgeGroup</text:p>
          </table:table-cell>
          <table:table-cell table:style-name="ce5" office:value-type="float" office:value="0.828057553956834" calcext:value-type="float">
            <text:p>0.828057553956834</text:p>
          </table:table-cell>
          <table:table-cell table:style-name="ce6" office:value-type="float" office:value="0.823980815347722" calcext:value-type="float">
            <text:p>0.823980815347722</text:p>
          </table:table-cell>
          <table:table-cell table:style-name="ce6" office:value-type="float" office:value="0.811510791366906" calcext:value-type="float">
            <text:p>0.811510791366906</text:p>
          </table:table-cell>
          <table:table-cell table:style-name="ce6" office:value-type="float" office:value="0.765707434052758" calcext:value-type="float">
            <text:p>0.765707434052758</text:p>
          </table:table-cell>
          <table:table-cell table:style-name="ce6" office:value-type="float" office:value="0.796163069544365" calcext:value-type="float">
            <text:p>0.796163069544365</text:p>
          </table:table-cell>
          <table:table-cell table:style-name="ce6" office:value-type="float" office:value="0.776019184652278" calcext:value-type="float">
            <text:p>0.776019184652278</text:p>
          </table:table-cell>
          <table:table-cell table:style-name="ce6" office:value-type="float" office:value="0.802158273381295" calcext:value-type="float">
            <text:p>0.802158273381295</text:p>
          </table:table-cell>
          <table:table-cell table:style-name="ce6" office:value-type="float" office:value="0.792805755395683" calcext:value-type="float">
            <text:p>0.792805755395683</text:p>
          </table:table-cell>
          <table:table-cell table:style-name="ce6" office:value-type="float" office:value="0.821342925659473" calcext:value-type="float">
            <text:p>0.821342925659473</text:p>
          </table:table-cell>
          <table:table-cell table:style-name="ce6" office:value-type="float" office:value="0.805515587529976" calcext:value-type="float">
            <text:p>0.805515587529976</text:p>
          </table:table-cell>
          <table:table-cell table:style-name="ce6" office:value-type="float" office:value="0.820623501199041" calcext:value-type="float">
            <text:p>0.820623501199041</text:p>
          </table:table-cell>
          <table:table-cell table:style-name="ce6" office:value-type="float" office:value="0.821582733812949" calcext:value-type="float">
            <text:p>0.821582733812949</text:p>
          </table:table-cell>
          <table:table-cell table:style-name="ce6" office:value-type="float" office:value="0.809352517985612" calcext:value-type="float">
            <text:p>0.809352517985612</text:p>
          </table:table-cell>
          <table:table-cell table:style-name="ce6" office:value-type="float" office:value="0.782973621103118" calcext:value-type="float">
            <text:p>0.782973621103118</text:p>
          </table:table-cell>
          <table:table-cell table:style-name="ce6" office:value-type="float" office:value="0.769784152507782" calcext:value-type="float">
            <text:p>0.769784152507782</text:p>
          </table:table-cell>
          <table:table-cell table:style-name="ce2" table:formula="of:=IF([.P21]; 1-[.P21]/MIN([.B21:.O21]); &quot;&quot;)" office:value-type="float" office:value="-0.00532412024974938" calcext:value-type="float">
            <text:p>-0.005324120249749</text:p>
          </table:table-cell>
          <table:table-cell table:formula="of:=IF([.P21]; 1-[.P21]/MAX([.B21:.O21]); &quot;&quot;)" office:value-type="float" office:value="0.0703736125231819" calcext:value-type="float">
            <text:p>0.070373612523182</text:p>
          </table:table-cell>
          <table:table-cell table:formula="of:=IF([.P21]; 1-[.P21]/AVERAGE([.B21:.O21]); &quot;&quot;)" office:value-type="float" office:value="0.0427095787963721" calcext:value-type="float">
            <text:p>0.042709578796372</text:p>
          </table:table-cell>
          <table:table-cell table:style-name="ce4" table:formula="of:=IF([.P21]&gt;MAX([.B21:.O21]); 1; IF([.P21]&gt;AVERAGE([.B21:.O21]); 2; IF([.P21]&gt;MIN([.B21:.O21]); 3; IF([.P21]&gt;MAX([.B21:.O21])*0.75; 4; 5))))" office:value-type="float" office:value="3" calcext:value-type="float">
            <text:p>3</text:p>
          </table:table-cell>
          <table:table-cell/>
          <table:table-cell office:value-type="float" office:value="0.755395710468292" calcext:value-type="float">
            <text:p>0.755395710468292</text:p>
          </table:table-cell>
          <table:table-cell/>
          <table:table-cell table:formula="of:=ROUND([.B21];4)*100 &amp;&quot;\%&quot;" office:value-type="string" office:string-value="82.81\%" calcext:value-type="string">
            <text:p>82.81\%</text:p>
          </table:table-cell>
          <table:table-cell table:formula="of:=ROUND([.C21];4)*100 &amp;&quot;\%&quot;" office:value-type="string" office:string-value="82.4\%" calcext:value-type="string">
            <text:p>82.4\%</text:p>
          </table:table-cell>
          <table:table-cell table:formula="of:=ROUND([.D21];4)*100 &amp;&quot;\%&quot;" office:value-type="string" office:string-value="81.15\%" calcext:value-type="string">
            <text:p>81.15\%</text:p>
          </table:table-cell>
          <table:table-cell table:formula="of:=ROUND([.E21];4)*100 &amp;&quot;\%&quot;" office:value-type="string" office:string-value="76.57\%" calcext:value-type="string">
            <text:p>76.57\%</text:p>
          </table:table-cell>
          <table:table-cell table:formula="of:=ROUND([.F21];4)*100 &amp;&quot;\%&quot;" office:value-type="string" office:string-value="79.62\%" calcext:value-type="string">
            <text:p>79.62\%</text:p>
          </table:table-cell>
          <table:table-cell table:formula="of:=ROUND([.G21];4)*100 &amp;&quot;\%&quot;" office:value-type="string" office:string-value="77.6\%" calcext:value-type="string">
            <text:p>77.6\%</text:p>
          </table:table-cell>
          <table:table-cell table:formula="of:=ROUND([.H21];4)*100 &amp;&quot;\%&quot;" office:value-type="string" office:string-value="80.22\%" calcext:value-type="string">
            <text:p>80.22\%</text:p>
          </table:table-cell>
          <table:table-cell table:formula="of:=ROUND([.I21];4)*100 &amp;&quot;\%&quot;" office:value-type="string" office:string-value="79.28\%" calcext:value-type="string">
            <text:p>79.28\%</text:p>
          </table:table-cell>
          <table:table-cell table:formula="of:=ROUND([.J21];4)*100 &amp;&quot;\%&quot;" office:value-type="string" office:string-value="82.13\%" calcext:value-type="string">
            <text:p>82.13\%</text:p>
          </table:table-cell>
          <table:table-cell table:formula="of:=ROUND([.K21];4)*100 &amp;&quot;\%&quot;" office:value-type="string" office:string-value="80.55\%" calcext:value-type="string">
            <text:p>80.55\%</text:p>
          </table:table-cell>
          <table:table-cell table:formula="of:=ROUND([.L21];4)*100 &amp;&quot;\%&quot;" office:value-type="string" office:string-value="82.06\%" calcext:value-type="string">
            <text:p>82.06\%</text:p>
          </table:table-cell>
          <table:table-cell table:formula="of:=ROUND([.M21];4)*100 &amp;&quot;\%&quot;" office:value-type="string" office:string-value="82.16\%" calcext:value-type="string">
            <text:p>82.16\%</text:p>
          </table:table-cell>
          <table:table-cell table:formula="of:=ROUND([.N21];4)*100 &amp;&quot;\%&quot;" office:value-type="string" office:string-value="80.94\%" calcext:value-type="string">
            <text:p>80.94\%</text:p>
          </table:table-cell>
          <table:table-cell table:formula="of:=ROUND([.O21];4)*100 &amp;&quot;\%&quot;" office:value-type="string" office:string-value="78.3\%" calcext:value-type="string">
            <text:p>78.3\%</text:p>
          </table:table-cell>
          <table:table-cell table:formula="of:=ROUND(AVERAGE([.B21:.O21]);4)*100&amp;&quot;\%&quot;" office:value-type="string" office:string-value="80.41\%" calcext:value-type="string">
            <text:p>80.41\%</text:p>
          </table:table-cell>
          <table:table-cell table:formula="of:=ROUND([.P21];4)*100 &amp;&quot;\%&quot;" office:value-type="string" office:string-value="76.98\%" calcext:value-type="string">
            <text:p>76.98\%</text:p>
          </table:table-cell>
          <table:table-cell table:style-name="ce2" table:formula="of:=&quot;\hline &quot;&amp;[.X21]&amp;&quot; &amp; &quot;&amp;[.Y21]&amp;&quot; &amp; &quot;&amp;[.Z21]&amp;&quot; &amp; &quot;&amp;[.AA21]&amp;&quot; &amp; &quot;&amp;[.AB21]&amp;&quot; &amp; &quot;&amp;[.AC21]&amp;&quot; &amp; &quot;&amp;[.AD21]&amp;&quot; &amp; &quot;&amp;[.AE21]&amp;&quot; &amp; &quot;&amp;[.AF21]&amp;&quot; &amp; &quot;&amp;[.AG21]&amp;&quot; &amp; &quot;&amp;[.AH21]&amp;&quot; &amp; &quot;&amp;[.AI21]&amp;&quot; &amp; &quot;&amp;[.AJ21]&amp;&quot; &amp; &quot;&amp;[.AK21]&amp;&quot; &amp; &quot;&amp;[.AL21]&amp;&quot; &amp; &quot;&amp;[.AM21]&amp;&quot; \\&quot;" office:value-type="string" office:string-value="\hline 82.81\% &amp; 82.4\% &amp; 81.15\% &amp; 76.57\% &amp; 79.62\% &amp; 77.6\% &amp; 80.22\% &amp; 79.28\% &amp; 82.13\% &amp; 80.55\% &amp; 82.06\% &amp; 82.16\% &amp; 80.94\% &amp; 78.3\% &amp; 80.41\% &amp; 76.98\% \\" calcext:value-type="string">
            <text:p>\hline 82.81\% &amp; 82.4\% &amp; 81.15\% &amp; 76.57\% &amp; 79.62\% &amp; 77.6\% &amp; 80.22\% &amp; 79.28\% &amp; 82.13\% &amp; 80.55\% &amp; 82.06\% &amp; 82.16\% &amp; 80.94\% &amp; 78.3\% &amp; 80.41\% &amp; 76.98\% \\</text:p>
          </table:table-cell>
        </table:table-row>
        <table:table-row table:style-name="ro1">
          <table:table-cell office:value-type="string" calcext:value-type="string">
            <text:p>DistalPhalanxOutlineCorrect</text:p>
          </table:table-cell>
          <table:table-cell table:style-name="ce5" office:value-type="float" office:value="0.819323671497585" calcext:value-type="float">
            <text:p>0.819323671497585</text:p>
          </table:table-cell>
          <table:table-cell table:style-name="ce6" office:value-type="float" office:value="0.823550724637681" calcext:value-type="float">
            <text:p>0.823550724637681</text:p>
          </table:table-cell>
          <table:table-cell table:style-name="ce6" office:value-type="float" office:value="0.8243961352657" calcext:value-type="float">
            <text:p>0.8243961352657</text:p>
          </table:table-cell>
          <table:table-cell table:style-name="ce6" office:value-type="float" office:value="0.815338164251208" calcext:value-type="float">
            <text:p>0.815338164251208</text:p>
          </table:table-cell>
          <table:table-cell table:style-name="ce6" office:value-type="float" office:value="0.827294685990338" calcext:value-type="float">
            <text:p>0.827294685990338</text:p>
          </table:table-cell>
          <table:table-cell table:style-name="ce6" office:value-type="float" office:value="0.809178743961352" calcext:value-type="float">
            <text:p>0.809178743961352</text:p>
          </table:table-cell>
          <table:table-cell table:style-name="ce6" office:value-type="float" office:value="0.823429951690821" calcext:value-type="float">
            <text:p>0.823429951690821</text:p>
          </table:table-cell>
          <table:table-cell table:style-name="ce6" office:value-type="float" office:value="0.819202898550724" calcext:value-type="float">
            <text:p>0.819202898550724</text:p>
          </table:table-cell>
          <table:table-cell table:style-name="ce6" office:value-type="float" office:value="0.810990338164251" calcext:value-type="float">
            <text:p>0.810990338164251</text:p>
          </table:table-cell>
          <table:table-cell table:style-name="ce6" office:value-type="float" office:value="0.780193236714976" calcext:value-type="float">
            <text:p>0.780193236714976</text:p>
          </table:table-cell>
          <table:table-cell table:style-name="ce6" office:value-type="float" office:value="0.81171497584541" calcext:value-type="float">
            <text:p>0.81171497584541</text:p>
          </table:table-cell>
          <table:table-cell table:style-name="ce6" office:value-type="float" office:value="0.811231884057971" calcext:value-type="float">
            <text:p>0.811231884057971</text:p>
          </table:table-cell>
          <table:table-cell table:style-name="ce6" office:value-type="float" office:value="0.805797101449275" calcext:value-type="float">
            <text:p>0.805797101449275</text:p>
          </table:table-cell>
          <table:table-cell table:style-name="ce6" office:value-type="float" office:value="0.81207729468599" calcext:value-type="float">
            <text:p>0.81207729468599</text:p>
          </table:table-cell>
          <table:table-cell table:style-name="ce6" office:value-type="float" office:value="0.739130437374115" calcext:value-type="float">
            <text:p>0.739130437374115</text:p>
          </table:table-cell>
          <table:table-cell table:style-name="ce2" table:formula="of:=IF([.P22]; 1-[.P22]/MIN([.B22:.O22]); &quot;&quot;)" office:value-type="float" office:value="0.0526315756257475" calcext:value-type="float">
            <text:p>0.052631575625748</text:p>
          </table:table-cell>
          <table:table-cell table:formula="of:=IF([.P22]; 1-[.P22]/MAX([.B22:.O22]); &quot;&quot;)" office:value-type="float" office:value="0.106569339933186" calcext:value-type="float">
            <text:p>0.106569339933186</text:p>
          </table:table-cell>
          <table:table-cell table:formula="of:=IF([.P22]; 1-[.P22]/AVERAGE([.B22:.O22]); &quot;&quot;)" office:value-type="float" office:value="0.0917956296331627" calcext:value-type="float">
            <text:p>0.091795629633163</text:p>
          </table:table-cell>
          <table:table-cell table:style-name="ce4" table:formula="of:=IF([.P22]&gt;MAX([.B22:.O22]); 1; IF([.P22]&gt;AVERAGE([.B22:.O22]); 2; IF([.P22]&gt;MIN([.B22:.O22]); 3; IF([.P22]&gt;MAX([.B22:.O22])*0.75; 4; 5))))" office:value-type="float" office:value="4" calcext:value-type="float">
            <text:p>4</text:p>
          </table:table-cell>
          <table:table-cell/>
          <table:table-cell office:value-type="float" office:value="0.753623187541962" calcext:value-type="float">
            <text:p>0.753623187541962</text:p>
          </table:table-cell>
          <table:table-cell/>
          <table:table-cell table:formula="of:=ROUND([.B22];4)*100 &amp;&quot;\%&quot;" office:value-type="string" office:string-value="81.93\%" calcext:value-type="string">
            <text:p>81.93\%</text:p>
          </table:table-cell>
          <table:table-cell table:formula="of:=ROUND([.C22];4)*100 &amp;&quot;\%&quot;" office:value-type="string" office:string-value="82.36\%" calcext:value-type="string">
            <text:p>82.36\%</text:p>
          </table:table-cell>
          <table:table-cell table:formula="of:=ROUND([.D22];4)*100 &amp;&quot;\%&quot;" office:value-type="string" office:string-value="82.44\%" calcext:value-type="string">
            <text:p>82.44\%</text:p>
          </table:table-cell>
          <table:table-cell table:formula="of:=ROUND([.E22];4)*100 &amp;&quot;\%&quot;" office:value-type="string" office:string-value="81.53\%" calcext:value-type="string">
            <text:p>81.53\%</text:p>
          </table:table-cell>
          <table:table-cell table:formula="of:=ROUND([.F22];4)*100 &amp;&quot;\%&quot;" office:value-type="string" office:string-value="82.73\%" calcext:value-type="string">
            <text:p>82.73\%</text:p>
          </table:table-cell>
          <table:table-cell table:formula="of:=ROUND([.G22];4)*100 &amp;&quot;\%&quot;" office:value-type="string" office:string-value="80.92\%" calcext:value-type="string">
            <text:p>80.92\%</text:p>
          </table:table-cell>
          <table:table-cell table:formula="of:=ROUND([.H22];4)*100 &amp;&quot;\%&quot;" office:value-type="string" office:string-value="82.34\%" calcext:value-type="string">
            <text:p>82.34\%</text:p>
          </table:table-cell>
          <table:table-cell table:formula="of:=ROUND([.I22];4)*100 &amp;&quot;\%&quot;" office:value-type="string" office:string-value="81.92\%" calcext:value-type="string">
            <text:p>81.92\%</text:p>
          </table:table-cell>
          <table:table-cell table:formula="of:=ROUND([.J22];4)*100 &amp;&quot;\%&quot;" office:value-type="string" office:string-value="81.1\%" calcext:value-type="string">
            <text:p>81.1\%</text:p>
          </table:table-cell>
          <table:table-cell table:formula="of:=ROUND([.K22];4)*100 &amp;&quot;\%&quot;" office:value-type="string" office:string-value="78.02\%" calcext:value-type="string">
            <text:p>78.02\%</text:p>
          </table:table-cell>
          <table:table-cell table:formula="of:=ROUND([.L22];4)*100 &amp;&quot;\%&quot;" office:value-type="string" office:string-value="81.17\%" calcext:value-type="string">
            <text:p>81.17\%</text:p>
          </table:table-cell>
          <table:table-cell table:formula="of:=ROUND([.M22];4)*100 &amp;&quot;\%&quot;" office:value-type="string" office:string-value="81.12\%" calcext:value-type="string">
            <text:p>81.12\%</text:p>
          </table:table-cell>
          <table:table-cell table:formula="of:=ROUND([.N22];4)*100 &amp;&quot;\%&quot;" office:value-type="string" office:string-value="80.58\%" calcext:value-type="string">
            <text:p>80.58\%</text:p>
          </table:table-cell>
          <table:table-cell table:formula="of:=ROUND([.O22];4)*100 &amp;&quot;\%&quot;" office:value-type="string" office:string-value="81.21\%" calcext:value-type="string">
            <text:p>81.21\%</text:p>
          </table:table-cell>
          <table:table-cell table:formula="of:=ROUND(AVERAGE([.B22:.O22]);4)*100&amp;&quot;\%&quot;" office:value-type="string" office:string-value="81.38\%" calcext:value-type="string">
            <text:p>81.38\%</text:p>
          </table:table-cell>
          <table:table-cell table:formula="of:=ROUND([.P22];4)*100 &amp;&quot;\%&quot;" office:value-type="string" office:string-value="73.91\%" calcext:value-type="string">
            <text:p>73.91\%</text:p>
          </table:table-cell>
          <table:table-cell table:style-name="ce2" table:formula="of:=&quot;\hline &quot;&amp;[.X22]&amp;&quot; &amp; &quot;&amp;[.Y22]&amp;&quot; &amp; &quot;&amp;[.Z22]&amp;&quot; &amp; &quot;&amp;[.AA22]&amp;&quot; &amp; &quot;&amp;[.AB22]&amp;&quot; &amp; &quot;&amp;[.AC22]&amp;&quot; &amp; &quot;&amp;[.AD22]&amp;&quot; &amp; &quot;&amp;[.AE22]&amp;&quot; &amp; &quot;&amp;[.AF22]&amp;&quot; &amp; &quot;&amp;[.AG22]&amp;&quot; &amp; &quot;&amp;[.AH22]&amp;&quot; &amp; &quot;&amp;[.AI22]&amp;&quot; &amp; &quot;&amp;[.AJ22]&amp;&quot; &amp; &quot;&amp;[.AK22]&amp;&quot; &amp; &quot;&amp;[.AL22]&amp;&quot; &amp; &quot;&amp;[.AM22]&amp;&quot; \\&quot;" office:value-type="string" office:string-value="\hline 81.93\% &amp; 82.36\% &amp; 82.44\% &amp; 81.53\% &amp; 82.73\% &amp; 80.92\% &amp; 82.34\% &amp; 81.92\% &amp; 81.1\% &amp; 78.02\% &amp; 81.17\% &amp; 81.12\% &amp; 80.58\% &amp; 81.21\% &amp; 81.38\% &amp; 73.91\% \\" calcext:value-type="string">
            <text:p>\hline 81.93\% &amp; 82.36\% &amp; 82.44\% &amp; 81.53\% &amp; 82.73\% &amp; 80.92\% &amp; 82.34\% &amp; 81.92\% &amp; 81.1\% &amp; 78.02\% &amp; 81.17\% &amp; 81.12\% &amp; 80.58\% &amp; 81.21\% &amp; 81.38\% &amp; 73.91\% \\</text:p>
          </table:table-cell>
        </table:table-row>
        <table:table-row table:style-name="ro1">
          <table:table-cell office:value-type="string" calcext:value-type="string">
            <text:p>DistalPhalanxTW</text:p>
          </table:table-cell>
          <table:table-cell table:style-name="ce5" office:value-type="float" office:value="0.691846522781775" calcext:value-type="float">
            <text:p>0.691846522781775</text:p>
          </table:table-cell>
          <table:table-cell table:style-name="ce6" office:value-type="float" office:value="0.696163069544364" calcext:value-type="float">
            <text:p>0.696163069544364</text:p>
          </table:table-cell>
          <table:table-cell table:style-name="ce6" office:value-type="float" office:value="0.701199040767386" calcext:value-type="float">
            <text:p>0.701199040767386</text:p>
          </table:table-cell>
          <table:table-cell table:style-name="ce6" office:value-type="float" office:value="0.665467625899281" calcext:value-type="float">
            <text:p>0.665467625899281</text:p>
          </table:table-cell>
          <table:table-cell table:style-name="ce6" office:value-type="float" office:value="0.689928057553957" calcext:value-type="float">
            <text:p>0.689928057553957</text:p>
          </table:table-cell>
          <table:table-cell table:style-name="ce6" office:value-type="float" office:value="0.667146282973621" calcext:value-type="float">
            <text:p>0.667146282973621</text:p>
          </table:table-cell>
          <table:table-cell table:style-name="ce6" office:value-type="float" office:value="0.692086330935252" calcext:value-type="float">
            <text:p>0.692086330935252</text:p>
          </table:table-cell>
          <table:table-cell table:style-name="ce6" office:value-type="float" office:value="0.678657074340528" calcext:value-type="float">
            <text:p>0.678657074340528</text:p>
          </table:table-cell>
          <table:table-cell table:style-name="ce6" office:value-type="float" office:value="0.669544364508393" calcext:value-type="float">
            <text:p>0.669544364508393</text:p>
          </table:table-cell>
          <table:table-cell table:style-name="ce6" office:value-type="float" office:value="0.673141486810552" calcext:value-type="float">
            <text:p>0.673141486810552</text:p>
          </table:table-cell>
          <table:table-cell table:style-name="ce6" office:value-type="float" office:value="0.671462829736211" calcext:value-type="float">
            <text:p>0.671462829736211</text:p>
          </table:table-cell>
          <table:table-cell table:style-name="ce6" office:value-type="float" office:value="0.694484412470024" calcext:value-type="float">
            <text:p>0.694484412470024</text:p>
          </table:table-cell>
          <table:table-cell table:style-name="ce6" office:value-type="float" office:value="0.691127098321343" calcext:value-type="float">
            <text:p>0.691127098321343</text:p>
          </table:table-cell>
          <table:table-cell table:style-name="ce6" office:value-type="float" office:value="0.6810551558753" calcext:value-type="float">
            <text:p>0.6810551558753</text:p>
          </table:table-cell>
          <table:table-cell table:style-name="ce6" office:value-type="float" office:value="0.676258981227875" calcext:value-type="float">
            <text:p>0.676258981227875</text:p>
          </table:table-cell>
          <table:table-cell table:style-name="ce2" table:formula="of:=IF([.P23]; 1-[.P23]/MIN([.B23:.O23]); &quot;&quot;)" office:value-type="float" office:value="-0.0162161988181033" calcext:value-type="float">
            <text:p>-0.016216198818103</text:p>
          </table:table-cell>
          <table:table-cell table:formula="of:=IF([.P23]; 1-[.P23]/MAX([.B23:.O23]); &quot;&quot;)" office:value-type="float" office:value="0.0355677319698224" calcext:value-type="float">
            <text:p>0.035567731969823</text:p>
          </table:table-cell>
          <table:table-cell table:formula="of:=IF([.P23]; 1-[.P23]/AVERAGE([.B23:.O23]); &quot;&quot;)" office:value-type="float" office:value="0.0100052828786245" calcext:value-type="float">
            <text:p>0.010005282878625</text:p>
          </table:table-cell>
          <table:table-cell table:style-name="ce4" table:formula="of:=IF([.P23]&gt;MAX([.B23:.O23]); 1; IF([.P23]&gt;AVERAGE([.B23:.O23]); 2; IF([.P23]&gt;MIN([.B23:.O23]); 3; IF([.P23]&gt;MAX([.B23:.O23])*0.75; 4; 5))))" office:value-type="float" office:value="3" calcext:value-type="float">
            <text:p>3</text:p>
          </table:table-cell>
          <table:table-cell/>
          <table:table-cell office:value-type="float" office:value="0.66187047958374" calcext:value-type="float">
            <text:p>0.66187047958374</text:p>
          </table:table-cell>
          <table:table-cell/>
          <table:table-cell table:formula="of:=ROUND([.B23];4)*100 &amp;&quot;\%&quot;" office:value-type="string" office:string-value="69.18\%" calcext:value-type="string">
            <text:p>69.18\%</text:p>
          </table:table-cell>
          <table:table-cell table:formula="of:=ROUND([.C23];4)*100 &amp;&quot;\%&quot;" office:value-type="string" office:string-value="69.62\%" calcext:value-type="string">
            <text:p>69.62\%</text:p>
          </table:table-cell>
          <table:table-cell table:formula="of:=ROUND([.D23];4)*100 &amp;&quot;\%&quot;" office:value-type="string" office:string-value="70.12\%" calcext:value-type="string">
            <text:p>70.12\%</text:p>
          </table:table-cell>
          <table:table-cell table:formula="of:=ROUND([.E23];4)*100 &amp;&quot;\%&quot;" office:value-type="string" office:string-value="66.55\%" calcext:value-type="string">
            <text:p>66.55\%</text:p>
          </table:table-cell>
          <table:table-cell table:formula="of:=ROUND([.F23];4)*100 &amp;&quot;\%&quot;" office:value-type="string" office:string-value="68.99\%" calcext:value-type="string">
            <text:p>68.99\%</text:p>
          </table:table-cell>
          <table:table-cell table:formula="of:=ROUND([.G23];4)*100 &amp;&quot;\%&quot;" office:value-type="string" office:string-value="66.71\%" calcext:value-type="string">
            <text:p>66.71\%</text:p>
          </table:table-cell>
          <table:table-cell table:formula="of:=ROUND([.H23];4)*100 &amp;&quot;\%&quot;" office:value-type="string" office:string-value="69.21\%" calcext:value-type="string">
            <text:p>69.21\%</text:p>
          </table:table-cell>
          <table:table-cell table:formula="of:=ROUND([.I23];4)*100 &amp;&quot;\%&quot;" office:value-type="string" office:string-value="67.87\%" calcext:value-type="string">
            <text:p>67.87\%</text:p>
          </table:table-cell>
          <table:table-cell table:formula="of:=ROUND([.J23];4)*100 &amp;&quot;\%&quot;" office:value-type="string" office:string-value="66.95\%" calcext:value-type="string">
            <text:p>66.95\%</text:p>
          </table:table-cell>
          <table:table-cell table:formula="of:=ROUND([.K23];4)*100 &amp;&quot;\%&quot;" office:value-type="string" office:string-value="67.31\%" calcext:value-type="string">
            <text:p>67.31\%</text:p>
          </table:table-cell>
          <table:table-cell table:formula="of:=ROUND([.L23];4)*100 &amp;&quot;\%&quot;" office:value-type="string" office:string-value="67.15\%" calcext:value-type="string">
            <text:p>67.15\%</text:p>
          </table:table-cell>
          <table:table-cell table:formula="of:=ROUND([.M23];4)*100 &amp;&quot;\%&quot;" office:value-type="string" office:string-value="69.45\%" calcext:value-type="string">
            <text:p>69.45\%</text:p>
          </table:table-cell>
          <table:table-cell table:formula="of:=ROUND([.N23];4)*100 &amp;&quot;\%&quot;" office:value-type="string" office:string-value="69.11\%" calcext:value-type="string">
            <text:p>69.11\%</text:p>
          </table:table-cell>
          <table:table-cell table:formula="of:=ROUND([.O23];4)*100 &amp;&quot;\%&quot;" office:value-type="string" office:string-value="68.11\%" calcext:value-type="string">
            <text:p>68.11\%</text:p>
          </table:table-cell>
          <table:table-cell table:formula="of:=ROUND(AVERAGE([.B23:.O23]);4)*100&amp;&quot;\%&quot;" office:value-type="string" office:string-value="68.31\%" calcext:value-type="string">
            <text:p>68.31\%</text:p>
          </table:table-cell>
          <table:table-cell table:formula="of:=ROUND([.P23];4)*100 &amp;&quot;\%&quot;" office:value-type="string" office:string-value="67.63\%" calcext:value-type="string">
            <text:p>67.63\%</text:p>
          </table:table-cell>
          <table:table-cell table:style-name="ce2" table:formula="of:=&quot;\hline &quot;&amp;[.X23]&amp;&quot; &amp; &quot;&amp;[.Y23]&amp;&quot; &amp; &quot;&amp;[.Z23]&amp;&quot; &amp; &quot;&amp;[.AA23]&amp;&quot; &amp; &quot;&amp;[.AB23]&amp;&quot; &amp; &quot;&amp;[.AC23]&amp;&quot; &amp; &quot;&amp;[.AD23]&amp;&quot; &amp; &quot;&amp;[.AE23]&amp;&quot; &amp; &quot;&amp;[.AF23]&amp;&quot; &amp; &quot;&amp;[.AG23]&amp;&quot; &amp; &quot;&amp;[.AH23]&amp;&quot; &amp; &quot;&amp;[.AI23]&amp;&quot; &amp; &quot;&amp;[.AJ23]&amp;&quot; &amp; &quot;&amp;[.AK23]&amp;&quot; &amp; &quot;&amp;[.AL23]&amp;&quot; &amp; &quot;&amp;[.AM23]&amp;&quot; \\&quot;" office:value-type="string" office:string-value="\hline 69.18\% &amp; 69.62\% &amp; 70.12\% &amp; 66.55\% &amp; 68.99\% &amp; 66.71\% &amp; 69.21\% &amp; 67.87\% &amp; 66.95\% &amp; 67.31\% &amp; 67.15\% &amp; 69.45\% &amp; 69.11\% &amp; 68.11\% &amp; 68.31\% &amp; 67.63\% \\" calcext:value-type="string">
            <text:p>\hline 69.18\% &amp; 69.62\% &amp; 70.12\% &amp; 66.55\% &amp; 68.99\% &amp; 66.71\% &amp; 69.21\% &amp; 67.87\% &amp; 66.95\% &amp; 67.31\% &amp; 67.15\% &amp; 69.45\% &amp; 69.11\% &amp; 68.11\% &amp; 68.31\% &amp; 67.63\% \\</text:p>
          </table:table-cell>
        </table:table-row>
        <table:table-row table:style-name="ro1">
          <table:table-cell office:value-type="string" calcext:value-type="string">
            <text:p>Earthquakes</text:p>
          </table:table-cell>
          <table:table-cell table:style-name="ce5" office:value-type="float" office:value="0.748201438848921" calcext:value-type="float">
            <text:p>0.748201438848921</text:p>
          </table:table-cell>
          <table:table-cell table:style-name="ce6" office:value-type="float" office:value="0.747482014388489" calcext:value-type="float">
            <text:p>0.747482014388489</text:p>
          </table:table-cell>
          <table:table-cell table:style-name="ce6" office:value-type="float" office:value="0.748441247002398" calcext:value-type="float">
            <text:p>0.748441247002398</text:p>
          </table:table-cell>
          <table:table-cell table:style-name="ce6" office:value-type="float" office:value="0.731175059952038" calcext:value-type="float">
            <text:p>0.731175059952038</text:p>
          </table:table-cell>
          <table:table-cell table:style-name="ce6" office:value-type="float" office:value="0.741966426858513" calcext:value-type="float">
            <text:p>0.741966426858513</text:p>
          </table:table-cell>
          <table:table-cell table:style-name="ce6" office:value-type="float" office:value="0.717026378896882" calcext:value-type="float">
            <text:p>0.717026378896882</text:p>
          </table:table-cell>
          <table:table-cell table:style-name="ce6" office:value-type="float" office:value="0.749640287769784" calcext:value-type="float">
            <text:p>0.749640287769784</text:p>
          </table:table-cell>
          <table:table-cell table:number-columns-repeated="3" table:style-name="ce6" office:value-type="float" office:value="0.747482014388489" calcext:value-type="float">
            <text:p>0.747482014388489</text:p>
          </table:table-cell>
          <table:table-cell table:style-name="ce6" office:value-type="float" office:value="0.746043165467626" calcext:value-type="float">
            <text:p>0.746043165467626</text:p>
          </table:table-cell>
          <table:table-cell table:style-name="ce6" office:value-type="float" office:value="0.748201438848921" calcext:value-type="float">
            <text:p>0.748201438848921</text:p>
          </table:table-cell>
          <table:table-cell table:style-name="ce6" office:value-type="float" office:value="0.747482014388489" calcext:value-type="float">
            <text:p>0.747482014388489</text:p>
          </table:table-cell>
          <table:table-cell table:style-name="ce6" office:value-type="float" office:value="0.73884892086331" calcext:value-type="float">
            <text:p>0.73884892086331</text:p>
          </table:table-cell>
          <table:table-cell table:style-name="ce6" office:value-type="float" office:value="0.748201429843903" calcext:value-type="float">
            <text:p>0.748201429843903</text:p>
          </table:table-cell>
          <table:table-cell table:style-name="ce2" table:formula="of:=IF([.P24]; 1-[.P24]/MIN([.B24:.O24]); &quot;&quot;)" office:value-type="float" office:value="-0.0434782483107283" calcext:value-type="float">
            <text:p>-0.043478248310728</text:p>
          </table:table-cell>
          <table:table-cell table:formula="of:=IF([.P24]; 1-[.P24]/MAX([.B24:.O24]); &quot;&quot;)" office:value-type="float" office:value="0.00191939780899675" calcext:value-type="float">
            <text:p>0.001919397808997</text:p>
          </table:table-cell>
          <table:table-cell table:formula="of:=IF([.P24]; 1-[.P24]/AVERAGE([.B24:.O24]); &quot;&quot;)" office:value-type="float" office:value="-0.00652117598652113" calcext:value-type="float">
            <text:p>-0.006521175986521</text:p>
          </table:table-cell>
          <table:table-cell table:style-name="ce4" table:formula="of:=IF([.P24]&gt;MAX([.B24:.O24]); 1; IF([.P24]&gt;AVERAGE([.B24:.O24]); 2; IF([.P24]&gt;MIN([.B24:.O24]); 3; IF([.P24]&gt;MAX([.B24:.O24])*0.75; 4; 5))))" office:value-type="float" office:value="2" calcext:value-type="float">
            <text:p>2</text:p>
          </table:table-cell>
          <table:table-cell/>
          <table:table-cell office:value-type="float" office:value="0.748201429843903" calcext:value-type="float">
            <text:p>0.748201429843903</text:p>
          </table:table-cell>
          <table:table-cell/>
          <table:table-cell table:formula="of:=ROUND([.B24];4)*100 &amp;&quot;\%&quot;" office:value-type="string" office:string-value="74.82\%" calcext:value-type="string">
            <text:p>74.82\%</text:p>
          </table:table-cell>
          <table:table-cell table:formula="of:=ROUND([.C24];4)*100 &amp;&quot;\%&quot;" office:value-type="string" office:string-value="74.75\%" calcext:value-type="string">
            <text:p>74.75\%</text:p>
          </table:table-cell>
          <table:table-cell table:formula="of:=ROUND([.D24];4)*100 &amp;&quot;\%&quot;" office:value-type="string" office:string-value="74.84\%" calcext:value-type="string">
            <text:p>74.84\%</text:p>
          </table:table-cell>
          <table:table-cell table:formula="of:=ROUND([.E24];4)*100 &amp;&quot;\%&quot;" office:value-type="string" office:string-value="73.12\%" calcext:value-type="string">
            <text:p>73.12\%</text:p>
          </table:table-cell>
          <table:table-cell table:formula="of:=ROUND([.F24];4)*100 &amp;&quot;\%&quot;" office:value-type="string" office:string-value="74.2\%" calcext:value-type="string">
            <text:p>74.2\%</text:p>
          </table:table-cell>
          <table:table-cell table:formula="of:=ROUND([.G24];4)*100 &amp;&quot;\%&quot;" office:value-type="string" office:string-value="71.7\%" calcext:value-type="string">
            <text:p>71.7\%</text:p>
          </table:table-cell>
          <table:table-cell table:formula="of:=ROUND([.H24];4)*100 &amp;&quot;\%&quot;" office:value-type="string" office:string-value="74.96\%" calcext:value-type="string">
            <text:p>74.96\%</text:p>
          </table:table-cell>
          <table:table-cell table:formula="of:=ROUND([.I24];4)*100 &amp;&quot;\%&quot;" office:value-type="string" office:string-value="74.75\%" calcext:value-type="string">
            <text:p>74.75\%</text:p>
          </table:table-cell>
          <table:table-cell table:formula="of:=ROUND([.J24];4)*100 &amp;&quot;\%&quot;" office:value-type="string" office:string-value="74.75\%" calcext:value-type="string">
            <text:p>74.75\%</text:p>
          </table:table-cell>
          <table:table-cell table:formula="of:=ROUND([.K24];4)*100 &amp;&quot;\%&quot;" office:value-type="string" office:string-value="74.75\%" calcext:value-type="string">
            <text:p>74.75\%</text:p>
          </table:table-cell>
          <table:table-cell table:formula="of:=ROUND([.L24];4)*100 &amp;&quot;\%&quot;" office:value-type="string" office:string-value="74.6\%" calcext:value-type="string">
            <text:p>74.6\%</text:p>
          </table:table-cell>
          <table:table-cell table:formula="of:=ROUND([.M24];4)*100 &amp;&quot;\%&quot;" office:value-type="string" office:string-value="74.82\%" calcext:value-type="string">
            <text:p>74.82\%</text:p>
          </table:table-cell>
          <table:table-cell table:formula="of:=ROUND([.N24];4)*100 &amp;&quot;\%&quot;" office:value-type="string" office:string-value="74.75\%" calcext:value-type="string">
            <text:p>74.75\%</text:p>
          </table:table-cell>
          <table:table-cell table:formula="of:=ROUND([.O24];4)*100 &amp;&quot;\%&quot;" office:value-type="string" office:string-value="73.88\%" calcext:value-type="string">
            <text:p>73.88\%</text:p>
          </table:table-cell>
          <table:table-cell table:formula="of:=ROUND(AVERAGE([.B24:.O24]);4)*100&amp;&quot;\%&quot;" office:value-type="string" office:string-value="74.34\%" calcext:value-type="string">
            <text:p>74.34\%</text:p>
          </table:table-cell>
          <table:table-cell table:formula="of:=ROUND([.P24];4)*100 &amp;&quot;\%&quot;" office:value-type="string" office:string-value="74.82\%" calcext:value-type="string">
            <text:p>74.82\%</text:p>
          </table:table-cell>
          <table:table-cell table:style-name="ce2" table:formula="of:=&quot;\hline &quot;&amp;[.X24]&amp;&quot; &amp; &quot;&amp;[.Y24]&amp;&quot; &amp; &quot;&amp;[.Z24]&amp;&quot; &amp; &quot;&amp;[.AA24]&amp;&quot; &amp; &quot;&amp;[.AB24]&amp;&quot; &amp; &quot;&amp;[.AC24]&amp;&quot; &amp; &quot;&amp;[.AD24]&amp;&quot; &amp; &quot;&amp;[.AE24]&amp;&quot; &amp; &quot;&amp;[.AF24]&amp;&quot; &amp; &quot;&amp;[.AG24]&amp;&quot; &amp; &quot;&amp;[.AH24]&amp;&quot; &amp; &quot;&amp;[.AI24]&amp;&quot; &amp; &quot;&amp;[.AJ24]&amp;&quot; &amp; &quot;&amp;[.AK24]&amp;&quot; &amp; &quot;&amp;[.AL24]&amp;&quot; &amp; &quot;&amp;[.AM24]&amp;&quot; \\&quot;" office:value-type="string" office:string-value="\hline 74.82\% &amp; 74.75\% &amp; 74.84\% &amp; 73.12\% &amp; 74.2\% &amp; 71.7\% &amp; 74.96\% &amp; 74.75\% &amp; 74.75\% &amp; 74.75\% &amp; 74.6\% &amp; 74.82\% &amp; 74.75\% &amp; 73.88\% &amp; 74.34\% &amp; 74.82\% \\" calcext:value-type="string">
            <text:p>\hline 74.82\% &amp; 74.75\% &amp; 74.84\% &amp; 73.12\% &amp; 74.2\% &amp; 71.7\% &amp; 74.96\% &amp; 74.75\% &amp; 74.75\% &amp; 74.75\% &amp; 74.6\% &amp; 74.82\% &amp; 74.75\% &amp; 73.88\% &amp; 74.34\% &amp; 74.82\% \\</text:p>
          </table:table-cell>
        </table:table-row>
        <table:table-row table:style-name="ro1">
          <table:table-cell office:value-type="string" calcext:value-type="string">
            <text:p>ECG200</text:p>
          </table:table-cell>
          <table:table-cell table:style-name="ce5" office:value-type="float" office:value="0.855" calcext:value-type="float">
            <text:p>0.855</text:p>
          </table:table-cell>
          <table:table-cell table:style-name="ce6" office:value-type="float" office:value="0.858666666666667" calcext:value-type="float">
            <text:p>0.858666666666667</text:p>
          </table:table-cell>
          <table:table-cell table:style-name="ce6" office:value-type="float" office:value="0.899" calcext:value-type="float">
            <text:p>0.899</text:p>
          </table:table-cell>
          <table:table-cell table:style-name="ce6" office:value-type="float" office:value="0.896666666666667" calcext:value-type="float">
            <text:p>0.896666666666667</text:p>
          </table:table-cell>
          <table:table-cell table:style-name="ce6" office:value-type="float" office:value="0.839" calcext:value-type="float">
            <text:p>0.839</text:p>
          </table:table-cell>
          <table:table-cell table:style-name="ce6" office:value-type="float" office:value="0.883666666666667" calcext:value-type="float">
            <text:p>0.883666666666667</text:p>
          </table:table-cell>
          <table:table-cell table:style-name="ce6" office:value-type="float" office:value="0.873" calcext:value-type="float">
            <text:p>0.873</text:p>
          </table:table-cell>
          <table:table-cell table:style-name="ce6" office:value-type="float" office:value="0.859" calcext:value-type="float">
            <text:p>0.859</text:p>
          </table:table-cell>
          <table:table-cell table:style-name="ce6" office:value-type="float" office:value="0.871666666666667" calcext:value-type="float">
            <text:p>0.871666666666667</text:p>
          </table:table-cell>
          <table:table-cell table:style-name="ce6" office:value-type="float" office:value="0.829666666666667" calcext:value-type="float">
            <text:p>0.829666666666667</text:p>
          </table:table-cell>
          <table:table-cell table:style-name="ce6" office:value-type="float" office:value="0.878333333333334" calcext:value-type="float">
            <text:p>0.878333333333334</text:p>
          </table:table-cell>
          <table:table-cell table:style-name="ce6" office:value-type="float" office:value="0.851" calcext:value-type="float">
            <text:p>0.851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788666666666667" calcext:value-type="float">
            <text:p>0.788666666666667</text:p>
          </table:table-cell>
          <table:table-cell table:style-name="ce6" office:value-type="float" office:value="0.810000002384186" calcext:value-type="float">
            <text:p>0.810000002384186</text:p>
          </table:table-cell>
          <table:table-cell table:style-name="ce2" table:formula="of:=IF([.P25]; 1-[.P25]/MIN([.B25:.O25]); &quot;&quot;)" office:value-type="float" office:value="-0.0270498762267781" calcext:value-type="float">
            <text:p>-0.027049876226778</text:p>
          </table:table-cell>
          <table:table-cell table:formula="of:=IF([.P25]; 1-[.P25]/MAX([.B25:.O25]); &quot;&quot;)" office:value-type="float" office:value="0.0989988850009055" calcext:value-type="float">
            <text:p>0.098998885000906</text:p>
          </table:table-cell>
          <table:table-cell table:formula="of:=IF([.P25]; 1-[.P25]/AVERAGE([.B25:.O25]); &quot;&quot;)" office:value-type="float" office:value="0.0584002186510987" calcext:value-type="float">
            <text:p>0.058400218651099</text:p>
          </table:table-cell>
          <table:table-cell table:style-name="ce4" table:formula="of:=IF([.P25]&gt;MAX([.B25:.O25]); 1; IF([.P25]&gt;AVERAGE([.B25:.O25]); 2; IF([.P25]&gt;MIN([.B25:.O25]); 3; IF([.P25]&gt;MAX([.B25:.O25])*0.75; 4; 5))))" office:value-type="float" office:value="3" calcext:value-type="float">
            <text:p>3</text:p>
          </table:table-cell>
          <table:table-cell/>
          <table:table-cell office:value-type="float" office:value="0.839999973773956" calcext:value-type="float">
            <text:p>0.839999973773956</text:p>
          </table:table-cell>
          <table:table-cell/>
          <table:table-cell table:formula="of:=ROUND([.B25];4)*100 &amp;&quot;\%&quot;" office:value-type="string" office:string-value="85.5\%" calcext:value-type="string">
            <text:p>85.5\%</text:p>
          </table:table-cell>
          <table:table-cell table:formula="of:=ROUND([.C25];4)*100 &amp;&quot;\%&quot;" office:value-type="string" office:string-value="85.87\%" calcext:value-type="string">
            <text:p>85.87\%</text:p>
          </table:table-cell>
          <table:table-cell table:formula="of:=ROUND([.D25];4)*100 &amp;&quot;\%&quot;" office:value-type="string" office:string-value="89.9\%" calcext:value-type="string">
            <text:p>89.9\%</text:p>
          </table:table-cell>
          <table:table-cell table:formula="of:=ROUND([.E25];4)*100 &amp;&quot;\%&quot;" office:value-type="string" office:string-value="89.67\%" calcext:value-type="string">
            <text:p>89.67\%</text:p>
          </table:table-cell>
          <table:table-cell table:formula="of:=ROUND([.F25];4)*100 &amp;&quot;\%&quot;" office:value-type="string" office:string-value="83.9\%" calcext:value-type="string">
            <text:p>83.9\%</text:p>
          </table:table-cell>
          <table:table-cell table:formula="of:=ROUND([.G25];4)*100 &amp;&quot;\%&quot;" office:value-type="string" office:string-value="88.37\%" calcext:value-type="string">
            <text:p>88.37\%</text:p>
          </table:table-cell>
          <table:table-cell table:formula="of:=ROUND([.H25];4)*100 &amp;&quot;\%&quot;" office:value-type="string" office:string-value="87.3\%" calcext:value-type="string">
            <text:p>87.3\%</text:p>
          </table:table-cell>
          <table:table-cell table:formula="of:=ROUND([.I25];4)*100 &amp;&quot;\%&quot;" office:value-type="string" office:string-value="85.9\%" calcext:value-type="string">
            <text:p>85.9\%</text:p>
          </table:table-cell>
          <table:table-cell table:formula="of:=ROUND([.J25];4)*100 &amp;&quot;\%&quot;" office:value-type="string" office:string-value="87.17\%" calcext:value-type="string">
            <text:p>87.17\%</text:p>
          </table:table-cell>
          <table:table-cell table:formula="of:=ROUND([.K25];4)*100 &amp;&quot;\%&quot;" office:value-type="string" office:string-value="82.97\%" calcext:value-type="string">
            <text:p>82.97\%</text:p>
          </table:table-cell>
          <table:table-cell table:formula="of:=ROUND([.L25];4)*100 &amp;&quot;\%&quot;" office:value-type="string" office:string-value="87.83\%" calcext:value-type="string">
            <text:p>87.83\%</text:p>
          </table:table-cell>
          <table:table-cell table:formula="of:=ROUND([.M25];4)*100 &amp;&quot;\%&quot;" office:value-type="string" office:string-value="85.1\%" calcext:value-type="string">
            <text:p>85.1\%</text:p>
          </table:table-cell>
          <table:table-cell table:formula="of:=ROUND([.N25];4)*100 &amp;&quot;\%&quot;" office:value-type="string" office:string-value="86\%" calcext:value-type="string">
            <text:p>86\%</text:p>
          </table:table-cell>
          <table:table-cell table:formula="of:=ROUND([.O25];4)*100 &amp;&quot;\%&quot;" office:value-type="string" office:string-value="78.87\%" calcext:value-type="string">
            <text:p>78.87\%</text:p>
          </table:table-cell>
          <table:table-cell table:formula="of:=ROUND(AVERAGE([.B25:.O25]);4)*100&amp;&quot;\%&quot;" office:value-type="string" office:string-value="86.02\%" calcext:value-type="string">
            <text:p>86.02\%</text:p>
          </table:table-cell>
          <table:table-cell table:formula="of:=ROUND([.P25];4)*100 &amp;&quot;\%&quot;" office:value-type="string" office:string-value="81\%" calcext:value-type="string">
            <text:p>81\%</text:p>
          </table:table-cell>
          <table:table-cell table:style-name="ce2" table:formula="of:=&quot;\hline &quot;&amp;[.X25]&amp;&quot; &amp; &quot;&amp;[.Y25]&amp;&quot; &amp; &quot;&amp;[.Z25]&amp;&quot; &amp; &quot;&amp;[.AA25]&amp;&quot; &amp; &quot;&amp;[.AB25]&amp;&quot; &amp; &quot;&amp;[.AC25]&amp;&quot; &amp; &quot;&amp;[.AD25]&amp;&quot; &amp; &quot;&amp;[.AE25]&amp;&quot; &amp; &quot;&amp;[.AF25]&amp;&quot; &amp; &quot;&amp;[.AG25]&amp;&quot; &amp; &quot;&amp;[.AH25]&amp;&quot; &amp; &quot;&amp;[.AI25]&amp;&quot; &amp; &quot;&amp;[.AJ25]&amp;&quot; &amp; &quot;&amp;[.AK25]&amp;&quot; &amp; &quot;&amp;[.AL25]&amp;&quot; &amp; &quot;&amp;[.AM25]&amp;&quot; \\&quot;" office:value-type="string" office:string-value="\hline 85.5\% &amp; 85.87\% &amp; 89.9\% &amp; 89.67\% &amp; 83.9\% &amp; 88.37\% &amp; 87.3\% &amp; 85.9\% &amp; 87.17\% &amp; 82.97\% &amp; 87.83\% &amp; 85.1\% &amp; 86\% &amp; 78.87\% &amp; 86.02\% &amp; 81\% \\" calcext:value-type="string">
            <text:p>\hline 85.5\% &amp; 85.87\% &amp; 89.9\% &amp; 89.67\% &amp; 83.9\% &amp; 88.37\% &amp; 87.3\% &amp; 85.9\% &amp; 87.17\% &amp; 82.97\% &amp; 87.83\% &amp; 85.1\% &amp; 86\% &amp; 78.87\% &amp; 86.02\% &amp; 81\% \\</text:p>
          </table:table-cell>
        </table:table-row>
        <table:table-row table:style-name="ro1">
          <table:table-cell office:value-type="string" calcext:value-type="string">
            <text:p>ECG5000</text:p>
          </table:table-cell>
          <table:table-cell table:style-name="ce5" office:value-type="float" office:value="0.948459259259259" calcext:value-type="float">
            <text:p>0.948459259259259</text:p>
          </table:table-cell>
          <table:table-cell table:style-name="ce6" office:value-type="float" office:value="0.945622222222222" calcext:value-type="float">
            <text:p>0.945622222222222</text:p>
          </table:table-cell>
          <table:table-cell table:style-name="ce6" office:value-type="float" office:value="0.947385185185185" calcext:value-type="float">
            <text:p>0.947385185185185</text:p>
          </table:table-cell>
          <table:table-cell table:style-name="ce6" office:value-type="float" office:value="0.942118518518518" calcext:value-type="float">
            <text:p>0.942118518518518</text:p>
          </table:table-cell>
          <table:table-cell table:style-name="ce6" office:value-type="float" office:value="0.941777777777778" calcext:value-type="float">
            <text:p>0.941777777777778</text:p>
          </table:table-cell>
          <table:table-cell table:style-name="ce6" office:value-type="float" office:value="0.937022222222222" calcext:value-type="float">
            <text:p>0.937022222222222</text:p>
          </table:table-cell>
          <table:table-cell table:style-name="ce6" office:value-type="float" office:value="0.939511111111111" calcext:value-type="float">
            <text:p>0.939511111111111</text:p>
          </table:table-cell>
          <table:table-cell table:style-name="ce6" office:value-type="float" office:value="0.945881481481481" calcext:value-type="float">
            <text:p>0.945881481481481</text:p>
          </table:table-cell>
          <table:table-cell table:style-name="ce6" office:value-type="float" office:value="0.940696296296296" calcext:value-type="float">
            <text:p>0.940696296296296</text:p>
          </table:table-cell>
          <table:table-cell table:style-name="ce6" office:value-type="float" office:value="0.943214814814815" calcext:value-type="float">
            <text:p>0.943214814814815</text:p>
          </table:table-cell>
          <table:table-cell table:style-name="ce6" office:value-type="float" office:value="0.940059259259259" calcext:value-type="float">
            <text:p>0.940059259259259</text:p>
          </table:table-cell>
          <table:table-cell table:style-name="ce6" office:value-type="float" office:value="0.936688888888889" calcext:value-type="float">
            <text:p>0.936688888888889</text:p>
          </table:table-cell>
          <table:table-cell table:style-name="ce6" office:value-type="float" office:value="0.943377777777778" calcext:value-type="float">
            <text:p>0.943377777777778</text:p>
          </table:table-cell>
          <table:table-cell table:style-name="ce6" office:value-type="float" office:value="0.936237037037037" calcext:value-type="float">
            <text:p>0.936237037037037</text:p>
          </table:table-cell>
          <table:table-cell table:style-name="ce6" office:value-type="float" office:value="0.94311112165451" calcext:value-type="float">
            <text:p>0.94311112165451</text:p>
          </table:table-cell>
          <table:table-cell table:style-name="ce2" table:formula="of:=IF([.P26]; 1-[.P26]/MIN([.B26:.O26]); &quot;&quot;)" office:value-type="float" office:value="-0.00734224811189677" calcext:value-type="float">
            <text:p>-0.007342248111897</text:p>
          </table:table-cell>
          <table:table-cell table:formula="of:=IF([.P26]; 1-[.P26]/MAX([.B26:.O26]); &quot;&quot;)" office:value-type="float" office:value="0.00563876366068261" calcext:value-type="float">
            <text:p>0.005638763660683</text:p>
          </table:table-cell>
          <table:table-cell table:formula="of:=IF([.P26]; 1-[.P26]/AVERAGE([.B26:.O26]); &quot;&quot;)" office:value-type="float" office:value="-0.00117559829802394" calcext:value-type="float">
            <text:p>-0.001175598298024</text:p>
          </table:table-cell>
          <table:table-cell table:style-name="ce4" table:formula="of:=IF([.P26]&gt;MAX([.B26:.O26]); 1; IF([.P26]&gt;AVERAGE([.B26:.O26]); 2; IF([.P26]&gt;MIN([.B26:.O26]); 3; IF([.P26]&gt;MAX([.B26:.O26])*0.75; 4; 5))))" office:value-type="float" office:value="2" calcext:value-type="float">
            <text:p>2</text:p>
          </table:table-cell>
          <table:table-cell/>
          <table:table-cell office:value-type="float" office:value="0.929111123085022" calcext:value-type="float">
            <text:p>0.929111123085022</text:p>
          </table:table-cell>
          <table:table-cell/>
          <table:table-cell table:formula="of:=ROUND([.B26];4)*100 &amp;&quot;\%&quot;" office:value-type="string" office:string-value="94.85\%" calcext:value-type="string">
            <text:p>94.85\%</text:p>
          </table:table-cell>
          <table:table-cell table:formula="of:=ROUND([.C26];4)*100 &amp;&quot;\%&quot;" office:value-type="string" office:string-value="94.56\%" calcext:value-type="string">
            <text:p>94.56\%</text:p>
          </table:table-cell>
          <table:table-cell table:formula="of:=ROUND([.D26];4)*100 &amp;&quot;\%&quot;" office:value-type="string" office:string-value="94.74\%" calcext:value-type="string">
            <text:p>94.74\%</text:p>
          </table:table-cell>
          <table:table-cell table:formula="of:=ROUND([.E26];4)*100 &amp;&quot;\%&quot;" office:value-type="string" office:string-value="94.21\%" calcext:value-type="string">
            <text:p>94.21\%</text:p>
          </table:table-cell>
          <table:table-cell table:formula="of:=ROUND([.F26];4)*100 &amp;&quot;\%&quot;" office:value-type="string" office:string-value="94.18\%" calcext:value-type="string">
            <text:p>94.18\%</text:p>
          </table:table-cell>
          <table:table-cell table:formula="of:=ROUND([.G26];4)*100 &amp;&quot;\%&quot;" office:value-type="string" office:string-value="93.7\%" calcext:value-type="string">
            <text:p>93.7\%</text:p>
          </table:table-cell>
          <table:table-cell table:formula="of:=ROUND([.H26];4)*100 &amp;&quot;\%&quot;" office:value-type="string" office:string-value="93.95\%" calcext:value-type="string">
            <text:p>93.95\%</text:p>
          </table:table-cell>
          <table:table-cell table:formula="of:=ROUND([.I26];4)*100 &amp;&quot;\%&quot;" office:value-type="string" office:string-value="94.59\%" calcext:value-type="string">
            <text:p>94.59\%</text:p>
          </table:table-cell>
          <table:table-cell table:formula="of:=ROUND([.J26];4)*100 &amp;&quot;\%&quot;" office:value-type="string" office:string-value="94.07\%" calcext:value-type="string">
            <text:p>94.07\%</text:p>
          </table:table-cell>
          <table:table-cell table:formula="of:=ROUND([.K26];4)*100 &amp;&quot;\%&quot;" office:value-type="string" office:string-value="94.32\%" calcext:value-type="string">
            <text:p>94.32\%</text:p>
          </table:table-cell>
          <table:table-cell table:formula="of:=ROUND([.L26];4)*100 &amp;&quot;\%&quot;" office:value-type="string" office:string-value="94.01\%" calcext:value-type="string">
            <text:p>94.01\%</text:p>
          </table:table-cell>
          <table:table-cell table:formula="of:=ROUND([.M26];4)*100 &amp;&quot;\%&quot;" office:value-type="string" office:string-value="93.67\%" calcext:value-type="string">
            <text:p>93.67\%</text:p>
          </table:table-cell>
          <table:table-cell table:formula="of:=ROUND([.N26];4)*100 &amp;&quot;\%&quot;" office:value-type="string" office:string-value="94.34\%" calcext:value-type="string">
            <text:p>94.34\%</text:p>
          </table:table-cell>
          <table:table-cell table:formula="of:=ROUND([.O26];4)*100 &amp;&quot;\%&quot;" office:value-type="string" office:string-value="93.62\%" calcext:value-type="string">
            <text:p>93.62\%</text:p>
          </table:table-cell>
          <table:table-cell table:formula="of:=ROUND(AVERAGE([.B26:.O26]);4)*100&amp;&quot;\%&quot;" office:value-type="string" office:string-value="94.2\%" calcext:value-type="string">
            <text:p>94.2\%</text:p>
          </table:table-cell>
          <table:table-cell table:formula="of:=ROUND([.P26];4)*100 &amp;&quot;\%&quot;" office:value-type="string" office:string-value="94.31\%" calcext:value-type="string">
            <text:p>94.31\%</text:p>
          </table:table-cell>
          <table:table-cell table:style-name="ce2" table:formula="of:=&quot;\hline &quot;&amp;[.X26]&amp;&quot; &amp; &quot;&amp;[.Y26]&amp;&quot; &amp; &quot;&amp;[.Z26]&amp;&quot; &amp; &quot;&amp;[.AA26]&amp;&quot; &amp; &quot;&amp;[.AB26]&amp;&quot; &amp; &quot;&amp;[.AC26]&amp;&quot; &amp; &quot;&amp;[.AD26]&amp;&quot; &amp; &quot;&amp;[.AE26]&amp;&quot; &amp; &quot;&amp;[.AF26]&amp;&quot; &amp; &quot;&amp;[.AG26]&amp;&quot; &amp; &quot;&amp;[.AH26]&amp;&quot; &amp; &quot;&amp;[.AI26]&amp;&quot; &amp; &quot;&amp;[.AJ26]&amp;&quot; &amp; &quot;&amp;[.AK26]&amp;&quot; &amp; &quot;&amp;[.AL26]&amp;&quot; &amp; &quot;&amp;[.AM26]&amp;&quot; \\&quot;" office:value-type="string" office:string-value="\hline 94.85\% &amp; 94.56\% &amp; 94.74\% &amp; 94.21\% &amp; 94.18\% &amp; 93.7\% &amp; 93.95\% &amp; 94.59\% &amp; 94.07\% &amp; 94.32\% &amp; 94.01\% &amp; 93.67\% &amp; 94.34\% &amp; 93.62\% &amp; 94.2\% &amp; 94.31\% \\" calcext:value-type="string">
            <text:p>\hline 94.85\% &amp; 94.56\% &amp; 94.74\% &amp; 94.21\% &amp; 94.18\% &amp; 93.7\% &amp; 93.95\% &amp; 94.59\% &amp; 94.07\% &amp; 94.32\% &amp; 94.01\% &amp; 93.67\% &amp; 94.34\% &amp; 93.62\% &amp; 94.2\% &amp; 94.31\% \\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table:style-name="ce5" office:value-type="float" office:value="0.994425087108014" calcext:value-type="float">
            <text:p>0.994425087108014</text:p>
          </table:table-cell>
          <table:table-cell table:style-name="ce6" office:value-type="float" office:value="0.993766937669377" calcext:value-type="float">
            <text:p>0.993766937669377</text:p>
          </table:table-cell>
          <table:table-cell table:style-name="ce6" office:value-type="float" office:value="0.995973674022455" calcext:value-type="float">
            <text:p>0.995973674022455</text:p>
          </table:table-cell>
          <table:table-cell table:style-name="ce6" office:value-type="float" office:value="0.995857530003872" calcext:value-type="float">
            <text:p>0.995857530003872</text:p>
          </table:table-cell>
          <table:table-cell table:style-name="ce6" office:value-type="float" office:value="0.977893921796361" calcext:value-type="float">
            <text:p>0.977893921796361</text:p>
          </table:table-cell>
          <table:table-cell table:style-name="ce6" office:value-type="float" office:value="0.951025938830817" calcext:value-type="float">
            <text:p>0.951025938830817</text:p>
          </table:table-cell>
          <table:table-cell table:style-name="ce6" office:value-type="float" office:value="0.88281068524971" calcext:value-type="float">
            <text:p>0.88281068524971</text:p>
          </table:table-cell>
          <table:table-cell table:style-name="ce6" office:value-type="float" office:value="0.993534649632211" calcext:value-type="float">
            <text:p>0.993534649632211</text:p>
          </table:table-cell>
          <table:table-cell table:style-name="ce6" office:value-type="float" office:value="0.992218350754936" calcext:value-type="float">
            <text:p>0.992218350754936</text:p>
          </table:table-cell>
          <table:table-cell table:style-name="ce6" office:value-type="float" office:value="0.983933410762679" calcext:value-type="float">
            <text:p>0.983933410762679</text:p>
          </table:table-cell>
          <table:table-cell table:style-name="ce6" office:value-type="float" office:value="0.992295780100658" calcext:value-type="float">
            <text:p>0.992295780100658</text:p>
          </table:table-cell>
          <table:table-cell table:style-name="ce6" office:value-type="float" office:value="0.972861014324429" calcext:value-type="float">
            <text:p>0.972861014324429</text:p>
          </table:table-cell>
          <table:table-cell table:style-name="ce6" office:value-type="float" office:value="0.951955090979481" calcext:value-type="float">
            <text:p>0.951955090979481</text:p>
          </table:table-cell>
          <table:table-cell table:style-name="ce6" office:value-type="float" office:value="0.815873015873016" calcext:value-type="float">
            <text:p>0.815873015873016</text:p>
          </table:table-cell>
          <table:table-cell table:style-name="ce6" office:value-type="float" office:value="0.948896646499634" calcext:value-type="float">
            <text:p>0.948896646499634</text:p>
          </table:table-cell>
          <table:table-cell table:style-name="ce2" table:formula="of:=IF([.P27]; 1-[.P27]/MIN([.B27:.O27]); &quot;&quot;)" office:value-type="float" office:value="-0.163044527810835" calcext:value-type="float">
            <text:p>-0.163044527810835</text:p>
          </table:table-cell>
          <table:table-cell table:formula="of:=IF([.P27]; 1-[.P27]/MAX([.B27:.O27]); &quot;&quot;)" office:value-type="float" office:value="0.0472673412467723" calcext:value-type="float">
            <text:p>0.047267341246772</text:p>
          </table:table-cell>
          <table:table-cell table:formula="of:=IF([.P27]; 1-[.P27]/AVERAGE([.B27:.O27]); &quot;&quot;)" office:value-type="float" office:value="0.0155524992549438" calcext:value-type="float">
            <text:p>0.015552499254944</text:p>
          </table:table-cell>
          <table:table-cell table:style-name="ce4" table:formula="of:=IF([.P27]&gt;MAX([.B27:.O27]); 1; IF([.P27]&gt;AVERAGE([.B27:.O27]); 2; IF([.P27]&gt;MIN([.B27:.O27]); 3; IF([.P27]&gt;MAX([.B27:.O27])*0.75; 4; 5))))" office:value-type="float" office:value="3" calcext:value-type="float">
            <text:p>3</text:p>
          </table:table-cell>
          <table:table-cell/>
          <table:table-cell office:value-type="float" office:value="0.497096389532089" calcext:value-type="float">
            <text:p>0.497096389532089</text:p>
          </table:table-cell>
          <table:table-cell/>
          <table:table-cell table:formula="of:=ROUND([.B27];4)*100 &amp;&quot;\%&quot;" office:value-type="string" office:string-value="99.44\%" calcext:value-type="string">
            <text:p>99.44\%</text:p>
          </table:table-cell>
          <table:table-cell table:formula="of:=ROUND([.C27];4)*100 &amp;&quot;\%&quot;" office:value-type="string" office:string-value="99.38\%" calcext:value-type="string">
            <text:p>99.38\%</text:p>
          </table:table-cell>
          <table:table-cell table:formula="of:=ROUND([.D27];4)*100 &amp;&quot;\%&quot;" office:value-type="string" office:string-value="99.6\%" calcext:value-type="string">
            <text:p>99.6\%</text:p>
          </table:table-cell>
          <table:table-cell table:formula="of:=ROUND([.E27];4)*100 &amp;&quot;\%&quot;" office:value-type="string" office:string-value="99.59\%" calcext:value-type="string">
            <text:p>99.59\%</text:p>
          </table:table-cell>
          <table:table-cell table:formula="of:=ROUND([.F27];4)*100 &amp;&quot;\%&quot;" office:value-type="string" office:string-value="97.79\%" calcext:value-type="string">
            <text:p>97.79\%</text:p>
          </table:table-cell>
          <table:table-cell table:formula="of:=ROUND([.G27];4)*100 &amp;&quot;\%&quot;" office:value-type="string" office:string-value="95.1\%" calcext:value-type="string">
            <text:p>95.1\%</text:p>
          </table:table-cell>
          <table:table-cell table:formula="of:=ROUND([.H27];4)*100 &amp;&quot;\%&quot;" office:value-type="string" office:string-value="88.28\%" calcext:value-type="string">
            <text:p>88.28\%</text:p>
          </table:table-cell>
          <table:table-cell table:formula="of:=ROUND([.I27];4)*100 &amp;&quot;\%&quot;" office:value-type="string" office:string-value="99.35\%" calcext:value-type="string">
            <text:p>99.35\%</text:p>
          </table:table-cell>
          <table:table-cell table:formula="of:=ROUND([.J27];4)*100 &amp;&quot;\%&quot;" office:value-type="string" office:string-value="99.22\%" calcext:value-type="string">
            <text:p>99.22\%</text:p>
          </table:table-cell>
          <table:table-cell table:formula="of:=ROUND([.K27];4)*100 &amp;&quot;\%&quot;" office:value-type="string" office:string-value="98.39\%" calcext:value-type="string">
            <text:p>98.39\%</text:p>
          </table:table-cell>
          <table:table-cell table:formula="of:=ROUND([.L27];4)*100 &amp;&quot;\%&quot;" office:value-type="string" office:string-value="99.23\%" calcext:value-type="string">
            <text:p>99.23\%</text:p>
          </table:table-cell>
          <table:table-cell table:formula="of:=ROUND([.M27];4)*100 &amp;&quot;\%&quot;" office:value-type="string" office:string-value="97.29\%" calcext:value-type="string">
            <text:p>97.29\%</text:p>
          </table:table-cell>
          <table:table-cell table:formula="of:=ROUND([.N27];4)*100 &amp;&quot;\%&quot;" office:value-type="string" office:string-value="95.2\%" calcext:value-type="string">
            <text:p>95.2\%</text:p>
          </table:table-cell>
          <table:table-cell table:formula="of:=ROUND([.O27];4)*100 &amp;&quot;\%&quot;" office:value-type="string" office:string-value="81.59\%" calcext:value-type="string">
            <text:p>81.59\%</text:p>
          </table:table-cell>
          <table:table-cell table:formula="of:=ROUND(AVERAGE([.B27:.O27]);4)*100&amp;&quot;\%&quot;" office:value-type="string" office:string-value="96.39\%" calcext:value-type="string">
            <text:p>96.39\%</text:p>
          </table:table-cell>
          <table:table-cell table:formula="of:=ROUND([.P27];4)*100 &amp;&quot;\%&quot;" office:value-type="string" office:string-value="94.89\%" calcext:value-type="string">
            <text:p>94.89\%</text:p>
          </table:table-cell>
          <table:table-cell table:style-name="ce2" table:formula="of:=&quot;\hline &quot;&amp;[.X27]&amp;&quot; &amp; &quot;&amp;[.Y27]&amp;&quot; &amp; &quot;&amp;[.Z27]&amp;&quot; &amp; &quot;&amp;[.AA27]&amp;&quot; &amp; &quot;&amp;[.AB27]&amp;&quot; &amp; &quot;&amp;[.AC27]&amp;&quot; &amp; &quot;&amp;[.AD27]&amp;&quot; &amp; &quot;&amp;[.AE27]&amp;&quot; &amp; &quot;&amp;[.AF27]&amp;&quot; &amp; &quot;&amp;[.AG27]&amp;&quot; &amp; &quot;&amp;[.AH27]&amp;&quot; &amp; &quot;&amp;[.AI27]&amp;&quot; &amp; &quot;&amp;[.AJ27]&amp;&quot; &amp; &quot;&amp;[.AK27]&amp;&quot; &amp; &quot;&amp;[.AL27]&amp;&quot; &amp; &quot;&amp;[.AM27]&amp;&quot; \\&quot;" office:value-type="string" office:string-value="\hline 99.44\% &amp; 99.38\% &amp; 99.6\% &amp; 99.59\% &amp; 97.79\% &amp; 95.1\% &amp; 88.28\% &amp; 99.35\% &amp; 99.22\% &amp; 98.39\% &amp; 99.23\% &amp; 97.29\% &amp; 95.2\% &amp; 81.59\% &amp; 96.39\% &amp; 94.89\% \\" calcext:value-type="string">
            <text:p>\hline 99.44\% &amp; 99.38\% &amp; 99.6\% &amp; 99.59\% &amp; 97.79\% &amp; 95.1\% &amp; 88.28\% &amp; 99.35\% &amp; 99.22\% &amp; 98.39\% &amp; 99.23\% &amp; 97.29\% &amp; 95.2\% &amp; 81.59\% &amp; 96.39\% &amp; 94.89\% \\</text:p>
          </table:table-cell>
        </table:table-row>
        <table:table-row table:style-name="ro1">
          <table:table-cell office:value-type="string" calcext:value-type="string">
            <text:p>ElectricDevices</text:p>
          </table:table-cell>
          <table:table-cell table:style-name="ce5" office:value-type="float" office:value="0.865041283015605" calcext:value-type="float">
            <text:p>0.865041283015605</text:p>
          </table:table-cell>
          <table:table-cell table:style-name="ce6" office:value-type="float" office:value="0.87970864133489" calcext:value-type="float">
            <text:p>0.87970864133489</text:p>
          </table:table-cell>
          <table:table-cell table:style-name="ce6" office:value-type="float" office:value="0.893156961915878" calcext:value-type="float">
            <text:p>0.893156961915878</text:p>
          </table:table-cell>
          <table:table-cell table:style-name="ce6" office:value-type="float" office:value="0.890169887174167" calcext:value-type="float">
            <text:p>0.890169887174167</text:p>
          </table:table-cell>
          <table:table-cell table:style-name="ce6" office:value-type="float" office:value="0.88177495352959" calcext:value-type="float">
            <text:p>0.88177495352959</text:p>
          </table:table-cell>
          <table:table-cell table:style-name="ce6" office:value-type="float" office:value="0.888380236026456" calcext:value-type="float">
            <text:p>0.888380236026456</text:p>
          </table:table-cell>
          <table:table-cell table:style-name="ce6" office:value-type="float" office:value="0.842441533739679" calcext:value-type="float">
            <text:p>0.842441533739679</text:p>
          </table:table-cell>
          <table:table-cell table:style-name="ce6" office:value-type="float" office:value="0.871698439458782" calcext:value-type="float">
            <text:p>0.871698439458782</text:p>
          </table:table-cell>
          <table:table-cell table:style-name="ce6" office:value-type="float" office:value="0.805969826654563" calcext:value-type="float">
            <text:p>0.805969826654563</text:p>
          </table:table-cell>
          <table:table-cell table:style-name="ce6" office:value-type="float" office:value="0.813145722560844" calcext:value-type="float">
            <text:p>0.813145722560844</text:p>
          </table:table-cell>
          <table:table-cell table:style-name="ce6" office:value-type="float" office:value="0.797384688540181" calcext:value-type="float">
            <text:p>0.797384688540181</text:p>
          </table:table-cell>
          <table:table-cell table:style-name="ce6" office:value-type="float" office:value="0.824030605628323" calcext:value-type="float">
            <text:p>0.824030605628323</text:p>
          </table:table-cell>
          <table:table-cell table:style-name="ce6" office:value-type="float" office:value="0.793061859680975" calcext:value-type="float">
            <text:p>0.793061859680975</text:p>
          </table:table-cell>
          <table:table-cell table:style-name="ce6" office:value-type="float" office:value="0.87214369083128" calcext:value-type="float">
            <text:p>0.87214369083128</text:p>
          </table:table-cell>
          <table:table-cell table:style-name="ce6" office:value-type="float" office:value="0.639605760574341" calcext:value-type="float">
            <text:p>0.639605760574341</text:p>
          </table:table-cell>
          <table:table-cell table:style-name="ce2" table:formula="of:=IF([.P28]; 1-[.P28]/MIN([.B28:.O28]); &quot;&quot;)" office:value-type="float" office:value="0.193498271582957" calcext:value-type="float">
            <text:p>0.193498271582957</text:p>
          </table:table-cell>
          <table:table-cell table:formula="of:=IF([.P28]; 1-[.P28]/MAX([.B28:.O28]); &quot;&quot;)" office:value-type="float" office:value="0.283882018674135" calcext:value-type="float">
            <text:p>0.283882018674135</text:p>
          </table:table-cell>
          <table:table-cell table:formula="of:=IF([.P28]; 1-[.P28]/AVERAGE([.B28:.O28]); &quot;&quot;)" office:value-type="float" office:value="0.248665945967933" calcext:value-type="float">
            <text:p>0.248665945967933</text:p>
          </table:table-cell>
          <table:table-cell table:style-name="ce4" table:formula="of:=IF([.P28]&gt;MAX([.B28:.O28]); 1; IF([.P28]&gt;AVERAGE([.B28:.O28]); 2; IF([.P28]&gt;MIN([.B28:.O28]); 3; IF([.P28]&gt;MAX([.B28:.O28])*0.75; 4; 5))))" office:value-type="float" office:value="5" calcext:value-type="float">
            <text:p>5</text:p>
          </table:table-cell>
          <table:table-cell/>
          <table:table-cell office:value-type="float" office:value="0.706263780593872" calcext:value-type="float">
            <text:p>0.706263780593872</text:p>
          </table:table-cell>
          <table:table-cell/>
          <table:table-cell table:formula="of:=ROUND([.B28];4)*100 &amp;&quot;\%&quot;" office:value-type="string" office:string-value="86.5\%" calcext:value-type="string">
            <text:p>86.5\%</text:p>
          </table:table-cell>
          <table:table-cell table:formula="of:=ROUND([.C28];4)*100 &amp;&quot;\%&quot;" office:value-type="string" office:string-value="87.97\%" calcext:value-type="string">
            <text:p>87.97\%</text:p>
          </table:table-cell>
          <table:table-cell table:formula="of:=ROUND([.D28];4)*100 &amp;&quot;\%&quot;" office:value-type="string" office:string-value="89.32\%" calcext:value-type="string">
            <text:p>89.32\%</text:p>
          </table:table-cell>
          <table:table-cell table:formula="of:=ROUND([.E28];4)*100 &amp;&quot;\%&quot;" office:value-type="string" office:string-value="89.02\%" calcext:value-type="string">
            <text:p>89.02\%</text:p>
          </table:table-cell>
          <table:table-cell table:formula="of:=ROUND([.F28];4)*100 &amp;&quot;\%&quot;" office:value-type="string" office:string-value="88.18\%" calcext:value-type="string">
            <text:p>88.18\%</text:p>
          </table:table-cell>
          <table:table-cell table:formula="of:=ROUND([.G28];4)*100 &amp;&quot;\%&quot;" office:value-type="string" office:string-value="88.84\%" calcext:value-type="string">
            <text:p>88.84\%</text:p>
          </table:table-cell>
          <table:table-cell table:formula="of:=ROUND([.H28];4)*100 &amp;&quot;\%&quot;" office:value-type="string" office:string-value="84.24\%" calcext:value-type="string">
            <text:p>84.24\%</text:p>
          </table:table-cell>
          <table:table-cell table:formula="of:=ROUND([.I28];4)*100 &amp;&quot;\%&quot;" office:value-type="string" office:string-value="87.17\%" calcext:value-type="string">
            <text:p>87.17\%</text:p>
          </table:table-cell>
          <table:table-cell table:formula="of:=ROUND([.J28];4)*100 &amp;&quot;\%&quot;" office:value-type="string" office:string-value="80.6\%" calcext:value-type="string">
            <text:p>80.6\%</text:p>
          </table:table-cell>
          <table:table-cell table:formula="of:=ROUND([.K28];4)*100 &amp;&quot;\%&quot;" office:value-type="string" office:string-value="81.31\%" calcext:value-type="string">
            <text:p>81.31\%</text:p>
          </table:table-cell>
          <table:table-cell table:formula="of:=ROUND([.L28];4)*100 &amp;&quot;\%&quot;" office:value-type="string" office:string-value="79.74\%" calcext:value-type="string">
            <text:p>79.74\%</text:p>
          </table:table-cell>
          <table:table-cell table:formula="of:=ROUND([.M28];4)*100 &amp;&quot;\%&quot;" office:value-type="string" office:string-value="82.4\%" calcext:value-type="string">
            <text:p>82.4\%</text:p>
          </table:table-cell>
          <table:table-cell table:formula="of:=ROUND([.N28];4)*100 &amp;&quot;\%&quot;" office:value-type="string" office:string-value="79.31\%" calcext:value-type="string">
            <text:p>79.31\%</text:p>
          </table:table-cell>
          <table:table-cell table:formula="of:=ROUND([.O28];4)*100 &amp;&quot;\%&quot;" office:value-type="string" office:string-value="87.21\%" calcext:value-type="string">
            <text:p>87.21\%</text:p>
          </table:table-cell>
          <table:table-cell table:formula="of:=ROUND(AVERAGE([.B28:.O28]);4)*100&amp;&quot;\%&quot;" office:value-type="string" office:string-value="85.13\%" calcext:value-type="string">
            <text:p>85.13\%</text:p>
          </table:table-cell>
          <table:table-cell table:formula="of:=ROUND([.P28];4)*100 &amp;&quot;\%&quot;" office:value-type="string" office:string-value="63.96\%" calcext:value-type="string">
            <text:p>63.96\%</text:p>
          </table:table-cell>
          <table:table-cell table:style-name="ce2" table:formula="of:=&quot;\hline &quot;&amp;[.X28]&amp;&quot; &amp; &quot;&amp;[.Y28]&amp;&quot; &amp; &quot;&amp;[.Z28]&amp;&quot; &amp; &quot;&amp;[.AA28]&amp;&quot; &amp; &quot;&amp;[.AB28]&amp;&quot; &amp; &quot;&amp;[.AC28]&amp;&quot; &amp; &quot;&amp;[.AD28]&amp;&quot; &amp; &quot;&amp;[.AE28]&amp;&quot; &amp; &quot;&amp;[.AF28]&amp;&quot; &amp; &quot;&amp;[.AG28]&amp;&quot; &amp; &quot;&amp;[.AH28]&amp;&quot; &amp; &quot;&amp;[.AI28]&amp;&quot; &amp; &quot;&amp;[.AJ28]&amp;&quot; &amp; &quot;&amp;[.AK28]&amp;&quot; &amp; &quot;&amp;[.AL28]&amp;&quot; &amp; &quot;&amp;[.AM28]&amp;&quot; \\&quot;" office:value-type="string" office:string-value="\hline 86.5\% &amp; 87.97\% &amp; 89.32\% &amp; 89.02\% &amp; 88.18\% &amp; 88.84\% &amp; 84.24\% &amp; 87.17\% &amp; 80.6\% &amp; 81.31\% &amp; 79.74\% &amp; 82.4\% &amp; 79.31\% &amp; 87.21\% &amp; 85.13\% &amp; 63.96\% \\" calcext:value-type="string">
            <text:p>\hline 86.5\% &amp; 87.97\% &amp; 89.32\% &amp; 89.02\% &amp; 88.18\% &amp; 88.84\% &amp; 84.24\% &amp; 87.17\% &amp; 80.6\% &amp; 81.31\% &amp; 79.74\% &amp; 82.4\% &amp; 79.31\% &amp; 87.21\% &amp; 85.13\% &amp; 63.96\% \\</text:p>
          </table:table-cell>
        </table:table-row>
        <table:table-row table:style-name="ro1">
          <table:table-cell office:value-type="string" calcext:value-type="string">
            <text:p>EOGHorizontalSignal</text:p>
          </table:table-cell>
          <table:table-cell table:style-name="ce5" office:value-type="float" office:value="0.853683241252302" calcext:value-type="float">
            <text:p>0.853683241252302</text:p>
          </table:table-cell>
          <table:table-cell table:style-name="ce6" office:value-type="float" office:value="0.795672191528545" calcext:value-type="float">
            <text:p>0.795672191528545</text:p>
          </table:table-cell>
          <table:table-cell table:style-name="ce6" office:value-type="float" office:value="0.813812154696132" calcext:value-type="float">
            <text:p>0.813812154696132</text:p>
          </table:table-cell>
          <table:table-cell table:style-name="ce6" office:value-type="float" office:value="0.883517495395948" calcext:value-type="float">
            <text:p>0.883517495395948</text:p>
          </table:table-cell>
          <table:table-cell table:style-name="ce6" office:value-type="float" office:value="0.759852670349908" calcext:value-type="float">
            <text:p>0.759852670349908</text:p>
          </table:table-cell>
          <table:table-cell table:style-name="ce6" office:value-type="float" office:value="0.864732965009208" calcext:value-type="float">
            <text:p>0.864732965009208</text:p>
          </table:table-cell>
          <table:table-cell table:style-name="ce6" office:value-type="float" office:value="0.824401473296501" calcext:value-type="float">
            <text:p>0.824401473296501</text:p>
          </table:table-cell>
          <table:table-cell table:style-name="ce6" office:value-type="float" office:value="0.747329650092081" calcext:value-type="float">
            <text:p>0.747329650092081</text:p>
          </table:table-cell>
          <table:table-cell table:style-name="ce6" office:value-type="float" office:value="0.70828729281768" calcext:value-type="float">
            <text:p>0.70828729281768</text:p>
          </table:table-cell>
          <table:table-cell table:style-name="ce6" office:value-type="float" office:value="0.720441988950276" calcext:value-type="float">
            <text:p>0.720441988950276</text:p>
          </table:table-cell>
          <table:table-cell table:style-name="ce6" office:value-type="float" office:value="0.706721915285451" calcext:value-type="float">
            <text:p>0.706721915285451</text:p>
          </table:table-cell>
          <table:table-cell table:style-name="ce6" office:value-type="float" office:value="0.624861878453039" calcext:value-type="float">
            <text:p>0.624861878453039</text:p>
          </table:table-cell>
          <table:table-cell table:style-name="ce6" office:value-type="float" office:value="0.705985267034991" calcext:value-type="float">
            <text:p>0.705985267034991</text:p>
          </table:table-cell>
          <table:table-cell table:style-name="ce6" office:value-type="float" office:value="0.673020257826888" calcext:value-type="float">
            <text:p>0.673020257826888</text:p>
          </table:table-cell>
          <table:table-cell table:style-name="ce6" office:value-type="float" office:value="0.49723756313324" calcext:value-type="float">
            <text:p>0.49723756313324</text:p>
          </table:table-cell>
          <table:table-cell table:style-name="ce2" table:formula="of:=IF([.P29]; 1-[.P29]/MIN([.B29:.O29]); &quot;&quot;)" office:value-type="float" office:value="0.204244041316389" calcext:value-type="float">
            <text:p>0.204244041316389</text:p>
          </table:table-cell>
          <table:table-cell table:formula="of:=IF([.P29]; 1-[.P29]/MAX([.B29:.O29]); &quot;&quot;)" office:value-type="float" office:value="0.437206885291611" calcext:value-type="float">
            <text:p>0.437206885291611</text:p>
          </table:table-cell>
          <table:table-cell table:formula="of:=IF([.P29]; 1-[.P29]/AVERAGE([.B29:.O29]); &quot;&quot;)" office:value-type="float" office:value="0.348332048109837" calcext:value-type="float">
            <text:p>0.348332048109837</text:p>
          </table:table-cell>
          <table:table-cell table:style-name="ce4" table:formula="of:=IF([.P29]&gt;MAX([.B29:.O29]); 1; IF([.P29]&gt;AVERAGE([.B29:.O29]); 2; IF([.P29]&gt;MIN([.B29:.O29]); 3; IF([.P29]&gt;MAX([.B29:.O29])*0.75; 4; 5))))" office:value-type="float" office:value="5" calcext:value-type="float">
            <text:p>5</text:p>
          </table:table-cell>
          <table:table-cell/>
          <table:table-cell office:value-type="float" office:value="0.546961307525635" calcext:value-type="float">
            <text:p>0.546961307525635</text:p>
          </table:table-cell>
          <table:table-cell/>
          <table:table-cell table:formula="of:=ROUND([.B29];4)*100 &amp;&quot;\%&quot;" office:value-type="string" office:string-value="85.37\%" calcext:value-type="string">
            <text:p>85.37\%</text:p>
          </table:table-cell>
          <table:table-cell table:formula="of:=ROUND([.C29];4)*100 &amp;&quot;\%&quot;" office:value-type="string" office:string-value="79.57\%" calcext:value-type="string">
            <text:p>79.57\%</text:p>
          </table:table-cell>
          <table:table-cell table:formula="of:=ROUND([.D29];4)*100 &amp;&quot;\%&quot;" office:value-type="string" office:string-value="81.38\%" calcext:value-type="string">
            <text:p>81.38\%</text:p>
          </table:table-cell>
          <table:table-cell table:formula="of:=ROUND([.E29];4)*100 &amp;&quot;\%&quot;" office:value-type="string" office:string-value="88.35\%" calcext:value-type="string">
            <text:p>88.35\%</text:p>
          </table:table-cell>
          <table:table-cell table:formula="of:=ROUND([.F29];4)*100 &amp;&quot;\%&quot;" office:value-type="string" office:string-value="75.99\%" calcext:value-type="string">
            <text:p>75.99\%</text:p>
          </table:table-cell>
          <table:table-cell table:formula="of:=ROUND([.G29];4)*100 &amp;&quot;\%&quot;" office:value-type="string" office:string-value="86.47\%" calcext:value-type="string">
            <text:p>86.47\%</text:p>
          </table:table-cell>
          <table:table-cell table:formula="of:=ROUND([.H29];4)*100 &amp;&quot;\%&quot;" office:value-type="string" office:string-value="82.44\%" calcext:value-type="string">
            <text:p>82.44\%</text:p>
          </table:table-cell>
          <table:table-cell table:formula="of:=ROUND([.I29];4)*100 &amp;&quot;\%&quot;" office:value-type="string" office:string-value="74.73\%" calcext:value-type="string">
            <text:p>74.73\%</text:p>
          </table:table-cell>
          <table:table-cell table:formula="of:=ROUND([.J29];4)*100 &amp;&quot;\%&quot;" office:value-type="string" office:string-value="70.83\%" calcext:value-type="string">
            <text:p>70.83\%</text:p>
          </table:table-cell>
          <table:table-cell table:formula="of:=ROUND([.K29];4)*100 &amp;&quot;\%&quot;" office:value-type="string" office:string-value="72.04\%" calcext:value-type="string">
            <text:p>72.04\%</text:p>
          </table:table-cell>
          <table:table-cell table:formula="of:=ROUND([.L29];4)*100 &amp;&quot;\%&quot;" office:value-type="string" office:string-value="70.67\%" calcext:value-type="string">
            <text:p>70.67\%</text:p>
          </table:table-cell>
          <table:table-cell table:formula="of:=ROUND([.M29];4)*100 &amp;&quot;\%&quot;" office:value-type="string" office:string-value="62.49\%" calcext:value-type="string">
            <text:p>62.49\%</text:p>
          </table:table-cell>
          <table:table-cell table:formula="of:=ROUND([.N29];4)*100 &amp;&quot;\%&quot;" office:value-type="string" office:string-value="70.6\%" calcext:value-type="string">
            <text:p>70.6\%</text:p>
          </table:table-cell>
          <table:table-cell table:formula="of:=ROUND([.O29];4)*100 &amp;&quot;\%&quot;" office:value-type="string" office:string-value="67.3\%" calcext:value-type="string">
            <text:p>67.3\%</text:p>
          </table:table-cell>
          <table:table-cell table:formula="of:=ROUND(AVERAGE([.B29:.O29]);4)*100&amp;&quot;\%&quot;" office:value-type="string" office:string-value="76.3\%" calcext:value-type="string">
            <text:p>76.3\%</text:p>
          </table:table-cell>
          <table:table-cell table:formula="of:=ROUND([.P29];4)*100 &amp;&quot;\%&quot;" office:value-type="string" office:string-value="49.72\%" calcext:value-type="string">
            <text:p>49.72\%</text:p>
          </table:table-cell>
          <table:table-cell table:style-name="ce2" table:formula="of:=&quot;\hline &quot;&amp;[.X29]&amp;&quot; &amp; &quot;&amp;[.Y29]&amp;&quot; &amp; &quot;&amp;[.Z29]&amp;&quot; &amp; &quot;&amp;[.AA29]&amp;&quot; &amp; &quot;&amp;[.AB29]&amp;&quot; &amp; &quot;&amp;[.AC29]&amp;&quot; &amp; &quot;&amp;[.AD29]&amp;&quot; &amp; &quot;&amp;[.AE29]&amp;&quot; &amp; &quot;&amp;[.AF29]&amp;&quot; &amp; &quot;&amp;[.AG29]&amp;&quot; &amp; &quot;&amp;[.AH29]&amp;&quot; &amp; &quot;&amp;[.AI29]&amp;&quot; &amp; &quot;&amp;[.AJ29]&amp;&quot; &amp; &quot;&amp;[.AK29]&amp;&quot; &amp; &quot;&amp;[.AL29]&amp;&quot; &amp; &quot;&amp;[.AM29]&amp;&quot; \\&quot;" office:value-type="string" office:string-value="\hline 85.37\% &amp; 79.57\% &amp; 81.38\% &amp; 88.35\% &amp; 75.99\% &amp; 86.47\% &amp; 82.44\% &amp; 74.73\% &amp; 70.83\% &amp; 72.04\% &amp; 70.67\% &amp; 62.49\% &amp; 70.6\% &amp; 67.3\% &amp; 76.3\% &amp; 49.72\% \\" calcext:value-type="string">
            <text:p>\hline 85.37\% &amp; 79.57\% &amp; 81.38\% &amp; 88.35\% &amp; 75.99\% &amp; 86.47\% &amp; 82.44\% &amp; 74.73\% &amp; 70.83\% &amp; 72.04\% &amp; 70.67\% &amp; 62.49\% &amp; 70.6\% &amp; 67.3\% &amp; 76.3\% &amp; 49.72\% \\</text:p>
          </table:table-cell>
        </table:table-row>
        <table:table-row table:style-name="ro1">
          <table:table-cell office:value-type="string" calcext:value-type="string">
            <text:p>EOGVerticalSignal</text:p>
          </table:table-cell>
          <table:table-cell table:style-name="ce5" office:value-type="float" office:value="0.809484346224678" calcext:value-type="float">
            <text:p>0.809484346224678</text:p>
          </table:table-cell>
          <table:table-cell table:style-name="ce6" office:value-type="float" office:value="0.762983425414365" calcext:value-type="float">
            <text:p>0.762983425414365</text:p>
          </table:table-cell>
          <table:table-cell table:style-name="ce6" office:value-type="float" office:value="0.781123388581952" calcext:value-type="float">
            <text:p>0.781123388581952</text:p>
          </table:table-cell>
          <table:table-cell table:style-name="ce6" office:value-type="float" office:value="0.814732965009208" calcext:value-type="float">
            <text:p>0.814732965009208</text:p>
          </table:table-cell>
          <table:table-cell table:style-name="ce6" office:value-type="float" office:value="0.71316758747698" calcext:value-type="float">
            <text:p>0.71316758747698</text:p>
          </table:table-cell>
          <table:table-cell table:style-name="ce6" office:value-type="float" office:value="0.751749539594844" calcext:value-type="float">
            <text:p>0.751749539594844</text:p>
          </table:table-cell>
          <table:table-cell table:style-name="ce6" office:value-type="float" office:value="0.777624309392265" calcext:value-type="float">
            <text:p>0.777624309392265</text:p>
          </table:table-cell>
          <table:table-cell table:style-name="ce6" office:value-type="float" office:value="0.697513812154696" calcext:value-type="float">
            <text:p>0.697513812154696</text:p>
          </table:table-cell>
          <table:table-cell table:style-name="ce6" office:value-type="float" office:value="0.683057090239411" calcext:value-type="float">
            <text:p>0.683057090239411</text:p>
          </table:table-cell>
          <table:table-cell table:style-name="ce6" office:value-type="float" office:value="0.668692449355433" calcext:value-type="float">
            <text:p>0.668692449355433</text:p>
          </table:table-cell>
          <table:table-cell table:style-name="ce6" office:value-type="float" office:value="0.660313075506446" calcext:value-type="float">
            <text:p>0.660313075506446</text:p>
          </table:table-cell>
          <table:table-cell table:style-name="ce6" office:value-type="float" office:value="0.603499079189687" calcext:value-type="float">
            <text:p>0.603499079189687</text:p>
          </table:table-cell>
          <table:table-cell table:style-name="ce6" office:value-type="float" office:value="0.67255985267035" calcext:value-type="float">
            <text:p>0.67255985267035</text:p>
          </table:table-cell>
          <table:table-cell table:style-name="ce6" office:value-type="float" office:value="0.614917127071823" calcext:value-type="float">
            <text:p>0.614917127071823</text:p>
          </table:table-cell>
          <table:table-cell table:style-name="ce6" office:value-type="float" office:value="0.475138127803803" calcext:value-type="float">
            <text:p>0.475138127803803</text:p>
          </table:table-cell>
          <table:table-cell table:style-name="ce2" table:formula="of:=IF([.P30]; 1-[.P30]/MIN([.B30:.O30]); &quot;&quot;)" office:value-type="float" office:value="0.212694527319301" calcext:value-type="float">
            <text:p>0.212694527319301</text:p>
          </table:table-cell>
          <table:table-cell table:formula="of:=IF([.P30]; 1-[.P30]/MAX([.B30:.O30]); &quot;&quot;)" office:value-type="float" office:value="0.416817352175712" calcext:value-type="float">
            <text:p>0.416817352175712</text:p>
          </table:table-cell>
          <table:table-cell table:formula="of:=IF([.P30]; 1-[.P30]/AVERAGE([.B30:.O30]); &quot;&quot;)" office:value-type="float" office:value="0.335565275824195" calcext:value-type="float">
            <text:p>0.335565275824195</text:p>
          </table:table-cell>
          <table:table-cell table:style-name="ce4" table:formula="of:=IF([.P30]&gt;MAX([.B30:.O30]); 1; IF([.P30]&gt;AVERAGE([.B30:.O30]); 2; IF([.P30]&gt;MIN([.B30:.O30]); 3; IF([.P30]&gt;MAX([.B30:.O30])*0.75; 4; 5))))" office:value-type="float" office:value="5" calcext:value-type="float">
            <text:p>5</text:p>
          </table:table-cell>
          <table:table-cell/>
          <table:table-cell office:value-type="float" office:value="0.433701664209366" calcext:value-type="float">
            <text:p>0.433701664209366</text:p>
          </table:table-cell>
          <table:table-cell/>
          <table:table-cell table:formula="of:=ROUND([.B30];4)*100 &amp;&quot;\%&quot;" office:value-type="string" office:string-value="80.95\%" calcext:value-type="string">
            <text:p>80.95\%</text:p>
          </table:table-cell>
          <table:table-cell table:formula="of:=ROUND([.C30];4)*100 &amp;&quot;\%&quot;" office:value-type="string" office:string-value="76.3\%" calcext:value-type="string">
            <text:p>76.3\%</text:p>
          </table:table-cell>
          <table:table-cell table:formula="of:=ROUND([.D30];4)*100 &amp;&quot;\%&quot;" office:value-type="string" office:string-value="78.11\%" calcext:value-type="string">
            <text:p>78.11\%</text:p>
          </table:table-cell>
          <table:table-cell table:formula="of:=ROUND([.E30];4)*100 &amp;&quot;\%&quot;" office:value-type="string" office:string-value="81.47\%" calcext:value-type="string">
            <text:p>81.47\%</text:p>
          </table:table-cell>
          <table:table-cell table:formula="of:=ROUND([.F30];4)*100 &amp;&quot;\%&quot;" office:value-type="string" office:string-value="71.32\%" calcext:value-type="string">
            <text:p>71.32\%</text:p>
          </table:table-cell>
          <table:table-cell table:formula="of:=ROUND([.G30];4)*100 &amp;&quot;\%&quot;" office:value-type="string" office:string-value="75.17\%" calcext:value-type="string">
            <text:p>75.17\%</text:p>
          </table:table-cell>
          <table:table-cell table:formula="of:=ROUND([.H30];4)*100 &amp;&quot;\%&quot;" office:value-type="string" office:string-value="77.76\%" calcext:value-type="string">
            <text:p>77.76\%</text:p>
          </table:table-cell>
          <table:table-cell table:formula="of:=ROUND([.I30];4)*100 &amp;&quot;\%&quot;" office:value-type="string" office:string-value="69.75\%" calcext:value-type="string">
            <text:p>69.75\%</text:p>
          </table:table-cell>
          <table:table-cell table:formula="of:=ROUND([.J30];4)*100 &amp;&quot;\%&quot;" office:value-type="string" office:string-value="68.31\%" calcext:value-type="string">
            <text:p>68.31\%</text:p>
          </table:table-cell>
          <table:table-cell table:formula="of:=ROUND([.K30];4)*100 &amp;&quot;\%&quot;" office:value-type="string" office:string-value="66.87\%" calcext:value-type="string">
            <text:p>66.87\%</text:p>
          </table:table-cell>
          <table:table-cell table:formula="of:=ROUND([.L30];4)*100 &amp;&quot;\%&quot;" office:value-type="string" office:string-value="66.03\%" calcext:value-type="string">
            <text:p>66.03\%</text:p>
          </table:table-cell>
          <table:table-cell table:formula="of:=ROUND([.M30];4)*100 &amp;&quot;\%&quot;" office:value-type="string" office:string-value="60.35\%" calcext:value-type="string">
            <text:p>60.35\%</text:p>
          </table:table-cell>
          <table:table-cell table:formula="of:=ROUND([.N30];4)*100 &amp;&quot;\%&quot;" office:value-type="string" office:string-value="67.26\%" calcext:value-type="string">
            <text:p>67.26\%</text:p>
          </table:table-cell>
          <table:table-cell table:formula="of:=ROUND([.O30];4)*100 &amp;&quot;\%&quot;" office:value-type="string" office:string-value="61.49\%" calcext:value-type="string">
            <text:p>61.49\%</text:p>
          </table:table-cell>
          <table:table-cell table:formula="of:=ROUND(AVERAGE([.B30:.O30]);4)*100&amp;&quot;\%&quot;" office:value-type="string" office:string-value="71.51\%" calcext:value-type="string">
            <text:p>71.51\%</text:p>
          </table:table-cell>
          <table:table-cell table:formula="of:=ROUND([.P30];4)*100 &amp;&quot;\%&quot;" office:value-type="string" office:string-value="47.51\%" calcext:value-type="string">
            <text:p>47.51\%</text:p>
          </table:table-cell>
          <table:table-cell table:style-name="ce2" table:formula="of:=&quot;\hline &quot;&amp;[.X30]&amp;&quot; &amp; &quot;&amp;[.Y30]&amp;&quot; &amp; &quot;&amp;[.Z30]&amp;&quot; &amp; &quot;&amp;[.AA30]&amp;&quot; &amp; &quot;&amp;[.AB30]&amp;&quot; &amp; &quot;&amp;[.AC30]&amp;&quot; &amp; &quot;&amp;[.AD30]&amp;&quot; &amp; &quot;&amp;[.AE30]&amp;&quot; &amp; &quot;&amp;[.AF30]&amp;&quot; &amp; &quot;&amp;[.AG30]&amp;&quot; &amp; &quot;&amp;[.AH30]&amp;&quot; &amp; &quot;&amp;[.AI30]&amp;&quot; &amp; &quot;&amp;[.AJ30]&amp;&quot; &amp; &quot;&amp;[.AK30]&amp;&quot; &amp; &quot;&amp;[.AL30]&amp;&quot; &amp; &quot;&amp;[.AM30]&amp;&quot; \\&quot;" office:value-type="string" office:string-value="\hline 80.95\% &amp; 76.3\% &amp; 78.11\% &amp; 81.47\% &amp; 71.32\% &amp; 75.17\% &amp; 77.76\% &amp; 69.75\% &amp; 68.31\% &amp; 66.87\% &amp; 66.03\% &amp; 60.35\% &amp; 67.26\% &amp; 61.49\% &amp; 71.51\% &amp; 47.51\% \\" calcext:value-type="string">
            <text:p>\hline 80.95\% &amp; 76.3\% &amp; 78.11\% &amp; 81.47\% &amp; 71.32\% &amp; 75.17\% &amp; 77.76\% &amp; 69.75\% &amp; 68.31\% &amp; 66.87\% &amp; 66.03\% &amp; 60.35\% &amp; 67.26\% &amp; 61.49\% &amp; 71.51\% &amp; 47.51\% \\</text:p>
          </table:table-cell>
        </table:table-row>
        <table:table-row table:style-name="ro1">
          <table:table-cell office:value-type="string" calcext:value-type="string">
            <text:p>EthanolLevel</text:p>
          </table:table-cell>
          <table:table-cell table:style-name="ce5" office:value-type="float" office:value="0.6056" calcext:value-type="float">
            <text:p>0.6056</text:p>
          </table:table-cell>
          <table:table-cell table:style-name="ce6" office:value-type="float" office:value="0.849" calcext:value-type="float">
            <text:p>0.849</text:p>
          </table:table-cell>
          <table:table-cell table:style-name="ce6" office:value-type="float" office:value="0.625266666666667" calcext:value-type="float">
            <text:p>0.625266666666667</text:p>
          </table:table-cell>
          <table:table-cell table:style-name="ce6" office:value-type="float" office:value="0.875133333333334" calcext:value-type="float">
            <text:p>0.875133333333334</text:p>
          </table:table-cell>
          <table:table-cell table:style-name="ce6" office:value-type="float" office:value="0.855733333333333" calcext:value-type="float">
            <text:p>0.855733333333333</text:p>
          </table:table-cell>
          <table:table-cell table:style-name="ce6" office:value-type="float" office:value="0.852533333333333" calcext:value-type="float">
            <text:p>0.852533333333333</text:p>
          </table:table-cell>
          <table:table-cell table:style-name="ce6" office:value-type="float" office:value="0.324066666666667" calcext:value-type="float">
            <text:p>0.324066666666667</text:p>
          </table:table-cell>
          <table:table-cell table:style-name="ce6" office:value-type="float" office:value="0.705066666666667" calcext:value-type="float">
            <text:p>0.705066666666667</text:p>
          </table:table-cell>
          <table:table-cell table:style-name="ce6" office:value-type="float" office:value="0.5056" calcext:value-type="float">
            <text:p>0.5056</text:p>
          </table:table-cell>
          <table:table-cell table:style-name="ce6" office:value-type="float" office:value="0.490733333333333" calcext:value-type="float">
            <text:p>0.490733333333333</text:p>
          </table:table-cell>
          <table:table-cell table:style-name="ce6" office:value-type="float" office:value="0.508733333333333" calcext:value-type="float">
            <text:p>0.508733333333333</text:p>
          </table:table-cell>
          <table:table-cell table:style-name="ce6" office:value-type="float" office:value="0.661066666666667" calcext:value-type="float">
            <text:p>0.661066666666667</text:p>
          </table:table-cell>
          <table:table-cell table:style-name="ce6" office:value-type="float" office:value="0.669266666666667" calcext:value-type="float">
            <text:p>0.669266666666667</text:p>
          </table:table-cell>
          <table:table-cell table:style-name="ce6" office:value-type="float" office:value="0.3974" calcext:value-type="float">
            <text:p>0.3974</text:p>
          </table:table-cell>
          <table:table-cell table:style-name="ce6" office:value-type="float" office:value="0.247999995946884" calcext:value-type="float">
            <text:p>0.247999995946884</text:p>
          </table:table-cell>
          <table:table-cell table:style-name="ce2" table:formula="of:=IF([.P31]; 1-[.P31]/MIN([.B31:.O31]); &quot;&quot;)" office:value-type="float" office:value="0.234725377658248" calcext:value-type="float">
            <text:p>0.234725377658248</text:p>
          </table:table-cell>
          <table:table-cell table:formula="of:=IF([.P31]; 1-[.P31]/MAX([.B31:.O31]); &quot;&quot;)" office:value-type="float" office:value="0.716614615738306" calcext:value-type="float">
            <text:p>0.716614615738306</text:p>
          </table:table-cell>
          <table:table-cell table:formula="of:=IF([.P31]; 1-[.P31]/AVERAGE([.B31:.O31]); &quot;&quot;)" office:value-type="float" office:value="0.610989115845429" calcext:value-type="float">
            <text:p>0.610989115845429</text:p>
          </table:table-cell>
          <table:table-cell table:style-name="ce4" table:formula="of:=IF([.P31]&gt;MAX([.B31:.O31]); 1; IF([.P31]&gt;AVERAGE([.B31:.O31]); 2; IF([.P31]&gt;MIN([.B31:.O31]); 3; IF([.P31]&gt;MAX([.B31:.O31])*0.75; 4; 5))))" office:value-type="float" office:value="5" calcext:value-type="float">
            <text:p>5</text:p>
          </table:table-cell>
          <table:table-cell/>
          <table:table-cell office:value-type="float" office:value="0.252000004053116" calcext:value-type="float">
            <text:p>0.252000004053116</text:p>
          </table:table-cell>
          <table:table-cell/>
          <table:table-cell table:formula="of:=ROUND([.B31];4)*100 &amp;&quot;\%&quot;" office:value-type="string" office:string-value="60.56\%" calcext:value-type="string">
            <text:p>60.56\%</text:p>
          </table:table-cell>
          <table:table-cell table:formula="of:=ROUND([.C31];4)*100 &amp;&quot;\%&quot;" office:value-type="string" office:string-value="84.9\%" calcext:value-type="string">
            <text:p>84.9\%</text:p>
          </table:table-cell>
          <table:table-cell table:formula="of:=ROUND([.D31];4)*100 &amp;&quot;\%&quot;" office:value-type="string" office:string-value="62.53\%" calcext:value-type="string">
            <text:p>62.53\%</text:p>
          </table:table-cell>
          <table:table-cell table:formula="of:=ROUND([.E31];4)*100 &amp;&quot;\%&quot;" office:value-type="string" office:string-value="87.51\%" calcext:value-type="string">
            <text:p>87.51\%</text:p>
          </table:table-cell>
          <table:table-cell table:formula="of:=ROUND([.F31];4)*100 &amp;&quot;\%&quot;" office:value-type="string" office:string-value="85.57\%" calcext:value-type="string">
            <text:p>85.57\%</text:p>
          </table:table-cell>
          <table:table-cell table:formula="of:=ROUND([.G31];4)*100 &amp;&quot;\%&quot;" office:value-type="string" office:string-value="85.25\%" calcext:value-type="string">
            <text:p>85.25\%</text:p>
          </table:table-cell>
          <table:table-cell table:formula="of:=ROUND([.H31];4)*100 &amp;&quot;\%&quot;" office:value-type="string" office:string-value="32.41\%" calcext:value-type="string">
            <text:p>32.41\%</text:p>
          </table:table-cell>
          <table:table-cell table:formula="of:=ROUND([.I31];4)*100 &amp;&quot;\%&quot;" office:value-type="string" office:string-value="70.51\%" calcext:value-type="string">
            <text:p>70.51\%</text:p>
          </table:table-cell>
          <table:table-cell table:formula="of:=ROUND([.J31];4)*100 &amp;&quot;\%&quot;" office:value-type="string" office:string-value="50.56\%" calcext:value-type="string">
            <text:p>50.56\%</text:p>
          </table:table-cell>
          <table:table-cell table:formula="of:=ROUND([.K31];4)*100 &amp;&quot;\%&quot;" office:value-type="string" office:string-value="49.07\%" calcext:value-type="string">
            <text:p>49.07\%</text:p>
          </table:table-cell>
          <table:table-cell table:formula="of:=ROUND([.L31];4)*100 &amp;&quot;\%&quot;" office:value-type="string" office:string-value="50.87\%" calcext:value-type="string">
            <text:p>50.87\%</text:p>
          </table:table-cell>
          <table:table-cell table:formula="of:=ROUND([.M31];4)*100 &amp;&quot;\%&quot;" office:value-type="string" office:string-value="66.11\%" calcext:value-type="string">
            <text:p>66.11\%</text:p>
          </table:table-cell>
          <table:table-cell table:formula="of:=ROUND([.N31];4)*100 &amp;&quot;\%&quot;" office:value-type="string" office:string-value="66.93\%" calcext:value-type="string">
            <text:p>66.93\%</text:p>
          </table:table-cell>
          <table:table-cell table:formula="of:=ROUND([.O31];4)*100 &amp;&quot;\%&quot;" office:value-type="string" office:string-value="39.74\%" calcext:value-type="string">
            <text:p>39.74\%</text:p>
          </table:table-cell>
          <table:table-cell table:formula="of:=ROUND(AVERAGE([.B31:.O31]);4)*100&amp;&quot;\%&quot;" office:value-type="string" office:string-value="63.75\%" calcext:value-type="string">
            <text:p>63.75\%</text:p>
          </table:table-cell>
          <table:table-cell table:formula="of:=ROUND([.P31];4)*100 &amp;&quot;\%&quot;" office:value-type="string" office:string-value="24.8\%" calcext:value-type="string">
            <text:p>24.8\%</text:p>
          </table:table-cell>
          <table:table-cell table:style-name="ce2" table:formula="of:=&quot;\hline &quot;&amp;[.X31]&amp;&quot; &amp; &quot;&amp;[.Y31]&amp;&quot; &amp; &quot;&amp;[.Z31]&amp;&quot; &amp; &quot;&amp;[.AA31]&amp;&quot; &amp; &quot;&amp;[.AB31]&amp;&quot; &amp; &quot;&amp;[.AC31]&amp;&quot; &amp; &quot;&amp;[.AD31]&amp;&quot; &amp; &quot;&amp;[.AE31]&amp;&quot; &amp; &quot;&amp;[.AF31]&amp;&quot; &amp; &quot;&amp;[.AG31]&amp;&quot; &amp; &quot;&amp;[.AH31]&amp;&quot; &amp; &quot;&amp;[.AI31]&amp;&quot; &amp; &quot;&amp;[.AJ31]&amp;&quot; &amp; &quot;&amp;[.AK31]&amp;&quot; &amp; &quot;&amp;[.AL31]&amp;&quot; &amp; &quot;&amp;[.AM31]&amp;&quot; \\&quot;" office:value-type="string" office:string-value="\hline 60.56\% &amp; 84.9\% &amp; 62.53\% &amp; 87.51\% &amp; 85.57\% &amp; 85.25\% &amp; 32.41\% &amp; 70.51\% &amp; 50.56\% &amp; 49.07\% &amp; 50.87\% &amp; 66.11\% &amp; 66.93\% &amp; 39.74\% &amp; 63.75\% &amp; 24.8\% \\" calcext:value-type="string">
            <text:p>\hline 60.56\% &amp; 84.9\% &amp; 62.53\% &amp; 87.51\% &amp; 85.57\% &amp; 85.25\% &amp; 32.41\% &amp; 70.51\% &amp; 50.56\% &amp; 49.07\% &amp; 50.87\% &amp; 66.11\% &amp; 66.93\% &amp; 39.74\% &amp; 63.75\% &amp; 24.8\% \\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table:style-name="ce5" office:value-type="float" office:value="0.982721893491124" calcext:value-type="float">
            <text:p>0.982721893491124</text:p>
          </table:table-cell>
          <table:table-cell table:style-name="ce6" office:value-type="float" office:value="0.979723865877712" calcext:value-type="float">
            <text:p>0.979723865877712</text:p>
          </table:table-cell>
          <table:table-cell table:style-name="ce6" office:value-type="float" office:value="0.988007889546351" calcext:value-type="float">
            <text:p>0.988007889546351</text:p>
          </table:table-cell>
          <table:table-cell table:style-name="ce6" office:value-type="float" office:value="0.983195266272189" calcext:value-type="float">
            <text:p>0.983195266272189</text:p>
          </table:table-cell>
          <table:table-cell table:style-name="ce6" office:value-type="float" office:value="0.953688362919132" calcext:value-type="float">
            <text:p>0.953688362919132</text:p>
          </table:table-cell>
          <table:table-cell table:style-name="ce6" office:value-type="float" office:value="0.981854043392505" calcext:value-type="float">
            <text:p>0.981854043392505</text:p>
          </table:table-cell>
          <table:table-cell table:style-name="ce6" office:value-type="float" office:value="0.977061143984221" calcext:value-type="float">
            <text:p>0.977061143984221</text:p>
          </table:table-cell>
          <table:table-cell table:style-name="ce6" office:value-type="float" office:value="0.973116370808679" calcext:value-type="float">
            <text:p>0.973116370808679</text:p>
          </table:table-cell>
          <table:table-cell table:style-name="ce6" office:value-type="float" office:value="0.975069033530572" calcext:value-type="float">
            <text:p>0.975069033530572</text:p>
          </table:table-cell>
          <table:table-cell table:style-name="ce6" office:value-type="float" office:value="0.969033530571992" calcext:value-type="float">
            <text:p>0.969033530571992</text:p>
          </table:table-cell>
          <table:table-cell table:style-name="ce6" office:value-type="float" office:value="0.970098619329388" calcext:value-type="float">
            <text:p>0.970098619329388</text:p>
          </table:table-cell>
          <table:table-cell table:style-name="ce6" office:value-type="float" office:value="0.964852071005917" calcext:value-type="float">
            <text:p>0.964852071005917</text:p>
          </table:table-cell>
          <table:table-cell table:style-name="ce6" office:value-type="float" office:value="0.949960552268245" calcext:value-type="float">
            <text:p>0.949960552268245</text:p>
          </table:table-cell>
          <table:table-cell table:style-name="ce6" office:value-type="float" office:value="0.810848126232742" calcext:value-type="float">
            <text:p>0.810848126232742</text:p>
          </table:table-cell>
          <table:table-cell table:style-name="ce6" office:value-type="float" office:value="0.730177521705627" calcext:value-type="float">
            <text:p>0.730177521705627</text:p>
          </table:table-cell>
          <table:table-cell table:style-name="ce2" table:formula="of:=IF([.P32]; 1-[.P32]/MIN([.B32:.O32]); &quot;&quot;)" office:value-type="float" office:value="0.0994891668578138" calcext:value-type="float">
            <text:p>0.099489166857814</text:p>
          </table:table-cell>
          <table:table-cell table:formula="of:=IF([.P32]; 1-[.P32]/MAX([.B32:.O32]); &quot;&quot;)" office:value-type="float" office:value="0.260959826908982" calcext:value-type="float">
            <text:p>0.260959826908982</text:p>
          </table:table-cell>
          <table:table-cell table:formula="of:=IF([.P32]; 1-[.P32]/AVERAGE([.B32:.O32]); &quot;&quot;)" office:value-type="float" office:value="0.240485174884699" calcext:value-type="float">
            <text:p>0.240485174884699</text:p>
          </table:table-cell>
          <table:table-cell table:style-name="ce4" table:formula="of:=IF([.P32]&gt;MAX([.B32:.O32]); 1; IF([.P32]&gt;AVERAGE([.B32:.O32]); 2; IF([.P32]&gt;MIN([.B32:.O32]); 3; IF([.P32]&gt;MAX([.B32:.O32])*0.75; 4; 5))))" office:value-type="float" office:value="5" calcext:value-type="float">
            <text:p>5</text:p>
          </table:table-cell>
          <table:table-cell/>
          <table:table-cell office:value-type="float" office:value="0.744970440864563" calcext:value-type="float">
            <text:p>0.744970440864563</text:p>
          </table:table-cell>
          <table:table-cell/>
          <table:table-cell table:formula="of:=ROUND([.B32];4)*100 &amp;&quot;\%&quot;" office:value-type="string" office:string-value="98.27\%" calcext:value-type="string">
            <text:p>98.27\%</text:p>
          </table:table-cell>
          <table:table-cell table:formula="of:=ROUND([.C32];4)*100 &amp;&quot;\%&quot;" office:value-type="string" office:string-value="97.97\%" calcext:value-type="string">
            <text:p>97.97\%</text:p>
          </table:table-cell>
          <table:table-cell table:formula="of:=ROUND([.D32];4)*100 &amp;&quot;\%&quot;" office:value-type="string" office:string-value="98.8\%" calcext:value-type="string">
            <text:p>98.8\%</text:p>
          </table:table-cell>
          <table:table-cell table:formula="of:=ROUND([.E32];4)*100 &amp;&quot;\%&quot;" office:value-type="string" office:string-value="98.32\%" calcext:value-type="string">
            <text:p>98.32\%</text:p>
          </table:table-cell>
          <table:table-cell table:formula="of:=ROUND([.F32];4)*100 &amp;&quot;\%&quot;" office:value-type="string" office:string-value="95.37\%" calcext:value-type="string">
            <text:p>95.37\%</text:p>
          </table:table-cell>
          <table:table-cell table:formula="of:=ROUND([.G32];4)*100 &amp;&quot;\%&quot;" office:value-type="string" office:string-value="98.19\%" calcext:value-type="string">
            <text:p>98.19\%</text:p>
          </table:table-cell>
          <table:table-cell table:formula="of:=ROUND([.H32];4)*100 &amp;&quot;\%&quot;" office:value-type="string" office:string-value="97.71\%" calcext:value-type="string">
            <text:p>97.71\%</text:p>
          </table:table-cell>
          <table:table-cell table:formula="of:=ROUND([.I32];4)*100 &amp;&quot;\%&quot;" office:value-type="string" office:string-value="97.31\%" calcext:value-type="string">
            <text:p>97.31\%</text:p>
          </table:table-cell>
          <table:table-cell table:formula="of:=ROUND([.J32];4)*100 &amp;&quot;\%&quot;" office:value-type="string" office:string-value="97.51\%" calcext:value-type="string">
            <text:p>97.51\%</text:p>
          </table:table-cell>
          <table:table-cell table:formula="of:=ROUND([.K32];4)*100 &amp;&quot;\%&quot;" office:value-type="string" office:string-value="96.9\%" calcext:value-type="string">
            <text:p>96.9\%</text:p>
          </table:table-cell>
          <table:table-cell table:formula="of:=ROUND([.L32];4)*100 &amp;&quot;\%&quot;" office:value-type="string" office:string-value="97.01\%" calcext:value-type="string">
            <text:p>97.01\%</text:p>
          </table:table-cell>
          <table:table-cell table:formula="of:=ROUND([.M32];4)*100 &amp;&quot;\%&quot;" office:value-type="string" office:string-value="96.49\%" calcext:value-type="string">
            <text:p>96.49\%</text:p>
          </table:table-cell>
          <table:table-cell table:formula="of:=ROUND([.N32];4)*100 &amp;&quot;\%&quot;" office:value-type="string" office:string-value="95\%" calcext:value-type="string">
            <text:p>95\%</text:p>
          </table:table-cell>
          <table:table-cell table:formula="of:=ROUND([.O32];4)*100 &amp;&quot;\%&quot;" office:value-type="string" office:string-value="81.08\%" calcext:value-type="string">
            <text:p>81.08\%</text:p>
          </table:table-cell>
          <table:table-cell table:formula="of:=ROUND(AVERAGE([.B32:.O32]);4)*100&amp;&quot;\%&quot;" office:value-type="string" office:string-value="96.14\%" calcext:value-type="string">
            <text:p>96.14\%</text:p>
          </table:table-cell>
          <table:table-cell table:formula="of:=ROUND([.P32];4)*100 &amp;&quot;\%&quot;" office:value-type="string" office:string-value="73.02\%" calcext:value-type="string">
            <text:p>73.02\%</text:p>
          </table:table-cell>
          <table:table-cell table:style-name="ce2" table:formula="of:=&quot;\hline &quot;&amp;[.X32]&amp;&quot; &amp; &quot;&amp;[.Y32]&amp;&quot; &amp; &quot;&amp;[.Z32]&amp;&quot; &amp; &quot;&amp;[.AA32]&amp;&quot; &amp; &quot;&amp;[.AB32]&amp;&quot; &amp; &quot;&amp;[.AC32]&amp;&quot; &amp; &quot;&amp;[.AD32]&amp;&quot; &amp; &quot;&amp;[.AE32]&amp;&quot; &amp; &quot;&amp;[.AF32]&amp;&quot; &amp; &quot;&amp;[.AG32]&amp;&quot; &amp; &quot;&amp;[.AH32]&amp;&quot; &amp; &quot;&amp;[.AI32]&amp;&quot; &amp; &quot;&amp;[.AJ32]&amp;&quot; &amp; &quot;&amp;[.AK32]&amp;&quot; &amp; &quot;&amp;[.AL32]&amp;&quot; &amp; &quot;&amp;[.AM32]&amp;&quot; \\&quot;" office:value-type="string" office:string-value="\hline 98.27\% &amp; 97.97\% &amp; 98.8\% &amp; 98.32\% &amp; 95.37\% &amp; 98.19\% &amp; 97.71\% &amp; 97.31\% &amp; 97.51\% &amp; 96.9\% &amp; 97.01\% &amp; 96.49\% &amp; 95\% &amp; 81.08\% &amp; 96.14\% &amp; 73.02\% \\" calcext:value-type="string">
            <text:p>\hline 98.27\% &amp; 97.97\% &amp; 98.8\% &amp; 98.32\% &amp; 95.37\% &amp; 98.19\% &amp; 97.71\% &amp; 97.31\% &amp; 97.51\% &amp; 96.9\% &amp; 97.01\% &amp; 96.49\% &amp; 95\% &amp; 81.08\% &amp; 96.14\% &amp; 73.02\% \\</text:p>
          </table:table-cell>
        </table:table-row>
        <table:table-row table:style-name="ro1">
          <table:table-cell office:value-type="string" calcext:value-type="string">
            <text:p>FaceFour</text:p>
          </table:table-cell>
          <table:table-cell table:style-name="ce5" office:value-type="float" office:value="0.999621212121212" calcext:value-type="float">
            <text:p>0.999621212121212</text:p>
          </table:table-cell>
          <table:table-cell table:style-name="ce6" office:value-type="float" office:value="0.97310606060606" calcext:value-type="float">
            <text:p>0.97310606060606</text:p>
          </table:table-cell>
          <table:table-cell table:style-name="ce6" office:value-type="float" office:value="0.931439393939394" calcext:value-type="float">
            <text:p>0.931439393939394</text:p>
          </table:table-cell>
          <table:table-cell table:style-name="ce6" office:value-type="float" office:value="0.938636363636364" calcext:value-type="float">
            <text:p>0.938636363636364</text:p>
          </table:table-cell>
          <table:table-cell table:style-name="ce6" office:value-type="float" office:value="0.656439393939394" calcext:value-type="float">
            <text:p>0.656439393939394</text:p>
          </table:table-cell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945454545454546" calcext:value-type="float">
            <text:p>0.945454545454546</text:p>
          </table:table-cell>
          <table:table-cell table:style-name="ce6" office:value-type="float" office:value="0.981060606060606" calcext:value-type="float">
            <text:p>0.981060606060606</text:p>
          </table:table-cell>
          <table:table-cell table:style-name="ce6" office:value-type="float" office:value="0.981818181818182" calcext:value-type="float">
            <text:p>0.981818181818182</text:p>
          </table:table-cell>
          <table:table-cell table:style-name="ce6" office:value-type="float" office:value="0.996969696969697" calcext:value-type="float">
            <text:p>0.996969696969697</text:p>
          </table:table-cell>
          <table:table-cell table:style-name="ce6" office:value-type="float" office:value="0.995454545454545" calcext:value-type="float">
            <text:p>0.995454545454545</text:p>
          </table:table-cell>
          <table:table-cell table:style-name="ce6" office:value-type="float" office:value="0.876893939393939" calcext:value-type="float">
            <text:p>0.876893939393939</text:p>
          </table:table-cell>
          <table:table-cell table:style-name="ce6" office:value-type="float" office:value="0.906818181818182" calcext:value-type="float">
            <text:p>0.906818181818182</text:p>
          </table:table-cell>
          <table:table-cell table:style-name="ce6" office:value-type="float" office:value="0.679545454545455" calcext:value-type="float">
            <text:p>0.679545454545455</text:p>
          </table:table-cell>
          <table:table-cell table:style-name="ce6" office:value-type="float" office:value="0.943181812763214" calcext:value-type="float">
            <text:p>0.943181812763214</text:p>
          </table:table-cell>
          <table:table-cell table:style-name="ce2" table:formula="of:=IF([.P33]; 1-[.P33]/MIN([.B33:.O33]); &quot;&quot;)" office:value-type="float" office:value="-0.436814763817014" calcext:value-type="float">
            <text:p>-0.436814763817014</text:p>
          </table:table-cell>
          <table:table-cell table:formula="of:=IF([.P33]; 1-[.P33]/MAX([.B33:.O33]); &quot;&quot;)" office:value-type="float" office:value="0.056460786019369" calcext:value-type="float">
            <text:p>0.056460786019369</text:p>
          </table:table-cell>
          <table:table-cell table:formula="of:=IF([.P33]; 1-[.P33]/AVERAGE([.B33:.O33]); &quot;&quot;)" office:value-type="float" office:value="-0.0325523473750302" calcext:value-type="float">
            <text:p>-0.03255234737503</text:p>
          </table:table-cell>
          <table:table-cell table:style-name="ce4" table:formula="of:=IF([.P33]&gt;MAX([.B33:.O33]); 1; IF([.P33]&gt;AVERAGE([.B33:.O33]); 2; IF([.P33]&gt;MIN([.B33:.O33]); 3; IF([.P33]&gt;MAX([.B33:.O33])*0.75; 4; 5))))" office:value-type="float" office:value="2" calcext:value-type="float">
            <text:p>2</text:p>
          </table:table-cell>
          <table:table-cell/>
          <table:table-cell office:value-type="float" office:value="0.420454531908035" calcext:value-type="float">
            <text:p>0.420454531908035</text:p>
          </table:table-cell>
          <table:table-cell/>
          <table:table-cell table:formula="of:=ROUND([.B33];4)*100 &amp;&quot;\%&quot;" office:value-type="string" office:string-value="99.96\%" calcext:value-type="string">
            <text:p>99.96\%</text:p>
          </table:table-cell>
          <table:table-cell table:formula="of:=ROUND([.C33];4)*100 &amp;&quot;\%&quot;" office:value-type="string" office:string-value="97.31\%" calcext:value-type="string">
            <text:p>97.31\%</text:p>
          </table:table-cell>
          <table:table-cell table:formula="of:=ROUND([.D33];4)*100 &amp;&quot;\%&quot;" office:value-type="string" office:string-value="93.14\%" calcext:value-type="string">
            <text:p>93.14\%</text:p>
          </table:table-cell>
          <table:table-cell table:formula="of:=ROUND([.E33];4)*100 &amp;&quot;\%&quot;" office:value-type="string" office:string-value="93.86\%" calcext:value-type="string">
            <text:p>93.86\%</text:p>
          </table:table-cell>
          <table:table-cell table:formula="of:=ROUND([.F33];4)*100 &amp;&quot;\%&quot;" office:value-type="string" office:string-value="65.64\%" calcext:value-type="string">
            <text:p>65.64\%</text:p>
          </table:table-cell>
          <table:table-cell table:formula="of:=ROUND([.G33];4)*100 &amp;&quot;\%&quot;" office:value-type="string" office:string-value="92.5\%" calcext:value-type="string">
            <text:p>92.5\%</text:p>
          </table:table-cell>
          <table:table-cell table:formula="of:=ROUND([.H33];4)*100 &amp;&quot;\%&quot;" office:value-type="string" office:string-value="94.55\%" calcext:value-type="string">
            <text:p>94.55\%</text:p>
          </table:table-cell>
          <table:table-cell table:formula="of:=ROUND([.I33];4)*100 &amp;&quot;\%&quot;" office:value-type="string" office:string-value="98.11\%" calcext:value-type="string">
            <text:p>98.11\%</text:p>
          </table:table-cell>
          <table:table-cell table:formula="of:=ROUND([.J33];4)*100 &amp;&quot;\%&quot;" office:value-type="string" office:string-value="98.18\%" calcext:value-type="string">
            <text:p>98.18\%</text:p>
          </table:table-cell>
          <table:table-cell table:formula="of:=ROUND([.K33];4)*100 &amp;&quot;\%&quot;" office:value-type="string" office:string-value="99.7\%" calcext:value-type="string">
            <text:p>99.7\%</text:p>
          </table:table-cell>
          <table:table-cell table:formula="of:=ROUND([.L33];4)*100 &amp;&quot;\%&quot;" office:value-type="string" office:string-value="99.55\%" calcext:value-type="string">
            <text:p>99.55\%</text:p>
          </table:table-cell>
          <table:table-cell table:formula="of:=ROUND([.M33];4)*100 &amp;&quot;\%&quot;" office:value-type="string" office:string-value="87.69\%" calcext:value-type="string">
            <text:p>87.69\%</text:p>
          </table:table-cell>
          <table:table-cell table:formula="of:=ROUND([.N33];4)*100 &amp;&quot;\%&quot;" office:value-type="string" office:string-value="90.68\%" calcext:value-type="string">
            <text:p>90.68\%</text:p>
          </table:table-cell>
          <table:table-cell table:formula="of:=ROUND([.O33];4)*100 &amp;&quot;\%&quot;" office:value-type="string" office:string-value="67.95\%" calcext:value-type="string">
            <text:p>67.95\%</text:p>
          </table:table-cell>
          <table:table-cell table:formula="of:=ROUND(AVERAGE([.B33:.O33]);4)*100&amp;&quot;\%&quot;" office:value-type="string" office:string-value="91.34\%" calcext:value-type="string">
            <text:p>91.34\%</text:p>
          </table:table-cell>
          <table:table-cell table:formula="of:=ROUND([.P33];4)*100 &amp;&quot;\%&quot;" office:value-type="string" office:string-value="94.32\%" calcext:value-type="string">
            <text:p>94.32\%</text:p>
          </table:table-cell>
          <table:table-cell table:style-name="ce2" table:formula="of:=&quot;\hline &quot;&amp;[.X33]&amp;&quot; &amp; &quot;&amp;[.Y33]&amp;&quot; &amp; &quot;&amp;[.Z33]&amp;&quot; &amp; &quot;&amp;[.AA33]&amp;&quot; &amp; &quot;&amp;[.AB33]&amp;&quot; &amp; &quot;&amp;[.AC33]&amp;&quot; &amp; &quot;&amp;[.AD33]&amp;&quot; &amp; &quot;&amp;[.AE33]&amp;&quot; &amp; &quot;&amp;[.AF33]&amp;&quot; &amp; &quot;&amp;[.AG33]&amp;&quot; &amp; &quot;&amp;[.AH33]&amp;&quot; &amp; &quot;&amp;[.AI33]&amp;&quot; &amp; &quot;&amp;[.AJ33]&amp;&quot; &amp; &quot;&amp;[.AK33]&amp;&quot; &amp; &quot;&amp;[.AL33]&amp;&quot; &amp; &quot;&amp;[.AM33]&amp;&quot; \\&quot;" office:value-type="string" office:string-value="\hline 99.96\% &amp; 97.31\% &amp; 93.14\% &amp; 93.86\% &amp; 65.64\% &amp; 92.5\% &amp; 94.55\% &amp; 98.11\% &amp; 98.18\% &amp; 99.7\% &amp; 99.55\% &amp; 87.69\% &amp; 90.68\% &amp; 67.95\% &amp; 91.34\% &amp; 94.32\% \\" calcext:value-type="string">
            <text:p>\hline 99.96\% &amp; 97.31\% &amp; 93.14\% &amp; 93.86\% &amp; 65.64\% &amp; 92.5\% &amp; 94.55\% &amp; 98.11\% &amp; 98.18\% &amp; 99.7\% &amp; 99.55\% &amp; 87.69\% &amp; 90.68\% &amp; 67.95\% &amp; 91.34\% &amp; 94.32\% \\</text:p>
          </table:table-cell>
        </table:table-row>
        <table:table-row table:style-name="ro1">
          <table:table-cell office:value-type="string" calcext:value-type="string">
            <text:p>FacesUCR</text:p>
          </table:table-cell>
          <table:table-cell table:style-name="ce5" office:value-type="float" office:value="0.972926829268293" calcext:value-type="float">
            <text:p>0.972926829268293</text:p>
          </table:table-cell>
          <table:table-cell table:style-name="ce6" office:value-type="float" office:value="0.961349593495935" calcext:value-type="float">
            <text:p>0.961349593495935</text:p>
          </table:table-cell>
          <table:table-cell table:style-name="ce6" office:value-type="float" office:value="0.971284552845529" calcext:value-type="float">
            <text:p>0.971284552845529</text:p>
          </table:table-cell>
          <table:table-cell table:style-name="ce6" office:value-type="float" office:value="0.976959349593496" calcext:value-type="float">
            <text:p>0.976959349593496</text:p>
          </table:table-cell>
          <table:table-cell table:style-name="ce6" office:value-type="float" office:value="0.91009756097561" calcext:value-type="float">
            <text:p>0.91009756097561</text:p>
          </table:table-cell>
          <table:table-cell table:style-name="ce6" office:value-type="float" office:value="0.964260162601626" calcext:value-type="float">
            <text:p>0.964260162601626</text:p>
          </table:table-cell>
          <table:table-cell table:style-name="ce6" office:value-type="float" office:value="0.95609756097561" calcext:value-type="float">
            <text:p>0.95609756097561</text:p>
          </table:table-cell>
          <table:table-cell table:style-name="ce6" office:value-type="float" office:value="0.956195121951219" calcext:value-type="float">
            <text:p>0.956195121951219</text:p>
          </table:table-cell>
          <table:table-cell table:style-name="ce6" office:value-type="float" office:value="0.956959349593496" calcext:value-type="float">
            <text:p>0.956959349593496</text:p>
          </table:table-cell>
          <table:table-cell table:style-name="ce6" office:value-type="float" office:value="0.952471544715447" calcext:value-type="float">
            <text:p>0.952471544715447</text:p>
          </table:table-cell>
          <table:table-cell table:style-name="ce6" office:value-type="float" office:value="0.95130081300813" calcext:value-type="float">
            <text:p>0.95130081300813</text:p>
          </table:table-cell>
          <table:table-cell table:style-name="ce6" office:value-type="float" office:value="0.891951219512195" calcext:value-type="float">
            <text:p>0.891951219512195</text:p>
          </table:table-cell>
          <table:table-cell table:style-name="ce6" office:value-type="float" office:value="0.903983739837398" calcext:value-type="float">
            <text:p>0.903983739837398</text:p>
          </table:table-cell>
          <table:table-cell table:style-name="ce6" office:value-type="float" office:value="0.708682926829269" calcext:value-type="float">
            <text:p>0.708682926829269</text:p>
          </table:table-cell>
          <table:table-cell table:style-name="ce6" office:value-type="float" office:value="0.780975580215454" calcext:value-type="float">
            <text:p>0.780975580215454</text:p>
          </table:table-cell>
          <table:table-cell table:style-name="ce2" table:formula="of:=IF([.P34]; 1-[.P34]/MIN([.B34:.O34]); &quot;&quot;)" office:value-type="float" office:value="-0.102009870210407" calcext:value-type="float">
            <text:p>-0.102009870210407</text:p>
          </table:table-cell>
          <table:table-cell table:formula="of:=IF([.P34]; 1-[.P34]/MAX([.B34:.O34]); &quot;&quot;)" office:value-type="float" office:value="0.200605858841096" calcext:value-type="float">
            <text:p>0.200605858841096</text:p>
          </table:table-cell>
          <table:table-cell table:formula="of:=IF([.P34]; 1-[.P34]/AVERAGE([.B34:.O34]); &quot;&quot;)" office:value-type="float" office:value="0.161176794371536" calcext:value-type="float">
            <text:p>0.161176794371536</text:p>
          </table:table-cell>
          <table:table-cell table:style-name="ce4" table:formula="of:=IF([.P34]&gt;MAX([.B34:.O34]); 1; IF([.P34]&gt;AVERAGE([.B34:.O34]); 2; IF([.P34]&gt;MIN([.B34:.O34]); 3; IF([.P34]&gt;MAX([.B34:.O34])*0.75; 4; 5))))" office:value-type="float" office:value="3" calcext:value-type="float">
            <text:p>3</text:p>
          </table:table-cell>
          <table:table-cell/>
          <table:table-cell office:value-type="float" office:value="0.720487833023071" calcext:value-type="float">
            <text:p>0.720487833023071</text:p>
          </table:table-cell>
          <table:table-cell/>
          <table:table-cell table:formula="of:=ROUND([.B34];4)*100 &amp;&quot;\%&quot;" office:value-type="string" office:string-value="97.29\%" calcext:value-type="string">
            <text:p>97.29\%</text:p>
          </table:table-cell>
          <table:table-cell table:formula="of:=ROUND([.C34];4)*100 &amp;&quot;\%&quot;" office:value-type="string" office:string-value="96.13\%" calcext:value-type="string">
            <text:p>96.13\%</text:p>
          </table:table-cell>
          <table:table-cell table:formula="of:=ROUND([.D34];4)*100 &amp;&quot;\%&quot;" office:value-type="string" office:string-value="97.13\%" calcext:value-type="string">
            <text:p>97.13\%</text:p>
          </table:table-cell>
          <table:table-cell table:formula="of:=ROUND([.E34];4)*100 &amp;&quot;\%&quot;" office:value-type="string" office:string-value="97.7\%" calcext:value-type="string">
            <text:p>97.7\%</text:p>
          </table:table-cell>
          <table:table-cell table:formula="of:=ROUND([.F34];4)*100 &amp;&quot;\%&quot;" office:value-type="string" office:string-value="91.01\%" calcext:value-type="string">
            <text:p>91.01\%</text:p>
          </table:table-cell>
          <table:table-cell table:formula="of:=ROUND([.G34];4)*100 &amp;&quot;\%&quot;" office:value-type="string" office:string-value="96.43\%" calcext:value-type="string">
            <text:p>96.43\%</text:p>
          </table:table-cell>
          <table:table-cell table:formula="of:=ROUND([.H34];4)*100 &amp;&quot;\%&quot;" office:value-type="string" office:string-value="95.61\%" calcext:value-type="string">
            <text:p>95.61\%</text:p>
          </table:table-cell>
          <table:table-cell table:formula="of:=ROUND([.I34];4)*100 &amp;&quot;\%&quot;" office:value-type="string" office:string-value="95.62\%" calcext:value-type="string">
            <text:p>95.62\%</text:p>
          </table:table-cell>
          <table:table-cell table:formula="of:=ROUND([.J34];4)*100 &amp;&quot;\%&quot;" office:value-type="string" office:string-value="95.7\%" calcext:value-type="string">
            <text:p>95.7\%</text:p>
          </table:table-cell>
          <table:table-cell table:formula="of:=ROUND([.K34];4)*100 &amp;&quot;\%&quot;" office:value-type="string" office:string-value="95.25\%" calcext:value-type="string">
            <text:p>95.25\%</text:p>
          </table:table-cell>
          <table:table-cell table:formula="of:=ROUND([.L34];4)*100 &amp;&quot;\%&quot;" office:value-type="string" office:string-value="95.13\%" calcext:value-type="string">
            <text:p>95.13\%</text:p>
          </table:table-cell>
          <table:table-cell table:formula="of:=ROUND([.M34];4)*100 &amp;&quot;\%&quot;" office:value-type="string" office:string-value="89.2\%" calcext:value-type="string">
            <text:p>89.2\%</text:p>
          </table:table-cell>
          <table:table-cell table:formula="of:=ROUND([.N34];4)*100 &amp;&quot;\%&quot;" office:value-type="string" office:string-value="90.4\%" calcext:value-type="string">
            <text:p>90.4\%</text:p>
          </table:table-cell>
          <table:table-cell table:formula="of:=ROUND([.O34];4)*100 &amp;&quot;\%&quot;" office:value-type="string" office:string-value="70.87\%" calcext:value-type="string">
            <text:p>70.87\%</text:p>
          </table:table-cell>
          <table:table-cell table:formula="of:=ROUND(AVERAGE([.B34:.O34]);4)*100&amp;&quot;\%&quot;" office:value-type="string" office:string-value="93.1\%" calcext:value-type="string">
            <text:p>93.1\%</text:p>
          </table:table-cell>
          <table:table-cell table:formula="of:=ROUND([.P34];4)*100 &amp;&quot;\%&quot;" office:value-type="string" office:string-value="78.1\%" calcext:value-type="string">
            <text:p>78.1\%</text:p>
          </table:table-cell>
          <table:table-cell table:style-name="ce2" table:formula="of:=&quot;\hline &quot;&amp;[.X34]&amp;&quot; &amp; &quot;&amp;[.Y34]&amp;&quot; &amp; &quot;&amp;[.Z34]&amp;&quot; &amp; &quot;&amp;[.AA34]&amp;&quot; &amp; &quot;&amp;[.AB34]&amp;&quot; &amp; &quot;&amp;[.AC34]&amp;&quot; &amp; &quot;&amp;[.AD34]&amp;&quot; &amp; &quot;&amp;[.AE34]&amp;&quot; &amp; &quot;&amp;[.AF34]&amp;&quot; &amp; &quot;&amp;[.AG34]&amp;&quot; &amp; &quot;&amp;[.AH34]&amp;&quot; &amp; &quot;&amp;[.AI34]&amp;&quot; &amp; &quot;&amp;[.AJ34]&amp;&quot; &amp; &quot;&amp;[.AK34]&amp;&quot; &amp; &quot;&amp;[.AL34]&amp;&quot; &amp; &quot;&amp;[.AM34]&amp;&quot; \\&quot;" office:value-type="string" office:string-value="\hline 97.29\% &amp; 96.13\% &amp; 97.13\% &amp; 97.7\% &amp; 91.01\% &amp; 96.43\% &amp; 95.61\% &amp; 95.62\% &amp; 95.7\% &amp; 95.25\% &amp; 95.13\% &amp; 89.2\% &amp; 90.4\% &amp; 70.87\% &amp; 93.1\% &amp; 78.1\% \\" calcext:value-type="string">
            <text:p>\hline 97.29\% &amp; 96.13\% &amp; 97.13\% &amp; 97.7\% &amp; 91.01\% &amp; 96.43\% &amp; 95.61\% &amp; 95.62\% &amp; 95.7\% &amp; 95.25\% &amp; 95.13\% &amp; 89.2\% &amp; 90.4\% &amp; 70.87\% &amp; 93.1\% &amp; 78.1\% \\</text:p>
          </table:table-cell>
        </table:table-row>
        <table:table-row table:style-name="ro1">
          <table:table-cell office:value-type="string" calcext:value-type="string">
            <text:p>FiftyWords</text:p>
          </table:table-cell>
          <table:table-cell table:style-name="ce5" office:value-type="float" office:value="0.842710622710623" calcext:value-type="float">
            <text:p>0.842710622710623</text:p>
          </table:table-cell>
          <table:table-cell table:style-name="ce6" office:value-type="float" office:value="0.771648351648352" calcext:value-type="float">
            <text:p>0.771648351648352</text:p>
          </table:table-cell>
          <table:table-cell table:style-name="ce6" office:value-type="float" office:value="0.825054945054946" calcext:value-type="float">
            <text:p>0.825054945054946</text:p>
          </table:table-cell>
          <table:table-cell table:style-name="ce6" office:value-type="float" office:value="0.826739926739927" calcext:value-type="float">
            <text:p>0.826739926739927</text:p>
          </table:table-cell>
          <table:table-cell table:style-name="ce6" office:value-type="float" office:value="0.736556776556777" calcext:value-type="float">
            <text:p>0.736556776556777</text:p>
          </table:table-cell>
          <table:table-cell table:style-name="ce6" office:value-type="float" office:value="0.723956043956044" calcext:value-type="float">
            <text:p>0.723956043956044</text:p>
          </table:table-cell>
          <table:table-cell table:style-name="ce6" office:value-type="float" office:value="0.825934065934066" calcext:value-type="float">
            <text:p>0.825934065934066</text:p>
          </table:table-cell>
          <table:table-cell table:style-name="ce6" office:value-type="float" office:value="0.776996336996337" calcext:value-type="float">
            <text:p>0.776996336996337</text:p>
          </table:table-cell>
          <table:table-cell table:style-name="ce6" office:value-type="float" office:value="0.765054945054945" calcext:value-type="float">
            <text:p>0.765054945054945</text:p>
          </table:table-cell>
          <table:table-cell table:style-name="ce6" office:value-type="float" office:value="0.717875457875458" calcext:value-type="float">
            <text:p>0.717875457875458</text:p>
          </table:table-cell>
          <table:table-cell table:style-name="ce6" office:value-type="float" office:value="0.705860805860806" calcext:value-type="float">
            <text:p>0.705860805860806</text:p>
          </table:table-cell>
          <table:table-cell table:style-name="ce6" office:value-type="float" office:value="0.666593406593407" calcext:value-type="float">
            <text:p>0.666593406593407</text:p>
          </table:table-cell>
          <table:table-cell table:style-name="ce6" office:value-type="float" office:value="0.721684981684982" calcext:value-type="float">
            <text:p>0.721684981684982</text:p>
          </table:table-cell>
          <table:table-cell table:style-name="ce6" office:value-type="float" office:value="0.597802197802198" calcext:value-type="float">
            <text:p>0.597802197802198</text:p>
          </table:table-cell>
          <table:table-cell table:style-name="ce6" office:value-type="float" office:value="0.71208792924881" calcext:value-type="float">
            <text:p>0.71208792924881</text:p>
          </table:table-cell>
          <table:table-cell table:style-name="ce2" table:formula="of:=IF([.P35]; 1-[.P35]/MIN([.B35:.O35]); &quot;&quot;)" office:value-type="float" office:value="-0.191176499294884" calcext:value-type="float">
            <text:p>-0.191176499294884</text:p>
          </table:table-cell>
          <table:table-cell table:formula="of:=IF([.P35]; 1-[.P35]/MAX([.B35:.O35]); &quot;&quot;)" office:value-type="float" office:value="0.15500302232059" calcext:value-type="float">
            <text:p>0.15500302232059</text:p>
          </table:table-cell>
          <table:table-cell table:formula="of:=IF([.P35]; 1-[.P35]/AVERAGE([.B35:.O35]); &quot;&quot;)" office:value-type="float" office:value="0.0509533477504948" calcext:value-type="float">
            <text:p>0.050953347750495</text:p>
          </table:table-cell>
          <table:table-cell table:style-name="ce4" table:formula="of:=IF([.P35]&gt;MAX([.B35:.O35]); 1; IF([.P35]&gt;AVERAGE([.B35:.O35]); 2; IF([.P35]&gt;MIN([.B35:.O35]); 3; IF([.P35]&gt;MAX([.B35:.O35])*0.75; 4; 5))))" office:value-type="float" office:value="3" calcext:value-type="float">
            <text:p>3</text:p>
          </table:table-cell>
          <table:table-cell/>
          <table:table-cell office:value-type="float" office:value="0.665934085845947" calcext:value-type="float">
            <text:p>0.665934085845947</text:p>
          </table:table-cell>
          <table:table-cell/>
          <table:table-cell table:formula="of:=ROUND([.B35];4)*100 &amp;&quot;\%&quot;" office:value-type="string" office:string-value="84.27\%" calcext:value-type="string">
            <text:p>84.27\%</text:p>
          </table:table-cell>
          <table:table-cell table:formula="of:=ROUND([.C35];4)*100 &amp;&quot;\%&quot;" office:value-type="string" office:string-value="77.16\%" calcext:value-type="string">
            <text:p>77.16\%</text:p>
          </table:table-cell>
          <table:table-cell table:formula="of:=ROUND([.D35];4)*100 &amp;&quot;\%&quot;" office:value-type="string" office:string-value="82.51\%" calcext:value-type="string">
            <text:p>82.51\%</text:p>
          </table:table-cell>
          <table:table-cell table:formula="of:=ROUND([.E35];4)*100 &amp;&quot;\%&quot;" office:value-type="string" office:string-value="82.67\%" calcext:value-type="string">
            <text:p>82.67\%</text:p>
          </table:table-cell>
          <table:table-cell table:formula="of:=ROUND([.F35];4)*100 &amp;&quot;\%&quot;" office:value-type="string" office:string-value="73.66\%" calcext:value-type="string">
            <text:p>73.66\%</text:p>
          </table:table-cell>
          <table:table-cell table:formula="of:=ROUND([.G35];4)*100 &amp;&quot;\%&quot;" office:value-type="string" office:string-value="72.4\%" calcext:value-type="string">
            <text:p>72.4\%</text:p>
          </table:table-cell>
          <table:table-cell table:formula="of:=ROUND([.H35];4)*100 &amp;&quot;\%&quot;" office:value-type="string" office:string-value="82.59\%" calcext:value-type="string">
            <text:p>82.59\%</text:p>
          </table:table-cell>
          <table:table-cell table:formula="of:=ROUND([.I35];4)*100 &amp;&quot;\%&quot;" office:value-type="string" office:string-value="77.7\%" calcext:value-type="string">
            <text:p>77.7\%</text:p>
          </table:table-cell>
          <table:table-cell table:formula="of:=ROUND([.J35];4)*100 &amp;&quot;\%&quot;" office:value-type="string" office:string-value="76.51\%" calcext:value-type="string">
            <text:p>76.51\%</text:p>
          </table:table-cell>
          <table:table-cell table:formula="of:=ROUND([.K35];4)*100 &amp;&quot;\%&quot;" office:value-type="string" office:string-value="71.79\%" calcext:value-type="string">
            <text:p>71.79\%</text:p>
          </table:table-cell>
          <table:table-cell table:formula="of:=ROUND([.L35];4)*100 &amp;&quot;\%&quot;" office:value-type="string" office:string-value="70.59\%" calcext:value-type="string">
            <text:p>70.59\%</text:p>
          </table:table-cell>
          <table:table-cell table:formula="of:=ROUND([.M35];4)*100 &amp;&quot;\%&quot;" office:value-type="string" office:string-value="66.66\%" calcext:value-type="string">
            <text:p>66.66\%</text:p>
          </table:table-cell>
          <table:table-cell table:formula="of:=ROUND([.N35];4)*100 &amp;&quot;\%&quot;" office:value-type="string" office:string-value="72.17\%" calcext:value-type="string">
            <text:p>72.17\%</text:p>
          </table:table-cell>
          <table:table-cell table:formula="of:=ROUND([.O35];4)*100 &amp;&quot;\%&quot;" office:value-type="string" office:string-value="59.78\%" calcext:value-type="string">
            <text:p>59.78\%</text:p>
          </table:table-cell>
          <table:table-cell table:formula="of:=ROUND(AVERAGE([.B35:.O35]);4)*100&amp;&quot;\%&quot;" office:value-type="string" office:string-value="75.03\%" calcext:value-type="string">
            <text:p>75.03\%</text:p>
          </table:table-cell>
          <table:table-cell table:formula="of:=ROUND([.P35];4)*100 &amp;&quot;\%&quot;" office:value-type="string" office:string-value="71.21\%" calcext:value-type="string">
            <text:p>71.21\%</text:p>
          </table:table-cell>
          <table:table-cell table:style-name="ce2" table:formula="of:=&quot;\hline &quot;&amp;[.X35]&amp;&quot; &amp; &quot;&amp;[.Y35]&amp;&quot; &amp; &quot;&amp;[.Z35]&amp;&quot; &amp; &quot;&amp;[.AA35]&amp;&quot; &amp; &quot;&amp;[.AB35]&amp;&quot; &amp; &quot;&amp;[.AC35]&amp;&quot; &amp; &quot;&amp;[.AD35]&amp;&quot; &amp; &quot;&amp;[.AE35]&amp;&quot; &amp; &quot;&amp;[.AF35]&amp;&quot; &amp; &quot;&amp;[.AG35]&amp;&quot; &amp; &quot;&amp;[.AH35]&amp;&quot; &amp; &quot;&amp;[.AI35]&amp;&quot; &amp; &quot;&amp;[.AJ35]&amp;&quot; &amp; &quot;&amp;[.AK35]&amp;&quot; &amp; &quot;&amp;[.AL35]&amp;&quot; &amp; &quot;&amp;[.AM35]&amp;&quot; \\&quot;" office:value-type="string" office:string-value="\hline 84.27\% &amp; 77.16\% &amp; 82.51\% &amp; 82.67\% &amp; 73.66\% &amp; 72.4\% &amp; 82.59\% &amp; 77.7\% &amp; 76.51\% &amp; 71.79\% &amp; 70.59\% &amp; 66.66\% &amp; 72.17\% &amp; 59.78\% &amp; 75.03\% &amp; 71.21\% \\" calcext:value-type="string">
            <text:p>\hline 84.27\% &amp; 77.16\% &amp; 82.51\% &amp; 82.67\% &amp; 73.66\% &amp; 72.4\% &amp; 82.59\% &amp; 77.7\% &amp; 76.51\% &amp; 71.79\% &amp; 70.59\% &amp; 66.66\% &amp; 72.17\% &amp; 59.78\% &amp; 75.03\% &amp; 71.21\% \\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table:style-name="ce5" office:value-type="float" office:value="0.981523809523809" calcext:value-type="float">
            <text:p>0.981523809523809</text:p>
          </table:table-cell>
          <table:table-cell table:style-name="ce6" office:value-type="float" office:value="0.979428571428571" calcext:value-type="float">
            <text:p>0.979428571428571</text:p>
          </table:table-cell>
          <table:table-cell table:style-name="ce6" office:value-type="float" office:value="0.974095238095238" calcext:value-type="float">
            <text:p>0.974095238095238</text:p>
          </table:table-cell>
          <table:table-cell table:style-name="ce6" office:value-type="float" office:value="0.972761904761905" calcext:value-type="float">
            <text:p>0.972761904761905</text:p>
          </table:table-cell>
          <table:table-cell table:style-name="ce6" office:value-type="float" office:value="0.949904761904762" calcext:value-type="float">
            <text:p>0.949904761904762</text:p>
          </table:table-cell>
          <table:table-cell table:style-name="ce6" office:value-type="float" office:value="0.969904761904762" calcext:value-type="float">
            <text:p>0.969904761904762</text:p>
          </table:table-cell>
          <table:table-cell table:style-name="ce6" office:value-type="float" office:value="0.933904761904762" calcext:value-type="float">
            <text:p>0.933904761904762</text:p>
          </table:table-cell>
          <table:table-cell table:style-name="ce6" office:value-type="float" office:value="0.950857142857143" calcext:value-type="float">
            <text:p>0.950857142857143</text:p>
          </table:table-cell>
          <table:table-cell table:style-name="ce6" office:value-type="float" office:value="0.971238095238095" calcext:value-type="float">
            <text:p>0.971238095238095</text:p>
          </table:table-cell>
          <table:table-cell table:style-name="ce6" office:value-type="float" office:value="0.97447619047619" calcext:value-type="float">
            <text:p>0.97447619047619</text:p>
          </table:table-cell>
          <table:table-cell table:style-name="ce6" office:value-type="float" office:value="0.969714285714286" calcext:value-type="float">
            <text:p>0.969714285714286</text:p>
          </table:table-cell>
          <table:table-cell table:style-name="ce6" office:value-type="float" office:value="0.859047619047619" calcext:value-type="float">
            <text:p>0.859047619047619</text:p>
          </table:table-cell>
          <table:table-cell table:style-name="ce6" office:value-type="float" office:value="0.83047619047619" calcext:value-type="float">
            <text:p>0.83047619047619</text:p>
          </table:table-cell>
          <table:table-cell table:style-name="ce6" office:value-type="float" office:value="0.772571428571429" calcext:value-type="float">
            <text:p>0.772571428571429</text:p>
          </table:table-cell>
          <table:table-cell table:style-name="ce6" office:value-type="float" office:value="0.759999990463257" calcext:value-type="float">
            <text:p>0.759999990463257</text:p>
          </table:table-cell>
          <table:table-cell table:style-name="ce2" table:formula="of:=IF([.P36]; 1-[.P36]/MIN([.B36:.O36]); &quot;&quot;)" office:value-type="float" office:value="0.0162722016932699" calcext:value-type="float">
            <text:p>0.01627220169327</text:p>
          </table:table-cell>
          <table:table-cell table:formula="of:=IF([.P36]; 1-[.P36]/MAX([.B36:.O36]); &quot;&quot;)" office:value-type="float" office:value="0.225693780335319" calcext:value-type="float">
            <text:p>0.225693780335319</text:p>
          </table:table-cell>
          <table:table-cell table:formula="of:=IF([.P36]; 1-[.P36]/AVERAGE([.B36:.O36]); &quot;&quot;)" office:value-type="float" office:value="0.187159871670653" calcext:value-type="float">
            <text:p>0.187159871670653</text:p>
          </table:table-cell>
          <table:table-cell table:style-name="ce4" table:formula="of:=IF([.P36]&gt;MAX([.B36:.O36]); 1; IF([.P36]&gt;AVERAGE([.B36:.O36]); 2; IF([.P36]&gt;MIN([.B36:.O36]); 3; IF([.P36]&gt;MAX([.B36:.O36])*0.75; 4; 5))))" office:value-type="float" office:value="4" calcext:value-type="float">
            <text:p>4</text:p>
          </table:table-cell>
          <table:table-cell/>
          <table:table-cell office:value-type="float" office:value="0.697142839431763" calcext:value-type="float">
            <text:p>0.697142839431763</text:p>
          </table:table-cell>
          <table:table-cell/>
          <table:table-cell table:formula="of:=ROUND([.B36];4)*100 &amp;&quot;\%&quot;" office:value-type="string" office:string-value="98.15\%" calcext:value-type="string">
            <text:p>98.15\%</text:p>
          </table:table-cell>
          <table:table-cell table:formula="of:=ROUND([.C36];4)*100 &amp;&quot;\%&quot;" office:value-type="string" office:string-value="97.94\%" calcext:value-type="string">
            <text:p>97.94\%</text:p>
          </table:table-cell>
          <table:table-cell table:formula="of:=ROUND([.D36];4)*100 &amp;&quot;\%&quot;" office:value-type="string" office:string-value="97.41\%" calcext:value-type="string">
            <text:p>97.41\%</text:p>
          </table:table-cell>
          <table:table-cell table:formula="of:=ROUND([.E36];4)*100 &amp;&quot;\%&quot;" office:value-type="string" office:string-value="97.28\%" calcext:value-type="string">
            <text:p>97.28\%</text:p>
          </table:table-cell>
          <table:table-cell table:formula="of:=ROUND([.F36];4)*100 &amp;&quot;\%&quot;" office:value-type="string" office:string-value="94.99\%" calcext:value-type="string">
            <text:p>94.99\%</text:p>
          </table:table-cell>
          <table:table-cell table:formula="of:=ROUND([.G36];4)*100 &amp;&quot;\%&quot;" office:value-type="string" office:string-value="96.99\%" calcext:value-type="string">
            <text:p>96.99\%</text:p>
          </table:table-cell>
          <table:table-cell table:formula="of:=ROUND([.H36];4)*100 &amp;&quot;\%&quot;" office:value-type="string" office:string-value="93.39\%" calcext:value-type="string">
            <text:p>93.39\%</text:p>
          </table:table-cell>
          <table:table-cell table:formula="of:=ROUND([.I36];4)*100 &amp;&quot;\%&quot;" office:value-type="string" office:string-value="95.09\%" calcext:value-type="string">
            <text:p>95.09\%</text:p>
          </table:table-cell>
          <table:table-cell table:formula="of:=ROUND([.J36];4)*100 &amp;&quot;\%&quot;" office:value-type="string" office:string-value="97.12\%" calcext:value-type="string">
            <text:p>97.12\%</text:p>
          </table:table-cell>
          <table:table-cell table:formula="of:=ROUND([.K36];4)*100 &amp;&quot;\%&quot;" office:value-type="string" office:string-value="97.45\%" calcext:value-type="string">
            <text:p>97.45\%</text:p>
          </table:table-cell>
          <table:table-cell table:formula="of:=ROUND([.L36];4)*100 &amp;&quot;\%&quot;" office:value-type="string" office:string-value="96.97\%" calcext:value-type="string">
            <text:p>96.97\%</text:p>
          </table:table-cell>
          <table:table-cell table:formula="of:=ROUND([.M36];4)*100 &amp;&quot;\%&quot;" office:value-type="string" office:string-value="85.9\%" calcext:value-type="string">
            <text:p>85.9\%</text:p>
          </table:table-cell>
          <table:table-cell table:formula="of:=ROUND([.N36];4)*100 &amp;&quot;\%&quot;" office:value-type="string" office:string-value="83.05\%" calcext:value-type="string">
            <text:p>83.05\%</text:p>
          </table:table-cell>
          <table:table-cell table:formula="of:=ROUND([.O36];4)*100 &amp;&quot;\%&quot;" office:value-type="string" office:string-value="77.26\%" calcext:value-type="string">
            <text:p>77.26\%</text:p>
          </table:table-cell>
          <table:table-cell table:formula="of:=ROUND(AVERAGE([.B36:.O36]);4)*100&amp;&quot;\%&quot;" office:value-type="string" office:string-value="93.5\%" calcext:value-type="string">
            <text:p>93.5\%</text:p>
          </table:table-cell>
          <table:table-cell table:formula="of:=ROUND([.P36];4)*100 &amp;&quot;\%&quot;" office:value-type="string" office:string-value="76\%" calcext:value-type="string">
            <text:p>76\%</text:p>
          </table:table-cell>
          <table:table-cell table:style-name="ce2" table:formula="of:=&quot;\hline &quot;&amp;[.X36]&amp;&quot; &amp; &quot;&amp;[.Y36]&amp;&quot; &amp; &quot;&amp;[.Z36]&amp;&quot; &amp; &quot;&amp;[.AA36]&amp;&quot; &amp; &quot;&amp;[.AB36]&amp;&quot; &amp; &quot;&amp;[.AC36]&amp;&quot; &amp; &quot;&amp;[.AD36]&amp;&quot; &amp; &quot;&amp;[.AE36]&amp;&quot; &amp; &quot;&amp;[.AF36]&amp;&quot; &amp; &quot;&amp;[.AG36]&amp;&quot; &amp; &quot;&amp;[.AH36]&amp;&quot; &amp; &quot;&amp;[.AI36]&amp;&quot; &amp; &quot;&amp;[.AJ36]&amp;&quot; &amp; &quot;&amp;[.AK36]&amp;&quot; &amp; &quot;&amp;[.AL36]&amp;&quot; &amp; &quot;&amp;[.AM36]&amp;&quot; \\&quot;" office:value-type="string" office:string-value="\hline 98.15\% &amp; 97.94\% &amp; 97.41\% &amp; 97.28\% &amp; 94.99\% &amp; 96.99\% &amp; 93.39\% &amp; 95.09\% &amp; 97.12\% &amp; 97.45\% &amp; 96.97\% &amp; 85.9\% &amp; 83.05\% &amp; 77.26\% &amp; 93.5\% &amp; 76\% \\" calcext:value-type="string">
            <text:p>\hline 98.15\% &amp; 97.94\% &amp; 97.41\% &amp; 97.28\% &amp; 94.99\% &amp; 96.99\% &amp; 93.39\% &amp; 95.09\% &amp; 97.12\% &amp; 97.45\% &amp; 96.97\% &amp; 85.9\% &amp; 83.05\% &amp; 77.26\% &amp; 93.5\% &amp; 76\% \\</text:p>
          </table:table-cell>
        </table:table-row>
        <table:table-row table:style-name="ro1">
          <table:table-cell office:value-type="string" calcext:value-type="string">
            <text:p>FordA</text:p>
          </table:table-cell>
          <table:table-cell table:style-name="ce5" office:value-type="float" office:value="0.94739898989899" calcext:value-type="float">
            <text:p>0.94739898989899</text:p>
          </table:table-cell>
          <table:table-cell table:style-name="ce6" office:value-type="float" office:value="0.944116161616162" calcext:value-type="float">
            <text:p>0.944116161616162</text:p>
          </table:table-cell>
          <table:table-cell table:style-name="ce6" office:value-type="float" office:value="0.942449494949495" calcext:value-type="float">
            <text:p>0.942449494949495</text:p>
          </table:table-cell>
          <table:table-cell table:style-name="ce6" office:value-type="float" office:value="0.959040404040404" calcext:value-type="float">
            <text:p>0.959040404040404</text:p>
          </table:table-cell>
          <table:table-cell table:style-name="ce6" office:value-type="float" office:value="0.934242424242424" calcext:value-type="float">
            <text:p>0.934242424242424</text:p>
          </table:table-cell>
          <table:table-cell table:style-name="ce6" office:value-type="float" office:value="0.931515151515151" calcext:value-type="float">
            <text:p>0.931515151515151</text:p>
          </table:table-cell>
          <table:table-cell table:style-name="ce6" office:value-type="float" office:value="0.850025252525252" calcext:value-type="float">
            <text:p>0.850025252525252</text:p>
          </table:table-cell>
          <table:table-cell table:style-name="ce6" office:value-type="float" office:value="0.968686868686869" calcext:value-type="float">
            <text:p>0.968686868686869</text:p>
          </table:table-cell>
          <table:table-cell table:style-name="ce6" office:value-type="float" office:value="0.907575757575758" calcext:value-type="float">
            <text:p>0.907575757575758</text:p>
          </table:table-cell>
          <table:table-cell table:style-name="ce6" office:value-type="float" office:value="0.915732323232323" calcext:value-type="float">
            <text:p>0.915732323232323</text:p>
          </table:table-cell>
          <table:table-cell table:style-name="ce6" office:value-type="float" office:value="0.921363636363637" calcext:value-type="float">
            <text:p>0.921363636363637</text:p>
          </table:table-cell>
          <table:table-cell table:style-name="ce6" office:value-type="float" office:value="0.940025252525252" calcext:value-type="float">
            <text:p>0.940025252525252</text:p>
          </table:table-cell>
          <table:table-cell table:style-name="ce6" office:value-type="float" office:value="0.815757575757576" calcext:value-type="float">
            <text:p>0.815757575757576</text:p>
          </table:table-cell>
          <table:table-cell table:style-name="ce6" office:value-type="float" office:value="0.909191919191919" calcext:value-type="float">
            <text:p>0.909191919191919</text:p>
          </table:table-cell>
          <table:table-cell table:style-name="ce6" office:value-type="float" office:value="0.87348484992981" calcext:value-type="float">
            <text:p>0.87348484992981</text:p>
          </table:table-cell>
          <table:table-cell table:style-name="ce2" table:formula="of:=IF([.P37]; 1-[.P37]/MIN([.B37:.O37]); &quot;&quot;)" office:value-type="float" office:value="-0.0707652320833478" calcext:value-type="float">
            <text:p>-0.070765232083348</text:p>
          </table:table-cell>
          <table:table-cell table:formula="of:=IF([.P37]; 1-[.P37]/MAX([.B37:.O37]); &quot;&quot;)" office:value-type="float" office:value="0.0982794562768388" calcext:value-type="float">
            <text:p>0.098279456276839</text:p>
          </table:table-cell>
          <table:table-cell table:formula="of:=IF([.P37]; 1-[.P37]/AVERAGE([.B37:.O37]); &quot;&quot;)" office:value-type="float" office:value="0.0510845907528723" calcext:value-type="float">
            <text:p>0.051084590752872</text:p>
          </table:table-cell>
          <table:table-cell table:style-name="ce4" table:formula="of:=IF([.P37]&gt;MAX([.B37:.O37]); 1; IF([.P37]&gt;AVERAGE([.B37:.O37]); 2; IF([.P37]&gt;MIN([.B37:.O37]); 3; IF([.P37]&gt;MAX([.B37:.O37])*0.75; 4; 5))))" office:value-type="float" office:value="3" calcext:value-type="float">
            <text:p>3</text:p>
          </table:table-cell>
          <table:table-cell/>
          <table:table-cell office:value-type="float" office:value="0.887121200561523" calcext:value-type="float">
            <text:p>0.887121200561523</text:p>
          </table:table-cell>
          <table:table-cell/>
          <table:table-cell table:formula="of:=ROUND([.B37];4)*100 &amp;&quot;\%&quot;" office:value-type="string" office:string-value="94.74\%" calcext:value-type="string">
            <text:p>94.74\%</text:p>
          </table:table-cell>
          <table:table-cell table:formula="of:=ROUND([.C37];4)*100 &amp;&quot;\%&quot;" office:value-type="string" office:string-value="94.41\%" calcext:value-type="string">
            <text:p>94.41\%</text:p>
          </table:table-cell>
          <table:table-cell table:formula="of:=ROUND([.D37];4)*100 &amp;&quot;\%&quot;" office:value-type="string" office:string-value="94.24\%" calcext:value-type="string">
            <text:p>94.24\%</text:p>
          </table:table-cell>
          <table:table-cell table:formula="of:=ROUND([.E37];4)*100 &amp;&quot;\%&quot;" office:value-type="string" office:string-value="95.9\%" calcext:value-type="string">
            <text:p>95.9\%</text:p>
          </table:table-cell>
          <table:table-cell table:formula="of:=ROUND([.F37];4)*100 &amp;&quot;\%&quot;" office:value-type="string" office:string-value="93.42\%" calcext:value-type="string">
            <text:p>93.42\%</text:p>
          </table:table-cell>
          <table:table-cell table:formula="of:=ROUND([.G37];4)*100 &amp;&quot;\%&quot;" office:value-type="string" office:string-value="93.15\%" calcext:value-type="string">
            <text:p>93.15\%</text:p>
          </table:table-cell>
          <table:table-cell table:formula="of:=ROUND([.H37];4)*100 &amp;&quot;\%&quot;" office:value-type="string" office:string-value="85\%" calcext:value-type="string">
            <text:p>85\%</text:p>
          </table:table-cell>
          <table:table-cell table:formula="of:=ROUND([.I37];4)*100 &amp;&quot;\%&quot;" office:value-type="string" office:string-value="96.87\%" calcext:value-type="string">
            <text:p>96.87\%</text:p>
          </table:table-cell>
          <table:table-cell table:formula="of:=ROUND([.J37];4)*100 &amp;&quot;\%&quot;" office:value-type="string" office:string-value="90.76\%" calcext:value-type="string">
            <text:p>90.76\%</text:p>
          </table:table-cell>
          <table:table-cell table:formula="of:=ROUND([.K37];4)*100 &amp;&quot;\%&quot;" office:value-type="string" office:string-value="91.57\%" calcext:value-type="string">
            <text:p>91.57\%</text:p>
          </table:table-cell>
          <table:table-cell table:formula="of:=ROUND([.L37];4)*100 &amp;&quot;\%&quot;" office:value-type="string" office:string-value="92.14\%" calcext:value-type="string">
            <text:p>92.14\%</text:p>
          </table:table-cell>
          <table:table-cell table:formula="of:=ROUND([.M37];4)*100 &amp;&quot;\%&quot;" office:value-type="string" office:string-value="94\%" calcext:value-type="string">
            <text:p>94\%</text:p>
          </table:table-cell>
          <table:table-cell table:formula="of:=ROUND([.N37];4)*100 &amp;&quot;\%&quot;" office:value-type="string" office:string-value="81.58\%" calcext:value-type="string">
            <text:p>81.58\%</text:p>
          </table:table-cell>
          <table:table-cell table:formula="of:=ROUND([.O37];4)*100 &amp;&quot;\%&quot;" office:value-type="string" office:string-value="90.92\%" calcext:value-type="string">
            <text:p>90.92\%</text:p>
          </table:table-cell>
          <table:table-cell table:formula="of:=ROUND(AVERAGE([.B37:.O37]);4)*100&amp;&quot;\%&quot;" office:value-type="string" office:string-value="92.05\%" calcext:value-type="string">
            <text:p>92.05\%</text:p>
          </table:table-cell>
          <table:table-cell table:formula="of:=ROUND([.P37];4)*100 &amp;&quot;\%&quot;" office:value-type="string" office:string-value="87.35\%" calcext:value-type="string">
            <text:p>87.35\%</text:p>
          </table:table-cell>
          <table:table-cell table:style-name="ce2" table:formula="of:=&quot;\hline &quot;&amp;[.X37]&amp;&quot; &amp; &quot;&amp;[.Y37]&amp;&quot; &amp; &quot;&amp;[.Z37]&amp;&quot; &amp; &quot;&amp;[.AA37]&amp;&quot; &amp; &quot;&amp;[.AB37]&amp;&quot; &amp; &quot;&amp;[.AC37]&amp;&quot; &amp; &quot;&amp;[.AD37]&amp;&quot; &amp; &quot;&amp;[.AE37]&amp;&quot; &amp; &quot;&amp;[.AF37]&amp;&quot; &amp; &quot;&amp;[.AG37]&amp;&quot; &amp; &quot;&amp;[.AH37]&amp;&quot; &amp; &quot;&amp;[.AI37]&amp;&quot; &amp; &quot;&amp;[.AJ37]&amp;&quot; &amp; &quot;&amp;[.AK37]&amp;&quot; &amp; &quot;&amp;[.AL37]&amp;&quot; &amp; &quot;&amp;[.AM37]&amp;&quot; \\&quot;" office:value-type="string" office:string-value="\hline 94.74\% &amp; 94.41\% &amp; 94.24\% &amp; 95.9\% &amp; 93.42\% &amp; 93.15\% &amp; 85\% &amp; 96.87\% &amp; 90.76\% &amp; 91.57\% &amp; 92.14\% &amp; 94\% &amp; 81.58\% &amp; 90.92\% &amp; 92.05\% &amp; 87.35\% \\" calcext:value-type="string">
            <text:p>\hline 94.74\% &amp; 94.41\% &amp; 94.24\% &amp; 95.9\% &amp; 93.42\% &amp; 93.15\% &amp; 85\% &amp; 96.87\% &amp; 90.76\% &amp; 91.57\% &amp; 92.14\% &amp; 94\% &amp; 81.58\% &amp; 90.92\% &amp; 92.05\% &amp; 87.35\% \\</text:p>
          </table:table-cell>
        </table:table-row>
        <table:table-row table:style-name="ro1">
          <table:table-cell office:value-type="string" calcext:value-type="string">
            <text:p>FreezerRegularTrain</text:p>
          </table:table-cell>
          <table:table-cell table:style-name="ce5" office:value-type="float" office:value="0.998491228070176" calcext:value-type="float">
            <text:p>0.998491228070176</text:p>
          </table:table-cell>
          <table:table-cell table:style-name="ce6" office:value-type="float" office:value="0.999087719298246" calcext:value-type="float">
            <text:p>0.999087719298246</text:p>
          </table:table-cell>
          <table:table-cell table:style-name="ce6" office:value-type="float" office:value="0.994374269005848" calcext:value-type="float">
            <text:p>0.994374269005848</text:p>
          </table:table-cell>
          <table:table-cell table:style-name="ce6" office:value-type="float" office:value="0.995742690058479" calcext:value-type="float">
            <text:p>0.995742690058479</text:p>
          </table:table-cell>
          <table:table-cell table:style-name="ce6" office:value-type="float" office:value="0.999251461988304" calcext:value-type="float">
            <text:p>0.999251461988304</text:p>
          </table:table-cell>
          <table:table-cell table:style-name="ce6" office:value-type="float" office:value="0.996736842105264" calcext:value-type="float">
            <text:p>0.996736842105264</text:p>
          </table:table-cell>
          <table:table-cell table:style-name="ce6" office:value-type="float" office:value="0.942350877192982" calcext:value-type="float">
            <text:p>0.942350877192982</text:p>
          </table:table-cell>
          <table:table-cell table:style-name="ce6" office:value-type="float" office:value="0.990608187134503" calcext:value-type="float">
            <text:p>0.990608187134503</text:p>
          </table:table-cell>
          <table:table-cell table:style-name="ce6" office:value-type="float" office:value="0.976105263157895" calcext:value-type="float">
            <text:p>0.976105263157895</text:p>
          </table:table-cell>
          <table:table-cell table:style-name="ce6" office:value-type="float" office:value="0.993929824561404" calcext:value-type="float">
            <text:p>0.993929824561404</text:p>
          </table:table-cell>
          <table:table-cell table:style-name="ce6" office:value-type="float" office:value="0.988058479532164" calcext:value-type="float">
            <text:p>0.988058479532164</text:p>
          </table:table-cell>
          <table:table-cell table:style-name="ce6" office:value-type="float" office:value="0.95225730994152" calcext:value-type="float">
            <text:p>0.95225730994152</text:p>
          </table:table-cell>
          <table:table-cell table:style-name="ce6" office:value-type="float" office:value="0.997076023391813" calcext:value-type="float">
            <text:p>0.997076023391813</text:p>
          </table:table-cell>
          <table:table-cell table:style-name="ce6" office:value-type="float" office:value="0.998187134502924" calcext:value-type="float">
            <text:p>0.998187134502924</text:p>
          </table:table-cell>
          <table:table-cell table:style-name="ce6" office:value-type="float" office:value="0.948771953582764" calcext:value-type="float">
            <text:p>0.948771953582764</text:p>
          </table:table-cell>
          <table:table-cell table:style-name="ce2" table:formula="of:=IF([.P38]; 1-[.P38]/MIN([.B38:.O38]); &quot;&quot;)" office:value-type="float" office:value="-0.00681389124283394" calcext:value-type="float">
            <text:p>-0.006813891242834</text:p>
          </table:table-cell>
          <table:table-cell table:formula="of:=IF([.P38]; 1-[.P38]/MAX([.B38:.O38]); &quot;&quot;)" office:value-type="float" office:value="0.0505173225417115" calcext:value-type="float">
            <text:p>0.050517322541712</text:p>
          </table:table-cell>
          <table:table-cell table:formula="of:=IF([.P38]; 1-[.P38]/AVERAGE([.B38:.O38]); &quot;&quot;)" office:value-type="float" office:value="0.0390276311377037" calcext:value-type="float">
            <text:p>0.039027631137704</text:p>
          </table:table-cell>
          <table:table-cell table:style-name="ce4" table:formula="of:=IF([.P38]&gt;MAX([.B38:.O38]); 1; IF([.P38]&gt;AVERAGE([.B38:.O38]); 2; IF([.P38]&gt;MIN([.B38:.O38]); 3; IF([.P38]&gt;MAX([.B38:.O38])*0.75; 4; 5))))" office:value-type="float" office:value="3" calcext:value-type="float">
            <text:p>3</text:p>
          </table:table-cell>
          <table:table-cell/>
          <table:table-cell office:value-type="float" office:value="0.978947341442108" calcext:value-type="float">
            <text:p>0.978947341442108</text:p>
          </table:table-cell>
          <table:table-cell/>
          <table:table-cell table:formula="of:=ROUND([.B38];4)*100 &amp;&quot;\%&quot;" office:value-type="string" office:string-value="99.85\%" calcext:value-type="string">
            <text:p>99.85\%</text:p>
          </table:table-cell>
          <table:table-cell table:formula="of:=ROUND([.C38];4)*100 &amp;&quot;\%&quot;" office:value-type="string" office:string-value="99.91\%" calcext:value-type="string">
            <text:p>99.91\%</text:p>
          </table:table-cell>
          <table:table-cell table:formula="of:=ROUND([.D38];4)*100 &amp;&quot;\%&quot;" office:value-type="string" office:string-value="99.44\%" calcext:value-type="string">
            <text:p>99.44\%</text:p>
          </table:table-cell>
          <table:table-cell table:formula="of:=ROUND([.E38];4)*100 &amp;&quot;\%&quot;" office:value-type="string" office:string-value="99.57\%" calcext:value-type="string">
            <text:p>99.57\%</text:p>
          </table:table-cell>
          <table:table-cell table:formula="of:=ROUND([.F38];4)*100 &amp;&quot;\%&quot;" office:value-type="string" office:string-value="99.93\%" calcext:value-type="string">
            <text:p>99.93\%</text:p>
          </table:table-cell>
          <table:table-cell table:formula="of:=ROUND([.G38];4)*100 &amp;&quot;\%&quot;" office:value-type="string" office:string-value="99.67\%" calcext:value-type="string">
            <text:p>99.67\%</text:p>
          </table:table-cell>
          <table:table-cell table:formula="of:=ROUND([.H38];4)*100 &amp;&quot;\%&quot;" office:value-type="string" office:string-value="94.24\%" calcext:value-type="string">
            <text:p>94.24\%</text:p>
          </table:table-cell>
          <table:table-cell table:formula="of:=ROUND([.I38];4)*100 &amp;&quot;\%&quot;" office:value-type="string" office:string-value="99.06\%" calcext:value-type="string">
            <text:p>99.06\%</text:p>
          </table:table-cell>
          <table:table-cell table:formula="of:=ROUND([.J38];4)*100 &amp;&quot;\%&quot;" office:value-type="string" office:string-value="97.61\%" calcext:value-type="string">
            <text:p>97.61\%</text:p>
          </table:table-cell>
          <table:table-cell table:formula="of:=ROUND([.K38];4)*100 &amp;&quot;\%&quot;" office:value-type="string" office:string-value="99.39\%" calcext:value-type="string">
            <text:p>99.39\%</text:p>
          </table:table-cell>
          <table:table-cell table:formula="of:=ROUND([.L38];4)*100 &amp;&quot;\%&quot;" office:value-type="string" office:string-value="98.81\%" calcext:value-type="string">
            <text:p>98.81\%</text:p>
          </table:table-cell>
          <table:table-cell table:formula="of:=ROUND([.M38];4)*100 &amp;&quot;\%&quot;" office:value-type="string" office:string-value="95.23\%" calcext:value-type="string">
            <text:p>95.23\%</text:p>
          </table:table-cell>
          <table:table-cell table:formula="of:=ROUND([.N38];4)*100 &amp;&quot;\%&quot;" office:value-type="string" office:string-value="99.71\%" calcext:value-type="string">
            <text:p>99.71\%</text:p>
          </table:table-cell>
          <table:table-cell table:formula="of:=ROUND([.O38];4)*100 &amp;&quot;\%&quot;" office:value-type="string" office:string-value="99.82\%" calcext:value-type="string">
            <text:p>99.82\%</text:p>
          </table:table-cell>
          <table:table-cell table:formula="of:=ROUND(AVERAGE([.B38:.O38]);4)*100&amp;&quot;\%&quot;" office:value-type="string" office:string-value="98.73\%" calcext:value-type="string">
            <text:p>98.73\%</text:p>
          </table:table-cell>
          <table:table-cell table:formula="of:=ROUND([.P38];4)*100 &amp;&quot;\%&quot;" office:value-type="string" office:string-value="94.88\%" calcext:value-type="string">
            <text:p>94.88\%</text:p>
          </table:table-cell>
          <table:table-cell table:style-name="ce2" table:formula="of:=&quot;\hline &quot;&amp;[.X38]&amp;&quot; &amp; &quot;&amp;[.Y38]&amp;&quot; &amp; &quot;&amp;[.Z38]&amp;&quot; &amp; &quot;&amp;[.AA38]&amp;&quot; &amp; &quot;&amp;[.AB38]&amp;&quot; &amp; &quot;&amp;[.AC38]&amp;&quot; &amp; &quot;&amp;[.AD38]&amp;&quot; &amp; &quot;&amp;[.AE38]&amp;&quot; &amp; &quot;&amp;[.AF38]&amp;&quot; &amp; &quot;&amp;[.AG38]&amp;&quot; &amp; &quot;&amp;[.AH38]&amp;&quot; &amp; &quot;&amp;[.AI38]&amp;&quot; &amp; &quot;&amp;[.AJ38]&amp;&quot; &amp; &quot;&amp;[.AK38]&amp;&quot; &amp; &quot;&amp;[.AL38]&amp;&quot; &amp; &quot;&amp;[.AM38]&amp;&quot; \\&quot;" office:value-type="string" office:string-value="\hline 99.85\% &amp; 99.91\% &amp; 99.44\% &amp; 99.57\% &amp; 99.93\% &amp; 99.67\% &amp; 94.24\% &amp; 99.06\% &amp; 97.61\% &amp; 99.39\% &amp; 98.81\% &amp; 95.23\% &amp; 99.71\% &amp; 99.82\% &amp; 98.73\% &amp; 94.88\% \\" calcext:value-type="string">
            <text:p>\hline 99.85\% &amp; 99.91\% &amp; 99.44\% &amp; 99.57\% &amp; 99.93\% &amp; 99.67\% &amp; 94.24\% &amp; 99.06\% &amp; 97.61\% &amp; 99.39\% &amp; 98.81\% &amp; 95.23\% &amp; 99.71\% &amp; 99.82\% &amp; 98.73\% &amp; 94.88\% \\</text:p>
          </table:table-cell>
        </table:table-row>
        <table:table-row table:style-name="ro1">
          <table:table-cell office:value-type="string" calcext:value-type="string">
            <text:p>FreezerSmallTrain</text:p>
          </table:table-cell>
          <table:table-cell table:style-name="ce5" office:value-type="float" office:value="0.995461988304094" calcext:value-type="float">
            <text:p>0.995461988304094</text:p>
          </table:table-cell>
          <table:table-cell table:style-name="ce6" office:value-type="float" office:value="0.983660818713451" calcext:value-type="float">
            <text:p>0.983660818713451</text:p>
          </table:table-cell>
          <table:table-cell table:style-name="ce6" office:value-type="float" office:value="0.987204678362573" calcext:value-type="float">
            <text:p>0.987204678362573</text:p>
          </table:table-cell>
          <table:table-cell table:style-name="ce6" office:value-type="float" office:value="0.948830409356725" calcext:value-type="float">
            <text:p>0.948830409356725</text:p>
          </table:table-cell>
          <table:table-cell table:style-name="ce6" office:value-type="float" office:value="0.988561403508772" calcext:value-type="float">
            <text:p>0.988561403508772</text:p>
          </table:table-cell>
          <table:table-cell table:style-name="ce6" office:value-type="float" office:value="0.949473684210526" calcext:value-type="float">
            <text:p>0.949473684210526</text:p>
          </table:table-cell>
          <table:table-cell table:style-name="ce6" office:value-type="float" office:value="0.823380116959064" calcext:value-type="float">
            <text:p>0.823380116959064</text:p>
          </table:table-cell>
          <table:table-cell table:style-name="ce6" office:value-type="float" office:value="0.900573099415205" calcext:value-type="float">
            <text:p>0.900573099415205</text:p>
          </table:table-cell>
          <table:table-cell table:style-name="ce6" office:value-type="float" office:value="0.947602339181286" calcext:value-type="float">
            <text:p>0.947602339181286</text:p>
          </table:table-cell>
          <table:table-cell table:style-name="ce6" office:value-type="float" office:value="0.966818713450292" calcext:value-type="float">
            <text:p>0.966818713450292</text:p>
          </table:table-cell>
          <table:table-cell table:style-name="ce6" office:value-type="float" office:value="0.961637426900585" calcext:value-type="float">
            <text:p>0.961637426900585</text:p>
          </table:table-cell>
          <table:table-cell table:style-name="ce6" office:value-type="float" office:value="0.87872514619883" calcext:value-type="float">
            <text:p>0.87872514619883</text:p>
          </table:table-cell>
          <table:table-cell table:style-name="ce6" office:value-type="float" office:value="0.961438596491228" calcext:value-type="float">
            <text:p>0.961438596491228</text:p>
          </table:table-cell>
          <table:table-cell table:style-name="ce6" office:value-type="float" office:value="0.959766081871345" calcext:value-type="float">
            <text:p>0.959766081871345</text:p>
          </table:table-cell>
          <table:table-cell table:style-name="ce6" office:value-type="float" office:value="0.740701735019684" calcext:value-type="float">
            <text:p>0.740701735019684</text:p>
          </table:table-cell>
          <table:table-cell table:style-name="ce2" table:formula="of:=IF([.P39]; 1-[.P39]/MIN([.B39:.O39]); &quot;&quot;)" office:value-type="float" office:value="0.100413381664754" calcext:value-type="float">
            <text:p>0.100413381664754</text:p>
          </table:table-cell>
          <table:table-cell table:formula="of:=IF([.P39]; 1-[.P39]/MAX([.B39:.O39]); &quot;&quot;)" office:value-type="float" office:value="0.255921628628361" calcext:value-type="float">
            <text:p>0.255921628628361</text:p>
          </table:table-cell>
          <table:table-cell table:formula="of:=IF([.P39]; 1-[.P39]/AVERAGE([.B39:.O39]); &quot;&quot;)" office:value-type="float" office:value="0.217556851325418" calcext:value-type="float">
            <text:p>0.217556851325418</text:p>
          </table:table-cell>
          <table:table-cell table:style-name="ce4" table:formula="of:=IF([.P39]&gt;MAX([.B39:.O39]); 1; IF([.P39]&gt;AVERAGE([.B39:.O39]); 2; IF([.P39]&gt;MIN([.B39:.O39]); 3; IF([.P39]&gt;MAX([.B39:.O39])*0.75; 4; 5))))" office:value-type="float" office:value="5" calcext:value-type="float">
            <text:p>5</text:p>
          </table:table-cell>
          <table:table-cell/>
          <table:table-cell office:value-type="float" office:value="0.763859629631043" calcext:value-type="float">
            <text:p>0.763859629631043</text:p>
          </table:table-cell>
          <table:table-cell/>
          <table:table-cell table:formula="of:=ROUND([.B39];4)*100 &amp;&quot;\%&quot;" office:value-type="string" office:string-value="99.55\%" calcext:value-type="string">
            <text:p>99.55\%</text:p>
          </table:table-cell>
          <table:table-cell table:formula="of:=ROUND([.C39];4)*100 &amp;&quot;\%&quot;" office:value-type="string" office:string-value="98.37\%" calcext:value-type="string">
            <text:p>98.37\%</text:p>
          </table:table-cell>
          <table:table-cell table:formula="of:=ROUND([.D39];4)*100 &amp;&quot;\%&quot;" office:value-type="string" office:string-value="98.72\%" calcext:value-type="string">
            <text:p>98.72\%</text:p>
          </table:table-cell>
          <table:table-cell table:formula="of:=ROUND([.E39];4)*100 &amp;&quot;\%&quot;" office:value-type="string" office:string-value="94.88\%" calcext:value-type="string">
            <text:p>94.88\%</text:p>
          </table:table-cell>
          <table:table-cell table:formula="of:=ROUND([.F39];4)*100 &amp;&quot;\%&quot;" office:value-type="string" office:string-value="98.86\%" calcext:value-type="string">
            <text:p>98.86\%</text:p>
          </table:table-cell>
          <table:table-cell table:formula="of:=ROUND([.G39];4)*100 &amp;&quot;\%&quot;" office:value-type="string" office:string-value="94.95\%" calcext:value-type="string">
            <text:p>94.95\%</text:p>
          </table:table-cell>
          <table:table-cell table:formula="of:=ROUND([.H39];4)*100 &amp;&quot;\%&quot;" office:value-type="string" office:string-value="82.34\%" calcext:value-type="string">
            <text:p>82.34\%</text:p>
          </table:table-cell>
          <table:table-cell table:formula="of:=ROUND([.I39];4)*100 &amp;&quot;\%&quot;" office:value-type="string" office:string-value="90.06\%" calcext:value-type="string">
            <text:p>90.06\%</text:p>
          </table:table-cell>
          <table:table-cell table:formula="of:=ROUND([.J39];4)*100 &amp;&quot;\%&quot;" office:value-type="string" office:string-value="94.76\%" calcext:value-type="string">
            <text:p>94.76\%</text:p>
          </table:table-cell>
          <table:table-cell table:formula="of:=ROUND([.K39];4)*100 &amp;&quot;\%&quot;" office:value-type="string" office:string-value="96.68\%" calcext:value-type="string">
            <text:p>96.68\%</text:p>
          </table:table-cell>
          <table:table-cell table:formula="of:=ROUND([.L39];4)*100 &amp;&quot;\%&quot;" office:value-type="string" office:string-value="96.16\%" calcext:value-type="string">
            <text:p>96.16\%</text:p>
          </table:table-cell>
          <table:table-cell table:formula="of:=ROUND([.M39];4)*100 &amp;&quot;\%&quot;" office:value-type="string" office:string-value="87.87\%" calcext:value-type="string">
            <text:p>87.87\%</text:p>
          </table:table-cell>
          <table:table-cell table:formula="of:=ROUND([.N39];4)*100 &amp;&quot;\%&quot;" office:value-type="string" office:string-value="96.14\%" calcext:value-type="string">
            <text:p>96.14\%</text:p>
          </table:table-cell>
          <table:table-cell table:formula="of:=ROUND([.O39];4)*100 &amp;&quot;\%&quot;" office:value-type="string" office:string-value="95.98\%" calcext:value-type="string">
            <text:p>95.98\%</text:p>
          </table:table-cell>
          <table:table-cell table:formula="of:=ROUND(AVERAGE([.B39:.O39]);4)*100&amp;&quot;\%&quot;" office:value-type="string" office:string-value="94.67\%" calcext:value-type="string">
            <text:p>94.67\%</text:p>
          </table:table-cell>
          <table:table-cell table:formula="of:=ROUND([.P39];4)*100 &amp;&quot;\%&quot;" office:value-type="string" office:string-value="74.07\%" calcext:value-type="string">
            <text:p>74.07\%</text:p>
          </table:table-cell>
          <table:table-cell table:style-name="ce2" table:formula="of:=&quot;\hline &quot;&amp;[.X39]&amp;&quot; &amp; &quot;&amp;[.Y39]&amp;&quot; &amp; &quot;&amp;[.Z39]&amp;&quot; &amp; &quot;&amp;[.AA39]&amp;&quot; &amp; &quot;&amp;[.AB39]&amp;&quot; &amp; &quot;&amp;[.AC39]&amp;&quot; &amp; &quot;&amp;[.AD39]&amp;&quot; &amp; &quot;&amp;[.AE39]&amp;&quot; &amp; &quot;&amp;[.AF39]&amp;&quot; &amp; &quot;&amp;[.AG39]&amp;&quot; &amp; &quot;&amp;[.AH39]&amp;&quot; &amp; &quot;&amp;[.AI39]&amp;&quot; &amp; &quot;&amp;[.AJ39]&amp;&quot; &amp; &quot;&amp;[.AK39]&amp;&quot; &amp; &quot;&amp;[.AL39]&amp;&quot; &amp; &quot;&amp;[.AM39]&amp;&quot; \\&quot;" office:value-type="string" office:string-value="\hline 99.55\% &amp; 98.37\% &amp; 98.72\% &amp; 94.88\% &amp; 98.86\% &amp; 94.95\% &amp; 82.34\% &amp; 90.06\% &amp; 94.76\% &amp; 96.68\% &amp; 96.16\% &amp; 87.87\% &amp; 96.14\% &amp; 95.98\% &amp; 94.67\% &amp; 74.07\% \\" calcext:value-type="string">
            <text:p>\hline 99.55\% &amp; 98.37\% &amp; 98.72\% &amp; 94.88\% &amp; 98.86\% &amp; 94.95\% &amp; 82.34\% &amp; 90.06\% &amp; 94.76\% &amp; 96.68\% &amp; 96.16\% &amp; 87.87\% &amp; 96.14\% &amp; 95.98\% &amp; 94.67\% &amp; 74.07\% \\</text:p>
          </table:table-cell>
        </table:table-row>
        <table:table-row table:style-name="ro1">
          <table:table-cell office:value-type="string" calcext:value-type="string">
            <text:p>GunPoint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998222222222222" calcext:value-type="float">
            <text:p>0.998222222222222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995111111111111" calcext:value-type="float">
            <text:p>0.995111111111111</text:p>
          </table:table-cell>
          <table:table-cell table:style-name="ce6" office:value-type="float" office:value="0.986444444444444" calcext:value-type="float">
            <text:p>0.986444444444444</text:p>
          </table:table-cell>
          <table:table-cell table:style-name="ce6" office:value-type="float" office:value="0.990888888888889" calcext:value-type="float">
            <text:p>0.990888888888889</text:p>
          </table:table-cell>
          <table:table-cell table:style-name="ce6" office:value-type="float" office:value="0.991333333333333" calcext:value-type="float">
            <text:p>0.991333333333333</text:p>
          </table:table-cell>
          <table:table-cell table:style-name="ce6" office:value-type="float" office:value="0.993111111111111" calcext:value-type="float">
            <text:p>0.993111111111111</text:p>
          </table:table-cell>
          <table:table-cell table:style-name="ce6" office:value-type="float" office:value="0.996666666666667" calcext:value-type="float">
            <text:p>0.996666666666667</text:p>
          </table:table-cell>
          <table:table-cell table:style-name="ce6" office:value-type="float" office:value="0.999777777777778" calcext:value-type="float">
            <text:p>0.999777777777778</text:p>
          </table:table-cell>
          <table:table-cell table:style-name="ce6" office:value-type="float" office:value="0.996444444444444" calcext:value-type="float">
            <text:p>0.996444444444444</text:p>
          </table:table-cell>
          <table:table-cell table:style-name="ce6" office:value-type="float" office:value="0.980888888888889" calcext:value-type="float">
            <text:p>0.980888888888889</text:p>
          </table:table-cell>
          <table:table-cell table:style-name="ce6" office:value-type="float" office:value="0.955333333333333" calcext:value-type="float">
            <text:p>0.955333333333333</text:p>
          </table:table-cell>
          <table:table-cell table:style-name="ce6" office:value-type="float" office:value="0.943111111111111" calcext:value-type="float">
            <text:p>0.943111111111111</text:p>
          </table:table-cell>
          <table:table-cell table:style-name="ce6" office:value-type="float" office:value="0.95333331823349" calcext:value-type="float">
            <text:p>0.95333331823349</text:p>
          </table:table-cell>
          <table:table-cell table:style-name="ce2" table:formula="of:=IF([.P40]; 1-[.P40]/MIN([.B40:.O40]); &quot;&quot;)" office:value-type="float" office:value="-0.0108388152805619" calcext:value-type="float">
            <text:p>-0.010838815280562</text:p>
          </table:table-cell>
          <table:table-cell table:formula="of:=IF([.P40]; 1-[.P40]/MAX([.B40:.O40]); &quot;&quot;)" office:value-type="float" office:value="0.04666668176651" calcext:value-type="float">
            <text:p>0.04666668176651</text:p>
          </table:table-cell>
          <table:table-cell table:formula="of:=IF([.P40]; 1-[.P40]/AVERAGE([.B40:.O40]); &quot;&quot;)" office:value-type="float" office:value="0.0342033053739549" calcext:value-type="float">
            <text:p>0.034203305373955</text:p>
          </table:table-cell>
          <table:table-cell table:style-name="ce4" table:formula="of:=IF([.P40]&gt;MAX([.B40:.O40]); 1; IF([.P40]&gt;AVERAGE([.B40:.O40]); 2; IF([.P40]&gt;MIN([.B40:.O40]); 3; IF([.P40]&gt;MAX([.B40:.O40])*0.75; 4; 5))))" office:value-type="float" office:value="3" calcext:value-type="float">
            <text:p>3</text:p>
          </table:table-cell>
          <table:table-cell/>
          <table:table-cell office:value-type="float" office:value="0.906666696071625" calcext:value-type="float">
            <text:p>0.906666696071625</text:p>
          </table:table-cell>
          <table:table-cell/>
          <table:table-cell table:formula="of:=ROUND([.B40];4)*100 &amp;&quot;\%&quot;" office:value-type="string" office:string-value="100\%" calcext:value-type="string">
            <text:p>100\%</text:p>
          </table:table-cell>
          <table:table-cell table:formula="of:=ROUND([.C40];4)*100 &amp;&quot;\%&quot;" office:value-type="string" office:string-value="99.82\%" calcext:value-type="string">
            <text:p>99.82\%</text:p>
          </table:table-cell>
          <table:table-cell table:formula="of:=ROUND([.D40];4)*100 &amp;&quot;\%&quot;" office:value-type="string" office:string-value="99.2\%" calcext:value-type="string">
            <text:p>99.2\%</text:p>
          </table:table-cell>
          <table:table-cell table:formula="of:=ROUND([.E40];4)*100 &amp;&quot;\%&quot;" office:value-type="string" office:string-value="99.51\%" calcext:value-type="string">
            <text:p>99.51\%</text:p>
          </table:table-cell>
          <table:table-cell table:formula="of:=ROUND([.F40];4)*100 &amp;&quot;\%&quot;" office:value-type="string" office:string-value="98.64\%" calcext:value-type="string">
            <text:p>98.64\%</text:p>
          </table:table-cell>
          <table:table-cell table:formula="of:=ROUND([.G40];4)*100 &amp;&quot;\%&quot;" office:value-type="string" office:string-value="99.09\%" calcext:value-type="string">
            <text:p>99.09\%</text:p>
          </table:table-cell>
          <table:table-cell table:formula="of:=ROUND([.H40];4)*100 &amp;&quot;\%&quot;" office:value-type="string" office:string-value="99.13\%" calcext:value-type="string">
            <text:p>99.13\%</text:p>
          </table:table-cell>
          <table:table-cell table:formula="of:=ROUND([.I40];4)*100 &amp;&quot;\%&quot;" office:value-type="string" office:string-value="99.31\%" calcext:value-type="string">
            <text:p>99.31\%</text:p>
          </table:table-cell>
          <table:table-cell table:formula="of:=ROUND([.J40];4)*100 &amp;&quot;\%&quot;" office:value-type="string" office:string-value="99.67\%" calcext:value-type="string">
            <text:p>99.67\%</text:p>
          </table:table-cell>
          <table:table-cell table:formula="of:=ROUND([.K40];4)*100 &amp;&quot;\%&quot;" office:value-type="string" office:string-value="99.98\%" calcext:value-type="string">
            <text:p>99.98\%</text:p>
          </table:table-cell>
          <table:table-cell table:formula="of:=ROUND([.L40];4)*100 &amp;&quot;\%&quot;" office:value-type="string" office:string-value="99.64\%" calcext:value-type="string">
            <text:p>99.64\%</text:p>
          </table:table-cell>
          <table:table-cell table:formula="of:=ROUND([.M40];4)*100 &amp;&quot;\%&quot;" office:value-type="string" office:string-value="98.09\%" calcext:value-type="string">
            <text:p>98.09\%</text:p>
          </table:table-cell>
          <table:table-cell table:formula="of:=ROUND([.N40];4)*100 &amp;&quot;\%&quot;" office:value-type="string" office:string-value="95.53\%" calcext:value-type="string">
            <text:p>95.53\%</text:p>
          </table:table-cell>
          <table:table-cell table:formula="of:=ROUND([.O40];4)*100 &amp;&quot;\%&quot;" office:value-type="string" office:string-value="94.31\%" calcext:value-type="string">
            <text:p>94.31\%</text:p>
          </table:table-cell>
          <table:table-cell table:formula="of:=ROUND(AVERAGE([.B40:.O40]);4)*100&amp;&quot;\%&quot;" office:value-type="string" office:string-value="98.71\%" calcext:value-type="string">
            <text:p>98.71\%</text:p>
          </table:table-cell>
          <table:table-cell table:formula="of:=ROUND([.P40];4)*100 &amp;&quot;\%&quot;" office:value-type="string" office:string-value="95.33\%" calcext:value-type="string">
            <text:p>95.33\%</text:p>
          </table:table-cell>
          <table:table-cell table:style-name="ce2" table:formula="of:=&quot;\hline &quot;&amp;[.X40]&amp;&quot; &amp; &quot;&amp;[.Y40]&amp;&quot; &amp; &quot;&amp;[.Z40]&amp;&quot; &amp; &quot;&amp;[.AA40]&amp;&quot; &amp; &quot;&amp;[.AB40]&amp;&quot; &amp; &quot;&amp;[.AC40]&amp;&quot; &amp; &quot;&amp;[.AD40]&amp;&quot; &amp; &quot;&amp;[.AE40]&amp;&quot; &amp; &quot;&amp;[.AF40]&amp;&quot; &amp; &quot;&amp;[.AG40]&amp;&quot; &amp; &quot;&amp;[.AH40]&amp;&quot; &amp; &quot;&amp;[.AI40]&amp;&quot; &amp; &quot;&amp;[.AJ40]&amp;&quot; &amp; &quot;&amp;[.AK40]&amp;&quot; &amp; &quot;&amp;[.AL40]&amp;&quot; &amp; &quot;&amp;[.AM40]&amp;&quot; \\&quot;" office:value-type="string" office:string-value="\hline 100\% &amp; 99.82\% &amp; 99.2\% &amp; 99.51\% &amp; 98.64\% &amp; 99.09\% &amp; 99.13\% &amp; 99.31\% &amp; 99.67\% &amp; 99.98\% &amp; 99.64\% &amp; 98.09\% &amp; 95.53\% &amp; 94.31\% &amp; 98.71\% &amp; 95.33\% \\" calcext:value-type="string">
            <text:p>\hline 100\% &amp; 99.82\% &amp; 99.2\% &amp; 99.51\% &amp; 98.64\% &amp; 99.09\% &amp; 99.13\% &amp; 99.31\% &amp; 99.67\% &amp; 99.98\% &amp; 99.64\% &amp; 98.09\% &amp; 95.53\% &amp; 94.31\% &amp; 98.71\% &amp; 95.33\% \\</text:p>
          </table:table-cell>
        </table:table-row>
        <table:table-row table:style-name="ro1">
          <table:table-cell office:value-type="string" calcext:value-type="string">
            <text:p>GunPointAgeSpan</text:p>
          </table:table-cell>
          <table:table-cell table:style-name="ce5" office:value-type="float" office:value="0.99957805907173" calcext:value-type="float">
            <text:p>0.99957805907173</text:p>
          </table:table-cell>
          <table:table-cell table:style-name="ce6" office:value-type="float" office:value="0.996624472573839" calcext:value-type="float">
            <text:p>0.996624472573839</text:p>
          </table:table-cell>
          <table:table-cell table:style-name="ce6" office:value-type="float" office:value="0.993459915611814" calcext:value-type="float">
            <text:p>0.993459915611814</text:p>
          </table:table-cell>
          <table:table-cell table:style-name="ce6" office:value-type="float" office:value="0.984071729957806" calcext:value-type="float">
            <text:p>0.984071729957806</text:p>
          </table:table-cell>
          <table:table-cell table:style-name="ce6" office:value-type="float" office:value="0.966033755274262" calcext:value-type="float">
            <text:p>0.966033755274262</text:p>
          </table:table-cell>
          <table:table-cell table:style-name="ce6" office:value-type="float" office:value="0.994409282700422" calcext:value-type="float">
            <text:p>0.994409282700422</text:p>
          </table:table-cell>
          <table:table-cell table:style-name="ce6" office:value-type="float" office:value="0.996940928270042" calcext:value-type="float">
            <text:p>0.996940928270042</text:p>
          </table:table-cell>
          <table:table-cell table:style-name="ce6" office:value-type="float" office:value="0.981329113924051" calcext:value-type="float">
            <text:p>0.981329113924051</text:p>
          </table:table-cell>
          <table:table-cell table:style-name="ce6" office:value-type="float" office:value="0.995358649789029" calcext:value-type="float">
            <text:p>0.995358649789029</text:p>
          </table:table-cell>
          <table:table-cell table:style-name="ce6" office:value-type="float" office:value="0.998628691983122" calcext:value-type="float">
            <text:p>0.998628691983122</text:p>
          </table:table-cell>
          <table:table-cell table:style-name="ce6" office:value-type="float" office:value="0.994936708860759" calcext:value-type="float">
            <text:p>0.994936708860759</text:p>
          </table:table-cell>
          <table:table-cell table:style-name="ce6" office:value-type="float" office:value="0.986286919831224" calcext:value-type="float">
            <text:p>0.986286919831224</text:p>
          </table:table-cell>
          <table:table-cell table:style-name="ce6" office:value-type="float" office:value="0.977742616033755" calcext:value-type="float">
            <text:p>0.977742616033755</text:p>
          </table:table-cell>
          <table:table-cell table:style-name="ce6" office:value-type="float" office:value="0.943881856540085" calcext:value-type="float">
            <text:p>0.943881856540085</text:p>
          </table:table-cell>
          <table:table-cell table:style-name="ce6" office:value-type="float" office:value="0.898734152317047" calcext:value-type="float">
            <text:p>0.898734152317047</text:p>
          </table:table-cell>
          <table:table-cell table:style-name="ce2" table:formula="of:=IF([.P41]; 1-[.P41]/MIN([.B41:.O41]); &quot;&quot;)" office:value-type="float" office:value="0.0478319441254358" calcext:value-type="float">
            <text:p>0.047831944125436</text:p>
          </table:table-cell>
          <table:table-cell table:formula="of:=IF([.P41]; 1-[.P41]/MAX([.B41:.O41]); &quot;&quot;)" office:value-type="float" office:value="0.100886474887547" calcext:value-type="float">
            <text:p>0.100886474887547</text:p>
          </table:table-cell>
          <table:table-cell table:formula="of:=IF([.P41]; 1-[.P41]/AVERAGE([.B41:.O41]); &quot;&quot;)" office:value-type="float" office:value="0.0888536062735388" calcext:value-type="float">
            <text:p>0.088853606273539</text:p>
          </table:table-cell>
          <table:table-cell table:style-name="ce4" table:formula="of:=IF([.P41]&gt;MAX([.B41:.O41]); 1; IF([.P41]&gt;AVERAGE([.B41:.O41]); 2; IF([.P41]&gt;MIN([.B41:.O41]); 3; IF([.P41]&gt;MAX([.B41:.O41])*0.75; 4; 5))))" office:value-type="float" office:value="4" calcext:value-type="float">
            <text:p>4</text:p>
          </table:table-cell>
          <table:table-cell/>
          <table:table-cell office:value-type="float" office:value="0.882911384105682" calcext:value-type="float">
            <text:p>0.882911384105682</text:p>
          </table:table-cell>
          <table:table-cell/>
          <table:table-cell table:formula="of:=ROUND([.B41];4)*100 &amp;&quot;\%&quot;" office:value-type="string" office:string-value="99.96\%" calcext:value-type="string">
            <text:p>99.96\%</text:p>
          </table:table-cell>
          <table:table-cell table:formula="of:=ROUND([.C41];4)*100 &amp;&quot;\%&quot;" office:value-type="string" office:string-value="99.66\%" calcext:value-type="string">
            <text:p>99.66\%</text:p>
          </table:table-cell>
          <table:table-cell table:formula="of:=ROUND([.D41];4)*100 &amp;&quot;\%&quot;" office:value-type="string" office:string-value="99.35\%" calcext:value-type="string">
            <text:p>99.35\%</text:p>
          </table:table-cell>
          <table:table-cell table:formula="of:=ROUND([.E41];4)*100 &amp;&quot;\%&quot;" office:value-type="string" office:string-value="98.41\%" calcext:value-type="string">
            <text:p>98.41\%</text:p>
          </table:table-cell>
          <table:table-cell table:formula="of:=ROUND([.F41];4)*100 &amp;&quot;\%&quot;" office:value-type="string" office:string-value="96.6\%" calcext:value-type="string">
            <text:p>96.6\%</text:p>
          </table:table-cell>
          <table:table-cell table:formula="of:=ROUND([.G41];4)*100 &amp;&quot;\%&quot;" office:value-type="string" office:string-value="99.44\%" calcext:value-type="string">
            <text:p>99.44\%</text:p>
          </table:table-cell>
          <table:table-cell table:formula="of:=ROUND([.H41];4)*100 &amp;&quot;\%&quot;" office:value-type="string" office:string-value="99.69\%" calcext:value-type="string">
            <text:p>99.69\%</text:p>
          </table:table-cell>
          <table:table-cell table:formula="of:=ROUND([.I41];4)*100 &amp;&quot;\%&quot;" office:value-type="string" office:string-value="98.13\%" calcext:value-type="string">
            <text:p>98.13\%</text:p>
          </table:table-cell>
          <table:table-cell table:formula="of:=ROUND([.J41];4)*100 &amp;&quot;\%&quot;" office:value-type="string" office:string-value="99.54\%" calcext:value-type="string">
            <text:p>99.54\%</text:p>
          </table:table-cell>
          <table:table-cell table:formula="of:=ROUND([.K41];4)*100 &amp;&quot;\%&quot;" office:value-type="string" office:string-value="99.86\%" calcext:value-type="string">
            <text:p>99.86\%</text:p>
          </table:table-cell>
          <table:table-cell table:formula="of:=ROUND([.L41];4)*100 &amp;&quot;\%&quot;" office:value-type="string" office:string-value="99.49\%" calcext:value-type="string">
            <text:p>99.49\%</text:p>
          </table:table-cell>
          <table:table-cell table:formula="of:=ROUND([.M41];4)*100 &amp;&quot;\%&quot;" office:value-type="string" office:string-value="98.63\%" calcext:value-type="string">
            <text:p>98.63\%</text:p>
          </table:table-cell>
          <table:table-cell table:formula="of:=ROUND([.N41];4)*100 &amp;&quot;\%&quot;" office:value-type="string" office:string-value="97.77\%" calcext:value-type="string">
            <text:p>97.77\%</text:p>
          </table:table-cell>
          <table:table-cell table:formula="of:=ROUND([.O41];4)*100 &amp;&quot;\%&quot;" office:value-type="string" office:string-value="94.39\%" calcext:value-type="string">
            <text:p>94.39\%</text:p>
          </table:table-cell>
          <table:table-cell table:formula="of:=ROUND(AVERAGE([.B41:.O41]);4)*100&amp;&quot;\%&quot;" office:value-type="string" office:string-value="98.64\%" calcext:value-type="string">
            <text:p>98.64\%</text:p>
          </table:table-cell>
          <table:table-cell table:formula="of:=ROUND([.P41];4)*100 &amp;&quot;\%&quot;" office:value-type="string" office:string-value="89.87\%" calcext:value-type="string">
            <text:p>89.87\%</text:p>
          </table:table-cell>
          <table:table-cell table:style-name="ce2" table:formula="of:=&quot;\hline &quot;&amp;[.X41]&amp;&quot; &amp; &quot;&amp;[.Y41]&amp;&quot; &amp; &quot;&amp;[.Z41]&amp;&quot; &amp; &quot;&amp;[.AA41]&amp;&quot; &amp; &quot;&amp;[.AB41]&amp;&quot; &amp; &quot;&amp;[.AC41]&amp;&quot; &amp; &quot;&amp;[.AD41]&amp;&quot; &amp; &quot;&amp;[.AE41]&amp;&quot; &amp; &quot;&amp;[.AF41]&amp;&quot; &amp; &quot;&amp;[.AG41]&amp;&quot; &amp; &quot;&amp;[.AH41]&amp;&quot; &amp; &quot;&amp;[.AI41]&amp;&quot; &amp; &quot;&amp;[.AJ41]&amp;&quot; &amp; &quot;&amp;[.AK41]&amp;&quot; &amp; &quot;&amp;[.AL41]&amp;&quot; &amp; &quot;&amp;[.AM41]&amp;&quot; \\&quot;" office:value-type="string" office:string-value="\hline 99.96\% &amp; 99.66\% &amp; 99.35\% &amp; 98.41\% &amp; 96.6\% &amp; 99.44\% &amp; 99.69\% &amp; 98.13\% &amp; 99.54\% &amp; 99.86\% &amp; 99.49\% &amp; 98.63\% &amp; 97.77\% &amp; 94.39\% &amp; 98.64\% &amp; 89.87\% \\" calcext:value-type="string">
            <text:p>\hline 99.96\% &amp; 99.66\% &amp; 99.35\% &amp; 98.41\% &amp; 96.6\% &amp; 99.44\% &amp; 99.69\% &amp; 98.13\% &amp; 99.54\% &amp; 99.86\% &amp; 99.49\% &amp; 98.63\% &amp; 97.77\% &amp; 94.39\% &amp; 98.64\% &amp; 89.87\% \\</text:p>
          </table:table-cell>
        </table:table-row>
        <table:table-row table:style-name="ro1">
          <table:table-cell office:value-type="string" calcext:value-type="string">
            <text:p>GunPointMaleVersusFemale</text:p>
          </table:table-cell>
          <table:table-cell table:style-name="ce5" office:value-type="float" office:value="0.999367088607595" calcext:value-type="float">
            <text:p>0.999367088607595</text:p>
          </table:table-cell>
          <table:table-cell table:number-columns-repeated="2" table:style-name="ce6" office:value-type="float" office:value="0.999894514767932" calcext:value-type="float">
            <text:p>0.999894514767932</text:p>
          </table:table-cell>
          <table:table-cell table:style-name="ce6" office:value-type="float" office:value="0.99831223628692" calcext:value-type="float">
            <text:p>0.99831223628692</text:p>
          </table:table-cell>
          <table:table-cell table:style-name="ce6" office:value-type="float" office:value="0.986497890295358" calcext:value-type="float">
            <text:p>0.986497890295358</text:p>
          </table:table-cell>
          <table:table-cell table:style-name="ce6" office:value-type="float" office:value="0.990084388185654" calcext:value-type="float">
            <text:p>0.990084388185654</text:p>
          </table:table-cell>
          <table:table-cell table:style-name="ce6" office:value-type="float" office:value="0.999367088607595" calcext:value-type="float">
            <text:p>0.999367088607595</text:p>
          </table:table-cell>
          <table:table-cell table:style-name="ce6" office:value-type="float" office:value="0.993881856540084" calcext:value-type="float">
            <text:p>0.993881856540084</text:p>
          </table:table-cell>
          <table:table-cell table:style-name="ce6" office:value-type="float" office:value="0.99957805907173" calcext:value-type="float">
            <text:p>0.99957805907173</text:p>
          </table:table-cell>
          <table:table-cell table:style-name="ce6" office:value-type="float" office:value="0.99915611814346" calcext:value-type="float">
            <text:p>0.99915611814346</text:p>
          </table:table-cell>
          <table:table-cell table:style-name="ce6" office:value-type="float" office:value="0.99957805907173" calcext:value-type="float">
            <text:p>0.99957805907173</text:p>
          </table:table-cell>
          <table:table-cell table:style-name="ce6" office:value-type="float" office:value="0.991139240506329" calcext:value-type="float">
            <text:p>0.991139240506329</text:p>
          </table:table-cell>
          <table:table-cell table:style-name="ce6" office:value-type="float" office:value="0.995991561181434" calcext:value-type="float">
            <text:p>0.995991561181434</text:p>
          </table:table-cell>
          <table:table-cell table:style-name="ce6" office:value-type="float" office:value="0.993459915611814" calcext:value-type="float">
            <text:p>0.993459915611814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IF([.P42]; 1-[.P42]/MIN([.B42:.O42]); &quot;&quot;)" office:value-type="float" office:value="-0.0136869118905054" calcext:value-type="float">
            <text:p>-0.013686911890506</text:p>
          </table:table-cell>
          <table:table-cell table:formula="of:=IF([.P42]; 1-[.P42]/MAX([.B42:.O42]); &quot;&quot;)" office:value-type="float" office:value="-0.000105496360375934" calcext:value-type="float">
            <text:p>-0.000105496360376</text:p>
          </table:table-cell>
          <table:table-cell table:formula="of:=IF([.P42]; 1-[.P42]/AVERAGE([.B42:.O42]); &quot;&quot;)" office:value-type="float" office:value="-0.00385749943272073" calcext:value-type="float">
            <text:p>-0.003857499432721</text:p>
          </table:table-cell>
          <table:table-cell table:style-name="ce4" table:formula="of:=IF([.P42]&gt;MAX([.B42:.O42]); 1; IF([.P42]&gt;AVERAGE([.B42:.O42]); 2; IF([.P42]&gt;MIN([.B42:.O42]); 3; IF([.P42]&gt;MAX([.B42:.O42])*0.75; 4; 5))))" office:value-type="float" office:value="1" calcext:value-type="float">
            <text:p>1</text:p>
          </table:table-cell>
          <table:table-cell/>
          <table:table-cell office:value-type="float" office:value="0.996835470199585" calcext:value-type="float">
            <text:p>0.996835470199585</text:p>
          </table:table-cell>
          <table:table-cell/>
          <table:table-cell table:formula="of:=ROUND([.B42];4)*100 &amp;&quot;\%&quot;" office:value-type="string" office:string-value="99.94\%" calcext:value-type="string">
            <text:p>99.94\%</text:p>
          </table:table-cell>
          <table:table-cell table:formula="of:=ROUND([.C42];4)*100 &amp;&quot;\%&quot;" office:value-type="string" office:string-value="99.99\%" calcext:value-type="string">
            <text:p>99.99\%</text:p>
          </table:table-cell>
          <table:table-cell table:formula="of:=ROUND([.D42];4)*100 &amp;&quot;\%&quot;" office:value-type="string" office:string-value="99.99\%" calcext:value-type="string">
            <text:p>99.99\%</text:p>
          </table:table-cell>
          <table:table-cell table:formula="of:=ROUND([.E42];4)*100 &amp;&quot;\%&quot;" office:value-type="string" office:string-value="99.83\%" calcext:value-type="string">
            <text:p>99.83\%</text:p>
          </table:table-cell>
          <table:table-cell table:formula="of:=ROUND([.F42];4)*100 &amp;&quot;\%&quot;" office:value-type="string" office:string-value="98.65\%" calcext:value-type="string">
            <text:p>98.65\%</text:p>
          </table:table-cell>
          <table:table-cell table:formula="of:=ROUND([.G42];4)*100 &amp;&quot;\%&quot;" office:value-type="string" office:string-value="99.01\%" calcext:value-type="string">
            <text:p>99.01\%</text:p>
          </table:table-cell>
          <table:table-cell table:formula="of:=ROUND([.H42];4)*100 &amp;&quot;\%&quot;" office:value-type="string" office:string-value="99.94\%" calcext:value-type="string">
            <text:p>99.94\%</text:p>
          </table:table-cell>
          <table:table-cell table:formula="of:=ROUND([.I42];4)*100 &amp;&quot;\%&quot;" office:value-type="string" office:string-value="99.39\%" calcext:value-type="string">
            <text:p>99.39\%</text:p>
          </table:table-cell>
          <table:table-cell table:formula="of:=ROUND([.J42];4)*100 &amp;&quot;\%&quot;" office:value-type="string" office:string-value="99.96\%" calcext:value-type="string">
            <text:p>99.96\%</text:p>
          </table:table-cell>
          <table:table-cell table:formula="of:=ROUND([.K42];4)*100 &amp;&quot;\%&quot;" office:value-type="string" office:string-value="99.92\%" calcext:value-type="string">
            <text:p>99.92\%</text:p>
          </table:table-cell>
          <table:table-cell table:formula="of:=ROUND([.L42];4)*100 &amp;&quot;\%&quot;" office:value-type="string" office:string-value="99.96\%" calcext:value-type="string">
            <text:p>99.96\%</text:p>
          </table:table-cell>
          <table:table-cell table:formula="of:=ROUND([.M42];4)*100 &amp;&quot;\%&quot;" office:value-type="string" office:string-value="99.11\%" calcext:value-type="string">
            <text:p>99.11\%</text:p>
          </table:table-cell>
          <table:table-cell table:formula="of:=ROUND([.N42];4)*100 &amp;&quot;\%&quot;" office:value-type="string" office:string-value="99.6\%" calcext:value-type="string">
            <text:p>99.6\%</text:p>
          </table:table-cell>
          <table:table-cell table:formula="of:=ROUND([.O42];4)*100 &amp;&quot;\%&quot;" office:value-type="string" office:string-value="99.35\%" calcext:value-type="string">
            <text:p>99.35\%</text:p>
          </table:table-cell>
          <table:table-cell table:formula="of:=ROUND(AVERAGE([.B42:.O42]);4)*100&amp;&quot;\%&quot;" office:value-type="string" office:string-value="99.62\%" calcext:value-type="string">
            <text:p>99.62\%</text:p>
          </table:table-cell>
          <table:table-cell table:formula="of:=ROUND([.P42];4)*100 &amp;&quot;\%&quot;" office:value-type="string" office:string-value="100\%" calcext:value-type="string">
            <text:p>100\%</text:p>
          </table:table-cell>
          <table:table-cell table:style-name="ce2" table:formula="of:=&quot;\hline &quot;&amp;[.X42]&amp;&quot; &amp; &quot;&amp;[.Y42]&amp;&quot; &amp; &quot;&amp;[.Z42]&amp;&quot; &amp; &quot;&amp;[.AA42]&amp;&quot; &amp; &quot;&amp;[.AB42]&amp;&quot; &amp; &quot;&amp;[.AC42]&amp;&quot; &amp; &quot;&amp;[.AD42]&amp;&quot; &amp; &quot;&amp;[.AE42]&amp;&quot; &amp; &quot;&amp;[.AF42]&amp;&quot; &amp; &quot;&amp;[.AG42]&amp;&quot; &amp; &quot;&amp;[.AH42]&amp;&quot; &amp; &quot;&amp;[.AI42]&amp;&quot; &amp; &quot;&amp;[.AJ42]&amp;&quot; &amp; &quot;&amp;[.AK42]&amp;&quot; &amp; &quot;&amp;[.AL42]&amp;&quot; &amp; &quot;&amp;[.AM42]&amp;&quot; \\&quot;" office:value-type="string" office:string-value="\hline 99.94\% &amp; 99.99\% &amp; 99.99\% &amp; 99.83\% &amp; 98.65\% &amp; 99.01\% &amp; 99.94\% &amp; 99.39\% &amp; 99.96\% &amp; 99.92\% &amp; 99.96\% &amp; 99.11\% &amp; 99.6\% &amp; 99.35\% &amp; 99.62\% &amp; 100\% \\" calcext:value-type="string">
            <text:p>\hline 99.94\% &amp; 99.99\% &amp; 99.99\% &amp; 99.83\% &amp; 98.65\% &amp; 99.01\% &amp; 99.94\% &amp; 99.39\% &amp; 99.96\% &amp; 99.92\% &amp; 99.96\% &amp; 99.11\% &amp; 99.6\% &amp; 99.35\% &amp; 99.62\% &amp; 100\% \\</text:p>
          </table:table-cell>
        </table:table-row>
        <table:table-row table:style-name="ro1">
          <table:table-cell office:value-type="string" calcext:value-type="string">
            <text:p>GunPointOldVersusYoung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8962962962963" calcext:value-type="float">
            <text:p>0.989629629629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78306878306878" calcext:value-type="float">
            <text:p>0.97830687830687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986031746031746" calcext:value-type="float">
            <text:p>0.986031746031746</text:p>
          </table:table-cell>
          <table:table-cell table:number-columns-repeated="3" table:style-name="ce6" office:value-type="float" office:value="0.999153439153439" calcext:value-type="float">
            <text:p>0.999153439153439</text:p>
          </table:table-cell>
          <table:table-cell table:style-name="ce6" office:value-type="float" office:value="0.99978835978836" calcext:value-type="float">
            <text:p>0.999788359788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64232804232804" calcext:value-type="float">
            <text:p>0.964232804232804</text:p>
          </table:table-cell>
          <table:table-cell table:style-name="ce6" office:value-type="float" office:value="0.879365086555481" calcext:value-type="float">
            <text:p>0.879365086555481</text:p>
          </table:table-cell>
          <table:table-cell table:style-name="ce2" table:formula="of:=IF([.P43]; 1-[.P43]/MIN([.B43:.O43]); &quot;&quot;)" office:value-type="float" office:value="0.0880157958791377" calcext:value-type="float">
            <text:p>0.088015795879138</text:p>
          </table:table-cell>
          <table:table-cell table:formula="of:=IF([.P43]; 1-[.P43]/MAX([.B43:.O43]); &quot;&quot;)" office:value-type="float" office:value="0.120634913444519" calcext:value-type="float">
            <text:p>0.120634913444519</text:p>
          </table:table-cell>
          <table:table-cell table:formula="of:=IF([.P43]; 1-[.P43]/AVERAGE([.B43:.O43]); &quot;&quot;)" office:value-type="float" office:value="0.11529189168683" calcext:value-type="float">
            <text:p>0.11529189168683</text:p>
          </table:table-cell>
          <table:table-cell table:style-name="ce4" table:formula="of:=IF([.P43]&gt;MAX([.B43:.O43]); 1; IF([.P43]&gt;AVERAGE([.B43:.O43]); 2; IF([.P43]&gt;MIN([.B43:.O43]); 3; IF([.P43]&gt;MAX([.B43:.O43])*0.75; 4; 5))))" office:value-type="float" office:value="4" calcext:value-type="float">
            <text:p>4</text:p>
          </table:table-cell>
          <table:table-cell/>
          <table:table-cell office:value-type="float" office:value="0.888888895511627" calcext:value-type="float">
            <text:p>0.888888895511627</text:p>
          </table:table-cell>
          <table:table-cell/>
          <table:table-cell table:formula="of:=ROUND([.B43];4)*100 &amp;&quot;\%&quot;" office:value-type="string" office:string-value="100\%" calcext:value-type="string">
            <text:p>100\%</text:p>
          </table:table-cell>
          <table:table-cell table:formula="of:=ROUND([.C43];4)*100 &amp;&quot;\%&quot;" office:value-type="string" office:string-value="100\%" calcext:value-type="string">
            <text:p>100\%</text:p>
          </table:table-cell>
          <table:table-cell table:formula="of:=ROUND([.D43];4)*100 &amp;&quot;\%&quot;" office:value-type="string" office:string-value="98.96\%" calcext:value-type="string">
            <text:p>98.96\%</text:p>
          </table:table-cell>
          <table:table-cell table:formula="of:=ROUND([.E43];4)*100 &amp;&quot;\%&quot;" office:value-type="string" office:string-value="100\%" calcext:value-type="string">
            <text:p>100\%</text:p>
          </table:table-cell>
          <table:table-cell table:formula="of:=ROUND([.F43];4)*100 &amp;&quot;\%&quot;" office:value-type="string" office:string-value="97.83\%" calcext:value-type="string">
            <text:p>97.83\%</text:p>
          </table:table-cell>
          <table:table-cell table:formula="of:=ROUND([.G43];4)*100 &amp;&quot;\%&quot;" office:value-type="string" office:string-value="100\%" calcext:value-type="string">
            <text:p>100\%</text:p>
          </table:table-cell>
          <table:table-cell table:formula="of:=ROUND([.H43];4)*100 &amp;&quot;\%&quot;" office:value-type="string" office:string-value="100\%" calcext:value-type="string">
            <text:p>100\%</text:p>
          </table:table-cell>
          <table:table-cell table:formula="of:=ROUND([.I43];4)*100 &amp;&quot;\%&quot;" office:value-type="string" office:string-value="98.6\%" calcext:value-type="string">
            <text:p>98.6\%</text:p>
          </table:table-cell>
          <table:table-cell table:formula="of:=ROUND([.J43];4)*100 &amp;&quot;\%&quot;" office:value-type="string" office:string-value="99.92\%" calcext:value-type="string">
            <text:p>99.92\%</text:p>
          </table:table-cell>
          <table:table-cell table:formula="of:=ROUND([.K43];4)*100 &amp;&quot;\%&quot;" office:value-type="string" office:string-value="99.92\%" calcext:value-type="string">
            <text:p>99.92\%</text:p>
          </table:table-cell>
          <table:table-cell table:formula="of:=ROUND([.L43];4)*100 &amp;&quot;\%&quot;" office:value-type="string" office:string-value="99.92\%" calcext:value-type="string">
            <text:p>99.92\%</text:p>
          </table:table-cell>
          <table:table-cell table:formula="of:=ROUND([.M43];4)*100 &amp;&quot;\%&quot;" office:value-type="string" office:string-value="99.98\%" calcext:value-type="string">
            <text:p>99.98\%</text:p>
          </table:table-cell>
          <table:table-cell table:formula="of:=ROUND([.N43];4)*100 &amp;&quot;\%&quot;" office:value-type="string" office:string-value="100\%" calcext:value-type="string">
            <text:p>100\%</text:p>
          </table:table-cell>
          <table:table-cell table:formula="of:=ROUND([.O43];4)*100 &amp;&quot;\%&quot;" office:value-type="string" office:string-value="96.42\%" calcext:value-type="string">
            <text:p>96.42\%</text:p>
          </table:table-cell>
          <table:table-cell table:formula="of:=ROUND(AVERAGE([.B43:.O43]);4)*100&amp;&quot;\%&quot;" office:value-type="string" office:string-value="99.4\%" calcext:value-type="string">
            <text:p>99.4\%</text:p>
          </table:table-cell>
          <table:table-cell table:formula="of:=ROUND([.P43];4)*100 &amp;&quot;\%&quot;" office:value-type="string" office:string-value="87.94\%" calcext:value-type="string">
            <text:p>87.94\%</text:p>
          </table:table-cell>
          <table:table-cell table:style-name="ce2" table:formula="of:=&quot;\hline &quot;&amp;[.X43]&amp;&quot; &amp; &quot;&amp;[.Y43]&amp;&quot; &amp; &quot;&amp;[.Z43]&amp;&quot; &amp; &quot;&amp;[.AA43]&amp;&quot; &amp; &quot;&amp;[.AB43]&amp;&quot; &amp; &quot;&amp;[.AC43]&amp;&quot; &amp; &quot;&amp;[.AD43]&amp;&quot; &amp; &quot;&amp;[.AE43]&amp;&quot; &amp; &quot;&amp;[.AF43]&amp;&quot; &amp; &quot;&amp;[.AG43]&amp;&quot; &amp; &quot;&amp;[.AH43]&amp;&quot; &amp; &quot;&amp;[.AI43]&amp;&quot; &amp; &quot;&amp;[.AJ43]&amp;&quot; &amp; &quot;&amp;[.AK43]&amp;&quot; &amp; &quot;&amp;[.AL43]&amp;&quot; &amp; &quot;&amp;[.AM43]&amp;&quot; \\&quot;" office:value-type="string" office:string-value="\hline 100\% &amp; 100\% &amp; 98.96\% &amp; 100\% &amp; 97.83\% &amp; 100\% &amp; 100\% &amp; 98.6\% &amp; 99.92\% &amp; 99.92\% &amp; 99.92\% &amp; 99.98\% &amp; 100\% &amp; 96.42\% &amp; 99.4\% &amp; 87.94\% \\" calcext:value-type="string">
            <text:p>\hline 100\% &amp; 100\% &amp; 98.96\% &amp; 100\% &amp; 97.83\% &amp; 100\% &amp; 100\% &amp; 98.6\% &amp; 99.92\% &amp; 99.92\% &amp; 99.92\% &amp; 99.98\% &amp; 100\% &amp; 96.42\% &amp; 99.4\% &amp; 87.94\% \\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table:style-name="ce5" office:value-type="float" office:value="0.805079365079365" calcext:value-type="float">
            <text:p>0.805079365079365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855238095238095" calcext:value-type="float">
            <text:p>0.855238095238095</text:p>
          </table:table-cell>
          <table:table-cell table:style-name="ce6" office:value-type="float" office:value="0.850476190476191" calcext:value-type="float">
            <text:p>0.850476190476191</text:p>
          </table:table-cell>
          <table:table-cell table:style-name="ce6" office:value-type="float" office:value="0.810793650793651" calcext:value-type="float">
            <text:p>0.810793650793651</text:p>
          </table:table-cell>
          <table:table-cell table:style-name="ce6" office:value-type="float" office:value="0.807301587301588" calcext:value-type="float">
            <text:p>0.807301587301588</text:p>
          </table:table-cell>
          <table:table-cell table:style-name="ce6" office:value-type="float" office:value="0.783492063492064" calcext:value-type="float">
            <text:p>0.783492063492064</text:p>
          </table:table-cell>
          <table:table-cell table:style-name="ce6" office:value-type="float" office:value="0.821269841269842" calcext:value-type="float">
            <text:p>0.821269841269842</text:p>
          </table:table-cell>
          <table:table-cell table:style-name="ce6" office:value-type="float" office:value="0.834920634920635" calcext:value-type="float">
            <text:p>0.834920634920635</text:p>
          </table:table-cell>
          <table:table-cell table:style-name="ce6" office:value-type="float" office:value="0.811428571428572" calcext:value-type="float">
            <text:p>0.811428571428572</text:p>
          </table:table-cell>
          <table:table-cell table:style-name="ce6" office:value-type="float" office:value="0.837460317460318" calcext:value-type="float">
            <text:p>0.837460317460318</text:p>
          </table:table-cell>
          <table:table-cell table:style-name="ce6" office:value-type="float" office:value="0.81968253968254" calcext:value-type="float">
            <text:p>0.81968253968254</text:p>
          </table:table-cell>
          <table:table-cell table:style-name="ce6" office:value-type="float" office:value="0.79936507936508" calcext:value-type="float">
            <text:p>0.79936507936508</text:p>
          </table:table-cell>
          <table:table-cell table:style-name="ce6" office:value-type="float" office:value="0.693968253968254" calcext:value-type="float">
            <text:p>0.693968253968254</text:p>
          </table:table-cell>
          <table:table-cell table:style-name="ce6" office:value-type="float" office:value="0.714285731315613" calcext:value-type="float">
            <text:p>0.714285731315613</text:p>
          </table:table-cell>
          <table:table-cell table:style-name="ce2" table:formula="of:=IF([.P44]; 1-[.P44]/MIN([.B44:.O44]); &quot;&quot;)" office:value-type="float" office:value="-0.0292772432041084" calcext:value-type="float">
            <text:p>-0.029277243204108</text:p>
          </table:table-cell>
          <table:table-cell table:formula="of:=IF([.P44]; 1-[.P44]/MAX([.B44:.O44]); &quot;&quot;)" office:value-type="float" office:value="0.164810670510697" calcext:value-type="float">
            <text:p>0.164810670510697</text:p>
          </table:table-cell>
          <table:table-cell table:formula="of:=IF([.P44]; 1-[.P44]/AVERAGE([.B44:.O44]); &quot;&quot;)" office:value-type="float" office:value="0.120529336599422" calcext:value-type="float">
            <text:p>0.120529336599422</text:p>
          </table:table-cell>
          <table:table-cell table:style-name="ce4" table:formula="of:=IF([.P44]&gt;MAX([.B44:.O44]); 1; IF([.P44]&gt;AVERAGE([.B44:.O44]); 2; IF([.P44]&gt;MIN([.B44:.O44]); 3; IF([.P44]&gt;MAX([.B44:.O44])*0.75; 4; 5))))" office:value-type="float" office:value="3" calcext:value-type="float">
            <text:p>3</text:p>
          </table:table-cell>
          <table:table-cell/>
          <table:table-cell office:value-type="float" office:value="0.69523811340332" calcext:value-type="float">
            <text:p>0.69523811340332</text:p>
          </table:table-cell>
          <table:table-cell/>
          <table:table-cell table:formula="of:=ROUND([.B44];4)*100 &amp;&quot;\%&quot;" office:value-type="string" office:string-value="80.51\%" calcext:value-type="string">
            <text:p>80.51\%</text:p>
          </table:table-cell>
          <table:table-cell table:formula="of:=ROUND([.C44];4)*100 &amp;&quot;\%&quot;" office:value-type="string" office:string-value="84\%" calcext:value-type="string">
            <text:p>84\%</text:p>
          </table:table-cell>
          <table:table-cell table:formula="of:=ROUND([.D44];4)*100 &amp;&quot;\%&quot;" office:value-type="string" office:string-value="85.52\%" calcext:value-type="string">
            <text:p>85.52\%</text:p>
          </table:table-cell>
          <table:table-cell table:formula="of:=ROUND([.E44];4)*100 &amp;&quot;\%&quot;" office:value-type="string" office:string-value="85.05\%" calcext:value-type="string">
            <text:p>85.05\%</text:p>
          </table:table-cell>
          <table:table-cell table:formula="of:=ROUND([.F44];4)*100 &amp;&quot;\%&quot;" office:value-type="string" office:string-value="81.08\%" calcext:value-type="string">
            <text:p>81.08\%</text:p>
          </table:table-cell>
          <table:table-cell table:formula="of:=ROUND([.G44];4)*100 &amp;&quot;\%&quot;" office:value-type="string" office:string-value="80.73\%" calcext:value-type="string">
            <text:p>80.73\%</text:p>
          </table:table-cell>
          <table:table-cell table:formula="of:=ROUND([.H44];4)*100 &amp;&quot;\%&quot;" office:value-type="string" office:string-value="78.35\%" calcext:value-type="string">
            <text:p>78.35\%</text:p>
          </table:table-cell>
          <table:table-cell table:formula="of:=ROUND([.I44];4)*100 &amp;&quot;\%&quot;" office:value-type="string" office:string-value="82.13\%" calcext:value-type="string">
            <text:p>82.13\%</text:p>
          </table:table-cell>
          <table:table-cell table:formula="of:=ROUND([.J44];4)*100 &amp;&quot;\%&quot;" office:value-type="string" office:string-value="83.49\%" calcext:value-type="string">
            <text:p>83.49\%</text:p>
          </table:table-cell>
          <table:table-cell table:formula="of:=ROUND([.K44];4)*100 &amp;&quot;\%&quot;" office:value-type="string" office:string-value="81.14\%" calcext:value-type="string">
            <text:p>81.14\%</text:p>
          </table:table-cell>
          <table:table-cell table:formula="of:=ROUND([.L44];4)*100 &amp;&quot;\%&quot;" office:value-type="string" office:string-value="83.75\%" calcext:value-type="string">
            <text:p>83.75\%</text:p>
          </table:table-cell>
          <table:table-cell table:formula="of:=ROUND([.M44];4)*100 &amp;&quot;\%&quot;" office:value-type="string" office:string-value="81.97\%" calcext:value-type="string">
            <text:p>81.97\%</text:p>
          </table:table-cell>
          <table:table-cell table:formula="of:=ROUND([.N44];4)*100 &amp;&quot;\%&quot;" office:value-type="string" office:string-value="79.94\%" calcext:value-type="string">
            <text:p>79.94\%</text:p>
          </table:table-cell>
          <table:table-cell table:formula="of:=ROUND([.O44];4)*100 &amp;&quot;\%&quot;" office:value-type="string" office:string-value="69.4\%" calcext:value-type="string">
            <text:p>69.4\%</text:p>
          </table:table-cell>
          <table:table-cell table:formula="of:=ROUND(AVERAGE([.B44:.O44]);4)*100&amp;&quot;\%&quot;" office:value-type="string" office:string-value="81.22\%" calcext:value-type="string">
            <text:p>81.22\%</text:p>
          </table:table-cell>
          <table:table-cell table:formula="of:=ROUND([.P44];4)*100 &amp;&quot;\%&quot;" office:value-type="string" office:string-value="71.43\%" calcext:value-type="string">
            <text:p>71.43\%</text:p>
          </table:table-cell>
          <table:table-cell table:style-name="ce2" table:formula="of:=&quot;\hline &quot;&amp;[.X44]&amp;&quot; &amp; &quot;&amp;[.Y44]&amp;&quot; &amp; &quot;&amp;[.Z44]&amp;&quot; &amp; &quot;&amp;[.AA44]&amp;&quot; &amp; &quot;&amp;[.AB44]&amp;&quot; &amp; &quot;&amp;[.AC44]&amp;&quot; &amp; &quot;&amp;[.AD44]&amp;&quot; &amp; &quot;&amp;[.AE44]&amp;&quot; &amp; &quot;&amp;[.AF44]&amp;&quot; &amp; &quot;&amp;[.AG44]&amp;&quot; &amp; &quot;&amp;[.AH44]&amp;&quot; &amp; &quot;&amp;[.AI44]&amp;&quot; &amp; &quot;&amp;[.AJ44]&amp;&quot; &amp; &quot;&amp;[.AK44]&amp;&quot; &amp; &quot;&amp;[.AL44]&amp;&quot; &amp; &quot;&amp;[.AM44]&amp;&quot; \\&quot;" office:value-type="string" office:string-value="\hline 80.51\% &amp; 84\% &amp; 85.52\% &amp; 85.05\% &amp; 81.08\% &amp; 80.73\% &amp; 78.35\% &amp; 82.13\% &amp; 83.49\% &amp; 81.14\% &amp; 83.75\% &amp; 81.97\% &amp; 79.94\% &amp; 69.4\% &amp; 81.22\% &amp; 71.43\% \\" calcext:value-type="string">
            <text:p>\hline 80.51\% &amp; 84\% &amp; 85.52\% &amp; 85.05\% &amp; 81.08\% &amp; 80.73\% &amp; 78.35\% &amp; 82.13\% &amp; 83.49\% &amp; 81.14\% &amp; 83.75\% &amp; 81.97\% &amp; 79.94\% &amp; 69.4\% &amp; 81.22\% &amp; 71.43\% \\</text:p>
          </table:table-cell>
        </table:table-row>
        <table:table-row table:style-name="ro1">
          <table:table-cell office:value-type="string" calcext:value-type="string">
            <text:p>Haptics</text:p>
          </table:table-cell>
          <table:table-cell table:style-name="ce5" office:value-type="float" office:value="0.523268398268398" calcext:value-type="float">
            <text:p>0.523268398268398</text:p>
          </table:table-cell>
          <table:table-cell table:style-name="ce6" office:value-type="float" office:value="0.539393939393939" calcext:value-type="float">
            <text:p>0.539393939393939</text:p>
          </table:table-cell>
          <table:table-cell table:style-name="ce6" office:value-type="float" office:value="0.534199134199134" calcext:value-type="float">
            <text:p>0.534199134199134</text:p>
          </table:table-cell>
          <table:table-cell table:style-name="ce6" office:value-type="float" office:value="0.537012987012987" calcext:value-type="float">
            <text:p>0.537012987012987</text:p>
          </table:table-cell>
          <table:table-cell table:style-name="ce6" office:value-type="float" office:value="0.541666666666667" calcext:value-type="float">
            <text:p>0.541666666666667</text:p>
          </table:table-cell>
          <table:table-cell table:style-name="ce6" office:value-type="float" office:value="0.496536796536796" calcext:value-type="float">
            <text:p>0.496536796536796</text:p>
          </table:table-cell>
          <table:table-cell table:style-name="ce6" office:value-type="float" office:value="0.458333333333333" calcext:value-type="float">
            <text:p>0.458333333333333</text:p>
          </table:table-cell>
          <table:table-cell table:style-name="ce6" office:value-type="float" office:value="0.449242424242424" calcext:value-type="float">
            <text:p>0.449242424242424</text:p>
          </table:table-cell>
          <table:table-cell table:style-name="ce6" office:value-type="float" office:value="0.492207792207792" calcext:value-type="float">
            <text:p>0.492207792207792</text:p>
          </table:table-cell>
          <table:table-cell table:style-name="ce6" office:value-type="float" office:value="0.480194805194805" calcext:value-type="float">
            <text:p>0.480194805194805</text:p>
          </table:table-cell>
          <table:table-cell table:style-name="ce6" office:value-type="float" office:value="0.467424242424242" calcext:value-type="float">
            <text:p>0.467424242424242</text:p>
          </table:table-cell>
          <table:table-cell table:style-name="ce6" office:value-type="float" office:value="0.478787878787879" calcext:value-type="float">
            <text:p>0.478787878787879</text:p>
          </table:table-cell>
          <table:table-cell table:style-name="ce6" office:value-type="float" office:value="0.465584415584416" calcext:value-type="float">
            <text:p>0.465584415584416</text:p>
          </table:table-cell>
          <table:table-cell table:style-name="ce6" office:value-type="float" office:value="0.458658008658009" calcext:value-type="float">
            <text:p>0.458658008658009</text:p>
          </table:table-cell>
          <table:table-cell table:style-name="ce6" office:value-type="float" office:value="0.214285716414452" calcext:value-type="float">
            <text:p>0.214285716414452</text:p>
          </table:table-cell>
          <table:table-cell table:style-name="ce2" table:formula="of:=IF([.P45]; 1-[.P45]/MIN([.B45:.O45]); &quot;&quot;)" office:value-type="float" office:value="0.523006499718252" calcext:value-type="float">
            <text:p>0.523006499718252</text:p>
          </table:table-cell>
          <table:table-cell table:formula="of:=IF([.P45]; 1-[.P45]/MAX([.B45:.O45]); &quot;&quot;)" office:value-type="float" office:value="0.604395600465627" calcext:value-type="float">
            <text:p>0.604395600465627</text:p>
          </table:table-cell>
          <table:table-cell table:formula="of:=IF([.P45]; 1-[.P45]/AVERAGE([.B45:.O45]); &quot;&quot;)" office:value-type="float" office:value="0.56663122576178" calcext:value-type="float">
            <text:p>0.56663122576178</text:p>
          </table:table-cell>
          <table:table-cell table:style-name="ce4" table:formula="of:=IF([.P45]&gt;MAX([.B45:.O45]); 1; IF([.P45]&gt;AVERAGE([.B45:.O45]); 2; IF([.P45]&gt;MIN([.B45:.O45]); 3; IF([.P45]&gt;MAX([.B45:.O45])*0.75; 4; 5))))" office:value-type="float" office:value="5" calcext:value-type="float">
            <text:p>5</text:p>
          </table:table-cell>
          <table:table-cell/>
          <table:table-cell office:value-type="float" office:value="0.18831168115139" calcext:value-type="float">
            <text:p>0.18831168115139</text:p>
          </table:table-cell>
          <table:table-cell/>
          <table:table-cell table:formula="of:=ROUND([.B45];4)*100 &amp;&quot;\%&quot;" office:value-type="string" office:string-value="52.33\%" calcext:value-type="string">
            <text:p>52.33\%</text:p>
          </table:table-cell>
          <table:table-cell table:formula="of:=ROUND([.C45];4)*100 &amp;&quot;\%&quot;" office:value-type="string" office:string-value="53.94\%" calcext:value-type="string">
            <text:p>53.94\%</text:p>
          </table:table-cell>
          <table:table-cell table:formula="of:=ROUND([.D45];4)*100 &amp;&quot;\%&quot;" office:value-type="string" office:string-value="53.42\%" calcext:value-type="string">
            <text:p>53.42\%</text:p>
          </table:table-cell>
          <table:table-cell table:formula="of:=ROUND([.E45];4)*100 &amp;&quot;\%&quot;" office:value-type="string" office:string-value="53.7\%" calcext:value-type="string">
            <text:p>53.7\%</text:p>
          </table:table-cell>
          <table:table-cell table:formula="of:=ROUND([.F45];4)*100 &amp;&quot;\%&quot;" office:value-type="string" office:string-value="54.17\%" calcext:value-type="string">
            <text:p>54.17\%</text:p>
          </table:table-cell>
          <table:table-cell table:formula="of:=ROUND([.G45];4)*100 &amp;&quot;\%&quot;" office:value-type="string" office:string-value="49.65\%" calcext:value-type="string">
            <text:p>49.65\%</text:p>
          </table:table-cell>
          <table:table-cell table:formula="of:=ROUND([.H45];4)*100 &amp;&quot;\%&quot;" office:value-type="string" office:string-value="45.83\%" calcext:value-type="string">
            <text:p>45.83\%</text:p>
          </table:table-cell>
          <table:table-cell table:formula="of:=ROUND([.I45];4)*100 &amp;&quot;\%&quot;" office:value-type="string" office:string-value="44.92\%" calcext:value-type="string">
            <text:p>44.92\%</text:p>
          </table:table-cell>
          <table:table-cell table:formula="of:=ROUND([.J45];4)*100 &amp;&quot;\%&quot;" office:value-type="string" office:string-value="49.22\%" calcext:value-type="string">
            <text:p>49.22\%</text:p>
          </table:table-cell>
          <table:table-cell table:formula="of:=ROUND([.K45];4)*100 &amp;&quot;\%&quot;" office:value-type="string" office:string-value="48.02\%" calcext:value-type="string">
            <text:p>48.02\%</text:p>
          </table:table-cell>
          <table:table-cell table:formula="of:=ROUND([.L45];4)*100 &amp;&quot;\%&quot;" office:value-type="string" office:string-value="46.74\%" calcext:value-type="string">
            <text:p>46.74\%</text:p>
          </table:table-cell>
          <table:table-cell table:formula="of:=ROUND([.M45];4)*100 &amp;&quot;\%&quot;" office:value-type="string" office:string-value="47.88\%" calcext:value-type="string">
            <text:p>47.88\%</text:p>
          </table:table-cell>
          <table:table-cell table:formula="of:=ROUND([.N45];4)*100 &amp;&quot;\%&quot;" office:value-type="string" office:string-value="46.56\%" calcext:value-type="string">
            <text:p>46.56\%</text:p>
          </table:table-cell>
          <table:table-cell table:formula="of:=ROUND([.O45];4)*100 &amp;&quot;\%&quot;" office:value-type="string" office:string-value="45.87\%" calcext:value-type="string">
            <text:p>45.87\%</text:p>
          </table:table-cell>
          <table:table-cell table:formula="of:=ROUND(AVERAGE([.B45:.O45]);4)*100&amp;&quot;\%&quot;" office:value-type="string" office:string-value="49.45\%" calcext:value-type="string">
            <text:p>49.45\%</text:p>
          </table:table-cell>
          <table:table-cell table:formula="of:=ROUND([.P45];4)*100 &amp;&quot;\%&quot;" office:value-type="string" office:string-value="21.43\%" calcext:value-type="string">
            <text:p>21.43\%</text:p>
          </table:table-cell>
          <table:table-cell table:style-name="ce2" table:formula="of:=&quot;\hline &quot;&amp;[.X45]&amp;&quot; &amp; &quot;&amp;[.Y45]&amp;&quot; &amp; &quot;&amp;[.Z45]&amp;&quot; &amp; &quot;&amp;[.AA45]&amp;&quot; &amp; &quot;&amp;[.AB45]&amp;&quot; &amp; &quot;&amp;[.AC45]&amp;&quot; &amp; &quot;&amp;[.AD45]&amp;&quot; &amp; &quot;&amp;[.AE45]&amp;&quot; &amp; &quot;&amp;[.AF45]&amp;&quot; &amp; &quot;&amp;[.AG45]&amp;&quot; &amp; &quot;&amp;[.AH45]&amp;&quot; &amp; &quot;&amp;[.AI45]&amp;&quot; &amp; &quot;&amp;[.AJ45]&amp;&quot; &amp; &quot;&amp;[.AK45]&amp;&quot; &amp; &quot;&amp;[.AL45]&amp;&quot; &amp; &quot;&amp;[.AM45]&amp;&quot; \\&quot;" office:value-type="string" office:string-value="\hline 52.33\% &amp; 53.94\% &amp; 53.42\% &amp; 53.7\% &amp; 54.17\% &amp; 49.65\% &amp; 45.83\% &amp; 44.92\% &amp; 49.22\% &amp; 48.02\% &amp; 46.74\% &amp; 47.88\% &amp; 46.56\% &amp; 45.87\% &amp; 49.45\% &amp; 21.43\% \\" calcext:value-type="string">
            <text:p>\hline 52.33\% &amp; 53.94\% &amp; 53.42\% &amp; 53.7\% &amp; 54.17\% &amp; 49.65\% &amp; 45.83\% &amp; 44.92\% &amp; 49.22\% &amp; 48.02\% &amp; 46.74\% &amp; 47.88\% &amp; 46.56\% &amp; 45.87\% &amp; 49.45\% &amp; 21.43\% \\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table:style-name="ce5" office:value-type="float" office:value="0.597395833333333" calcext:value-type="float">
            <text:p>0.597395833333333</text:p>
          </table:table-cell>
          <table:table-cell table:style-name="ce6" office:value-type="float" office:value="0.611979166666667" calcext:value-type="float">
            <text:p>0.611979166666667</text:p>
          </table:table-cell>
          <table:table-cell table:number-columns-repeated="2" table:style-name="ce6" office:value-type="float" office:value="0.625" calcext:value-type="float">
            <text:p>0.625</text:p>
          </table:table-cell>
          <table:table-cell table:style-name="ce6" office:value-type="float" office:value="0.6328125" calcext:value-type="float">
            <text:p>0.6328125</text:p>
          </table:table-cell>
          <table:table-cell table:style-name="ce6" office:value-type="float" office:value="0.596875" calcext:value-type="float">
            <text:p>0.596875</text:p>
          </table:table-cell>
          <table:table-cell table:style-name="ce6" office:value-type="float" office:value="0.574479166666667" calcext:value-type="float">
            <text:p>0.574479166666667</text:p>
          </table:table-cell>
          <table:table-cell table:style-name="ce6" office:value-type="float" office:value="0.602083333333333" calcext:value-type="float">
            <text:p>0.602083333333333</text:p>
          </table:table-cell>
          <table:table-cell table:style-name="ce6" office:value-type="float" office:value="0.608333333333333" calcext:value-type="float">
            <text:p>0.608333333333333</text:p>
          </table:table-cell>
          <table:table-cell table:style-name="ce6" office:value-type="float" office:value="0.574479166666667" calcext:value-type="float">
            <text:p>0.574479166666667</text:p>
          </table:table-cell>
          <table:table-cell table:style-name="ce6" office:value-type="float" office:value="0.595833333333333" calcext:value-type="float">
            <text:p>0.595833333333333</text:p>
          </table:table-cell>
          <table:table-cell table:style-name="ce6" office:value-type="float" office:value="0.5984375" calcext:value-type="float">
            <text:p>0.5984375</text:p>
          </table:table-cell>
          <table:table-cell table:style-name="ce6" office:value-type="float" office:value="0.604166666666667" calcext:value-type="float">
            <text:p>0.604166666666667</text:p>
          </table:table-cell>
          <table:table-cell table:style-name="ce6" office:value-type="float" office:value="0.555729166666667" calcext:value-type="float">
            <text:p>0.555729166666667</text:p>
          </table:table-cell>
          <table:table-cell table:style-name="ce6" office:value-type="float" office:value="0.59375" calcext:value-type="float">
            <text:p>0.59375</text:p>
          </table:table-cell>
          <table:table-cell table:style-name="ce2" table:formula="of:=IF([.P46]; 1-[.P46]/MIN([.B46:.O46]); &quot;&quot;)" office:value-type="float" office:value="-0.0684161199625111" calcext:value-type="float">
            <text:p>-0.068416119962511</text:p>
          </table:table-cell>
          <table:table-cell table:formula="of:=IF([.P46]; 1-[.P46]/MAX([.B46:.O46]); &quot;&quot;)" office:value-type="float" office:value="0.0617283950617285" calcext:value-type="float">
            <text:p>0.061728395061729</text:p>
          </table:table-cell>
          <table:table-cell table:formula="of:=IF([.P46]; 1-[.P46]/AVERAGE([.B46:.O46]); &quot;&quot;)" office:value-type="float" office:value="0.0107233620529352" calcext:value-type="float">
            <text:p>0.010723362052935</text:p>
          </table:table-cell>
          <table:table-cell table:style-name="ce4" table:formula="of:=IF([.P46]&gt;MAX([.B46:.O46]); 1; IF([.P46]&gt;AVERAGE([.B46:.O46]); 2; IF([.P46]&gt;MIN([.B46:.O46]); 3; IF([.P46]&gt;MAX([.B46:.O46])*0.75; 4; 5))))" office:value-type="float" office:value="3" calcext:value-type="float">
            <text:p>3</text:p>
          </table:table-cell>
          <table:table-cell/>
          <table:table-cell office:value-type="float" office:value="0.59375" calcext:value-type="float">
            <text:p>0.59375</text:p>
          </table:table-cell>
          <table:table-cell/>
          <table:table-cell table:formula="of:=ROUND([.B46];4)*100 &amp;&quot;\%&quot;" office:value-type="string" office:string-value="59.74\%" calcext:value-type="string">
            <text:p>59.74\%</text:p>
          </table:table-cell>
          <table:table-cell table:formula="of:=ROUND([.C46];4)*100 &amp;&quot;\%&quot;" office:value-type="string" office:string-value="61.2\%" calcext:value-type="string">
            <text:p>61.2\%</text:p>
          </table:table-cell>
          <table:table-cell table:formula="of:=ROUND([.D46];4)*100 &amp;&quot;\%&quot;" office:value-type="string" office:string-value="62.5\%" calcext:value-type="string">
            <text:p>62.5\%</text:p>
          </table:table-cell>
          <table:table-cell table:formula="of:=ROUND([.E46];4)*100 &amp;&quot;\%&quot;" office:value-type="string" office:string-value="62.5\%" calcext:value-type="string">
            <text:p>62.5\%</text:p>
          </table:table-cell>
          <table:table-cell table:formula="of:=ROUND([.F46];4)*100 &amp;&quot;\%&quot;" office:value-type="string" office:string-value="63.28\%" calcext:value-type="string">
            <text:p>63.28\%</text:p>
          </table:table-cell>
          <table:table-cell table:formula="of:=ROUND([.G46];4)*100 &amp;&quot;\%&quot;" office:value-type="string" office:string-value="59.69\%" calcext:value-type="string">
            <text:p>59.69\%</text:p>
          </table:table-cell>
          <table:table-cell table:formula="of:=ROUND([.H46];4)*100 &amp;&quot;\%&quot;" office:value-type="string" office:string-value="57.45\%" calcext:value-type="string">
            <text:p>57.45\%</text:p>
          </table:table-cell>
          <table:table-cell table:formula="of:=ROUND([.I46];4)*100 &amp;&quot;\%&quot;" office:value-type="string" office:string-value="60.21\%" calcext:value-type="string">
            <text:p>60.21\%</text:p>
          </table:table-cell>
          <table:table-cell table:formula="of:=ROUND([.J46];4)*100 &amp;&quot;\%&quot;" office:value-type="string" office:string-value="60.83\%" calcext:value-type="string">
            <text:p>60.83\%</text:p>
          </table:table-cell>
          <table:table-cell table:formula="of:=ROUND([.K46];4)*100 &amp;&quot;\%&quot;" office:value-type="string" office:string-value="57.45\%" calcext:value-type="string">
            <text:p>57.45\%</text:p>
          </table:table-cell>
          <table:table-cell table:formula="of:=ROUND([.L46];4)*100 &amp;&quot;\%&quot;" office:value-type="string" office:string-value="59.58\%" calcext:value-type="string">
            <text:p>59.58\%</text:p>
          </table:table-cell>
          <table:table-cell table:formula="of:=ROUND([.M46];4)*100 &amp;&quot;\%&quot;" office:value-type="string" office:string-value="59.84\%" calcext:value-type="string">
            <text:p>59.84\%</text:p>
          </table:table-cell>
          <table:table-cell table:formula="of:=ROUND([.N46];4)*100 &amp;&quot;\%&quot;" office:value-type="string" office:string-value="60.42\%" calcext:value-type="string">
            <text:p>60.42\%</text:p>
          </table:table-cell>
          <table:table-cell table:formula="of:=ROUND([.O46];4)*100 &amp;&quot;\%&quot;" office:value-type="string" office:string-value="55.57\%" calcext:value-type="string">
            <text:p>55.57\%</text:p>
          </table:table-cell>
          <table:table-cell table:formula="of:=ROUND(AVERAGE([.B46:.O46]);4)*100&amp;&quot;\%&quot;" office:value-type="string" office:string-value="60.02\%" calcext:value-type="string">
            <text:p>60.02\%</text:p>
          </table:table-cell>
          <table:table-cell table:formula="of:=ROUND([.P46];4)*100 &amp;&quot;\%&quot;" office:value-type="string" office:string-value="59.38\%" calcext:value-type="string">
            <text:p>59.38\%</text:p>
          </table:table-cell>
          <table:table-cell table:style-name="ce2" table:formula="of:=&quot;\hline &quot;&amp;[.X46]&amp;&quot; &amp; &quot;&amp;[.Y46]&amp;&quot; &amp; &quot;&amp;[.Z46]&amp;&quot; &amp; &quot;&amp;[.AA46]&amp;&quot; &amp; &quot;&amp;[.AB46]&amp;&quot; &amp; &quot;&amp;[.AC46]&amp;&quot; &amp; &quot;&amp;[.AD46]&amp;&quot; &amp; &quot;&amp;[.AE46]&amp;&quot; &amp; &quot;&amp;[.AF46]&amp;&quot; &amp; &quot;&amp;[.AG46]&amp;&quot; &amp; &quot;&amp;[.AH46]&amp;&quot; &amp; &quot;&amp;[.AI46]&amp;&quot; &amp; &quot;&amp;[.AJ46]&amp;&quot; &amp; &quot;&amp;[.AK46]&amp;&quot; &amp; &quot;&amp;[.AL46]&amp;&quot; &amp; &quot;&amp;[.AM46]&amp;&quot; \\&quot;" office:value-type="string" office:string-value="\hline 59.74\% &amp; 61.2\% &amp; 62.5\% &amp; 62.5\% &amp; 63.28\% &amp; 59.69\% &amp; 57.45\% &amp; 60.21\% &amp; 60.83\% &amp; 57.45\% &amp; 59.58\% &amp; 59.84\% &amp; 60.42\% &amp; 55.57\% &amp; 60.02\% &amp; 59.38\% \\" calcext:value-type="string">
            <text:p>\hline 59.74\% &amp; 61.2\% &amp; 62.5\% &amp; 62.5\% &amp; 63.28\% &amp; 59.69\% &amp; 57.45\% &amp; 60.21\% &amp; 60.83\% &amp; 57.45\% &amp; 59.58\% &amp; 59.84\% &amp; 60.42\% &amp; 55.57\% &amp; 60.02\% &amp; 59.38\% \\</text:p>
          </table:table-cell>
        </table:table-row>
        <table:table-row table:style-name="ro1">
          <table:table-cell office:value-type="string" calcext:value-type="string">
            <text:p>HouseTwenty</text:p>
          </table:table-cell>
          <table:table-cell table:style-name="ce5" office:value-type="float" office:value="0.9703081232493" calcext:value-type="float">
            <text:p>0.9703081232493</text:p>
          </table:table-cell>
          <table:table-cell table:style-name="ce6" office:value-type="float" office:value="0.978711484593838" calcext:value-type="float">
            <text:p>0.978711484593838</text:p>
          </table:table-cell>
          <table:table-cell table:style-name="ce6" office:value-type="float" office:value="0.962745098039216" calcext:value-type="float">
            <text:p>0.962745098039216</text:p>
          </table:table-cell>
          <table:table-cell table:style-name="ce6" office:value-type="float" office:value="0.953221288515406" calcext:value-type="float">
            <text:p>0.953221288515406</text:p>
          </table:table-cell>
          <table:table-cell table:style-name="ce6" office:value-type="float" office:value="0.975070028011205" calcext:value-type="float">
            <text:p>0.975070028011205</text:p>
          </table:table-cell>
          <table:table-cell table:style-name="ce6" office:value-type="float" office:value="0.95546218487395" calcext:value-type="float">
            <text:p>0.95546218487395</text:p>
          </table:table-cell>
          <table:table-cell table:style-name="ce6" office:value-type="float" office:value="0.936974789915966" calcext:value-type="float">
            <text:p>0.936974789915966</text:p>
          </table:table-cell>
          <table:table-cell table:style-name="ce6" office:value-type="float" office:value="0.810644257703082" calcext:value-type="float">
            <text:p>0.810644257703082</text:p>
          </table:table-cell>
          <table:table-cell table:style-name="ce6" office:value-type="float" office:value="0.9296918767507" calcext:value-type="float">
            <text:p>0.9296918767507</text:p>
          </table:table-cell>
          <table:table-cell table:style-name="ce6" office:value-type="float" office:value="0.939775910364146" calcext:value-type="float">
            <text:p>0.939775910364146</text:p>
          </table:table-cell>
          <table:table-cell table:style-name="ce6" office:value-type="float" office:value="0.956022408963585" calcext:value-type="float">
            <text:p>0.956022408963585</text:p>
          </table:table-cell>
          <table:table-cell table:style-name="ce6" office:value-type="float" office:value="0.9296918767507" calcext:value-type="float">
            <text:p>0.9296918767507</text:p>
          </table:table-cell>
          <table:table-cell table:style-name="ce6" office:value-type="float" office:value="0.83781512605042" calcext:value-type="float">
            <text:p>0.83781512605042</text:p>
          </table:table-cell>
          <table:table-cell table:style-name="ce6" office:value-type="float" office:value="0.946218487394958" calcext:value-type="float">
            <text:p>0.946218487394958</text:p>
          </table:table-cell>
          <table:table-cell table:style-name="ce6" office:value-type="float" office:value="0.831932783126831" calcext:value-type="float">
            <text:p>0.831932783126831</text:p>
          </table:table-cell>
          <table:table-cell table:style-name="ce2" table:formula="of:=IF([.P47]; 1-[.P47]/MIN([.B47:.O47]); &quot;&quot;)" office:value-type="float" office:value="-0.026261242488868" calcext:value-type="float">
            <text:p>-0.026261242488868</text:p>
          </table:table-cell>
          <table:table-cell table:formula="of:=IF([.P47]; 1-[.P47]/MAX([.B47:.O47]); &quot;&quot;)" office:value-type="float" office:value="0.149971369272242" calcext:value-type="float">
            <text:p>0.149971369272242</text:p>
          </table:table-cell>
          <table:table-cell table:formula="of:=IF([.P47]; 1-[.P47]/AVERAGE([.B47:.O47]); &quot;&quot;)" office:value-type="float" office:value="0.109712219495568" calcext:value-type="float">
            <text:p>0.109712219495568</text:p>
          </table:table-cell>
          <table:table-cell table:style-name="ce4" table:formula="of:=IF([.P47]&gt;MAX([.B47:.O47]); 1; IF([.P47]&gt;AVERAGE([.B47:.O47]); 2; IF([.P47]&gt;MIN([.B47:.O47]); 3; IF([.P47]&gt;MAX([.B47:.O47])*0.75; 4; 5))))" office:value-type="float" office:value="3" calcext:value-type="float">
            <text:p>3</text:p>
          </table:table-cell>
          <table:table-cell/>
          <table:table-cell office:value-type="float" office:value="0.882352948188782" calcext:value-type="float">
            <text:p>0.882352948188782</text:p>
          </table:table-cell>
          <table:table-cell/>
          <table:table-cell table:formula="of:=ROUND([.B47];4)*100 &amp;&quot;\%&quot;" office:value-type="string" office:string-value="97.03\%" calcext:value-type="string">
            <text:p>97.03\%</text:p>
          </table:table-cell>
          <table:table-cell table:formula="of:=ROUND([.C47];4)*100 &amp;&quot;\%&quot;" office:value-type="string" office:string-value="97.87\%" calcext:value-type="string">
            <text:p>97.87\%</text:p>
          </table:table-cell>
          <table:table-cell table:formula="of:=ROUND([.D47];4)*100 &amp;&quot;\%&quot;" office:value-type="string" office:string-value="96.27\%" calcext:value-type="string">
            <text:p>96.27\%</text:p>
          </table:table-cell>
          <table:table-cell table:formula="of:=ROUND([.E47];4)*100 &amp;&quot;\%&quot;" office:value-type="string" office:string-value="95.32\%" calcext:value-type="string">
            <text:p>95.32\%</text:p>
          </table:table-cell>
          <table:table-cell table:formula="of:=ROUND([.F47];4)*100 &amp;&quot;\%&quot;" office:value-type="string" office:string-value="97.51\%" calcext:value-type="string">
            <text:p>97.51\%</text:p>
          </table:table-cell>
          <table:table-cell table:formula="of:=ROUND([.G47];4)*100 &amp;&quot;\%&quot;" office:value-type="string" office:string-value="95.55\%" calcext:value-type="string">
            <text:p>95.55\%</text:p>
          </table:table-cell>
          <table:table-cell table:formula="of:=ROUND([.H47];4)*100 &amp;&quot;\%&quot;" office:value-type="string" office:string-value="93.7\%" calcext:value-type="string">
            <text:p>93.7\%</text:p>
          </table:table-cell>
          <table:table-cell table:formula="of:=ROUND([.I47];4)*100 &amp;&quot;\%&quot;" office:value-type="string" office:string-value="81.06\%" calcext:value-type="string">
            <text:p>81.06\%</text:p>
          </table:table-cell>
          <table:table-cell table:formula="of:=ROUND([.J47];4)*100 &amp;&quot;\%&quot;" office:value-type="string" office:string-value="92.97\%" calcext:value-type="string">
            <text:p>92.97\%</text:p>
          </table:table-cell>
          <table:table-cell table:formula="of:=ROUND([.K47];4)*100 &amp;&quot;\%&quot;" office:value-type="string" office:string-value="93.98\%" calcext:value-type="string">
            <text:p>93.98\%</text:p>
          </table:table-cell>
          <table:table-cell table:formula="of:=ROUND([.L47];4)*100 &amp;&quot;\%&quot;" office:value-type="string" office:string-value="95.6\%" calcext:value-type="string">
            <text:p>95.6\%</text:p>
          </table:table-cell>
          <table:table-cell table:formula="of:=ROUND([.M47];4)*100 &amp;&quot;\%&quot;" office:value-type="string" office:string-value="92.97\%" calcext:value-type="string">
            <text:p>92.97\%</text:p>
          </table:table-cell>
          <table:table-cell table:formula="of:=ROUND([.N47];4)*100 &amp;&quot;\%&quot;" office:value-type="string" office:string-value="83.78\%" calcext:value-type="string">
            <text:p>83.78\%</text:p>
          </table:table-cell>
          <table:table-cell table:formula="of:=ROUND([.O47];4)*100 &amp;&quot;\%&quot;" office:value-type="string" office:string-value="94.62\%" calcext:value-type="string">
            <text:p>94.62\%</text:p>
          </table:table-cell>
          <table:table-cell table:formula="of:=ROUND(AVERAGE([.B47:.O47]);4)*100&amp;&quot;\%&quot;" office:value-type="string" office:string-value="93.45\%" calcext:value-type="string">
            <text:p>93.45\%</text:p>
          </table:table-cell>
          <table:table-cell table:formula="of:=ROUND([.P47];4)*100 &amp;&quot;\%&quot;" office:value-type="string" office:string-value="83.19\%" calcext:value-type="string">
            <text:p>83.19\%</text:p>
          </table:table-cell>
          <table:table-cell table:style-name="ce2" table:formula="of:=&quot;\hline &quot;&amp;[.X47]&amp;&quot; &amp; &quot;&amp;[.Y47]&amp;&quot; &amp; &quot;&amp;[.Z47]&amp;&quot; &amp; &quot;&amp;[.AA47]&amp;&quot; &amp; &quot;&amp;[.AB47]&amp;&quot; &amp; &quot;&amp;[.AC47]&amp;&quot; &amp; &quot;&amp;[.AD47]&amp;&quot; &amp; &quot;&amp;[.AE47]&amp;&quot; &amp; &quot;&amp;[.AF47]&amp;&quot; &amp; &quot;&amp;[.AG47]&amp;&quot; &amp; &quot;&amp;[.AH47]&amp;&quot; &amp; &quot;&amp;[.AI47]&amp;&quot; &amp; &quot;&amp;[.AJ47]&amp;&quot; &amp; &quot;&amp;[.AK47]&amp;&quot; &amp; &quot;&amp;[.AL47]&amp;&quot; &amp; &quot;&amp;[.AM47]&amp;&quot; \\&quot;" office:value-type="string" office:string-value="\hline 97.03\% &amp; 97.87\% &amp; 96.27\% &amp; 95.32\% &amp; 97.51\% &amp; 95.55\% &amp; 93.7\% &amp; 81.06\% &amp; 92.97\% &amp; 93.98\% &amp; 95.6\% &amp; 92.97\% &amp; 83.78\% &amp; 94.62\% &amp; 93.45\% &amp; 83.19\% \\" calcext:value-type="string">
            <text:p>\hline 97.03\% &amp; 97.87\% &amp; 96.27\% &amp; 95.32\% &amp; 97.51\% &amp; 95.55\% &amp; 93.7\% &amp; 81.06\% &amp; 92.97\% &amp; 93.98\% &amp; 95.6\% &amp; 92.97\% &amp; 83.78\% &amp; 94.62\% &amp; 93.45\% &amp; 83.19\% \\</text:p>
          </table:table-cell>
        </table:table-row>
        <table:table-row table:style-name="ro1">
          <table:table-cell office:value-type="string" calcext:value-type="string">
            <text:p>InlineSkate</text:p>
          </table:table-cell>
          <table:table-cell table:style-name="ce5" office:value-type="float" office:value="0.571878787878788" calcext:value-type="float">
            <text:p>0.571878787878788</text:p>
          </table:table-cell>
          <table:table-cell table:style-name="ce6" office:value-type="float" office:value="0.515151515151515" calcext:value-type="float">
            <text:p>0.515151515151515</text:p>
          </table:table-cell>
          <table:table-cell table:style-name="ce6" office:value-type="float" office:value="0.437939393939394" calcext:value-type="float">
            <text:p>0.437939393939394</text:p>
          </table:table-cell>
          <table:table-cell table:style-name="ce6" office:value-type="float" office:value="0.534424242424242" calcext:value-type="float">
            <text:p>0.534424242424242</text:p>
          </table:table-cell>
          <table:table-cell table:style-name="ce6" office:value-type="float" office:value="0.439272727272727" calcext:value-type="float">
            <text:p>0.439272727272727</text:p>
          </table:table-cell>
          <table:table-cell table:style-name="ce6" office:value-type="float" office:value="0.410121212121212" calcext:value-type="float">
            <text:p>0.410121212121212</text:p>
          </table:table-cell>
          <table:table-cell table:style-name="ce6" office:value-type="float" office:value="0.561030303030303" calcext:value-type="float">
            <text:p>0.561030303030303</text:p>
          </table:table-cell>
          <table:table-cell table:style-name="ce6" office:value-type="float" office:value="0.674606060606061" calcext:value-type="float">
            <text:p>0.674606060606061</text:p>
          </table:table-cell>
          <table:table-cell table:style-name="ce6" office:value-type="float" office:value="0.514242424242424" calcext:value-type="float">
            <text:p>0.514242424242424</text:p>
          </table:table-cell>
          <table:table-cell table:style-name="ce6" office:value-type="float" office:value="0.503454545454545" calcext:value-type="float">
            <text:p>0.503454545454545</text:p>
          </table:table-cell>
          <table:table-cell table:style-name="ce6" office:value-type="float" office:value="0.505636363636363" calcext:value-type="float">
            <text:p>0.505636363636363</text:p>
          </table:table-cell>
          <table:table-cell table:style-name="ce6" office:value-type="float" office:value="0.390424242424242" calcext:value-type="float">
            <text:p>0.390424242424242</text:p>
          </table:table-cell>
          <table:table-cell table:style-name="ce6" office:value-type="float" office:value="0.372787878787879" calcext:value-type="float">
            <text:p>0.372787878787879</text:p>
          </table:table-cell>
          <table:table-cell table:style-name="ce6" office:value-type="float" office:value="0.472363636363636" calcext:value-type="float">
            <text:p>0.472363636363636</text:p>
          </table:table-cell>
          <table:table-cell table:style-name="ce6" office:value-type="float" office:value="0.214545458555222" calcext:value-type="float">
            <text:p>0.214545458555222</text:p>
          </table:table-cell>
          <table:table-cell table:style-name="ce2" table:formula="of:=IF([.P48]; 1-[.P48]/MIN([.B48:.O48]); &quot;&quot;)" office:value-type="float" office:value="0.42448381301233" calcext:value-type="float">
            <text:p>0.42448381301233</text:p>
          </table:table-cell>
          <table:table-cell table:formula="of:=IF([.P48]; 1-[.P48]/MAX([.B48:.O48]); &quot;&quot;)" office:value-type="float" office:value="0.681969269053889" calcext:value-type="float">
            <text:p>0.681969269053889</text:p>
          </table:table-cell>
          <table:table-cell table:formula="of:=IF([.P48]; 1-[.P48]/AVERAGE([.B48:.O48]); &quot;&quot;)" office:value-type="float" office:value="0.564900566908772" calcext:value-type="float">
            <text:p>0.564900566908772</text:p>
          </table:table-cell>
          <table:table-cell table:style-name="ce4" table:formula="of:=IF([.P48]&gt;MAX([.B48:.O48]); 1; IF([.P48]&gt;AVERAGE([.B48:.O48]); 2; IF([.P48]&gt;MIN([.B48:.O48]); 3; IF([.P48]&gt;MAX([.B48:.O48])*0.75; 4; 5))))" office:value-type="float" office:value="5" calcext:value-type="float">
            <text:p>5</text:p>
          </table:table-cell>
          <table:table-cell/>
          <table:table-cell office:value-type="float" office:value="0.198181822896004" calcext:value-type="float">
            <text:p>0.198181822896004</text:p>
          </table:table-cell>
          <table:table-cell/>
          <table:table-cell table:formula="of:=ROUND([.B48];4)*100 &amp;&quot;\%&quot;" office:value-type="string" office:string-value="57.19\%" calcext:value-type="string">
            <text:p>57.19\%</text:p>
          </table:table-cell>
          <table:table-cell table:formula="of:=ROUND([.C48];4)*100 &amp;&quot;\%&quot;" office:value-type="string" office:string-value="51.52\%" calcext:value-type="string">
            <text:p>51.52\%</text:p>
          </table:table-cell>
          <table:table-cell table:formula="of:=ROUND([.D48];4)*100 &amp;&quot;\%&quot;" office:value-type="string" office:string-value="43.79\%" calcext:value-type="string">
            <text:p>43.79\%</text:p>
          </table:table-cell>
          <table:table-cell table:formula="of:=ROUND([.E48];4)*100 &amp;&quot;\%&quot;" office:value-type="string" office:string-value="53.44\%" calcext:value-type="string">
            <text:p>53.44\%</text:p>
          </table:table-cell>
          <table:table-cell table:formula="of:=ROUND([.F48];4)*100 &amp;&quot;\%&quot;" office:value-type="string" office:string-value="43.93\%" calcext:value-type="string">
            <text:p>43.93\%</text:p>
          </table:table-cell>
          <table:table-cell table:formula="of:=ROUND([.G48];4)*100 &amp;&quot;\%&quot;" office:value-type="string" office:string-value="41.01\%" calcext:value-type="string">
            <text:p>41.01\%</text:p>
          </table:table-cell>
          <table:table-cell table:formula="of:=ROUND([.H48];4)*100 &amp;&quot;\%&quot;" office:value-type="string" office:string-value="56.1\%" calcext:value-type="string">
            <text:p>56.1\%</text:p>
          </table:table-cell>
          <table:table-cell table:formula="of:=ROUND([.I48];4)*100 &amp;&quot;\%&quot;" office:value-type="string" office:string-value="67.46\%" calcext:value-type="string">
            <text:p>67.46\%</text:p>
          </table:table-cell>
          <table:table-cell table:formula="of:=ROUND([.J48];4)*100 &amp;&quot;\%&quot;" office:value-type="string" office:string-value="51.42\%" calcext:value-type="string">
            <text:p>51.42\%</text:p>
          </table:table-cell>
          <table:table-cell table:formula="of:=ROUND([.K48];4)*100 &amp;&quot;\%&quot;" office:value-type="string" office:string-value="50.35\%" calcext:value-type="string">
            <text:p>50.35\%</text:p>
          </table:table-cell>
          <table:table-cell table:formula="of:=ROUND([.L48];4)*100 &amp;&quot;\%&quot;" office:value-type="string" office:string-value="50.56\%" calcext:value-type="string">
            <text:p>50.56\%</text:p>
          </table:table-cell>
          <table:table-cell table:formula="of:=ROUND([.M48];4)*100 &amp;&quot;\%&quot;" office:value-type="string" office:string-value="39.04\%" calcext:value-type="string">
            <text:p>39.04\%</text:p>
          </table:table-cell>
          <table:table-cell table:formula="of:=ROUND([.N48];4)*100 &amp;&quot;\%&quot;" office:value-type="string" office:string-value="37.28\%" calcext:value-type="string">
            <text:p>37.28\%</text:p>
          </table:table-cell>
          <table:table-cell table:formula="of:=ROUND([.O48];4)*100 &amp;&quot;\%&quot;" office:value-type="string" office:string-value="47.24\%" calcext:value-type="string">
            <text:p>47.24\%</text:p>
          </table:table-cell>
          <table:table-cell table:formula="of:=ROUND(AVERAGE([.B48:.O48]);4)*100&amp;&quot;\%&quot;" office:value-type="string" office:string-value="49.31\%" calcext:value-type="string">
            <text:p>49.31\%</text:p>
          </table:table-cell>
          <table:table-cell table:formula="of:=ROUND([.P48];4)*100 &amp;&quot;\%&quot;" office:value-type="string" office:string-value="21.45\%" calcext:value-type="string">
            <text:p>21.45\%</text:p>
          </table:table-cell>
          <table:table-cell table:style-name="ce2" table:formula="of:=&quot;\hline &quot;&amp;[.X48]&amp;&quot; &amp; &quot;&amp;[.Y48]&amp;&quot; &amp; &quot;&amp;[.Z48]&amp;&quot; &amp; &quot;&amp;[.AA48]&amp;&quot; &amp; &quot;&amp;[.AB48]&amp;&quot; &amp; &quot;&amp;[.AC48]&amp;&quot; &amp; &quot;&amp;[.AD48]&amp;&quot; &amp; &quot;&amp;[.AE48]&amp;&quot; &amp; &quot;&amp;[.AF48]&amp;&quot; &amp; &quot;&amp;[.AG48]&amp;&quot; &amp; &quot;&amp;[.AH48]&amp;&quot; &amp; &quot;&amp;[.AI48]&amp;&quot; &amp; &quot;&amp;[.AJ48]&amp;&quot; &amp; &quot;&amp;[.AK48]&amp;&quot; &amp; &quot;&amp;[.AL48]&amp;&quot; &amp; &quot;&amp;[.AM48]&amp;&quot; \\&quot;" office:value-type="string" office:string-value="\hline 57.19\% &amp; 51.52\% &amp; 43.79\% &amp; 53.44\% &amp; 43.93\% &amp; 41.01\% &amp; 56.1\% &amp; 67.46\% &amp; 51.42\% &amp; 50.35\% &amp; 50.56\% &amp; 39.04\% &amp; 37.28\% &amp; 47.24\% &amp; 49.31\% &amp; 21.45\% \\" calcext:value-type="string">
            <text:p>\hline 57.19\% &amp; 51.52\% &amp; 43.79\% &amp; 53.44\% &amp; 43.93\% &amp; 41.01\% &amp; 56.1\% &amp; 67.46\% &amp; 51.42\% &amp; 50.35\% &amp; 50.56\% &amp; 39.04\% &amp; 37.28\% &amp; 47.24\% &amp; 49.31\% &amp; 21.45\% \\</text:p>
          </table:table-cell>
        </table:table-row>
        <table:table-row table:style-name="ro1">
          <table:table-cell office:value-type="string" calcext:value-type="string">
            <text:p>InsectEPGRegularTrai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87014725568942" calcext:value-type="float">
            <text:p>0.9870147255689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3440428380187" calcext:value-type="float">
            <text:p>0.99344042838018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971753681392236" calcext:value-type="float">
            <text:p>0.971753681392236</text:p>
          </table:table-cell>
          <table:table-cell table:style-name="ce6" office:value-type="float" office:value="0.977376171352075" calcext:value-type="float">
            <text:p>0.9773761713520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6787148594378" calcext:value-type="float">
            <text:p>0.996787148594378</text:p>
          </table:table-cell>
          <table:table-cell table:style-name="ce6" office:value-type="float" office:value="0.992904953145917" calcext:value-type="float">
            <text:p>0.9929049531459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28781793842035" calcext:value-type="float">
            <text:p>0.928781793842035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IF([.P49]; 1-[.P49]/MIN([.B49:.O49]); &quot;&quot;)" office:value-type="float" office:value="-0.076679158258864" calcext:value-type="float">
            <text:p>-0.076679158258864</text:p>
          </table:table-cell>
          <table:table-cell table:formula="of:=IF([.P49]; 1-[.P49]/MAX([.B49:.O49]); &quot;&quot;)" office:value-type="float" office:value="0" calcext:value-type="float">
            <text:p>0</text:p>
          </table:table-cell>
          <table:table-cell table:formula="of:=IF([.P49]; 1-[.P49]/AVERAGE([.B49:.O49]); &quot;&quot;)" office:value-type="float" office:value="-0.0109720141137803" calcext:value-type="float">
            <text:p>-0.01097201411378</text:p>
          </table:table-cell>
          <table:table-cell table:style-name="ce4" table:formula="of:=IF([.P49]&gt;MAX([.B49:.O49]); 1; IF([.P49]&gt;AVERAGE([.B49:.O49]); 2; IF([.P49]&gt;MIN([.B49:.O49]); 3; IF([.P49]&gt;MAX([.B49:.O49])*0.75; 4; 5)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[.B49];4)*100 &amp;&quot;\%&quot;" office:value-type="string" office:string-value="100\%" calcext:value-type="string">
            <text:p>100\%</text:p>
          </table:table-cell>
          <table:table-cell table:formula="of:=ROUND([.C49];4)*100 &amp;&quot;\%&quot;" office:value-type="string" office:string-value="100\%" calcext:value-type="string">
            <text:p>100\%</text:p>
          </table:table-cell>
          <table:table-cell table:formula="of:=ROUND([.D49];4)*100 &amp;&quot;\%&quot;" office:value-type="string" office:string-value="98.7\%" calcext:value-type="string">
            <text:p>98.7\%</text:p>
          </table:table-cell>
          <table:table-cell table:formula="of:=ROUND([.E49];4)*100 &amp;&quot;\%&quot;" office:value-type="string" office:string-value="100\%" calcext:value-type="string">
            <text:p>100\%</text:p>
          </table:table-cell>
          <table:table-cell table:formula="of:=ROUND([.F49];4)*100 &amp;&quot;\%&quot;" office:value-type="string" office:string-value="99.34\%" calcext:value-type="string">
            <text:p>99.34\%</text:p>
          </table:table-cell>
          <table:table-cell table:formula="of:=ROUND([.G49];4)*100 &amp;&quot;\%&quot;" office:value-type="string" office:string-value="100\%" calcext:value-type="string">
            <text:p>100\%</text:p>
          </table:table-cell>
          <table:table-cell table:formula="of:=ROUND([.H49];4)*100 &amp;&quot;\%&quot;" office:value-type="string" office:string-value="100\%" calcext:value-type="string">
            <text:p>100\%</text:p>
          </table:table-cell>
          <table:table-cell table:formula="of:=ROUND([.I49];4)*100 &amp;&quot;\%&quot;" office:value-type="string" office:string-value="97.18\%" calcext:value-type="string">
            <text:p>97.18\%</text:p>
          </table:table-cell>
          <table:table-cell table:formula="of:=ROUND([.J49];4)*100 &amp;&quot;\%&quot;" office:value-type="string" office:string-value="97.74\%" calcext:value-type="string">
            <text:p>97.74\%</text:p>
          </table:table-cell>
          <table:table-cell table:formula="of:=ROUND([.K49];4)*100 &amp;&quot;\%&quot;" office:value-type="string" office:string-value="100\%" calcext:value-type="string">
            <text:p>100\%</text:p>
          </table:table-cell>
          <table:table-cell table:formula="of:=ROUND([.L49];4)*100 &amp;&quot;\%&quot;" office:value-type="string" office:string-value="99.68\%" calcext:value-type="string">
            <text:p>99.68\%</text:p>
          </table:table-cell>
          <table:table-cell table:formula="of:=ROUND([.M49];4)*100 &amp;&quot;\%&quot;" office:value-type="string" office:string-value="99.29\%" calcext:value-type="string">
            <text:p>99.29\%</text:p>
          </table:table-cell>
          <table:table-cell table:formula="of:=ROUND([.N49];4)*100 &amp;&quot;\%&quot;" office:value-type="string" office:string-value="100\%" calcext:value-type="string">
            <text:p>100\%</text:p>
          </table:table-cell>
          <table:table-cell table:formula="of:=ROUND([.O49];4)*100 &amp;&quot;\%&quot;" office:value-type="string" office:string-value="92.88\%" calcext:value-type="string">
            <text:p>92.88\%</text:p>
          </table:table-cell>
          <table:table-cell table:formula="of:=ROUND(AVERAGE([.B49:.O49]);4)*100&amp;&quot;\%&quot;" office:value-type="string" office:string-value="98.91\%" calcext:value-type="string">
            <text:p>98.91\%</text:p>
          </table:table-cell>
          <table:table-cell table:formula="of:=ROUND([.P49];4)*100 &amp;&quot;\%&quot;" office:value-type="string" office:string-value="100\%" calcext:value-type="string">
            <text:p>100\%</text:p>
          </table:table-cell>
          <table:table-cell table:style-name="ce2" table:formula="of:=&quot;\hline &quot;&amp;[.X49]&amp;&quot; &amp; &quot;&amp;[.Y49]&amp;&quot; &amp; &quot;&amp;[.Z49]&amp;&quot; &amp; &quot;&amp;[.AA49]&amp;&quot; &amp; &quot;&amp;[.AB49]&amp;&quot; &amp; &quot;&amp;[.AC49]&amp;&quot; &amp; &quot;&amp;[.AD49]&amp;&quot; &amp; &quot;&amp;[.AE49]&amp;&quot; &amp; &quot;&amp;[.AF49]&amp;&quot; &amp; &quot;&amp;[.AG49]&amp;&quot; &amp; &quot;&amp;[.AH49]&amp;&quot; &amp; &quot;&amp;[.AI49]&amp;&quot; &amp; &quot;&amp;[.AJ49]&amp;&quot; &amp; &quot;&amp;[.AK49]&amp;&quot; &amp; &quot;&amp;[.AL49]&amp;&quot; &amp; &quot;&amp;[.AM49]&amp;&quot; \\&quot;" office:value-type="string" office:string-value="\hline 100\% &amp; 100\% &amp; 98.7\% &amp; 100\% &amp; 99.34\% &amp; 100\% &amp; 100\% &amp; 97.18\% &amp; 97.74\% &amp; 100\% &amp; 99.68\% &amp; 99.29\% &amp; 100\% &amp; 92.88\% &amp; 98.91\% &amp; 100\% \\" calcext:value-type="string">
            <text:p>\hline 100\% &amp; 100\% &amp; 98.7\% &amp; 100\% &amp; 99.34\% &amp; 100\% &amp; 100\% &amp; 97.18\% &amp; 97.74\% &amp; 100\% &amp; 99.68\% &amp; 99.29\% &amp; 100\% &amp; 92.88\% &amp; 98.91\% &amp; 100\% \\</text:p>
          </table:table-cell>
        </table:table-row>
        <table:table-row table:style-name="ro1">
          <table:table-cell office:value-type="string" calcext:value-type="string">
            <text:p>InsectEPGSmallTrain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34270414993307" calcext:value-type="float">
            <text:p>0.9342704149933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8768406961178" calcext:value-type="float">
            <text:p>0.88768406961178</text:p>
          </table:table-cell>
          <table:table-cell table:style-name="ce6" office:value-type="float" office:value="0.396251673360107" calcext:value-type="float">
            <text:p>0.3962516733601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0669344042838" calcext:value-type="float">
            <text:p>0.90669344042838</text:p>
          </table:table-cell>
          <table:table-cell table:style-name="ce6" office:value-type="float" office:value="0.975502008032129" calcext:value-type="float">
            <text:p>0.975502008032129</text:p>
          </table:table-cell>
          <table:table-cell table:style-name="ce6" office:value-type="float" office:value="0.990896921017403" calcext:value-type="float">
            <text:p>0.990896921017403</text:p>
          </table:table-cell>
          <table:table-cell table:style-name="ce6" office:value-type="float" office:value="0.984872824631861" calcext:value-type="float">
            <text:p>0.984872824631861</text:p>
          </table:table-cell>
          <table:table-cell table:style-name="ce6" office:value-type="float" office:value="0.972155287817939" calcext:value-type="float">
            <text:p>0.972155287817939</text:p>
          </table:table-cell>
          <table:table-cell table:style-name="ce6" office:value-type="float" office:value="0.995850066934404" calcext:value-type="float">
            <text:p>0.995850066934404</text:p>
          </table:table-cell>
          <table:table-cell table:style-name="ce6" office:value-type="float" office:value="0.837215528781794" calcext:value-type="float">
            <text:p>0.837215528781794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IF([.P50]; 1-[.P50]/MIN([.B50:.O50]); &quot;&quot;)" office:value-type="float" office:value="-1.52364864864865" calcext:value-type="float">
            <text:p>-1.52364864864865</text:p>
          </table:table-cell>
          <table:table-cell table:formula="of:=IF([.P50]; 1-[.P50]/MAX([.B50:.O50]); &quot;&quot;)" office:value-type="float" office:value="0" calcext:value-type="float">
            <text:p>0</text:p>
          </table:table-cell>
          <table:table-cell table:formula="of:=IF([.P50]; 1-[.P50]/AVERAGE([.B50:.O50]); &quot;&quot;)" office:value-type="float" office:value="-0.0868390422347856" calcext:value-type="float">
            <text:p>-0.086839042234786</text:p>
          </table:table-cell>
          <table:table-cell table:style-name="ce4" table:formula="of:=IF([.P50]&gt;MAX([.B50:.O50]); 1; IF([.P50]&gt;AVERAGE([.B50:.O50]); 2; IF([.P50]&gt;MIN([.B50:.O50]); 3; IF([.P50]&gt;MAX([.B50:.O50])*0.75; 4; 5)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[.B50];4)*100 &amp;&quot;\%&quot;" office:value-type="string" office:string-value="100\%" calcext:value-type="string">
            <text:p>100\%</text:p>
          </table:table-cell>
          <table:table-cell table:formula="of:=ROUND([.C50];4)*100 &amp;&quot;\%&quot;" office:value-type="string" office:string-value="100\%" calcext:value-type="string">
            <text:p>100\%</text:p>
          </table:table-cell>
          <table:table-cell table:formula="of:=ROUND([.D50];4)*100 &amp;&quot;\%&quot;" office:value-type="string" office:string-value="93.43\%" calcext:value-type="string">
            <text:p>93.43\%</text:p>
          </table:table-cell>
          <table:table-cell table:formula="of:=ROUND([.E50];4)*100 &amp;&quot;\%&quot;" office:value-type="string" office:string-value="100\%" calcext:value-type="string">
            <text:p>100\%</text:p>
          </table:table-cell>
          <table:table-cell table:formula="of:=ROUND([.F50];4)*100 &amp;&quot;\%&quot;" office:value-type="string" office:string-value="88.77\%" calcext:value-type="string">
            <text:p>88.77\%</text:p>
          </table:table-cell>
          <table:table-cell table:formula="of:=ROUND([.G50];4)*100 &amp;&quot;\%&quot;" office:value-type="string" office:string-value="39.63\%" calcext:value-type="string">
            <text:p>39.63\%</text:p>
          </table:table-cell>
          <table:table-cell table:formula="of:=ROUND([.H50];4)*100 &amp;&quot;\%&quot;" office:value-type="string" office:string-value="100\%" calcext:value-type="string">
            <text:p>100\%</text:p>
          </table:table-cell>
          <table:table-cell table:formula="of:=ROUND([.I50];4)*100 &amp;&quot;\%&quot;" office:value-type="string" office:string-value="90.67\%" calcext:value-type="string">
            <text:p>90.67\%</text:p>
          </table:table-cell>
          <table:table-cell table:formula="of:=ROUND([.J50];4)*100 &amp;&quot;\%&quot;" office:value-type="string" office:string-value="97.55\%" calcext:value-type="string">
            <text:p>97.55\%</text:p>
          </table:table-cell>
          <table:table-cell table:formula="of:=ROUND([.K50];4)*100 &amp;&quot;\%&quot;" office:value-type="string" office:string-value="99.09\%" calcext:value-type="string">
            <text:p>99.09\%</text:p>
          </table:table-cell>
          <table:table-cell table:formula="of:=ROUND([.L50];4)*100 &amp;&quot;\%&quot;" office:value-type="string" office:string-value="98.49\%" calcext:value-type="string">
            <text:p>98.49\%</text:p>
          </table:table-cell>
          <table:table-cell table:formula="of:=ROUND([.M50];4)*100 &amp;&quot;\%&quot;" office:value-type="string" office:string-value="97.22\%" calcext:value-type="string">
            <text:p>97.22\%</text:p>
          </table:table-cell>
          <table:table-cell table:formula="of:=ROUND([.N50];4)*100 &amp;&quot;\%&quot;" office:value-type="string" office:string-value="99.59\%" calcext:value-type="string">
            <text:p>99.59\%</text:p>
          </table:table-cell>
          <table:table-cell table:formula="of:=ROUND([.O50];4)*100 &amp;&quot;\%&quot;" office:value-type="string" office:string-value="83.72\%" calcext:value-type="string">
            <text:p>83.72\%</text:p>
          </table:table-cell>
          <table:table-cell table:formula="of:=ROUND(AVERAGE([.B50:.O50]);4)*100&amp;&quot;\%&quot;" office:value-type="string" office:string-value="92.01\%" calcext:value-type="string">
            <text:p>92.01\%</text:p>
          </table:table-cell>
          <table:table-cell table:formula="of:=ROUND([.P50];4)*100 &amp;&quot;\%&quot;" office:value-type="string" office:string-value="100\%" calcext:value-type="string">
            <text:p>100\%</text:p>
          </table:table-cell>
          <table:table-cell table:style-name="ce2" table:formula="of:=&quot;\hline &quot;&amp;[.X50]&amp;&quot; &amp; &quot;&amp;[.Y50]&amp;&quot; &amp; &quot;&amp;[.Z50]&amp;&quot; &amp; &quot;&amp;[.AA50]&amp;&quot; &amp; &quot;&amp;[.AB50]&amp;&quot; &amp; &quot;&amp;[.AC50]&amp;&quot; &amp; &quot;&amp;[.AD50]&amp;&quot; &amp; &quot;&amp;[.AE50]&amp;&quot; &amp; &quot;&amp;[.AF50]&amp;&quot; &amp; &quot;&amp;[.AG50]&amp;&quot; &amp; &quot;&amp;[.AH50]&amp;&quot; &amp; &quot;&amp;[.AI50]&amp;&quot; &amp; &quot;&amp;[.AJ50]&amp;&quot; &amp; &quot;&amp;[.AK50]&amp;&quot; &amp; &quot;&amp;[.AL50]&amp;&quot; &amp; &quot;&amp;[.AM50]&amp;&quot; \\&quot;" office:value-type="string" office:string-value="\hline 100\% &amp; 100\% &amp; 93.43\% &amp; 100\% &amp; 88.77\% &amp; 39.63\% &amp; 100\% &amp; 90.67\% &amp; 97.55\% &amp; 99.09\% &amp; 98.49\% &amp; 97.22\% &amp; 99.59\% &amp; 83.72\% &amp; 92.01\% &amp; 100\% \\" calcext:value-type="string">
            <text:p>\hline 100\% &amp; 100\% &amp; 93.43\% &amp; 100\% &amp; 88.77\% &amp; 39.63\% &amp; 100\% &amp; 90.67\% &amp; 97.55\% &amp; 99.09\% &amp; 98.49\% &amp; 97.22\% &amp; 99.59\% &amp; 83.72\% &amp; 92.01\% &amp; 100\% \\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table:style-name="ce5" office:value-type="float" office:value="0.632222222222222" calcext:value-type="float">
            <text:p>0.632222222222222</text:p>
          </table:table-cell>
          <table:table-cell table:style-name="ce6" office:value-type="float" office:value="0.64026936026936" calcext:value-type="float">
            <text:p>0.64026936026936</text:p>
          </table:table-cell>
          <table:table-cell table:style-name="ce6" office:value-type="float" office:value="0.656683501683502" calcext:value-type="float">
            <text:p>0.656683501683502</text:p>
          </table:table-cell>
          <table:table-cell table:style-name="ce6" office:value-type="float" office:value="0.627356902356902" calcext:value-type="float">
            <text:p>0.627356902356902</text:p>
          </table:table-cell>
          <table:table-cell table:style-name="ce6" office:value-type="float" office:value="0.628552188552189" calcext:value-type="float">
            <text:p>0.628552188552189</text:p>
          </table:table-cell>
          <table:table-cell table:style-name="ce6" office:value-type="float" office:value="0.491380471380471" calcext:value-type="float">
            <text:p>0.491380471380471</text:p>
          </table:table-cell>
          <table:table-cell table:style-name="ce6" office:value-type="float" office:value="0.606902356902357" calcext:value-type="float">
            <text:p>0.606902356902357</text:p>
          </table:table-cell>
          <table:table-cell table:style-name="ce6" office:value-type="float" office:value="0.61949494949495" calcext:value-type="float">
            <text:p>0.61949494949495</text:p>
          </table:table-cell>
          <table:table-cell table:style-name="ce6" office:value-type="float" office:value="0.518686868686869" calcext:value-type="float">
            <text:p>0.518686868686869</text:p>
          </table:table-cell>
          <table:table-cell table:style-name="ce6" office:value-type="float" office:value="0.538989898989899" calcext:value-type="float">
            <text:p>0.538989898989899</text:p>
          </table:table-cell>
          <table:table-cell table:style-name="ce6" office:value-type="float" office:value="0.511835016835017" calcext:value-type="float">
            <text:p>0.511835016835017</text:p>
          </table:table-cell>
          <table:table-cell table:style-name="ce6" office:value-type="float" office:value="0.636363636363636" calcext:value-type="float">
            <text:p>0.636363636363636</text:p>
          </table:table-cell>
          <table:table-cell table:style-name="ce6" office:value-type="float" office:value="0.603451178451179" calcext:value-type="float">
            <text:p>0.603451178451179</text:p>
          </table:table-cell>
          <table:table-cell table:style-name="ce6" office:value-type="float" office:value="0.559225589225589" calcext:value-type="float">
            <text:p>0.559225589225589</text:p>
          </table:table-cell>
          <table:table-cell table:style-name="ce6"/>
          <table:table-cell table:style-name="ce2" table:formula="of:=IF([.P51]; 1-[.P51]/MIN([.B51:.O51]); &quot;&quot;)">
            <text:p/>
          </table:table-cell>
          <table:table-cell table:formula="of:=IF([.P51]; 1-[.P51]/MAX([.B51:.O51]); &quot;&quot;)">
            <text:p/>
          </table:table-cell>
          <table:table-cell table:formula="of:=IF([.P51]; 1-[.P51]/AVERAGE([.B51:.O51]); &quot;&quot;)">
            <text:p/>
          </table:table-cell>
          <table:table-cell table:style-name="ce4"/>
          <table:table-cell table:number-columns-repeated="3"/>
          <table:table-cell table:formula="of:=ROUND([.B51];4)*100 &amp;&quot;\%&quot;" office:value-type="string" office:string-value="63.22\%" calcext:value-type="string">
            <text:p>63.22\%</text:p>
          </table:table-cell>
          <table:table-cell table:formula="of:=ROUND([.C51];4)*100 &amp;&quot;\%&quot;" office:value-type="string" office:string-value="64.03\%" calcext:value-type="string">
            <text:p>64.03\%</text:p>
          </table:table-cell>
          <table:table-cell table:formula="of:=ROUND([.D51];4)*100 &amp;&quot;\%&quot;" office:value-type="string" office:string-value="65.67\%" calcext:value-type="string">
            <text:p>65.67\%</text:p>
          </table:table-cell>
          <table:table-cell table:formula="of:=ROUND([.E51];4)*100 &amp;&quot;\%&quot;" office:value-type="string" office:string-value="62.74\%" calcext:value-type="string">
            <text:p>62.74\%</text:p>
          </table:table-cell>
          <table:table-cell table:formula="of:=ROUND([.F51];4)*100 &amp;&quot;\%&quot;" office:value-type="string" office:string-value="62.86\%" calcext:value-type="string">
            <text:p>62.86\%</text:p>
          </table:table-cell>
          <table:table-cell table:formula="of:=ROUND([.G51];4)*100 &amp;&quot;\%&quot;" office:value-type="string" office:string-value="49.14\%" calcext:value-type="string">
            <text:p>49.14\%</text:p>
          </table:table-cell>
          <table:table-cell table:formula="of:=ROUND([.H51];4)*100 &amp;&quot;\%&quot;" office:value-type="string" office:string-value="60.69\%" calcext:value-type="string">
            <text:p>60.69\%</text:p>
          </table:table-cell>
          <table:table-cell table:formula="of:=ROUND([.I51];4)*100 &amp;&quot;\%&quot;" office:value-type="string" office:string-value="61.95\%" calcext:value-type="string">
            <text:p>61.95\%</text:p>
          </table:table-cell>
          <table:table-cell table:formula="of:=ROUND([.J51];4)*100 &amp;&quot;\%&quot;" office:value-type="string" office:string-value="51.87\%" calcext:value-type="string">
            <text:p>51.87\%</text:p>
          </table:table-cell>
          <table:table-cell table:formula="of:=ROUND([.K51];4)*100 &amp;&quot;\%&quot;" office:value-type="string" office:string-value="53.9\%" calcext:value-type="string">
            <text:p>53.9\%</text:p>
          </table:table-cell>
          <table:table-cell table:formula="of:=ROUND([.L51];4)*100 &amp;&quot;\%&quot;" office:value-type="string" office:string-value="51.18\%" calcext:value-type="string">
            <text:p>51.18\%</text:p>
          </table:table-cell>
          <table:table-cell table:formula="of:=ROUND([.M51];4)*100 &amp;&quot;\%&quot;" office:value-type="string" office:string-value="63.64\%" calcext:value-type="string">
            <text:p>63.64\%</text:p>
          </table:table-cell>
          <table:table-cell table:formula="of:=ROUND([.N51];4)*100 &amp;&quot;\%&quot;" office:value-type="string" office:string-value="60.35\%" calcext:value-type="string">
            <text:p>60.35\%</text:p>
          </table:table-cell>
          <table:table-cell table:formula="of:=ROUND([.O51];4)*100 &amp;&quot;\%&quot;" office:value-type="string" office:string-value="55.92\%" calcext:value-type="string">
            <text:p>55.92\%</text:p>
          </table:table-cell>
          <table:table-cell table:formula="of:=ROUND(AVERAGE([.B51:.O51]);4)*100&amp;&quot;\%&quot;" office:value-type="string" office:string-value="59.08\%" calcext:value-type="string">
            <text:p>59.08\%</text:p>
          </table:table-cell>
          <table:table-cell table:formula="of:=ROUND([.P51];4)*100 &amp;&quot;\%&quot;" office:value-type="string" office:string-value="0\%" calcext:value-type="string">
            <text:p>0\%</text:p>
          </table:table-cell>
          <table:table-cell table:style-name="ce2" table:formula="of:=&quot;\hline &quot;&amp;[.X51]&amp;&quot; &amp; &quot;&amp;[.Y51]&amp;&quot; &amp; &quot;&amp;[.Z51]&amp;&quot; &amp; &quot;&amp;[.AA51]&amp;&quot; &amp; &quot;&amp;[.AB51]&amp;&quot; &amp; &quot;&amp;[.AC51]&amp;&quot; &amp; &quot;&amp;[.AD51]&amp;&quot; &amp; &quot;&amp;[.AE51]&amp;&quot; &amp; &quot;&amp;[.AF51]&amp;&quot; &amp; &quot;&amp;[.AG51]&amp;&quot; &amp; &quot;&amp;[.AH51]&amp;&quot; &amp; &quot;&amp;[.AI51]&amp;&quot; &amp; &quot;&amp;[.AJ51]&amp;&quot; &amp; &quot;&amp;[.AK51]&amp;&quot; &amp; &quot;&amp;[.AL51]&amp;&quot; &amp; &quot;&amp;[.AM51]&amp;&quot; \\&quot;" office:value-type="string" office:string-value="\hline 63.22\% &amp; 64.03\% &amp; 65.67\% &amp; 62.74\% &amp; 62.86\% &amp; 49.14\% &amp; 60.69\% &amp; 61.95\% &amp; 51.87\% &amp; 53.9\% &amp; 51.18\% &amp; 63.64\% &amp; 60.35\% &amp; 55.92\% &amp; 59.08\% &amp; 0\% \\" calcext:value-type="string">
            <text:p>\hline 63.22\% &amp; 64.03\% &amp; 65.67\% &amp; 62.74\% &amp; 62.86\% &amp; 49.14\% &amp; 60.69\% &amp; 61.95\% &amp; 51.87\% &amp; 53.9\% &amp; 51.18\% &amp; 63.64\% &amp; 60.35\% &amp; 55.92\% &amp; 59.08\% &amp; 0\% \\</text:p>
          </table:table-cell>
        </table:table-row>
        <table:table-row table:style-name="ro1">
          <table:table-cell office:value-type="string" calcext:value-type="string">
            <text:p>ItalyPowerDemand</text:p>
          </table:table-cell>
          <table:table-cell table:style-name="ce5" office:value-type="float" office:value="0.962423064463881" calcext:value-type="float">
            <text:p>0.962423064463881</text:p>
          </table:table-cell>
          <table:table-cell table:style-name="ce6" office:value-type="float" office:value="0.958179462261095" calcext:value-type="float">
            <text:p>0.958179462261095</text:p>
          </table:table-cell>
          <table:table-cell table:style-name="ce6" office:value-type="float" office:value="0.961613216715257" calcext:value-type="float">
            <text:p>0.961613216715257</text:p>
          </table:table-cell>
          <table:table-cell table:style-name="ce6" office:value-type="float" office:value="0.960349854227405" calcext:value-type="float">
            <text:p>0.960349854227405</text:p>
          </table:table-cell>
          <table:table-cell table:style-name="ce6" office:value-type="float" office:value="0.953806284418529" calcext:value-type="float">
            <text:p>0.953806284418529</text:p>
          </table:table-cell>
          <table:table-cell table:style-name="ce6" office:value-type="float" office:value="0.957110463232912" calcext:value-type="float">
            <text:p>0.957110463232912</text:p>
          </table:table-cell>
          <table:table-cell table:style-name="ce6" office:value-type="float" office:value="0.956009070294784" calcext:value-type="float">
            <text:p>0.956009070294784</text:p>
          </table:table-cell>
          <table:table-cell table:style-name="ce6" office:value-type="float" office:value="0.946809199870424" calcext:value-type="float">
            <text:p>0.946809199870424</text:p>
          </table:table-cell>
          <table:table-cell table:style-name="ce6" office:value-type="float" office:value="0.868351149983803" calcext:value-type="float">
            <text:p>0.868351149983803</text:p>
          </table:table-cell>
          <table:table-cell table:style-name="ce6" office:value-type="float" office:value="0.926465824425008" calcext:value-type="float">
            <text:p>0.926465824425008</text:p>
          </table:table-cell>
          <table:table-cell table:style-name="ce6" office:value-type="float" office:value="0.870877874959507" calcext:value-type="float">
            <text:p>0.870877874959507</text:p>
          </table:table-cell>
          <table:table-cell table:style-name="ce6" office:value-type="float" office:value="0.944541626174279" calcext:value-type="float">
            <text:p>0.944541626174279</text:p>
          </table:table-cell>
          <table:table-cell table:style-name="ce6" office:value-type="float" office:value="0.959475218658892" calcext:value-type="float">
            <text:p>0.959475218658892</text:p>
          </table:table-cell>
          <table:table-cell table:style-name="ce6" office:value-type="float" office:value="0.877486232588273" calcext:value-type="float">
            <text:p>0.877486232588273</text:p>
          </table:table-cell>
          <table:table-cell table:style-name="ce6" office:value-type="float" office:value="0.963070929050446" calcext:value-type="float">
            <text:p>0.963070929050446</text:p>
          </table:table-cell>
          <table:table-cell table:style-name="ce2" table:formula="of:=IF([.P52]; 1-[.P52]/MIN([.B52:.O52]); &quot;&quot;)" office:value-type="float" office:value="-0.109080041027653" calcext:value-type="float">
            <text:p>-0.109080041027653</text:p>
          </table:table-cell>
          <table:table-cell table:formula="of:=IF([.P52]; 1-[.P52]/MAX([.B52:.O52]); &quot;&quot;)" office:value-type="float" office:value="-0.000673159871668272" calcext:value-type="float">
            <text:p>-0.000673159871668</text:p>
          </table:table-cell>
          <table:table-cell table:formula="of:=IF([.P52]; 1-[.P52]/AVERAGE([.B52:.O52]); &quot;&quot;)" office:value-type="float" office:value="-0.0289613085549545" calcext:value-type="float">
            <text:p>-0.028961308554955</text:p>
          </table:table-cell>
          <table:table-cell table:style-name="ce4" table:formula="of:=IF([.P52]&gt;MAX([.B52:.O52]); 1; IF([.P52]&gt;AVERAGE([.B52:.O52]); 2; IF([.P52]&gt;MIN([.B52:.O52]); 3; IF([.P52]&gt;MAX([.B52:.O52])*0.75; 4; 5))))" office:value-type="float" office:value="1" calcext:value-type="float">
            <text:p>1</text:p>
          </table:table-cell>
          <table:table-cell/>
          <table:table-cell office:value-type="float" office:value="0.965986371040344" calcext:value-type="float">
            <text:p>0.965986371040344</text:p>
          </table:table-cell>
          <table:table-cell/>
          <table:table-cell table:formula="of:=ROUND([.B52];4)*100 &amp;&quot;\%&quot;" office:value-type="string" office:string-value="96.24\%" calcext:value-type="string">
            <text:p>96.24\%</text:p>
          </table:table-cell>
          <table:table-cell table:formula="of:=ROUND([.C52];4)*100 &amp;&quot;\%&quot;" office:value-type="string" office:string-value="95.82\%" calcext:value-type="string">
            <text:p>95.82\%</text:p>
          </table:table-cell>
          <table:table-cell table:formula="of:=ROUND([.D52];4)*100 &amp;&quot;\%&quot;" office:value-type="string" office:string-value="96.16\%" calcext:value-type="string">
            <text:p>96.16\%</text:p>
          </table:table-cell>
          <table:table-cell table:formula="of:=ROUND([.E52];4)*100 &amp;&quot;\%&quot;" office:value-type="string" office:string-value="96.03\%" calcext:value-type="string">
            <text:p>96.03\%</text:p>
          </table:table-cell>
          <table:table-cell table:formula="of:=ROUND([.F52];4)*100 &amp;&quot;\%&quot;" office:value-type="string" office:string-value="95.38\%" calcext:value-type="string">
            <text:p>95.38\%</text:p>
          </table:table-cell>
          <table:table-cell table:formula="of:=ROUND([.G52];4)*100 &amp;&quot;\%&quot;" office:value-type="string" office:string-value="95.71\%" calcext:value-type="string">
            <text:p>95.71\%</text:p>
          </table:table-cell>
          <table:table-cell table:formula="of:=ROUND([.H52];4)*100 &amp;&quot;\%&quot;" office:value-type="string" office:string-value="95.6\%" calcext:value-type="string">
            <text:p>95.6\%</text:p>
          </table:table-cell>
          <table:table-cell table:formula="of:=ROUND([.I52];4)*100 &amp;&quot;\%&quot;" office:value-type="string" office:string-value="94.68\%" calcext:value-type="string">
            <text:p>94.68\%</text:p>
          </table:table-cell>
          <table:table-cell table:formula="of:=ROUND([.J52];4)*100 &amp;&quot;\%&quot;" office:value-type="string" office:string-value="86.84\%" calcext:value-type="string">
            <text:p>86.84\%</text:p>
          </table:table-cell>
          <table:table-cell table:formula="of:=ROUND([.K52];4)*100 &amp;&quot;\%&quot;" office:value-type="string" office:string-value="92.65\%" calcext:value-type="string">
            <text:p>92.65\%</text:p>
          </table:table-cell>
          <table:table-cell table:formula="of:=ROUND([.L52];4)*100 &amp;&quot;\%&quot;" office:value-type="string" office:string-value="87.09\%" calcext:value-type="string">
            <text:p>87.09\%</text:p>
          </table:table-cell>
          <table:table-cell table:formula="of:=ROUND([.M52];4)*100 &amp;&quot;\%&quot;" office:value-type="string" office:string-value="94.45\%" calcext:value-type="string">
            <text:p>94.45\%</text:p>
          </table:table-cell>
          <table:table-cell table:formula="of:=ROUND([.N52];4)*100 &amp;&quot;\%&quot;" office:value-type="string" office:string-value="95.95\%" calcext:value-type="string">
            <text:p>95.95\%</text:p>
          </table:table-cell>
          <table:table-cell table:formula="of:=ROUND([.O52];4)*100 &amp;&quot;\%&quot;" office:value-type="string" office:string-value="87.75\%" calcext:value-type="string">
            <text:p>87.75\%</text:p>
          </table:table-cell>
          <table:table-cell table:formula="of:=ROUND(AVERAGE([.B52:.O52]);4)*100&amp;&quot;\%&quot;" office:value-type="string" office:string-value="93.6\%" calcext:value-type="string">
            <text:p>93.6\%</text:p>
          </table:table-cell>
          <table:table-cell table:formula="of:=ROUND([.P52];4)*100 &amp;&quot;\%&quot;" office:value-type="string" office:string-value="96.31\%" calcext:value-type="string">
            <text:p>96.31\%</text:p>
          </table:table-cell>
          <table:table-cell table:style-name="ce2" table:formula="of:=&quot;\hline &quot;&amp;[.X52]&amp;&quot; &amp; &quot;&amp;[.Y52]&amp;&quot; &amp; &quot;&amp;[.Z52]&amp;&quot; &amp; &quot;&amp;[.AA52]&amp;&quot; &amp; &quot;&amp;[.AB52]&amp;&quot; &amp; &quot;&amp;[.AC52]&amp;&quot; &amp; &quot;&amp;[.AD52]&amp;&quot; &amp; &quot;&amp;[.AE52]&amp;&quot; &amp; &quot;&amp;[.AF52]&amp;&quot; &amp; &quot;&amp;[.AG52]&amp;&quot; &amp; &quot;&amp;[.AH52]&amp;&quot; &amp; &quot;&amp;[.AI52]&amp;&quot; &amp; &quot;&amp;[.AJ52]&amp;&quot; &amp; &quot;&amp;[.AK52]&amp;&quot; &amp; &quot;&amp;[.AL52]&amp;&quot; &amp; &quot;&amp;[.AM52]&amp;&quot; \\&quot;" office:value-type="string" office:string-value="\hline 96.24\% &amp; 95.82\% &amp; 96.16\% &amp; 96.03\% &amp; 95.38\% &amp; 95.71\% &amp; 95.6\% &amp; 94.68\% &amp; 86.84\% &amp; 92.65\% &amp; 87.09\% &amp; 94.45\% &amp; 95.95\% &amp; 87.75\% &amp; 93.6\% &amp; 96.31\% \\" calcext:value-type="string">
            <text:p>\hline 96.24\% &amp; 95.82\% &amp; 96.16\% &amp; 96.03\% &amp; 95.38\% &amp; 95.71\% &amp; 95.6\% &amp; 94.68\% &amp; 86.84\% &amp; 92.65\% &amp; 87.09\% &amp; 94.45\% &amp; 95.95\% &amp; 87.75\% &amp; 93.6\% &amp; 96.31\% \\</text:p>
          </table:table-cell>
        </table:table-row>
        <table:table-row table:style-name="ro1">
          <table:table-cell office:value-type="string" calcext:value-type="string">
            <text:p>LargeKitchenAppliances</text:p>
          </table:table-cell>
          <table:table-cell table:style-name="ce5" office:value-type="float" office:value="0.860177777777778" calcext:value-type="float">
            <text:p>0.860177777777778</text:p>
          </table:table-cell>
          <table:table-cell table:style-name="ce6" office:value-type="float" office:value="0.920088888888889" calcext:value-type="float">
            <text:p>0.920088888888889</text:p>
          </table:table-cell>
          <table:table-cell table:style-name="ce6" office:value-type="float" office:value="0.930044444444444" calcext:value-type="float">
            <text:p>0.930044444444444</text:p>
          </table:table-cell>
          <table:table-cell table:style-name="ce6" office:value-type="float" office:value="0.952533333333334" calcext:value-type="float">
            <text:p>0.952533333333334</text:p>
          </table:table-cell>
          <table:table-cell table:style-name="ce6" office:value-type="float" office:value="0.929866666666667" calcext:value-type="float">
            <text:p>0.929866666666667</text:p>
          </table:table-cell>
          <table:table-cell table:style-name="ce6" office:value-type="float" office:value="0.953866666666667" calcext:value-type="float">
            <text:p>0.953866666666667</text:p>
          </table:table-cell>
          <table:table-cell table:style-name="ce6" office:value-type="float" office:value="0.810133333333333" calcext:value-type="float">
            <text:p>0.810133333333333</text:p>
          </table:table-cell>
          <table:table-cell table:style-name="ce6" office:value-type="float" office:value="0.792711111111111" calcext:value-type="float">
            <text:p>0.792711111111111</text:p>
          </table:table-cell>
          <table:table-cell table:number-columns-repeated="2" table:style-name="ce6" office:value-type="float" office:value="0.836977777777778" calcext:value-type="float">
            <text:p>0.836977777777778</text:p>
          </table:table-cell>
          <table:table-cell table:style-name="ce6" office:value-type="float" office:value="0.835822222222222" calcext:value-type="float">
            <text:p>0.835822222222222</text:p>
          </table:table-cell>
          <table:table-cell table:style-name="ce6" office:value-type="float" office:value="0.735822222222222" calcext:value-type="float">
            <text:p>0.735822222222222</text:p>
          </table:table-cell>
          <table:table-cell table:style-name="ce6" office:value-type="float" office:value="0.636266666666667" calcext:value-type="float">
            <text:p>0.636266666666667</text:p>
          </table:table-cell>
          <table:table-cell table:style-name="ce6" office:value-type="float" office:value="0.886311111111111" calcext:value-type="float">
            <text:p>0.886311111111111</text:p>
          </table:table-cell>
          <table:table-cell table:style-name="ce6" office:value-type="float" office:value="0.586666643619537" calcext:value-type="float">
            <text:p>0.586666643619537</text:p>
          </table:table-cell>
          <table:table-cell table:style-name="ce2" table:formula="of:=IF([.P53]; 1-[.P53]/MIN([.B53:.O53]); &quot;&quot;)" office:value-type="float" office:value="0.0779547721822036" calcext:value-type="float">
            <text:p>0.077954772182204</text:p>
          </table:table-cell>
          <table:table-cell table:formula="of:=IF([.P53]; 1-[.P53]/MAX([.B53:.O53]); &quot;&quot;)" office:value-type="float" office:value="0.384959487399144" calcext:value-type="float">
            <text:p>0.384959487399144</text:p>
          </table:table-cell>
          <table:table-cell table:formula="of:=IF([.P53]; 1-[.P53]/AVERAGE([.B53:.O53]); &quot;&quot;)" office:value-type="float" office:value="0.310823235326449" calcext:value-type="float">
            <text:p>0.310823235326449</text:p>
          </table:table-cell>
          <table:table-cell table:style-name="ce4" table:formula="of:=IF([.P53]&gt;MAX([.B53:.O53]); 1; IF([.P53]&gt;AVERAGE([.B53:.O53]); 2; IF([.P53]&gt;MIN([.B53:.O53]); 3; IF([.P53]&gt;MAX([.B53:.O53])*0.75; 4; 5))))" office:value-type="float" office:value="5" calcext:value-type="float">
            <text:p>5</text:p>
          </table:table-cell>
          <table:table-cell/>
          <table:table-cell office:value-type="float" office:value="0.583999991416931" calcext:value-type="float">
            <text:p>0.583999991416931</text:p>
          </table:table-cell>
          <table:table-cell/>
          <table:table-cell table:formula="of:=ROUND([.B53];4)*100 &amp;&quot;\%&quot;" office:value-type="string" office:string-value="86.02\%" calcext:value-type="string">
            <text:p>86.02\%</text:p>
          </table:table-cell>
          <table:table-cell table:formula="of:=ROUND([.C53];4)*100 &amp;&quot;\%&quot;" office:value-type="string" office:string-value="92.01\%" calcext:value-type="string">
            <text:p>92.01\%</text:p>
          </table:table-cell>
          <table:table-cell table:formula="of:=ROUND([.D53];4)*100 &amp;&quot;\%&quot;" office:value-type="string" office:string-value="93\%" calcext:value-type="string">
            <text:p>93\%</text:p>
          </table:table-cell>
          <table:table-cell table:formula="of:=ROUND([.E53];4)*100 &amp;&quot;\%&quot;" office:value-type="string" office:string-value="95.25\%" calcext:value-type="string">
            <text:p>95.25\%</text:p>
          </table:table-cell>
          <table:table-cell table:formula="of:=ROUND([.F53];4)*100 &amp;&quot;\%&quot;" office:value-type="string" office:string-value="92.99\%" calcext:value-type="string">
            <text:p>92.99\%</text:p>
          </table:table-cell>
          <table:table-cell table:formula="of:=ROUND([.G53];4)*100 &amp;&quot;\%&quot;" office:value-type="string" office:string-value="95.39\%" calcext:value-type="string">
            <text:p>95.39\%</text:p>
          </table:table-cell>
          <table:table-cell table:formula="of:=ROUND([.H53];4)*100 &amp;&quot;\%&quot;" office:value-type="string" office:string-value="81.01\%" calcext:value-type="string">
            <text:p>81.01\%</text:p>
          </table:table-cell>
          <table:table-cell table:formula="of:=ROUND([.I53];4)*100 &amp;&quot;\%&quot;" office:value-type="string" office:string-value="79.27\%" calcext:value-type="string">
            <text:p>79.27\%</text:p>
          </table:table-cell>
          <table:table-cell table:formula="of:=ROUND([.J53];4)*100 &amp;&quot;\%&quot;" office:value-type="string" office:string-value="83.7\%" calcext:value-type="string">
            <text:p>83.7\%</text:p>
          </table:table-cell>
          <table:table-cell table:formula="of:=ROUND([.K53];4)*100 &amp;&quot;\%&quot;" office:value-type="string" office:string-value="83.7\%" calcext:value-type="string">
            <text:p>83.7\%</text:p>
          </table:table-cell>
          <table:table-cell table:formula="of:=ROUND([.L53];4)*100 &amp;&quot;\%&quot;" office:value-type="string" office:string-value="83.58\%" calcext:value-type="string">
            <text:p>83.58\%</text:p>
          </table:table-cell>
          <table:table-cell table:formula="of:=ROUND([.M53];4)*100 &amp;&quot;\%&quot;" office:value-type="string" office:string-value="73.58\%" calcext:value-type="string">
            <text:p>73.58\%</text:p>
          </table:table-cell>
          <table:table-cell table:formula="of:=ROUND([.N53];4)*100 &amp;&quot;\%&quot;" office:value-type="string" office:string-value="63.63\%" calcext:value-type="string">
            <text:p>63.63\%</text:p>
          </table:table-cell>
          <table:table-cell table:formula="of:=ROUND([.O53];4)*100 &amp;&quot;\%&quot;" office:value-type="string" office:string-value="88.63\%" calcext:value-type="string">
            <text:p>88.63\%</text:p>
          </table:table-cell>
          <table:table-cell table:formula="of:=ROUND(AVERAGE([.B53:.O53]);4)*100&amp;&quot;\%&quot;" office:value-type="string" office:string-value="85.13\%" calcext:value-type="string">
            <text:p>85.13\%</text:p>
          </table:table-cell>
          <table:table-cell table:formula="of:=ROUND([.P53];4)*100 &amp;&quot;\%&quot;" office:value-type="string" office:string-value="58.67\%" calcext:value-type="string">
            <text:p>58.67\%</text:p>
          </table:table-cell>
          <table:table-cell table:style-name="ce2" table:formula="of:=&quot;\hline &quot;&amp;[.X53]&amp;&quot; &amp; &quot;&amp;[.Y53]&amp;&quot; &amp; &quot;&amp;[.Z53]&amp;&quot; &amp; &quot;&amp;[.AA53]&amp;&quot; &amp; &quot;&amp;[.AB53]&amp;&quot; &amp; &quot;&amp;[.AC53]&amp;&quot; &amp; &quot;&amp;[.AD53]&amp;&quot; &amp; &quot;&amp;[.AE53]&amp;&quot; &amp; &quot;&amp;[.AF53]&amp;&quot; &amp; &quot;&amp;[.AG53]&amp;&quot; &amp; &quot;&amp;[.AH53]&amp;&quot; &amp; &quot;&amp;[.AI53]&amp;&quot; &amp; &quot;&amp;[.AJ53]&amp;&quot; &amp; &quot;&amp;[.AK53]&amp;&quot; &amp; &quot;&amp;[.AL53]&amp;&quot; &amp; &quot;&amp;[.AM53]&amp;&quot; \\&quot;" office:value-type="string" office:string-value="\hline 86.02\% &amp; 92.01\% &amp; 93\% &amp; 95.25\% &amp; 92.99\% &amp; 95.39\% &amp; 81.01\% &amp; 79.27\% &amp; 83.7\% &amp; 83.7\% &amp; 83.58\% &amp; 73.58\% &amp; 63.63\% &amp; 88.63\% &amp; 85.13\% &amp; 58.67\% \\" calcext:value-type="string">
            <text:p>\hline 86.02\% &amp; 92.01\% &amp; 93\% &amp; 95.25\% &amp; 92.99\% &amp; 95.39\% &amp; 81.01\% &amp; 79.27\% &amp; 83.7\% &amp; 83.7\% &amp; 83.58\% &amp; 73.58\% &amp; 63.63\% &amp; 88.63\% &amp; 85.13\% &amp; 58.67\% \\</text:p>
          </table:table-cell>
        </table:table-row>
        <table:table-row table:style-name="ro1">
          <table:table-cell office:value-type="string" calcext:value-type="string">
            <text:p>Lightning2</text:p>
          </table:table-cell>
          <table:table-cell table:style-name="ce5" office:value-type="float" office:value="0.768852459016393" calcext:value-type="float">
            <text:p>0.768852459016393</text:p>
          </table:table-cell>
          <table:table-cell table:style-name="ce6" office:value-type="float" office:value="0.773224043715847" calcext:value-type="float">
            <text:p>0.773224043715847</text:p>
          </table:table-cell>
          <table:table-cell table:style-name="ce6" office:value-type="float" office:value="0.776502732240437" calcext:value-type="float">
            <text:p>0.776502732240437</text:p>
          </table:table-cell>
          <table:table-cell table:style-name="ce6" office:value-type="float" office:value="0.816939890710382" calcext:value-type="float">
            <text:p>0.816939890710382</text:p>
          </table:table-cell>
          <table:table-cell table:style-name="ce6" office:value-type="float" office:value="0.658469945355191" calcext:value-type="float">
            <text:p>0.658469945355191</text:p>
          </table:table-cell>
          <table:table-cell table:style-name="ce6" office:value-type="float" office:value="0.800546448087432" calcext:value-type="float">
            <text:p>0.800546448087432</text:p>
          </table:table-cell>
          <table:table-cell table:style-name="ce6" office:value-type="float" office:value="0.848633879781421" calcext:value-type="float">
            <text:p>0.848633879781421</text:p>
          </table:table-cell>
          <table:table-cell table:style-name="ce6" office:value-type="float" office:value="0.627322404371585" calcext:value-type="float">
            <text:p>0.627322404371585</text:p>
          </table:table-cell>
          <table:table-cell table:style-name="ce6" office:value-type="float" office:value="0.808196721311475" calcext:value-type="float">
            <text:p>0.808196721311475</text:p>
          </table:table-cell>
          <table:table-cell table:style-name="ce6" office:value-type="float" office:value="0.797267759562842" calcext:value-type="float">
            <text:p>0.797267759562842</text:p>
          </table:table-cell>
          <table:table-cell table:style-name="ce6" office:value-type="float" office:value="0.819125683060109" calcext:value-type="float">
            <text:p>0.819125683060109</text:p>
          </table:table-cell>
          <table:table-cell table:style-name="ce6" office:value-type="float" office:value="0.681967213114754" calcext:value-type="float">
            <text:p>0.681967213114754</text:p>
          </table:table-cell>
          <table:table-cell table:style-name="ce6" office:value-type="float" office:value="0.76448087431694" calcext:value-type="float">
            <text:p>0.76448087431694</text:p>
          </table:table-cell>
          <table:table-cell table:style-name="ce6" office:value-type="float" office:value="0.744808743169399" calcext:value-type="float">
            <text:p>0.744808743169399</text:p>
          </table:table-cell>
          <table:table-cell table:style-name="ce6" office:value-type="float" office:value="0.737704932689667" calcext:value-type="float">
            <text:p>0.737704932689667</text:p>
          </table:table-cell>
          <table:table-cell table:style-name="ce2" table:formula="of:=IF([.P54]; 1-[.P54]/MIN([.B54:.O54]); &quot;&quot;)" office:value-type="float" office:value="-0.1759582115175" calcext:value-type="float">
            <text:p>-0.1759582115175</text:p>
          </table:table-cell>
          <table:table-cell table:formula="of:=IF([.P54]; 1-[.P54]/MAX([.B54:.O54]); &quot;&quot;)" office:value-type="float" office:value="0.130714728382427" calcext:value-type="float">
            <text:p>0.130714728382427</text:p>
          </table:table-cell>
          <table:table-cell table:formula="of:=IF([.P54]; 1-[.P54]/AVERAGE([.B54:.O54]); &quot;&quot;)" office:value-type="float" office:value="0.0335446729643448" calcext:value-type="float">
            <text:p>0.033544672964345</text:p>
          </table:table-cell>
          <table:table-cell table:style-name="ce4" table:formula="of:=IF([.P54]&gt;MAX([.B54:.O54]); 1; IF([.P54]&gt;AVERAGE([.B54:.O54]); 2; IF([.P54]&gt;MIN([.B54:.O54]); 3; IF([.P54]&gt;MAX([.B54:.O54])*0.75; 4; 5))))" office:value-type="float" office:value="3" calcext:value-type="float">
            <text:p>3</text:p>
          </table:table-cell>
          <table:table-cell/>
          <table:table-cell office:value-type="float" office:value="0.754098355770111" calcext:value-type="float">
            <text:p>0.754098355770111</text:p>
          </table:table-cell>
          <table:table-cell/>
          <table:table-cell table:formula="of:=ROUND([.B54];4)*100 &amp;&quot;\%&quot;" office:value-type="string" office:string-value="76.89\%" calcext:value-type="string">
            <text:p>76.89\%</text:p>
          </table:table-cell>
          <table:table-cell table:formula="of:=ROUND([.C54];4)*100 &amp;&quot;\%&quot;" office:value-type="string" office:string-value="77.32\%" calcext:value-type="string">
            <text:p>77.32\%</text:p>
          </table:table-cell>
          <table:table-cell table:formula="of:=ROUND([.D54];4)*100 &amp;&quot;\%&quot;" office:value-type="string" office:string-value="77.65\%" calcext:value-type="string">
            <text:p>77.65\%</text:p>
          </table:table-cell>
          <table:table-cell table:formula="of:=ROUND([.E54];4)*100 &amp;&quot;\%&quot;" office:value-type="string" office:string-value="81.69\%" calcext:value-type="string">
            <text:p>81.69\%</text:p>
          </table:table-cell>
          <table:table-cell table:formula="of:=ROUND([.F54];4)*100 &amp;&quot;\%&quot;" office:value-type="string" office:string-value="65.85\%" calcext:value-type="string">
            <text:p>65.85\%</text:p>
          </table:table-cell>
          <table:table-cell table:formula="of:=ROUND([.G54];4)*100 &amp;&quot;\%&quot;" office:value-type="string" office:string-value="80.05\%" calcext:value-type="string">
            <text:p>80.05\%</text:p>
          </table:table-cell>
          <table:table-cell table:formula="of:=ROUND([.H54];4)*100 &amp;&quot;\%&quot;" office:value-type="string" office:string-value="84.86\%" calcext:value-type="string">
            <text:p>84.86\%</text:p>
          </table:table-cell>
          <table:table-cell table:formula="of:=ROUND([.I54];4)*100 &amp;&quot;\%&quot;" office:value-type="string" office:string-value="62.73\%" calcext:value-type="string">
            <text:p>62.73\%</text:p>
          </table:table-cell>
          <table:table-cell table:formula="of:=ROUND([.J54];4)*100 &amp;&quot;\%&quot;" office:value-type="string" office:string-value="80.82\%" calcext:value-type="string">
            <text:p>80.82\%</text:p>
          </table:table-cell>
          <table:table-cell table:formula="of:=ROUND([.K54];4)*100 &amp;&quot;\%&quot;" office:value-type="string" office:string-value="79.73\%" calcext:value-type="string">
            <text:p>79.73\%</text:p>
          </table:table-cell>
          <table:table-cell table:formula="of:=ROUND([.L54];4)*100 &amp;&quot;\%&quot;" office:value-type="string" office:string-value="81.91\%" calcext:value-type="string">
            <text:p>81.91\%</text:p>
          </table:table-cell>
          <table:table-cell table:formula="of:=ROUND([.M54];4)*100 &amp;&quot;\%&quot;" office:value-type="string" office:string-value="68.2\%" calcext:value-type="string">
            <text:p>68.2\%</text:p>
          </table:table-cell>
          <table:table-cell table:formula="of:=ROUND([.N54];4)*100 &amp;&quot;\%&quot;" office:value-type="string" office:string-value="76.45\%" calcext:value-type="string">
            <text:p>76.45\%</text:p>
          </table:table-cell>
          <table:table-cell table:formula="of:=ROUND([.O54];4)*100 &amp;&quot;\%&quot;" office:value-type="string" office:string-value="74.48\%" calcext:value-type="string">
            <text:p>74.48\%</text:p>
          </table:table-cell>
          <table:table-cell table:formula="of:=ROUND(AVERAGE([.B54:.O54]);4)*100&amp;&quot;\%&quot;" office:value-type="string" office:string-value="76.33\%" calcext:value-type="string">
            <text:p>76.33\%</text:p>
          </table:table-cell>
          <table:table-cell table:formula="of:=ROUND([.P54];4)*100 &amp;&quot;\%&quot;" office:value-type="string" office:string-value="73.77\%" calcext:value-type="string">
            <text:p>73.77\%</text:p>
          </table:table-cell>
          <table:table-cell table:style-name="ce2" table:formula="of:=&quot;\hline &quot;&amp;[.X54]&amp;&quot; &amp; &quot;&amp;[.Y54]&amp;&quot; &amp; &quot;&amp;[.Z54]&amp;&quot; &amp; &quot;&amp;[.AA54]&amp;&quot; &amp; &quot;&amp;[.AB54]&amp;&quot; &amp; &quot;&amp;[.AC54]&amp;&quot; &amp; &quot;&amp;[.AD54]&amp;&quot; &amp; &quot;&amp;[.AE54]&amp;&quot; &amp; &quot;&amp;[.AF54]&amp;&quot; &amp; &quot;&amp;[.AG54]&amp;&quot; &amp; &quot;&amp;[.AH54]&amp;&quot; &amp; &quot;&amp;[.AI54]&amp;&quot; &amp; &quot;&amp;[.AJ54]&amp;&quot; &amp; &quot;&amp;[.AK54]&amp;&quot; &amp; &quot;&amp;[.AL54]&amp;&quot; &amp; &quot;&amp;[.AM54]&amp;&quot; \\&quot;" office:value-type="string" office:string-value="\hline 76.89\% &amp; 77.32\% &amp; 77.65\% &amp; 81.69\% &amp; 65.85\% &amp; 80.05\% &amp; 84.86\% &amp; 62.73\% &amp; 80.82\% &amp; 79.73\% &amp; 81.91\% &amp; 68.2\% &amp; 76.45\% &amp; 74.48\% &amp; 76.33\% &amp; 73.77\% \\" calcext:value-type="string">
            <text:p>\hline 76.89\% &amp; 77.32\% &amp; 77.65\% &amp; 81.69\% &amp; 65.85\% &amp; 80.05\% &amp; 84.86\% &amp; 62.73\% &amp; 80.82\% &amp; 79.73\% &amp; 81.91\% &amp; 68.2\% &amp; 76.45\% &amp; 74.48\% &amp; 76.33\% &amp; 73.77\% \\</text:p>
          </table:table-cell>
        </table:table-row>
        <table:table-row table:style-name="ro1">
          <table:table-cell office:value-type="string" calcext:value-type="string">
            <text:p>Lightning7</text:p>
          </table:table-cell>
          <table:table-cell table:style-name="ce5" office:value-type="float" office:value="0.793607305936073" calcext:value-type="float">
            <text:p>0.793607305936073</text:p>
          </table:table-cell>
          <table:table-cell table:style-name="ce6" office:value-type="float" office:value="0.757534246575342" calcext:value-type="float">
            <text:p>0.757534246575342</text:p>
          </table:table-cell>
          <table:table-cell table:style-name="ce6" office:value-type="float" office:value="0.797716894977169" calcext:value-type="float">
            <text:p>0.797716894977169</text:p>
          </table:table-cell>
          <table:table-cell table:style-name="ce6" office:value-type="float" office:value="0.820547945205479" calcext:value-type="float">
            <text:p>0.820547945205479</text:p>
          </table:table-cell>
          <table:table-cell table:style-name="ce6" office:value-type="float" office:value="0.74337899543379" calcext:value-type="float">
            <text:p>0.74337899543379</text:p>
          </table:table-cell>
          <table:table-cell table:style-name="ce6" office:value-type="float" office:value="0.810045662100457" calcext:value-type="float">
            <text:p>0.810045662100457</text:p>
          </table:table-cell>
          <table:table-cell table:style-name="ce6" office:value-type="float" office:value="0.792237442922374" calcext:value-type="float">
            <text:p>0.792237442922374</text:p>
          </table:table-cell>
          <table:table-cell table:style-name="ce6" office:value-type="float" office:value="0.712785388127854" calcext:value-type="float">
            <text:p>0.712785388127854</text:p>
          </table:table-cell>
          <table:table-cell table:style-name="ce6" office:value-type="float" office:value="0.681278538812785" calcext:value-type="float">
            <text:p>0.681278538812785</text:p>
          </table:table-cell>
          <table:table-cell table:style-name="ce6" office:value-type="float" office:value="0.720091324200913" calcext:value-type="float">
            <text:p>0.720091324200913</text:p>
          </table:table-cell>
          <table:table-cell table:style-name="ce6" office:value-type="float" office:value="0.671232876712329" calcext:value-type="float">
            <text:p>0.671232876712329</text:p>
          </table:table-cell>
          <table:table-cell table:style-name="ce6" office:value-type="float" office:value="0.697716894977169" calcext:value-type="float">
            <text:p>0.697716894977169</text:p>
          </table:table-cell>
          <table:table-cell table:style-name="ce6" office:value-type="float" office:value="0.720547945205479" calcext:value-type="float">
            <text:p>0.720547945205479</text:p>
          </table:table-cell>
          <table:table-cell table:style-name="ce6" office:value-type="float" office:value="0.646118721461187" calcext:value-type="float">
            <text:p>0.646118721461187</text:p>
          </table:table-cell>
          <table:table-cell table:style-name="ce6" office:value-type="float" office:value="0.602739751338959" calcext:value-type="float">
            <text:p>0.602739751338959</text:p>
          </table:table-cell>
          <table:table-cell table:style-name="ce2" table:formula="of:=IF([.P55]; 1-[.P55]/MIN([.B55:.O55]); &quot;&quot;)" office:value-type="float" office:value="0.0671377700124942" calcext:value-type="float">
            <text:p>0.067137770012494</text:p>
          </table:table-cell>
          <table:table-cell table:formula="of:=IF([.P55]; 1-[.P55]/MAX([.B55:.O55]); &quot;&quot;)" office:value-type="float" office:value="0.265442373159532" calcext:value-type="float">
            <text:p>0.265442373159532</text:p>
          </table:table-cell>
          <table:table-cell table:formula="of:=IF([.P55]; 1-[.P55]/AVERAGE([.B55:.O55]); &quot;&quot;)" office:value-type="float" office:value="0.185867184631372" calcext:value-type="float">
            <text:p>0.185867184631372</text:p>
          </table:table-cell>
          <table:table-cell table:style-name="ce4" table:formula="of:=IF([.P55]&gt;MAX([.B55:.O55]); 1; IF([.P55]&gt;AVERAGE([.B55:.O55]); 2; IF([.P55]&gt;MIN([.B55:.O55]); 3; IF([.P55]&gt;MAX([.B55:.O55])*0.75; 4; 5))))" office:value-type="float" office:value="5" calcext:value-type="float">
            <text:p>5</text:p>
          </table:table-cell>
          <table:table-cell/>
          <table:table-cell office:value-type="float" office:value="0.547945201396942" calcext:value-type="float">
            <text:p>0.547945201396942</text:p>
          </table:table-cell>
          <table:table-cell/>
          <table:table-cell table:formula="of:=ROUND([.B55];4)*100 &amp;&quot;\%&quot;" office:value-type="string" office:string-value="79.36\%" calcext:value-type="string">
            <text:p>79.36\%</text:p>
          </table:table-cell>
          <table:table-cell table:formula="of:=ROUND([.C55];4)*100 &amp;&quot;\%&quot;" office:value-type="string" office:string-value="75.75\%" calcext:value-type="string">
            <text:p>75.75\%</text:p>
          </table:table-cell>
          <table:table-cell table:formula="of:=ROUND([.D55];4)*100 &amp;&quot;\%&quot;" office:value-type="string" office:string-value="79.77\%" calcext:value-type="string">
            <text:p>79.77\%</text:p>
          </table:table-cell>
          <table:table-cell table:formula="of:=ROUND([.E55];4)*100 &amp;&quot;\%&quot;" office:value-type="string" office:string-value="82.05\%" calcext:value-type="string">
            <text:p>82.05\%</text:p>
          </table:table-cell>
          <table:table-cell table:formula="of:=ROUND([.F55];4)*100 &amp;&quot;\%&quot;" office:value-type="string" office:string-value="74.34\%" calcext:value-type="string">
            <text:p>74.34\%</text:p>
          </table:table-cell>
          <table:table-cell table:formula="of:=ROUND([.G55];4)*100 &amp;&quot;\%&quot;" office:value-type="string" office:string-value="81\%" calcext:value-type="string">
            <text:p>81\%</text:p>
          </table:table-cell>
          <table:table-cell table:formula="of:=ROUND([.H55];4)*100 &amp;&quot;\%&quot;" office:value-type="string" office:string-value="79.22\%" calcext:value-type="string">
            <text:p>79.22\%</text:p>
          </table:table-cell>
          <table:table-cell table:formula="of:=ROUND([.I55];4)*100 &amp;&quot;\%&quot;" office:value-type="string" office:string-value="71.28\%" calcext:value-type="string">
            <text:p>71.28\%</text:p>
          </table:table-cell>
          <table:table-cell table:formula="of:=ROUND([.J55];4)*100 &amp;&quot;\%&quot;" office:value-type="string" office:string-value="68.13\%" calcext:value-type="string">
            <text:p>68.13\%</text:p>
          </table:table-cell>
          <table:table-cell table:formula="of:=ROUND([.K55];4)*100 &amp;&quot;\%&quot;" office:value-type="string" office:string-value="72.01\%" calcext:value-type="string">
            <text:p>72.01\%</text:p>
          </table:table-cell>
          <table:table-cell table:formula="of:=ROUND([.L55];4)*100 &amp;&quot;\%&quot;" office:value-type="string" office:string-value="67.12\%" calcext:value-type="string">
            <text:p>67.12\%</text:p>
          </table:table-cell>
          <table:table-cell table:formula="of:=ROUND([.M55];4)*100 &amp;&quot;\%&quot;" office:value-type="string" office:string-value="69.77\%" calcext:value-type="string">
            <text:p>69.77\%</text:p>
          </table:table-cell>
          <table:table-cell table:formula="of:=ROUND([.N55];4)*100 &amp;&quot;\%&quot;" office:value-type="string" office:string-value="72.05\%" calcext:value-type="string">
            <text:p>72.05\%</text:p>
          </table:table-cell>
          <table:table-cell table:formula="of:=ROUND([.O55];4)*100 &amp;&quot;\%&quot;" office:value-type="string" office:string-value="64.61\%" calcext:value-type="string">
            <text:p>64.61\%</text:p>
          </table:table-cell>
          <table:table-cell table:formula="of:=ROUND(AVERAGE([.B55:.O55]);4)*100&amp;&quot;\%&quot;" office:value-type="string" office:string-value="74.03\%" calcext:value-type="string">
            <text:p>74.03\%</text:p>
          </table:table-cell>
          <table:table-cell table:formula="of:=ROUND([.P55];4)*100 &amp;&quot;\%&quot;" office:value-type="string" office:string-value="60.27\%" calcext:value-type="string">
            <text:p>60.27\%</text:p>
          </table:table-cell>
          <table:table-cell table:style-name="ce2" table:formula="of:=&quot;\hline &quot;&amp;[.X55]&amp;&quot; &amp; &quot;&amp;[.Y55]&amp;&quot; &amp; &quot;&amp;[.Z55]&amp;&quot; &amp; &quot;&amp;[.AA55]&amp;&quot; &amp; &quot;&amp;[.AB55]&amp;&quot; &amp; &quot;&amp;[.AC55]&amp;&quot; &amp; &quot;&amp;[.AD55]&amp;&quot; &amp; &quot;&amp;[.AE55]&amp;&quot; &amp; &quot;&amp;[.AF55]&amp;&quot; &amp; &quot;&amp;[.AG55]&amp;&quot; &amp; &quot;&amp;[.AH55]&amp;&quot; &amp; &quot;&amp;[.AI55]&amp;&quot; &amp; &quot;&amp;[.AJ55]&amp;&quot; &amp; &quot;&amp;[.AK55]&amp;&quot; &amp; &quot;&amp;[.AL55]&amp;&quot; &amp; &quot;&amp;[.AM55]&amp;&quot; \\&quot;" office:value-type="string" office:string-value="\hline 79.36\% &amp; 75.75\% &amp; 79.77\% &amp; 82.05\% &amp; 74.34\% &amp; 81\% &amp; 79.22\% &amp; 71.28\% &amp; 68.13\% &amp; 72.01\% &amp; 67.12\% &amp; 69.77\% &amp; 72.05\% &amp; 64.61\% &amp; 74.03\% &amp; 60.27\% \\" calcext:value-type="string">
            <text:p>\hline 79.36\% &amp; 75.75\% &amp; 79.77\% &amp; 82.05\% &amp; 74.34\% &amp; 81\% &amp; 79.22\% &amp; 71.28\% &amp; 68.13\% &amp; 72.01\% &amp; 67.12\% &amp; 69.77\% &amp; 72.05\% &amp; 64.61\% &amp; 74.03\% &amp; 60.27\% \\</text:p>
          </table:table-cell>
        </table:table-row>
        <table:table-row table:style-name="ro1">
          <table:table-cell office:value-type="string" calcext:value-type="string">
            <text:p>Mallat</text:p>
          </table:table-cell>
          <table:table-cell table:style-name="ce5" office:value-type="float" office:value="0.976702203269367" calcext:value-type="float">
            <text:p>0.976702203269367</text:p>
          </table:table-cell>
          <table:table-cell table:style-name="ce6" office:value-type="float" office:value="0.967192608386638" calcext:value-type="float">
            <text:p>0.967192608386638</text:p>
          </table:table-cell>
          <table:table-cell table:style-name="ce6" office:value-type="float" office:value="0.957171286425018" calcext:value-type="float">
            <text:p>0.957171286425018</text:p>
          </table:table-cell>
          <table:table-cell table:style-name="ce6" office:value-type="float" office:value="0.962601279317697" calcext:value-type="float">
            <text:p>0.962601279317697</text:p>
          </table:table-cell>
          <table:table-cell table:style-name="ce6" office:value-type="float" office:value="0.908031272210377" calcext:value-type="float">
            <text:p>0.908031272210377</text:p>
          </table:table-cell>
          <table:table-cell table:style-name="ce6" office:value-type="float" office:value="0.968969438521677" calcext:value-type="float">
            <text:p>0.968969438521677</text:p>
          </table:table-cell>
          <table:table-cell table:style-name="ce6" office:value-type="float" office:value="0.972011371712864" calcext:value-type="float">
            <text:p>0.972011371712864</text:p>
          </table:table-cell>
          <table:table-cell table:style-name="ce6" office:value-type="float" office:value="0.966439232409382" calcext:value-type="float">
            <text:p>0.966439232409382</text:p>
          </table:table-cell>
          <table:table-cell table:style-name="ce6" office:value-type="float" office:value="0.948457711442786" calcext:value-type="float">
            <text:p>0.948457711442786</text:p>
          </table:table-cell>
          <table:table-cell table:style-name="ce6" office:value-type="float" office:value="0.94090973702914" calcext:value-type="float">
            <text:p>0.94090973702914</text:p>
          </table:table-cell>
          <table:table-cell table:style-name="ce6" office:value-type="float" office:value="0.949793887704335" calcext:value-type="float">
            <text:p>0.949793887704335</text:p>
          </table:table-cell>
          <table:table-cell table:style-name="ce6" office:value-type="float" office:value="0.95407249466951" calcext:value-type="float">
            <text:p>0.95407249466951</text:p>
          </table:table-cell>
          <table:table-cell table:style-name="ce6" office:value-type="float" office:value="0.935721393034826" calcext:value-type="float">
            <text:p>0.935721393034826</text:p>
          </table:table-cell>
          <table:table-cell table:style-name="ce6" office:value-type="float" office:value="0.906112295664534" calcext:value-type="float">
            <text:p>0.906112295664534</text:p>
          </table:table-cell>
          <table:table-cell table:style-name="ce6" office:value-type="float" office:value="0.91087418794632" calcext:value-type="float">
            <text:p>0.91087418794632</text:p>
          </table:table-cell>
          <table:table-cell table:style-name="ce2" table:formula="of:=IF([.P56]; 1-[.P56]/MIN([.B56:.O56]); &quot;&quot;)" office:value-type="float" office:value="-0.00525530036902722" calcext:value-type="float">
            <text:p>-0.005255300369027</text:p>
          </table:table-cell>
          <table:table-cell table:formula="of:=IF([.P56]; 1-[.P56]/MAX([.B56:.O56]); &quot;&quot;)" office:value-type="float" office:value="0.0673982459573629" calcext:value-type="float">
            <text:p>0.067398245957363</text:p>
          </table:table-cell>
          <table:table-cell table:formula="of:=IF([.P56]; 1-[.P56]/AVERAGE([.B56:.O56]); &quot;&quot;)" office:value-type="float" office:value="0.0422066787718286" calcext:value-type="float">
            <text:p>0.042206678771829</text:p>
          </table:table-cell>
          <table:table-cell table:style-name="ce4" table:formula="of:=IF([.P56]&gt;MAX([.B56:.O56]); 1; IF([.P56]&gt;AVERAGE([.B56:.O56]); 2; IF([.P56]&gt;MIN([.B56:.O56]); 3; IF([.P56]&gt;MAX([.B56:.O56])*0.75; 4; 5))))" office:value-type="float" office:value="3" calcext:value-type="float">
            <text:p>3</text:p>
          </table:table-cell>
          <table:table-cell/>
          <table:table-cell office:value-type="float" office:value="0.123240940272808" calcext:value-type="float">
            <text:p>0.123240940272808</text:p>
          </table:table-cell>
          <table:table-cell/>
          <table:table-cell table:formula="of:=ROUND([.B56];4)*100 &amp;&quot;\%&quot;" office:value-type="string" office:string-value="97.67\%" calcext:value-type="string">
            <text:p>97.67\%</text:p>
          </table:table-cell>
          <table:table-cell table:formula="of:=ROUND([.C56];4)*100 &amp;&quot;\%&quot;" office:value-type="string" office:string-value="96.72\%" calcext:value-type="string">
            <text:p>96.72\%</text:p>
          </table:table-cell>
          <table:table-cell table:formula="of:=ROUND([.D56];4)*100 &amp;&quot;\%&quot;" office:value-type="string" office:string-value="95.72\%" calcext:value-type="string">
            <text:p>95.72\%</text:p>
          </table:table-cell>
          <table:table-cell table:formula="of:=ROUND([.E56];4)*100 &amp;&quot;\%&quot;" office:value-type="string" office:string-value="96.26\%" calcext:value-type="string">
            <text:p>96.26\%</text:p>
          </table:table-cell>
          <table:table-cell table:formula="of:=ROUND([.F56];4)*100 &amp;&quot;\%&quot;" office:value-type="string" office:string-value="90.8\%" calcext:value-type="string">
            <text:p>90.8\%</text:p>
          </table:table-cell>
          <table:table-cell table:formula="of:=ROUND([.G56];4)*100 &amp;&quot;\%&quot;" office:value-type="string" office:string-value="96.9\%" calcext:value-type="string">
            <text:p>96.9\%</text:p>
          </table:table-cell>
          <table:table-cell table:formula="of:=ROUND([.H56];4)*100 &amp;&quot;\%&quot;" office:value-type="string" office:string-value="97.2\%" calcext:value-type="string">
            <text:p>97.2\%</text:p>
          </table:table-cell>
          <table:table-cell table:formula="of:=ROUND([.I56];4)*100 &amp;&quot;\%&quot;" office:value-type="string" office:string-value="96.64\%" calcext:value-type="string">
            <text:p>96.64\%</text:p>
          </table:table-cell>
          <table:table-cell table:formula="of:=ROUND([.J56];4)*100 &amp;&quot;\%&quot;" office:value-type="string" office:string-value="94.85\%" calcext:value-type="string">
            <text:p>94.85\%</text:p>
          </table:table-cell>
          <table:table-cell table:formula="of:=ROUND([.K56];4)*100 &amp;&quot;\%&quot;" office:value-type="string" office:string-value="94.09\%" calcext:value-type="string">
            <text:p>94.09\%</text:p>
          </table:table-cell>
          <table:table-cell table:formula="of:=ROUND([.L56];4)*100 &amp;&quot;\%&quot;" office:value-type="string" office:string-value="94.98\%" calcext:value-type="string">
            <text:p>94.98\%</text:p>
          </table:table-cell>
          <table:table-cell table:formula="of:=ROUND([.M56];4)*100 &amp;&quot;\%&quot;" office:value-type="string" office:string-value="95.41\%" calcext:value-type="string">
            <text:p>95.41\%</text:p>
          </table:table-cell>
          <table:table-cell table:formula="of:=ROUND([.N56];4)*100 &amp;&quot;\%&quot;" office:value-type="string" office:string-value="93.57\%" calcext:value-type="string">
            <text:p>93.57\%</text:p>
          </table:table-cell>
          <table:table-cell table:formula="of:=ROUND([.O56];4)*100 &amp;&quot;\%&quot;" office:value-type="string" office:string-value="90.61\%" calcext:value-type="string">
            <text:p>90.61\%</text:p>
          </table:table-cell>
          <table:table-cell table:formula="of:=ROUND(AVERAGE([.B56:.O56]);4)*100&amp;&quot;\%&quot;" office:value-type="string" office:string-value="95.1\%" calcext:value-type="string">
            <text:p>95.1\%</text:p>
          </table:table-cell>
          <table:table-cell table:formula="of:=ROUND([.P56];4)*100 &amp;&quot;\%&quot;" office:value-type="string" office:string-value="91.09\%" calcext:value-type="string">
            <text:p>91.09\%</text:p>
          </table:table-cell>
          <table:table-cell table:style-name="ce2" table:formula="of:=&quot;\hline &quot;&amp;[.X56]&amp;&quot; &amp; &quot;&amp;[.Y56]&amp;&quot; &amp; &quot;&amp;[.Z56]&amp;&quot; &amp; &quot;&amp;[.AA56]&amp;&quot; &amp; &quot;&amp;[.AB56]&amp;&quot; &amp; &quot;&amp;[.AC56]&amp;&quot; &amp; &quot;&amp;[.AD56]&amp;&quot; &amp; &quot;&amp;[.AE56]&amp;&quot; &amp; &quot;&amp;[.AF56]&amp;&quot; &amp; &quot;&amp;[.AG56]&amp;&quot; &amp; &quot;&amp;[.AH56]&amp;&quot; &amp; &quot;&amp;[.AI56]&amp;&quot; &amp; &quot;&amp;[.AJ56]&amp;&quot; &amp; &quot;&amp;[.AK56]&amp;&quot; &amp; &quot;&amp;[.AL56]&amp;&quot; &amp; &quot;&amp;[.AM56]&amp;&quot; \\&quot;" office:value-type="string" office:string-value="\hline 97.67\% &amp; 96.72\% &amp; 95.72\% &amp; 96.26\% &amp; 90.8\% &amp; 96.9\% &amp; 97.2\% &amp; 96.64\% &amp; 94.85\% &amp; 94.09\% &amp; 94.98\% &amp; 95.41\% &amp; 93.57\% &amp; 90.61\% &amp; 95.1\% &amp; 91.09\% \\" calcext:value-type="string">
            <text:p>\hline 97.67\% &amp; 96.72\% &amp; 95.72\% &amp; 96.26\% &amp; 90.8\% &amp; 96.9\% &amp; 97.2\% &amp; 96.64\% &amp; 94.85\% &amp; 94.09\% &amp; 94.98\% &amp; 95.41\% &amp; 93.57\% &amp; 90.61\% &amp; 95.1\% &amp; 91.09\% \\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table:style-name="ce5" office:value-type="float" office:value="0.984444444444444" calcext:value-type="float">
            <text:p>0.984444444444444</text:p>
          </table:table-cell>
          <table:table-cell table:style-name="ce6" office:value-type="float" office:value="0.986111111111111" calcext:value-type="float">
            <text:p>0.986111111111111</text:p>
          </table:table-cell>
          <table:table-cell table:style-name="ce6" office:value-type="float" office:value="0.988888888888889" calcext:value-type="float">
            <text:p>0.988888888888889</text:p>
          </table:table-cell>
          <table:table-cell table:style-name="ce6" office:value-type="float" office:value="0.984444444444444" calcext:value-type="float">
            <text:p>0.984444444444444</text:p>
          </table:table-cell>
          <table:table-cell table:style-name="ce6" office:value-type="float" office:value="0.967777777777778" calcext:value-type="float">
            <text:p>0.967777777777778</text:p>
          </table:table-cell>
          <table:table-cell table:style-name="ce6" office:value-type="float" office:value="0.993888888888889" calcext:value-type="float">
            <text:p>0.993888888888889</text:p>
          </table:table-cell>
          <table:table-cell table:style-name="ce6" office:value-type="float" office:value="0.987222222222222" calcext:value-type="float">
            <text:p>0.987222222222222</text:p>
          </table:table-cell>
          <table:table-cell table:style-name="ce6" office:value-type="float" office:value="0.976666666666666" calcext:value-type="float">
            <text:p>0.976666666666666</text:p>
          </table:table-cell>
          <table:table-cell table:style-name="ce6" office:value-type="float" office:value="0.983888888888889" calcext:value-type="float">
            <text:p>0.983888888888889</text:p>
          </table:table-cell>
          <table:table-cell table:style-name="ce6" office:value-type="float" office:value="0.977222222222222" calcext:value-type="float">
            <text:p>0.977222222222222</text:p>
          </table:table-cell>
          <table:table-cell table:style-name="ce6" office:value-type="float" office:value="0.980555555555555" calcext:value-type="float">
            <text:p>0.980555555555555</text:p>
          </table:table-cell>
          <table:table-cell table:style-name="ce6" office:value-type="float" office:value="0.986666666666667" calcext:value-type="float">
            <text:p>0.986666666666667</text:p>
          </table:table-cell>
          <table:table-cell table:style-name="ce6" office:value-type="float" office:value="0.983888888888889" calcext:value-type="float">
            <text:p>0.983888888888889</text:p>
          </table:table-cell>
          <table:table-cell table:style-name="ce6" office:value-type="float" office:value="0.942777777777778" calcext:value-type="float">
            <text:p>0.942777777777778</text:p>
          </table:table-cell>
          <table:table-cell table:style-name="ce6" office:value-type="float" office:value="0.466666668653488" calcext:value-type="float">
            <text:p>0.466666668653488</text:p>
          </table:table-cell>
          <table:table-cell table:style-name="ce2" table:formula="of:=IF([.P57]; 1-[.P57]/MIN([.B57:.O57]); &quot;&quot;)" office:value-type="float" office:value="0.505008837020461" calcext:value-type="float">
            <text:p>0.505008837020461</text:p>
          </table:table-cell>
          <table:table-cell table:formula="of:=IF([.P57]; 1-[.P57]/MAX([.B57:.O57]); &quot;&quot;)" office:value-type="float" office:value="0.530463944339699" calcext:value-type="float">
            <text:p>0.530463944339699</text:p>
          </table:table-cell>
          <table:table-cell table:formula="of:=IF([.P57]; 1-[.P57]/AVERAGE([.B57:.O57]); &quot;&quot;)" office:value-type="float" office:value="0.523963728543236" calcext:value-type="float">
            <text:p>0.523963728543236</text:p>
          </table:table-cell>
          <table:table-cell table:style-name="ce4" table:formula="of:=IF([.P57]&gt;MAX([.B57:.O57]); 1; IF([.P57]&gt;AVERAGE([.B57:.O57]); 2; IF([.P57]&gt;MIN([.B57:.O57]); 3; IF([.P57]&gt;MAX([.B57:.O57])*0.75; 4; 5))))" office:value-type="float" office:value="5" calcext:value-type="float">
            <text:p>5</text:p>
          </table:table-cell>
          <table:table-cell/>
          <table:table-cell office:value-type="float" office:value="0.333333343267441" calcext:value-type="float">
            <text:p>0.333333343267441</text:p>
          </table:table-cell>
          <table:table-cell/>
          <table:table-cell table:formula="of:=ROUND([.B57];4)*100 &amp;&quot;\%&quot;" office:value-type="string" office:string-value="98.44\%" calcext:value-type="string">
            <text:p>98.44\%</text:p>
          </table:table-cell>
          <table:table-cell table:formula="of:=ROUND([.C57];4)*100 &amp;&quot;\%&quot;" office:value-type="string" office:string-value="98.61\%" calcext:value-type="string">
            <text:p>98.61\%</text:p>
          </table:table-cell>
          <table:table-cell table:formula="of:=ROUND([.D57];4)*100 &amp;&quot;\%&quot;" office:value-type="string" office:string-value="98.89\%" calcext:value-type="string">
            <text:p>98.89\%</text:p>
          </table:table-cell>
          <table:table-cell table:formula="of:=ROUND([.E57];4)*100 &amp;&quot;\%&quot;" office:value-type="string" office:string-value="98.44\%" calcext:value-type="string">
            <text:p>98.44\%</text:p>
          </table:table-cell>
          <table:table-cell table:formula="of:=ROUND([.F57];4)*100 &amp;&quot;\%&quot;" office:value-type="string" office:string-value="96.78\%" calcext:value-type="string">
            <text:p>96.78\%</text:p>
          </table:table-cell>
          <table:table-cell table:formula="of:=ROUND([.G57];4)*100 &amp;&quot;\%&quot;" office:value-type="string" office:string-value="99.39\%" calcext:value-type="string">
            <text:p>99.39\%</text:p>
          </table:table-cell>
          <table:table-cell table:formula="of:=ROUND([.H57];4)*100 &amp;&quot;\%&quot;" office:value-type="string" office:string-value="98.72\%" calcext:value-type="string">
            <text:p>98.72\%</text:p>
          </table:table-cell>
          <table:table-cell table:formula="of:=ROUND([.I57];4)*100 &amp;&quot;\%&quot;" office:value-type="string" office:string-value="97.67\%" calcext:value-type="string">
            <text:p>97.67\%</text:p>
          </table:table-cell>
          <table:table-cell table:formula="of:=ROUND([.J57];4)*100 &amp;&quot;\%&quot;" office:value-type="string" office:string-value="98.39\%" calcext:value-type="string">
            <text:p>98.39\%</text:p>
          </table:table-cell>
          <table:table-cell table:formula="of:=ROUND([.K57];4)*100 &amp;&quot;\%&quot;" office:value-type="string" office:string-value="97.72\%" calcext:value-type="string">
            <text:p>97.72\%</text:p>
          </table:table-cell>
          <table:table-cell table:formula="of:=ROUND([.L57];4)*100 &amp;&quot;\%&quot;" office:value-type="string" office:string-value="98.06\%" calcext:value-type="string">
            <text:p>98.06\%</text:p>
          </table:table-cell>
          <table:table-cell table:formula="of:=ROUND([.M57];4)*100 &amp;&quot;\%&quot;" office:value-type="string" office:string-value="98.67\%" calcext:value-type="string">
            <text:p>98.67\%</text:p>
          </table:table-cell>
          <table:table-cell table:formula="of:=ROUND([.N57];4)*100 &amp;&quot;\%&quot;" office:value-type="string" office:string-value="98.39\%" calcext:value-type="string">
            <text:p>98.39\%</text:p>
          </table:table-cell>
          <table:table-cell table:formula="of:=ROUND([.O57];4)*100 &amp;&quot;\%&quot;" office:value-type="string" office:string-value="94.28\%" calcext:value-type="string">
            <text:p>94.28\%</text:p>
          </table:table-cell>
          <table:table-cell table:formula="of:=ROUND(AVERAGE([.B57:.O57]);4)*100&amp;&quot;\%&quot;" office:value-type="string" office:string-value="98.03\%" calcext:value-type="string">
            <text:p>98.03\%</text:p>
          </table:table-cell>
          <table:table-cell table:formula="of:=ROUND([.P57];4)*100 &amp;&quot;\%&quot;" office:value-type="string" office:string-value="46.67\%" calcext:value-type="string">
            <text:p>46.67\%</text:p>
          </table:table-cell>
          <table:table-cell table:style-name="ce2" table:formula="of:=&quot;\hline &quot;&amp;[.X57]&amp;&quot; &amp; &quot;&amp;[.Y57]&amp;&quot; &amp; &quot;&amp;[.Z57]&amp;&quot; &amp; &quot;&amp;[.AA57]&amp;&quot; &amp; &quot;&amp;[.AB57]&amp;&quot; &amp; &quot;&amp;[.AC57]&amp;&quot; &amp; &quot;&amp;[.AD57]&amp;&quot; &amp; &quot;&amp;[.AE57]&amp;&quot; &amp; &quot;&amp;[.AF57]&amp;&quot; &amp; &quot;&amp;[.AG57]&amp;&quot; &amp; &quot;&amp;[.AH57]&amp;&quot; &amp; &quot;&amp;[.AI57]&amp;&quot; &amp; &quot;&amp;[.AJ57]&amp;&quot; &amp; &quot;&amp;[.AK57]&amp;&quot; &amp; &quot;&amp;[.AL57]&amp;&quot; &amp; &quot;&amp;[.AM57]&amp;&quot; \\&quot;" office:value-type="string" office:string-value="\hline 98.44\% &amp; 98.61\% &amp; 98.89\% &amp; 98.44\% &amp; 96.78\% &amp; 99.39\% &amp; 98.72\% &amp; 97.67\% &amp; 98.39\% &amp; 97.72\% &amp; 98.06\% &amp; 98.67\% &amp; 98.39\% &amp; 94.28\% &amp; 98.03\% &amp; 46.67\% \\" calcext:value-type="string">
            <text:p>\hline 98.44\% &amp; 98.61\% &amp; 98.89\% &amp; 98.44\% &amp; 96.78\% &amp; 99.39\% &amp; 98.72\% &amp; 97.67\% &amp; 98.39\% &amp; 97.72\% &amp; 98.06\% &amp; 98.67\% &amp; 98.39\% &amp; 94.28\% &amp; 98.03\% &amp; 46.67\% \\</text:p>
          </table:table-cell>
        </table:table-row>
        <table:table-row table:style-name="ro1">
          <table:table-cell office:value-type="string" calcext:value-type="string">
            <text:p>MedicalImages</text:p>
          </table:table-cell>
          <table:table-cell table:style-name="ce5" office:value-type="float" office:value="0.799122807017544" calcext:value-type="float">
            <text:p>0.799122807017544</text:p>
          </table:table-cell>
          <table:table-cell table:style-name="ce6" office:value-type="float" office:value="0.740350877192983" calcext:value-type="float">
            <text:p>0.740350877192983</text:p>
          </table:table-cell>
          <table:table-cell table:style-name="ce6" office:value-type="float" office:value="0.805131578947368" calcext:value-type="float">
            <text:p>0.805131578947368</text:p>
          </table:table-cell>
          <table:table-cell table:style-name="ce6" office:value-type="float" office:value="0.796359649122807" calcext:value-type="float">
            <text:p>0.796359649122807</text:p>
          </table:table-cell>
          <table:table-cell table:style-name="ce6" office:value-type="float" office:value="0.709824561403509" calcext:value-type="float">
            <text:p>0.709824561403509</text:p>
          </table:table-cell>
          <table:table-cell table:style-name="ce6" office:value-type="float" office:value="0.792236842105263" calcext:value-type="float">
            <text:p>0.792236842105263</text:p>
          </table:table-cell>
          <table:table-cell table:style-name="ce6" office:value-type="float" office:value="0.771447368421052" calcext:value-type="float">
            <text:p>0.771447368421052</text:p>
          </table:table-cell>
          <table:table-cell table:style-name="ce6" office:value-type="float" office:value="0.708771929824561" calcext:value-type="float">
            <text:p>0.708771929824561</text:p>
          </table:table-cell>
          <table:table-cell table:style-name="ce6" office:value-type="float" office:value="0.716798245614035" calcext:value-type="float">
            <text:p>0.716798245614035</text:p>
          </table:table-cell>
          <table:table-cell table:style-name="ce6" office:value-type="float" office:value="0.689605263157895" calcext:value-type="float">
            <text:p>0.689605263157895</text:p>
          </table:table-cell>
          <table:table-cell table:style-name="ce6" office:value-type="float" office:value="0.715833333333333" calcext:value-type="float">
            <text:p>0.715833333333333</text:p>
          </table:table-cell>
          <table:table-cell table:style-name="ce6" office:value-type="float" office:value="0.66671052631579" calcext:value-type="float">
            <text:p>0.66671052631579</text:p>
          </table:table-cell>
          <table:table-cell table:style-name="ce6" office:value-type="float" office:value="0.746228070175439" calcext:value-type="float">
            <text:p>0.746228070175439</text:p>
          </table:table-cell>
          <table:table-cell table:style-name="ce6" office:value-type="float" office:value="0.756754385964912" calcext:value-type="float">
            <text:p>0.756754385964912</text:p>
          </table:table-cell>
          <table:table-cell table:style-name="ce6" office:value-type="float" office:value="0.651315808296204" calcext:value-type="float">
            <text:p>0.651315808296204</text:p>
          </table:table-cell>
          <table:table-cell table:style-name="ce2" table:formula="of:=IF([.P58]; 1-[.P58]/MIN([.B58:.O58]); &quot;&quot;)" office:value-type="float" office:value="0.0230905579137266" calcext:value-type="float">
            <text:p>0.023090557913727</text:p>
          </table:table-cell>
          <table:table-cell table:formula="of:=IF([.P58]; 1-[.P58]/MAX([.B58:.O58]); &quot;&quot;)" office:value-type="float" office:value="0.191044264904208" calcext:value-type="float">
            <text:p>0.191044264904208</text:p>
          </table:table-cell>
          <table:table-cell table:formula="of:=IF([.P58]; 1-[.P58]/AVERAGE([.B58:.O58]); &quot;&quot;)" office:value-type="float" office:value="0.124506219803474" calcext:value-type="float">
            <text:p>0.124506219803474</text:p>
          </table:table-cell>
          <table:table-cell table:style-name="ce4" table:formula="of:=IF([.P58]&gt;MAX([.B58:.O58]); 1; IF([.P58]&gt;AVERAGE([.B58:.O58]); 2; IF([.P58]&gt;MIN([.B58:.O58]); 3; IF([.P58]&gt;MAX([.B58:.O58])*0.75; 4; 5))))" office:value-type="float" office:value="4" calcext:value-type="float">
            <text:p>4</text:p>
          </table:table-cell>
          <table:table-cell/>
          <table:table-cell office:value-type="float" office:value="0.628947377204895" calcext:value-type="float">
            <text:p>0.628947377204895</text:p>
          </table:table-cell>
          <table:table-cell/>
          <table:table-cell table:formula="of:=ROUND([.B58];4)*100 &amp;&quot;\%&quot;" office:value-type="string" office:string-value="79.91\%" calcext:value-type="string">
            <text:p>79.91\%</text:p>
          </table:table-cell>
          <table:table-cell table:formula="of:=ROUND([.C58];4)*100 &amp;&quot;\%&quot;" office:value-type="string" office:string-value="74.04\%" calcext:value-type="string">
            <text:p>74.04\%</text:p>
          </table:table-cell>
          <table:table-cell table:formula="of:=ROUND([.D58];4)*100 &amp;&quot;\%&quot;" office:value-type="string" office:string-value="80.51\%" calcext:value-type="string">
            <text:p>80.51\%</text:p>
          </table:table-cell>
          <table:table-cell table:formula="of:=ROUND([.E58];4)*100 &amp;&quot;\%&quot;" office:value-type="string" office:string-value="79.64\%" calcext:value-type="string">
            <text:p>79.64\%</text:p>
          </table:table-cell>
          <table:table-cell table:formula="of:=ROUND([.F58];4)*100 &amp;&quot;\%&quot;" office:value-type="string" office:string-value="70.98\%" calcext:value-type="string">
            <text:p>70.98\%</text:p>
          </table:table-cell>
          <table:table-cell table:formula="of:=ROUND([.G58];4)*100 &amp;&quot;\%&quot;" office:value-type="string" office:string-value="79.22\%" calcext:value-type="string">
            <text:p>79.22\%</text:p>
          </table:table-cell>
          <table:table-cell table:formula="of:=ROUND([.H58];4)*100 &amp;&quot;\%&quot;" office:value-type="string" office:string-value="77.14\%" calcext:value-type="string">
            <text:p>77.14\%</text:p>
          </table:table-cell>
          <table:table-cell table:formula="of:=ROUND([.I58];4)*100 &amp;&quot;\%&quot;" office:value-type="string" office:string-value="70.88\%" calcext:value-type="string">
            <text:p>70.88\%</text:p>
          </table:table-cell>
          <table:table-cell table:formula="of:=ROUND([.J58];4)*100 &amp;&quot;\%&quot;" office:value-type="string" office:string-value="71.68\%" calcext:value-type="string">
            <text:p>71.68\%</text:p>
          </table:table-cell>
          <table:table-cell table:formula="of:=ROUND([.K58];4)*100 &amp;&quot;\%&quot;" office:value-type="string" office:string-value="68.96\%" calcext:value-type="string">
            <text:p>68.96\%</text:p>
          </table:table-cell>
          <table:table-cell table:formula="of:=ROUND([.L58];4)*100 &amp;&quot;\%&quot;" office:value-type="string" office:string-value="71.58\%" calcext:value-type="string">
            <text:p>71.58\%</text:p>
          </table:table-cell>
          <table:table-cell table:formula="of:=ROUND([.M58];4)*100 &amp;&quot;\%&quot;" office:value-type="string" office:string-value="66.67\%" calcext:value-type="string">
            <text:p>66.67\%</text:p>
          </table:table-cell>
          <table:table-cell table:formula="of:=ROUND([.N58];4)*100 &amp;&quot;\%&quot;" office:value-type="string" office:string-value="74.62\%" calcext:value-type="string">
            <text:p>74.62\%</text:p>
          </table:table-cell>
          <table:table-cell table:formula="of:=ROUND([.O58];4)*100 &amp;&quot;\%&quot;" office:value-type="string" office:string-value="75.68\%" calcext:value-type="string">
            <text:p>75.68\%</text:p>
          </table:table-cell>
          <table:table-cell table:formula="of:=ROUND(AVERAGE([.B58:.O58]);4)*100&amp;&quot;\%&quot;" office:value-type="string" office:string-value="74.39\%" calcext:value-type="string">
            <text:p>74.39\%</text:p>
          </table:table-cell>
          <table:table-cell table:formula="of:=ROUND([.P58];4)*100 &amp;&quot;\%&quot;" office:value-type="string" office:string-value="65.13\%" calcext:value-type="string">
            <text:p>65.13\%</text:p>
          </table:table-cell>
          <table:table-cell table:style-name="ce2" table:formula="of:=&quot;\hline &quot;&amp;[.X58]&amp;&quot; &amp; &quot;&amp;[.Y58]&amp;&quot; &amp; &quot;&amp;[.Z58]&amp;&quot; &amp; &quot;&amp;[.AA58]&amp;&quot; &amp; &quot;&amp;[.AB58]&amp;&quot; &amp; &quot;&amp;[.AC58]&amp;&quot; &amp; &quot;&amp;[.AD58]&amp;&quot; &amp; &quot;&amp;[.AE58]&amp;&quot; &amp; &quot;&amp;[.AF58]&amp;&quot; &amp; &quot;&amp;[.AG58]&amp;&quot; &amp; &quot;&amp;[.AH58]&amp;&quot; &amp; &quot;&amp;[.AI58]&amp;&quot; &amp; &quot;&amp;[.AJ58]&amp;&quot; &amp; &quot;&amp;[.AK58]&amp;&quot; &amp; &quot;&amp;[.AL58]&amp;&quot; &amp; &quot;&amp;[.AM58]&amp;&quot; \\&quot;" office:value-type="string" office:string-value="\hline 79.91\% &amp; 74.04\% &amp; 80.51\% &amp; 79.64\% &amp; 70.98\% &amp; 79.22\% &amp; 77.14\% &amp; 70.88\% &amp; 71.68\% &amp; 68.96\% &amp; 71.58\% &amp; 66.67\% &amp; 74.62\% &amp; 75.68\% &amp; 74.39\% &amp; 65.13\% \\" calcext:value-type="string">
            <text:p>\hline 79.91\% &amp; 74.04\% &amp; 80.51\% &amp; 79.64\% &amp; 70.98\% &amp; 79.22\% &amp; 77.14\% &amp; 70.88\% &amp; 71.68\% &amp; 68.96\% &amp; 71.58\% &amp; 66.67\% &amp; 74.62\% &amp; 75.68\% &amp; 74.39\% &amp; 65.13\% \\</text:p>
          </table:table-cell>
        </table:table-row>
        <table:table-row table:style-name="ro1">
          <table:table-cell office:value-type="string" calcext:value-type="string">
            <text:p>MiddlePhalanxOutlineAgeGroup</text:p>
          </table:table-cell>
          <table:table-cell table:style-name="ce5" office:value-type="float" office:value="0.694372294372294" calcext:value-type="float">
            <text:p>0.694372294372294</text:p>
          </table:table-cell>
          <table:table-cell table:style-name="ce6" office:value-type="float" office:value="0.697835497835498" calcext:value-type="float">
            <text:p>0.697835497835498</text:p>
          </table:table-cell>
          <table:table-cell table:style-name="ce6" office:value-type="float" office:value="0.710822510822511" calcext:value-type="float">
            <text:p>0.710822510822511</text:p>
          </table:table-cell>
          <table:table-cell table:style-name="ce6" office:value-type="float" office:value="0.594372294372294" calcext:value-type="float">
            <text:p>0.594372294372294</text:p>
          </table:table-cell>
          <table:table-cell table:style-name="ce6" office:value-type="float" office:value="0.667532467532468" calcext:value-type="float">
            <text:p>0.667532467532468</text:p>
          </table:table-cell>
          <table:table-cell table:style-name="ce6" office:value-type="float" office:value="0.596536796536797" calcext:value-type="float">
            <text:p>0.596536796536797</text:p>
          </table:table-cell>
          <table:table-cell table:style-name="ce6" office:value-type="float" office:value="0.658874458874459" calcext:value-type="float">
            <text:p>0.658874458874459</text:p>
          </table:table-cell>
          <table:table-cell table:style-name="ce6" office:value-type="float" office:value="0.66038961038961" calcext:value-type="float">
            <text:p>0.66038961038961</text:p>
          </table:table-cell>
          <table:table-cell table:style-name="ce6" office:value-type="float" office:value="0.659090909090909" calcext:value-type="float">
            <text:p>0.659090909090909</text:p>
          </table:table-cell>
          <table:table-cell table:style-name="ce6" office:value-type="float" office:value="0.677489177489177" calcext:value-type="float">
            <text:p>0.677489177489177</text:p>
          </table:table-cell>
          <table:table-cell table:style-name="ce6" office:value-type="float" office:value="0.656277056277056" calcext:value-type="float">
            <text:p>0.656277056277056</text:p>
          </table:table-cell>
          <table:table-cell table:style-name="ce6" office:value-type="float" office:value="0.69978354978355" calcext:value-type="float">
            <text:p>0.69978354978355</text:p>
          </table:table-cell>
          <table:table-cell table:style-name="ce6" office:value-type="float" office:value="0.659523809523809" calcext:value-type="float">
            <text:p>0.659523809523809</text:p>
          </table:table-cell>
          <table:table-cell table:style-name="ce6" office:value-type="float" office:value="0.688095238095238" calcext:value-type="float">
            <text:p>0.688095238095238</text:p>
          </table:table-cell>
          <table:table-cell table:style-name="ce6" office:value-type="float" office:value="0.642857134342194" calcext:value-type="float">
            <text:p>0.642857134342194</text:p>
          </table:table-cell>
          <table:table-cell table:style-name="ce2" table:formula="of:=IF([.P59]; 1-[.P59]/MIN([.B59:.O59]); &quot;&quot;)" office:value-type="float" office:value="-0.0815731830520534" calcext:value-type="float">
            <text:p>-0.081573183052053</text:p>
          </table:table-cell>
          <table:table-cell table:formula="of:=IF([.P59]; 1-[.P59]/MAX([.B59:.O59]); &quot;&quot;)" office:value-type="float" office:value="0.0956151155112863" calcext:value-type="float">
            <text:p>0.095615115511286</text:p>
          </table:table-cell>
          <table:table-cell table:formula="of:=IF([.P59]; 1-[.P59]/AVERAGE([.B59:.O59]); &quot;&quot;)" office:value-type="float" office:value="0.0344379293302113" calcext:value-type="float">
            <text:p>0.034437929330211</text:p>
          </table:table-cell>
          <table:table-cell table:style-name="ce4" table:formula="of:=IF([.P59]&gt;MAX([.B59:.O59]); 1; IF([.P59]&gt;AVERAGE([.B59:.O59]); 2; IF([.P59]&gt;MIN([.B59:.O59]); 3; IF([.P59]&gt;MAX([.B59:.O59])*0.75; 4; 5))))" office:value-type="float" office:value="3" calcext:value-type="float">
            <text:p>3</text:p>
          </table:table-cell>
          <table:table-cell/>
          <table:table-cell office:value-type="float" office:value="0.584415555000305" calcext:value-type="float">
            <text:p>0.584415555000305</text:p>
          </table:table-cell>
          <table:table-cell/>
          <table:table-cell table:formula="of:=ROUND([.B59];4)*100 &amp;&quot;\%&quot;" office:value-type="string" office:string-value="69.44\%" calcext:value-type="string">
            <text:p>69.44\%</text:p>
          </table:table-cell>
          <table:table-cell table:formula="of:=ROUND([.C59];4)*100 &amp;&quot;\%&quot;" office:value-type="string" office:string-value="69.78\%" calcext:value-type="string">
            <text:p>69.78\%</text:p>
          </table:table-cell>
          <table:table-cell table:formula="of:=ROUND([.D59];4)*100 &amp;&quot;\%&quot;" office:value-type="string" office:string-value="71.08\%" calcext:value-type="string">
            <text:p>71.08\%</text:p>
          </table:table-cell>
          <table:table-cell table:formula="of:=ROUND([.E59];4)*100 &amp;&quot;\%&quot;" office:value-type="string" office:string-value="59.44\%" calcext:value-type="string">
            <text:p>59.44\%</text:p>
          </table:table-cell>
          <table:table-cell table:formula="of:=ROUND([.F59];4)*100 &amp;&quot;\%&quot;" office:value-type="string" office:string-value="66.75\%" calcext:value-type="string">
            <text:p>66.75\%</text:p>
          </table:table-cell>
          <table:table-cell table:formula="of:=ROUND([.G59];4)*100 &amp;&quot;\%&quot;" office:value-type="string" office:string-value="59.65\%" calcext:value-type="string">
            <text:p>59.65\%</text:p>
          </table:table-cell>
          <table:table-cell table:formula="of:=ROUND([.H59];4)*100 &amp;&quot;\%&quot;" office:value-type="string" office:string-value="65.89\%" calcext:value-type="string">
            <text:p>65.89\%</text:p>
          </table:table-cell>
          <table:table-cell table:formula="of:=ROUND([.I59];4)*100 &amp;&quot;\%&quot;" office:value-type="string" office:string-value="66.04\%" calcext:value-type="string">
            <text:p>66.04\%</text:p>
          </table:table-cell>
          <table:table-cell table:formula="of:=ROUND([.J59];4)*100 &amp;&quot;\%&quot;" office:value-type="string" office:string-value="65.91\%" calcext:value-type="string">
            <text:p>65.91\%</text:p>
          </table:table-cell>
          <table:table-cell table:formula="of:=ROUND([.K59];4)*100 &amp;&quot;\%&quot;" office:value-type="string" office:string-value="67.75\%" calcext:value-type="string">
            <text:p>67.75\%</text:p>
          </table:table-cell>
          <table:table-cell table:formula="of:=ROUND([.L59];4)*100 &amp;&quot;\%&quot;" office:value-type="string" office:string-value="65.63\%" calcext:value-type="string">
            <text:p>65.63\%</text:p>
          </table:table-cell>
          <table:table-cell table:formula="of:=ROUND([.M59];4)*100 &amp;&quot;\%&quot;" office:value-type="string" office:string-value="69.98\%" calcext:value-type="string">
            <text:p>69.98\%</text:p>
          </table:table-cell>
          <table:table-cell table:formula="of:=ROUND([.N59];4)*100 &amp;&quot;\%&quot;" office:value-type="string" office:string-value="65.95\%" calcext:value-type="string">
            <text:p>65.95\%</text:p>
          </table:table-cell>
          <table:table-cell table:formula="of:=ROUND([.O59];4)*100 &amp;&quot;\%&quot;" office:value-type="string" office:string-value="68.81\%" calcext:value-type="string">
            <text:p>68.81\%</text:p>
          </table:table-cell>
          <table:table-cell table:formula="of:=ROUND(AVERAGE([.B59:.O59]);4)*100&amp;&quot;\%&quot;" office:value-type="string" office:string-value="66.58\%" calcext:value-type="string">
            <text:p>66.58\%</text:p>
          </table:table-cell>
          <table:table-cell table:formula="of:=ROUND([.P59];4)*100 &amp;&quot;\%&quot;" office:value-type="string" office:string-value="64.29\%" calcext:value-type="string">
            <text:p>64.29\%</text:p>
          </table:table-cell>
          <table:table-cell table:style-name="ce2" table:formula="of:=&quot;\hline &quot;&amp;[.X59]&amp;&quot; &amp; &quot;&amp;[.Y59]&amp;&quot; &amp; &quot;&amp;[.Z59]&amp;&quot; &amp; &quot;&amp;[.AA59]&amp;&quot; &amp; &quot;&amp;[.AB59]&amp;&quot; &amp; &quot;&amp;[.AC59]&amp;&quot; &amp; &quot;&amp;[.AD59]&amp;&quot; &amp; &quot;&amp;[.AE59]&amp;&quot; &amp; &quot;&amp;[.AF59]&amp;&quot; &amp; &quot;&amp;[.AG59]&amp;&quot; &amp; &quot;&amp;[.AH59]&amp;&quot; &amp; &quot;&amp;[.AI59]&amp;&quot; &amp; &quot;&amp;[.AJ59]&amp;&quot; &amp; &quot;&amp;[.AK59]&amp;&quot; &amp; &quot;&amp;[.AL59]&amp;&quot; &amp; &quot;&amp;[.AM59]&amp;&quot; \\&quot;" office:value-type="string" office:string-value="\hline 69.44\% &amp; 69.78\% &amp; 71.08\% &amp; 59.44\% &amp; 66.75\% &amp; 59.65\% &amp; 65.89\% &amp; 66.04\% &amp; 65.91\% &amp; 67.75\% &amp; 65.63\% &amp; 69.98\% &amp; 65.95\% &amp; 68.81\% &amp; 66.58\% &amp; 64.29\% \\" calcext:value-type="string">
            <text:p>\hline 69.44\% &amp; 69.78\% &amp; 71.08\% &amp; 59.44\% &amp; 66.75\% &amp; 59.65\% &amp; 65.89\% &amp; 66.04\% &amp; 65.91\% &amp; 67.75\% &amp; 65.63\% &amp; 69.98\% &amp; 65.95\% &amp; 68.81\% &amp; 66.58\% &amp; 64.29\% \\</text:p>
          </table:table-cell>
        </table:table-row>
        <table:table-row table:style-name="ro1">
          <table:table-cell office:value-type="string" calcext:value-type="string">
            <text:p>MiddlePhalanxOutlineCorrect</text:p>
          </table:table-cell>
          <table:table-cell table:style-name="ce5" office:value-type="float" office:value="0.805841924398626" calcext:value-type="float">
            <text:p>0.805841924398626</text:p>
          </table:table-cell>
          <table:table-cell table:style-name="ce6" office:value-type="float" office:value="0.812943871706759" calcext:value-type="float">
            <text:p>0.812943871706759</text:p>
          </table:table-cell>
          <table:table-cell table:style-name="ce6" office:value-type="float" office:value="0.834478808705613" calcext:value-type="float">
            <text:p>0.834478808705613</text:p>
          </table:table-cell>
          <table:table-cell table:style-name="ce6" office:value-type="float" office:value="0.834249713631157" calcext:value-type="float">
            <text:p>0.834249713631157</text:p>
          </table:table-cell>
          <table:table-cell table:style-name="ce6" office:value-type="float" office:value="0.831500572737686" calcext:value-type="float">
            <text:p>0.831500572737686</text:p>
          </table:table-cell>
          <table:table-cell table:style-name="ce6" office:value-type="float" office:value="0.823596792668958" calcext:value-type="float">
            <text:p>0.823596792668958</text:p>
          </table:table-cell>
          <table:table-cell table:style-name="ce6" office:value-type="float" office:value="0.82405498281787" calcext:value-type="float">
            <text:p>0.82405498281787</text:p>
          </table:table-cell>
          <table:table-cell table:style-name="ce6" office:value-type="float" office:value="0.828293241695304" calcext:value-type="float">
            <text:p>0.828293241695304</text:p>
          </table:table-cell>
          <table:table-cell table:style-name="ce6" office:value-type="float" office:value="0.806643757159221" calcext:value-type="float">
            <text:p>0.806643757159221</text:p>
          </table:table-cell>
          <table:table-cell table:style-name="ce6" office:value-type="float" office:value="0.772164948453609" calcext:value-type="float">
            <text:p>0.772164948453609</text:p>
          </table:table-cell>
          <table:table-cell table:style-name="ce6" office:value-type="float" office:value="0.80950744558992" calcext:value-type="float">
            <text:p>0.80950744558992</text:p>
          </table:table-cell>
          <table:table-cell table:style-name="ce6" office:value-type="float" office:value="0.805498281786942" calcext:value-type="float">
            <text:p>0.805498281786942</text:p>
          </table:table-cell>
          <table:table-cell table:style-name="ce6" office:value-type="float" office:value="0.799541809851089" calcext:value-type="float">
            <text:p>0.799541809851089</text:p>
          </table:table-cell>
          <table:table-cell table:style-name="ce6" office:value-type="float" office:value="0.772737686139748" calcext:value-type="float">
            <text:p>0.772737686139748</text:p>
          </table:table-cell>
          <table:table-cell table:style-name="ce6" office:value-type="float" office:value="0.786941587924957" calcext:value-type="float">
            <text:p>0.786941587924957</text:p>
          </table:table-cell>
          <table:table-cell table:style-name="ce2" table:formula="of:=IF([.P60]; 1-[.P60]/MIN([.B60:.O60]); &quot;&quot;)" office:value-type="float" office:value="-0.0191366358974734" calcext:value-type="float">
            <text:p>-0.019136635897473</text:p>
          </table:table-cell>
          <table:table-cell table:formula="of:=IF([.P60]; 1-[.P60]/MAX([.B60:.O60]); &quot;&quot;)" office:value-type="float" office:value="0.0569663606609646" calcext:value-type="float">
            <text:p>0.056966360660965</text:p>
          </table:table-cell>
          <table:table-cell table:formula="of:=IF([.P60]; 1-[.P60]/AVERAGE([.B60:.O60]); &quot;&quot;)" office:value-type="float" office:value="0.0302675800428687" calcext:value-type="float">
            <text:p>0.030267580042869</text:p>
          </table:table-cell>
          <table:table-cell table:style-name="ce4" table:formula="of:=IF([.P60]&gt;MAX([.B60:.O60]); 1; IF([.P60]&gt;AVERAGE([.B60:.O60]); 2; IF([.P60]&gt;MIN([.B60:.O60]); 3; IF([.P60]&gt;MAX([.B60:.O60])*0.75; 4; 5))))" office:value-type="float" office:value="3" calcext:value-type="float">
            <text:p>3</text:p>
          </table:table-cell>
          <table:table-cell/>
          <table:table-cell office:value-type="float" office:value="0.80756014585495" calcext:value-type="float">
            <text:p>0.80756014585495</text:p>
          </table:table-cell>
          <table:table-cell/>
          <table:table-cell table:formula="of:=ROUND([.B60];4)*100 &amp;&quot;\%&quot;" office:value-type="string" office:string-value="80.58\%" calcext:value-type="string">
            <text:p>80.58\%</text:p>
          </table:table-cell>
          <table:table-cell table:formula="of:=ROUND([.C60];4)*100 &amp;&quot;\%&quot;" office:value-type="string" office:string-value="81.29\%" calcext:value-type="string">
            <text:p>81.29\%</text:p>
          </table:table-cell>
          <table:table-cell table:formula="of:=ROUND([.D60];4)*100 &amp;&quot;\%&quot;" office:value-type="string" office:string-value="83.45\%" calcext:value-type="string">
            <text:p>83.45\%</text:p>
          </table:table-cell>
          <table:table-cell table:formula="of:=ROUND([.E60];4)*100 &amp;&quot;\%&quot;" office:value-type="string" office:string-value="83.42\%" calcext:value-type="string">
            <text:p>83.42\%</text:p>
          </table:table-cell>
          <table:table-cell table:formula="of:=ROUND([.F60];4)*100 &amp;&quot;\%&quot;" office:value-type="string" office:string-value="83.15\%" calcext:value-type="string">
            <text:p>83.15\%</text:p>
          </table:table-cell>
          <table:table-cell table:formula="of:=ROUND([.G60];4)*100 &amp;&quot;\%&quot;" office:value-type="string" office:string-value="82.36\%" calcext:value-type="string">
            <text:p>82.36\%</text:p>
          </table:table-cell>
          <table:table-cell table:formula="of:=ROUND([.H60];4)*100 &amp;&quot;\%&quot;" office:value-type="string" office:string-value="82.41\%" calcext:value-type="string">
            <text:p>82.41\%</text:p>
          </table:table-cell>
          <table:table-cell table:formula="of:=ROUND([.I60];4)*100 &amp;&quot;\%&quot;" office:value-type="string" office:string-value="82.83\%" calcext:value-type="string">
            <text:p>82.83\%</text:p>
          </table:table-cell>
          <table:table-cell table:formula="of:=ROUND([.J60];4)*100 &amp;&quot;\%&quot;" office:value-type="string" office:string-value="80.66\%" calcext:value-type="string">
            <text:p>80.66\%</text:p>
          </table:table-cell>
          <table:table-cell table:formula="of:=ROUND([.K60];4)*100 &amp;&quot;\%&quot;" office:value-type="string" office:string-value="77.22\%" calcext:value-type="string">
            <text:p>77.22\%</text:p>
          </table:table-cell>
          <table:table-cell table:formula="of:=ROUND([.L60];4)*100 &amp;&quot;\%&quot;" office:value-type="string" office:string-value="80.95\%" calcext:value-type="string">
            <text:p>80.95\%</text:p>
          </table:table-cell>
          <table:table-cell table:formula="of:=ROUND([.M60];4)*100 &amp;&quot;\%&quot;" office:value-type="string" office:string-value="80.55\%" calcext:value-type="string">
            <text:p>80.55\%</text:p>
          </table:table-cell>
          <table:table-cell table:formula="of:=ROUND([.N60];4)*100 &amp;&quot;\%&quot;" office:value-type="string" office:string-value="79.95\%" calcext:value-type="string">
            <text:p>79.95\%</text:p>
          </table:table-cell>
          <table:table-cell table:formula="of:=ROUND([.O60];4)*100 &amp;&quot;\%&quot;" office:value-type="string" office:string-value="77.27\%" calcext:value-type="string">
            <text:p>77.27\%</text:p>
          </table:table-cell>
          <table:table-cell table:formula="of:=ROUND(AVERAGE([.B60:.O60]);4)*100&amp;&quot;\%&quot;" office:value-type="string" office:string-value="81.15\%" calcext:value-type="string">
            <text:p>81.15\%</text:p>
          </table:table-cell>
          <table:table-cell table:formula="of:=ROUND([.P60];4)*100 &amp;&quot;\%&quot;" office:value-type="string" office:string-value="78.69\%" calcext:value-type="string">
            <text:p>78.69\%</text:p>
          </table:table-cell>
          <table:table-cell table:style-name="ce2" table:formula="of:=&quot;\hline &quot;&amp;[.X60]&amp;&quot; &amp; &quot;&amp;[.Y60]&amp;&quot; &amp; &quot;&amp;[.Z60]&amp;&quot; &amp; &quot;&amp;[.AA60]&amp;&quot; &amp; &quot;&amp;[.AB60]&amp;&quot; &amp; &quot;&amp;[.AC60]&amp;&quot; &amp; &quot;&amp;[.AD60]&amp;&quot; &amp; &quot;&amp;[.AE60]&amp;&quot; &amp; &quot;&amp;[.AF60]&amp;&quot; &amp; &quot;&amp;[.AG60]&amp;&quot; &amp; &quot;&amp;[.AH60]&amp;&quot; &amp; &quot;&amp;[.AI60]&amp;&quot; &amp; &quot;&amp;[.AJ60]&amp;&quot; &amp; &quot;&amp;[.AK60]&amp;&quot; &amp; &quot;&amp;[.AL60]&amp;&quot; &amp; &quot;&amp;[.AM60]&amp;&quot; \\&quot;" office:value-type="string" office:string-value="\hline 80.58\% &amp; 81.29\% &amp; 83.45\% &amp; 83.42\% &amp; 83.15\% &amp; 82.36\% &amp; 82.41\% &amp; 82.83\% &amp; 80.66\% &amp; 77.22\% &amp; 80.95\% &amp; 80.55\% &amp; 79.95\% &amp; 77.27\% &amp; 81.15\% &amp; 78.69\% \\" calcext:value-type="string">
            <text:p>\hline 80.58\% &amp; 81.29\% &amp; 83.45\% &amp; 83.42\% &amp; 83.15\% &amp; 82.36\% &amp; 82.41\% &amp; 82.83\% &amp; 80.66\% &amp; 77.22\% &amp; 80.95\% &amp; 80.55\% &amp; 79.95\% &amp; 77.27\% &amp; 81.15\% &amp; 78.69\% \\</text:p>
          </table:table-cell>
        </table:table-row>
        <table:table-row table:style-name="ro1">
          <table:table-cell office:value-type="string" calcext:value-type="string">
            <text:p>MiddlePhalanxTW</text:p>
          </table:table-cell>
          <table:table-cell table:style-name="ce5" office:value-type="float" office:value="0.573160173160173" calcext:value-type="float">
            <text:p>0.573160173160173</text:p>
          </table:table-cell>
          <table:table-cell table:style-name="ce6" office:value-type="float" office:value="0.583766233766234" calcext:value-type="float">
            <text:p>0.583766233766234</text:p>
          </table:table-cell>
          <table:table-cell table:style-name="ce6" office:value-type="float" office:value="0.58982683982684" calcext:value-type="float">
            <text:p>0.58982683982684</text:p>
          </table:table-cell>
          <table:table-cell table:style-name="ce6" office:value-type="float" office:value="0.527489177489177" calcext:value-type="float">
            <text:p>0.527489177489177</text:p>
          </table:table-cell>
          <table:table-cell table:style-name="ce6" office:value-type="float" office:value="0.578571428571429" calcext:value-type="float">
            <text:p>0.578571428571429</text:p>
          </table:table-cell>
          <table:table-cell table:style-name="ce6" office:value-type="float" office:value="0.531168831168831" calcext:value-type="float">
            <text:p>0.531168831168831</text:p>
          </table:table-cell>
          <table:table-cell table:style-name="ce6" office:value-type="float" office:value="0.549134199134199" calcext:value-type="float">
            <text:p>0.549134199134199</text:p>
          </table:table-cell>
          <table:table-cell table:style-name="ce6" office:value-type="float" office:value="0.554329004329004" calcext:value-type="float">
            <text:p>0.554329004329004</text:p>
          </table:table-cell>
          <table:table-cell table:style-name="ce6" office:value-type="float" office:value="0.541558441558442" calcext:value-type="float">
            <text:p>0.541558441558442</text:p>
          </table:table-cell>
          <table:table-cell table:style-name="ce6" office:value-type="float" office:value="0.567316017316017" calcext:value-type="float">
            <text:p>0.567316017316017</text:p>
          </table:table-cell>
          <table:table-cell table:style-name="ce6" office:value-type="float" office:value="0.532251082251082" calcext:value-type="float">
            <text:p>0.532251082251082</text:p>
          </table:table-cell>
          <table:table-cell table:style-name="ce6" office:value-type="float" office:value="0.585064935064935" calcext:value-type="float">
            <text:p>0.585064935064935</text:p>
          </table:table-cell>
          <table:table-cell table:style-name="ce6" office:value-type="float" office:value="0.568614718614718" calcext:value-type="float">
            <text:p>0.568614718614718</text:p>
          </table:table-cell>
          <table:table-cell table:style-name="ce6" office:value-type="float" office:value="0.557359307359307" calcext:value-type="float">
            <text:p>0.557359307359307</text:p>
          </table:table-cell>
          <table:table-cell table:style-name="ce6" office:value-type="float" office:value="0.584415555000305" calcext:value-type="float">
            <text:p>0.584415555000305</text:p>
          </table:table-cell>
          <table:table-cell table:style-name="ce2" table:formula="of:=IF([.P61]; 1-[.P61]/MIN([.B61:.O61]); &quot;&quot;)" office:value-type="float" office:value="-0.107919517481088" calcext:value-type="float">
            <text:p>-0.107919517481088</text:p>
          </table:table-cell>
          <table:table-cell table:formula="of:=IF([.P61]; 1-[.P61]/MAX([.B61:.O61]); &quot;&quot;)" office:value-type="float" office:value="0.0091743617976483" calcext:value-type="float">
            <text:p>0.009174361797648</text:p>
          </table:table-cell>
          <table:table-cell table:formula="of:=IF([.P61]; 1-[.P61]/AVERAGE([.B61:.O61]); &quot;&quot;)" office:value-type="float" office:value="-0.043651069809209" calcext:value-type="float">
            <text:p>-0.043651069809209</text:p>
          </table:table-cell>
          <table:table-cell table:style-name="ce4" table:formula="of:=IF([.P61]&gt;MAX([.B61:.O61]); 1; IF([.P61]&gt;AVERAGE([.B61:.O61]); 2; IF([.P61]&gt;MIN([.B61:.O61]); 3; IF([.P61]&gt;MAX([.B61:.O61])*0.75; 4; 5))))" office:value-type="float" office:value="2" calcext:value-type="float">
            <text:p>2</text:p>
          </table:table-cell>
          <table:table-cell/>
          <table:table-cell office:value-type="float" office:value="0.564935088157654" calcext:value-type="float">
            <text:p>0.564935088157654</text:p>
          </table:table-cell>
          <table:table-cell/>
          <table:table-cell table:formula="of:=ROUND([.B61];4)*100 &amp;&quot;\%&quot;" office:value-type="string" office:string-value="57.32\%" calcext:value-type="string">
            <text:p>57.32\%</text:p>
          </table:table-cell>
          <table:table-cell table:formula="of:=ROUND([.C61];4)*100 &amp;&quot;\%&quot;" office:value-type="string" office:string-value="58.38\%" calcext:value-type="string">
            <text:p>58.38\%</text:p>
          </table:table-cell>
          <table:table-cell table:formula="of:=ROUND([.D61];4)*100 &amp;&quot;\%&quot;" office:value-type="string" office:string-value="58.98\%" calcext:value-type="string">
            <text:p>58.98\%</text:p>
          </table:table-cell>
          <table:table-cell table:formula="of:=ROUND([.E61];4)*100 &amp;&quot;\%&quot;" office:value-type="string" office:string-value="52.75\%" calcext:value-type="string">
            <text:p>52.75\%</text:p>
          </table:table-cell>
          <table:table-cell table:formula="of:=ROUND([.F61];4)*100 &amp;&quot;\%&quot;" office:value-type="string" office:string-value="57.86\%" calcext:value-type="string">
            <text:p>57.86\%</text:p>
          </table:table-cell>
          <table:table-cell table:formula="of:=ROUND([.G61];4)*100 &amp;&quot;\%&quot;" office:value-type="string" office:string-value="53.12\%" calcext:value-type="string">
            <text:p>53.12\%</text:p>
          </table:table-cell>
          <table:table-cell table:formula="of:=ROUND([.H61];4)*100 &amp;&quot;\%&quot;" office:value-type="string" office:string-value="54.91\%" calcext:value-type="string">
            <text:p>54.91\%</text:p>
          </table:table-cell>
          <table:table-cell table:formula="of:=ROUND([.I61];4)*100 &amp;&quot;\%&quot;" office:value-type="string" office:string-value="55.43\%" calcext:value-type="string">
            <text:p>55.43\%</text:p>
          </table:table-cell>
          <table:table-cell table:formula="of:=ROUND([.J61];4)*100 &amp;&quot;\%&quot;" office:value-type="string" office:string-value="54.16\%" calcext:value-type="string">
            <text:p>54.16\%</text:p>
          </table:table-cell>
          <table:table-cell table:formula="of:=ROUND([.K61];4)*100 &amp;&quot;\%&quot;" office:value-type="string" office:string-value="56.73\%" calcext:value-type="string">
            <text:p>56.73\%</text:p>
          </table:table-cell>
          <table:table-cell table:formula="of:=ROUND([.L61];4)*100 &amp;&quot;\%&quot;" office:value-type="string" office:string-value="53.23\%" calcext:value-type="string">
            <text:p>53.23\%</text:p>
          </table:table-cell>
          <table:table-cell table:formula="of:=ROUND([.M61];4)*100 &amp;&quot;\%&quot;" office:value-type="string" office:string-value="58.51\%" calcext:value-type="string">
            <text:p>58.51\%</text:p>
          </table:table-cell>
          <table:table-cell table:formula="of:=ROUND([.N61];4)*100 &amp;&quot;\%&quot;" office:value-type="string" office:string-value="56.86\%" calcext:value-type="string">
            <text:p>56.86\%</text:p>
          </table:table-cell>
          <table:table-cell table:formula="of:=ROUND([.O61];4)*100 &amp;&quot;\%&quot;" office:value-type="string" office:string-value="55.74\%" calcext:value-type="string">
            <text:p>55.74\%</text:p>
          </table:table-cell>
          <table:table-cell table:formula="of:=ROUND(AVERAGE([.B61:.O61]);4)*100&amp;&quot;\%&quot;" office:value-type="string" office:string-value="56\%" calcext:value-type="string">
            <text:p>56\%</text:p>
          </table:table-cell>
          <table:table-cell table:formula="of:=ROUND([.P61];4)*100 &amp;&quot;\%&quot;" office:value-type="string" office:string-value="58.44\%" calcext:value-type="string">
            <text:p>58.44\%</text:p>
          </table:table-cell>
          <table:table-cell table:style-name="ce2" table:formula="of:=&quot;\hline &quot;&amp;[.X61]&amp;&quot; &amp; &quot;&amp;[.Y61]&amp;&quot; &amp; &quot;&amp;[.Z61]&amp;&quot; &amp; &quot;&amp;[.AA61]&amp;&quot; &amp; &quot;&amp;[.AB61]&amp;&quot; &amp; &quot;&amp;[.AC61]&amp;&quot; &amp; &quot;&amp;[.AD61]&amp;&quot; &amp; &quot;&amp;[.AE61]&amp;&quot; &amp; &quot;&amp;[.AF61]&amp;&quot; &amp; &quot;&amp;[.AG61]&amp;&quot; &amp; &quot;&amp;[.AH61]&amp;&quot; &amp; &quot;&amp;[.AI61]&amp;&quot; &amp; &quot;&amp;[.AJ61]&amp;&quot; &amp; &quot;&amp;[.AK61]&amp;&quot; &amp; &quot;&amp;[.AL61]&amp;&quot; &amp; &quot;&amp;[.AM61]&amp;&quot; \\&quot;" office:value-type="string" office:string-value="\hline 57.32\% &amp; 58.38\% &amp; 58.98\% &amp; 52.75\% &amp; 57.86\% &amp; 53.12\% &amp; 54.91\% &amp; 55.43\% &amp; 54.16\% &amp; 56.73\% &amp; 53.23\% &amp; 58.51\% &amp; 56.86\% &amp; 55.74\% &amp; 56\% &amp; 58.44\% \\" calcext:value-type="string">
            <text:p>\hline 57.32\% &amp; 58.38\% &amp; 58.98\% &amp; 52.75\% &amp; 57.86\% &amp; 53.12\% &amp; 54.91\% &amp; 55.43\% &amp; 54.16\% &amp; 56.73\% &amp; 53.23\% &amp; 58.51\% &amp; 56.86\% &amp; 55.74\% &amp; 56\% &amp; 58.44\% \\</text:p>
          </table:table-cell>
        </table:table-row>
        <table:table-row table:style-name="ro1">
          <table:table-cell office:value-type="string" calcext:value-type="string">
            <text:p>MixedShapesRegularTrain</text:p>
          </table:table-cell>
          <table:table-cell table:style-name="ce5" office:value-type="float" office:value="0.971381443298969" calcext:value-type="float">
            <text:p>0.971381443298969</text:p>
          </table:table-cell>
          <table:table-cell table:style-name="ce6" office:value-type="float" office:value="0.965924398625429" calcext:value-type="float">
            <text:p>0.965924398625429</text:p>
          </table:table-cell>
          <table:table-cell table:style-name="ce6" office:value-type="float" office:value="0.96566323024055" calcext:value-type="float">
            <text:p>0.96566323024055</text:p>
          </table:table-cell>
          <table:table-cell table:style-name="ce6" office:value-type="float" office:value="0.966378006872852" calcext:value-type="float">
            <text:p>0.966378006872852</text:p>
          </table:table-cell>
          <table:table-cell table:style-name="ce6" office:value-type="float" office:value="0.960233676975945" calcext:value-type="float">
            <text:p>0.960233676975945</text:p>
          </table:table-cell>
          <table:table-cell table:style-name="ce6" office:value-type="float" office:value="0.970075601374571" calcext:value-type="float">
            <text:p>0.970075601374571</text:p>
          </table:table-cell>
          <table:table-cell table:style-name="ce6" office:value-type="float" office:value="0.963807560137457" calcext:value-type="float">
            <text:p>0.963807560137457</text:p>
          </table:table-cell>
          <table:table-cell table:style-name="ce6" office:value-type="float" office:value="0.963285223367697" calcext:value-type="float">
            <text:p>0.963285223367697</text:p>
          </table:table-cell>
          <table:table-cell table:style-name="ce6" office:value-type="float" office:value="0.932068728522337" calcext:value-type="float">
            <text:p>0.932068728522337</text:p>
          </table:table-cell>
          <table:table-cell table:style-name="ce6" office:value-type="float" office:value="0.933924398625429" calcext:value-type="float">
            <text:p>0.933924398625429</text:p>
          </table:table-cell>
          <table:table-cell table:style-name="ce6" office:value-type="float" office:value="0.917910652920962" calcext:value-type="float">
            <text:p>0.917910652920962</text:p>
          </table:table-cell>
          <table:table-cell table:style-name="ce6" office:value-type="float" office:value="0.937704467353952" calcext:value-type="float">
            <text:p>0.937704467353952</text:p>
          </table:table-cell>
          <table:table-cell table:style-name="ce6" office:value-type="float" office:value="0.922996563573883" calcext:value-type="float">
            <text:p>0.922996563573883</text:p>
          </table:table-cell>
          <table:table-cell table:style-name="ce6" office:value-type="float" office:value="0.921470790378007" calcext:value-type="float">
            <text:p>0.921470790378007</text:p>
          </table:table-cell>
          <table:table-cell table:style-name="ce6"/>
          <table:table-cell table:style-name="ce2" table:formula="of:=IF([.P62]; 1-[.P62]/MIN([.B62:.O62]); &quot;&quot;)">
            <text:p/>
          </table:table-cell>
          <table:table-cell table:formula="of:=IF([.P62]; 1-[.P62]/MAX([.B62:.O62]); &quot;&quot;)">
            <text:p/>
          </table:table-cell>
          <table:table-cell table:formula="of:=IF([.P62]; 1-[.P62]/AVERAGE([.B62:.O62]); &quot;&quot;)">
            <text:p/>
          </table:table-cell>
          <table:table-cell table:style-name="ce4"/>
          <table:table-cell table:number-columns-repeated="3"/>
          <table:table-cell table:formula="of:=ROUND([.B62];4)*100 &amp;&quot;\%&quot;" office:value-type="string" office:string-value="97.14\%" calcext:value-type="string">
            <text:p>97.14\%</text:p>
          </table:table-cell>
          <table:table-cell table:formula="of:=ROUND([.C62];4)*100 &amp;&quot;\%&quot;" office:value-type="string" office:string-value="96.59\%" calcext:value-type="string">
            <text:p>96.59\%</text:p>
          </table:table-cell>
          <table:table-cell table:formula="of:=ROUND([.D62];4)*100 &amp;&quot;\%&quot;" office:value-type="string" office:string-value="96.57\%" calcext:value-type="string">
            <text:p>96.57\%</text:p>
          </table:table-cell>
          <table:table-cell table:formula="of:=ROUND([.E62];4)*100 &amp;&quot;\%&quot;" office:value-type="string" office:string-value="96.64\%" calcext:value-type="string">
            <text:p>96.64\%</text:p>
          </table:table-cell>
          <table:table-cell table:formula="of:=ROUND([.F62];4)*100 &amp;&quot;\%&quot;" office:value-type="string" office:string-value="96.02\%" calcext:value-type="string">
            <text:p>96.02\%</text:p>
          </table:table-cell>
          <table:table-cell table:formula="of:=ROUND([.G62];4)*100 &amp;&quot;\%&quot;" office:value-type="string" office:string-value="97.01\%" calcext:value-type="string">
            <text:p>97.01\%</text:p>
          </table:table-cell>
          <table:table-cell table:formula="of:=ROUND([.H62];4)*100 &amp;&quot;\%&quot;" office:value-type="string" office:string-value="96.38\%" calcext:value-type="string">
            <text:p>96.38\%</text:p>
          </table:table-cell>
          <table:table-cell table:formula="of:=ROUND([.I62];4)*100 &amp;&quot;\%&quot;" office:value-type="string" office:string-value="96.33\%" calcext:value-type="string">
            <text:p>96.33\%</text:p>
          </table:table-cell>
          <table:table-cell table:formula="of:=ROUND([.J62];4)*100 &amp;&quot;\%&quot;" office:value-type="string" office:string-value="93.21\%" calcext:value-type="string">
            <text:p>93.21\%</text:p>
          </table:table-cell>
          <table:table-cell table:formula="of:=ROUND([.K62];4)*100 &amp;&quot;\%&quot;" office:value-type="string" office:string-value="93.39\%" calcext:value-type="string">
            <text:p>93.39\%</text:p>
          </table:table-cell>
          <table:table-cell table:formula="of:=ROUND([.L62];4)*100 &amp;&quot;\%&quot;" office:value-type="string" office:string-value="91.79\%" calcext:value-type="string">
            <text:p>91.79\%</text:p>
          </table:table-cell>
          <table:table-cell table:formula="of:=ROUND([.M62];4)*100 &amp;&quot;\%&quot;" office:value-type="string" office:string-value="93.77\%" calcext:value-type="string">
            <text:p>93.77\%</text:p>
          </table:table-cell>
          <table:table-cell table:formula="of:=ROUND([.N62];4)*100 &amp;&quot;\%&quot;" office:value-type="string" office:string-value="92.3\%" calcext:value-type="string">
            <text:p>92.3\%</text:p>
          </table:table-cell>
          <table:table-cell table:formula="of:=ROUND([.O62];4)*100 &amp;&quot;\%&quot;" office:value-type="string" office:string-value="92.15\%" calcext:value-type="string">
            <text:p>92.15\%</text:p>
          </table:table-cell>
          <table:table-cell table:formula="of:=ROUND(AVERAGE([.B62:.O62]);4)*100&amp;&quot;\%&quot;" office:value-type="string" office:string-value="94.95\%" calcext:value-type="string">
            <text:p>94.95\%</text:p>
          </table:table-cell>
          <table:table-cell table:formula="of:=ROUND([.P62];4)*100 &amp;&quot;\%&quot;" office:value-type="string" office:string-value="0\%" calcext:value-type="string">
            <text:p>0\%</text:p>
          </table:table-cell>
          <table:table-cell table:style-name="ce2" table:formula="of:=&quot;\hline &quot;&amp;[.X62]&amp;&quot; &amp; &quot;&amp;[.Y62]&amp;&quot; &amp; &quot;&amp;[.Z62]&amp;&quot; &amp; &quot;&amp;[.AA62]&amp;&quot; &amp; &quot;&amp;[.AB62]&amp;&quot; &amp; &quot;&amp;[.AC62]&amp;&quot; &amp; &quot;&amp;[.AD62]&amp;&quot; &amp; &quot;&amp;[.AE62]&amp;&quot; &amp; &quot;&amp;[.AF62]&amp;&quot; &amp; &quot;&amp;[.AG62]&amp;&quot; &amp; &quot;&amp;[.AH62]&amp;&quot; &amp; &quot;&amp;[.AI62]&amp;&quot; &amp; &quot;&amp;[.AJ62]&amp;&quot; &amp; &quot;&amp;[.AK62]&amp;&quot; &amp; &quot;&amp;[.AL62]&amp;&quot; &amp; &quot;&amp;[.AM62]&amp;&quot; \\&quot;" office:value-type="string" office:string-value="\hline 97.14\% &amp; 96.59\% &amp; 96.57\% &amp; 96.64\% &amp; 96.02\% &amp; 97.01\% &amp; 96.38\% &amp; 96.33\% &amp; 93.21\% &amp; 93.39\% &amp; 91.79\% &amp; 93.77\% &amp; 92.3\% &amp; 92.15\% &amp; 94.95\% &amp; 0\% \\" calcext:value-type="string">
            <text:p>\hline 97.14\% &amp; 96.59\% &amp; 96.57\% &amp; 96.64\% &amp; 96.02\% &amp; 97.01\% &amp; 96.38\% &amp; 96.33\% &amp; 93.21\% &amp; 93.39\% &amp; 91.79\% &amp; 93.77\% &amp; 92.3\% &amp; 92.15\% &amp; 94.95\% &amp; 0\% \\</text:p>
          </table:table-cell>
        </table:table-row>
        <table:table-row table:style-name="ro1">
          <table:table-cell office:value-type="string" calcext:value-type="string">
            <text:p>MixedShapesSmallTrain</text:p>
          </table:table-cell>
          <table:table-cell table:style-name="ce5" office:value-type="float" office:value="0.947257731958763" calcext:value-type="float">
            <text:p>0.947257731958763</text:p>
          </table:table-cell>
          <table:table-cell table:style-name="ce6" office:value-type="float" office:value="0.944687285223368" calcext:value-type="float">
            <text:p>0.944687285223368</text:p>
          </table:table-cell>
          <table:table-cell table:style-name="ce6" office:value-type="float" office:value="0.930680412371134" calcext:value-type="float">
            <text:p>0.930680412371134</text:p>
          </table:table-cell>
          <table:table-cell table:style-name="ce6" office:value-type="float" office:value="0.913333333333333" calcext:value-type="float">
            <text:p>0.913333333333333</text:p>
          </table:table-cell>
          <table:table-cell table:style-name="ce6" office:value-type="float" office:value="0.936810996563574" calcext:value-type="float">
            <text:p>0.936810996563574</text:p>
          </table:table-cell>
          <table:table-cell table:style-name="ce6" office:value-type="float" office:value="0.916247422680412" calcext:value-type="float">
            <text:p>0.916247422680412</text:p>
          </table:table-cell>
          <table:table-cell table:style-name="ce6" office:value-type="float" office:value="0.92805498281787" calcext:value-type="float">
            <text:p>0.92805498281787</text:p>
          </table:table-cell>
          <table:table-cell table:style-name="ce6" office:value-type="float" office:value="0.92446735395189" calcext:value-type="float">
            <text:p>0.92446735395189</text:p>
          </table:table-cell>
          <table:table-cell table:style-name="ce6" office:value-type="float" office:value="0.929773195876289" calcext:value-type="float">
            <text:p>0.929773195876289</text:p>
          </table:table-cell>
          <table:table-cell table:style-name="ce6" office:value-type="float" office:value="0.893127147766323" calcext:value-type="float">
            <text:p>0.893127147766323</text:p>
          </table:table-cell>
          <table:table-cell table:style-name="ce6" office:value-type="float" office:value="0.871697594501718" calcext:value-type="float">
            <text:p>0.871697594501718</text:p>
          </table:table-cell>
          <table:table-cell table:style-name="ce6" office:value-type="float" office:value="0.898281786941581" calcext:value-type="float">
            <text:p>0.898281786941581</text:p>
          </table:table-cell>
          <table:table-cell table:style-name="ce6" office:value-type="float" office:value="0.840151202749141" calcext:value-type="float">
            <text:p>0.840151202749141</text:p>
          </table:table-cell>
          <table:table-cell table:style-name="ce6" office:value-type="float" office:value="0.875161512027491" calcext:value-type="float">
            <text:p>0.875161512027491</text:p>
          </table:table-cell>
          <table:table-cell table:style-name="ce6" office:value-type="float" office:value="0.812371134757996" calcext:value-type="float">
            <text:p>0.812371134757996</text:p>
          </table:table-cell>
          <table:table-cell table:style-name="ce2" table:formula="of:=IF([.P63]; 1-[.P63]/MIN([.B63:.O63]); &quot;&quot;)" office:value-type="float" office:value="0.0330655576046824" calcext:value-type="float">
            <text:p>0.033065557604683</text:p>
          </table:table-cell>
          <table:table-cell table:formula="of:=IF([.P63]; 1-[.P63]/MAX([.B63:.O63]); &quot;&quot;)" office:value-type="float" office:value="0.142396934487771" calcext:value-type="float">
            <text:p>0.142396934487771</text:p>
          </table:table-cell>
          <table:table-cell table:formula="of:=IF([.P63]; 1-[.P63]/AVERAGE([.B63:.O63]); &quot;&quot;)" office:value-type="float" office:value="0.107965883251753" calcext:value-type="float">
            <text:p>0.107965883251753</text:p>
          </table:table-cell>
          <table:table-cell table:style-name="ce4" table:formula="of:=IF([.P63]&gt;MAX([.B63:.O63]); 1; IF([.P63]&gt;AVERAGE([.B63:.O63]); 2; IF([.P63]&gt;MIN([.B63:.O63]); 3; IF([.P63]&gt;MAX([.B63:.O63])*0.75; 4; 5))))" office:value-type="float" office:value="4" calcext:value-type="float">
            <text:p>4</text:p>
          </table:table-cell>
          <table:table-cell/>
          <table:table-cell office:value-type="float" office:value="0.811958789825439" calcext:value-type="float">
            <text:p>0.811958789825439</text:p>
          </table:table-cell>
          <table:table-cell/>
          <table:table-cell table:formula="of:=ROUND([.B63];4)*100 &amp;&quot;\%&quot;" office:value-type="string" office:string-value="94.73\%" calcext:value-type="string">
            <text:p>94.73\%</text:p>
          </table:table-cell>
          <table:table-cell table:formula="of:=ROUND([.C63];4)*100 &amp;&quot;\%&quot;" office:value-type="string" office:string-value="94.47\%" calcext:value-type="string">
            <text:p>94.47\%</text:p>
          </table:table-cell>
          <table:table-cell table:formula="of:=ROUND([.D63];4)*100 &amp;&quot;\%&quot;" office:value-type="string" office:string-value="93.07\%" calcext:value-type="string">
            <text:p>93.07\%</text:p>
          </table:table-cell>
          <table:table-cell table:formula="of:=ROUND([.E63];4)*100 &amp;&quot;\%&quot;" office:value-type="string" office:string-value="91.33\%" calcext:value-type="string">
            <text:p>91.33\%</text:p>
          </table:table-cell>
          <table:table-cell table:formula="of:=ROUND([.F63];4)*100 &amp;&quot;\%&quot;" office:value-type="string" office:string-value="93.68\%" calcext:value-type="string">
            <text:p>93.68\%</text:p>
          </table:table-cell>
          <table:table-cell table:formula="of:=ROUND([.G63];4)*100 &amp;&quot;\%&quot;" office:value-type="string" office:string-value="91.62\%" calcext:value-type="string">
            <text:p>91.62\%</text:p>
          </table:table-cell>
          <table:table-cell table:formula="of:=ROUND([.H63];4)*100 &amp;&quot;\%&quot;" office:value-type="string" office:string-value="92.81\%" calcext:value-type="string">
            <text:p>92.81\%</text:p>
          </table:table-cell>
          <table:table-cell table:formula="of:=ROUND([.I63];4)*100 &amp;&quot;\%&quot;" office:value-type="string" office:string-value="92.45\%" calcext:value-type="string">
            <text:p>92.45\%</text:p>
          </table:table-cell>
          <table:table-cell table:formula="of:=ROUND([.J63];4)*100 &amp;&quot;\%&quot;" office:value-type="string" office:string-value="92.98\%" calcext:value-type="string">
            <text:p>92.98\%</text:p>
          </table:table-cell>
          <table:table-cell table:formula="of:=ROUND([.K63];4)*100 &amp;&quot;\%&quot;" office:value-type="string" office:string-value="89.31\%" calcext:value-type="string">
            <text:p>89.31\%</text:p>
          </table:table-cell>
          <table:table-cell table:formula="of:=ROUND([.L63];4)*100 &amp;&quot;\%&quot;" office:value-type="string" office:string-value="87.17\%" calcext:value-type="string">
            <text:p>87.17\%</text:p>
          </table:table-cell>
          <table:table-cell table:formula="of:=ROUND([.M63];4)*100 &amp;&quot;\%&quot;" office:value-type="string" office:string-value="89.83\%" calcext:value-type="string">
            <text:p>89.83\%</text:p>
          </table:table-cell>
          <table:table-cell table:formula="of:=ROUND([.N63];4)*100 &amp;&quot;\%&quot;" office:value-type="string" office:string-value="84.02\%" calcext:value-type="string">
            <text:p>84.02\%</text:p>
          </table:table-cell>
          <table:table-cell table:formula="of:=ROUND([.O63];4)*100 &amp;&quot;\%&quot;" office:value-type="string" office:string-value="87.52\%" calcext:value-type="string">
            <text:p>87.52\%</text:p>
          </table:table-cell>
          <table:table-cell table:formula="of:=ROUND(AVERAGE([.B63:.O63]);4)*100&amp;&quot;\%&quot;" office:value-type="string" office:string-value="91.07\%" calcext:value-type="string">
            <text:p>91.07\%</text:p>
          </table:table-cell>
          <table:table-cell table:formula="of:=ROUND([.P63];4)*100 &amp;&quot;\%&quot;" office:value-type="string" office:string-value="81.24\%" calcext:value-type="string">
            <text:p>81.24\%</text:p>
          </table:table-cell>
          <table:table-cell table:style-name="ce2" table:formula="of:=&quot;\hline &quot;&amp;[.X63]&amp;&quot; &amp; &quot;&amp;[.Y63]&amp;&quot; &amp; &quot;&amp;[.Z63]&amp;&quot; &amp; &quot;&amp;[.AA63]&amp;&quot; &amp; &quot;&amp;[.AB63]&amp;&quot; &amp; &quot;&amp;[.AC63]&amp;&quot; &amp; &quot;&amp;[.AD63]&amp;&quot; &amp; &quot;&amp;[.AE63]&amp;&quot; &amp; &quot;&amp;[.AF63]&amp;&quot; &amp; &quot;&amp;[.AG63]&amp;&quot; &amp; &quot;&amp;[.AH63]&amp;&quot; &amp; &quot;&amp;[.AI63]&amp;&quot; &amp; &quot;&amp;[.AJ63]&amp;&quot; &amp; &quot;&amp;[.AK63]&amp;&quot; &amp; &quot;&amp;[.AL63]&amp;&quot; &amp; &quot;&amp;[.AM63]&amp;&quot; \\&quot;" office:value-type="string" office:string-value="\hline 94.73\% &amp; 94.47\% &amp; 93.07\% &amp; 91.33\% &amp; 93.68\% &amp; 91.62\% &amp; 92.81\% &amp; 92.45\% &amp; 92.98\% &amp; 89.31\% &amp; 87.17\% &amp; 89.83\% &amp; 84.02\% &amp; 87.52\% &amp; 91.07\% &amp; 81.24\% \\" calcext:value-type="string">
            <text:p>\hline 94.73\% &amp; 94.47\% &amp; 93.07\% &amp; 91.33\% &amp; 93.68\% &amp; 91.62\% &amp; 92.81\% &amp; 92.45\% &amp; 92.98\% &amp; 89.31\% &amp; 87.17\% &amp; 89.83\% &amp; 84.02\% &amp; 87.52\% &amp; 91.07\% &amp; 81.24\% \\</text:p>
          </table:table-cell>
        </table:table-row>
        <table:table-row table:style-name="ro1">
          <table:table-cell office:value-type="string" calcext:value-type="string">
            <text:p>MoteStrain</text:p>
          </table:table-cell>
          <table:table-cell table:style-name="ce5" office:value-type="float" office:value="0.930111821086262" calcext:value-type="float">
            <text:p>0.930111821086262</text:p>
          </table:table-cell>
          <table:table-cell table:style-name="ce6" office:value-type="float" office:value="0.936501597444089" calcext:value-type="float">
            <text:p>0.936501597444089</text:p>
          </table:table-cell>
          <table:table-cell table:style-name="ce6" office:value-type="float" office:value="0.905484558040468" calcext:value-type="float">
            <text:p>0.905484558040468</text:p>
          </table:table-cell>
          <table:table-cell table:style-name="ce6" office:value-type="float" office:value="0.880564430244941" calcext:value-type="float">
            <text:p>0.880564430244941</text:p>
          </table:table-cell>
          <table:table-cell table:style-name="ce6" office:value-type="float" office:value="0.908892438764643" calcext:value-type="float">
            <text:p>0.908892438764643</text:p>
          </table:table-cell>
          <table:table-cell table:style-name="ce6" office:value-type="float" office:value="0.903115015974441" calcext:value-type="float">
            <text:p>0.903115015974441</text:p>
          </table:table-cell>
          <table:table-cell table:style-name="ce6" office:value-type="float" office:value="0.914962726304579" calcext:value-type="float">
            <text:p>0.914962726304579</text:p>
          </table:table-cell>
          <table:table-cell table:style-name="ce6" office:value-type="float" office:value="0.904765708200213" calcext:value-type="float">
            <text:p>0.904765708200213</text:p>
          </table:table-cell>
          <table:table-cell table:style-name="ce6" office:value-type="float" office:value="0.850985090521832" calcext:value-type="float">
            <text:p>0.850985090521832</text:p>
          </table:table-cell>
          <table:table-cell table:style-name="ce6" office:value-type="float" office:value="0.896698615548456" calcext:value-type="float">
            <text:p>0.896698615548456</text:p>
          </table:table-cell>
          <table:table-cell table:style-name="ce6" office:value-type="float" office:value="0.84419595314164" calcext:value-type="float">
            <text:p>0.84419595314164</text:p>
          </table:table-cell>
          <table:table-cell table:style-name="ce6" office:value-type="float" office:value="0.878035143769968" calcext:value-type="float">
            <text:p>0.878035143769968</text:p>
          </table:table-cell>
          <table:table-cell table:style-name="ce6" office:value-type="float" office:value="0.855457933972311" calcext:value-type="float">
            <text:p>0.855457933972311</text:p>
          </table:table-cell>
          <table:table-cell table:style-name="ce6" office:value-type="float" office:value="0.848482428115016" calcext:value-type="float">
            <text:p>0.848482428115016</text:p>
          </table:table-cell>
          <table:table-cell table:style-name="ce6" office:value-type="float" office:value="0.865015983581543" calcext:value-type="float">
            <text:p>0.865015983581543</text:p>
          </table:table-cell>
          <table:table-cell table:style-name="ce2" table:formula="of:=IF([.P64]; 1-[.P64]/MIN([.B64:.O64]); &quot;&quot;)" office:value-type="float" office:value="-0.0246625565574228" calcext:value-type="float">
            <text:p>-0.024662556557423</text:p>
          </table:table-cell>
          <table:table-cell table:formula="of:=IF([.P64]; 1-[.P64]/MAX([.B64:.O64]); &quot;&quot;)" office:value-type="float" office:value="0.0763326128408595" calcext:value-type="float">
            <text:p>0.07633261284086</text:p>
          </table:table-cell>
          <table:table-cell table:formula="of:=IF([.P64]; 1-[.P64]/AVERAGE([.B64:.O64]); &quot;&quot;)" office:value-type="float" office:value="0.0279356726906502" calcext:value-type="float">
            <text:p>0.02793567269065</text:p>
          </table:table-cell>
          <table:table-cell table:style-name="ce4" table:formula="of:=IF([.P64]&gt;MAX([.B64:.O64]); 1; IF([.P64]&gt;AVERAGE([.B64:.O64]); 2; IF([.P64]&gt;MIN([.B64:.O64]); 3; IF([.P64]&gt;MAX([.B64:.O64])*0.75; 4; 5))))" office:value-type="float" office:value="3" calcext:value-type="float">
            <text:p>3</text:p>
          </table:table-cell>
          <table:table-cell/>
          <table:table-cell office:value-type="float" office:value="0.877795517444611" calcext:value-type="float">
            <text:p>0.877795517444611</text:p>
          </table:table-cell>
          <table:table-cell/>
          <table:table-cell table:formula="of:=ROUND([.B64];4)*100 &amp;&quot;\%&quot;" office:value-type="string" office:string-value="93.01\%" calcext:value-type="string">
            <text:p>93.01\%</text:p>
          </table:table-cell>
          <table:table-cell table:formula="of:=ROUND([.C64];4)*100 &amp;&quot;\%&quot;" office:value-type="string" office:string-value="93.65\%" calcext:value-type="string">
            <text:p>93.65\%</text:p>
          </table:table-cell>
          <table:table-cell table:formula="of:=ROUND([.D64];4)*100 &amp;&quot;\%&quot;" office:value-type="string" office:string-value="90.55\%" calcext:value-type="string">
            <text:p>90.55\%</text:p>
          </table:table-cell>
          <table:table-cell table:formula="of:=ROUND([.E64];4)*100 &amp;&quot;\%&quot;" office:value-type="string" office:string-value="88.06\%" calcext:value-type="string">
            <text:p>88.06\%</text:p>
          </table:table-cell>
          <table:table-cell table:formula="of:=ROUND([.F64];4)*100 &amp;&quot;\%&quot;" office:value-type="string" office:string-value="90.89\%" calcext:value-type="string">
            <text:p>90.89\%</text:p>
          </table:table-cell>
          <table:table-cell table:formula="of:=ROUND([.G64];4)*100 &amp;&quot;\%&quot;" office:value-type="string" office:string-value="90.31\%" calcext:value-type="string">
            <text:p>90.31\%</text:p>
          </table:table-cell>
          <table:table-cell table:formula="of:=ROUND([.H64];4)*100 &amp;&quot;\%&quot;" office:value-type="string" office:string-value="91.5\%" calcext:value-type="string">
            <text:p>91.5\%</text:p>
          </table:table-cell>
          <table:table-cell table:formula="of:=ROUND([.I64];4)*100 &amp;&quot;\%&quot;" office:value-type="string" office:string-value="90.48\%" calcext:value-type="string">
            <text:p>90.48\%</text:p>
          </table:table-cell>
          <table:table-cell table:formula="of:=ROUND([.J64];4)*100 &amp;&quot;\%&quot;" office:value-type="string" office:string-value="85.1\%" calcext:value-type="string">
            <text:p>85.1\%</text:p>
          </table:table-cell>
          <table:table-cell table:formula="of:=ROUND([.K64];4)*100 &amp;&quot;\%&quot;" office:value-type="string" office:string-value="89.67\%" calcext:value-type="string">
            <text:p>89.67\%</text:p>
          </table:table-cell>
          <table:table-cell table:formula="of:=ROUND([.L64];4)*100 &amp;&quot;\%&quot;" office:value-type="string" office:string-value="84.42\%" calcext:value-type="string">
            <text:p>84.42\%</text:p>
          </table:table-cell>
          <table:table-cell table:formula="of:=ROUND([.M64];4)*100 &amp;&quot;\%&quot;" office:value-type="string" office:string-value="87.8\%" calcext:value-type="string">
            <text:p>87.8\%</text:p>
          </table:table-cell>
          <table:table-cell table:formula="of:=ROUND([.N64];4)*100 &amp;&quot;\%&quot;" office:value-type="string" office:string-value="85.55\%" calcext:value-type="string">
            <text:p>85.55\%</text:p>
          </table:table-cell>
          <table:table-cell table:formula="of:=ROUND([.O64];4)*100 &amp;&quot;\%&quot;" office:value-type="string" office:string-value="84.85\%" calcext:value-type="string">
            <text:p>84.85\%</text:p>
          </table:table-cell>
          <table:table-cell table:formula="of:=ROUND(AVERAGE([.B64:.O64]);4)*100&amp;&quot;\%&quot;" office:value-type="string" office:string-value="88.99\%" calcext:value-type="string">
            <text:p>88.99\%</text:p>
          </table:table-cell>
          <table:table-cell table:formula="of:=ROUND([.P64];4)*100 &amp;&quot;\%&quot;" office:value-type="string" office:string-value="86.5\%" calcext:value-type="string">
            <text:p>86.5\%</text:p>
          </table:table-cell>
          <table:table-cell table:style-name="ce2" table:formula="of:=&quot;\hline &quot;&amp;[.X64]&amp;&quot; &amp; &quot;&amp;[.Y64]&amp;&quot; &amp; &quot;&amp;[.Z64]&amp;&quot; &amp; &quot;&amp;[.AA64]&amp;&quot; &amp; &quot;&amp;[.AB64]&amp;&quot; &amp; &quot;&amp;[.AC64]&amp;&quot; &amp; &quot;&amp;[.AD64]&amp;&quot; &amp; &quot;&amp;[.AE64]&amp;&quot; &amp; &quot;&amp;[.AF64]&amp;&quot; &amp; &quot;&amp;[.AG64]&amp;&quot; &amp; &quot;&amp;[.AH64]&amp;&quot; &amp; &quot;&amp;[.AI64]&amp;&quot; &amp; &quot;&amp;[.AJ64]&amp;&quot; &amp; &quot;&amp;[.AK64]&amp;&quot; &amp; &quot;&amp;[.AL64]&amp;&quot; &amp; &quot;&amp;[.AM64]&amp;&quot; \\&quot;" office:value-type="string" office:string-value="\hline 93.01\% &amp; 93.65\% &amp; 90.55\% &amp; 88.06\% &amp; 90.89\% &amp; 90.31\% &amp; 91.5\% &amp; 90.48\% &amp; 85.1\% &amp; 89.67\% &amp; 84.42\% &amp; 87.8\% &amp; 85.55\% &amp; 84.85\% &amp; 88.99\% &amp; 86.5\% \\" calcext:value-type="string">
            <text:p>\hline 93.01\% &amp; 93.65\% &amp; 90.55\% &amp; 88.06\% &amp; 90.89\% &amp; 90.31\% &amp; 91.5\% &amp; 90.48\% &amp; 85.1\% &amp; 89.67\% &amp; 84.42\% &amp; 87.8\% &amp; 85.55\% &amp; 84.85\% &amp; 88.99\% &amp; 86.5\% \\</text:p>
          </table:table-cell>
        </table:table-row>
        <table:table-row table:style-name="ro1">
          <table:table-cell office:value-type="string" calcext:value-type="string">
            <text:p>OliveOil</text:p>
          </table:table-cell>
          <table:table-cell table:style-name="ce5" office:value-type="float" office:value="0.916666666666666" calcext:value-type="float">
            <text:p>0.916666666666666</text:p>
          </table:table-cell>
          <table:table-cell table:style-name="ce6" office:value-type="float" office:value="0.883333333333333" calcext:value-type="float">
            <text:p>0.883333333333333</text:p>
          </table:table-cell>
          <table:table-cell table:style-name="ce6" office:value-type="float" office:value="0.902222222222222" calcext:value-type="float">
            <text:p>0.902222222222222</text:p>
          </table:table-cell>
          <table:table-cell table:style-name="ce6" office:value-type="float" office:value="0.874444444444444" calcext:value-type="float">
            <text:p>0.874444444444444</text:p>
          </table:table-cell>
          <table:table-cell table:style-name="ce6" office:value-type="float" office:value="0.878888888888888" calcext:value-type="float">
            <text:p>0.878888888888888</text:p>
          </table:table-cell>
          <table:table-cell table:style-name="ce6" office:value-type="float" office:value="0.862222222222222" calcext:value-type="float">
            <text:p>0.862222222222222</text:p>
          </table:table-cell>
          <table:table-cell table:style-name="ce6" office:value-type="float" office:value="0.878888888888889" calcext:value-type="float">
            <text:p>0.878888888888889</text:p>
          </table:table-cell>
          <table:table-cell table:style-name="ce6" office:value-type="float" office:value="0.913333333333333" calcext:value-type="float">
            <text:p>0.913333333333333</text:p>
          </table:table-cell>
          <table:table-cell table:number-columns-repeated="2" table:style-name="ce6" office:value-type="float" office:value="0.874444444444444" calcext:value-type="float">
            <text:p>0.874444444444444</text:p>
          </table:table-cell>
          <table:table-cell table:style-name="ce6" office:value-type="float" office:value="0.875555555555556" calcext:value-type="float">
            <text:p>0.875555555555556</text:p>
          </table:table-cell>
          <table:table-cell table:number-columns-repeated="2" table:style-name="ce6" office:value-type="float" office:value="0.893333333333333" calcext:value-type="float">
            <text:p>0.893333333333333</text:p>
          </table:table-cell>
          <table:table-cell table:style-name="ce6" office:value-type="float" office:value="0.745555555555556" calcext:value-type="float">
            <text:p>0.745555555555556</text:p>
          </table:table-cell>
          <table:table-cell table:style-name="ce6" office:value-type="float" office:value="0.400000005960465" calcext:value-type="float">
            <text:p>0.400000005960465</text:p>
          </table:table-cell>
          <table:table-cell table:style-name="ce2" table:formula="of:=IF([.P65]; 1-[.P65]/MIN([.B65:.O65]); &quot;&quot;)" office:value-type="float" office:value="0.463487324345129" calcext:value-type="float">
            <text:p>0.463487324345129</text:p>
          </table:table-cell>
          <table:table-cell table:formula="of:=IF([.P65]; 1-[.P65]/MAX([.B65:.O65]); &quot;&quot;)" office:value-type="float" office:value="0.563636357134038" calcext:value-type="float">
            <text:p>0.563636357134038</text:p>
          </table:table-cell>
          <table:table-cell table:formula="of:=IF([.P65]; 1-[.P65]/AVERAGE([.B65:.O65]); &quot;&quot;)" office:value-type="float" office:value="0.543478254066861" calcext:value-type="float">
            <text:p>0.543478254066861</text:p>
          </table:table-cell>
          <table:table-cell table:style-name="ce4" table:formula="of:=IF([.P65]&gt;MAX([.B65:.O65]); 1; IF([.P65]&gt;AVERAGE([.B65:.O65]); 2; IF([.P65]&gt;MIN([.B65:.O65]); 3; IF([.P65]&gt;MAX([.B65:.O65])*0.75; 4; 5))))" office:value-type="float" office:value="5" calcext:value-type="float">
            <text:p>5</text:p>
          </table:table-cell>
          <table:table-cell/>
          <table:table-cell office:value-type="float" office:value="0.400000005960465" calcext:value-type="float">
            <text:p>0.400000005960465</text:p>
          </table:table-cell>
          <table:table-cell/>
          <table:table-cell table:formula="of:=ROUND([.B65];4)*100 &amp;&quot;\%&quot;" office:value-type="string" office:string-value="91.67\%" calcext:value-type="string">
            <text:p>91.67\%</text:p>
          </table:table-cell>
          <table:table-cell table:formula="of:=ROUND([.C65];4)*100 &amp;&quot;\%&quot;" office:value-type="string" office:string-value="88.33\%" calcext:value-type="string">
            <text:p>88.33\%</text:p>
          </table:table-cell>
          <table:table-cell table:formula="of:=ROUND([.D65];4)*100 &amp;&quot;\%&quot;" office:value-type="string" office:string-value="90.22\%" calcext:value-type="string">
            <text:p>90.22\%</text:p>
          </table:table-cell>
          <table:table-cell table:formula="of:=ROUND([.E65];4)*100 &amp;&quot;\%&quot;" office:value-type="string" office:string-value="87.44\%" calcext:value-type="string">
            <text:p>87.44\%</text:p>
          </table:table-cell>
          <table:table-cell table:formula="of:=ROUND([.F65];4)*100 &amp;&quot;\%&quot;" office:value-type="string" office:string-value="87.89\%" calcext:value-type="string">
            <text:p>87.89\%</text:p>
          </table:table-cell>
          <table:table-cell table:formula="of:=ROUND([.G65];4)*100 &amp;&quot;\%&quot;" office:value-type="string" office:string-value="86.22\%" calcext:value-type="string">
            <text:p>86.22\%</text:p>
          </table:table-cell>
          <table:table-cell table:formula="of:=ROUND([.H65];4)*100 &amp;&quot;\%&quot;" office:value-type="string" office:string-value="87.89\%" calcext:value-type="string">
            <text:p>87.89\%</text:p>
          </table:table-cell>
          <table:table-cell table:formula="of:=ROUND([.I65];4)*100 &amp;&quot;\%&quot;" office:value-type="string" office:string-value="91.33\%" calcext:value-type="string">
            <text:p>91.33\%</text:p>
          </table:table-cell>
          <table:table-cell table:formula="of:=ROUND([.J65];4)*100 &amp;&quot;\%&quot;" office:value-type="string" office:string-value="87.44\%" calcext:value-type="string">
            <text:p>87.44\%</text:p>
          </table:table-cell>
          <table:table-cell table:formula="of:=ROUND([.K65];4)*100 &amp;&quot;\%&quot;" office:value-type="string" office:string-value="87.44\%" calcext:value-type="string">
            <text:p>87.44\%</text:p>
          </table:table-cell>
          <table:table-cell table:formula="of:=ROUND([.L65];4)*100 &amp;&quot;\%&quot;" office:value-type="string" office:string-value="87.56\%" calcext:value-type="string">
            <text:p>87.56\%</text:p>
          </table:table-cell>
          <table:table-cell table:formula="of:=ROUND([.M65];4)*100 &amp;&quot;\%&quot;" office:value-type="string" office:string-value="89.33\%" calcext:value-type="string">
            <text:p>89.33\%</text:p>
          </table:table-cell>
          <table:table-cell table:formula="of:=ROUND([.N65];4)*100 &amp;&quot;\%&quot;" office:value-type="string" office:string-value="89.33\%" calcext:value-type="string">
            <text:p>89.33\%</text:p>
          </table:table-cell>
          <table:table-cell table:formula="of:=ROUND([.O65];4)*100 &amp;&quot;\%&quot;" office:value-type="string" office:string-value="74.56\%" calcext:value-type="string">
            <text:p>74.56\%</text:p>
          </table:table-cell>
          <table:table-cell table:formula="of:=ROUND(AVERAGE([.B65:.O65]);4)*100&amp;&quot;\%&quot;" office:value-type="string" office:string-value="87.62\%" calcext:value-type="string">
            <text:p>87.62\%</text:p>
          </table:table-cell>
          <table:table-cell table:formula="of:=ROUND([.P65];4)*100 &amp;&quot;\%&quot;" office:value-type="string" office:string-value="40\%" calcext:value-type="string">
            <text:p>40\%</text:p>
          </table:table-cell>
          <table:table-cell table:style-name="ce2" table:formula="of:=&quot;\hline &quot;&amp;[.X65]&amp;&quot; &amp; &quot;&amp;[.Y65]&amp;&quot; &amp; &quot;&amp;[.Z65]&amp;&quot; &amp; &quot;&amp;[.AA65]&amp;&quot; &amp; &quot;&amp;[.AB65]&amp;&quot; &amp; &quot;&amp;[.AC65]&amp;&quot; &amp; &quot;&amp;[.AD65]&amp;&quot; &amp; &quot;&amp;[.AE65]&amp;&quot; &amp; &quot;&amp;[.AF65]&amp;&quot; &amp; &quot;&amp;[.AG65]&amp;&quot; &amp; &quot;&amp;[.AH65]&amp;&quot; &amp; &quot;&amp;[.AI65]&amp;&quot; &amp; &quot;&amp;[.AJ65]&amp;&quot; &amp; &quot;&amp;[.AK65]&amp;&quot; &amp; &quot;&amp;[.AL65]&amp;&quot; &amp; &quot;&amp;[.AM65]&amp;&quot; \\&quot;" office:value-type="string" office:string-value="\hline 91.67\% &amp; 88.33\% &amp; 90.22\% &amp; 87.44\% &amp; 87.89\% &amp; 86.22\% &amp; 87.89\% &amp; 91.33\% &amp; 87.44\% &amp; 87.44\% &amp; 87.56\% &amp; 89.33\% &amp; 89.33\% &amp; 74.56\% &amp; 87.62\% &amp; 40\% \\" calcext:value-type="string">
            <text:p>\hline 91.67\% &amp; 88.33\% &amp; 90.22\% &amp; 87.44\% &amp; 87.89\% &amp; 86.22\% &amp; 87.89\% &amp; 91.33\% &amp; 87.44\% &amp; 87.44\% &amp; 87.56\% &amp; 89.33\% &amp; 89.33\% &amp; 74.56\% &amp; 87.62\% &amp; 40\% \\</text:p>
          </table:table-cell>
        </table:table-row>
        <table:table-row table:style-name="ro1">
          <table:table-cell office:value-type="string" calcext:value-type="string">
            <text:p>OSULeaf</text:p>
          </table:table-cell>
          <table:table-cell table:style-name="ce5" office:value-type="float" office:value="0.973553719008265" calcext:value-type="float">
            <text:p>0.973553719008265</text:p>
          </table:table-cell>
          <table:table-cell table:style-name="ce6" office:value-type="float" office:value="0.974793388429752" calcext:value-type="float">
            <text:p>0.974793388429752</text:p>
          </table:table-cell>
          <table:table-cell table:style-name="ce6" office:value-type="float" office:value="0.938705234159779" calcext:value-type="float">
            <text:p>0.938705234159779</text:p>
          </table:table-cell>
          <table:table-cell table:style-name="ce6" office:value-type="float" office:value="0.952479338842975" calcext:value-type="float">
            <text:p>0.952479338842975</text:p>
          </table:table-cell>
          <table:table-cell table:style-name="ce6" office:value-type="float" office:value="0.95633608815427" calcext:value-type="float">
            <text:p>0.95633608815427</text:p>
          </table:table-cell>
          <table:table-cell table:style-name="ce6" office:value-type="float" office:value="0.97465564738292" calcext:value-type="float">
            <text:p>0.97465564738292</text:p>
          </table:table-cell>
          <table:table-cell table:style-name="ce6" office:value-type="float" office:value="0.858539944903581" calcext:value-type="float">
            <text:p>0.858539944903581</text:p>
          </table:table-cell>
          <table:table-cell table:style-name="ce6" office:value-type="float" office:value="0.851790633608815" calcext:value-type="float">
            <text:p>0.851790633608815</text:p>
          </table:table-cell>
          <table:table-cell table:style-name="ce6" office:value-type="float" office:value="0.976859504132231" calcext:value-type="float">
            <text:p>0.976859504132231</text:p>
          </table:table-cell>
          <table:table-cell table:style-name="ce6" office:value-type="float" office:value="0.960055096418733" calcext:value-type="float">
            <text:p>0.960055096418733</text:p>
          </table:table-cell>
          <table:table-cell table:style-name="ce6" office:value-type="float" office:value="0.969146005509642" calcext:value-type="float">
            <text:p>0.969146005509642</text:p>
          </table:table-cell>
          <table:table-cell table:style-name="ce6" office:value-type="float" office:value="0.654269972451791" calcext:value-type="float">
            <text:p>0.654269972451791</text:p>
          </table:table-cell>
          <table:table-cell table:style-name="ce6" office:value-type="float" office:value="0.643250688705234" calcext:value-type="float">
            <text:p>0.643250688705234</text:p>
          </table:table-cell>
          <table:table-cell table:style-name="ce6" office:value-type="float" office:value="0.724242424242424" calcext:value-type="float">
            <text:p>0.724242424242424</text:p>
          </table:table-cell>
          <table:table-cell table:style-name="ce6" office:value-type="float" office:value="0.553718984127045" calcext:value-type="float">
            <text:p>0.553718984127045</text:p>
          </table:table-cell>
          <table:table-cell table:style-name="ce2" table:formula="of:=IF([.P66]; 1-[.P66]/MIN([.B66:.O66]); &quot;&quot;)" office:value-type="float" office:value="0.139186333027335" calcext:value-type="float">
            <text:p>0.139186333027335</text:p>
          </table:table-cell>
          <table:table-cell table:formula="of:=IF([.P66]; 1-[.P66]/MAX([.B66:.O66]); &quot;&quot;)" office:value-type="float" office:value="0.433164153304802" calcext:value-type="float">
            <text:p>0.433164153304802</text:p>
          </table:table-cell>
          <table:table-cell table:formula="of:=IF([.P66]; 1-[.P66]/AVERAGE([.B66:.O66]); &quot;&quot;)" office:value-type="float" office:value="0.375270599013477" calcext:value-type="float">
            <text:p>0.375270599013477</text:p>
          </table:table-cell>
          <table:table-cell table:style-name="ce4" table:formula="of:=IF([.P66]&gt;MAX([.B66:.O66]); 1; IF([.P66]&gt;AVERAGE([.B66:.O66]); 2; IF([.P66]&gt;MIN([.B66:.O66]); 3; IF([.P66]&gt;MAX([.B66:.O66])*0.75; 4; 5))))" office:value-type="float" office:value="5" calcext:value-type="float">
            <text:p>5</text:p>
          </table:table-cell>
          <table:table-cell/>
          <table:table-cell office:value-type="float" office:value="0.512396693229675" calcext:value-type="float">
            <text:p>0.512396693229675</text:p>
          </table:table-cell>
          <table:table-cell/>
          <table:table-cell table:formula="of:=ROUND([.B66];4)*100 &amp;&quot;\%&quot;" office:value-type="string" office:string-value="97.36\%" calcext:value-type="string">
            <text:p>97.36\%</text:p>
          </table:table-cell>
          <table:table-cell table:formula="of:=ROUND([.C66];4)*100 &amp;&quot;\%&quot;" office:value-type="string" office:string-value="97.48\%" calcext:value-type="string">
            <text:p>97.48\%</text:p>
          </table:table-cell>
          <table:table-cell table:formula="of:=ROUND([.D66];4)*100 &amp;&quot;\%&quot;" office:value-type="string" office:string-value="93.87\%" calcext:value-type="string">
            <text:p>93.87\%</text:p>
          </table:table-cell>
          <table:table-cell table:formula="of:=ROUND([.E66];4)*100 &amp;&quot;\%&quot;" office:value-type="string" office:string-value="95.25\%" calcext:value-type="string">
            <text:p>95.25\%</text:p>
          </table:table-cell>
          <table:table-cell table:formula="of:=ROUND([.F66];4)*100 &amp;&quot;\%&quot;" office:value-type="string" office:string-value="95.63\%" calcext:value-type="string">
            <text:p>95.63\%</text:p>
          </table:table-cell>
          <table:table-cell table:formula="of:=ROUND([.G66];4)*100 &amp;&quot;\%&quot;" office:value-type="string" office:string-value="97.47\%" calcext:value-type="string">
            <text:p>97.47\%</text:p>
          </table:table-cell>
          <table:table-cell table:formula="of:=ROUND([.H66];4)*100 &amp;&quot;\%&quot;" office:value-type="string" office:string-value="85.85\%" calcext:value-type="string">
            <text:p>85.85\%</text:p>
          </table:table-cell>
          <table:table-cell table:formula="of:=ROUND([.I66];4)*100 &amp;&quot;\%&quot;" office:value-type="string" office:string-value="85.18\%" calcext:value-type="string">
            <text:p>85.18\%</text:p>
          </table:table-cell>
          <table:table-cell table:formula="of:=ROUND([.J66];4)*100 &amp;&quot;\%&quot;" office:value-type="string" office:string-value="97.69\%" calcext:value-type="string">
            <text:p>97.69\%</text:p>
          </table:table-cell>
          <table:table-cell table:formula="of:=ROUND([.K66];4)*100 &amp;&quot;\%&quot;" office:value-type="string" office:string-value="96.01\%" calcext:value-type="string">
            <text:p>96.01\%</text:p>
          </table:table-cell>
          <table:table-cell table:formula="of:=ROUND([.L66];4)*100 &amp;&quot;\%&quot;" office:value-type="string" office:string-value="96.91\%" calcext:value-type="string">
            <text:p>96.91\%</text:p>
          </table:table-cell>
          <table:table-cell table:formula="of:=ROUND([.M66];4)*100 &amp;&quot;\%&quot;" office:value-type="string" office:string-value="65.43\%" calcext:value-type="string">
            <text:p>65.43\%</text:p>
          </table:table-cell>
          <table:table-cell table:formula="of:=ROUND([.N66];4)*100 &amp;&quot;\%&quot;" office:value-type="string" office:string-value="64.33\%" calcext:value-type="string">
            <text:p>64.33\%</text:p>
          </table:table-cell>
          <table:table-cell table:formula="of:=ROUND([.O66];4)*100 &amp;&quot;\%&quot;" office:value-type="string" office:string-value="72.42\%" calcext:value-type="string">
            <text:p>72.42\%</text:p>
          </table:table-cell>
          <table:table-cell table:formula="of:=ROUND(AVERAGE([.B66:.O66]);4)*100&amp;&quot;\%&quot;" office:value-type="string" office:string-value="88.63\%" calcext:value-type="string">
            <text:p>88.63\%</text:p>
          </table:table-cell>
          <table:table-cell table:formula="of:=ROUND([.P66];4)*100 &amp;&quot;\%&quot;" office:value-type="string" office:string-value="55.37\%" calcext:value-type="string">
            <text:p>55.37\%</text:p>
          </table:table-cell>
          <table:table-cell table:style-name="ce2" table:formula="of:=&quot;\hline &quot;&amp;[.X66]&amp;&quot; &amp; &quot;&amp;[.Y66]&amp;&quot; &amp; &quot;&amp;[.Z66]&amp;&quot; &amp; &quot;&amp;[.AA66]&amp;&quot; &amp; &quot;&amp;[.AB66]&amp;&quot; &amp; &quot;&amp;[.AC66]&amp;&quot; &amp; &quot;&amp;[.AD66]&amp;&quot; &amp; &quot;&amp;[.AE66]&amp;&quot; &amp; &quot;&amp;[.AF66]&amp;&quot; &amp; &quot;&amp;[.AG66]&amp;&quot; &amp; &quot;&amp;[.AH66]&amp;&quot; &amp; &quot;&amp;[.AI66]&amp;&quot; &amp; &quot;&amp;[.AJ66]&amp;&quot; &amp; &quot;&amp;[.AK66]&amp;&quot; &amp; &quot;&amp;[.AL66]&amp;&quot; &amp; &quot;&amp;[.AM66]&amp;&quot; \\&quot;" office:value-type="string" office:string-value="\hline 97.36\% &amp; 97.48\% &amp; 93.87\% &amp; 95.25\% &amp; 95.63\% &amp; 97.47\% &amp; 85.85\% &amp; 85.18\% &amp; 97.69\% &amp; 96.01\% &amp; 96.91\% &amp; 65.43\% &amp; 64.33\% &amp; 72.42\% &amp; 88.63\% &amp; 55.37\% \\" calcext:value-type="string">
            <text:p>\hline 97.36\% &amp; 97.48\% &amp; 93.87\% &amp; 95.25\% &amp; 95.63\% &amp; 97.47\% &amp; 85.85\% &amp; 85.18\% &amp; 97.69\% &amp; 96.01\% &amp; 96.91\% &amp; 65.43\% &amp; 64.33\% &amp; 72.42\% &amp; 88.63\% &amp; 55.37\% \\</text:p>
          </table:table-cell>
        </table:table-row>
        <table:table-row table:style-name="ro1">
          <table:table-cell office:value-type="string" calcext:value-type="string">
            <text:p>PhalangesOutlinesCorrect</text:p>
          </table:table-cell>
          <table:table-cell table:style-name="ce5" office:value-type="float" office:value="0.825330225330225" calcext:value-type="float">
            <text:p>0.825330225330225</text:p>
          </table:table-cell>
          <table:table-cell table:style-name="ce6" office:value-type="float" office:value="0.826495726495727" calcext:value-type="float">
            <text:p>0.826495726495727</text:p>
          </table:table-cell>
          <table:table-cell table:style-name="ce6" office:value-type="float" office:value="0.844716394716395" calcext:value-type="float">
            <text:p>0.844716394716395</text:p>
          </table:table-cell>
          <table:table-cell table:style-name="ce6" office:value-type="float" office:value="0.861344211344211" calcext:value-type="float">
            <text:p>0.861344211344211</text:p>
          </table:table-cell>
          <table:table-cell table:style-name="ce6" office:value-type="float" office:value="0.833682983682984" calcext:value-type="float">
            <text:p>0.833682983682984</text:p>
          </table:table-cell>
          <table:table-cell table:style-name="ce6" office:value-type="float" office:value="0.847668997668998" calcext:value-type="float">
            <text:p>0.847668997668998</text:p>
          </table:table-cell>
          <table:table-cell table:style-name="ce6" office:value-type="float" office:value="0.829098679098679" calcext:value-type="float">
            <text:p>0.829098679098679</text:p>
          </table:table-cell>
          <table:table-cell table:style-name="ce6" office:value-type="float" office:value="0.821717171717172" calcext:value-type="float">
            <text:p>0.821717171717172</text:p>
          </table:table-cell>
          <table:table-cell table:style-name="ce6" office:value-type="float" office:value="0.818881118881119" calcext:value-type="float">
            <text:p>0.818881118881119</text:p>
          </table:table-cell>
          <table:table-cell table:style-name="ce6" office:value-type="float" office:value="0.779176379176379" calcext:value-type="float">
            <text:p>0.779176379176379</text:p>
          </table:table-cell>
          <table:table-cell table:style-name="ce6" office:value-type="float" office:value="0.817365967365967" calcext:value-type="float">
            <text:p>0.817365967365967</text:p>
          </table:table-cell>
          <table:table-cell table:style-name="ce6" office:value-type="float" office:value="0.812509712509712" calcext:value-type="float">
            <text:p>0.812509712509712</text:p>
          </table:table-cell>
          <table:table-cell table:style-name="ce6" office:value-type="float" office:value="0.805710955710955" calcext:value-type="float">
            <text:p>0.805710955710955</text:p>
          </table:table-cell>
          <table:table-cell table:style-name="ce6" office:value-type="float" office:value="0.791919191919192" calcext:value-type="float">
            <text:p>0.791919191919192</text:p>
          </table:table-cell>
          <table:table-cell table:style-name="ce6" office:value-type="float" office:value="0.8146852850914" calcext:value-type="float">
            <text:p>0.8146852850914</text:p>
          </table:table-cell>
          <table:table-cell table:style-name="ce2" table:formula="of:=IF([.P67]; 1-[.P67]/MIN([.B67:.O67]); &quot;&quot;)" office:value-type="float" office:value="-0.0455723593065736" calcext:value-type="float">
            <text:p>-0.045572359306574</text:p>
          </table:table-cell>
          <table:table-cell table:formula="of:=IF([.P67]; 1-[.P67]/MAX([.B67:.O67]); &quot;&quot;)" office:value-type="float" office:value="0.0541698958886543" calcext:value-type="float">
            <text:p>0.054169895888654</text:p>
          </table:table-cell>
          <table:table-cell table:formula="of:=IF([.P67]; 1-[.P67]/AVERAGE([.B67:.O67]); &quot;&quot;)" office:value-type="float" office:value="0.00955430503644605" calcext:value-type="float">
            <text:p>0.009554305036446</text:p>
          </table:table-cell>
          <table:table-cell table:style-name="ce4" table:formula="of:=IF([.P67]&gt;MAX([.B67:.O67]); 1; IF([.P67]&gt;AVERAGE([.B67:.O67]); 2; IF([.P67]&gt;MIN([.B67:.O67]); 3; IF([.P67]&gt;MAX([.B67:.O67])*0.75; 4; 5))))" office:value-type="float" office:value="3" calcext:value-type="float">
            <text:p>3</text:p>
          </table:table-cell>
          <table:table-cell/>
          <table:table-cell office:value-type="float" office:value="0.783216774463654" calcext:value-type="float">
            <text:p>0.783216774463654</text:p>
          </table:table-cell>
          <table:table-cell/>
          <table:table-cell table:formula="of:=ROUND([.B67];4)*100 &amp;&quot;\%&quot;" office:value-type="string" office:string-value="82.53\%" calcext:value-type="string">
            <text:p>82.53\%</text:p>
          </table:table-cell>
          <table:table-cell table:formula="of:=ROUND([.C67];4)*100 &amp;&quot;\%&quot;" office:value-type="string" office:string-value="82.65\%" calcext:value-type="string">
            <text:p>82.65\%</text:p>
          </table:table-cell>
          <table:table-cell table:formula="of:=ROUND([.D67];4)*100 &amp;&quot;\%&quot;" office:value-type="string" office:string-value="84.47\%" calcext:value-type="string">
            <text:p>84.47\%</text:p>
          </table:table-cell>
          <table:table-cell table:formula="of:=ROUND([.E67];4)*100 &amp;&quot;\%&quot;" office:value-type="string" office:string-value="86.13\%" calcext:value-type="string">
            <text:p>86.13\%</text:p>
          </table:table-cell>
          <table:table-cell table:formula="of:=ROUND([.F67];4)*100 &amp;&quot;\%&quot;" office:value-type="string" office:string-value="83.37\%" calcext:value-type="string">
            <text:p>83.37\%</text:p>
          </table:table-cell>
          <table:table-cell table:formula="of:=ROUND([.G67];4)*100 &amp;&quot;\%&quot;" office:value-type="string" office:string-value="84.77\%" calcext:value-type="string">
            <text:p>84.77\%</text:p>
          </table:table-cell>
          <table:table-cell table:formula="of:=ROUND([.H67];4)*100 &amp;&quot;\%&quot;" office:value-type="string" office:string-value="82.91\%" calcext:value-type="string">
            <text:p>82.91\%</text:p>
          </table:table-cell>
          <table:table-cell table:formula="of:=ROUND([.I67];4)*100 &amp;&quot;\%&quot;" office:value-type="string" office:string-value="82.17\%" calcext:value-type="string">
            <text:p>82.17\%</text:p>
          </table:table-cell>
          <table:table-cell table:formula="of:=ROUND([.J67];4)*100 &amp;&quot;\%&quot;" office:value-type="string" office:string-value="81.89\%" calcext:value-type="string">
            <text:p>81.89\%</text:p>
          </table:table-cell>
          <table:table-cell table:formula="of:=ROUND([.K67];4)*100 &amp;&quot;\%&quot;" office:value-type="string" office:string-value="77.92\%" calcext:value-type="string">
            <text:p>77.92\%</text:p>
          </table:table-cell>
          <table:table-cell table:formula="of:=ROUND([.L67];4)*100 &amp;&quot;\%&quot;" office:value-type="string" office:string-value="81.74\%" calcext:value-type="string">
            <text:p>81.74\%</text:p>
          </table:table-cell>
          <table:table-cell table:formula="of:=ROUND([.M67];4)*100 &amp;&quot;\%&quot;" office:value-type="string" office:string-value="81.25\%" calcext:value-type="string">
            <text:p>81.25\%</text:p>
          </table:table-cell>
          <table:table-cell table:formula="of:=ROUND([.N67];4)*100 &amp;&quot;\%&quot;" office:value-type="string" office:string-value="80.57\%" calcext:value-type="string">
            <text:p>80.57\%</text:p>
          </table:table-cell>
          <table:table-cell table:formula="of:=ROUND([.O67];4)*100 &amp;&quot;\%&quot;" office:value-type="string" office:string-value="79.19\%" calcext:value-type="string">
            <text:p>79.19\%</text:p>
          </table:table-cell>
          <table:table-cell table:formula="of:=ROUND(AVERAGE([.B67:.O67]);4)*100&amp;&quot;\%&quot;" office:value-type="string" office:string-value="82.25\%" calcext:value-type="string">
            <text:p>82.25\%</text:p>
          </table:table-cell>
          <table:table-cell table:formula="of:=ROUND([.P67];4)*100 &amp;&quot;\%&quot;" office:value-type="string" office:string-value="81.47\%" calcext:value-type="string">
            <text:p>81.47\%</text:p>
          </table:table-cell>
          <table:table-cell table:style-name="ce2" table:formula="of:=&quot;\hline &quot;&amp;[.X67]&amp;&quot; &amp; &quot;&amp;[.Y67]&amp;&quot; &amp; &quot;&amp;[.Z67]&amp;&quot; &amp; &quot;&amp;[.AA67]&amp;&quot; &amp; &quot;&amp;[.AB67]&amp;&quot; &amp; &quot;&amp;[.AC67]&amp;&quot; &amp; &quot;&amp;[.AD67]&amp;&quot; &amp; &quot;&amp;[.AE67]&amp;&quot; &amp; &quot;&amp;[.AF67]&amp;&quot; &amp; &quot;&amp;[.AG67]&amp;&quot; &amp; &quot;&amp;[.AH67]&amp;&quot; &amp; &quot;&amp;[.AI67]&amp;&quot; &amp; &quot;&amp;[.AJ67]&amp;&quot; &amp; &quot;&amp;[.AK67]&amp;&quot; &amp; &quot;&amp;[.AL67]&amp;&quot; &amp; &quot;&amp;[.AM67]&amp;&quot; \\&quot;" office:value-type="string" office:string-value="\hline 82.53\% &amp; 82.65\% &amp; 84.47\% &amp; 86.13\% &amp; 83.37\% &amp; 84.77\% &amp; 82.91\% &amp; 82.17\% &amp; 81.89\% &amp; 77.92\% &amp; 81.74\% &amp; 81.25\% &amp; 80.57\% &amp; 79.19\% &amp; 82.25\% &amp; 81.47\% \\" calcext:value-type="string">
            <text:p>\hline 82.53\% &amp; 82.65\% &amp; 84.47\% &amp; 86.13\% &amp; 83.37\% &amp; 84.77\% &amp; 82.91\% &amp; 82.17\% &amp; 81.89\% &amp; 77.92\% &amp; 81.74\% &amp; 81.25\% &amp; 80.57\% &amp; 79.19\% &amp; 82.25\% &amp; 81.47\% \\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ce5" office:value-type="float" office:value="0.369848804500703" calcext:value-type="float">
            <text:p>0.369848804500703</text:p>
          </table:table-cell>
          <table:table-cell table:style-name="ce6" office:value-type="float" office:value="0.371167369901547" calcext:value-type="float">
            <text:p>0.371167369901547</text:p>
          </table:table-cell>
          <table:table-cell table:style-name="ce6" office:value-type="float" office:value="0.27514064697609" calcext:value-type="float">
            <text:p>0.27514064697609</text:p>
          </table:table-cell>
          <table:table-cell table:style-name="ce6" office:value-type="float" office:value="0.334440928270042" calcext:value-type="float">
            <text:p>0.334440928270042</text:p>
          </table:table-cell>
          <table:table-cell table:style-name="ce6" office:value-type="float" office:value="0.356522503516174" calcext:value-type="float">
            <text:p>0.356522503516174</text:p>
          </table:table-cell>
          <table:table-cell table:style-name="ce6" office:value-type="float" office:value="0.345675105485232" calcext:value-type="float">
            <text:p>0.345675105485232</text:p>
          </table:table-cell>
          <table:table-cell table:style-name="ce6" office:value-type="float" office:value="0.320411392405063" calcext:value-type="float">
            <text:p>0.320411392405063</text:p>
          </table:table-cell>
          <table:table-cell table:style-name="ce6" office:value-type="float" office:value="0.259476090014065" calcext:value-type="float">
            <text:p>0.259476090014065</text:p>
          </table:table-cell>
          <table:table-cell table:style-name="ce6" office:value-type="float" office:value="0.279588607594937" calcext:value-type="float">
            <text:p>0.279588607594937</text:p>
          </table:table-cell>
          <table:table-cell table:style-name="ce6" office:value-type="float" office:value="0.27260900140647" calcext:value-type="float">
            <text:p>0.27260900140647</text:p>
          </table:table-cell>
          <table:table-cell table:style-name="ce6" office:value-type="float" office:value="0.254606188466948" calcext:value-type="float">
            <text:p>0.254606188466948</text:p>
          </table:table-cell>
          <table:table-cell table:style-name="ce6" office:value-type="float" office:value="0.34662447257384" calcext:value-type="float">
            <text:p>0.34662447257384</text:p>
          </table:table-cell>
          <table:table-cell table:style-name="ce6" office:value-type="float" office:value="0.193653305203938" calcext:value-type="float">
            <text:p>0.193653305203938</text:p>
          </table:table-cell>
          <table:table-cell table:style-name="ce6" office:value-type="float" office:value="0.300158227848101" calcext:value-type="float">
            <text:p>0.300158227848101</text:p>
          </table:table-cell>
          <table:table-cell table:style-name="ce6" office:value-type="float" office:value="0.172995775938034" calcext:value-type="float">
            <text:p>0.172995775938034</text:p>
          </table:table-cell>
          <table:table-cell table:style-name="ce2" table:formula="of:=IF([.P68]; 1-[.P68]/MIN([.B68:.O68]); &quot;&quot;)" office:value-type="float" office:value="0.106672743045358" calcext:value-type="float">
            <text:p>0.106672743045358</text:p>
          </table:table-cell>
          <table:table-cell table:formula="of:=IF([.P68]; 1-[.P68]/MAX([.B68:.O68]); &quot;&quot;)" office:value-type="float" office:value="0.533914374035839" calcext:value-type="float">
            <text:p>0.533914374035839</text:p>
          </table:table-cell>
          <table:table-cell table:formula="of:=IF([.P68]; 1-[.P68]/AVERAGE([.B68:.O68]); &quot;&quot;)" office:value-type="float" office:value="0.434115738882464" calcext:value-type="float">
            <text:p>0.434115738882464</text:p>
          </table:table-cell>
          <table:table-cell table:style-name="ce4" table:formula="of:=IF([.P68]&gt;MAX([.B68:.O68]); 1; IF([.P68]&gt;AVERAGE([.B68:.O68]); 2; IF([.P68]&gt;MIN([.B68:.O68]); 3; IF([.P68]&gt;MAX([.B68:.O68])*0.75; 4; 5))))" office:value-type="float" office:value="5" calcext:value-type="float">
            <text:p>5</text:p>
          </table:table-cell>
          <table:table-cell/>
          <table:table-cell office:value-type="float" office:value="0.175105482339859" calcext:value-type="float">
            <text:p>0.175105482339859</text:p>
          </table:table-cell>
          <table:table-cell/>
          <table:table-cell table:formula="of:=ROUND([.B68];4)*100 &amp;&quot;\%&quot;" office:value-type="string" office:string-value="36.98\%" calcext:value-type="string">
            <text:p>36.98\%</text:p>
          </table:table-cell>
          <table:table-cell table:formula="of:=ROUND([.C68];4)*100 &amp;&quot;\%&quot;" office:value-type="string" office:string-value="37.12\%" calcext:value-type="string">
            <text:p>37.12\%</text:p>
          </table:table-cell>
          <table:table-cell table:formula="of:=ROUND([.D68];4)*100 &amp;&quot;\%&quot;" office:value-type="string" office:string-value="27.51\%" calcext:value-type="string">
            <text:p>27.51\%</text:p>
          </table:table-cell>
          <table:table-cell table:formula="of:=ROUND([.E68];4)*100 &amp;&quot;\%&quot;" office:value-type="string" office:string-value="33.44\%" calcext:value-type="string">
            <text:p>33.44\%</text:p>
          </table:table-cell>
          <table:table-cell table:formula="of:=ROUND([.F68];4)*100 &amp;&quot;\%&quot;" office:value-type="string" office:string-value="35.65\%" calcext:value-type="string">
            <text:p>35.65\%</text:p>
          </table:table-cell>
          <table:table-cell table:formula="of:=ROUND([.G68];4)*100 &amp;&quot;\%&quot;" office:value-type="string" office:string-value="34.57\%" calcext:value-type="string">
            <text:p>34.57\%</text:p>
          </table:table-cell>
          <table:table-cell table:formula="of:=ROUND([.H68];4)*100 &amp;&quot;\%&quot;" office:value-type="string" office:string-value="32.04\%" calcext:value-type="string">
            <text:p>32.04\%</text:p>
          </table:table-cell>
          <table:table-cell table:formula="of:=ROUND([.I68];4)*100 &amp;&quot;\%&quot;" office:value-type="string" office:string-value="25.95\%" calcext:value-type="string">
            <text:p>25.95\%</text:p>
          </table:table-cell>
          <table:table-cell table:formula="of:=ROUND([.J68];4)*100 &amp;&quot;\%&quot;" office:value-type="string" office:string-value="27.96\%" calcext:value-type="string">
            <text:p>27.96\%</text:p>
          </table:table-cell>
          <table:table-cell table:formula="of:=ROUND([.K68];4)*100 &amp;&quot;\%&quot;" office:value-type="string" office:string-value="27.26\%" calcext:value-type="string">
            <text:p>27.26\%</text:p>
          </table:table-cell>
          <table:table-cell table:formula="of:=ROUND([.L68];4)*100 &amp;&quot;\%&quot;" office:value-type="string" office:string-value="25.46\%" calcext:value-type="string">
            <text:p>25.46\%</text:p>
          </table:table-cell>
          <table:table-cell table:formula="of:=ROUND([.M68];4)*100 &amp;&quot;\%&quot;" office:value-type="string" office:string-value="34.66\%" calcext:value-type="string">
            <text:p>34.66\%</text:p>
          </table:table-cell>
          <table:table-cell table:formula="of:=ROUND([.N68];4)*100 &amp;&quot;\%&quot;" office:value-type="string" office:string-value="19.37\%" calcext:value-type="string">
            <text:p>19.37\%</text:p>
          </table:table-cell>
          <table:table-cell table:formula="of:=ROUND([.O68];4)*100 &amp;&quot;\%&quot;" office:value-type="string" office:string-value="30.02\%" calcext:value-type="string">
            <text:p>30.02\%</text:p>
          </table:table-cell>
          <table:table-cell table:formula="of:=ROUND(AVERAGE([.B68:.O68]);4)*100&amp;&quot;\%&quot;" office:value-type="string" office:string-value="30.57\%" calcext:value-type="string">
            <text:p>30.57\%</text:p>
          </table:table-cell>
          <table:table-cell table:formula="of:=ROUND([.P68];4)*100 &amp;&quot;\%&quot;" office:value-type="string" office:string-value="17.3\%" calcext:value-type="string">
            <text:p>17.3\%</text:p>
          </table:table-cell>
          <table:table-cell table:style-name="ce2" table:formula="of:=&quot;\hline &quot;&amp;[.X68]&amp;&quot; &amp; &quot;&amp;[.Y68]&amp;&quot; &amp; &quot;&amp;[.Z68]&amp;&quot; &amp; &quot;&amp;[.AA68]&amp;&quot; &amp; &quot;&amp;[.AB68]&amp;&quot; &amp; &quot;&amp;[.AC68]&amp;&quot; &amp; &quot;&amp;[.AD68]&amp;&quot; &amp; &quot;&amp;[.AE68]&amp;&quot; &amp; &quot;&amp;[.AF68]&amp;&quot; &amp; &quot;&amp;[.AG68]&amp;&quot; &amp; &quot;&amp;[.AH68]&amp;&quot; &amp; &quot;&amp;[.AI68]&amp;&quot; &amp; &quot;&amp;[.AJ68]&amp;&quot; &amp; &quot;&amp;[.AK68]&amp;&quot; &amp; &quot;&amp;[.AL68]&amp;&quot; &amp; &quot;&amp;[.AM68]&amp;&quot; \\&quot;" office:value-type="string" office:string-value="\hline 36.98\% &amp; 37.12\% &amp; 27.51\% &amp; 33.44\% &amp; 35.65\% &amp; 34.57\% &amp; 32.04\% &amp; 25.95\% &amp; 27.96\% &amp; 27.26\% &amp; 25.46\% &amp; 34.66\% &amp; 19.37\% &amp; 30.02\% &amp; 30.57\% &amp; 17.3\% \\" calcext:value-type="string">
            <text:p>\hline 36.98\% &amp; 37.12\% &amp; 27.51\% &amp; 33.44\% &amp; 35.65\% &amp; 34.57\% &amp; 32.04\% &amp; 25.95\% &amp; 27.96\% &amp; 27.26\% &amp; 25.46\% &amp; 34.66\% &amp; 19.37\% &amp; 30.02\% &amp; 30.57\% &amp; 17.3\% \\</text:p>
          </table:table-cell>
        </table:table-row>
        <table:table-row table:style-name="ro1">
          <table:table-cell office:value-type="string" calcext:value-type="string">
            <text:p>PigAirwayPressure</text:p>
          </table:table-cell>
          <table:table-cell table:style-name="ce5" office:value-type="float" office:value="0.960096153846154" calcext:value-type="float">
            <text:p>0.960096153846154</text:p>
          </table:table-cell>
          <table:table-cell table:style-name="ce6" office:value-type="float" office:value="0.957692307692308" calcext:value-type="float">
            <text:p>0.957692307692308</text:p>
          </table:table-cell>
          <table:table-cell table:style-name="ce6" office:value-type="float" office:value="0.195512820512821" calcext:value-type="float">
            <text:p>0.195512820512821</text:p>
          </table:table-cell>
          <table:table-cell table:style-name="ce6" office:value-type="float" office:value="0.922115384615385" calcext:value-type="float">
            <text:p>0.922115384615385</text:p>
          </table:table-cell>
          <table:table-cell table:style-name="ce6" office:value-type="float" office:value="0.977403846153846" calcext:value-type="float">
            <text:p>0.977403846153846</text:p>
          </table:table-cell>
          <table:table-cell table:style-name="ce6" office:value-type="float" office:value="0.437019230769231" calcext:value-type="float">
            <text:p>0.437019230769231</text:p>
          </table:table-cell>
          <table:table-cell table:style-name="ce6" office:value-type="float" office:value="0.275480769230769" calcext:value-type="float">
            <text:p>0.275480769230769</text:p>
          </table:table-cell>
          <table:table-cell table:style-name="ce6" office:value-type="float" office:value="0.537820512820513" calcext:value-type="float">
            <text:p>0.537820512820513</text:p>
          </table:table-cell>
          <table:table-cell table:style-name="ce6" office:value-type="float" office:value="0.957371794871795" calcext:value-type="float">
            <text:p>0.957371794871795</text:p>
          </table:table-cell>
          <table:table-cell table:style-name="ce6" office:value-type="float" office:value="0.950961538461539" calcext:value-type="float">
            <text:p>0.950961538461539</text:p>
          </table:table-cell>
          <table:table-cell table:style-name="ce6" office:value-type="float" office:value="0.941826923076923" calcext:value-type="float">
            <text:p>0.941826923076923</text:p>
          </table:table-cell>
          <table:table-cell table:style-name="ce6" office:value-type="float" office:value="0.182532051282051" calcext:value-type="float">
            <text:p>0.182532051282051</text:p>
          </table:table-cell>
          <table:table-cell table:style-name="ce6" office:value-type="float" office:value="0.280128205128205" calcext:value-type="float">
            <text:p>0.280128205128205</text:p>
          </table:table-cell>
          <table:table-cell table:style-name="ce6" office:value-type="float" office:value="0.276923076923077" calcext:value-type="float">
            <text:p>0.276923076923077</text:p>
          </table:table-cell>
          <table:table-cell table:style-name="ce6"/>
          <table:table-cell table:style-name="ce2"/>
          <table:table-cell table:number-columns-repeated="2"/>
          <table:table-cell table:style-name="ce4"/>
          <table:table-cell table:number-columns-repeated="3"/>
          <table:table-cell table:formula="of:=ROUND([.B69];4)*100 &amp;&quot;\%&quot;" office:value-type="string" office:string-value="96.01\%" calcext:value-type="string">
            <text:p>96.01\%</text:p>
          </table:table-cell>
          <table:table-cell table:formula="of:=ROUND([.C69];4)*100 &amp;&quot;\%&quot;" office:value-type="string" office:string-value="95.77\%" calcext:value-type="string">
            <text:p>95.77\%</text:p>
          </table:table-cell>
          <table:table-cell table:formula="of:=ROUND([.D69];4)*100 &amp;&quot;\%&quot;" office:value-type="string" office:string-value="19.55\%" calcext:value-type="string">
            <text:p>19.55\%</text:p>
          </table:table-cell>
          <table:table-cell table:formula="of:=ROUND([.E69];4)*100 &amp;&quot;\%&quot;" office:value-type="string" office:string-value="92.21\%" calcext:value-type="string">
            <text:p>92.21\%</text:p>
          </table:table-cell>
          <table:table-cell table:formula="of:=ROUND([.F69];4)*100 &amp;&quot;\%&quot;" office:value-type="string" office:string-value="97.74\%" calcext:value-type="string">
            <text:p>97.74\%</text:p>
          </table:table-cell>
          <table:table-cell table:formula="of:=ROUND([.G69];4)*100 &amp;&quot;\%&quot;" office:value-type="string" office:string-value="43.7\%" calcext:value-type="string">
            <text:p>43.7\%</text:p>
          </table:table-cell>
          <table:table-cell table:formula="of:=ROUND([.H69];4)*100 &amp;&quot;\%&quot;" office:value-type="string" office:string-value="27.55\%" calcext:value-type="string">
            <text:p>27.55\%</text:p>
          </table:table-cell>
          <table:table-cell table:formula="of:=ROUND([.I69];4)*100 &amp;&quot;\%&quot;" office:value-type="string" office:string-value="53.78\%" calcext:value-type="string">
            <text:p>53.78\%</text:p>
          </table:table-cell>
          <table:table-cell table:formula="of:=ROUND([.J69];4)*100 &amp;&quot;\%&quot;" office:value-type="string" office:string-value="95.74\%" calcext:value-type="string">
            <text:p>95.74\%</text:p>
          </table:table-cell>
          <table:table-cell table:formula="of:=ROUND([.K69];4)*100 &amp;&quot;\%&quot;" office:value-type="string" office:string-value="95.1\%" calcext:value-type="string">
            <text:p>95.1\%</text:p>
          </table:table-cell>
          <table:table-cell table:formula="of:=ROUND([.L69];4)*100 &amp;&quot;\%&quot;" office:value-type="string" office:string-value="94.18\%" calcext:value-type="string">
            <text:p>94.18\%</text:p>
          </table:table-cell>
          <table:table-cell table:formula="of:=ROUND([.M69];4)*100 &amp;&quot;\%&quot;" office:value-type="string" office:string-value="18.25\%" calcext:value-type="string">
            <text:p>18.25\%</text:p>
          </table:table-cell>
          <table:table-cell table:formula="of:=ROUND([.N69];4)*100 &amp;&quot;\%&quot;" office:value-type="string" office:string-value="28.01\%" calcext:value-type="string">
            <text:p>28.01\%</text:p>
          </table:table-cell>
          <table:table-cell table:formula="of:=ROUND([.O69];4)*100 &amp;&quot;\%&quot;" office:value-type="string" office:string-value="27.69\%" calcext:value-type="string">
            <text:p>27.69\%</text:p>
          </table:table-cell>
          <table:table-cell table:formula="of:=ROUND(AVERAGE([.B69:.O69]);4)*100&amp;&quot;\%&quot;" office:value-type="string" office:string-value="63.23\%" calcext:value-type="string">
            <text:p>63.23\%</text:p>
          </table:table-cell>
          <table:table-cell table:formula="of:=ROUND([.P69];4)*100 &amp;&quot;\%&quot;" office:value-type="string" office:string-value="0\%" calcext:value-type="string">
            <text:p>0\%</text:p>
          </table:table-cell>
          <table:table-cell table:style-name="ce2" table:formula="of:=&quot;\hline &quot;&amp;[.X69]&amp;&quot; &amp; &quot;&amp;[.Y69]&amp;&quot; &amp; &quot;&amp;[.Z69]&amp;&quot; &amp; &quot;&amp;[.AA69]&amp;&quot; &amp; &quot;&amp;[.AB69]&amp;&quot; &amp; &quot;&amp;[.AC69]&amp;&quot; &amp; &quot;&amp;[.AD69]&amp;&quot; &amp; &quot;&amp;[.AE69]&amp;&quot; &amp; &quot;&amp;[.AF69]&amp;&quot; &amp; &quot;&amp;[.AG69]&amp;&quot; &amp; &quot;&amp;[.AH69]&amp;&quot; &amp; &quot;&amp;[.AI69]&amp;&quot; &amp; &quot;&amp;[.AJ69]&amp;&quot; &amp; &quot;&amp;[.AK69]&amp;&quot; &amp; &quot;&amp;[.AL69]&amp;&quot; &amp; &quot;&amp;[.AM69]&amp;&quot; \\&quot;" office:value-type="string" office:string-value="\hline 96.01\% &amp; 95.77\% &amp; 19.55\% &amp; 92.21\% &amp; 97.74\% &amp; 43.7\% &amp; 27.55\% &amp; 53.78\% &amp; 95.74\% &amp; 95.1\% &amp; 94.18\% &amp; 18.25\% &amp; 28.01\% &amp; 27.69\% &amp; 63.23\% &amp; 0\% \\" calcext:value-type="string">
            <text:p>\hline 96.01\% &amp; 95.77\% &amp; 19.55\% &amp; 92.21\% &amp; 97.74\% &amp; 43.7\% &amp; 27.55\% &amp; 53.78\% &amp; 95.74\% &amp; 95.1\% &amp; 94.18\% &amp; 18.25\% &amp; 28.01\% &amp; 27.69\% &amp; 63.23\% &amp; 0\% \\</text:p>
          </table:table-cell>
        </table:table-row>
        <table:table-row table:style-name="ro1">
          <table:table-cell office:value-type="string" calcext:value-type="string">
            <text:p>PigArtPressure</text:p>
          </table:table-cell>
          <table:table-cell table:style-name="ce5" office:value-type="float" office:value="0.968910256410256" calcext:value-type="float">
            <text:p>0.968910256410256</text:p>
          </table:table-cell>
          <table:table-cell table:style-name="ce6" office:value-type="float" office:value="0.966826923076923" calcext:value-type="float">
            <text:p>0.966826923076923</text:p>
          </table:table-cell>
          <table:table-cell table:style-name="ce6" office:value-type="float" office:value="0.90849358974359" calcext:value-type="float">
            <text:p>0.90849358974359</text:p>
          </table:table-cell>
          <table:table-cell table:style-name="ce6" office:value-type="float" office:value="0.933333333333333" calcext:value-type="float">
            <text:p>0.933333333333333</text:p>
          </table:table-cell>
          <table:table-cell table:style-name="ce6" office:value-type="float" office:value="0.945673076923077" calcext:value-type="float">
            <text:p>0.945673076923077</text:p>
          </table:table-cell>
          <table:table-cell table:style-name="ce6" office:value-type="float" office:value="0.953685897435897" calcext:value-type="float">
            <text:p>0.953685897435897</text:p>
          </table:table-cell>
          <table:table-cell table:style-name="ce6" office:value-type="float" office:value="0.715705128205128" calcext:value-type="float">
            <text:p>0.715705128205128</text:p>
          </table:table-cell>
          <table:table-cell table:style-name="ce6" office:value-type="float" office:value="0.937820512820513" calcext:value-type="float">
            <text:p>0.937820512820513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962179487179487" calcext:value-type="float">
            <text:p>0.962179487179487</text:p>
          </table:table-cell>
          <table:table-cell table:style-name="ce6" office:value-type="float" office:value="0.967628205128205" calcext:value-type="float">
            <text:p>0.967628205128205</text:p>
          </table:table-cell>
          <table:table-cell table:style-name="ce6" office:value-type="float" office:value="0.794551282051282" calcext:value-type="float">
            <text:p>0.794551282051282</text:p>
          </table:table-cell>
          <table:table-cell table:style-name="ce6" office:value-type="float" office:value="0.307211538461538" calcext:value-type="float">
            <text:p>0.307211538461538</text:p>
          </table:table-cell>
          <table:table-cell table:style-name="ce6" office:value-type="float" office:value="0.823557692307692" calcext:value-type="float">
            <text:p>0.823557692307692</text:p>
          </table:table-cell>
          <table:table-cell table:style-name="ce6"/>
          <table:table-cell table:style-name="ce2"/>
          <table:table-cell table:number-columns-repeated="2"/>
          <table:table-cell table:style-name="ce4"/>
          <table:table-cell table:number-columns-repeated="3"/>
          <table:table-cell table:formula="of:=ROUND([.B70];4)*100 &amp;&quot;\%&quot;" office:value-type="string" office:string-value="96.89\%" calcext:value-type="string">
            <text:p>96.89\%</text:p>
          </table:table-cell>
          <table:table-cell table:formula="of:=ROUND([.C70];4)*100 &amp;&quot;\%&quot;" office:value-type="string" office:string-value="96.68\%" calcext:value-type="string">
            <text:p>96.68\%</text:p>
          </table:table-cell>
          <table:table-cell table:formula="of:=ROUND([.D70];4)*100 &amp;&quot;\%&quot;" office:value-type="string" office:string-value="90.85\%" calcext:value-type="string">
            <text:p>90.85\%</text:p>
          </table:table-cell>
          <table:table-cell table:formula="of:=ROUND([.E70];4)*100 &amp;&quot;\%&quot;" office:value-type="string" office:string-value="93.33\%" calcext:value-type="string">
            <text:p>93.33\%</text:p>
          </table:table-cell>
          <table:table-cell table:formula="of:=ROUND([.F70];4)*100 &amp;&quot;\%&quot;" office:value-type="string" office:string-value="94.57\%" calcext:value-type="string">
            <text:p>94.57\%</text:p>
          </table:table-cell>
          <table:table-cell table:formula="of:=ROUND([.G70];4)*100 &amp;&quot;\%&quot;" office:value-type="string" office:string-value="95.37\%" calcext:value-type="string">
            <text:p>95.37\%</text:p>
          </table:table-cell>
          <table:table-cell table:formula="of:=ROUND([.H70];4)*100 &amp;&quot;\%&quot;" office:value-type="string" office:string-value="71.57\%" calcext:value-type="string">
            <text:p>71.57\%</text:p>
          </table:table-cell>
          <table:table-cell table:formula="of:=ROUND([.I70];4)*100 &amp;&quot;\%&quot;" office:value-type="string" office:string-value="93.78\%" calcext:value-type="string">
            <text:p>93.78\%</text:p>
          </table:table-cell>
          <table:table-cell table:formula="of:=ROUND([.J70];4)*100 &amp;&quot;\%&quot;" office:value-type="string" office:string-value="97.5\%" calcext:value-type="string">
            <text:p>97.5\%</text:p>
          </table:table-cell>
          <table:table-cell table:formula="of:=ROUND([.K70];4)*100 &amp;&quot;\%&quot;" office:value-type="string" office:string-value="96.22\%" calcext:value-type="string">
            <text:p>96.22\%</text:p>
          </table:table-cell>
          <table:table-cell table:formula="of:=ROUND([.L70];4)*100 &amp;&quot;\%&quot;" office:value-type="string" office:string-value="96.76\%" calcext:value-type="string">
            <text:p>96.76\%</text:p>
          </table:table-cell>
          <table:table-cell table:formula="of:=ROUND([.M70];4)*100 &amp;&quot;\%&quot;" office:value-type="string" office:string-value="79.46\%" calcext:value-type="string">
            <text:p>79.46\%</text:p>
          </table:table-cell>
          <table:table-cell table:formula="of:=ROUND([.N70];4)*100 &amp;&quot;\%&quot;" office:value-type="string" office:string-value="30.72\%" calcext:value-type="string">
            <text:p>30.72\%</text:p>
          </table:table-cell>
          <table:table-cell table:formula="of:=ROUND([.O70];4)*100 &amp;&quot;\%&quot;" office:value-type="string" office:string-value="82.36\%" calcext:value-type="string">
            <text:p>82.36\%</text:p>
          </table:table-cell>
          <table:table-cell table:formula="of:=ROUND(AVERAGE([.B70:.O70]);4)*100&amp;&quot;\%&quot;" office:value-type="string" office:string-value="86.86\%" calcext:value-type="string">
            <text:p>86.86\%</text:p>
          </table:table-cell>
          <table:table-cell table:formula="of:=ROUND([.P70];4)*100 &amp;&quot;\%&quot;" office:value-type="string" office:string-value="0\%" calcext:value-type="string">
            <text:p>0\%</text:p>
          </table:table-cell>
          <table:table-cell table:style-name="ce2" table:formula="of:=&quot;\hline &quot;&amp;[.X70]&amp;&quot; &amp; &quot;&amp;[.Y70]&amp;&quot; &amp; &quot;&amp;[.Z70]&amp;&quot; &amp; &quot;&amp;[.AA70]&amp;&quot; &amp; &quot;&amp;[.AB70]&amp;&quot; &amp; &quot;&amp;[.AC70]&amp;&quot; &amp; &quot;&amp;[.AD70]&amp;&quot; &amp; &quot;&amp;[.AE70]&amp;&quot; &amp; &quot;&amp;[.AF70]&amp;&quot; &amp; &quot;&amp;[.AG70]&amp;&quot; &amp; &quot;&amp;[.AH70]&amp;&quot; &amp; &quot;&amp;[.AI70]&amp;&quot; &amp; &quot;&amp;[.AJ70]&amp;&quot; &amp; &quot;&amp;[.AK70]&amp;&quot; &amp; &quot;&amp;[.AL70]&amp;&quot; &amp; &quot;&amp;[.AM70]&amp;&quot; \\&quot;" office:value-type="string" office:string-value="\hline 96.89\% &amp; 96.68\% &amp; 90.85\% &amp; 93.33\% &amp; 94.57\% &amp; 95.37\% &amp; 71.57\% &amp; 93.78\% &amp; 97.5\% &amp; 96.22\% &amp; 96.76\% &amp; 79.46\% &amp; 30.72\% &amp; 82.36\% &amp; 86.86\% &amp; 0\% \\" calcext:value-type="string">
            <text:p>\hline 96.89\% &amp; 96.68\% &amp; 90.85\% &amp; 93.33\% &amp; 94.57\% &amp; 95.37\% &amp; 71.57\% &amp; 93.78\% &amp; 97.5\% &amp; 96.22\% &amp; 96.76\% &amp; 79.46\% &amp; 30.72\% &amp; 82.36\% &amp; 86.86\% &amp; 0\% \\</text:p>
          </table:table-cell>
        </table:table-row>
        <table:table-row table:style-name="ro1">
          <table:table-cell office:value-type="string" calcext:value-type="string">
            <text:p>PigCVP</text:p>
          </table:table-cell>
          <table:table-cell table:style-name="ce5" office:value-type="float" office:value="0.961378205128205" calcext:value-type="float">
            <text:p>0.961378205128205</text:p>
          </table:table-cell>
          <table:table-cell table:style-name="ce6" office:value-type="float" office:value="0.953044871794872" calcext:value-type="float">
            <text:p>0.953044871794872</text:p>
          </table:table-cell>
          <table:table-cell table:style-name="ce6" office:value-type="float" office:value="0.881730769230769" calcext:value-type="float">
            <text:p>0.881730769230769</text:p>
          </table:table-cell>
          <table:table-cell table:style-name="ce6" office:value-type="float" office:value="0.905288461538461" calcext:value-type="float">
            <text:p>0.905288461538461</text:p>
          </table:table-cell>
          <table:table-cell table:style-name="ce6" office:value-type="float" office:value="0.899679487179487" calcext:value-type="float">
            <text:p>0.899679487179487</text:p>
          </table:table-cell>
          <table:table-cell table:style-name="ce6" office:value-type="float" office:value="0.45400641025641" calcext:value-type="float">
            <text:p>0.45400641025641</text:p>
          </table:table-cell>
          <table:table-cell table:style-name="ce6" office:value-type="float" office:value="0.500480769230769" calcext:value-type="float">
            <text:p>0.500480769230769</text:p>
          </table:table-cell>
          <table:table-cell table:style-name="ce6" office:value-type="float" office:value="0.897916666666667" calcext:value-type="float">
            <text:p>0.897916666666667</text:p>
          </table:table-cell>
          <table:table-cell table:style-name="ce6" office:value-type="float" office:value="0.95801282051282" calcext:value-type="float">
            <text:p>0.95801282051282</text:p>
          </table:table-cell>
          <table:table-cell table:style-name="ce6" office:value-type="float" office:value="0.952884615384615" calcext:value-type="float">
            <text:p>0.952884615384615</text:p>
          </table:table-cell>
          <table:table-cell table:style-name="ce6" office:value-type="float" office:value="0.959455128205128" calcext:value-type="float">
            <text:p>0.959455128205128</text:p>
          </table:table-cell>
          <table:table-cell table:style-name="ce6" office:value-type="float" office:value="0.682532051282051" calcext:value-type="float">
            <text:p>0.682532051282051</text:p>
          </table:table-cell>
          <table:table-cell table:style-name="ce6" office:value-type="float" office:value="0.178205128205128" calcext:value-type="float">
            <text:p>0.178205128205128</text:p>
          </table:table-cell>
          <table:table-cell table:style-name="ce6" office:value-type="float" office:value="0.476121794871795" calcext:value-type="float">
            <text:p>0.476121794871795</text:p>
          </table:table-cell>
          <table:table-cell table:style-name="ce6"/>
          <table:table-cell table:style-name="ce2"/>
          <table:table-cell table:number-columns-repeated="2"/>
          <table:table-cell table:style-name="ce4"/>
          <table:table-cell table:number-columns-repeated="3"/>
          <table:table-cell table:formula="of:=ROUND([.B71];4)*100 &amp;&quot;\%&quot;" office:value-type="string" office:string-value="96.14\%" calcext:value-type="string">
            <text:p>96.14\%</text:p>
          </table:table-cell>
          <table:table-cell table:formula="of:=ROUND([.C71];4)*100 &amp;&quot;\%&quot;" office:value-type="string" office:string-value="95.3\%" calcext:value-type="string">
            <text:p>95.3\%</text:p>
          </table:table-cell>
          <table:table-cell table:formula="of:=ROUND([.D71];4)*100 &amp;&quot;\%&quot;" office:value-type="string" office:string-value="88.17\%" calcext:value-type="string">
            <text:p>88.17\%</text:p>
          </table:table-cell>
          <table:table-cell table:formula="of:=ROUND([.E71];4)*100 &amp;&quot;\%&quot;" office:value-type="string" office:string-value="90.53\%" calcext:value-type="string">
            <text:p>90.53\%</text:p>
          </table:table-cell>
          <table:table-cell table:formula="of:=ROUND([.F71];4)*100 &amp;&quot;\%&quot;" office:value-type="string" office:string-value="89.97\%" calcext:value-type="string">
            <text:p>89.97\%</text:p>
          </table:table-cell>
          <table:table-cell table:formula="of:=ROUND([.G71];4)*100 &amp;&quot;\%&quot;" office:value-type="string" office:string-value="45.4\%" calcext:value-type="string">
            <text:p>45.4\%</text:p>
          </table:table-cell>
          <table:table-cell table:formula="of:=ROUND([.H71];4)*100 &amp;&quot;\%&quot;" office:value-type="string" office:string-value="50.05\%" calcext:value-type="string">
            <text:p>50.05\%</text:p>
          </table:table-cell>
          <table:table-cell table:formula="of:=ROUND([.I71];4)*100 &amp;&quot;\%&quot;" office:value-type="string" office:string-value="89.79\%" calcext:value-type="string">
            <text:p>89.79\%</text:p>
          </table:table-cell>
          <table:table-cell table:formula="of:=ROUND([.J71];4)*100 &amp;&quot;\%&quot;" office:value-type="string" office:string-value="95.8\%" calcext:value-type="string">
            <text:p>95.8\%</text:p>
          </table:table-cell>
          <table:table-cell table:formula="of:=ROUND([.K71];4)*100 &amp;&quot;\%&quot;" office:value-type="string" office:string-value="95.29\%" calcext:value-type="string">
            <text:p>95.29\%</text:p>
          </table:table-cell>
          <table:table-cell table:formula="of:=ROUND([.L71];4)*100 &amp;&quot;\%&quot;" office:value-type="string" office:string-value="95.95\%" calcext:value-type="string">
            <text:p>95.95\%</text:p>
          </table:table-cell>
          <table:table-cell table:formula="of:=ROUND([.M71];4)*100 &amp;&quot;\%&quot;" office:value-type="string" office:string-value="68.25\%" calcext:value-type="string">
            <text:p>68.25\%</text:p>
          </table:table-cell>
          <table:table-cell table:formula="of:=ROUND([.N71];4)*100 &amp;&quot;\%&quot;" office:value-type="string" office:string-value="17.82\%" calcext:value-type="string">
            <text:p>17.82\%</text:p>
          </table:table-cell>
          <table:table-cell table:formula="of:=ROUND([.O71];4)*100 &amp;&quot;\%&quot;" office:value-type="string" office:string-value="47.61\%" calcext:value-type="string">
            <text:p>47.61\%</text:p>
          </table:table-cell>
          <table:table-cell table:formula="of:=ROUND(AVERAGE([.B71:.O71]);4)*100&amp;&quot;\%&quot;" office:value-type="string" office:string-value="76.15\%" calcext:value-type="string">
            <text:p>76.15\%</text:p>
          </table:table-cell>
          <table:table-cell table:formula="of:=ROUND([.P71];4)*100 &amp;&quot;\%&quot;" office:value-type="string" office:string-value="0\%" calcext:value-type="string">
            <text:p>0\%</text:p>
          </table:table-cell>
          <table:table-cell table:style-name="ce2" table:formula="of:=&quot;\hline &quot;&amp;[.X71]&amp;&quot; &amp; &quot;&amp;[.Y71]&amp;&quot; &amp; &quot;&amp;[.Z71]&amp;&quot; &amp; &quot;&amp;[.AA71]&amp;&quot; &amp; &quot;&amp;[.AB71]&amp;&quot; &amp; &quot;&amp;[.AC71]&amp;&quot; &amp; &quot;&amp;[.AD71]&amp;&quot; &amp; &quot;&amp;[.AE71]&amp;&quot; &amp; &quot;&amp;[.AF71]&amp;&quot; &amp; &quot;&amp;[.AG71]&amp;&quot; &amp; &quot;&amp;[.AH71]&amp;&quot; &amp; &quot;&amp;[.AI71]&amp;&quot; &amp; &quot;&amp;[.AJ71]&amp;&quot; &amp; &quot;&amp;[.AK71]&amp;&quot; &amp; &quot;&amp;[.AL71]&amp;&quot; &amp; &quot;&amp;[.AM71]&amp;&quot; \\&quot;" office:value-type="string" office:string-value="\hline 96.14\% &amp; 95.3\% &amp; 88.17\% &amp; 90.53\% &amp; 89.97\% &amp; 45.4\% &amp; 50.05\% &amp; 89.79\% &amp; 95.8\% &amp; 95.29\% &amp; 95.95\% &amp; 68.25\% &amp; 17.82\% &amp; 47.61\% &amp; 76.15\% &amp; 0\% \\" calcext:value-type="string">
            <text:p>\hline 96.14\% &amp; 95.3\% &amp; 88.17\% &amp; 90.53\% &amp; 89.97\% &amp; 45.4\% &amp; 50.05\% &amp; 89.79\% &amp; 95.8\% &amp; 95.29\% &amp; 95.95\% &amp; 68.25\% &amp; 17.82\% &amp; 47.61\% &amp; 76.15\% &amp; 0\% \\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996825396825397" calcext:value-type="float">
            <text:p>0.996825396825397</text:p>
          </table:table-cell>
          <table:table-cell table:style-name="ce6" office:value-type="float" office:value="0.999047619047619" calcext:value-type="float">
            <text:p>0.99904761904761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994920634920635" calcext:value-type="float">
            <text:p>0.994920634920635</text:p>
          </table:table-cell>
          <table:table-cell table:style-name="ce6" office:value-type="float" office:value="0.997777777777778" calcext:value-type="float">
            <text:p>0.9977777777777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8095238095238" calcext:value-type="float">
            <text:p>0.998095238095238</text:p>
          </table:table-cell>
          <table:table-cell table:style-name="ce6" office:value-type="float" office:value="0.996507936507937" calcext:value-type="float">
            <text:p>0.996507936507937</text:p>
          </table:table-cell>
          <table:table-cell table:style-name="ce6" office:value-type="float" office:value="0.995873015873016" calcext:value-type="float">
            <text:p>0.995873015873016</text:p>
          </table:table-cell>
          <table:table-cell table:style-name="ce6" office:value-type="float" office:value="0.988253968253968" calcext:value-type="float">
            <text:p>0.988253968253968</text:p>
          </table:table-cell>
          <table:table-cell table:style-name="ce6" office:value-type="float" office:value="0.980952382087708" calcext:value-type="float">
            <text:p>0.980952382087708</text:p>
          </table:table-cell>
          <table:table-cell table:style-name="ce2" table:formula="of:=IF([.P72]; 1-[.P72]/MIN([.B72:.O72]); &quot;&quot;)" office:value-type="float" office:value="0.00738837019714711" calcext:value-type="float">
            <text:p>0.007388370197147</text:p>
          </table:table-cell>
          <table:table-cell table:formula="of:=IF([.P72]; 1-[.P72]/MAX([.B72:.O72]); &quot;&quot;)" office:value-type="float" office:value="0.0190476179122919" calcext:value-type="float">
            <text:p>0.019047617912292</text:p>
          </table:table-cell>
          <table:table-cell table:formula="of:=IF([.P72]; 1-[.P72]/AVERAGE([.B72:.O72]); &quot;&quot;)" office:value-type="float" office:value="0.0167511409853417" calcext:value-type="float">
            <text:p>0.016751140985342</text:p>
          </table:table-cell>
          <table:table-cell table:style-name="ce4" table:formula="of:=IF([.P72]&gt;MAX([.B72:.O72]); 1; IF([.P72]&gt;AVERAGE([.B72:.O72]); 2; IF([.P72]&gt;MIN([.B72:.O72]); 3; IF([.P72]&gt;MAX([.B72:.O72])*0.75; 4; 5))))" office:value-type="float" office:value="4" calcext:value-type="float">
            <text:p>4</text:p>
          </table:table-cell>
          <table:table-cell/>
          <table:table-cell office:value-type="float" office:value="0.971428573131561" calcext:value-type="float">
            <text:p>0.971428573131561</text:p>
          </table:table-cell>
          <table:table-cell/>
          <table:table-cell table:formula="of:=ROUND([.B72];4)*100 &amp;&quot;\%&quot;" office:value-type="string" office:string-value="100\%" calcext:value-type="string">
            <text:p>100\%</text:p>
          </table:table-cell>
          <table:table-cell table:formula="of:=ROUND([.C72];4)*100 &amp;&quot;\%&quot;" office:value-type="string" office:string-value="100\%" calcext:value-type="string">
            <text:p>100\%</text:p>
          </table:table-cell>
          <table:table-cell table:formula="of:=ROUND([.D72];4)*100 &amp;&quot;\%&quot;" office:value-type="string" office:string-value="100\%" calcext:value-type="string">
            <text:p>100\%</text:p>
          </table:table-cell>
          <table:table-cell table:formula="of:=ROUND([.E72];4)*100 &amp;&quot;\%&quot;" office:value-type="string" office:string-value="99.68\%" calcext:value-type="string">
            <text:p>99.68\%</text:p>
          </table:table-cell>
          <table:table-cell table:formula="of:=ROUND([.F72];4)*100 &amp;&quot;\%&quot;" office:value-type="string" office:string-value="99.9\%" calcext:value-type="string">
            <text:p>99.9\%</text:p>
          </table:table-cell>
          <table:table-cell table:formula="of:=ROUND([.G72];4)*100 &amp;&quot;\%&quot;" office:value-type="string" office:string-value="100\%" calcext:value-type="string">
            <text:p>100\%</text:p>
          </table:table-cell>
          <table:table-cell table:formula="of:=ROUND([.H72];4)*100 &amp;&quot;\%&quot;" office:value-type="string" office:string-value="100\%" calcext:value-type="string">
            <text:p>100\%</text:p>
          </table:table-cell>
          <table:table-cell table:formula="of:=ROUND([.I72];4)*100 &amp;&quot;\%&quot;" office:value-type="string" office:string-value="99.49\%" calcext:value-type="string">
            <text:p>99.49\%</text:p>
          </table:table-cell>
          <table:table-cell table:formula="of:=ROUND([.J72];4)*100 &amp;&quot;\%&quot;" office:value-type="string" office:string-value="99.78\%" calcext:value-type="string">
            <text:p>99.78\%</text:p>
          </table:table-cell>
          <table:table-cell table:formula="of:=ROUND([.K72];4)*100 &amp;&quot;\%&quot;" office:value-type="string" office:string-value="100\%" calcext:value-type="string">
            <text:p>100\%</text:p>
          </table:table-cell>
          <table:table-cell table:formula="of:=ROUND([.L72];4)*100 &amp;&quot;\%&quot;" office:value-type="string" office:string-value="99.81\%" calcext:value-type="string">
            <text:p>99.81\%</text:p>
          </table:table-cell>
          <table:table-cell table:formula="of:=ROUND([.M72];4)*100 &amp;&quot;\%&quot;" office:value-type="string" office:string-value="99.65\%" calcext:value-type="string">
            <text:p>99.65\%</text:p>
          </table:table-cell>
          <table:table-cell table:formula="of:=ROUND([.N72];4)*100 &amp;&quot;\%&quot;" office:value-type="string" office:string-value="99.59\%" calcext:value-type="string">
            <text:p>99.59\%</text:p>
          </table:table-cell>
          <table:table-cell table:formula="of:=ROUND([.O72];4)*100 &amp;&quot;\%&quot;" office:value-type="string" office:string-value="98.83\%" calcext:value-type="string">
            <text:p>98.83\%</text:p>
          </table:table-cell>
          <table:table-cell table:formula="of:=ROUND(AVERAGE([.B72:.O72]);4)*100&amp;&quot;\%&quot;" office:value-type="string" office:string-value="99.77\%" calcext:value-type="string">
            <text:p>99.77\%</text:p>
          </table:table-cell>
          <table:table-cell table:formula="of:=ROUND([.P72];4)*100 &amp;&quot;\%&quot;" office:value-type="string" office:string-value="98.1\%" calcext:value-type="string">
            <text:p>98.1\%</text:p>
          </table:table-cell>
          <table:table-cell table:style-name="ce2" table:formula="of:=&quot;\hline &quot;&amp;[.X72]&amp;&quot; &amp; &quot;&amp;[.Y72]&amp;&quot; &amp; &quot;&amp;[.Z72]&amp;&quot; &amp; &quot;&amp;[.AA72]&amp;&quot; &amp; &quot;&amp;[.AB72]&amp;&quot; &amp; &quot;&amp;[.AC72]&amp;&quot; &amp; &quot;&amp;[.AD72]&amp;&quot; &amp; &quot;&amp;[.AE72]&amp;&quot; &amp; &quot;&amp;[.AF72]&amp;&quot; &amp; &quot;&amp;[.AG72]&amp;&quot; &amp; &quot;&amp;[.AH72]&amp;&quot; &amp; &quot;&amp;[.AI72]&amp;&quot; &amp; &quot;&amp;[.AJ72]&amp;&quot; &amp; &quot;&amp;[.AK72]&amp;&quot; &amp; &quot;&amp;[.AL72]&amp;&quot; &amp; &quot;&amp;[.AM72]&amp;&quot; \\&quot;" office:value-type="string" office:string-value="\hline 100\% &amp; 100\% &amp; 100\% &amp; 99.68\% &amp; 99.9\% &amp; 100\% &amp; 100\% &amp; 99.49\% &amp; 99.78\% &amp; 100\% &amp; 99.81\% &amp; 99.65\% &amp; 99.59\% &amp; 98.83\% &amp; 99.77\% &amp; 98.1\% \\" calcext:value-type="string">
            <text:p>\hline 100\% &amp; 100\% &amp; 100\% &amp; 99.68\% &amp; 99.9\% &amp; 100\% &amp; 100\% &amp; 99.49\% &amp; 99.78\% &amp; 100\% &amp; 99.81\% &amp; 99.65\% &amp; 99.59\% &amp; 98.83\% &amp; 99.77\% &amp; 98.1\% \\</text:p>
          </table:table-cell>
        </table:table-row>
        <table:table-row table:style-name="ro1">
          <table:table-cell office:value-type="string" calcext:value-type="string">
            <text:p>PowerCons</text:p>
          </table:table-cell>
          <table:table-cell table:style-name="ce5" office:value-type="float" office:value="0.979444444444444" calcext:value-type="float">
            <text:p>0.979444444444444</text:p>
          </table:table-cell>
          <table:table-cell table:style-name="ce6" office:value-type="float" office:value="0.992407407407407" calcext:value-type="float">
            <text:p>0.992407407407407</text:p>
          </table:table-cell>
          <table:table-cell table:style-name="ce6" office:value-type="float" office:value="0.956111111111111" calcext:value-type="float">
            <text:p>0.956111111111111</text:p>
          </table:table-cell>
          <table:table-cell table:style-name="ce6" office:value-type="float" office:value="0.986296296296296" calcext:value-type="float">
            <text:p>0.986296296296296</text:p>
          </table:table-cell>
          <table:table-cell table:style-name="ce6" office:value-type="float" office:value="0.940555555555555" calcext:value-type="float">
            <text:p>0.940555555555555</text:p>
          </table:table-cell>
          <table:table-cell table:style-name="ce6" office:value-type="float" office:value="0.886111111111111" calcext:value-type="float">
            <text:p>0.886111111111111</text:p>
          </table:table-cell>
          <table:table-cell table:style-name="ce6" office:value-type="float" office:value="0.987407407407407" calcext:value-type="float">
            <text:p>0.987407407407407</text:p>
          </table:table-cell>
          <table:table-cell table:style-name="ce6" office:value-type="float" office:value="0.919444444444444" calcext:value-type="float">
            <text:p>0.919444444444444</text:p>
          </table:table-cell>
          <table:table-cell table:style-name="ce6" office:value-type="float" office:value="0.897037037037037" calcext:value-type="float">
            <text:p>0.897037037037037</text:p>
          </table:table-cell>
          <table:table-cell table:style-name="ce6" office:value-type="float" office:value="0.897592592592593" calcext:value-type="float">
            <text:p>0.897592592592593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0.957962962962963" calcext:value-type="float">
            <text:p>0.957962962962963</text:p>
          </table:table-cell>
          <table:table-cell table:style-name="ce6" office:value-type="float" office:value="0.993148148148148" calcext:value-type="float">
            <text:p>0.993148148148148</text:p>
          </table:table-cell>
          <table:table-cell table:style-name="ce6" office:value-type="float" office:value="0.886296296296296" calcext:value-type="float">
            <text:p>0.886296296296296</text:p>
          </table:table-cell>
          <table:table-cell table:style-name="ce6" office:value-type="float" office:value="0.949999988079071" calcext:value-type="float">
            <text:p>0.949999988079071</text:p>
          </table:table-cell>
          <table:table-cell table:style-name="ce2" table:formula="of:=IF([.P73]; 1-[.P73]/MIN([.B73:.O73]); &quot;&quot;)" office:value-type="float" office:value="-0.0721003000265379" calcext:value-type="float">
            <text:p>-0.072100300026538</text:p>
          </table:table-cell>
          <table:table-cell table:formula="of:=IF([.P73]; 1-[.P73]/MAX([.B73:.O73]); &quot;&quot;)" office:value-type="float" office:value="0.0434458445595779" calcext:value-type="float">
            <text:p>0.043445844559578</text:p>
          </table:table-cell>
          <table:table-cell table:formula="of:=IF([.P73]; 1-[.P73]/AVERAGE([.B73:.O73]); &quot;&quot;)" office:value-type="float" office:value="-0.00988510621620398" calcext:value-type="float">
            <text:p>-0.009885106216204</text:p>
          </table:table-cell>
          <table:table-cell table:style-name="ce4" table:formula="of:=IF([.P73]&gt;MAX([.B73:.O73]); 1; IF([.P73]&gt;AVERAGE([.B73:.O73]); 2; IF([.P73]&gt;MIN([.B73:.O73]); 3; IF([.P73]&gt;MAX([.B73:.O73])*0.75; 4; 5))))" office:value-type="float" office:value="2" calcext:value-type="float">
            <text:p>2</text:p>
          </table:table-cell>
          <table:table-cell/>
          <table:table-cell office:value-type="float" office:value="0.955555558204651" calcext:value-type="float">
            <text:p>0.955555558204651</text:p>
          </table:table-cell>
          <table:table-cell/>
          <table:table-cell table:formula="of:=ROUND([.B73];4)*100 &amp;&quot;\%&quot;" office:value-type="string" office:string-value="97.94\%" calcext:value-type="string">
            <text:p>97.94\%</text:p>
          </table:table-cell>
          <table:table-cell table:formula="of:=ROUND([.C73];4)*100 &amp;&quot;\%&quot;" office:value-type="string" office:string-value="99.24\%" calcext:value-type="string">
            <text:p>99.24\%</text:p>
          </table:table-cell>
          <table:table-cell table:formula="of:=ROUND([.D73];4)*100 &amp;&quot;\%&quot;" office:value-type="string" office:string-value="95.61\%" calcext:value-type="string">
            <text:p>95.61\%</text:p>
          </table:table-cell>
          <table:table-cell table:formula="of:=ROUND([.E73];4)*100 &amp;&quot;\%&quot;" office:value-type="string" office:string-value="98.63\%" calcext:value-type="string">
            <text:p>98.63\%</text:p>
          </table:table-cell>
          <table:table-cell table:formula="of:=ROUND([.F73];4)*100 &amp;&quot;\%&quot;" office:value-type="string" office:string-value="94.06\%" calcext:value-type="string">
            <text:p>94.06\%</text:p>
          </table:table-cell>
          <table:table-cell table:formula="of:=ROUND([.G73];4)*100 &amp;&quot;\%&quot;" office:value-type="string" office:string-value="88.61\%" calcext:value-type="string">
            <text:p>88.61\%</text:p>
          </table:table-cell>
          <table:table-cell table:formula="of:=ROUND([.H73];4)*100 &amp;&quot;\%&quot;" office:value-type="string" office:string-value="98.74\%" calcext:value-type="string">
            <text:p>98.74\%</text:p>
          </table:table-cell>
          <table:table-cell table:formula="of:=ROUND([.I73];4)*100 &amp;&quot;\%&quot;" office:value-type="string" office:string-value="91.94\%" calcext:value-type="string">
            <text:p>91.94\%</text:p>
          </table:table-cell>
          <table:table-cell table:formula="of:=ROUND([.J73];4)*100 &amp;&quot;\%&quot;" office:value-type="string" office:string-value="89.7\%" calcext:value-type="string">
            <text:p>89.7\%</text:p>
          </table:table-cell>
          <table:table-cell table:formula="of:=ROUND([.K73];4)*100 &amp;&quot;\%&quot;" office:value-type="string" office:string-value="89.76\%" calcext:value-type="string">
            <text:p>89.76\%</text:p>
          </table:table-cell>
          <table:table-cell table:formula="of:=ROUND([.L73];4)*100 &amp;&quot;\%&quot;" office:value-type="string" office:string-value="89\%" calcext:value-type="string">
            <text:p>89\%</text:p>
          </table:table-cell>
          <table:table-cell table:formula="of:=ROUND([.M73];4)*100 &amp;&quot;\%&quot;" office:value-type="string" office:string-value="95.8\%" calcext:value-type="string">
            <text:p>95.8\%</text:p>
          </table:table-cell>
          <table:table-cell table:formula="of:=ROUND([.N73];4)*100 &amp;&quot;\%&quot;" office:value-type="string" office:string-value="99.31\%" calcext:value-type="string">
            <text:p>99.31\%</text:p>
          </table:table-cell>
          <table:table-cell table:formula="of:=ROUND([.O73];4)*100 &amp;&quot;\%&quot;" office:value-type="string" office:string-value="88.63\%" calcext:value-type="string">
            <text:p>88.63\%</text:p>
          </table:table-cell>
          <table:table-cell table:formula="of:=ROUND(AVERAGE([.B73:.O73]);4)*100&amp;&quot;\%&quot;" office:value-type="string" office:string-value="94.07\%" calcext:value-type="string">
            <text:p>94.07\%</text:p>
          </table:table-cell>
          <table:table-cell table:formula="of:=ROUND([.P73];4)*100 &amp;&quot;\%&quot;" office:value-type="string" office:string-value="95\%" calcext:value-type="string">
            <text:p>95\%</text:p>
          </table:table-cell>
          <table:table-cell table:style-name="ce2" table:formula="of:=&quot;\hline &quot;&amp;[.X73]&amp;&quot; &amp; &quot;&amp;[.Y73]&amp;&quot; &amp; &quot;&amp;[.Z73]&amp;&quot; &amp; &quot;&amp;[.AA73]&amp;&quot; &amp; &quot;&amp;[.AB73]&amp;&quot; &amp; &quot;&amp;[.AC73]&amp;&quot; &amp; &quot;&amp;[.AD73]&amp;&quot; &amp; &quot;&amp;[.AE73]&amp;&quot; &amp; &quot;&amp;[.AF73]&amp;&quot; &amp; &quot;&amp;[.AG73]&amp;&quot; &amp; &quot;&amp;[.AH73]&amp;&quot; &amp; &quot;&amp;[.AI73]&amp;&quot; &amp; &quot;&amp;[.AJ73]&amp;&quot; &amp; &quot;&amp;[.AK73]&amp;&quot; &amp; &quot;&amp;[.AL73]&amp;&quot; &amp; &quot;&amp;[.AM73]&amp;&quot; \\&quot;" office:value-type="string" office:string-value="\hline 97.94\% &amp; 99.24\% &amp; 95.61\% &amp; 98.63\% &amp; 94.06\% &amp; 88.61\% &amp; 98.74\% &amp; 91.94\% &amp; 89.7\% &amp; 89.76\% &amp; 89\% &amp; 95.8\% &amp; 99.31\% &amp; 88.63\% &amp; 94.07\% &amp; 95\% \\" calcext:value-type="string">
            <text:p>\hline 97.94\% &amp; 99.24\% &amp; 95.61\% &amp; 98.63\% &amp; 94.06\% &amp; 88.61\% &amp; 98.74\% &amp; 91.94\% &amp; 89.7\% &amp; 89.76\% &amp; 89\% &amp; 95.8\% &amp; 99.31\% &amp; 88.63\% &amp; 94.07\% &amp; 95\% \\</text:p>
          </table:table-cell>
        </table:table-row>
        <table:table-row table:style-name="ro1">
          <table:table-cell office:value-type="string" calcext:value-type="string">
            <text:p>ProximalPhalanxOutlineAgeGroup</text:p>
          </table:table-cell>
          <table:table-cell table:style-name="ce5" office:value-type="float" office:value="0.846341463414634" calcext:value-type="float">
            <text:p>0.846341463414634</text:p>
          </table:table-cell>
          <table:table-cell table:style-name="ce6" office:value-type="float" office:value="0.855934959349594" calcext:value-type="float">
            <text:p>0.855934959349594</text:p>
          </table:table-cell>
          <table:table-cell table:style-name="ce6" office:value-type="float" office:value="0.852357723577236" calcext:value-type="float">
            <text:p>0.852357723577236</text:p>
          </table:table-cell>
          <table:table-cell table:style-name="ce6" office:value-type="float" office:value="0.822113821138212" calcext:value-type="float">
            <text:p>0.822113821138212</text:p>
          </table:table-cell>
          <table:table-cell table:style-name="ce6" office:value-type="float" office:value="0.845528455284553" calcext:value-type="float">
            <text:p>0.845528455284553</text:p>
          </table:table-cell>
          <table:table-cell table:style-name="ce6" office:value-type="float" office:value="0.81739837398374" calcext:value-type="float">
            <text:p>0.81739837398374</text:p>
          </table:table-cell>
          <table:table-cell table:style-name="ce6" office:value-type="float" office:value="0.840162601626016" calcext:value-type="float">
            <text:p>0.840162601626016</text:p>
          </table:table-cell>
          <table:table-cell table:style-name="ce6" office:value-type="float" office:value="0.844878048780488" calcext:value-type="float">
            <text:p>0.844878048780488</text:p>
          </table:table-cell>
          <table:table-cell table:style-name="ce6" office:value-type="float" office:value="0.832520325203252" calcext:value-type="float">
            <text:p>0.832520325203252</text:p>
          </table:table-cell>
          <table:table-cell table:style-name="ce6" office:value-type="float" office:value="0.849756097560976" calcext:value-type="float">
            <text:p>0.849756097560976</text:p>
          </table:table-cell>
          <table:table-cell table:style-name="ce6" office:value-type="float" office:value="0.828455284552846" calcext:value-type="float">
            <text:p>0.828455284552846</text:p>
          </table:table-cell>
          <table:table-cell table:style-name="ce6" office:value-type="float" office:value="0.857235772357724" calcext:value-type="float">
            <text:p>0.857235772357724</text:p>
          </table:table-cell>
          <table:table-cell table:style-name="ce6" office:value-type="float" office:value="0.845040650406504" calcext:value-type="float">
            <text:p>0.845040650406504</text:p>
          </table:table-cell>
          <table:table-cell table:style-name="ce6" office:value-type="float" office:value="0.858373983739837" calcext:value-type="float">
            <text:p>0.858373983739837</text:p>
          </table:table-cell>
          <table:table-cell table:style-name="ce6" office:value-type="float" office:value="0.848780512809753" calcext:value-type="float">
            <text:p>0.848780512809753</text:p>
          </table:table-cell>
          <table:table-cell table:style-name="ce2" table:formula="of:=IF([.P74]; 1-[.P74]/MIN([.B74:.O74]); &quot;&quot;)" office:value-type="float" office:value="-0.0383927101213408" calcext:value-type="float">
            <text:p>-0.038392710121341</text:p>
          </table:table-cell>
          <table:table-cell table:formula="of:=IF([.P74]; 1-[.P74]/MAX([.B74:.O74]); &quot;&quot;)" office:value-type="float" office:value="0.0111763300284177" calcext:value-type="float">
            <text:p>0.011176330028418</text:p>
          </table:table-cell>
          <table:table-cell table:formula="of:=IF([.P74]; 1-[.P74]/AVERAGE([.B74:.O74]); &quot;&quot;)" office:value-type="float" office:value="-0.00736087658754081" calcext:value-type="float">
            <text:p>-0.007360876587541</text:p>
          </table:table-cell>
          <table:table-cell table:style-name="ce4" table:formula="of:=IF([.P74]&gt;MAX([.B74:.O74]); 1; IF([.P74]&gt;AVERAGE([.B74:.O74]); 2; IF([.P74]&gt;MIN([.B74:.O74]); 3; IF([.P74]&gt;MAX([.B74:.O74])*0.75; 4; 5))))" office:value-type="float" office:value="2" calcext:value-type="float">
            <text:p>2</text:p>
          </table:table-cell>
          <table:table-cell/>
          <table:table-cell office:value-type="float" office:value="0.848780512809753" calcext:value-type="float">
            <text:p>0.848780512809753</text:p>
          </table:table-cell>
          <table:table-cell/>
          <table:table-cell table:formula="of:=ROUND([.B74];4)*100 &amp;&quot;\%&quot;" office:value-type="string" office:string-value="84.63\%" calcext:value-type="string">
            <text:p>84.63\%</text:p>
          </table:table-cell>
          <table:table-cell table:formula="of:=ROUND([.C74];4)*100 &amp;&quot;\%&quot;" office:value-type="string" office:string-value="85.59\%" calcext:value-type="string">
            <text:p>85.59\%</text:p>
          </table:table-cell>
          <table:table-cell table:formula="of:=ROUND([.D74];4)*100 &amp;&quot;\%&quot;" office:value-type="string" office:string-value="85.24\%" calcext:value-type="string">
            <text:p>85.24\%</text:p>
          </table:table-cell>
          <table:table-cell table:formula="of:=ROUND([.E74];4)*100 &amp;&quot;\%&quot;" office:value-type="string" office:string-value="82.21\%" calcext:value-type="string">
            <text:p>82.21\%</text:p>
          </table:table-cell>
          <table:table-cell table:formula="of:=ROUND([.F74];4)*100 &amp;&quot;\%&quot;" office:value-type="string" office:string-value="84.55\%" calcext:value-type="string">
            <text:p>84.55\%</text:p>
          </table:table-cell>
          <table:table-cell table:formula="of:=ROUND([.G74];4)*100 &amp;&quot;\%&quot;" office:value-type="string" office:string-value="81.74\%" calcext:value-type="string">
            <text:p>81.74\%</text:p>
          </table:table-cell>
          <table:table-cell table:formula="of:=ROUND([.H74];4)*100 &amp;&quot;\%&quot;" office:value-type="string" office:string-value="84.02\%" calcext:value-type="string">
            <text:p>84.02\%</text:p>
          </table:table-cell>
          <table:table-cell table:formula="of:=ROUND([.I74];4)*100 &amp;&quot;\%&quot;" office:value-type="string" office:string-value="84.49\%" calcext:value-type="string">
            <text:p>84.49\%</text:p>
          </table:table-cell>
          <table:table-cell table:formula="of:=ROUND([.J74];4)*100 &amp;&quot;\%&quot;" office:value-type="string" office:string-value="83.25\%" calcext:value-type="string">
            <text:p>83.25\%</text:p>
          </table:table-cell>
          <table:table-cell table:formula="of:=ROUND([.K74];4)*100 &amp;&quot;\%&quot;" office:value-type="string" office:string-value="84.98\%" calcext:value-type="string">
            <text:p>84.98\%</text:p>
          </table:table-cell>
          <table:table-cell table:formula="of:=ROUND([.L74];4)*100 &amp;&quot;\%&quot;" office:value-type="string" office:string-value="82.85\%" calcext:value-type="string">
            <text:p>82.85\%</text:p>
          </table:table-cell>
          <table:table-cell table:formula="of:=ROUND([.M74];4)*100 &amp;&quot;\%&quot;" office:value-type="string" office:string-value="85.72\%" calcext:value-type="string">
            <text:p>85.72\%</text:p>
          </table:table-cell>
          <table:table-cell table:formula="of:=ROUND([.N74];4)*100 &amp;&quot;\%&quot;" office:value-type="string" office:string-value="84.5\%" calcext:value-type="string">
            <text:p>84.5\%</text:p>
          </table:table-cell>
          <table:table-cell table:formula="of:=ROUND([.O74];4)*100 &amp;&quot;\%&quot;" office:value-type="string" office:string-value="85.84\%" calcext:value-type="string">
            <text:p>85.84\%</text:p>
          </table:table-cell>
          <table:table-cell table:formula="of:=ROUND(AVERAGE([.B74:.O74]);4)*100&amp;&quot;\%&quot;" office:value-type="string" office:string-value="84.26\%" calcext:value-type="string">
            <text:p>84.26\%</text:p>
          </table:table-cell>
          <table:table-cell table:formula="of:=ROUND([.P74];4)*100 &amp;&quot;\%&quot;" office:value-type="string" office:string-value="84.88\%" calcext:value-type="string">
            <text:p>84.88\%</text:p>
          </table:table-cell>
          <table:table-cell table:style-name="ce2" table:formula="of:=&quot;\hline &quot;&amp;[.X74]&amp;&quot; &amp; &quot;&amp;[.Y74]&amp;&quot; &amp; &quot;&amp;[.Z74]&amp;&quot; &amp; &quot;&amp;[.AA74]&amp;&quot; &amp; &quot;&amp;[.AB74]&amp;&quot; &amp; &quot;&amp;[.AC74]&amp;&quot; &amp; &quot;&amp;[.AD74]&amp;&quot; &amp; &quot;&amp;[.AE74]&amp;&quot; &amp; &quot;&amp;[.AF74]&amp;&quot; &amp; &quot;&amp;[.AG74]&amp;&quot; &amp; &quot;&amp;[.AH74]&amp;&quot; &amp; &quot;&amp;[.AI74]&amp;&quot; &amp; &quot;&amp;[.AJ74]&amp;&quot; &amp; &quot;&amp;[.AK74]&amp;&quot; &amp; &quot;&amp;[.AL74]&amp;&quot; &amp; &quot;&amp;[.AM74]&amp;&quot; \\&quot;" office:value-type="string" office:string-value="\hline 84.63\% &amp; 85.59\% &amp; 85.24\% &amp; 82.21\% &amp; 84.55\% &amp; 81.74\% &amp; 84.02\% &amp; 84.49\% &amp; 83.25\% &amp; 84.98\% &amp; 82.85\% &amp; 85.72\% &amp; 84.5\% &amp; 85.84\% &amp; 84.26\% &amp; 84.88\% \\" calcext:value-type="string">
            <text:p>\hline 84.63\% &amp; 85.59\% &amp; 85.24\% &amp; 82.21\% &amp; 84.55\% &amp; 81.74\% &amp; 84.02\% &amp; 84.49\% &amp; 83.25\% &amp; 84.98\% &amp; 82.85\% &amp; 85.72\% &amp; 84.5\% &amp; 85.84\% &amp; 84.26\% &amp; 84.88\% \\</text:p>
          </table:table-cell>
        </table:table-row>
        <table:table-row table:style-name="ro1">
          <table:table-cell office:value-type="string" calcext:value-type="string">
            <text:p>ProximalPhalanxOutlineCorrect</text:p>
          </table:table-cell>
          <table:table-cell table:style-name="ce5" office:value-type="float" office:value="0.875486827033219" calcext:value-type="float">
            <text:p>0.875486827033219</text:p>
          </table:table-cell>
          <table:table-cell table:style-name="ce6" office:value-type="float" office:value="0.885223367697595" calcext:value-type="float">
            <text:p>0.885223367697595</text:p>
          </table:table-cell>
          <table:table-cell table:style-name="ce6" office:value-type="float" office:value="0.899312714776633" calcext:value-type="float">
            <text:p>0.899312714776633</text:p>
          </table:table-cell>
          <table:table-cell table:style-name="ce6" office:value-type="float" office:value="0.906300114547537" calcext:value-type="float">
            <text:p>0.906300114547537</text:p>
          </table:table-cell>
          <table:table-cell table:style-name="ce6" office:value-type="float" office:value="0.895303550973654" calcext:value-type="float">
            <text:p>0.895303550973654</text:p>
          </table:table-cell>
          <table:table-cell table:style-name="ce6" office:value-type="float" office:value="0.90561282932417" calcext:value-type="float">
            <text:p>0.90561282932417</text:p>
          </table:table-cell>
          <table:table-cell table:style-name="ce6" office:value-type="float" office:value="0.865864833906071" calcext:value-type="float">
            <text:p>0.865864833906071</text:p>
          </table:table-cell>
          <table:table-cell table:style-name="ce6" office:value-type="float" office:value="0.876288659793815" calcext:value-type="float">
            <text:p>0.876288659793815</text:p>
          </table:table-cell>
          <table:table-cell table:style-name="ce6" office:value-type="float" office:value="0.866208476517755" calcext:value-type="float">
            <text:p>0.866208476517755</text:p>
          </table:table-cell>
          <table:table-cell table:style-name="ce6" office:value-type="float" office:value="0.864604810996564" calcext:value-type="float">
            <text:p>0.864604810996564</text:p>
          </table:table-cell>
          <table:table-cell table:style-name="ce6" office:value-type="float" office:value="0.865521191294388" calcext:value-type="float">
            <text:p>0.865521191294388</text:p>
          </table:table-cell>
          <table:table-cell table:style-name="ce6" office:value-type="float" office:value="0.873654066437572" calcext:value-type="float">
            <text:p>0.873654066437572</text:p>
          </table:table-cell>
          <table:table-cell table:style-name="ce6" office:value-type="float" office:value="0.848911798396335" calcext:value-type="float">
            <text:p>0.848911798396335</text:p>
          </table:table-cell>
          <table:table-cell table:style-name="ce6" office:value-type="float" office:value="0.833676975945017" calcext:value-type="float">
            <text:p>0.833676975945017</text:p>
          </table:table-cell>
          <table:table-cell table:style-name="ce6" office:value-type="float" office:value="0.869415819644928" calcext:value-type="float">
            <text:p>0.869415819644928</text:p>
          </table:table-cell>
          <table:table-cell table:style-name="ce2" table:formula="of:=IF([.P75]; 1-[.P75]/MIN([.B75:.O75]); &quot;&quot;)" office:value-type="float" office:value="-0.0428689345287474" calcext:value-type="float">
            <text:p>-0.042868934528747</text:p>
          </table:table-cell>
          <table:table-cell table:formula="of:=IF([.P75]; 1-[.P75]/MAX([.B75:.O75]); &quot;&quot;)" office:value-type="float" office:value="0.0406976610844005" calcext:value-type="float">
            <text:p>0.040697661084401</text:p>
          </table:table-cell>
          <table:table-cell table:formula="of:=IF([.P75]; 1-[.P75]/AVERAGE([.B75:.O75]); &quot;&quot;)" office:value-type="float" office:value="0.00735189704519457" calcext:value-type="float">
            <text:p>0.007351897045195</text:p>
          </table:table-cell>
          <table:table-cell table:style-name="ce4" table:formula="of:=IF([.P75]&gt;MAX([.B75:.O75]); 1; IF([.P75]&gt;AVERAGE([.B75:.O75]); 2; IF([.P75]&gt;MIN([.B75:.O75]); 3; IF([.P75]&gt;MAX([.B75:.O75])*0.75; 4; 5))))" office:value-type="float" office:value="3" calcext:value-type="float">
            <text:p>3</text:p>
          </table:table-cell>
          <table:table-cell/>
          <table:table-cell office:value-type="float" office:value="0.865979373455048" calcext:value-type="float">
            <text:p>0.865979373455048</text:p>
          </table:table-cell>
          <table:table-cell/>
          <table:table-cell table:formula="of:=ROUND([.B75];4)*100 &amp;&quot;\%&quot;" office:value-type="string" office:string-value="87.55\%" calcext:value-type="string">
            <text:p>87.55\%</text:p>
          </table:table-cell>
          <table:table-cell table:formula="of:=ROUND([.C75];4)*100 &amp;&quot;\%&quot;" office:value-type="string" office:string-value="88.52\%" calcext:value-type="string">
            <text:p>88.52\%</text:p>
          </table:table-cell>
          <table:table-cell table:formula="of:=ROUND([.D75];4)*100 &amp;&quot;\%&quot;" office:value-type="string" office:string-value="89.93\%" calcext:value-type="string">
            <text:p>89.93\%</text:p>
          </table:table-cell>
          <table:table-cell table:formula="of:=ROUND([.E75];4)*100 &amp;&quot;\%&quot;" office:value-type="string" office:string-value="90.63\%" calcext:value-type="string">
            <text:p>90.63\%</text:p>
          </table:table-cell>
          <table:table-cell table:formula="of:=ROUND([.F75];4)*100 &amp;&quot;\%&quot;" office:value-type="string" office:string-value="89.53\%" calcext:value-type="string">
            <text:p>89.53\%</text:p>
          </table:table-cell>
          <table:table-cell table:formula="of:=ROUND([.G75];4)*100 &amp;&quot;\%&quot;" office:value-type="string" office:string-value="90.56\%" calcext:value-type="string">
            <text:p>90.56\%</text:p>
          </table:table-cell>
          <table:table-cell table:formula="of:=ROUND([.H75];4)*100 &amp;&quot;\%&quot;" office:value-type="string" office:string-value="86.59\%" calcext:value-type="string">
            <text:p>86.59\%</text:p>
          </table:table-cell>
          <table:table-cell table:formula="of:=ROUND([.I75];4)*100 &amp;&quot;\%&quot;" office:value-type="string" office:string-value="87.63\%" calcext:value-type="string">
            <text:p>87.63\%</text:p>
          </table:table-cell>
          <table:table-cell table:formula="of:=ROUND([.J75];4)*100 &amp;&quot;\%&quot;" office:value-type="string" office:string-value="86.62\%" calcext:value-type="string">
            <text:p>86.62\%</text:p>
          </table:table-cell>
          <table:table-cell table:formula="of:=ROUND([.K75];4)*100 &amp;&quot;\%&quot;" office:value-type="string" office:string-value="86.46\%" calcext:value-type="string">
            <text:p>86.46\%</text:p>
          </table:table-cell>
          <table:table-cell table:formula="of:=ROUND([.L75];4)*100 &amp;&quot;\%&quot;" office:value-type="string" office:string-value="86.55\%" calcext:value-type="string">
            <text:p>86.55\%</text:p>
          </table:table-cell>
          <table:table-cell table:formula="of:=ROUND([.M75];4)*100 &amp;&quot;\%&quot;" office:value-type="string" office:string-value="87.37\%" calcext:value-type="string">
            <text:p>87.37\%</text:p>
          </table:table-cell>
          <table:table-cell table:formula="of:=ROUND([.N75];4)*100 &amp;&quot;\%&quot;" office:value-type="string" office:string-value="84.89\%" calcext:value-type="string">
            <text:p>84.89\%</text:p>
          </table:table-cell>
          <table:table-cell table:formula="of:=ROUND([.O75];4)*100 &amp;&quot;\%&quot;" office:value-type="string" office:string-value="83.37\%" calcext:value-type="string">
            <text:p>83.37\%</text:p>
          </table:table-cell>
          <table:table-cell table:formula="of:=ROUND(AVERAGE([.B75:.O75]);4)*100&amp;&quot;\%&quot;" office:value-type="string" office:string-value="87.59\%" calcext:value-type="string">
            <text:p>87.59\%</text:p>
          </table:table-cell>
          <table:table-cell table:formula="of:=ROUND([.P75];4)*100 &amp;&quot;\%&quot;" office:value-type="string" office:string-value="86.94\%" calcext:value-type="string">
            <text:p>86.94\%</text:p>
          </table:table-cell>
          <table:table-cell table:style-name="ce2" table:formula="of:=&quot;\hline &quot;&amp;[.X75]&amp;&quot; &amp; &quot;&amp;[.Y75]&amp;&quot; &amp; &quot;&amp;[.Z75]&amp;&quot; &amp; &quot;&amp;[.AA75]&amp;&quot; &amp; &quot;&amp;[.AB75]&amp;&quot; &amp; &quot;&amp;[.AC75]&amp;&quot; &amp; &quot;&amp;[.AD75]&amp;&quot; &amp; &quot;&amp;[.AE75]&amp;&quot; &amp; &quot;&amp;[.AF75]&amp;&quot; &amp; &quot;&amp;[.AG75]&amp;&quot; &amp; &quot;&amp;[.AH75]&amp;&quot; &amp; &quot;&amp;[.AI75]&amp;&quot; &amp; &quot;&amp;[.AJ75]&amp;&quot; &amp; &quot;&amp;[.AK75]&amp;&quot; &amp; &quot;&amp;[.AL75]&amp;&quot; &amp; &quot;&amp;[.AM75]&amp;&quot; \\&quot;" office:value-type="string" office:string-value="\hline 87.55\% &amp; 88.52\% &amp; 89.93\% &amp; 90.63\% &amp; 89.53\% &amp; 90.56\% &amp; 86.59\% &amp; 87.63\% &amp; 86.62\% &amp; 86.46\% &amp; 86.55\% &amp; 87.37\% &amp; 84.89\% &amp; 83.37\% &amp; 87.59\% &amp; 86.94\% \\" calcext:value-type="string">
            <text:p>\hline 87.55\% &amp; 88.52\% &amp; 89.93\% &amp; 90.63\% &amp; 89.53\% &amp; 90.56\% &amp; 86.59\% &amp; 87.63\% &amp; 86.62\% &amp; 86.46\% &amp; 86.55\% &amp; 87.37\% &amp; 84.89\% &amp; 83.37\% &amp; 87.59\% &amp; 86.94\% \\</text:p>
          </table:table-cell>
        </table:table-row>
        <table:table-row table:style-name="ro1">
          <table:table-cell office:value-type="string" calcext:value-type="string">
            <text:p>ProximalPhalanxTW</text:p>
          </table:table-cell>
          <table:table-cell table:style-name="ce5" office:value-type="float" office:value="0.811056910569106" calcext:value-type="float">
            <text:p>0.811056910569106</text:p>
          </table:table-cell>
          <table:table-cell table:style-name="ce6" office:value-type="float" office:value="0.81609756097561" calcext:value-type="float">
            <text:p>0.81609756097561</text:p>
          </table:table-cell>
          <table:table-cell table:style-name="ce6" office:value-type="float" office:value="0.803577235772358" calcext:value-type="float">
            <text:p>0.803577235772358</text:p>
          </table:table-cell>
          <table:table-cell table:style-name="ce6" office:value-type="float" office:value="0.781626016260163" calcext:value-type="float">
            <text:p>0.781626016260163</text:p>
          </table:table-cell>
          <table:table-cell table:style-name="ce6" office:value-type="float" office:value="0.807642276422764" calcext:value-type="float">
            <text:p>0.807642276422764</text:p>
          </table:table-cell>
          <table:table-cell table:style-name="ce6" office:value-type="float" office:value="0.789430894308943" calcext:value-type="float">
            <text:p>0.789430894308943</text:p>
          </table:table-cell>
          <table:table-cell table:style-name="ce6" office:value-type="float" office:value="0.790731707317073" calcext:value-type="float">
            <text:p>0.790731707317073</text:p>
          </table:table-cell>
          <table:table-cell table:style-name="ce6" office:value-type="float" office:value="0.801463414634147" calcext:value-type="float">
            <text:p>0.801463414634147</text:p>
          </table:table-cell>
          <table:table-cell table:style-name="ce6" office:value-type="float" office:value="0.774634146341464" calcext:value-type="float">
            <text:p>0.774634146341464</text:p>
          </table:table-cell>
          <table:table-cell table:style-name="ce6" office:value-type="float" office:value="0.794634146341464" calcext:value-type="float">
            <text:p>0.794634146341464</text:p>
          </table:table-cell>
          <table:table-cell table:style-name="ce6" office:value-type="float" office:value="0.768617886178862" calcext:value-type="float">
            <text:p>0.768617886178862</text:p>
          </table:table-cell>
          <table:table-cell table:style-name="ce6" office:value-type="float" office:value="0.813170731707317" calcext:value-type="float">
            <text:p>0.813170731707317</text:p>
          </table:table-cell>
          <table:table-cell table:style-name="ce6" office:value-type="float" office:value="0.801626016260163" calcext:value-type="float">
            <text:p>0.801626016260163</text:p>
          </table:table-cell>
          <table:table-cell table:style-name="ce6" office:value-type="float" office:value="0.786341463414634" calcext:value-type="float">
            <text:p>0.786341463414634</text:p>
          </table:table-cell>
          <table:table-cell table:style-name="ce6" office:value-type="float" office:value="0.795121967792511" calcext:value-type="float">
            <text:p>0.795121967792511</text:p>
          </table:table-cell>
          <table:table-cell table:style-name="ce2" table:formula="of:=IF([.P76]; 1-[.P76]/MIN([.B76:.O76]); &quot;&quot;)" office:value-type="float" office:value="-0.0344827801827674" calcext:value-type="float">
            <text:p>-0.034482780182767</text:p>
          </table:table-cell>
          <table:table-cell table:formula="of:=IF([.P76]; 1-[.P76]/MAX([.B76:.O76]); &quot;&quot;)" office:value-type="float" office:value="0.0257023108340423" calcext:value-type="float">
            <text:p>0.025702310834042</text:p>
          </table:table-cell>
          <table:table-cell table:formula="of:=IF([.P76]; 1-[.P76]/AVERAGE([.B76:.O76]); &quot;&quot;)" office:value-type="float" office:value="0.000802723098078051" calcext:value-type="float">
            <text:p>0.000802723098078</text:p>
          </table:table-cell>
          <table:table-cell table:style-name="ce4" table:formula="of:=IF([.P76]&gt;MAX([.B76:.O76]); 1; IF([.P76]&gt;AVERAGE([.B76:.O76]); 2; IF([.P76]&gt;MIN([.B76:.O76]); 3; IF([.P76]&gt;MAX([.B76:.O76])*0.75; 4; 5))))" office:value-type="float" office:value="3" calcext:value-type="float">
            <text:p>3</text:p>
          </table:table-cell>
          <table:table-cell/>
          <table:table-cell office:value-type="float" office:value="0.76097559928894" calcext:value-type="float">
            <text:p>0.76097559928894</text:p>
          </table:table-cell>
          <table:table-cell/>
          <table:table-cell table:formula="of:=ROUND([.B76];4)*100 &amp;&quot;\%&quot;" office:value-type="string" office:string-value="81.11\%" calcext:value-type="string">
            <text:p>81.11\%</text:p>
          </table:table-cell>
          <table:table-cell table:formula="of:=ROUND([.C76];4)*100 &amp;&quot;\%&quot;" office:value-type="string" office:string-value="81.61\%" calcext:value-type="string">
            <text:p>81.61\%</text:p>
          </table:table-cell>
          <table:table-cell table:formula="of:=ROUND([.D76];4)*100 &amp;&quot;\%&quot;" office:value-type="string" office:string-value="80.36\%" calcext:value-type="string">
            <text:p>80.36\%</text:p>
          </table:table-cell>
          <table:table-cell table:formula="of:=ROUND([.E76];4)*100 &amp;&quot;\%&quot;" office:value-type="string" office:string-value="78.16\%" calcext:value-type="string">
            <text:p>78.16\%</text:p>
          </table:table-cell>
          <table:table-cell table:formula="of:=ROUND([.F76];4)*100 &amp;&quot;\%&quot;" office:value-type="string" office:string-value="80.76\%" calcext:value-type="string">
            <text:p>80.76\%</text:p>
          </table:table-cell>
          <table:table-cell table:formula="of:=ROUND([.G76];4)*100 &amp;&quot;\%&quot;" office:value-type="string" office:string-value="78.94\%" calcext:value-type="string">
            <text:p>78.94\%</text:p>
          </table:table-cell>
          <table:table-cell table:formula="of:=ROUND([.H76];4)*100 &amp;&quot;\%&quot;" office:value-type="string" office:string-value="79.07\%" calcext:value-type="string">
            <text:p>79.07\%</text:p>
          </table:table-cell>
          <table:table-cell table:formula="of:=ROUND([.I76];4)*100 &amp;&quot;\%&quot;" office:value-type="string" office:string-value="80.15\%" calcext:value-type="string">
            <text:p>80.15\%</text:p>
          </table:table-cell>
          <table:table-cell table:formula="of:=ROUND([.J76];4)*100 &amp;&quot;\%&quot;" office:value-type="string" office:string-value="77.46\%" calcext:value-type="string">
            <text:p>77.46\%</text:p>
          </table:table-cell>
          <table:table-cell table:formula="of:=ROUND([.K76];4)*100 &amp;&quot;\%&quot;" office:value-type="string" office:string-value="79.46\%" calcext:value-type="string">
            <text:p>79.46\%</text:p>
          </table:table-cell>
          <table:table-cell table:formula="of:=ROUND([.L76];4)*100 &amp;&quot;\%&quot;" office:value-type="string" office:string-value="76.86\%" calcext:value-type="string">
            <text:p>76.86\%</text:p>
          </table:table-cell>
          <table:table-cell table:formula="of:=ROUND([.M76];4)*100 &amp;&quot;\%&quot;" office:value-type="string" office:string-value="81.32\%" calcext:value-type="string">
            <text:p>81.32\%</text:p>
          </table:table-cell>
          <table:table-cell table:formula="of:=ROUND([.N76];4)*100 &amp;&quot;\%&quot;" office:value-type="string" office:string-value="80.16\%" calcext:value-type="string">
            <text:p>80.16\%</text:p>
          </table:table-cell>
          <table:table-cell table:formula="of:=ROUND([.O76];4)*100 &amp;&quot;\%&quot;" office:value-type="string" office:string-value="78.63\%" calcext:value-type="string">
            <text:p>78.63\%</text:p>
          </table:table-cell>
          <table:table-cell table:formula="of:=ROUND(AVERAGE([.B76:.O76]);4)*100&amp;&quot;\%&quot;" office:value-type="string" office:string-value="79.58\%" calcext:value-type="string">
            <text:p>79.58\%</text:p>
          </table:table-cell>
          <table:table-cell table:formula="of:=ROUND([.P76];4)*100 &amp;&quot;\%&quot;" office:value-type="string" office:string-value="79.51\%" calcext:value-type="string">
            <text:p>79.51\%</text:p>
          </table:table-cell>
          <table:table-cell table:style-name="ce2" table:formula="of:=&quot;\hline &quot;&amp;[.X76]&amp;&quot; &amp; &quot;&amp;[.Y76]&amp;&quot; &amp; &quot;&amp;[.Z76]&amp;&quot; &amp; &quot;&amp;[.AA76]&amp;&quot; &amp; &quot;&amp;[.AB76]&amp;&quot; &amp; &quot;&amp;[.AC76]&amp;&quot; &amp; &quot;&amp;[.AD76]&amp;&quot; &amp; &quot;&amp;[.AE76]&amp;&quot; &amp; &quot;&amp;[.AF76]&amp;&quot; &amp; &quot;&amp;[.AG76]&amp;&quot; &amp; &quot;&amp;[.AH76]&amp;&quot; &amp; &quot;&amp;[.AI76]&amp;&quot; &amp; &quot;&amp;[.AJ76]&amp;&quot; &amp; &quot;&amp;[.AK76]&amp;&quot; &amp; &quot;&amp;[.AL76]&amp;&quot; &amp; &quot;&amp;[.AM76]&amp;&quot; \\&quot;" office:value-type="string" office:string-value="\hline 81.11\% &amp; 81.61\% &amp; 80.36\% &amp; 78.16\% &amp; 80.76\% &amp; 78.94\% &amp; 79.07\% &amp; 80.15\% &amp; 77.46\% &amp; 79.46\% &amp; 76.86\% &amp; 81.32\% &amp; 80.16\% &amp; 78.63\% &amp; 79.58\% &amp; 79.51\% \\" calcext:value-type="string">
            <text:p>\hline 81.11\% &amp; 81.61\% &amp; 80.36\% &amp; 78.16\% &amp; 80.76\% &amp; 78.94\% &amp; 79.07\% &amp; 80.15\% &amp; 77.46\% &amp; 79.46\% &amp; 76.86\% &amp; 81.32\% &amp; 80.16\% &amp; 78.63\% &amp; 79.58\% &amp; 79.51\% \\</text:p>
          </table:table-cell>
        </table:table-row>
        <table:table-row table:style-name="ro1">
          <table:table-cell office:value-type="string" calcext:value-type="string">
            <text:p>RefrigerationDevices</text:p>
          </table:table-cell>
          <table:table-cell table:style-name="ce5" office:value-type="float" office:value="0.726844444444445" calcext:value-type="float">
            <text:p>0.726844444444445</text:p>
          </table:table-cell>
          <table:table-cell table:style-name="ce6" office:value-type="float" office:value="0.790933333333333" calcext:value-type="float">
            <text:p>0.790933333333333</text:p>
          </table:table-cell>
          <table:table-cell table:style-name="ce6" office:value-type="float" office:value="0.729955555555556" calcext:value-type="float">
            <text:p>0.729955555555556</text:p>
          </table:table-cell>
          <table:table-cell table:style-name="ce6" office:value-type="float" office:value="0.758933333333333" calcext:value-type="float">
            <text:p>0.758933333333333</text:p>
          </table:table-cell>
          <table:table-cell table:style-name="ce6" office:value-type="float" office:value="0.777155555555556" calcext:value-type="float">
            <text:p>0.777155555555556</text:p>
          </table:table-cell>
          <table:table-cell table:style-name="ce6" office:value-type="float" office:value="0.786844444444445" calcext:value-type="float">
            <text:p>0.786844444444445</text:p>
          </table:table-cell>
          <table:table-cell table:style-name="ce6" office:value-type="float" office:value="0.672355555555555" calcext:value-type="float">
            <text:p>0.672355555555555</text:p>
          </table:table-cell>
          <table:table-cell table:style-name="ce6" office:value-type="float" office:value="0.739733333333333" calcext:value-type="float">
            <text:p>0.739733333333333</text:p>
          </table:table-cell>
          <table:table-cell table:style-name="ce6" office:value-type="float" office:value="0.7784" calcext:value-type="float">
            <text:p>0.7784</text:p>
          </table:table-cell>
          <table:table-cell table:style-name="ce6" office:value-type="float" office:value="0.762933333333333" calcext:value-type="float">
            <text:p>0.762933333333333</text:p>
          </table:table-cell>
          <table:table-cell table:style-name="ce6" office:value-type="float" office:value="0.782844444444445" calcext:value-type="float">
            <text:p>0.782844444444445</text:p>
          </table:table-cell>
          <table:table-cell table:style-name="ce6" office:value-type="float" office:value="0.651822222222222" calcext:value-type="float">
            <text:p>0.651822222222222</text:p>
          </table:table-cell>
          <table:table-cell table:style-name="ce6" office:value-type="float" office:value="0.611644444444445" calcext:value-type="float">
            <text:p>0.611644444444445</text:p>
          </table:table-cell>
          <table:table-cell table:style-name="ce6" office:value-type="float" office:value="0.7088" calcext:value-type="float">
            <text:p>0.7088</text:p>
          </table:table-cell>
          <table:table-cell table:style-name="ce6" office:value-type="float" office:value="0.458666652441025" calcext:value-type="float">
            <text:p>0.458666652441025</text:p>
          </table:table-cell>
          <table:table-cell table:style-name="ce2" table:formula="of:=IF([.P77]; 1-[.P77]/MIN([.B77:.O77]); &quot;&quot;)" office:value-type="float" office:value="0.250109019043522" calcext:value-type="float">
            <text:p>0.250109019043522</text:p>
          </table:table-cell>
          <table:table-cell table:formula="of:=IF([.P77]; 1-[.P77]/MAX([.B77:.O77]); &quot;&quot;)" office:value-type="float" office:value="0.420094421222574" calcext:value-type="float">
            <text:p>0.420094421222574</text:p>
          </table:table-cell>
          <table:table-cell table:formula="of:=IF([.P77]; 1-[.P77]/AVERAGE([.B77:.O77]); &quot;&quot;)" office:value-type="float" office:value="0.375308084853457" calcext:value-type="float">
            <text:p>0.375308084853457</text:p>
          </table:table-cell>
          <table:table-cell table:style-name="ce4" table:formula="of:=IF([.P77]&gt;MAX([.B77:.O77]); 1; IF([.P77]&gt;AVERAGE([.B77:.O77]); 2; IF([.P77]&gt;MIN([.B77:.O77]); 3; IF([.P77]&gt;MAX([.B77:.O77])*0.75; 4; 5))))" office:value-type="float" office:value="5" calcext:value-type="float">
            <text:p>5</text:p>
          </table:table-cell>
          <table:table-cell/>
          <table:table-cell office:value-type="float" office:value="0.429333329200745" calcext:value-type="float">
            <text:p>0.429333329200745</text:p>
          </table:table-cell>
          <table:table-cell/>
          <table:table-cell table:formula="of:=ROUND([.B77];4)*100 &amp;&quot;\%&quot;" office:value-type="string" office:string-value="72.68\%" calcext:value-type="string">
            <text:p>72.68\%</text:p>
          </table:table-cell>
          <table:table-cell table:formula="of:=ROUND([.C77];4)*100 &amp;&quot;\%&quot;" office:value-type="string" office:string-value="79.09\%" calcext:value-type="string">
            <text:p>79.09\%</text:p>
          </table:table-cell>
          <table:table-cell table:formula="of:=ROUND([.D77];4)*100 &amp;&quot;\%&quot;" office:value-type="string" office:string-value="73\%" calcext:value-type="string">
            <text:p>73\%</text:p>
          </table:table-cell>
          <table:table-cell table:formula="of:=ROUND([.E77];4)*100 &amp;&quot;\%&quot;" office:value-type="string" office:string-value="75.89\%" calcext:value-type="string">
            <text:p>75.89\%</text:p>
          </table:table-cell>
          <table:table-cell table:formula="of:=ROUND([.F77];4)*100 &amp;&quot;\%&quot;" office:value-type="string" office:string-value="77.72\%" calcext:value-type="string">
            <text:p>77.72\%</text:p>
          </table:table-cell>
          <table:table-cell table:formula="of:=ROUND([.G77];4)*100 &amp;&quot;\%&quot;" office:value-type="string" office:string-value="78.68\%" calcext:value-type="string">
            <text:p>78.68\%</text:p>
          </table:table-cell>
          <table:table-cell table:formula="of:=ROUND([.H77];4)*100 &amp;&quot;\%&quot;" office:value-type="string" office:string-value="67.24\%" calcext:value-type="string">
            <text:p>67.24\%</text:p>
          </table:table-cell>
          <table:table-cell table:formula="of:=ROUND([.I77];4)*100 &amp;&quot;\%&quot;" office:value-type="string" office:string-value="73.97\%" calcext:value-type="string">
            <text:p>73.97\%</text:p>
          </table:table-cell>
          <table:table-cell table:formula="of:=ROUND([.J77];4)*100 &amp;&quot;\%&quot;" office:value-type="string" office:string-value="77.84\%" calcext:value-type="string">
            <text:p>77.84\%</text:p>
          </table:table-cell>
          <table:table-cell table:formula="of:=ROUND([.K77];4)*100 &amp;&quot;\%&quot;" office:value-type="string" office:string-value="76.29\%" calcext:value-type="string">
            <text:p>76.29\%</text:p>
          </table:table-cell>
          <table:table-cell table:formula="of:=ROUND([.L77];4)*100 &amp;&quot;\%&quot;" office:value-type="string" office:string-value="78.28\%" calcext:value-type="string">
            <text:p>78.28\%</text:p>
          </table:table-cell>
          <table:table-cell table:formula="of:=ROUND([.M77];4)*100 &amp;&quot;\%&quot;" office:value-type="string" office:string-value="65.18\%" calcext:value-type="string">
            <text:p>65.18\%</text:p>
          </table:table-cell>
          <table:table-cell table:formula="of:=ROUND([.N77];4)*100 &amp;&quot;\%&quot;" office:value-type="string" office:string-value="61.16\%" calcext:value-type="string">
            <text:p>61.16\%</text:p>
          </table:table-cell>
          <table:table-cell table:formula="of:=ROUND([.O77];4)*100 &amp;&quot;\%&quot;" office:value-type="string" office:string-value="70.88\%" calcext:value-type="string">
            <text:p>70.88\%</text:p>
          </table:table-cell>
          <table:table-cell table:formula="of:=ROUND(AVERAGE([.B77:.O77]);4)*100&amp;&quot;\%&quot;" office:value-type="string" office:string-value="73.42\%" calcext:value-type="string">
            <text:p>73.42\%</text:p>
          </table:table-cell>
          <table:table-cell table:formula="of:=ROUND([.P77];4)*100 &amp;&quot;\%&quot;" office:value-type="string" office:string-value="45.87\%" calcext:value-type="string">
            <text:p>45.87\%</text:p>
          </table:table-cell>
          <table:table-cell table:style-name="ce2" table:formula="of:=&quot;\hline &quot;&amp;[.X77]&amp;&quot; &amp; &quot;&amp;[.Y77]&amp;&quot; &amp; &quot;&amp;[.Z77]&amp;&quot; &amp; &quot;&amp;[.AA77]&amp;&quot; &amp; &quot;&amp;[.AB77]&amp;&quot; &amp; &quot;&amp;[.AC77]&amp;&quot; &amp; &quot;&amp;[.AD77]&amp;&quot; &amp; &quot;&amp;[.AE77]&amp;&quot; &amp; &quot;&amp;[.AF77]&amp;&quot; &amp; &quot;&amp;[.AG77]&amp;&quot; &amp; &quot;&amp;[.AH77]&amp;&quot; &amp; &quot;&amp;[.AI77]&amp;&quot; &amp; &quot;&amp;[.AJ77]&amp;&quot; &amp; &quot;&amp;[.AK77]&amp;&quot; &amp; &quot;&amp;[.AL77]&amp;&quot; &amp; &quot;&amp;[.AM77]&amp;&quot; \\&quot;" office:value-type="string" office:string-value="\hline 72.68\% &amp; 79.09\% &amp; 73\% &amp; 75.89\% &amp; 77.72\% &amp; 78.68\% &amp; 67.24\% &amp; 73.97\% &amp; 77.84\% &amp; 76.29\% &amp; 78.28\% &amp; 65.18\% &amp; 61.16\% &amp; 70.88\% &amp; 73.42\% &amp; 45.87\% \\" calcext:value-type="string">
            <text:p>\hline 72.68\% &amp; 79.09\% &amp; 73\% &amp; 75.89\% &amp; 77.72\% &amp; 78.68\% &amp; 67.24\% &amp; 73.97\% &amp; 77.84\% &amp; 76.29\% &amp; 78.28\% &amp; 65.18\% &amp; 61.16\% &amp; 70.88\% &amp; 73.42\% &amp; 45.87\% \\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table:style-name="ce5" office:value-type="float" office:value="0.832" calcext:value-type="float">
            <text:p>0.832</text:p>
          </table:table-cell>
          <table:table-cell table:style-name="ce6" office:value-type="float" office:value="0.855333333333333" calcext:value-type="float">
            <text:p>0.855333333333333</text:p>
          </table:table-cell>
          <table:table-cell table:style-name="ce6" office:value-type="float" office:value="0.804666666666667" calcext:value-type="float">
            <text:p>0.804666666666667</text:p>
          </table:table-cell>
          <table:table-cell table:style-name="ce6" office:value-type="float" office:value="0.628" calcext:value-type="float">
            <text:p>0.628</text:p>
          </table:table-cell>
          <table:table-cell table:style-name="ce6" office:value-type="float" office:value="0.867333333333333" calcext:value-type="float">
            <text:p>0.867333333333333</text:p>
          </table:table-cell>
          <table:table-cell table:style-name="ce6" office:value-type="float" office:value="0.416" calcext:value-type="float">
            <text:p>0.416</text:p>
          </table:table-cell>
          <table:table-cell table:style-name="ce6" office:value-type="float" office:value="0.774666666666667" calcext:value-type="float">
            <text:p>0.774666666666667</text:p>
          </table:table-cell>
          <table:table-cell table:style-name="ce6" office:value-type="float" office:value="0.854666666666667" calcext:value-type="float">
            <text:p>0.854666666666667</text:p>
          </table:table-cell>
          <table:table-cell table:style-name="ce6" office:value-type="float" office:value="0.826" calcext:value-type="float">
            <text:p>0.826</text:p>
          </table:table-cell>
          <table:table-cell table:style-name="ce6" office:value-type="float" office:value="0.801333333333333" calcext:value-type="float">
            <text:p>0.801333333333333</text:p>
          </table:table-cell>
          <table:table-cell table:style-name="ce6" office:value-type="float" office:value="0.802666666666667" calcext:value-type="float">
            <text:p>0.802666666666667</text:p>
          </table:table-cell>
          <table:table-cell table:style-name="ce6" office:value-type="float" office:value="0.782" calcext:value-type="float">
            <text:p>0.782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0.705333333333333" calcext:value-type="float">
            <text:p>0.705333333333333</text:p>
          </table:table-cell>
          <table:table-cell table:style-name="ce6" office:value-type="float" office:value="0.759999990463257" calcext:value-type="float">
            <text:p>0.759999990463257</text:p>
          </table:table-cell>
          <table:table-cell table:style-name="ce2" table:formula="of:=IF([.P78]; 1-[.P78]/MIN([.B78:.O78]); &quot;&quot;)" office:value-type="float" office:value="-0.826923053998214" calcext:value-type="float">
            <text:p>-0.826923053998214</text:p>
          </table:table-cell>
          <table:table-cell table:formula="of:=IF([.P78]; 1-[.P78]/MAX([.B78:.O78]); &quot;&quot;)" office:value-type="float" office:value="0.123750971794861" calcext:value-type="float">
            <text:p>0.123750971794861</text:p>
          </table:table-cell>
          <table:table-cell table:formula="of:=IF([.P78]; 1-[.P78]/AVERAGE([.B78:.O78]); &quot;&quot;)" office:value-type="float" office:value="0.00653596017874891" calcext:value-type="float">
            <text:p>0.006535960178749</text:p>
          </table:table-cell>
          <table:table-cell table:style-name="ce4" table:formula="of:=IF([.P78]&gt;MAX([.B78:.O78]); 1; IF([.P78]&gt;AVERAGE([.B78:.O78]); 2; IF([.P78]&gt;MIN([.B78:.O78]); 3; IF([.P78]&gt;MAX([.B78:.O78])*0.75; 4; 5))))" office:value-type="float" office:value="3" calcext:value-type="float">
            <text:p>3</text:p>
          </table:table-cell>
          <table:table-cell/>
          <table:table-cell office:value-type="float" office:value="0.699999988079071" calcext:value-type="float">
            <text:p>0.699999988079071</text:p>
          </table:table-cell>
          <table:table-cell/>
          <table:table-cell table:formula="of:=ROUND([.B78];4)*100 &amp;&quot;\%&quot;" office:value-type="string" office:string-value="83.2\%" calcext:value-type="string">
            <text:p>83.2\%</text:p>
          </table:table-cell>
          <table:table-cell table:formula="of:=ROUND([.C78];4)*100 &amp;&quot;\%&quot;" office:value-type="string" office:string-value="85.53\%" calcext:value-type="string">
            <text:p>85.53\%</text:p>
          </table:table-cell>
          <table:table-cell table:formula="of:=ROUND([.D78];4)*100 &amp;&quot;\%&quot;" office:value-type="string" office:string-value="80.47\%" calcext:value-type="string">
            <text:p>80.47\%</text:p>
          </table:table-cell>
          <table:table-cell table:formula="of:=ROUND([.E78];4)*100 &amp;&quot;\%&quot;" office:value-type="string" office:string-value="62.8\%" calcext:value-type="string">
            <text:p>62.8\%</text:p>
          </table:table-cell>
          <table:table-cell table:formula="of:=ROUND([.F78];4)*100 &amp;&quot;\%&quot;" office:value-type="string" office:string-value="86.73\%" calcext:value-type="string">
            <text:p>86.73\%</text:p>
          </table:table-cell>
          <table:table-cell table:formula="of:=ROUND([.G78];4)*100 &amp;&quot;\%&quot;" office:value-type="string" office:string-value="41.6\%" calcext:value-type="string">
            <text:p>41.6\%</text:p>
          </table:table-cell>
          <table:table-cell table:formula="of:=ROUND([.H78];4)*100 &amp;&quot;\%&quot;" office:value-type="string" office:string-value="77.47\%" calcext:value-type="string">
            <text:p>77.47\%</text:p>
          </table:table-cell>
          <table:table-cell table:formula="of:=ROUND([.I78];4)*100 &amp;&quot;\%&quot;" office:value-type="string" office:string-value="85.47\%" calcext:value-type="string">
            <text:p>85.47\%</text:p>
          </table:table-cell>
          <table:table-cell table:formula="of:=ROUND([.J78];4)*100 &amp;&quot;\%&quot;" office:value-type="string" office:string-value="82.6\%" calcext:value-type="string">
            <text:p>82.6\%</text:p>
          </table:table-cell>
          <table:table-cell table:formula="of:=ROUND([.K78];4)*100 &amp;&quot;\%&quot;" office:value-type="string" office:string-value="80.13\%" calcext:value-type="string">
            <text:p>80.13\%</text:p>
          </table:table-cell>
          <table:table-cell table:formula="of:=ROUND([.L78];4)*100 &amp;&quot;\%&quot;" office:value-type="string" office:string-value="80.27\%" calcext:value-type="string">
            <text:p>80.27\%</text:p>
          </table:table-cell>
          <table:table-cell table:formula="of:=ROUND([.M78];4)*100 &amp;&quot;\%&quot;" office:value-type="string" office:string-value="78.2\%" calcext:value-type="string">
            <text:p>78.2\%</text:p>
          </table:table-cell>
          <table:table-cell table:formula="of:=ROUND([.N78];4)*100 &amp;&quot;\%&quot;" office:value-type="string" office:string-value="76\%" calcext:value-type="string">
            <text:p>76\%</text:p>
          </table:table-cell>
          <table:table-cell table:formula="of:=ROUND([.O78];4)*100 &amp;&quot;\%&quot;" office:value-type="string" office:string-value="70.53\%" calcext:value-type="string">
            <text:p>70.53\%</text:p>
          </table:table-cell>
          <table:table-cell table:formula="of:=ROUND(AVERAGE([.B78:.O78]);4)*100&amp;&quot;\%&quot;" office:value-type="string" office:string-value="76.5\%" calcext:value-type="string">
            <text:p>76.5\%</text:p>
          </table:table-cell>
          <table:table-cell table:formula="of:=ROUND([.P78];4)*100 &amp;&quot;\%&quot;" office:value-type="string" office:string-value="76\%" calcext:value-type="string">
            <text:p>76\%</text:p>
          </table:table-cell>
          <table:table-cell table:style-name="ce2" table:formula="of:=&quot;\hline &quot;&amp;[.X78]&amp;&quot; &amp; &quot;&amp;[.Y78]&amp;&quot; &amp; &quot;&amp;[.Z78]&amp;&quot; &amp; &quot;&amp;[.AA78]&amp;&quot; &amp; &quot;&amp;[.AB78]&amp;&quot; &amp; &quot;&amp;[.AC78]&amp;&quot; &amp; &quot;&amp;[.AD78]&amp;&quot; &amp; &quot;&amp;[.AE78]&amp;&quot; &amp; &quot;&amp;[.AF78]&amp;&quot; &amp; &quot;&amp;[.AG78]&amp;&quot; &amp; &quot;&amp;[.AH78]&amp;&quot; &amp; &quot;&amp;[.AI78]&amp;&quot; &amp; &quot;&amp;[.AJ78]&amp;&quot; &amp; &quot;&amp;[.AK78]&amp;&quot; &amp; &quot;&amp;[.AL78]&amp;&quot; &amp; &quot;&amp;[.AM78]&amp;&quot; \\&quot;" office:value-type="string" office:string-value="\hline 83.2\% &amp; 85.53\% &amp; 80.47\% &amp; 62.8\% &amp; 86.73\% &amp; 41.6\% &amp; 77.47\% &amp; 85.47\% &amp; 82.6\% &amp; 80.13\% &amp; 80.27\% &amp; 78.2\% &amp; 76\% &amp; 70.53\% &amp; 76.5\% &amp; 76\% \\" calcext:value-type="string">
            <text:p>\hline 83.2\% &amp; 85.53\% &amp; 80.47\% &amp; 62.8\% &amp; 86.73\% &amp; 41.6\% &amp; 77.47\% &amp; 85.47\% &amp; 82.6\% &amp; 80.13\% &amp; 80.27\% &amp; 78.2\% &amp; 76\% &amp; 70.53\% &amp; 76.5\% &amp; 76\% \\</text:p>
          </table:table-cell>
        </table:table-row>
        <table:table-row table:style-name="ro1">
          <table:table-cell office:value-type="string" calcext:value-type="string">
            <text:p>ScreenType</text:p>
          </table:table-cell>
          <table:table-cell table:style-name="ce5" office:value-type="float" office:value="0.594222222222222" calcext:value-type="float">
            <text:p>0.594222222222222</text:p>
          </table:table-cell>
          <table:table-cell table:style-name="ce6" office:value-type="float" office:value="0.724177777777777" calcext:value-type="float">
            <text:p>0.724177777777777</text:p>
          </table:table-cell>
          <table:table-cell table:style-name="ce6" office:value-type="float" office:value="0.608977777777778" calcext:value-type="float">
            <text:p>0.608977777777778</text:p>
          </table:table-cell>
          <table:table-cell table:style-name="ce6" office:value-type="float" office:value="0.706044444444445" calcext:value-type="float">
            <text:p>0.706044444444445</text:p>
          </table:table-cell>
          <table:table-cell table:style-name="ce6" office:value-type="float" office:value="0.717866666666667" calcext:value-type="float">
            <text:p>0.717866666666667</text:p>
          </table:table-cell>
          <table:table-cell table:style-name="ce6" office:value-type="float" office:value="0.755288888888889" calcext:value-type="float">
            <text:p>0.755288888888889</text:p>
          </table:table-cell>
          <table:table-cell table:style-name="ce6" office:value-type="float" office:value="0.572" calcext:value-type="float">
            <text:p>0.572</text:p>
          </table:table-cell>
          <table:table-cell table:style-name="ce6" office:value-type="float" office:value="0.595911111111111" calcext:value-type="float">
            <text:p>0.595911111111111</text:p>
          </table:table-cell>
          <table:table-cell table:style-name="ce6" office:value-type="float" office:value="0.588977777777778" calcext:value-type="float">
            <text:p>0.588977777777778</text:p>
          </table:table-cell>
          <table:table-cell table:style-name="ce6" office:value-type="float" office:value="0.577066666666667" calcext:value-type="float">
            <text:p>0.577066666666667</text:p>
          </table:table-cell>
          <table:table-cell table:style-name="ce6" office:value-type="float" office:value="0.5848" calcext:value-type="float">
            <text:p>0.5848</text:p>
          </table:table-cell>
          <table:table-cell table:style-name="ce6" office:value-type="float" office:value="0.605866666666667" calcext:value-type="float">
            <text:p>0.605866666666667</text:p>
          </table:table-cell>
          <table:table-cell table:style-name="ce6" office:value-type="float" office:value="0.471822222222222" calcext:value-type="float">
            <text:p>0.471822222222222</text:p>
          </table:table-cell>
          <table:table-cell table:style-name="ce6" office:value-type="float" office:value="0.600711111111111" calcext:value-type="float">
            <text:p>0.600711111111111</text:p>
          </table:table-cell>
          <table:table-cell table:style-name="ce6" office:value-type="float" office:value="0.453333348035812" calcext:value-type="float">
            <text:p>0.453333348035812</text:p>
          </table:table-cell>
          <table:table-cell table:style-name="ce2" table:formula="of:=IF([.P79]; 1-[.P79]/MIN([.B79:.O79]); &quot;&quot;)" office:value-type="float" office:value="0.039186102976095" calcext:value-type="float">
            <text:p>0.039186102976095</text:p>
          </table:table-cell>
          <table:table-cell table:formula="of:=IF([.P79]; 1-[.P79]/MAX([.B79:.O79]); &quot;&quot;)" office:value-type="float" office:value="0.399788141061212" calcext:value-type="float">
            <text:p>0.399788141061212</text:p>
          </table:table-cell>
          <table:table-cell table:formula="of:=IF([.P79]; 1-[.P79]/AVERAGE([.B79:.O79]); &quot;&quot;)" office:value-type="float" office:value="0.270810969334841" calcext:value-type="float">
            <text:p>0.270810969334841</text:p>
          </table:table-cell>
          <table:table-cell table:style-name="ce4" table:formula="of:=IF([.P79]&gt;MAX([.B79:.O79]); 1; IF([.P79]&gt;AVERAGE([.B79:.O79]); 2; IF([.P79]&gt;MIN([.B79:.O79]); 3; IF([.P79]&gt;MAX([.B79:.O79])*0.75; 4; 5))))" office:value-type="float" office:value="5" calcext:value-type="float">
            <text:p>5</text:p>
          </table:table-cell>
          <table:table-cell/>
          <table:table-cell office:value-type="float" office:value="0.434666663408279" calcext:value-type="float">
            <text:p>0.434666663408279</text:p>
          </table:table-cell>
          <table:table-cell/>
          <table:table-cell table:formula="of:=ROUND([.B79];4)*100 &amp;&quot;\%&quot;" office:value-type="string" office:string-value="59.42\%" calcext:value-type="string">
            <text:p>59.42\%</text:p>
          </table:table-cell>
          <table:table-cell table:formula="of:=ROUND([.C79];4)*100 &amp;&quot;\%&quot;" office:value-type="string" office:string-value="72.42\%" calcext:value-type="string">
            <text:p>72.42\%</text:p>
          </table:table-cell>
          <table:table-cell table:formula="of:=ROUND([.D79];4)*100 &amp;&quot;\%&quot;" office:value-type="string" office:string-value="60.9\%" calcext:value-type="string">
            <text:p>60.9\%</text:p>
          </table:table-cell>
          <table:table-cell table:formula="of:=ROUND([.E79];4)*100 &amp;&quot;\%&quot;" office:value-type="string" office:string-value="70.6\%" calcext:value-type="string">
            <text:p>70.6\%</text:p>
          </table:table-cell>
          <table:table-cell table:formula="of:=ROUND([.F79];4)*100 &amp;&quot;\%&quot;" office:value-type="string" office:string-value="71.79\%" calcext:value-type="string">
            <text:p>71.79\%</text:p>
          </table:table-cell>
          <table:table-cell table:formula="of:=ROUND([.G79];4)*100 &amp;&quot;\%&quot;" office:value-type="string" office:string-value="75.53\%" calcext:value-type="string">
            <text:p>75.53\%</text:p>
          </table:table-cell>
          <table:table-cell table:formula="of:=ROUND([.H79];4)*100 &amp;&quot;\%&quot;" office:value-type="string" office:string-value="57.2\%" calcext:value-type="string">
            <text:p>57.2\%</text:p>
          </table:table-cell>
          <table:table-cell table:formula="of:=ROUND([.I79];4)*100 &amp;&quot;\%&quot;" office:value-type="string" office:string-value="59.59\%" calcext:value-type="string">
            <text:p>59.59\%</text:p>
          </table:table-cell>
          <table:table-cell table:formula="of:=ROUND([.J79];4)*100 &amp;&quot;\%&quot;" office:value-type="string" office:string-value="58.9\%" calcext:value-type="string">
            <text:p>58.9\%</text:p>
          </table:table-cell>
          <table:table-cell table:formula="of:=ROUND([.K79];4)*100 &amp;&quot;\%&quot;" office:value-type="string" office:string-value="57.71\%" calcext:value-type="string">
            <text:p>57.71\%</text:p>
          </table:table-cell>
          <table:table-cell table:formula="of:=ROUND([.L79];4)*100 &amp;&quot;\%&quot;" office:value-type="string" office:string-value="58.48\%" calcext:value-type="string">
            <text:p>58.48\%</text:p>
          </table:table-cell>
          <table:table-cell table:formula="of:=ROUND([.M79];4)*100 &amp;&quot;\%&quot;" office:value-type="string" office:string-value="60.59\%" calcext:value-type="string">
            <text:p>60.59\%</text:p>
          </table:table-cell>
          <table:table-cell table:formula="of:=ROUND([.N79];4)*100 &amp;&quot;\%&quot;" office:value-type="string" office:string-value="47.18\%" calcext:value-type="string">
            <text:p>47.18\%</text:p>
          </table:table-cell>
          <table:table-cell table:formula="of:=ROUND([.O79];4)*100 &amp;&quot;\%&quot;" office:value-type="string" office:string-value="60.07\%" calcext:value-type="string">
            <text:p>60.07\%</text:p>
          </table:table-cell>
          <table:table-cell table:formula="of:=ROUND(AVERAGE([.B79:.O79]);4)*100&amp;&quot;\%&quot;" office:value-type="string" office:string-value="62.17\%" calcext:value-type="string">
            <text:p>62.17\%</text:p>
          </table:table-cell>
          <table:table-cell table:formula="of:=ROUND([.P79];4)*100 &amp;&quot;\%&quot;" office:value-type="string" office:string-value="45.33\%" calcext:value-type="string">
            <text:p>45.33\%</text:p>
          </table:table-cell>
          <table:table-cell table:style-name="ce2" table:formula="of:=&quot;\hline &quot;&amp;[.X79]&amp;&quot; &amp; &quot;&amp;[.Y79]&amp;&quot; &amp; &quot;&amp;[.Z79]&amp;&quot; &amp; &quot;&amp;[.AA79]&amp;&quot; &amp; &quot;&amp;[.AB79]&amp;&quot; &amp; &quot;&amp;[.AC79]&amp;&quot; &amp; &quot;&amp;[.AD79]&amp;&quot; &amp; &quot;&amp;[.AE79]&amp;&quot; &amp; &quot;&amp;[.AF79]&amp;&quot; &amp; &quot;&amp;[.AG79]&amp;&quot; &amp; &quot;&amp;[.AH79]&amp;&quot; &amp; &quot;&amp;[.AI79]&amp;&quot; &amp; &quot;&amp;[.AJ79]&amp;&quot; &amp; &quot;&amp;[.AK79]&amp;&quot; &amp; &quot;&amp;[.AL79]&amp;&quot; &amp; &quot;&amp;[.AM79]&amp;&quot; \\&quot;" office:value-type="string" office:string-value="\hline 59.42\% &amp; 72.42\% &amp; 60.9\% &amp; 70.6\% &amp; 71.79\% &amp; 75.53\% &amp; 57.2\% &amp; 59.59\% &amp; 58.9\% &amp; 57.71\% &amp; 58.48\% &amp; 60.59\% &amp; 47.18\% &amp; 60.07\% &amp; 62.17\% &amp; 45.33\% \\" calcext:value-type="string">
            <text:p>\hline 59.42\% &amp; 72.42\% &amp; 60.9\% &amp; 70.6\% &amp; 71.79\% &amp; 75.53\% &amp; 57.2\% &amp; 59.59\% &amp; 58.9\% &amp; 57.71\% &amp; 58.48\% &amp; 60.59\% &amp; 47.18\% &amp; 60.07\% &amp; 62.17\% &amp; 45.33\% \\</text:p>
          </table:table-cell>
        </table:table-row>
        <table:table-row table:style-name="ro1">
          <table:table-cell office:value-type="string" calcext:value-type="string">
            <text:p>SemgHandGenderCh2</text:p>
          </table:table-cell>
          <table:table-cell table:style-name="ce5" office:value-type="float" office:value="0.938888888888889" calcext:value-type="float">
            <text:p>0.938888888888889</text:p>
          </table:table-cell>
          <table:table-cell table:style-name="ce6" office:value-type="float" office:value="0.969166666666667" calcext:value-type="float">
            <text:p>0.969166666666667</text:p>
          </table:table-cell>
          <table:table-cell table:style-name="ce6" office:value-type="float" office:value="0.923111111111111" calcext:value-type="float">
            <text:p>0.923111111111111</text:p>
          </table:table-cell>
          <table:table-cell table:style-name="ce6" office:value-type="float" office:value="0.884666666666667" calcext:value-type="float">
            <text:p>0.884666666666667</text:p>
          </table:table-cell>
          <table:table-cell table:style-name="ce6" office:value-type="float" office:value="0.932277777777778" calcext:value-type="float">
            <text:p>0.932277777777778</text:p>
          </table:table-cell>
          <table:table-cell table:style-name="ce6" office:value-type="float" office:value="0.808888888888889" calcext:value-type="float">
            <text:p>0.808888888888889</text:p>
          </table:table-cell>
          <table:table-cell table:style-name="ce6" office:value-type="float" office:value="0.963111111111111" calcext:value-type="float">
            <text:p>0.963111111111111</text:p>
          </table:table-cell>
          <table:table-cell table:style-name="ce6" office:value-type="float" office:value="0.781444444444445" calcext:value-type="float">
            <text:p>0.781444444444445</text:p>
          </table:table-cell>
          <table:table-cell table:style-name="ce6" office:value-type="float" office:value="0.885166666666667" calcext:value-type="float">
            <text:p>0.885166666666667</text:p>
          </table:table-cell>
          <table:table-cell table:style-name="ce6" office:value-type="float" office:value="0.879111111111111" calcext:value-type="float">
            <text:p>0.879111111111111</text:p>
          </table:table-cell>
          <table:table-cell table:style-name="ce6" office:value-type="float" office:value="0.887666666666667" calcext:value-type="float">
            <text:p>0.887666666666667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947388888888889" calcext:value-type="float">
            <text:p>0.947388888888889</text:p>
          </table:table-cell>
          <table:table-cell table:style-name="ce6" office:value-type="float" office:value="0.870611111111111" calcext:value-type="float">
            <text:p>0.870611111111111</text:p>
          </table:table-cell>
          <table:table-cell table:style-name="ce6" office:value-type="float" office:value="0.783333361148834" calcext:value-type="float">
            <text:p>0.783333361148834</text:p>
          </table:table-cell>
          <table:table-cell table:style-name="ce2" table:formula="of:=IF([.P80]; 1-[.P80]/MIN([.B80:.O80]); &quot;&quot;)" office:value-type="float" office:value="-0.00241721176446763" calcext:value-type="float">
            <text:p>-0.002417211764468</text:p>
          </table:table-cell>
          <table:table-cell table:formula="of:=IF([.P80]; 1-[.P80]/MAX([.B80:.O80]); &quot;&quot;)" office:value-type="float" office:value="0.191745457112123" calcext:value-type="float">
            <text:p>0.191745457112123</text:p>
          </table:table-cell>
          <table:table-cell table:formula="of:=IF([.P80]; 1-[.P80]/AVERAGE([.B80:.O80]); &quot;&quot;)" office:value-type="float" office:value="0.125569743963348" calcext:value-type="float">
            <text:p>0.125569743963348</text:p>
          </table:table-cell>
          <table:table-cell table:style-name="ce4" table:formula="of:=IF([.P80]&gt;MAX([.B80:.O80]); 1; IF([.P80]&gt;AVERAGE([.B80:.O80]); 2; IF([.P80]&gt;MIN([.B80:.O80]); 3; IF([.P80]&gt;MAX([.B80:.O80])*0.75; 4; 5))))" office:value-type="float" office:value="3" calcext:value-type="float">
            <text:p>3</text:p>
          </table:table-cell>
          <table:table-cell/>
          <table:table-cell office:value-type="float" office:value="0.708333313465118" calcext:value-type="float">
            <text:p>0.708333313465118</text:p>
          </table:table-cell>
          <table:table-cell/>
          <table:table-cell table:formula="of:=ROUND([.B80];4)*100 &amp;&quot;\%&quot;" office:value-type="string" office:string-value="93.89\%" calcext:value-type="string">
            <text:p>93.89\%</text:p>
          </table:table-cell>
          <table:table-cell table:formula="of:=ROUND([.C80];4)*100 &amp;&quot;\%&quot;" office:value-type="string" office:string-value="96.92\%" calcext:value-type="string">
            <text:p>96.92\%</text:p>
          </table:table-cell>
          <table:table-cell table:formula="of:=ROUND([.D80];4)*100 &amp;&quot;\%&quot;" office:value-type="string" office:string-value="92.31\%" calcext:value-type="string">
            <text:p>92.31\%</text:p>
          </table:table-cell>
          <table:table-cell table:formula="of:=ROUND([.E80];4)*100 &amp;&quot;\%&quot;" office:value-type="string" office:string-value="88.47\%" calcext:value-type="string">
            <text:p>88.47\%</text:p>
          </table:table-cell>
          <table:table-cell table:formula="of:=ROUND([.F80];4)*100 &amp;&quot;\%&quot;" office:value-type="string" office:string-value="93.23\%" calcext:value-type="string">
            <text:p>93.23\%</text:p>
          </table:table-cell>
          <table:table-cell table:formula="of:=ROUND([.G80];4)*100 &amp;&quot;\%&quot;" office:value-type="string" office:string-value="80.89\%" calcext:value-type="string">
            <text:p>80.89\%</text:p>
          </table:table-cell>
          <table:table-cell table:formula="of:=ROUND([.H80];4)*100 &amp;&quot;\%&quot;" office:value-type="string" office:string-value="96.31\%" calcext:value-type="string">
            <text:p>96.31\%</text:p>
          </table:table-cell>
          <table:table-cell table:formula="of:=ROUND([.I80];4)*100 &amp;&quot;\%&quot;" office:value-type="string" office:string-value="78.14\%" calcext:value-type="string">
            <text:p>78.14\%</text:p>
          </table:table-cell>
          <table:table-cell table:formula="of:=ROUND([.J80];4)*100 &amp;&quot;\%&quot;" office:value-type="string" office:string-value="88.52\%" calcext:value-type="string">
            <text:p>88.52\%</text:p>
          </table:table-cell>
          <table:table-cell table:formula="of:=ROUND([.K80];4)*100 &amp;&quot;\%&quot;" office:value-type="string" office:string-value="87.91\%" calcext:value-type="string">
            <text:p>87.91\%</text:p>
          </table:table-cell>
          <table:table-cell table:formula="of:=ROUND([.L80];4)*100 &amp;&quot;\%&quot;" office:value-type="string" office:string-value="88.77\%" calcext:value-type="string">
            <text:p>88.77\%</text:p>
          </table:table-cell>
          <table:table-cell table:formula="of:=ROUND([.M80];4)*100 &amp;&quot;\%&quot;" office:value-type="string" office:string-value="87\%" calcext:value-type="string">
            <text:p>87\%</text:p>
          </table:table-cell>
          <table:table-cell table:formula="of:=ROUND([.N80];4)*100 &amp;&quot;\%&quot;" office:value-type="string" office:string-value="94.74\%" calcext:value-type="string">
            <text:p>94.74\%</text:p>
          </table:table-cell>
          <table:table-cell table:formula="of:=ROUND([.O80];4)*100 &amp;&quot;\%&quot;" office:value-type="string" office:string-value="87.06\%" calcext:value-type="string">
            <text:p>87.06\%</text:p>
          </table:table-cell>
          <table:table-cell table:formula="of:=ROUND(AVERAGE([.B80:.O80]);4)*100&amp;&quot;\%&quot;" office:value-type="string" office:string-value="89.58\%" calcext:value-type="string">
            <text:p>89.58\%</text:p>
          </table:table-cell>
          <table:table-cell table:formula="of:=ROUND([.P80];4)*100 &amp;&quot;\%&quot;" office:value-type="string" office:string-value="78.33\%" calcext:value-type="string">
            <text:p>78.33\%</text:p>
          </table:table-cell>
          <table:table-cell table:style-name="ce2" table:formula="of:=&quot;\hline &quot;&amp;[.X80]&amp;&quot; &amp; &quot;&amp;[.Y80]&amp;&quot; &amp; &quot;&amp;[.Z80]&amp;&quot; &amp; &quot;&amp;[.AA80]&amp;&quot; &amp; &quot;&amp;[.AB80]&amp;&quot; &amp; &quot;&amp;[.AC80]&amp;&quot; &amp; &quot;&amp;[.AD80]&amp;&quot; &amp; &quot;&amp;[.AE80]&amp;&quot; &amp; &quot;&amp;[.AF80]&amp;&quot; &amp; &quot;&amp;[.AG80]&amp;&quot; &amp; &quot;&amp;[.AH80]&amp;&quot; &amp; &quot;&amp;[.AI80]&amp;&quot; &amp; &quot;&amp;[.AJ80]&amp;&quot; &amp; &quot;&amp;[.AK80]&amp;&quot; &amp; &quot;&amp;[.AL80]&amp;&quot; &amp; &quot;&amp;[.AM80]&amp;&quot; \\&quot;" office:value-type="string" office:string-value="\hline 93.89\% &amp; 96.92\% &amp; 92.31\% &amp; 88.47\% &amp; 93.23\% &amp; 80.89\% &amp; 96.31\% &amp; 78.14\% &amp; 88.52\% &amp; 87.91\% &amp; 88.77\% &amp; 87\% &amp; 94.74\% &amp; 87.06\% &amp; 89.58\% &amp; 78.33\% \\" calcext:value-type="string">
            <text:p>\hline 93.89\% &amp; 96.92\% &amp; 92.31\% &amp; 88.47\% &amp; 93.23\% &amp; 80.89\% &amp; 96.31\% &amp; 78.14\% &amp; 88.52\% &amp; 87.91\% &amp; 88.77\% &amp; 87\% &amp; 94.74\% &amp; 87.06\% &amp; 89.58\% &amp; 78.33\% \\</text:p>
          </table:table-cell>
        </table:table-row>
        <table:table-row table:style-name="ro1">
          <table:table-cell office:value-type="string" calcext:value-type="string">
            <text:p>SemgHandMovementCh2</text:p>
          </table:table-cell>
          <table:table-cell table:style-name="ce5" office:value-type="float" office:value="0.884962962962963" calcext:value-type="float">
            <text:p>0.884962962962963</text:p>
          </table:table-cell>
          <table:table-cell table:style-name="ce6" office:value-type="float" office:value="0.888962962962963" calcext:value-type="float">
            <text:p>0.888962962962963</text:p>
          </table:table-cell>
          <table:table-cell table:style-name="ce6" office:value-type="float" office:value="0.652592592592592" calcext:value-type="float">
            <text:p>0.652592592592592</text:p>
          </table:table-cell>
          <table:table-cell table:style-name="ce6" office:value-type="float" office:value="0.551555555555556" calcext:value-type="float">
            <text:p>0.551555555555556</text:p>
          </table:table-cell>
          <table:table-cell table:style-name="ce6" office:value-type="float" office:value="0.788296296296296" calcext:value-type="float">
            <text:p>0.788296296296296</text:p>
          </table:table-cell>
          <table:table-cell table:style-name="ce6" office:value-type="float" office:value="0.420962962962963" calcext:value-type="float">
            <text:p>0.420962962962963</text:p>
          </table:table-cell>
          <table:table-cell table:style-name="ce6" office:value-type="float" office:value="0.890888888888889" calcext:value-type="float">
            <text:p>0.890888888888889</text:p>
          </table:table-cell>
          <table:table-cell table:style-name="ce6" office:value-type="float" office:value="0.460296296296296" calcext:value-type="float">
            <text:p>0.460296296296296</text:p>
          </table:table-cell>
          <table:table-cell table:style-name="ce6" office:value-type="float" office:value="0.681777777777778" calcext:value-type="float">
            <text:p>0.681777777777778</text:p>
          </table:table-cell>
          <table:table-cell table:style-name="ce6" office:value-type="float" office:value="0.692148148148148" calcext:value-type="float">
            <text:p>0.692148148148148</text:p>
          </table:table-cell>
          <table:table-cell table:style-name="ce6" office:value-type="float" office:value="0.664888888888889" calcext:value-type="float">
            <text:p>0.664888888888889</text:p>
          </table:table-cell>
          <table:table-cell table:style-name="ce6" office:value-type="float" office:value="0.724" calcext:value-type="float">
            <text:p>0.724</text:p>
          </table:table-cell>
          <table:table-cell table:style-name="ce6" office:value-type="float" office:value="0.864148148148148" calcext:value-type="float">
            <text:p>0.864148148148148</text:p>
          </table:table-cell>
          <table:table-cell table:style-name="ce6" office:value-type="float" office:value="0.682518518518519" calcext:value-type="float">
            <text:p>0.682518518518519</text:p>
          </table:table-cell>
          <table:table-cell table:style-name="ce6" office:value-type="float" office:value="0.446666657924652" calcext:value-type="float">
            <text:p>0.446666657924652</text:p>
          </table:table-cell>
          <table:table-cell table:style-name="ce2" table:formula="of:=IF([.P81]; 1-[.P81]/MIN([.B81:.O81]); &quot;&quot;)" office:value-type="float" office:value="-0.0610592788989621" calcext:value-type="float">
            <text:p>-0.061059278898962</text:p>
          </table:table-cell>
          <table:table-cell table:formula="of:=IF([.P81]; 1-[.P81]/MAX([.B81:.O81]); &quot;&quot;)" office:value-type="float" office:value="0.498628096617377" calcext:value-type="float">
            <text:p>0.498628096617377</text:p>
          </table:table-cell>
          <table:table-cell table:formula="of:=IF([.P81]; 1-[.P81]/AVERAGE([.B81:.O81]); &quot;&quot;)" office:value-type="float" office:value="0.36501490546861" calcext:value-type="float">
            <text:p>0.36501490546861</text:p>
          </table:table-cell>
          <table:table-cell table:style-name="ce4" table:formula="of:=IF([.P81]&gt;MAX([.B81:.O81]); 1; IF([.P81]&gt;AVERAGE([.B81:.O81]); 2; IF([.P81]&gt;MIN([.B81:.O81]); 3; IF([.P81]&gt;MAX([.B81:.O81])*0.75; 4; 5))))" office:value-type="float" office:value="3" calcext:value-type="float">
            <text:p>3</text:p>
          </table:table-cell>
          <table:table-cell/>
          <table:table-cell office:value-type="float" office:value="0.355555564165115" calcext:value-type="float">
            <text:p>0.355555564165115</text:p>
          </table:table-cell>
          <table:table-cell/>
          <table:table-cell table:formula="of:=ROUND([.B81];4)*100 &amp;&quot;\%&quot;" office:value-type="string" office:string-value="88.5\%" calcext:value-type="string">
            <text:p>88.5\%</text:p>
          </table:table-cell>
          <table:table-cell table:formula="of:=ROUND([.C81];4)*100 &amp;&quot;\%&quot;" office:value-type="string" office:string-value="88.9\%" calcext:value-type="string">
            <text:p>88.9\%</text:p>
          </table:table-cell>
          <table:table-cell table:formula="of:=ROUND([.D81];4)*100 &amp;&quot;\%&quot;" office:value-type="string" office:string-value="65.26\%" calcext:value-type="string">
            <text:p>65.26\%</text:p>
          </table:table-cell>
          <table:table-cell table:formula="of:=ROUND([.E81];4)*100 &amp;&quot;\%&quot;" office:value-type="string" office:string-value="55.16\%" calcext:value-type="string">
            <text:p>55.16\%</text:p>
          </table:table-cell>
          <table:table-cell table:formula="of:=ROUND([.F81];4)*100 &amp;&quot;\%&quot;" office:value-type="string" office:string-value="78.83\%" calcext:value-type="string">
            <text:p>78.83\%</text:p>
          </table:table-cell>
          <table:table-cell table:formula="of:=ROUND([.G81];4)*100 &amp;&quot;\%&quot;" office:value-type="string" office:string-value="42.1\%" calcext:value-type="string">
            <text:p>42.1\%</text:p>
          </table:table-cell>
          <table:table-cell table:formula="of:=ROUND([.H81];4)*100 &amp;&quot;\%&quot;" office:value-type="string" office:string-value="89.09\%" calcext:value-type="string">
            <text:p>89.09\%</text:p>
          </table:table-cell>
          <table:table-cell table:formula="of:=ROUND([.I81];4)*100 &amp;&quot;\%&quot;" office:value-type="string" office:string-value="46.03\%" calcext:value-type="string">
            <text:p>46.03\%</text:p>
          </table:table-cell>
          <table:table-cell table:formula="of:=ROUND([.J81];4)*100 &amp;&quot;\%&quot;" office:value-type="string" office:string-value="68.18\%" calcext:value-type="string">
            <text:p>68.18\%</text:p>
          </table:table-cell>
          <table:table-cell table:formula="of:=ROUND([.K81];4)*100 &amp;&quot;\%&quot;" office:value-type="string" office:string-value="69.21\%" calcext:value-type="string">
            <text:p>69.21\%</text:p>
          </table:table-cell>
          <table:table-cell table:formula="of:=ROUND([.L81];4)*100 &amp;&quot;\%&quot;" office:value-type="string" office:string-value="66.49\%" calcext:value-type="string">
            <text:p>66.49\%</text:p>
          </table:table-cell>
          <table:table-cell table:formula="of:=ROUND([.M81];4)*100 &amp;&quot;\%&quot;" office:value-type="string" office:string-value="72.4\%" calcext:value-type="string">
            <text:p>72.4\%</text:p>
          </table:table-cell>
          <table:table-cell table:formula="of:=ROUND([.N81];4)*100 &amp;&quot;\%&quot;" office:value-type="string" office:string-value="86.41\%" calcext:value-type="string">
            <text:p>86.41\%</text:p>
          </table:table-cell>
          <table:table-cell table:formula="of:=ROUND([.O81];4)*100 &amp;&quot;\%&quot;" office:value-type="string" office:string-value="68.25\%" calcext:value-type="string">
            <text:p>68.25\%</text:p>
          </table:table-cell>
          <table:table-cell table:formula="of:=ROUND(AVERAGE([.B81:.O81]);4)*100&amp;&quot;\%&quot;" office:value-type="string" office:string-value="70.34\%" calcext:value-type="string">
            <text:p>70.34\%</text:p>
          </table:table-cell>
          <table:table-cell table:formula="of:=ROUND([.P81];4)*100 &amp;&quot;\%&quot;" office:value-type="string" office:string-value="44.67\%" calcext:value-type="string">
            <text:p>44.67\%</text:p>
          </table:table-cell>
          <table:table-cell table:style-name="ce2" table:formula="of:=&quot;\hline &quot;&amp;[.X81]&amp;&quot; &amp; &quot;&amp;[.Y81]&amp;&quot; &amp; &quot;&amp;[.Z81]&amp;&quot; &amp; &quot;&amp;[.AA81]&amp;&quot; &amp; &quot;&amp;[.AB81]&amp;&quot; &amp; &quot;&amp;[.AC81]&amp;&quot; &amp; &quot;&amp;[.AD81]&amp;&quot; &amp; &quot;&amp;[.AE81]&amp;&quot; &amp; &quot;&amp;[.AF81]&amp;&quot; &amp; &quot;&amp;[.AG81]&amp;&quot; &amp; &quot;&amp;[.AH81]&amp;&quot; &amp; &quot;&amp;[.AI81]&amp;&quot; &amp; &quot;&amp;[.AJ81]&amp;&quot; &amp; &quot;&amp;[.AK81]&amp;&quot; &amp; &quot;&amp;[.AL81]&amp;&quot; &amp; &quot;&amp;[.AM81]&amp;&quot; \\&quot;" office:value-type="string" office:string-value="\hline 88.5\% &amp; 88.9\% &amp; 65.26\% &amp; 55.16\% &amp; 78.83\% &amp; 42.1\% &amp; 89.09\% &amp; 46.03\% &amp; 68.18\% &amp; 69.21\% &amp; 66.49\% &amp; 72.4\% &amp; 86.41\% &amp; 68.25\% &amp; 70.34\% &amp; 44.67\% \\" calcext:value-type="string">
            <text:p>\hline 88.5\% &amp; 88.9\% &amp; 65.26\% &amp; 55.16\% &amp; 78.83\% &amp; 42.1\% &amp; 89.09\% &amp; 46.03\% &amp; 68.18\% &amp; 69.21\% &amp; 66.49\% &amp; 72.4\% &amp; 86.41\% &amp; 68.25\% &amp; 70.34\% &amp; 44.67\% \\</text:p>
          </table:table-cell>
        </table:table-row>
        <table:table-row table:style-name="ro1">
          <table:table-cell office:value-type="string" calcext:value-type="string">
            <text:p>SemgHandSubjectCh2</text:p>
          </table:table-cell>
          <table:table-cell table:style-name="ce5" office:value-type="float" office:value="0.933111111111111" calcext:value-type="float">
            <text:p>0.933111111111111</text:p>
          </table:table-cell>
          <table:table-cell table:style-name="ce6" office:value-type="float" office:value="0.950592592592593" calcext:value-type="float">
            <text:p>0.950592592592593</text:p>
          </table:table-cell>
          <table:table-cell table:style-name="ce6" office:value-type="float" office:value="0.911851851851852" calcext:value-type="float">
            <text:p>0.911851851851852</text:p>
          </table:table-cell>
          <table:table-cell table:style-name="ce6" office:value-type="float" office:value="0.762888888888889" calcext:value-type="float">
            <text:p>0.762888888888889</text:p>
          </table:table-cell>
          <table:table-cell table:style-name="ce6" office:value-type="float" office:value="0.913333333333333" calcext:value-type="float">
            <text:p>0.913333333333333</text:p>
          </table:table-cell>
          <table:table-cell table:style-name="ce6" office:value-type="float" office:value="0.554740740740741" calcext:value-type="float">
            <text:p>0.554740740740741</text:p>
          </table:table-cell>
          <table:table-cell table:style-name="ce6" office:value-type="float" office:value="0.938074074074074" calcext:value-type="float">
            <text:p>0.938074074074074</text:p>
          </table:table-cell>
          <table:table-cell table:style-name="ce6" office:value-type="float" office:value="0.793481481481482" calcext:value-type="float">
            <text:p>0.793481481481482</text:p>
          </table:table-cell>
          <table:table-cell table:style-name="ce6" office:value-type="float" office:value="0.842740740740741" calcext:value-type="float">
            <text:p>0.842740740740741</text:p>
          </table:table-cell>
          <table:table-cell table:style-name="ce6" office:value-type="float" office:value="0.845407407407407" calcext:value-type="float">
            <text:p>0.845407407407407</text:p>
          </table:table-cell>
          <table:table-cell table:style-name="ce6" office:value-type="float" office:value="0.835111111111111" calcext:value-type="float">
            <text:p>0.835111111111111</text:p>
          </table:table-cell>
          <table:table-cell table:style-name="ce6" office:value-type="float" office:value="0.824148148148148" calcext:value-type="float">
            <text:p>0.824148148148148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848740740740741" calcext:value-type="float">
            <text:p>0.848740740740741</text:p>
          </table:table-cell>
          <table:table-cell table:style-name="ce6" office:value-type="float" office:value="0.706666648387909" calcext:value-type="float">
            <text:p>0.706666648387909</text:p>
          </table:table-cell>
          <table:table-cell table:style-name="ce2" table:formula="of:=IF([.P82]; 1-[.P82]/MIN([.B82:.O82]); &quot;&quot;)" office:value-type="float" office:value="-0.273868307282249" calcext:value-type="float">
            <text:p>-0.273868307282249</text:p>
          </table:table-cell>
          <table:table-cell table:formula="of:=IF([.P82]; 1-[.P82]/MAX([.B82:.O82]); &quot;&quot;)" office:value-type="float" office:value="0.256604086866924" calcext:value-type="float">
            <text:p>0.256604086866924</text:p>
          </table:table-cell>
          <table:table-cell table:formula="of:=IF([.P82]; 1-[.P82]/AVERAGE([.B82:.O82]); &quot;&quot;)" office:value-type="float" office:value="0.166541881675186" calcext:value-type="float">
            <text:p>0.166541881675186</text:p>
          </table:table-cell>
          <table:table-cell table:style-name="ce4" table:formula="of:=IF([.P82]&gt;MAX([.B82:.O82]); 1; IF([.P82]&gt;AVERAGE([.B82:.O82]); 2; IF([.P82]&gt;MIN([.B82:.O82]); 3; IF([.P82]&gt;MAX([.B82:.O82])*0.75; 4; 5))))" office:value-type="float" office:value="3" calcext:value-type="float">
            <text:p>3</text:p>
          </table:table-cell>
          <table:table-cell/>
          <table:table-cell office:value-type="float" office:value="0.551111102104187" calcext:value-type="float">
            <text:p>0.551111102104187</text:p>
          </table:table-cell>
          <table:table-cell/>
          <table:table-cell table:formula="of:=ROUND([.B82];4)*100 &amp;&quot;\%&quot;" office:value-type="string" office:string-value="93.31\%" calcext:value-type="string">
            <text:p>93.31\%</text:p>
          </table:table-cell>
          <table:table-cell table:formula="of:=ROUND([.C82];4)*100 &amp;&quot;\%&quot;" office:value-type="string" office:string-value="95.06\%" calcext:value-type="string">
            <text:p>95.06\%</text:p>
          </table:table-cell>
          <table:table-cell table:formula="of:=ROUND([.D82];4)*100 &amp;&quot;\%&quot;" office:value-type="string" office:string-value="91.19\%" calcext:value-type="string">
            <text:p>91.19\%</text:p>
          </table:table-cell>
          <table:table-cell table:formula="of:=ROUND([.E82];4)*100 &amp;&quot;\%&quot;" office:value-type="string" office:string-value="76.29\%" calcext:value-type="string">
            <text:p>76.29\%</text:p>
          </table:table-cell>
          <table:table-cell table:formula="of:=ROUND([.F82];4)*100 &amp;&quot;\%&quot;" office:value-type="string" office:string-value="91.33\%" calcext:value-type="string">
            <text:p>91.33\%</text:p>
          </table:table-cell>
          <table:table-cell table:formula="of:=ROUND([.G82];4)*100 &amp;&quot;\%&quot;" office:value-type="string" office:string-value="55.47\%" calcext:value-type="string">
            <text:p>55.47\%</text:p>
          </table:table-cell>
          <table:table-cell table:formula="of:=ROUND([.H82];4)*100 &amp;&quot;\%&quot;" office:value-type="string" office:string-value="93.81\%" calcext:value-type="string">
            <text:p>93.81\%</text:p>
          </table:table-cell>
          <table:table-cell table:formula="of:=ROUND([.I82];4)*100 &amp;&quot;\%&quot;" office:value-type="string" office:string-value="79.35\%" calcext:value-type="string">
            <text:p>79.35\%</text:p>
          </table:table-cell>
          <table:table-cell table:formula="of:=ROUND([.J82];4)*100 &amp;&quot;\%&quot;" office:value-type="string" office:string-value="84.27\%" calcext:value-type="string">
            <text:p>84.27\%</text:p>
          </table:table-cell>
          <table:table-cell table:formula="of:=ROUND([.K82];4)*100 &amp;&quot;\%&quot;" office:value-type="string" office:string-value="84.54\%" calcext:value-type="string">
            <text:p>84.54\%</text:p>
          </table:table-cell>
          <table:table-cell table:formula="of:=ROUND([.L82];4)*100 &amp;&quot;\%&quot;" office:value-type="string" office:string-value="83.51\%" calcext:value-type="string">
            <text:p>83.51\%</text:p>
          </table:table-cell>
          <table:table-cell table:formula="of:=ROUND([.M82];4)*100 &amp;&quot;\%&quot;" office:value-type="string" office:string-value="82.41\%" calcext:value-type="string">
            <text:p>82.41\%</text:p>
          </table:table-cell>
          <table:table-cell table:formula="of:=ROUND([.N82];4)*100 &amp;&quot;\%&quot;" office:value-type="string" office:string-value="91.6\%" calcext:value-type="string">
            <text:p>91.6\%</text:p>
          </table:table-cell>
          <table:table-cell table:formula="of:=ROUND([.O82];4)*100 &amp;&quot;\%&quot;" office:value-type="string" office:string-value="84.87\%" calcext:value-type="string">
            <text:p>84.87\%</text:p>
          </table:table-cell>
          <table:table-cell table:formula="of:=ROUND(AVERAGE([.B82:.O82]);4)*100&amp;&quot;\%&quot;" office:value-type="string" office:string-value="84.79\%" calcext:value-type="string">
            <text:p>84.79\%</text:p>
          </table:table-cell>
          <table:table-cell table:formula="of:=ROUND([.P82];4)*100 &amp;&quot;\%&quot;" office:value-type="string" office:string-value="70.67\%" calcext:value-type="string">
            <text:p>70.67\%</text:p>
          </table:table-cell>
          <table:table-cell table:style-name="ce2" table:formula="of:=&quot;\hline &quot;&amp;[.X82]&amp;&quot; &amp; &quot;&amp;[.Y82]&amp;&quot; &amp; &quot;&amp;[.Z82]&amp;&quot; &amp; &quot;&amp;[.AA82]&amp;&quot; &amp; &quot;&amp;[.AB82]&amp;&quot; &amp; &quot;&amp;[.AC82]&amp;&quot; &amp; &quot;&amp;[.AD82]&amp;&quot; &amp; &quot;&amp;[.AE82]&amp;&quot; &amp; &quot;&amp;[.AF82]&amp;&quot; &amp; &quot;&amp;[.AG82]&amp;&quot; &amp; &quot;&amp;[.AH82]&amp;&quot; &amp; &quot;&amp;[.AI82]&amp;&quot; &amp; &quot;&amp;[.AJ82]&amp;&quot; &amp; &quot;&amp;[.AK82]&amp;&quot; &amp; &quot;&amp;[.AL82]&amp;&quot; &amp; &quot;&amp;[.AM82]&amp;&quot; \\&quot;" office:value-type="string" office:string-value="\hline 93.31\% &amp; 95.06\% &amp; 91.19\% &amp; 76.29\% &amp; 91.33\% &amp; 55.47\% &amp; 93.81\% &amp; 79.35\% &amp; 84.27\% &amp; 84.54\% &amp; 83.51\% &amp; 82.41\% &amp; 91.6\% &amp; 84.87\% &amp; 84.79\% &amp; 70.67\% \\" calcext:value-type="string">
            <text:p>\hline 93.31\% &amp; 95.06\% &amp; 91.19\% &amp; 76.29\% &amp; 91.33\% &amp; 55.47\% &amp; 93.81\% &amp; 79.35\% &amp; 84.27\% &amp; 84.54\% &amp; 83.51\% &amp; 82.41\% &amp; 91.6\% &amp; 84.87\% &amp; 84.79\% &amp; 70.67\% \\</text:p>
          </table:table-cell>
        </table:table-row>
        <table:table-row table:style-name="ro1">
          <table:table-cell office:value-type="string" calcext:value-type="string">
            <text:p>ShapeletSim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8148148148148" calcext:value-type="float">
            <text:p>0.998148148148148</text:p>
          </table:table-cell>
          <table:table-cell table:style-name="ce6" office:value-type="float" office:value="0.923518518518518" calcext:value-type="float">
            <text:p>0.923518518518518</text:p>
          </table:table-cell>
          <table:table-cell table:style-name="ce6" office:value-type="float" office:value="0.99962962962963" calcext:value-type="float">
            <text:p>0.99962962962963</text:p>
          </table:table-cell>
          <table:table-cell table:style-name="ce6" office:value-type="float" office:value="0.727222222222222" calcext:value-type="float">
            <text:p>0.727222222222222</text:p>
          </table:table-cell>
          <table:table-cell table:style-name="ce6" office:value-type="float" office:value="0.789259259259259" calcext:value-type="float">
            <text:p>0.789259259259259</text:p>
          </table:table-cell>
          <table:table-cell table:style-name="ce6" office:value-type="float" office:value="0.997407407407408" calcext:value-type="float">
            <text:p>0.9974074074074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85185185185185" calcext:value-type="float">
            <text:p>0.9851851851851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67592592592593" calcext:value-type="float">
            <text:p>0.767592592592593</text:p>
          </table:table-cell>
          <table:table-cell table:style-name="ce6" office:value-type="float" office:value="0.513703703703704" calcext:value-type="float">
            <text:p>0.513703703703704</text:p>
          </table:table-cell>
          <table:table-cell table:style-name="ce6" office:value-type="float" office:value="0.993703703703704" calcext:value-type="float">
            <text:p>0.993703703703704</text:p>
          </table:table-cell>
          <table:table-cell table:style-name="ce6" office:value-type="float" office:value="0.522222220897675" calcext:value-type="float">
            <text:p>0.522222220897675</text:p>
          </table:table-cell>
          <table:table-cell table:style-name="ce2" table:formula="of:=IF([.P83]; 1-[.P83]/MIN([.B83:.O83]); &quot;&quot;)" office:value-type="float" office:value="-0.0165825496926617" calcext:value-type="float">
            <text:p>-0.016582549692662</text:p>
          </table:table-cell>
          <table:table-cell table:formula="of:=IF([.P83]; 1-[.P83]/MAX([.B83:.O83]); &quot;&quot;)" office:value-type="float" office:value="0.477777779102325" calcext:value-type="float">
            <text:p>0.477777779102325</text:p>
          </table:table-cell>
          <table:table-cell table:formula="of:=IF([.P83]; 1-[.P83]/AVERAGE([.B83:.O83]); &quot;&quot;)" office:value-type="float" office:value="0.424112028300427" calcext:value-type="float">
            <text:p>0.424112028300427</text:p>
          </table:table-cell>
          <table:table-cell table:style-name="ce4" table:formula="of:=IF([.P83]&gt;MAX([.B83:.O83]); 1; IF([.P83]&gt;AVERAGE([.B83:.O83]); 2; IF([.P83]&gt;MIN([.B83:.O83]); 3; IF([.P83]&gt;MAX([.B83:.O83])*0.75; 4; 5))))" office:value-type="float" office:value="3" calcext:value-type="float">
            <text:p>3</text:p>
          </table:table-cell>
          <table:table-cell/>
          <table:table-cell office:value-type="float" office:value="0.533333361148834" calcext:value-type="float">
            <text:p>0.533333361148834</text:p>
          </table:table-cell>
          <table:table-cell/>
          <table:table-cell table:formula="of:=ROUND([.B83];4)*100 &amp;&quot;\%&quot;" office:value-type="string" office:string-value="100\%" calcext:value-type="string">
            <text:p>100\%</text:p>
          </table:table-cell>
          <table:table-cell table:formula="of:=ROUND([.C83];4)*100 &amp;&quot;\%&quot;" office:value-type="string" office:string-value="100\%" calcext:value-type="string">
            <text:p>100\%</text:p>
          </table:table-cell>
          <table:table-cell table:formula="of:=ROUND([.D83];4)*100 &amp;&quot;\%&quot;" office:value-type="string" office:string-value="99.81\%" calcext:value-type="string">
            <text:p>99.81\%</text:p>
          </table:table-cell>
          <table:table-cell table:formula="of:=ROUND([.E83];4)*100 &amp;&quot;\%&quot;" office:value-type="string" office:string-value="92.35\%" calcext:value-type="string">
            <text:p>92.35\%</text:p>
          </table:table-cell>
          <table:table-cell table:formula="of:=ROUND([.F83];4)*100 &amp;&quot;\%&quot;" office:value-type="string" office:string-value="99.96\%" calcext:value-type="string">
            <text:p>99.96\%</text:p>
          </table:table-cell>
          <table:table-cell table:formula="of:=ROUND([.G83];4)*100 &amp;&quot;\%&quot;" office:value-type="string" office:string-value="72.72\%" calcext:value-type="string">
            <text:p>72.72\%</text:p>
          </table:table-cell>
          <table:table-cell table:formula="of:=ROUND([.H83];4)*100 &amp;&quot;\%&quot;" office:value-type="string" office:string-value="78.93\%" calcext:value-type="string">
            <text:p>78.93\%</text:p>
          </table:table-cell>
          <table:table-cell table:formula="of:=ROUND([.I83];4)*100 &amp;&quot;\%&quot;" office:value-type="string" office:string-value="99.74\%" calcext:value-type="string">
            <text:p>99.74\%</text:p>
          </table:table-cell>
          <table:table-cell table:formula="of:=ROUND([.J83];4)*100 &amp;&quot;\%&quot;" office:value-type="string" office:string-value="100\%" calcext:value-type="string">
            <text:p>100\%</text:p>
          </table:table-cell>
          <table:table-cell table:formula="of:=ROUND([.K83];4)*100 &amp;&quot;\%&quot;" office:value-type="string" office:string-value="98.52\%" calcext:value-type="string">
            <text:p>98.52\%</text:p>
          </table:table-cell>
          <table:table-cell table:formula="of:=ROUND([.L83];4)*100 &amp;&quot;\%&quot;" office:value-type="string" office:string-value="100\%" calcext:value-type="string">
            <text:p>100\%</text:p>
          </table:table-cell>
          <table:table-cell table:formula="of:=ROUND([.M83];4)*100 &amp;&quot;\%&quot;" office:value-type="string" office:string-value="76.76\%" calcext:value-type="string">
            <text:p>76.76\%</text:p>
          </table:table-cell>
          <table:table-cell table:formula="of:=ROUND([.N83];4)*100 &amp;&quot;\%&quot;" office:value-type="string" office:string-value="51.37\%" calcext:value-type="string">
            <text:p>51.37\%</text:p>
          </table:table-cell>
          <table:table-cell table:formula="of:=ROUND([.O83];4)*100 &amp;&quot;\%&quot;" office:value-type="string" office:string-value="99.37\%" calcext:value-type="string">
            <text:p>99.37\%</text:p>
          </table:table-cell>
          <table:table-cell table:formula="of:=ROUND(AVERAGE([.B83:.O83]);4)*100&amp;&quot;\%&quot;" office:value-type="string" office:string-value="90.68\%" calcext:value-type="string">
            <text:p>90.68\%</text:p>
          </table:table-cell>
          <table:table-cell table:formula="of:=ROUND([.P83];4)*100 &amp;&quot;\%&quot;" office:value-type="string" office:string-value="52.22\%" calcext:value-type="string">
            <text:p>52.22\%</text:p>
          </table:table-cell>
          <table:table-cell table:style-name="ce2" table:formula="of:=&quot;\hline &quot;&amp;[.X83]&amp;&quot; &amp; &quot;&amp;[.Y83]&amp;&quot; &amp; &quot;&amp;[.Z83]&amp;&quot; &amp; &quot;&amp;[.AA83]&amp;&quot; &amp; &quot;&amp;[.AB83]&amp;&quot; &amp; &quot;&amp;[.AC83]&amp;&quot; &amp; &quot;&amp;[.AD83]&amp;&quot; &amp; &quot;&amp;[.AE83]&amp;&quot; &amp; &quot;&amp;[.AF83]&amp;&quot; &amp; &quot;&amp;[.AG83]&amp;&quot; &amp; &quot;&amp;[.AH83]&amp;&quot; &amp; &quot;&amp;[.AI83]&amp;&quot; &amp; &quot;&amp;[.AJ83]&amp;&quot; &amp; &quot;&amp;[.AK83]&amp;&quot; &amp; &quot;&amp;[.AL83]&amp;&quot; &amp; &quot;&amp;[.AM83]&amp;&quot; \\&quot;" office:value-type="string" office:string-value="\hline 100\% &amp; 100\% &amp; 99.81\% &amp; 92.35\% &amp; 99.96\% &amp; 72.72\% &amp; 78.93\% &amp; 99.74\% &amp; 100\% &amp; 98.52\% &amp; 100\% &amp; 76.76\% &amp; 51.37\% &amp; 99.37\% &amp; 90.68\% &amp; 52.22\% \\" calcext:value-type="string">
            <text:p>\hline 100\% &amp; 100\% &amp; 99.81\% &amp; 92.35\% &amp; 99.96\% &amp; 72.72\% &amp; 78.93\% &amp; 99.74\% &amp; 100\% &amp; 98.52\% &amp; 100\% &amp; 76.76\% &amp; 51.37\% &amp; 99.37\% &amp; 90.68\% &amp; 52.22\% \\</text:p>
          </table:table-cell>
        </table:table-row>
        <table:table-row table:style-name="ro1">
          <table:table-cell office:value-type="string" calcext:value-type="string">
            <text:p>ShapesAll</text:p>
          </table:table-cell>
          <table:table-cell table:style-name="ce5" office:value-type="float" office:value="0.941055555555555" calcext:value-type="float">
            <text:p>0.941055555555555</text:p>
          </table:table-cell>
          <table:table-cell table:style-name="ce6" office:value-type="float" office:value="0.931277777777778" calcext:value-type="float">
            <text:p>0.931277777777778</text:p>
          </table:table-cell>
          <table:table-cell table:style-name="ce6" office:value-type="float" office:value="0.923222222222222" calcext:value-type="float">
            <text:p>0.923222222222222</text:p>
          </table:table-cell>
          <table:table-cell table:style-name="ce6" office:value-type="float" office:value="0.938055555555555" calcext:value-type="float">
            <text:p>0.938055555555555</text:p>
          </table:table-cell>
          <table:table-cell table:style-name="ce6" office:value-type="float" office:value="0.865333333333333" calcext:value-type="float">
            <text:p>0.865333333333333</text:p>
          </table:table-cell>
          <table:table-cell table:style-name="ce6" office:value-type="float" office:value="0.933055555555556" calcext:value-type="float">
            <text:p>0.933055555555556</text:p>
          </table:table-cell>
          <table:table-cell table:style-name="ce6" office:value-type="float" office:value="0.890055555555556" calcext:value-type="float">
            <text:p>0.890055555555556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920444444444444" calcext:value-type="float">
            <text:p>0.920444444444444</text:p>
          </table:table-cell>
          <table:table-cell table:style-name="ce6" office:value-type="float" office:value="0.904055555555556" calcext:value-type="float">
            <text:p>0.904055555555556</text:p>
          </table:table-cell>
          <table:table-cell table:style-name="ce6" office:value-type="float" office:value="0.9085" calcext:value-type="float">
            <text:p>0.9085</text:p>
          </table:table-cell>
          <table:table-cell table:style-name="ce6" office:value-type="float" office:value="0.850055555555555" calcext:value-type="float">
            <text:p>0.850055555555555</text:p>
          </table:table-cell>
          <table:table-cell table:style-name="ce6" office:value-type="float" office:value="0.804277777777778" calcext:value-type="float">
            <text:p>0.804277777777778</text:p>
          </table:table-cell>
          <table:table-cell table:style-name="ce6" office:value-type="float" office:value="0.829333333333333" calcext:value-type="float">
            <text:p>0.829333333333333</text:p>
          </table:table-cell>
          <table:table-cell table:style-name="ce6" office:value-type="float" office:value="0.736666679382324" calcext:value-type="float">
            <text:p>0.736666679382324</text:p>
          </table:table-cell>
          <table:table-cell table:style-name="ce2" table:formula="of:=IF([.P84]; 1-[.P84]/MIN([.B84:.O84]); &quot;&quot;)" office:value-type="float" office:value="0.0840643621688313" calcext:value-type="float">
            <text:p>0.084064362168831</text:p>
          </table:table-cell>
          <table:table-cell table:formula="of:=IF([.P84]; 1-[.P84]/MAX([.B84:.O84]); &quot;&quot;)" office:value-type="float" office:value="0.217191083955261" calcext:value-type="float">
            <text:p>0.217191083955261</text:p>
          </table:table-cell>
          <table:table-cell table:formula="of:=IF([.P84]; 1-[.P84]/AVERAGE([.B84:.O84]); &quot;&quot;)" office:value-type="float" office:value="0.178529534241894" calcext:value-type="float">
            <text:p>0.178529534241894</text:p>
          </table:table-cell>
          <table:table-cell table:style-name="ce4" table:formula="of:=IF([.P84]&gt;MAX([.B84:.O84]); 1; IF([.P84]&gt;AVERAGE([.B84:.O84]); 2; IF([.P84]&gt;MIN([.B84:.O84]); 3; IF([.P84]&gt;MAX([.B84:.O84])*0.75; 4; 5))))" office:value-type="float" office:value="4" calcext:value-type="float">
            <text:p>4</text:p>
          </table:table-cell>
          <table:table-cell/>
          <table:table-cell office:value-type="float" office:value="0.668333351612091" calcext:value-type="float">
            <text:p>0.668333351612091</text:p>
          </table:table-cell>
          <table:table-cell/>
          <table:table-cell table:formula="of:=ROUND([.B84];4)*100 &amp;&quot;\%&quot;" office:value-type="string" office:string-value="94.11\%" calcext:value-type="string">
            <text:p>94.11\%</text:p>
          </table:table-cell>
          <table:table-cell table:formula="of:=ROUND([.C84];4)*100 &amp;&quot;\%&quot;" office:value-type="string" office:string-value="93.13\%" calcext:value-type="string">
            <text:p>93.13\%</text:p>
          </table:table-cell>
          <table:table-cell table:formula="of:=ROUND([.D84];4)*100 &amp;&quot;\%&quot;" office:value-type="string" office:string-value="92.32\%" calcext:value-type="string">
            <text:p>92.32\%</text:p>
          </table:table-cell>
          <table:table-cell table:formula="of:=ROUND([.E84];4)*100 &amp;&quot;\%&quot;" office:value-type="string" office:string-value="93.81\%" calcext:value-type="string">
            <text:p>93.81\%</text:p>
          </table:table-cell>
          <table:table-cell table:formula="of:=ROUND([.F84];4)*100 &amp;&quot;\%&quot;" office:value-type="string" office:string-value="86.53\%" calcext:value-type="string">
            <text:p>86.53\%</text:p>
          </table:table-cell>
          <table:table-cell table:formula="of:=ROUND([.G84];4)*100 &amp;&quot;\%&quot;" office:value-type="string" office:string-value="93.31\%" calcext:value-type="string">
            <text:p>93.31\%</text:p>
          </table:table-cell>
          <table:table-cell table:formula="of:=ROUND([.H84];4)*100 &amp;&quot;\%&quot;" office:value-type="string" office:string-value="89.01\%" calcext:value-type="string">
            <text:p>89.01\%</text:p>
          </table:table-cell>
          <table:table-cell table:formula="of:=ROUND([.I84];4)*100 &amp;&quot;\%&quot;" office:value-type="string" office:string-value="91.6\%" calcext:value-type="string">
            <text:p>91.6\%</text:p>
          </table:table-cell>
          <table:table-cell table:formula="of:=ROUND([.J84];4)*100 &amp;&quot;\%&quot;" office:value-type="string" office:string-value="92.04\%" calcext:value-type="string">
            <text:p>92.04\%</text:p>
          </table:table-cell>
          <table:table-cell table:formula="of:=ROUND([.K84];4)*100 &amp;&quot;\%&quot;" office:value-type="string" office:string-value="90.41\%" calcext:value-type="string">
            <text:p>90.41\%</text:p>
          </table:table-cell>
          <table:table-cell table:formula="of:=ROUND([.L84];4)*100 &amp;&quot;\%&quot;" office:value-type="string" office:string-value="90.85\%" calcext:value-type="string">
            <text:p>90.85\%</text:p>
          </table:table-cell>
          <table:table-cell table:formula="of:=ROUND([.M84];4)*100 &amp;&quot;\%&quot;" office:value-type="string" office:string-value="85.01\%" calcext:value-type="string">
            <text:p>85.01\%</text:p>
          </table:table-cell>
          <table:table-cell table:formula="of:=ROUND([.N84];4)*100 &amp;&quot;\%&quot;" office:value-type="string" office:string-value="80.43\%" calcext:value-type="string">
            <text:p>80.43\%</text:p>
          </table:table-cell>
          <table:table-cell table:formula="of:=ROUND([.O84];4)*100 &amp;&quot;\%&quot;" office:value-type="string" office:string-value="82.93\%" calcext:value-type="string">
            <text:p>82.93\%</text:p>
          </table:table-cell>
          <table:table-cell table:formula="of:=ROUND(AVERAGE([.B84:.O84]);4)*100&amp;&quot;\%&quot;" office:value-type="string" office:string-value="89.68\%" calcext:value-type="string">
            <text:p>89.68\%</text:p>
          </table:table-cell>
          <table:table-cell table:formula="of:=ROUND([.P84];4)*100 &amp;&quot;\%&quot;" office:value-type="string" office:string-value="73.67\%" calcext:value-type="string">
            <text:p>73.67\%</text:p>
          </table:table-cell>
          <table:table-cell table:style-name="ce2" table:formula="of:=&quot;\hline &quot;&amp;[.X84]&amp;&quot; &amp; &quot;&amp;[.Y84]&amp;&quot; &amp; &quot;&amp;[.Z84]&amp;&quot; &amp; &quot;&amp;[.AA84]&amp;&quot; &amp; &quot;&amp;[.AB84]&amp;&quot; &amp; &quot;&amp;[.AC84]&amp;&quot; &amp; &quot;&amp;[.AD84]&amp;&quot; &amp; &quot;&amp;[.AE84]&amp;&quot; &amp; &quot;&amp;[.AF84]&amp;&quot; &amp; &quot;&amp;[.AG84]&amp;&quot; &amp; &quot;&amp;[.AH84]&amp;&quot; &amp; &quot;&amp;[.AI84]&amp;&quot; &amp; &quot;&amp;[.AJ84]&amp;&quot; &amp; &quot;&amp;[.AK84]&amp;&quot; &amp; &quot;&amp;[.AL84]&amp;&quot; &amp; &quot;&amp;[.AM84]&amp;&quot; \\&quot;" office:value-type="string" office:string-value="\hline 94.11\% &amp; 93.13\% &amp; 92.32\% &amp; 93.81\% &amp; 86.53\% &amp; 93.31\% &amp; 89.01\% &amp; 91.6\% &amp; 92.04\% &amp; 90.41\% &amp; 90.85\% &amp; 85.01\% &amp; 80.43\% &amp; 82.93\% &amp; 89.68\% &amp; 73.67\% \\" calcext:value-type="string">
            <text:p>\hline 94.11\% &amp; 93.13\% &amp; 92.32\% &amp; 93.81\% &amp; 86.53\% &amp; 93.31\% &amp; 89.01\% &amp; 91.6\% &amp; 92.04\% &amp; 90.41\% &amp; 90.85\% &amp; 85.01\% &amp; 80.43\% &amp; 82.93\% &amp; 89.68\% &amp; 73.67\% \\</text:p>
          </table:table-cell>
        </table:table-row>
        <table:table-row table:style-name="ro1">
          <table:table-cell office:value-type="string" calcext:value-type="string">
            <text:p>SmallKitchenAppliances</text:p>
          </table:table-cell>
          <table:table-cell table:style-name="ce5" office:value-type="float" office:value="0.837955555555556" calcext:value-type="float">
            <text:p>0.837955555555556</text:p>
          </table:table-cell>
          <table:table-cell table:style-name="ce6" office:value-type="float" office:value="0.828266666666667" calcext:value-type="float">
            <text:p>0.828266666666667</text:p>
          </table:table-cell>
          <table:table-cell table:style-name="ce6" office:value-type="float" office:value="0.818311111111111" calcext:value-type="float">
            <text:p>0.818311111111111</text:p>
          </table:table-cell>
          <table:table-cell table:style-name="ce6" office:value-type="float" office:value="0.770755555555556" calcext:value-type="float">
            <text:p>0.770755555555556</text:p>
          </table:table-cell>
          <table:table-cell table:style-name="ce6" office:value-type="float" office:value="0.8128" calcext:value-type="float">
            <text:p>0.8128</text:p>
          </table:table-cell>
          <table:table-cell table:style-name="ce6" office:value-type="float" office:value="0.796622222222222" calcext:value-type="float">
            <text:p>0.796622222222222</text:p>
          </table:table-cell>
          <table:table-cell table:style-name="ce6" office:value-type="float" office:value="0.738133333333333" calcext:value-type="float">
            <text:p>0.738133333333333</text:p>
          </table:table-cell>
          <table:table-cell table:style-name="ce6" office:value-type="float" office:value="0.805244444444444" calcext:value-type="float">
            <text:p>0.805244444444444</text:p>
          </table:table-cell>
          <table:table-cell table:style-name="ce6" office:value-type="float" office:value="0.790933333333333" calcext:value-type="float">
            <text:p>0.790933333333333</text:p>
          </table:table-cell>
          <table:table-cell table:style-name="ce6" office:value-type="float" office:value="0.773777777777778" calcext:value-type="float">
            <text:p>0.773777777777778</text:p>
          </table:table-cell>
          <table:table-cell table:style-name="ce6" office:value-type="float" office:value="0.747111111111111" calcext:value-type="float">
            <text:p>0.747111111111111</text:p>
          </table:table-cell>
          <table:table-cell table:style-name="ce6" office:value-type="float" office:value="0.805955555555556" calcext:value-type="float">
            <text:p>0.805955555555556</text:p>
          </table:table-cell>
          <table:table-cell table:style-name="ce6" office:value-type="float" office:value="0.788177777777778" calcext:value-type="float">
            <text:p>0.788177777777778</text:p>
          </table:table-cell>
          <table:table-cell table:style-name="ce6" office:value-type="float" office:value="0.816977777777778" calcext:value-type="float">
            <text:p>0.816977777777778</text:p>
          </table:table-cell>
          <table:table-cell table:style-name="ce6" office:value-type="float" office:value="0.610666692256928" calcext:value-type="float">
            <text:p>0.610666692256928</text:p>
          </table:table-cell>
          <table:table-cell table:style-name="ce2" table:formula="of:=IF([.P85]; 1-[.P85]/MIN([.B85:.O85]); &quot;&quot;)" office:value-type="float" office:value="0.172687826602789" calcext:value-type="float">
            <text:p>0.172687826602789</text:p>
          </table:table-cell>
          <table:table-cell table:formula="of:=IF([.P85]; 1-[.P85]/MAX([.B85:.O85]); &quot;&quot;)" office:value-type="float" office:value="0.2712421461875" calcext:value-type="float">
            <text:p>0.2712421461875</text:p>
          </table:table-cell>
          <table:table-cell table:formula="of:=IF([.P85]; 1-[.P85]/AVERAGE([.B85:.O85]); &quot;&quot;)" office:value-type="float" office:value="0.231936337838863" calcext:value-type="float">
            <text:p>0.231936337838863</text:p>
          </table:table-cell>
          <table:table-cell table:style-name="ce4" table:formula="of:=IF([.P85]&gt;MAX([.B85:.O85]); 1; IF([.P85]&gt;AVERAGE([.B85:.O85]); 2; IF([.P85]&gt;MIN([.B85:.O85]); 3; IF([.P85]&gt;MAX([.B85:.O85])*0.75; 4; 5))))" office:value-type="float" office:value="5" calcext:value-type="float">
            <text:p>5</text:p>
          </table:table-cell>
          <table:table-cell/>
          <table:table-cell office:value-type="float" office:value="0.61599999666214" calcext:value-type="float">
            <text:p>0.61599999666214</text:p>
          </table:table-cell>
          <table:table-cell/>
          <table:table-cell table:formula="of:=ROUND([.B85];4)*100 &amp;&quot;\%&quot;" office:value-type="string" office:string-value="83.8\%" calcext:value-type="string">
            <text:p>83.8\%</text:p>
          </table:table-cell>
          <table:table-cell table:formula="of:=ROUND([.C85];4)*100 &amp;&quot;\%&quot;" office:value-type="string" office:string-value="82.83\%" calcext:value-type="string">
            <text:p>82.83\%</text:p>
          </table:table-cell>
          <table:table-cell table:formula="of:=ROUND([.D85];4)*100 &amp;&quot;\%&quot;" office:value-type="string" office:string-value="81.83\%" calcext:value-type="string">
            <text:p>81.83\%</text:p>
          </table:table-cell>
          <table:table-cell table:formula="of:=ROUND([.E85];4)*100 &amp;&quot;\%&quot;" office:value-type="string" office:string-value="77.08\%" calcext:value-type="string">
            <text:p>77.08\%</text:p>
          </table:table-cell>
          <table:table-cell table:formula="of:=ROUND([.F85];4)*100 &amp;&quot;\%&quot;" office:value-type="string" office:string-value="81.28\%" calcext:value-type="string">
            <text:p>81.28\%</text:p>
          </table:table-cell>
          <table:table-cell table:formula="of:=ROUND([.G85];4)*100 &amp;&quot;\%&quot;" office:value-type="string" office:string-value="79.66\%" calcext:value-type="string">
            <text:p>79.66\%</text:p>
          </table:table-cell>
          <table:table-cell table:formula="of:=ROUND([.H85];4)*100 &amp;&quot;\%&quot;" office:value-type="string" office:string-value="73.81\%" calcext:value-type="string">
            <text:p>73.81\%</text:p>
          </table:table-cell>
          <table:table-cell table:formula="of:=ROUND([.I85];4)*100 &amp;&quot;\%&quot;" office:value-type="string" office:string-value="80.52\%" calcext:value-type="string">
            <text:p>80.52\%</text:p>
          </table:table-cell>
          <table:table-cell table:formula="of:=ROUND([.J85];4)*100 &amp;&quot;\%&quot;" office:value-type="string" office:string-value="79.09\%" calcext:value-type="string">
            <text:p>79.09\%</text:p>
          </table:table-cell>
          <table:table-cell table:formula="of:=ROUND([.K85];4)*100 &amp;&quot;\%&quot;" office:value-type="string" office:string-value="77.38\%" calcext:value-type="string">
            <text:p>77.38\%</text:p>
          </table:table-cell>
          <table:table-cell table:formula="of:=ROUND([.L85];4)*100 &amp;&quot;\%&quot;" office:value-type="string" office:string-value="74.71\%" calcext:value-type="string">
            <text:p>74.71\%</text:p>
          </table:table-cell>
          <table:table-cell table:formula="of:=ROUND([.M85];4)*100 &amp;&quot;\%&quot;" office:value-type="string" office:string-value="80.6\%" calcext:value-type="string">
            <text:p>80.6\%</text:p>
          </table:table-cell>
          <table:table-cell table:formula="of:=ROUND([.N85];4)*100 &amp;&quot;\%&quot;" office:value-type="string" office:string-value="78.82\%" calcext:value-type="string">
            <text:p>78.82\%</text:p>
          </table:table-cell>
          <table:table-cell table:formula="of:=ROUND([.O85];4)*100 &amp;&quot;\%&quot;" office:value-type="string" office:string-value="81.7\%" calcext:value-type="string">
            <text:p>81.7\%</text:p>
          </table:table-cell>
          <table:table-cell table:formula="of:=ROUND(AVERAGE([.B85:.O85]);4)*100&amp;&quot;\%&quot;" office:value-type="string" office:string-value="79.51\%" calcext:value-type="string">
            <text:p>79.51\%</text:p>
          </table:table-cell>
          <table:table-cell table:formula="of:=ROUND([.P85];4)*100 &amp;&quot;\%&quot;" office:value-type="string" office:string-value="61.07\%" calcext:value-type="string">
            <text:p>61.07\%</text:p>
          </table:table-cell>
          <table:table-cell table:style-name="ce2" table:formula="of:=&quot;\hline &quot;&amp;[.X85]&amp;&quot; &amp; &quot;&amp;[.Y85]&amp;&quot; &amp; &quot;&amp;[.Z85]&amp;&quot; &amp; &quot;&amp;[.AA85]&amp;&quot; &amp; &quot;&amp;[.AB85]&amp;&quot; &amp; &quot;&amp;[.AC85]&amp;&quot; &amp; &quot;&amp;[.AD85]&amp;&quot; &amp; &quot;&amp;[.AE85]&amp;&quot; &amp; &quot;&amp;[.AF85]&amp;&quot; &amp; &quot;&amp;[.AG85]&amp;&quot; &amp; &quot;&amp;[.AH85]&amp;&quot; &amp; &quot;&amp;[.AI85]&amp;&quot; &amp; &quot;&amp;[.AJ85]&amp;&quot; &amp; &quot;&amp;[.AK85]&amp;&quot; &amp; &quot;&amp;[.AL85]&amp;&quot; &amp; &quot;&amp;[.AM85]&amp;&quot; \\&quot;" office:value-type="string" office:string-value="\hline 83.8\% &amp; 82.83\% &amp; 81.83\% &amp; 77.08\% &amp; 81.28\% &amp; 79.66\% &amp; 73.81\% &amp; 80.52\% &amp; 79.09\% &amp; 77.38\% &amp; 74.71\% &amp; 80.6\% &amp; 78.82\% &amp; 81.7\% &amp; 79.51\% &amp; 61.07\% \\" calcext:value-type="string">
            <text:p>\hline 83.8\% &amp; 82.83\% &amp; 81.83\% &amp; 77.08\% &amp; 81.28\% &amp; 79.66\% &amp; 73.81\% &amp; 80.52\% &amp; 79.09\% &amp; 77.38\% &amp; 74.71\% &amp; 80.6\% &amp; 78.82\% &amp; 81.7\% &amp; 79.51\% &amp; 61.07\% \\</text:p>
          </table:table-cell>
        </table:table-row>
        <table:table-row table:style-name="ro1">
          <table:table-cell office:value-type="string" calcext:value-type="string">
            <text:p>SmoothSubspace</text:p>
          </table:table-cell>
          <table:table-cell table:style-name="ce5" office:value-type="float" office:value="0.997333333333333" calcext:value-type="float">
            <text:p>0.997333333333333</text:p>
          </table:table-cell>
          <table:table-cell table:style-name="ce6" office:value-type="float" office:value="0.986222222222222" calcext:value-type="float">
            <text:p>0.986222222222222</text:p>
          </table:table-cell>
          <table:table-cell table:style-name="ce6" office:value-type="float" office:value="0.974888888888889" calcext:value-type="float">
            <text:p>0.974888888888889</text:p>
          </table:table-cell>
          <table:table-cell table:style-name="ce6" office:value-type="float" office:value="0.984666666666667" calcext:value-type="float">
            <text:p>0.984666666666667</text:p>
          </table:table-cell>
          <table:table-cell table:style-name="ce6" office:value-type="float" office:value="0.935777777777778" calcext:value-type="float">
            <text:p>0.935777777777778</text:p>
          </table:table-cell>
          <table:table-cell table:style-name="ce6" office:value-type="float" office:value="0.992888888888889" calcext:value-type="float">
            <text:p>0.992888888888889</text:p>
          </table:table-cell>
          <table:table-cell table:style-name="ce6" office:value-type="float" office:value="0.998" calcext:value-type="float">
            <text:p>0.998</text:p>
          </table:table-cell>
          <table:table-cell table:style-name="ce6" office:value-type="float" office:value="0.855333333333333" calcext:value-type="float">
            <text:p>0.855333333333333</text:p>
          </table:table-cell>
          <table:table-cell table:style-name="ce6" office:value-type="float" office:value="0.411777777777778" calcext:value-type="float">
            <text:p>0.411777777777778</text:p>
          </table:table-cell>
          <table:table-cell table:style-name="ce6" office:value-type="float" office:value="0.444" calcext:value-type="float">
            <text:p>0.444</text:p>
          </table:table-cell>
          <table:table-cell table:style-name="ce6" office:value-type="float" office:value="0.407333333333333" calcext:value-type="float">
            <text:p>0.407333333333333</text:p>
          </table:table-cell>
          <table:table-cell table:style-name="ce6" office:value-type="float" office:value="0.848444444444444" calcext:value-type="float">
            <text:p>0.848444444444444</text:p>
          </table:table-cell>
          <table:table-cell table:style-name="ce6" office:value-type="float" office:value="0.987333333333334" calcext:value-type="float">
            <text:p>0.987333333333334</text:p>
          </table:table-cell>
          <table:table-cell table:style-name="ce6" office:value-type="float" office:value="0.855333333333333" calcext:value-type="float">
            <text:p>0.855333333333333</text:p>
          </table:table-cell>
          <table:table-cell table:style-name="ce6" office:value-type="float" office:value="0.873333334922791" calcext:value-type="float">
            <text:p>0.873333334922791</text:p>
          </table:table-cell>
          <table:table-cell table:style-name="ce2" table:formula="of:=IF([.P86]; 1-[.P86]/MIN([.B86:.O86]); &quot;&quot;)" office:value-type="float" office:value="-1.14402619048149" calcext:value-type="float">
            <text:p>-1.14402619048149</text:p>
          </table:table-cell>
          <table:table-cell table:formula="of:=IF([.P86]; 1-[.P86]/MAX([.B86:.O86]); &quot;&quot;)" office:value-type="float" office:value="0.124916498073356" calcext:value-type="float">
            <text:p>0.124916498073356</text:p>
          </table:table-cell>
          <table:table-cell table:formula="of:=IF([.P86]; 1-[.P86]/AVERAGE([.B86:.O86]); &quot;&quot;)" office:value-type="float" office:value="-0.046863407350797" calcext:value-type="float">
            <text:p>-0.046863407350797</text:p>
          </table:table-cell>
          <table:table-cell table:style-name="ce4" table:formula="of:=IF([.P86]&gt;MAX([.B86:.O86]); 1; IF([.P86]&gt;AVERAGE([.B86:.O86]); 2; IF([.P86]&gt;MIN([.B86:.O86]); 3; IF([.P86]&gt;MAX([.B86:.O86])*0.75; 4; 5))))" office:value-type="float" office:value="2" calcext:value-type="float">
            <text:p>2</text:p>
          </table:table-cell>
          <table:table-cell/>
          <table:table-cell office:value-type="float" office:value="0.893333315849304" calcext:value-type="float">
            <text:p>0.893333315849304</text:p>
          </table:table-cell>
          <table:table-cell/>
          <table:table-cell table:formula="of:=ROUND([.B86];4)*100 &amp;&quot;\%&quot;" office:value-type="string" office:string-value="99.73\%" calcext:value-type="string">
            <text:p>99.73\%</text:p>
          </table:table-cell>
          <table:table-cell table:formula="of:=ROUND([.C86];4)*100 &amp;&quot;\%&quot;" office:value-type="string" office:string-value="98.62\%" calcext:value-type="string">
            <text:p>98.62\%</text:p>
          </table:table-cell>
          <table:table-cell table:formula="of:=ROUND([.D86];4)*100 &amp;&quot;\%&quot;" office:value-type="string" office:string-value="97.49\%" calcext:value-type="string">
            <text:p>97.49\%</text:p>
          </table:table-cell>
          <table:table-cell table:formula="of:=ROUND([.E86];4)*100 &amp;&quot;\%&quot;" office:value-type="string" office:string-value="98.47\%" calcext:value-type="string">
            <text:p>98.47\%</text:p>
          </table:table-cell>
          <table:table-cell table:formula="of:=ROUND([.F86];4)*100 &amp;&quot;\%&quot;" office:value-type="string" office:string-value="93.58\%" calcext:value-type="string">
            <text:p>93.58\%</text:p>
          </table:table-cell>
          <table:table-cell table:formula="of:=ROUND([.G86];4)*100 &amp;&quot;\%&quot;" office:value-type="string" office:string-value="99.29\%" calcext:value-type="string">
            <text:p>99.29\%</text:p>
          </table:table-cell>
          <table:table-cell table:formula="of:=ROUND([.H86];4)*100 &amp;&quot;\%&quot;" office:value-type="string" office:string-value="99.8\%" calcext:value-type="string">
            <text:p>99.8\%</text:p>
          </table:table-cell>
          <table:table-cell table:formula="of:=ROUND([.I86];4)*100 &amp;&quot;\%&quot;" office:value-type="string" office:string-value="85.53\%" calcext:value-type="string">
            <text:p>85.53\%</text:p>
          </table:table-cell>
          <table:table-cell table:formula="of:=ROUND([.J86];4)*100 &amp;&quot;\%&quot;" office:value-type="string" office:string-value="41.18\%" calcext:value-type="string">
            <text:p>41.18\%</text:p>
          </table:table-cell>
          <table:table-cell table:formula="of:=ROUND([.K86];4)*100 &amp;&quot;\%&quot;" office:value-type="string" office:string-value="44.4\%" calcext:value-type="string">
            <text:p>44.4\%</text:p>
          </table:table-cell>
          <table:table-cell table:formula="of:=ROUND([.L86];4)*100 &amp;&quot;\%&quot;" office:value-type="string" office:string-value="40.73\%" calcext:value-type="string">
            <text:p>40.73\%</text:p>
          </table:table-cell>
          <table:table-cell table:formula="of:=ROUND([.M86];4)*100 &amp;&quot;\%&quot;" office:value-type="string" office:string-value="84.84\%" calcext:value-type="string">
            <text:p>84.84\%</text:p>
          </table:table-cell>
          <table:table-cell table:formula="of:=ROUND([.N86];4)*100 &amp;&quot;\%&quot;" office:value-type="string" office:string-value="98.73\%" calcext:value-type="string">
            <text:p>98.73\%</text:p>
          </table:table-cell>
          <table:table-cell table:formula="of:=ROUND([.O86];4)*100 &amp;&quot;\%&quot;" office:value-type="string" office:string-value="85.53\%" calcext:value-type="string">
            <text:p>85.53\%</text:p>
          </table:table-cell>
          <table:table-cell table:formula="of:=ROUND(AVERAGE([.B86:.O86]);4)*100&amp;&quot;\%&quot;" office:value-type="string" office:string-value="83.42\%" calcext:value-type="string">
            <text:p>83.42\%</text:p>
          </table:table-cell>
          <table:table-cell table:formula="of:=ROUND([.P86];4)*100 &amp;&quot;\%&quot;" office:value-type="string" office:string-value="87.33\%" calcext:value-type="string">
            <text:p>87.33\%</text:p>
          </table:table-cell>
          <table:table-cell table:style-name="ce2" table:formula="of:=&quot;\hline &quot;&amp;[.X86]&amp;&quot; &amp; &quot;&amp;[.Y86]&amp;&quot; &amp; &quot;&amp;[.Z86]&amp;&quot; &amp; &quot;&amp;[.AA86]&amp;&quot; &amp; &quot;&amp;[.AB86]&amp;&quot; &amp; &quot;&amp;[.AC86]&amp;&quot; &amp; &quot;&amp;[.AD86]&amp;&quot; &amp; &quot;&amp;[.AE86]&amp;&quot; &amp; &quot;&amp;[.AF86]&amp;&quot; &amp; &quot;&amp;[.AG86]&amp;&quot; &amp; &quot;&amp;[.AH86]&amp;&quot; &amp; &quot;&amp;[.AI86]&amp;&quot; &amp; &quot;&amp;[.AJ86]&amp;&quot; &amp; &quot;&amp;[.AK86]&amp;&quot; &amp; &quot;&amp;[.AL86]&amp;&quot; &amp; &quot;&amp;[.AM86]&amp;&quot; \\&quot;" office:value-type="string" office:string-value="\hline 99.73\% &amp; 98.62\% &amp; 97.49\% &amp; 98.47\% &amp; 93.58\% &amp; 99.29\% &amp; 99.8\% &amp; 85.53\% &amp; 41.18\% &amp; 44.4\% &amp; 40.73\% &amp; 84.84\% &amp; 98.73\% &amp; 85.53\% &amp; 83.42\% &amp; 87.33\% \\" calcext:value-type="string">
            <text:p>\hline 99.73\% &amp; 98.62\% &amp; 97.49\% &amp; 98.47\% &amp; 93.58\% &amp; 99.29\% &amp; 99.8\% &amp; 85.53\% &amp; 41.18\% &amp; 44.4\% &amp; 40.73\% &amp; 84.84\% &amp; 98.73\% &amp; 85.53\% &amp; 83.42\% &amp; 87.33\% \\</text:p>
          </table:table-cell>
        </table:table-row>
        <table:table-row table:style-name="ro1">
          <table:table-cell office:value-type="string" calcext:value-type="string">
            <text:p>SonyAIBORobotSurface1</text:p>
          </table:table-cell>
          <table:table-cell table:style-name="ce5" office:value-type="float" office:value="0.889739323349972" calcext:value-type="float">
            <text:p>0.889739323349972</text:p>
          </table:table-cell>
          <table:table-cell table:style-name="ce6" office:value-type="float" office:value="0.826344980587909" calcext:value-type="float">
            <text:p>0.826344980587909</text:p>
          </table:table-cell>
          <table:table-cell table:style-name="ce6" office:value-type="float" office:value="0.958069883527454" calcext:value-type="float">
            <text:p>0.958069883527454</text:p>
          </table:table-cell>
          <table:table-cell table:style-name="ce6" office:value-type="float" office:value="0.954187465335552" calcext:value-type="float">
            <text:p>0.954187465335552</text:p>
          </table:table-cell>
          <table:table-cell table:style-name="ce6" office:value-type="float" office:value="0.800942872989462" calcext:value-type="float">
            <text:p>0.800942872989462</text:p>
          </table:table-cell>
          <table:table-cell table:style-name="ce6" office:value-type="float" office:value="0.960399334442596" calcext:value-type="float">
            <text:p>0.960399334442596</text:p>
          </table:table-cell>
          <table:table-cell table:style-name="ce6" office:value-type="float" office:value="0.920133111480865" calcext:value-type="float">
            <text:p>0.920133111480865</text:p>
          </table:table-cell>
          <table:table-cell table:style-name="ce6" office:value-type="float" office:value="0.909262340543538" calcext:value-type="float">
            <text:p>0.909262340543538</text:p>
          </table:table-cell>
          <table:table-cell table:style-name="ce6" office:value-type="float" office:value="0.895341098169717" calcext:value-type="float">
            <text:p>0.895341098169717</text:p>
          </table:table-cell>
          <table:table-cell table:style-name="ce6" office:value-type="float" office:value="0.622850804215197" calcext:value-type="float">
            <text:p>0.622850804215197</text:p>
          </table:table-cell>
          <table:table-cell table:style-name="ce6" office:value-type="float" office:value="0.897670549084858" calcext:value-type="float">
            <text:p>0.897670549084858</text:p>
          </table:table-cell>
          <table:table-cell table:style-name="ce6" office:value-type="float" office:value="0.86699944536883" calcext:value-type="float">
            <text:p>0.86699944536883</text:p>
          </table:table-cell>
          <table:table-cell table:style-name="ce6" office:value-type="float" office:value="0.863727121464226" calcext:value-type="float">
            <text:p>0.863727121464226</text:p>
          </table:table-cell>
          <table:table-cell table:style-name="ce6" office:value-type="float" office:value="0.883361064891847" calcext:value-type="float">
            <text:p>0.883361064891847</text:p>
          </table:table-cell>
          <table:table-cell table:style-name="ce6" office:value-type="float" office:value="0.762063205242157" calcext:value-type="float">
            <text:p>0.762063205242157</text:p>
          </table:table-cell>
          <table:table-cell table:style-name="ce2" table:formula="of:=IF([.P87]; 1-[.P87]/MIN([.B87:.O87]); &quot;&quot;)" office:value-type="float" office:value="-0.223508423020133" calcext:value-type="float">
            <text:p>-0.223508423020133</text:p>
          </table:table-cell>
          <table:table-cell table:formula="of:=IF([.P87]; 1-[.P87]/MAX([.B87:.O87]); &quot;&quot;)" office:value-type="float" office:value="0.206514230161926" calcext:value-type="float">
            <text:p>0.206514230161926</text:p>
          </table:table-cell>
          <table:table-cell table:formula="of:=IF([.P87]; 1-[.P87]/AVERAGE([.B87:.O87]); &quot;&quot;)" office:value-type="float" office:value="0.129001610743829" calcext:value-type="float">
            <text:p>0.129001610743829</text:p>
          </table:table-cell>
          <table:table-cell table:style-name="ce4" table:formula="of:=IF([.P87]&gt;MAX([.B87:.O87]); 1; IF([.P87]&gt;AVERAGE([.B87:.O87]); 2; IF([.P87]&gt;MIN([.B87:.O87]); 3; IF([.P87]&gt;MAX([.B87:.O87])*0.75; 4; 5))))" office:value-type="float" office:value="3" calcext:value-type="float">
            <text:p>3</text:p>
          </table:table-cell>
          <table:table-cell/>
          <table:table-cell office:value-type="float" office:value="0.810316145420074" calcext:value-type="float">
            <text:p>0.810316145420074</text:p>
          </table:table-cell>
          <table:table-cell/>
          <table:table-cell table:formula="of:=ROUND([.B87];4)*100 &amp;&quot;\%&quot;" office:value-type="string" office:string-value="88.97\%" calcext:value-type="string">
            <text:p>88.97\%</text:p>
          </table:table-cell>
          <table:table-cell table:formula="of:=ROUND([.C87];4)*100 &amp;&quot;\%&quot;" office:value-type="string" office:string-value="82.63\%" calcext:value-type="string">
            <text:p>82.63\%</text:p>
          </table:table-cell>
          <table:table-cell table:formula="of:=ROUND([.D87];4)*100 &amp;&quot;\%&quot;" office:value-type="string" office:string-value="95.81\%" calcext:value-type="string">
            <text:p>95.81\%</text:p>
          </table:table-cell>
          <table:table-cell table:formula="of:=ROUND([.E87];4)*100 &amp;&quot;\%&quot;" office:value-type="string" office:string-value="95.42\%" calcext:value-type="string">
            <text:p>95.42\%</text:p>
          </table:table-cell>
          <table:table-cell table:formula="of:=ROUND([.F87];4)*100 &amp;&quot;\%&quot;" office:value-type="string" office:string-value="80.09\%" calcext:value-type="string">
            <text:p>80.09\%</text:p>
          </table:table-cell>
          <table:table-cell table:formula="of:=ROUND([.G87];4)*100 &amp;&quot;\%&quot;" office:value-type="string" office:string-value="96.04\%" calcext:value-type="string">
            <text:p>96.04\%</text:p>
          </table:table-cell>
          <table:table-cell table:formula="of:=ROUND([.H87];4)*100 &amp;&quot;\%&quot;" office:value-type="string" office:string-value="92.01\%" calcext:value-type="string">
            <text:p>92.01\%</text:p>
          </table:table-cell>
          <table:table-cell table:formula="of:=ROUND([.I87];4)*100 &amp;&quot;\%&quot;" office:value-type="string" office:string-value="90.93\%" calcext:value-type="string">
            <text:p>90.93\%</text:p>
          </table:table-cell>
          <table:table-cell table:formula="of:=ROUND([.J87];4)*100 &amp;&quot;\%&quot;" office:value-type="string" office:string-value="89.53\%" calcext:value-type="string">
            <text:p>89.53\%</text:p>
          </table:table-cell>
          <table:table-cell table:formula="of:=ROUND([.K87];4)*100 &amp;&quot;\%&quot;" office:value-type="string" office:string-value="62.29\%" calcext:value-type="string">
            <text:p>62.29\%</text:p>
          </table:table-cell>
          <table:table-cell table:formula="of:=ROUND([.L87];4)*100 &amp;&quot;\%&quot;" office:value-type="string" office:string-value="89.77\%" calcext:value-type="string">
            <text:p>89.77\%</text:p>
          </table:table-cell>
          <table:table-cell table:formula="of:=ROUND([.M87];4)*100 &amp;&quot;\%&quot;" office:value-type="string" office:string-value="86.7\%" calcext:value-type="string">
            <text:p>86.7\%</text:p>
          </table:table-cell>
          <table:table-cell table:formula="of:=ROUND([.N87];4)*100 &amp;&quot;\%&quot;" office:value-type="string" office:string-value="86.37\%" calcext:value-type="string">
            <text:p>86.37\%</text:p>
          </table:table-cell>
          <table:table-cell table:formula="of:=ROUND([.O87];4)*100 &amp;&quot;\%&quot;" office:value-type="string" office:string-value="88.34\%" calcext:value-type="string">
            <text:p>88.34\%</text:p>
          </table:table-cell>
          <table:table-cell table:formula="of:=ROUND(AVERAGE([.B87:.O87]);4)*100&amp;&quot;\%&quot;" office:value-type="string" office:string-value="87.49\%" calcext:value-type="string">
            <text:p>87.49\%</text:p>
          </table:table-cell>
          <table:table-cell table:formula="of:=ROUND([.P87];4)*100 &amp;&quot;\%&quot;" office:value-type="string" office:string-value="76.21\%" calcext:value-type="string">
            <text:p>76.21\%</text:p>
          </table:table-cell>
          <table:table-cell table:style-name="ce2" table:formula="of:=&quot;\hline &quot;&amp;[.X87]&amp;&quot; &amp; &quot;&amp;[.Y87]&amp;&quot; &amp; &quot;&amp;[.Z87]&amp;&quot; &amp; &quot;&amp;[.AA87]&amp;&quot; &amp; &quot;&amp;[.AB87]&amp;&quot; &amp; &quot;&amp;[.AC87]&amp;&quot; &amp; &quot;&amp;[.AD87]&amp;&quot; &amp; &quot;&amp;[.AE87]&amp;&quot; &amp; &quot;&amp;[.AF87]&amp;&quot; &amp; &quot;&amp;[.AG87]&amp;&quot; &amp; &quot;&amp;[.AH87]&amp;&quot; &amp; &quot;&amp;[.AI87]&amp;&quot; &amp; &quot;&amp;[.AJ87]&amp;&quot; &amp; &quot;&amp;[.AK87]&amp;&quot; &amp; &quot;&amp;[.AL87]&amp;&quot; &amp; &quot;&amp;[.AM87]&amp;&quot; \\&quot;" office:value-type="string" office:string-value="\hline 88.97\% &amp; 82.63\% &amp; 95.81\% &amp; 95.42\% &amp; 80.09\% &amp; 96.04\% &amp; 92.01\% &amp; 90.93\% &amp; 89.53\% &amp; 62.29\% &amp; 89.77\% &amp; 86.7\% &amp; 86.37\% &amp; 88.34\% &amp; 87.49\% &amp; 76.21\% \\" calcext:value-type="string">
            <text:p>\hline 88.97\% &amp; 82.63\% &amp; 95.81\% &amp; 95.42\% &amp; 80.09\% &amp; 96.04\% &amp; 92.01\% &amp; 90.93\% &amp; 89.53\% &amp; 62.29\% &amp; 89.77\% &amp; 86.7\% &amp; 86.37\% &amp; 88.34\% &amp; 87.49\% &amp; 76.21\% \\</text:p>
          </table:table-cell>
        </table:table-row>
        <table:table-row table:style-name="ro1">
          <table:table-cell office:value-type="string" calcext:value-type="string">
            <text:p>SonyAIBORobotSurface2</text:p>
          </table:table-cell>
          <table:table-cell table:style-name="ce5" office:value-type="float" office:value="0.901084295208115" calcext:value-type="float">
            <text:p>0.901084295208115</text:p>
          </table:table-cell>
          <table:table-cell table:style-name="ce6" office:value-type="float" office:value="0.936656173487233" calcext:value-type="float">
            <text:p>0.936656173487233</text:p>
          </table:table-cell>
          <table:table-cell table:style-name="ce6" office:value-type="float" office:value="0.93504721930745" calcext:value-type="float">
            <text:p>0.93504721930745</text:p>
          </table:table-cell>
          <table:table-cell table:style-name="ce6" office:value-type="float" office:value="0.951276670164393" calcext:value-type="float">
            <text:p>0.951276670164393</text:p>
          </table:table-cell>
          <table:table-cell table:style-name="ce6" office:value-type="float" office:value="0.936970968870234" calcext:value-type="float">
            <text:p>0.936970968870234</text:p>
          </table:table-cell>
          <table:table-cell table:style-name="ce6" office:value-type="float" office:value="0.968870234347674" calcext:value-type="float">
            <text:p>0.968870234347674</text:p>
          </table:table-cell>
          <table:table-cell table:style-name="ce6" office:value-type="float" office:value="0.899020636586219" calcext:value-type="float">
            <text:p>0.899020636586219</text:p>
          </table:table-cell>
          <table:table-cell table:style-name="ce6" office:value-type="float" office:value="0.935292060160895" calcext:value-type="float">
            <text:p>0.935292060160895</text:p>
          </table:table-cell>
          <table:table-cell table:style-name="ce6" office:value-type="float" office:value="0.884260230849947" calcext:value-type="float">
            <text:p>0.884260230849947</text:p>
          </table:table-cell>
          <table:table-cell table:style-name="ce6" office:value-type="float" office:value="0.875795732773697" calcext:value-type="float">
            <text:p>0.875795732773697</text:p>
          </table:table-cell>
          <table:table-cell table:style-name="ce6" office:value-type="float" office:value="0.879363413781042" calcext:value-type="float">
            <text:p>0.879363413781042</text:p>
          </table:table-cell>
          <table:table-cell table:style-name="ce6" office:value-type="float" office:value="0.912486883525708" calcext:value-type="float">
            <text:p>0.912486883525708</text:p>
          </table:table-cell>
          <table:table-cell table:style-name="ce6" office:value-type="float" office:value="0.874326687653026" calcext:value-type="float">
            <text:p>0.874326687653026</text:p>
          </table:table-cell>
          <table:table-cell table:style-name="ce6" office:value-type="float" office:value="0.902343476740119" calcext:value-type="float">
            <text:p>0.902343476740119</text:p>
          </table:table-cell>
          <table:table-cell table:style-name="ce6" office:value-type="float" office:value="0.862539350986481" calcext:value-type="float">
            <text:p>0.862539350986481</text:p>
          </table:table-cell>
          <table:table-cell table:style-name="ce2" table:formula="of:=IF([.P88]; 1-[.P88]/MIN([.B88:.O88]); &quot;&quot;)" office:value-type="float" office:value="0.0134816160057815" calcext:value-type="float">
            <text:p>0.013481616005782</text:p>
          </table:table-cell>
          <table:table-cell table:formula="of:=IF([.P88]; 1-[.P88]/MAX([.B88:.O88]); &quot;&quot;)" office:value-type="float" office:value="0.109747290804928" calcext:value-type="float">
            <text:p>0.109747290804928</text:p>
          </table:table-cell>
          <table:table-cell table:formula="of:=IF([.P88]; 1-[.P88]/AVERAGE([.B88:.O88]); &quot;&quot;)" office:value-type="float" office:value="0.0560662300453079" calcext:value-type="float">
            <text:p>0.056066230045308</text:p>
          </table:table-cell>
          <table:table-cell table:style-name="ce4" table:formula="of:=IF([.P88]&gt;MAX([.B88:.O88]); 1; IF([.P88]&gt;AVERAGE([.B88:.O88]); 2; IF([.P88]&gt;MIN([.B88:.O88]); 3; IF([.P88]&gt;MAX([.B88:.O88])*0.75; 4; 5))))" office:value-type="float" office:value="4" calcext:value-type="float">
            <text:p>4</text:p>
          </table:table-cell>
          <table:table-cell/>
          <table:table-cell office:value-type="float" office:value="0.841552972793579" calcext:value-type="float">
            <text:p>0.841552972793579</text:p>
          </table:table-cell>
          <table:table-cell/>
          <table:table-cell table:formula="of:=ROUND([.B88];4)*100 &amp;&quot;\%&quot;" office:value-type="string" office:string-value="90.11\%" calcext:value-type="string">
            <text:p>90.11\%</text:p>
          </table:table-cell>
          <table:table-cell table:formula="of:=ROUND([.C88];4)*100 &amp;&quot;\%&quot;" office:value-type="string" office:string-value="93.67\%" calcext:value-type="string">
            <text:p>93.67\%</text:p>
          </table:table-cell>
          <table:table-cell table:formula="of:=ROUND([.D88];4)*100 &amp;&quot;\%&quot;" office:value-type="string" office:string-value="93.5\%" calcext:value-type="string">
            <text:p>93.5\%</text:p>
          </table:table-cell>
          <table:table-cell table:formula="of:=ROUND([.E88];4)*100 &amp;&quot;\%&quot;" office:value-type="string" office:string-value="95.13\%" calcext:value-type="string">
            <text:p>95.13\%</text:p>
          </table:table-cell>
          <table:table-cell table:formula="of:=ROUND([.F88];4)*100 &amp;&quot;\%&quot;" office:value-type="string" office:string-value="93.7\%" calcext:value-type="string">
            <text:p>93.7\%</text:p>
          </table:table-cell>
          <table:table-cell table:formula="of:=ROUND([.G88];4)*100 &amp;&quot;\%&quot;" office:value-type="string" office:string-value="96.89\%" calcext:value-type="string">
            <text:p>96.89\%</text:p>
          </table:table-cell>
          <table:table-cell table:formula="of:=ROUND([.H88];4)*100 &amp;&quot;\%&quot;" office:value-type="string" office:string-value="89.9\%" calcext:value-type="string">
            <text:p>89.9\%</text:p>
          </table:table-cell>
          <table:table-cell table:formula="of:=ROUND([.I88];4)*100 &amp;&quot;\%&quot;" office:value-type="string" office:string-value="93.53\%" calcext:value-type="string">
            <text:p>93.53\%</text:p>
          </table:table-cell>
          <table:table-cell table:formula="of:=ROUND([.J88];4)*100 &amp;&quot;\%&quot;" office:value-type="string" office:string-value="88.43\%" calcext:value-type="string">
            <text:p>88.43\%</text:p>
          </table:table-cell>
          <table:table-cell table:formula="of:=ROUND([.K88];4)*100 &amp;&quot;\%&quot;" office:value-type="string" office:string-value="87.58\%" calcext:value-type="string">
            <text:p>87.58\%</text:p>
          </table:table-cell>
          <table:table-cell table:formula="of:=ROUND([.L88];4)*100 &amp;&quot;\%&quot;" office:value-type="string" office:string-value="87.94\%" calcext:value-type="string">
            <text:p>87.94\%</text:p>
          </table:table-cell>
          <table:table-cell table:formula="of:=ROUND([.M88];4)*100 &amp;&quot;\%&quot;" office:value-type="string" office:string-value="91.25\%" calcext:value-type="string">
            <text:p>91.25\%</text:p>
          </table:table-cell>
          <table:table-cell table:formula="of:=ROUND([.N88];4)*100 &amp;&quot;\%&quot;" office:value-type="string" office:string-value="87.43\%" calcext:value-type="string">
            <text:p>87.43\%</text:p>
          </table:table-cell>
          <table:table-cell table:formula="of:=ROUND([.O88];4)*100 &amp;&quot;\%&quot;" office:value-type="string" office:string-value="90.23\%" calcext:value-type="string">
            <text:p>90.23\%</text:p>
          </table:table-cell>
          <table:table-cell table:formula="of:=ROUND(AVERAGE([.B88:.O88]);4)*100&amp;&quot;\%&quot;" office:value-type="string" office:string-value="91.38\%" calcext:value-type="string">
            <text:p>91.38\%</text:p>
          </table:table-cell>
          <table:table-cell table:formula="of:=ROUND([.P88];4)*100 &amp;&quot;\%&quot;" office:value-type="string" office:string-value="86.25\%" calcext:value-type="string">
            <text:p>86.25\%</text:p>
          </table:table-cell>
          <table:table-cell table:style-name="ce2" table:formula="of:=&quot;\hline &quot;&amp;[.X88]&amp;&quot; &amp; &quot;&amp;[.Y88]&amp;&quot; &amp; &quot;&amp;[.Z88]&amp;&quot; &amp; &quot;&amp;[.AA88]&amp;&quot; &amp; &quot;&amp;[.AB88]&amp;&quot; &amp; &quot;&amp;[.AC88]&amp;&quot; &amp; &quot;&amp;[.AD88]&amp;&quot; &amp; &quot;&amp;[.AE88]&amp;&quot; &amp; &quot;&amp;[.AF88]&amp;&quot; &amp; &quot;&amp;[.AG88]&amp;&quot; &amp; &quot;&amp;[.AH88]&amp;&quot; &amp; &quot;&amp;[.AI88]&amp;&quot; &amp; &quot;&amp;[.AJ88]&amp;&quot; &amp; &quot;&amp;[.AK88]&amp;&quot; &amp; &quot;&amp;[.AL88]&amp;&quot; &amp; &quot;&amp;[.AM88]&amp;&quot; \\&quot;" office:value-type="string" office:string-value="\hline 90.11\% &amp; 93.67\% &amp; 93.5\% &amp; 95.13\% &amp; 93.7\% &amp; 96.89\% &amp; 89.9\% &amp; 93.53\% &amp; 88.43\% &amp; 87.58\% &amp; 87.94\% &amp; 91.25\% &amp; 87.43\% &amp; 90.23\% &amp; 91.38\% &amp; 86.25\% \\" calcext:value-type="string">
            <text:p>\hline 90.11\% &amp; 93.67\% &amp; 93.5\% &amp; 95.13\% &amp; 93.7\% &amp; 96.89\% &amp; 89.9\% &amp; 93.53\% &amp; 88.43\% &amp; 87.58\% &amp; 87.94\% &amp; 91.25\% &amp; 87.43\% &amp; 90.23\% &amp; 91.38\% &amp; 86.25\% \\</text:p>
          </table:table-cell>
        </table:table-row>
        <table:table-row table:style-name="ro1">
          <table:table-cell office:value-type="string" calcext:value-type="string">
            <text:p>StarLightCurves</text:p>
          </table:table-cell>
          <table:table-cell table:style-name="ce5" office:value-type="float" office:value="0.981127570017808" calcext:value-type="float">
            <text:p>0.981127570017808</text:p>
          </table:table-cell>
          <table:table-cell table:style-name="ce6" office:value-type="float" office:value="0.979557228428039" calcext:value-type="float">
            <text:p>0.979557228428039</text:p>
          </table:table-cell>
          <table:table-cell table:style-name="ce6" office:value-type="float" office:value="0.980994010037235" calcext:value-type="float">
            <text:p>0.980994010037235</text:p>
          </table:table-cell>
          <table:table-cell table:style-name="ce6" office:value-type="float" office:value="0.978128541363121" calcext:value-type="float">
            <text:p>0.978128541363121</text:p>
          </table:table-cell>
          <table:table-cell table:style-name="ce6" office:value-type="float" office:value="0.978606119475474" calcext:value-type="float">
            <text:p>0.978606119475474</text:p>
          </table:table-cell>
          <table:table-cell table:style-name="ce6" office:value-type="float" office:value="0.972029302250283" calcext:value-type="float">
            <text:p>0.972029302250283</text:p>
          </table:table-cell>
          <table:table-cell table:style-name="ce6" office:value-type="float" office:value="0.979569370244455" calcext:value-type="float">
            <text:p>0.979569370244455</text:p>
          </table:table-cell>
          <table:table-cell table:style-name="ce6" office:value-type="float" office:value="0.980431439209973" calcext:value-type="float">
            <text:p>0.980431439209973</text:p>
          </table:table-cell>
          <table:table-cell table:style-name="ce6" office:value-type="float" office:value="0.952096486967784" calcext:value-type="float">
            <text:p>0.952096486967784</text:p>
          </table:table-cell>
          <table:table-cell table:style-name="ce6" office:value-type="float" office:value="0.977752145054233" calcext:value-type="float">
            <text:p>0.977752145054233</text:p>
          </table:table-cell>
          <table:table-cell table:style-name="ce6" office:value-type="float" office:value="0.976578436134046" calcext:value-type="float">
            <text:p>0.976578436134046</text:p>
          </table:table-cell>
          <table:table-cell table:style-name="ce6" office:value-type="float" office:value="0.974380767362797" calcext:value-type="float">
            <text:p>0.974380767362797</text:p>
          </table:table-cell>
          <table:table-cell table:style-name="ce6" office:value-type="float" office:value="0.970426582483406" calcext:value-type="float">
            <text:p>0.970426582483406</text:p>
          </table:table-cell>
          <table:table-cell table:style-name="ce6" office:value-type="float" office:value="0.970175651610814" calcext:value-type="float">
            <text:p>0.970175651610814</text:p>
          </table:table-cell>
          <table:table-cell table:style-name="ce6"/>
          <table:table-cell table:style-name="ce2" table:formula="of:=IF([.P89]; 1-[.P89]/MIN([.B89:.O89]); &quot;&quot;)">
            <text:p/>
          </table:table-cell>
          <table:table-cell table:formula="of:=IF([.P89]; 1-[.P89]/MAX([.B89:.O89]); &quot;&quot;)">
            <text:p/>
          </table:table-cell>
          <table:table-cell table:formula="of:=IF([.P89]; 1-[.P89]/AVERAGE([.B89:.O89]); &quot;&quot;)">
            <text:p/>
          </table:table-cell>
          <table:table-cell table:style-name="ce4"/>
          <table:table-cell table:number-columns-repeated="3"/>
          <table:table-cell table:formula="of:=ROUND([.B89];4)*100 &amp;&quot;\%&quot;" office:value-type="string" office:string-value="98.11\%" calcext:value-type="string">
            <text:p>98.11\%</text:p>
          </table:table-cell>
          <table:table-cell table:formula="of:=ROUND([.C89];4)*100 &amp;&quot;\%&quot;" office:value-type="string" office:string-value="97.96\%" calcext:value-type="string">
            <text:p>97.96\%</text:p>
          </table:table-cell>
          <table:table-cell table:formula="of:=ROUND([.D89];4)*100 &amp;&quot;\%&quot;" office:value-type="string" office:string-value="98.1\%" calcext:value-type="string">
            <text:p>98.1\%</text:p>
          </table:table-cell>
          <table:table-cell table:formula="of:=ROUND([.E89];4)*100 &amp;&quot;\%&quot;" office:value-type="string" office:string-value="97.81\%" calcext:value-type="string">
            <text:p>97.81\%</text:p>
          </table:table-cell>
          <table:table-cell table:formula="of:=ROUND([.F89];4)*100 &amp;&quot;\%&quot;" office:value-type="string" office:string-value="97.86\%" calcext:value-type="string">
            <text:p>97.86\%</text:p>
          </table:table-cell>
          <table:table-cell table:formula="of:=ROUND([.G89];4)*100 &amp;&quot;\%&quot;" office:value-type="string" office:string-value="97.2\%" calcext:value-type="string">
            <text:p>97.2\%</text:p>
          </table:table-cell>
          <table:table-cell table:formula="of:=ROUND([.H89];4)*100 &amp;&quot;\%&quot;" office:value-type="string" office:string-value="97.96\%" calcext:value-type="string">
            <text:p>97.96\%</text:p>
          </table:table-cell>
          <table:table-cell table:formula="of:=ROUND([.I89];4)*100 &amp;&quot;\%&quot;" office:value-type="string" office:string-value="98.04\%" calcext:value-type="string">
            <text:p>98.04\%</text:p>
          </table:table-cell>
          <table:table-cell table:formula="of:=ROUND([.J89];4)*100 &amp;&quot;\%&quot;" office:value-type="string" office:string-value="95.21\%" calcext:value-type="string">
            <text:p>95.21\%</text:p>
          </table:table-cell>
          <table:table-cell table:formula="of:=ROUND([.K89];4)*100 &amp;&quot;\%&quot;" office:value-type="string" office:string-value="97.78\%" calcext:value-type="string">
            <text:p>97.78\%</text:p>
          </table:table-cell>
          <table:table-cell table:formula="of:=ROUND([.L89];4)*100 &amp;&quot;\%&quot;" office:value-type="string" office:string-value="97.66\%" calcext:value-type="string">
            <text:p>97.66\%</text:p>
          </table:table-cell>
          <table:table-cell table:formula="of:=ROUND([.M89];4)*100 &amp;&quot;\%&quot;" office:value-type="string" office:string-value="97.44\%" calcext:value-type="string">
            <text:p>97.44\%</text:p>
          </table:table-cell>
          <table:table-cell table:formula="of:=ROUND([.N89];4)*100 &amp;&quot;\%&quot;" office:value-type="string" office:string-value="97.04\%" calcext:value-type="string">
            <text:p>97.04\%</text:p>
          </table:table-cell>
          <table:table-cell table:formula="of:=ROUND([.O89];4)*100 &amp;&quot;\%&quot;" office:value-type="string" office:string-value="97.02\%" calcext:value-type="string">
            <text:p>97.02\%</text:p>
          </table:table-cell>
          <table:table-cell table:formula="of:=ROUND(AVERAGE([.B89:.O89]);4)*100&amp;&quot;\%&quot;" office:value-type="string" office:string-value="97.51\%" calcext:value-type="string">
            <text:p>97.51\%</text:p>
          </table:table-cell>
          <table:table-cell table:formula="of:=ROUND([.P89];4)*100 &amp;&quot;\%&quot;" office:value-type="string" office:string-value="0\%" calcext:value-type="string">
            <text:p>0\%</text:p>
          </table:table-cell>
          <table:table-cell table:style-name="ce2" table:formula="of:=&quot;\hline &quot;&amp;[.X89]&amp;&quot; &amp; &quot;&amp;[.Y89]&amp;&quot; &amp; &quot;&amp;[.Z89]&amp;&quot; &amp; &quot;&amp;[.AA89]&amp;&quot; &amp; &quot;&amp;[.AB89]&amp;&quot; &amp; &quot;&amp;[.AC89]&amp;&quot; &amp; &quot;&amp;[.AD89]&amp;&quot; &amp; &quot;&amp;[.AE89]&amp;&quot; &amp; &quot;&amp;[.AF89]&amp;&quot; &amp; &quot;&amp;[.AG89]&amp;&quot; &amp; &quot;&amp;[.AH89]&amp;&quot; &amp; &quot;&amp;[.AI89]&amp;&quot; &amp; &quot;&amp;[.AJ89]&amp;&quot; &amp; &quot;&amp;[.AK89]&amp;&quot; &amp; &quot;&amp;[.AL89]&amp;&quot; &amp; &quot;&amp;[.AM89]&amp;&quot; \\&quot;" office:value-type="string" office:string-value="\hline 98.11\% &amp; 97.96\% &amp; 98.1\% &amp; 97.81\% &amp; 97.86\% &amp; 97.2\% &amp; 97.96\% &amp; 98.04\% &amp; 95.21\% &amp; 97.78\% &amp; 97.66\% &amp; 97.44\% &amp; 97.04\% &amp; 97.02\% &amp; 97.51\% &amp; 0\% \\" calcext:value-type="string">
            <text:p>\hline 98.11\% &amp; 97.96\% &amp; 98.1\% &amp; 97.81\% &amp; 97.86\% &amp; 97.2\% &amp; 97.96\% &amp; 98.04\% &amp; 95.21\% &amp; 97.78\% &amp; 97.66\% &amp; 97.44\% &amp; 97.04\% &amp; 97.02\% &amp; 97.51\% &amp; 0\% \\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table:style-name="ce5" office:value-type="float" office:value="0.973963963963964" calcext:value-type="float">
            <text:p>0.973963963963964</text:p>
          </table:table-cell>
          <table:table-cell table:style-name="ce6" office:value-type="float" office:value="0.975135135135135" calcext:value-type="float">
            <text:p>0.975135135135135</text:p>
          </table:table-cell>
          <table:table-cell table:style-name="ce6" office:value-type="float" office:value="0.978738738738739" calcext:value-type="float">
            <text:p>0.978738738738739</text:p>
          </table:table-cell>
          <table:table-cell table:style-name="ce6" office:value-type="float" office:value="0.975495495495495" calcext:value-type="float">
            <text:p>0.975495495495495</text:p>
          </table:table-cell>
          <table:table-cell table:style-name="ce6" office:value-type="float" office:value="0.971711711711711" calcext:value-type="float">
            <text:p>0.971711711711711</text:p>
          </table:table-cell>
          <table:table-cell table:style-name="ce6" office:value-type="float" office:value="0.974864864864865" calcext:value-type="float">
            <text:p>0.974864864864865</text:p>
          </table:table-cell>
          <table:table-cell table:style-name="ce6" office:value-type="float" office:value="0.96045045045045" calcext:value-type="float">
            <text:p>0.96045045045045</text:p>
          </table:table-cell>
          <table:table-cell table:style-name="ce6" office:value-type="float" office:value="0.978558558558558" calcext:value-type="float">
            <text:p>0.978558558558558</text:p>
          </table:table-cell>
          <table:table-cell table:style-name="ce6" office:value-type="float" office:value="0.966036036036036" calcext:value-type="float">
            <text:p>0.966036036036036</text:p>
          </table:table-cell>
          <table:table-cell table:style-name="ce6" office:value-type="float" office:value="0.972162162162162" calcext:value-type="float">
            <text:p>0.972162162162162</text:p>
          </table:table-cell>
          <table:table-cell table:style-name="ce6" office:value-type="float" office:value="0.97045045045045" calcext:value-type="float">
            <text:p>0.97045045045045</text:p>
          </table:table-cell>
          <table:table-cell table:style-name="ce6" office:value-type="float" office:value="0.972972972972973" calcext:value-type="float">
            <text:p>0.972972972972973</text:p>
          </table:table-cell>
          <table:table-cell table:style-name="ce6" office:value-type="float" office:value="0.967477477477477" calcext:value-type="float">
            <text:p>0.967477477477477</text:p>
          </table:table-cell>
          <table:table-cell table:style-name="ce6" office:value-type="float" office:value="0.922882882882883" calcext:value-type="float">
            <text:p>0.922882882882883</text:p>
          </table:table-cell>
          <table:table-cell table:style-name="ce6" office:value-type="float" office:value="0.96486485004425" calcext:value-type="float">
            <text:p>0.96486485004425</text:p>
          </table:table-cell>
          <table:table-cell table:style-name="ce2" table:formula="of:=IF([.P90]; 1-[.P90]/MIN([.B90:.O90]); &quot;&quot;)" office:value-type="float" office:value="-0.0454900268929297" calcext:value-type="float">
            <text:p>-0.04549002689293</text:p>
          </table:table-cell>
          <table:table-cell table:formula="of:=IF([.P90]; 1-[.P90]/MAX([.B90:.O90]); &quot;&quot;)" office:value-type="float" office:value="0.0141752728745239" calcext:value-type="float">
            <text:p>0.014175272874524</text:p>
          </table:table-cell>
          <table:table-cell table:formula="of:=IF([.P90]; 1-[.P90]/AVERAGE([.B90:.O90]); &quot;&quot;)" office:value-type="float" office:value="0.0038930304606748" calcext:value-type="float">
            <text:p>0.003893030460675</text:p>
          </table:table-cell>
          <table:table-cell table:style-name="ce4" table:formula="of:=IF([.P90]&gt;MAX([.B90:.O90]); 1; IF([.P90]&gt;AVERAGE([.B90:.O90]); 2; IF([.P90]&gt;MIN([.B90:.O90]); 3; IF([.P90]&gt;MAX([.B90:.O90])*0.75; 4; 5))))" office:value-type="float" office:value="3" calcext:value-type="float">
            <text:p>3</text:p>
          </table:table-cell>
          <table:table-cell/>
          <table:table-cell office:value-type="float" office:value="0.913513541221619" calcext:value-type="float">
            <text:p>0.913513541221619</text:p>
          </table:table-cell>
          <table:table-cell/>
          <table:table-cell table:formula="of:=ROUND([.B90];4)*100 &amp;&quot;\%&quot;" office:value-type="string" office:string-value="97.4\%" calcext:value-type="string">
            <text:p>97.4\%</text:p>
          </table:table-cell>
          <table:table-cell table:formula="of:=ROUND([.C90];4)*100 &amp;&quot;\%&quot;" office:value-type="string" office:string-value="97.51\%" calcext:value-type="string">
            <text:p>97.51\%</text:p>
          </table:table-cell>
          <table:table-cell table:formula="of:=ROUND([.D90];4)*100 &amp;&quot;\%&quot;" office:value-type="string" office:string-value="97.87\%" calcext:value-type="string">
            <text:p>97.87\%</text:p>
          </table:table-cell>
          <table:table-cell table:formula="of:=ROUND([.E90];4)*100 &amp;&quot;\%&quot;" office:value-type="string" office:string-value="97.55\%" calcext:value-type="string">
            <text:p>97.55\%</text:p>
          </table:table-cell>
          <table:table-cell table:formula="of:=ROUND([.F90];4)*100 &amp;&quot;\%&quot;" office:value-type="string" office:string-value="97.17\%" calcext:value-type="string">
            <text:p>97.17\%</text:p>
          </table:table-cell>
          <table:table-cell table:formula="of:=ROUND([.G90];4)*100 &amp;&quot;\%&quot;" office:value-type="string" office:string-value="97.49\%" calcext:value-type="string">
            <text:p>97.49\%</text:p>
          </table:table-cell>
          <table:table-cell table:formula="of:=ROUND([.H90];4)*100 &amp;&quot;\%&quot;" office:value-type="string" office:string-value="96.05\%" calcext:value-type="string">
            <text:p>96.05\%</text:p>
          </table:table-cell>
          <table:table-cell table:formula="of:=ROUND([.I90];4)*100 &amp;&quot;\%&quot;" office:value-type="string" office:string-value="97.86\%" calcext:value-type="string">
            <text:p>97.86\%</text:p>
          </table:table-cell>
          <table:table-cell table:formula="of:=ROUND([.J90];4)*100 &amp;&quot;\%&quot;" office:value-type="string" office:string-value="96.6\%" calcext:value-type="string">
            <text:p>96.6\%</text:p>
          </table:table-cell>
          <table:table-cell table:formula="of:=ROUND([.K90];4)*100 &amp;&quot;\%&quot;" office:value-type="string" office:string-value="97.22\%" calcext:value-type="string">
            <text:p>97.22\%</text:p>
          </table:table-cell>
          <table:table-cell table:formula="of:=ROUND([.L90];4)*100 &amp;&quot;\%&quot;" office:value-type="string" office:string-value="97.05\%" calcext:value-type="string">
            <text:p>97.05\%</text:p>
          </table:table-cell>
          <table:table-cell table:formula="of:=ROUND([.M90];4)*100 &amp;&quot;\%&quot;" office:value-type="string" office:string-value="97.3\%" calcext:value-type="string">
            <text:p>97.3\%</text:p>
          </table:table-cell>
          <table:table-cell table:formula="of:=ROUND([.N90];4)*100 &amp;&quot;\%&quot;" office:value-type="string" office:string-value="96.75\%" calcext:value-type="string">
            <text:p>96.75\%</text:p>
          </table:table-cell>
          <table:table-cell table:formula="of:=ROUND([.O90];4)*100 &amp;&quot;\%&quot;" office:value-type="string" office:string-value="92.29\%" calcext:value-type="string">
            <text:p>92.29\%</text:p>
          </table:table-cell>
          <table:table-cell table:formula="of:=ROUND(AVERAGE([.B90:.O90]);4)*100&amp;&quot;\%&quot;" office:value-type="string" office:string-value="96.86\%" calcext:value-type="string">
            <text:p>96.86\%</text:p>
          </table:table-cell>
          <table:table-cell table:formula="of:=ROUND([.P90];4)*100 &amp;&quot;\%&quot;" office:value-type="string" office:string-value="96.49\%" calcext:value-type="string">
            <text:p>96.49\%</text:p>
          </table:table-cell>
          <table:table-cell table:style-name="ce2" table:formula="of:=&quot;\hline &quot;&amp;[.X90]&amp;&quot; &amp; &quot;&amp;[.Y90]&amp;&quot; &amp; &quot;&amp;[.Z90]&amp;&quot; &amp; &quot;&amp;[.AA90]&amp;&quot; &amp; &quot;&amp;[.AB90]&amp;&quot; &amp; &quot;&amp;[.AC90]&amp;&quot; &amp; &quot;&amp;[.AD90]&amp;&quot; &amp; &quot;&amp;[.AE90]&amp;&quot; &amp; &quot;&amp;[.AF90]&amp;&quot; &amp; &quot;&amp;[.AG90]&amp;&quot; &amp; &quot;&amp;[.AH90]&amp;&quot; &amp; &quot;&amp;[.AI90]&amp;&quot; &amp; &quot;&amp;[.AJ90]&amp;&quot; &amp; &quot;&amp;[.AK90]&amp;&quot; &amp; &quot;&amp;[.AL90]&amp;&quot; &amp; &quot;&amp;[.AM90]&amp;&quot; \\&quot;" office:value-type="string" office:string-value="\hline 97.4\% &amp; 97.51\% &amp; 97.87\% &amp; 97.55\% &amp; 97.17\% &amp; 97.49\% &amp; 96.05\% &amp; 97.86\% &amp; 96.6\% &amp; 97.22\% &amp; 97.05\% &amp; 97.3\% &amp; 96.75\% &amp; 92.29\% &amp; 96.86\% &amp; 96.49\% \\" calcext:value-type="string">
            <text:p>\hline 97.4\% &amp; 97.51\% &amp; 97.87\% &amp; 97.55\% &amp; 97.17\% &amp; 97.49\% &amp; 96.05\% &amp; 97.86\% &amp; 96.6\% &amp; 97.22\% &amp; 97.05\% &amp; 97.3\% &amp; 96.75\% &amp; 92.29\% &amp; 96.86\% &amp; 96.49\% \\</text:p>
          </table:table-cell>
        </table:table-row>
        <table:table-row table:style-name="ro1">
          <table:table-cell office:value-type="string" calcext:value-type="string">
            <text:p>SwedishLeaf</text:p>
          </table:table-cell>
          <table:table-cell table:style-name="ce5" office:value-type="float" office:value="0.96192" calcext:value-type="float">
            <text:p>0.96192</text:p>
          </table:table-cell>
          <table:table-cell table:style-name="ce6" office:value-type="float" office:value="0.94944" calcext:value-type="float">
            <text:p>0.94944</text:p>
          </table:table-cell>
          <table:table-cell table:style-name="ce6" office:value-type="float" office:value="0.9632" calcext:value-type="float">
            <text:p>0.9632</text:p>
          </table:table-cell>
          <table:table-cell table:style-name="ce6" office:value-type="float" office:value="0.96976" calcext:value-type="float">
            <text:p>0.96976</text:p>
          </table:table-cell>
          <table:table-cell table:style-name="ce6" office:value-type="float" office:value="0.933973333333333" calcext:value-type="float">
            <text:p>0.933973333333333</text:p>
          </table:table-cell>
          <table:table-cell table:style-name="ce6" office:value-type="float" office:value="0.95856" calcext:value-type="float">
            <text:p>0.95856</text:p>
          </table:table-cell>
          <table:table-cell table:style-name="ce6" office:value-type="float" office:value="0.953066666666667" calcext:value-type="float">
            <text:p>0.953066666666667</text:p>
          </table:table-cell>
          <table:table-cell table:style-name="ce6" office:value-type="float" office:value="0.9576" calcext:value-type="float">
            <text:p>0.9576</text:p>
          </table:table-cell>
          <table:table-cell table:style-name="ce6" office:value-type="float" office:value="0.92544" calcext:value-type="float">
            <text:p>0.92544</text:p>
          </table:table-cell>
          <table:table-cell table:style-name="ce6" office:value-type="float" office:value="0.91056" calcext:value-type="float">
            <text:p>0.91056</text:p>
          </table:table-cell>
          <table:table-cell table:style-name="ce6" office:value-type="float" office:value="0.92016" calcext:value-type="float">
            <text:p>0.92016</text:p>
          </table:table-cell>
          <table:table-cell table:style-name="ce6" office:value-type="float" office:value="0.922933333333333" calcext:value-type="float">
            <text:p>0.922933333333333</text:p>
          </table:table-cell>
          <table:table-cell table:style-name="ce6" office:value-type="float" office:value="0.897866666666667" calcext:value-type="float">
            <text:p>0.897866666666667</text:p>
          </table:table-cell>
          <table:table-cell table:style-name="ce6" office:value-type="float" office:value="0.88048" calcext:value-type="float">
            <text:p>0.88048</text:p>
          </table:table-cell>
          <table:table-cell table:style-name="ce6" office:value-type="float" office:value="0.924799978733063" calcext:value-type="float">
            <text:p>0.924799978733063</text:p>
          </table:table-cell>
          <table:table-cell table:style-name="ce2" table:formula="of:=IF([.P91]; 1-[.P91]/MIN([.B91:.O91]); &quot;&quot;)" office:value-type="float" office:value="-0.0503361561115108" calcext:value-type="float">
            <text:p>-0.050336156111511</text:p>
          </table:table-cell>
          <table:table-cell table:formula="of:=IF([.P91]; 1-[.P91]/MAX([.B91:.O91]); &quot;&quot;)" office:value-type="float" office:value="0.0463620084009827" calcext:value-type="float">
            <text:p>0.046362008400983</text:p>
          </table:table-cell>
          <table:table-cell table:formula="of:=IF([.P91]; 1-[.P91]/AVERAGE([.B91:.O91]); &quot;&quot;)" office:value-type="float" office:value="0.0120382128398041" calcext:value-type="float">
            <text:p>0.012038212839804</text:p>
          </table:table-cell>
          <table:table-cell table:style-name="ce4" table:formula="of:=IF([.P91]&gt;MAX([.B91:.O91]); 1; IF([.P91]&gt;AVERAGE([.B91:.O91]); 2; IF([.P91]&gt;MIN([.B91:.O91]); 3; IF([.P91]&gt;MAX([.B91:.O91])*0.75; 4; 5))))" office:value-type="float" office:value="3" calcext:value-type="float">
            <text:p>3</text:p>
          </table:table-cell>
          <table:table-cell/>
          <table:table-cell office:value-type="float" office:value="0.913600027561188" calcext:value-type="float">
            <text:p>0.913600027561188</text:p>
          </table:table-cell>
          <table:table-cell/>
          <table:table-cell table:formula="of:=ROUND([.B91];4)*100 &amp;&quot;\%&quot;" office:value-type="string" office:string-value="96.19\%" calcext:value-type="string">
            <text:p>96.19\%</text:p>
          </table:table-cell>
          <table:table-cell table:formula="of:=ROUND([.C91];4)*100 &amp;&quot;\%&quot;" office:value-type="string" office:string-value="94.94\%" calcext:value-type="string">
            <text:p>94.94\%</text:p>
          </table:table-cell>
          <table:table-cell table:formula="of:=ROUND([.D91];4)*100 &amp;&quot;\%&quot;" office:value-type="string" office:string-value="96.32\%" calcext:value-type="string">
            <text:p>96.32\%</text:p>
          </table:table-cell>
          <table:table-cell table:formula="of:=ROUND([.E91];4)*100 &amp;&quot;\%&quot;" office:value-type="string" office:string-value="96.98\%" calcext:value-type="string">
            <text:p>96.98\%</text:p>
          </table:table-cell>
          <table:table-cell table:formula="of:=ROUND([.F91];4)*100 &amp;&quot;\%&quot;" office:value-type="string" office:string-value="93.4\%" calcext:value-type="string">
            <text:p>93.4\%</text:p>
          </table:table-cell>
          <table:table-cell table:formula="of:=ROUND([.G91];4)*100 &amp;&quot;\%&quot;" office:value-type="string" office:string-value="95.86\%" calcext:value-type="string">
            <text:p>95.86\%</text:p>
          </table:table-cell>
          <table:table-cell table:formula="of:=ROUND([.H91];4)*100 &amp;&quot;\%&quot;" office:value-type="string" office:string-value="95.31\%" calcext:value-type="string">
            <text:p>95.31\%</text:p>
          </table:table-cell>
          <table:table-cell table:formula="of:=ROUND([.I91];4)*100 &amp;&quot;\%&quot;" office:value-type="string" office:string-value="95.76\%" calcext:value-type="string">
            <text:p>95.76\%</text:p>
          </table:table-cell>
          <table:table-cell table:formula="of:=ROUND([.J91];4)*100 &amp;&quot;\%&quot;" office:value-type="string" office:string-value="92.54\%" calcext:value-type="string">
            <text:p>92.54\%</text:p>
          </table:table-cell>
          <table:table-cell table:formula="of:=ROUND([.K91];4)*100 &amp;&quot;\%&quot;" office:value-type="string" office:string-value="91.06\%" calcext:value-type="string">
            <text:p>91.06\%</text:p>
          </table:table-cell>
          <table:table-cell table:formula="of:=ROUND([.L91];4)*100 &amp;&quot;\%&quot;" office:value-type="string" office:string-value="92.02\%" calcext:value-type="string">
            <text:p>92.02\%</text:p>
          </table:table-cell>
          <table:table-cell table:formula="of:=ROUND([.M91];4)*100 &amp;&quot;\%&quot;" office:value-type="string" office:string-value="92.29\%" calcext:value-type="string">
            <text:p>92.29\%</text:p>
          </table:table-cell>
          <table:table-cell table:formula="of:=ROUND([.N91];4)*100 &amp;&quot;\%&quot;" office:value-type="string" office:string-value="89.79\%" calcext:value-type="string">
            <text:p>89.79\%</text:p>
          </table:table-cell>
          <table:table-cell table:formula="of:=ROUND([.O91];4)*100 &amp;&quot;\%&quot;" office:value-type="string" office:string-value="88.05\%" calcext:value-type="string">
            <text:p>88.05\%</text:p>
          </table:table-cell>
          <table:table-cell table:formula="of:=ROUND(AVERAGE([.B91:.O91]);4)*100&amp;&quot;\%&quot;" office:value-type="string" office:string-value="93.61\%" calcext:value-type="string">
            <text:p>93.61\%</text:p>
          </table:table-cell>
          <table:table-cell table:formula="of:=ROUND([.P91];4)*100 &amp;&quot;\%&quot;" office:value-type="string" office:string-value="92.48\%" calcext:value-type="string">
            <text:p>92.48\%</text:p>
          </table:table-cell>
          <table:table-cell table:style-name="ce2" table:formula="of:=&quot;\hline &quot;&amp;[.X91]&amp;&quot; &amp; &quot;&amp;[.Y91]&amp;&quot; &amp; &quot;&amp;[.Z91]&amp;&quot; &amp; &quot;&amp;[.AA91]&amp;&quot; &amp; &quot;&amp;[.AB91]&amp;&quot; &amp; &quot;&amp;[.AC91]&amp;&quot; &amp; &quot;&amp;[.AD91]&amp;&quot; &amp; &quot;&amp;[.AE91]&amp;&quot; &amp; &quot;&amp;[.AF91]&amp;&quot; &amp; &quot;&amp;[.AG91]&amp;&quot; &amp; &quot;&amp;[.AH91]&amp;&quot; &amp; &quot;&amp;[.AI91]&amp;&quot; &amp; &quot;&amp;[.AJ91]&amp;&quot; &amp; &quot;&amp;[.AK91]&amp;&quot; &amp; &quot;&amp;[.AL91]&amp;&quot; &amp; &quot;&amp;[.AM91]&amp;&quot; \\&quot;" office:value-type="string" office:string-value="\hline 96.19\% &amp; 94.94\% &amp; 96.32\% &amp; 96.98\% &amp; 93.4\% &amp; 95.86\% &amp; 95.31\% &amp; 95.76\% &amp; 92.54\% &amp; 91.06\% &amp; 92.02\% &amp; 92.29\% &amp; 89.79\% &amp; 88.05\% &amp; 93.61\% &amp; 92.48\% \\" calcext:value-type="string">
            <text:p>\hline 96.19\% &amp; 94.94\% &amp; 96.32\% &amp; 96.98\% &amp; 93.4\% &amp; 95.86\% &amp; 95.31\% &amp; 95.76\% &amp; 92.54\% &amp; 91.06\% &amp; 92.02\% &amp; 92.29\% &amp; 89.79\% &amp; 88.05\% &amp; 93.61\% &amp; 92.48\% \\</text:p>
          </table:table-cell>
        </table:table-row>
        <table:table-row table:style-name="ro1">
          <table:table-cell office:value-type="string" calcext:value-type="string">
            <text:p>Symbols</text:p>
          </table:table-cell>
          <table:table-cell table:style-name="ce5" office:value-type="float" office:value="0.970820770519263" calcext:value-type="float">
            <text:p>0.970820770519263</text:p>
          </table:table-cell>
          <table:table-cell table:style-name="ce6" office:value-type="float" office:value="0.968509212730318" calcext:value-type="float">
            <text:p>0.968509212730318</text:p>
          </table:table-cell>
          <table:table-cell table:style-name="ce6" office:value-type="float" office:value="0.96857621440536" calcext:value-type="float">
            <text:p>0.96857621440536</text:p>
          </table:table-cell>
          <table:table-cell table:style-name="ce6" office:value-type="float" office:value="0.969581239530988" calcext:value-type="float">
            <text:p>0.969581239530988</text:p>
          </table:table-cell>
          <table:table-cell table:style-name="ce6" office:value-type="float" office:value="0.901407035175879" calcext:value-type="float">
            <text:p>0.901407035175879</text:p>
          </table:table-cell>
          <table:table-cell table:style-name="ce6" office:value-type="float" office:value="0.946700167504188" calcext:value-type="float">
            <text:p>0.946700167504188</text:p>
          </table:table-cell>
          <table:table-cell table:style-name="ce6" office:value-type="float" office:value="0.967035175879397" calcext:value-type="float">
            <text:p>0.967035175879397</text:p>
          </table:table-cell>
          <table:table-cell table:style-name="ce6" office:value-type="float" office:value="0.95323283082077" calcext:value-type="float">
            <text:p>0.95323283082077</text:p>
          </table:table-cell>
          <table:table-cell table:style-name="ce6" office:value-type="float" office:value="0.964154103852596" calcext:value-type="float">
            <text:p>0.964154103852596</text:p>
          </table:table-cell>
          <table:table-cell table:style-name="ce6" office:value-type="float" office:value="0.96251256281407" calcext:value-type="float">
            <text:p>0.96251256281407</text:p>
          </table:table-cell>
          <table:table-cell table:style-name="ce6" office:value-type="float" office:value="0.963182579564489" calcext:value-type="float">
            <text:p>0.963182579564489</text:p>
          </table:table-cell>
          <table:table-cell table:style-name="ce6" office:value-type="float" office:value="0.912730318257956" calcext:value-type="float">
            <text:p>0.912730318257956</text:p>
          </table:table-cell>
          <table:table-cell table:style-name="ce6" office:value-type="float" office:value="0.877889447236181" calcext:value-type="float">
            <text:p>0.877889447236181</text:p>
          </table:table-cell>
          <table:table-cell table:style-name="ce6" office:value-type="float" office:value="0.948006700167504" calcext:value-type="float">
            <text:p>0.948006700167504</text:p>
          </table:table-cell>
          <table:table-cell table:style-name="ce6" office:value-type="float" office:value="0.845226109027862" calcext:value-type="float">
            <text:p>0.845226109027862</text:p>
          </table:table-cell>
          <table:table-cell table:style-name="ce2" table:formula="of:=IF([.P92]; 1-[.P92]/MIN([.B92:.O92]); &quot;&quot;)" office:value-type="float" office:value="0.0372066645876101" calcext:value-type="float">
            <text:p>0.03720666458761</text:p>
          </table:table-cell>
          <table:table-cell table:formula="of:=IF([.P92]; 1-[.P92]/MAX([.B92:.O92]); &quot;&quot;)" office:value-type="float" office:value="0.12936956573789" calcext:value-type="float">
            <text:p>0.12936956573789</text:p>
          </table:table-cell>
          <table:table-cell table:formula="of:=IF([.P92]; 1-[.P92]/AVERAGE([.B92:.O92]); &quot;&quot;)" office:value-type="float" office:value="0.108568336375916" calcext:value-type="float">
            <text:p>0.108568336375916</text:p>
          </table:table-cell>
          <table:table-cell table:style-name="ce4" table:formula="of:=IF([.P92]&gt;MAX([.B92:.O92]); 1; IF([.P92]&gt;AVERAGE([.B92:.O92]); 2; IF([.P92]&gt;MIN([.B92:.O92]); 3; IF([.P92]&gt;MAX([.B92:.O92])*0.75; 4; 5))))" office:value-type="float" office:value="4" calcext:value-type="float">
            <text:p>4</text:p>
          </table:table-cell>
          <table:table-cell/>
          <table:table-cell office:value-type="float" office:value="0.770854294300079" calcext:value-type="float">
            <text:p>0.770854294300079</text:p>
          </table:table-cell>
          <table:table-cell/>
          <table:table-cell table:formula="of:=ROUND([.B92];4)*100 &amp;&quot;\%&quot;" office:value-type="string" office:string-value="97.08\%" calcext:value-type="string">
            <text:p>97.08\%</text:p>
          </table:table-cell>
          <table:table-cell table:formula="of:=ROUND([.C92];4)*100 &amp;&quot;\%&quot;" office:value-type="string" office:string-value="96.85\%" calcext:value-type="string">
            <text:p>96.85\%</text:p>
          </table:table-cell>
          <table:table-cell table:formula="of:=ROUND([.D92];4)*100 &amp;&quot;\%&quot;" office:value-type="string" office:string-value="96.86\%" calcext:value-type="string">
            <text:p>96.86\%</text:p>
          </table:table-cell>
          <table:table-cell table:formula="of:=ROUND([.E92];4)*100 &amp;&quot;\%&quot;" office:value-type="string" office:string-value="96.96\%" calcext:value-type="string">
            <text:p>96.96\%</text:p>
          </table:table-cell>
          <table:table-cell table:formula="of:=ROUND([.F92];4)*100 &amp;&quot;\%&quot;" office:value-type="string" office:string-value="90.14\%" calcext:value-type="string">
            <text:p>90.14\%</text:p>
          </table:table-cell>
          <table:table-cell table:formula="of:=ROUND([.G92];4)*100 &amp;&quot;\%&quot;" office:value-type="string" office:string-value="94.67\%" calcext:value-type="string">
            <text:p>94.67\%</text:p>
          </table:table-cell>
          <table:table-cell table:formula="of:=ROUND([.H92];4)*100 &amp;&quot;\%&quot;" office:value-type="string" office:string-value="96.7\%" calcext:value-type="string">
            <text:p>96.7\%</text:p>
          </table:table-cell>
          <table:table-cell table:formula="of:=ROUND([.I92];4)*100 &amp;&quot;\%&quot;" office:value-type="string" office:string-value="95.32\%" calcext:value-type="string">
            <text:p>95.32\%</text:p>
          </table:table-cell>
          <table:table-cell table:formula="of:=ROUND([.J92];4)*100 &amp;&quot;\%&quot;" office:value-type="string" office:string-value="96.42\%" calcext:value-type="string">
            <text:p>96.42\%</text:p>
          </table:table-cell>
          <table:table-cell table:formula="of:=ROUND([.K92];4)*100 &amp;&quot;\%&quot;" office:value-type="string" office:string-value="96.25\%" calcext:value-type="string">
            <text:p>96.25\%</text:p>
          </table:table-cell>
          <table:table-cell table:formula="of:=ROUND([.L92];4)*100 &amp;&quot;\%&quot;" office:value-type="string" office:string-value="96.32\%" calcext:value-type="string">
            <text:p>96.32\%</text:p>
          </table:table-cell>
          <table:table-cell table:formula="of:=ROUND([.M92];4)*100 &amp;&quot;\%&quot;" office:value-type="string" office:string-value="91.27\%" calcext:value-type="string">
            <text:p>91.27\%</text:p>
          </table:table-cell>
          <table:table-cell table:formula="of:=ROUND([.N92];4)*100 &amp;&quot;\%&quot;" office:value-type="string" office:string-value="87.79\%" calcext:value-type="string">
            <text:p>87.79\%</text:p>
          </table:table-cell>
          <table:table-cell table:formula="of:=ROUND([.O92];4)*100 &amp;&quot;\%&quot;" office:value-type="string" office:string-value="94.8\%" calcext:value-type="string">
            <text:p>94.8\%</text:p>
          </table:table-cell>
          <table:table-cell table:formula="of:=ROUND(AVERAGE([.B92:.O92]);4)*100&amp;&quot;\%&quot;" office:value-type="string" office:string-value="94.82\%" calcext:value-type="string">
            <text:p>94.82\%</text:p>
          </table:table-cell>
          <table:table-cell table:formula="of:=ROUND([.P92];4)*100 &amp;&quot;\%&quot;" office:value-type="string" office:string-value="84.52\%" calcext:value-type="string">
            <text:p>84.52\%</text:p>
          </table:table-cell>
          <table:table-cell table:style-name="ce2" table:formula="of:=&quot;\hline &quot;&amp;[.X92]&amp;&quot; &amp; &quot;&amp;[.Y92]&amp;&quot; &amp; &quot;&amp;[.Z92]&amp;&quot; &amp; &quot;&amp;[.AA92]&amp;&quot; &amp; &quot;&amp;[.AB92]&amp;&quot; &amp; &quot;&amp;[.AC92]&amp;&quot; &amp; &quot;&amp;[.AD92]&amp;&quot; &amp; &quot;&amp;[.AE92]&amp;&quot; &amp; &quot;&amp;[.AF92]&amp;&quot; &amp; &quot;&amp;[.AG92]&amp;&quot; &amp; &quot;&amp;[.AH92]&amp;&quot; &amp; &quot;&amp;[.AI92]&amp;&quot; &amp; &quot;&amp;[.AJ92]&amp;&quot; &amp; &quot;&amp;[.AK92]&amp;&quot; &amp; &quot;&amp;[.AL92]&amp;&quot; &amp; &quot;&amp;[.AM92]&amp;&quot; \\&quot;" office:value-type="string" office:string-value="\hline 97.08\% &amp; 96.85\% &amp; 96.86\% &amp; 96.96\% &amp; 90.14\% &amp; 94.67\% &amp; 96.7\% &amp; 95.32\% &amp; 96.42\% &amp; 96.25\% &amp; 96.32\% &amp; 91.27\% &amp; 87.79\% &amp; 94.8\% &amp; 94.82\% &amp; 84.52\% \\" calcext:value-type="string">
            <text:p>\hline 97.08\% &amp; 96.85\% &amp; 96.86\% &amp; 96.96\% &amp; 90.14\% &amp; 94.67\% &amp; 96.7\% &amp; 95.32\% &amp; 96.42\% &amp; 96.25\% &amp; 96.32\% &amp; 91.27\% &amp; 87.79\% &amp; 94.8\% &amp; 94.82\% &amp; 84.52\% \\</text:p>
          </table:table-cell>
        </table:table-row>
        <table:table-row table:style-name="ro1">
          <table:table-cell office:value-type="string" calcext:value-type="string">
            <text:p>SyntheticControl</text:p>
          </table:table-cell>
          <table:table-cell table:style-name="ce5" office:value-type="float" office:value="0.999" calcext:value-type="float">
            <text:p>0.999</text:p>
          </table:table-cell>
          <table:table-cell table:style-name="ce6" office:value-type="float" office:value="0.994222222222222" calcext:value-type="float">
            <text:p>0.994222222222222</text:p>
          </table:table-cell>
          <table:table-cell table:style-name="ce6" office:value-type="float" office:value="0.997777777777777" calcext:value-type="float">
            <text:p>0.997777777777777</text:p>
          </table:table-cell>
          <table:table-cell table:style-name="ce6" office:value-type="float" office:value="0.995777777777778" calcext:value-type="float">
            <text:p>0.995777777777778</text:p>
          </table:table-cell>
          <table:table-cell table:style-name="ce6" office:value-type="float" office:value="0.991888888888889" calcext:value-type="float">
            <text:p>0.991888888888889</text:p>
          </table:table-cell>
          <table:table-cell table:style-name="ce6" office:value-type="float" office:value="0.994444444444444" calcext:value-type="float">
            <text:p>0.994444444444444</text:p>
          </table:table-cell>
          <table:table-cell table:style-name="ce6" office:value-type="float" office:value="0.998333333333333" calcext:value-type="float">
            <text:p>0.998333333333333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964888888888889" calcext:value-type="float">
            <text:p>0.964888888888889</text:p>
          </table:table-cell>
          <table:table-cell table:style-name="ce6" office:value-type="float" office:value="0.951111111111111" calcext:value-type="float">
            <text:p>0.951111111111111</text:p>
          </table:table-cell>
          <table:table-cell table:style-name="ce6" office:value-type="float" office:value="0.966555555555556" calcext:value-type="float">
            <text:p>0.966555555555556</text:p>
          </table:table-cell>
          <table:table-cell table:style-name="ce6" office:value-type="float" office:value="0.677888888888889" calcext:value-type="float">
            <text:p>0.677888888888889</text:p>
          </table:table-cell>
          <table:table-cell table:style-name="ce6" office:value-type="float" office:value="0.991555555555555" calcext:value-type="float">
            <text:p>0.991555555555555</text:p>
          </table:table-cell>
          <table:table-cell table:style-name="ce6" office:value-type="float" office:value="0.967" calcext:value-type="float">
            <text:p>0.967</text:p>
          </table:table-cell>
          <table:table-cell table:style-name="ce6" office:value-type="float" office:value="0.956666648387909" calcext:value-type="float">
            <text:p>0.956666648387909</text:p>
          </table:table-cell>
          <table:table-cell table:style-name="ce2" table:formula="of:=IF([.P93]; 1-[.P93]/MIN([.B93:.O93]); &quot;&quot;)" office:value-type="float" office:value="-0.411244031386851" calcext:value-type="float">
            <text:p>-0.411244031386851</text:p>
          </table:table-cell>
          <table:table-cell table:formula="of:=IF([.P93]; 1-[.P93]/MAX([.B93:.O93]); &quot;&quot;)" office:value-type="float" office:value="0.0423757273394304" calcext:value-type="float">
            <text:p>0.04237572733943</text:p>
          </table:table-cell>
          <table:table-cell table:formula="of:=IF([.P93]; 1-[.P93]/AVERAGE([.B93:.O93]); &quot;&quot;)" office:value-type="float" office:value="0.00624089881137602" calcext:value-type="float">
            <text:p>0.006240898811376</text:p>
          </table:table-cell>
          <table:table-cell table:style-name="ce4" table:formula="of:=IF([.P93]&gt;MAX([.B93:.O93]); 1; IF([.P93]&gt;AVERAGE([.B93:.O93]); 2; IF([.P93]&gt;MIN([.B93:.O93]); 3; IF([.P93]&gt;MAX([.B93:.O93])*0.75; 4; 5))))" office:value-type="float" office:value="3" calcext:value-type="float">
            <text:p>3</text:p>
          </table:table-cell>
          <table:table-cell/>
          <table:table-cell office:value-type="float" office:value="0.936666667461395" calcext:value-type="float">
            <text:p>0.936666667461395</text:p>
          </table:table-cell>
          <table:table-cell/>
          <table:table-cell table:formula="of:=ROUND([.B93];4)*100 &amp;&quot;\%&quot;" office:value-type="string" office:string-value="99.9\%" calcext:value-type="string">
            <text:p>99.9\%</text:p>
          </table:table-cell>
          <table:table-cell table:formula="of:=ROUND([.C93];4)*100 &amp;&quot;\%&quot;" office:value-type="string" office:string-value="99.42\%" calcext:value-type="string">
            <text:p>99.42\%</text:p>
          </table:table-cell>
          <table:table-cell table:formula="of:=ROUND([.D93];4)*100 &amp;&quot;\%&quot;" office:value-type="string" office:string-value="99.78\%" calcext:value-type="string">
            <text:p>99.78\%</text:p>
          </table:table-cell>
          <table:table-cell table:formula="of:=ROUND([.E93];4)*100 &amp;&quot;\%&quot;" office:value-type="string" office:string-value="99.58\%" calcext:value-type="string">
            <text:p>99.58\%</text:p>
          </table:table-cell>
          <table:table-cell table:formula="of:=ROUND([.F93];4)*100 &amp;&quot;\%&quot;" office:value-type="string" office:string-value="99.19\%" calcext:value-type="string">
            <text:p>99.19\%</text:p>
          </table:table-cell>
          <table:table-cell table:formula="of:=ROUND([.G93];4)*100 &amp;&quot;\%&quot;" office:value-type="string" office:string-value="99.44\%" calcext:value-type="string">
            <text:p>99.44\%</text:p>
          </table:table-cell>
          <table:table-cell table:formula="of:=ROUND([.H93];4)*100 &amp;&quot;\%&quot;" office:value-type="string" office:string-value="99.83\%" calcext:value-type="string">
            <text:p>99.83\%</text:p>
          </table:table-cell>
          <table:table-cell table:formula="of:=ROUND([.I93];4)*100 &amp;&quot;\%&quot;" office:value-type="string" office:string-value="98.7\%" calcext:value-type="string">
            <text:p>98.7\%</text:p>
          </table:table-cell>
          <table:table-cell table:formula="of:=ROUND([.J93];4)*100 &amp;&quot;\%&quot;" office:value-type="string" office:string-value="96.49\%" calcext:value-type="string">
            <text:p>96.49\%</text:p>
          </table:table-cell>
          <table:table-cell table:formula="of:=ROUND([.K93];4)*100 &amp;&quot;\%&quot;" office:value-type="string" office:string-value="95.11\%" calcext:value-type="string">
            <text:p>95.11\%</text:p>
          </table:table-cell>
          <table:table-cell table:formula="of:=ROUND([.L93];4)*100 &amp;&quot;\%&quot;" office:value-type="string" office:string-value="96.66\%" calcext:value-type="string">
            <text:p>96.66\%</text:p>
          </table:table-cell>
          <table:table-cell table:formula="of:=ROUND([.M93];4)*100 &amp;&quot;\%&quot;" office:value-type="string" office:string-value="67.79\%" calcext:value-type="string">
            <text:p>67.79\%</text:p>
          </table:table-cell>
          <table:table-cell table:formula="of:=ROUND([.N93];4)*100 &amp;&quot;\%&quot;" office:value-type="string" office:string-value="99.16\%" calcext:value-type="string">
            <text:p>99.16\%</text:p>
          </table:table-cell>
          <table:table-cell table:formula="of:=ROUND([.O93];4)*100 &amp;&quot;\%&quot;" office:value-type="string" office:string-value="96.7\%" calcext:value-type="string">
            <text:p>96.7\%</text:p>
          </table:table-cell>
          <table:table-cell table:formula="of:=ROUND(AVERAGE([.B93:.O93]);4)*100&amp;&quot;\%&quot;" office:value-type="string" office:string-value="96.27\%" calcext:value-type="string">
            <text:p>96.27\%</text:p>
          </table:table-cell>
          <table:table-cell table:formula="of:=ROUND([.P93];4)*100 &amp;&quot;\%&quot;" office:value-type="string" office:string-value="95.67\%" calcext:value-type="string">
            <text:p>95.67\%</text:p>
          </table:table-cell>
          <table:table-cell table:style-name="ce2" table:formula="of:=&quot;\hline &quot;&amp;[.X93]&amp;&quot; &amp; &quot;&amp;[.Y93]&amp;&quot; &amp; &quot;&amp;[.Z93]&amp;&quot; &amp; &quot;&amp;[.AA93]&amp;&quot; &amp; &quot;&amp;[.AB93]&amp;&quot; &amp; &quot;&amp;[.AC93]&amp;&quot; &amp; &quot;&amp;[.AD93]&amp;&quot; &amp; &quot;&amp;[.AE93]&amp;&quot; &amp; &quot;&amp;[.AF93]&amp;&quot; &amp; &quot;&amp;[.AG93]&amp;&quot; &amp; &quot;&amp;[.AH93]&amp;&quot; &amp; &quot;&amp;[.AI93]&amp;&quot; &amp; &quot;&amp;[.AJ93]&amp;&quot; &amp; &quot;&amp;[.AK93]&amp;&quot; &amp; &quot;&amp;[.AL93]&amp;&quot; &amp; &quot;&amp;[.AM93]&amp;&quot; \\&quot;" office:value-type="string" office:string-value="\hline 99.9\% &amp; 99.42\% &amp; 99.78\% &amp; 99.58\% &amp; 99.19\% &amp; 99.44\% &amp; 99.83\% &amp; 98.7\% &amp; 96.49\% &amp; 95.11\% &amp; 96.66\% &amp; 67.79\% &amp; 99.16\% &amp; 96.7\% &amp; 96.27\% &amp; 95.67\% \\" calcext:value-type="string">
            <text:p>\hline 99.9\% &amp; 99.42\% &amp; 99.78\% &amp; 99.58\% &amp; 99.19\% &amp; 99.44\% &amp; 99.83\% &amp; 98.7\% &amp; 96.49\% &amp; 95.11\% &amp; 96.66\% &amp; 67.79\% &amp; 99.16\% &amp; 96.7\% &amp; 96.27\% &amp; 95.67\% \\</text:p>
          </table:table-cell>
        </table:table-row>
        <table:table-row table:style-name="ro1">
          <table:table-cell office:value-type="string" calcext:value-type="string">
            <text:p>ToeSegmentation1</text:p>
          </table:table-cell>
          <table:table-cell table:style-name="ce5" office:value-type="float" office:value="0.959795321637426" calcext:value-type="float">
            <text:p>0.959795321637426</text:p>
          </table:table-cell>
          <table:table-cell table:style-name="ce6" office:value-type="float" office:value="0.959649122807017" calcext:value-type="float">
            <text:p>0.959649122807017</text:p>
          </table:table-cell>
          <table:table-cell table:style-name="ce6" office:value-type="float" office:value="0.932894736842106" calcext:value-type="float">
            <text:p>0.932894736842106</text:p>
          </table:table-cell>
          <table:table-cell table:style-name="ce6" office:value-type="float" office:value="0.953070175438596" calcext:value-type="float">
            <text:p>0.953070175438596</text:p>
          </table:table-cell>
          <table:table-cell table:style-name="ce6" office:value-type="float" office:value="0.953362573099415" calcext:value-type="float">
            <text:p>0.953362573099415</text:p>
          </table:table-cell>
          <table:table-cell table:style-name="ce6" office:value-type="float" office:value="0.954239766081871" calcext:value-type="float">
            <text:p>0.954239766081871</text:p>
          </table:table-cell>
          <table:table-cell table:style-name="ce6" office:value-type="float" office:value="0.835526315789474" calcext:value-type="float">
            <text:p>0.835526315789474</text:p>
          </table:table-cell>
          <table:table-cell table:style-name="ce6" office:value-type="float" office:value="0.942982456140351" calcext:value-type="float">
            <text:p>0.942982456140351</text:p>
          </table:table-cell>
          <table:table-cell table:style-name="ce6" office:value-type="float" office:value="0.920321637426901" calcext:value-type="float">
            <text:p>0.920321637426901</text:p>
          </table:table-cell>
          <table:table-cell table:style-name="ce6" office:value-type="float" office:value="0.951754385964912" calcext:value-type="float">
            <text:p>0.951754385964912</text:p>
          </table:table-cell>
          <table:table-cell table:style-name="ce6" office:value-type="float" office:value="0.92485380116959" calcext:value-type="float">
            <text:p>0.92485380116959</text:p>
          </table:table-cell>
          <table:table-cell table:style-name="ce6" office:value-type="float" office:value="0.880409356725146" calcext:value-type="float">
            <text:p>0.880409356725146</text:p>
          </table:table-cell>
          <table:table-cell table:style-name="ce6" office:value-type="float" office:value="0.667105263157895" calcext:value-type="float">
            <text:p>0.667105263157895</text:p>
          </table:table-cell>
          <table:table-cell table:style-name="ce6" office:value-type="float" office:value="0.812719298245614" calcext:value-type="float">
            <text:p>0.812719298245614</text:p>
          </table:table-cell>
          <table:table-cell table:style-name="ce6" office:value-type="float" office:value="0.706140339374542" calcext:value-type="float">
            <text:p>0.706140339374542</text:p>
          </table:table-cell>
          <table:table-cell table:style-name="ce2" table:formula="of:=IF([.P94]; 1-[.P94]/MIN([.B94:.O94]); &quot;&quot;)" office:value-type="float" office:value="-0.0585141181945792" calcext:value-type="float">
            <text:p>-0.058514118194579</text:p>
          </table:table-cell>
          <table:table-cell table:formula="of:=IF([.P94]; 1-[.P94]/MAX([.B94:.O94]); &quot;&quot;)" office:value-type="float" office:value="0.264280286165747" calcext:value-type="float">
            <text:p>0.264280286165747</text:p>
          </table:table-cell>
          <table:table-cell table:formula="of:=IF([.P94]; 1-[.P94]/AVERAGE([.B94:.O94]); &quot;&quot;)" office:value-type="float" office:value="0.218419514101204" calcext:value-type="float">
            <text:p>0.218419514101204</text:p>
          </table:table-cell>
          <table:table-cell table:style-name="ce4" table:formula="of:=IF([.P94]&gt;MAX([.B94:.O94]); 1; IF([.P94]&gt;AVERAGE([.B94:.O94]); 2; IF([.P94]&gt;MIN([.B94:.O94]); 3; IF([.P94]&gt;MAX([.B94:.O94])*0.75; 4; 5))))" office:value-type="float" office:value="3" calcext:value-type="float">
            <text:p>3</text:p>
          </table:table-cell>
          <table:table-cell/>
          <table:table-cell office:value-type="float" office:value="0.84649121761322" calcext:value-type="float">
            <text:p>0.84649121761322</text:p>
          </table:table-cell>
          <table:table-cell/>
          <table:table-cell table:formula="of:=ROUND([.B94];4)*100 &amp;&quot;\%&quot;" office:value-type="string" office:string-value="95.98\%" calcext:value-type="string">
            <text:p>95.98\%</text:p>
          </table:table-cell>
          <table:table-cell table:formula="of:=ROUND([.C94];4)*100 &amp;&quot;\%&quot;" office:value-type="string" office:string-value="95.96\%" calcext:value-type="string">
            <text:p>95.96\%</text:p>
          </table:table-cell>
          <table:table-cell table:formula="of:=ROUND([.D94];4)*100 &amp;&quot;\%&quot;" office:value-type="string" office:string-value="93.29\%" calcext:value-type="string">
            <text:p>93.29\%</text:p>
          </table:table-cell>
          <table:table-cell table:formula="of:=ROUND([.E94];4)*100 &amp;&quot;\%&quot;" office:value-type="string" office:string-value="95.31\%" calcext:value-type="string">
            <text:p>95.31\%</text:p>
          </table:table-cell>
          <table:table-cell table:formula="of:=ROUND([.F94];4)*100 &amp;&quot;\%&quot;" office:value-type="string" office:string-value="95.34\%" calcext:value-type="string">
            <text:p>95.34\%</text:p>
          </table:table-cell>
          <table:table-cell table:formula="of:=ROUND([.G94];4)*100 &amp;&quot;\%&quot;" office:value-type="string" office:string-value="95.42\%" calcext:value-type="string">
            <text:p>95.42\%</text:p>
          </table:table-cell>
          <table:table-cell table:formula="of:=ROUND([.H94];4)*100 &amp;&quot;\%&quot;" office:value-type="string" office:string-value="83.55\%" calcext:value-type="string">
            <text:p>83.55\%</text:p>
          </table:table-cell>
          <table:table-cell table:formula="of:=ROUND([.I94];4)*100 &amp;&quot;\%&quot;" office:value-type="string" office:string-value="94.3\%" calcext:value-type="string">
            <text:p>94.3\%</text:p>
          </table:table-cell>
          <table:table-cell table:formula="of:=ROUND([.J94];4)*100 &amp;&quot;\%&quot;" office:value-type="string" office:string-value="92.03\%" calcext:value-type="string">
            <text:p>92.03\%</text:p>
          </table:table-cell>
          <table:table-cell table:formula="of:=ROUND([.K94];4)*100 &amp;&quot;\%&quot;" office:value-type="string" office:string-value="95.18\%" calcext:value-type="string">
            <text:p>95.18\%</text:p>
          </table:table-cell>
          <table:table-cell table:formula="of:=ROUND([.L94];4)*100 &amp;&quot;\%&quot;" office:value-type="string" office:string-value="92.49\%" calcext:value-type="string">
            <text:p>92.49\%</text:p>
          </table:table-cell>
          <table:table-cell table:formula="of:=ROUND([.M94];4)*100 &amp;&quot;\%&quot;" office:value-type="string" office:string-value="88.04\%" calcext:value-type="string">
            <text:p>88.04\%</text:p>
          </table:table-cell>
          <table:table-cell table:formula="of:=ROUND([.N94];4)*100 &amp;&quot;\%&quot;" office:value-type="string" office:string-value="66.71\%" calcext:value-type="string">
            <text:p>66.71\%</text:p>
          </table:table-cell>
          <table:table-cell table:formula="of:=ROUND([.O94];4)*100 &amp;&quot;\%&quot;" office:value-type="string" office:string-value="81.27\%" calcext:value-type="string">
            <text:p>81.27\%</text:p>
          </table:table-cell>
          <table:table-cell table:formula="of:=ROUND(AVERAGE([.B94:.O94]);4)*100&amp;&quot;\%&quot;" office:value-type="string" office:string-value="90.35\%" calcext:value-type="string">
            <text:p>90.35\%</text:p>
          </table:table-cell>
          <table:table-cell table:formula="of:=ROUND([.P94];4)*100 &amp;&quot;\%&quot;" office:value-type="string" office:string-value="70.61\%" calcext:value-type="string">
            <text:p>70.61\%</text:p>
          </table:table-cell>
          <table:table-cell table:style-name="ce2" table:formula="of:=&quot;\hline &quot;&amp;[.X94]&amp;&quot; &amp; &quot;&amp;[.Y94]&amp;&quot; &amp; &quot;&amp;[.Z94]&amp;&quot; &amp; &quot;&amp;[.AA94]&amp;&quot; &amp; &quot;&amp;[.AB94]&amp;&quot; &amp; &quot;&amp;[.AC94]&amp;&quot; &amp; &quot;&amp;[.AD94]&amp;&quot; &amp; &quot;&amp;[.AE94]&amp;&quot; &amp; &quot;&amp;[.AF94]&amp;&quot; &amp; &quot;&amp;[.AG94]&amp;&quot; &amp; &quot;&amp;[.AH94]&amp;&quot; &amp; &quot;&amp;[.AI94]&amp;&quot; &amp; &quot;&amp;[.AJ94]&amp;&quot; &amp; &quot;&amp;[.AK94]&amp;&quot; &amp; &quot;&amp;[.AL94]&amp;&quot; &amp; &quot;&amp;[.AM94]&amp;&quot; \\&quot;" office:value-type="string" office:string-value="\hline 95.98\% &amp; 95.96\% &amp; 93.29\% &amp; 95.31\% &amp; 95.34\% &amp; 95.42\% &amp; 83.55\% &amp; 94.3\% &amp; 92.03\% &amp; 95.18\% &amp; 92.49\% &amp; 88.04\% &amp; 66.71\% &amp; 81.27\% &amp; 90.35\% &amp; 70.61\% \\" calcext:value-type="string">
            <text:p>\hline 95.98\% &amp; 95.96\% &amp; 93.29\% &amp; 95.31\% &amp; 95.34\% &amp; 95.42\% &amp; 83.55\% &amp; 94.3\% &amp; 92.03\% &amp; 95.18\% &amp; 92.49\% &amp; 88.04\% &amp; 66.71\% &amp; 81.27\% &amp; 90.35\% &amp; 70.61\% \\</text:p>
          </table:table-cell>
        </table:table-row>
        <table:table-row table:style-name="ro1">
          <table:table-cell office:value-type="string" calcext:value-type="string">
            <text:p>ToeSegmentation2</text:p>
          </table:table-cell>
          <table:table-cell table:style-name="ce5" office:value-type="float" office:value="0.962564102564102" calcext:value-type="float">
            <text:p>0.962564102564102</text:p>
          </table:table-cell>
          <table:table-cell table:style-name="ce6" office:value-type="float" office:value="0.968205128205128" calcext:value-type="float">
            <text:p>0.968205128205128</text:p>
          </table:table-cell>
          <table:table-cell table:style-name="ce6" office:value-type="float" office:value="0.932564102564102" calcext:value-type="float">
            <text:p>0.932564102564102</text:p>
          </table:table-cell>
          <table:table-cell table:style-name="ce6" office:value-type="float" office:value="0.963589743589743" calcext:value-type="float">
            <text:p>0.963589743589743</text:p>
          </table:table-cell>
          <table:table-cell table:style-name="ce6" office:value-type="float" office:value="0.945128205128205" calcext:value-type="float">
            <text:p>0.945128205128205</text:p>
          </table:table-cell>
          <table:table-cell table:style-name="ce6" office:value-type="float" office:value="0.953076923076923" calcext:value-type="float">
            <text:p>0.953076923076923</text:p>
          </table:table-cell>
          <table:table-cell table:style-name="ce6" office:value-type="float" office:value="0.885897435897436" calcext:value-type="float">
            <text:p>0.885897435897436</text:p>
          </table:table-cell>
          <table:table-cell table:style-name="ce6" office:value-type="float" office:value="0.928461538461538" calcext:value-type="float">
            <text:p>0.928461538461538</text:p>
          </table:table-cell>
          <table:table-cell table:style-name="ce6" office:value-type="float" office:value="0.963076923076923" calcext:value-type="float">
            <text:p>0.963076923076923</text:p>
          </table:table-cell>
          <table:table-cell table:style-name="ce6" office:value-type="float" office:value="0.964871794871794" calcext:value-type="float">
            <text:p>0.964871794871794</text:p>
          </table:table-cell>
          <table:table-cell table:style-name="ce6" office:value-type="float" office:value="0.961538461538461" calcext:value-type="float">
            <text:p>0.961538461538461</text:p>
          </table:table-cell>
          <table:table-cell table:style-name="ce6" office:value-type="float" office:value="0.911794871794872" calcext:value-type="float">
            <text:p>0.911794871794872</text:p>
          </table:table-cell>
          <table:table-cell table:style-name="ce6" office:value-type="float" office:value="0.802564102564103" calcext:value-type="float">
            <text:p>0.802564102564103</text:p>
          </table:table-cell>
          <table:table-cell table:style-name="ce6" office:value-type="float" office:value="0.835128205128205" calcext:value-type="float">
            <text:p>0.835128205128205</text:p>
          </table:table-cell>
          <table:table-cell table:style-name="ce6" office:value-type="float" office:value="0.761538445949554" calcext:value-type="float">
            <text:p>0.761538445949554</text:p>
          </table:table-cell>
          <table:table-cell table:style-name="ce2" table:formula="of:=IF([.P95]; 1-[.P95]/MIN([.B95:.O95]); &quot;&quot;)" office:value-type="float" office:value="0.0511182302864986" calcext:value-type="float">
            <text:p>0.051118230286499</text:p>
          </table:table-cell>
          <table:table-cell table:formula="of:=IF([.P95]; 1-[.P95]/MAX([.B95:.O95]); &quot;&quot;)" office:value-type="float" office:value="0.21345340593134" calcext:value-type="float">
            <text:p>0.21345340593134</text:p>
          </table:table-cell>
          <table:table-cell table:formula="of:=IF([.P95]; 1-[.P95]/AVERAGE([.B95:.O95]); &quot;&quot;)" office:value-type="float" office:value="0.178520642704962" calcext:value-type="float">
            <text:p>0.178520642704962</text:p>
          </table:table-cell>
          <table:table-cell table:style-name="ce4" table:formula="of:=IF([.P95]&gt;MAX([.B95:.O95]); 1; IF([.P95]&gt;AVERAGE([.B95:.O95]); 2; IF([.P95]&gt;MIN([.B95:.O95]); 3; IF([.P95]&gt;MAX([.B95:.O95])*0.75; 4; 5))))" office:value-type="float" office:value="4" calcext:value-type="float">
            <text:p>4</text:p>
          </table:table-cell>
          <table:table-cell/>
          <table:table-cell office:value-type="float" office:value="0.784615397453308" calcext:value-type="float">
            <text:p>0.784615397453308</text:p>
          </table:table-cell>
          <table:table-cell/>
          <table:table-cell table:formula="of:=ROUND([.B95];4)*100 &amp;&quot;\%&quot;" office:value-type="string" office:string-value="96.26\%" calcext:value-type="string">
            <text:p>96.26\%</text:p>
          </table:table-cell>
          <table:table-cell table:formula="of:=ROUND([.C95];4)*100 &amp;&quot;\%&quot;" office:value-type="string" office:string-value="96.82\%" calcext:value-type="string">
            <text:p>96.82\%</text:p>
          </table:table-cell>
          <table:table-cell table:formula="of:=ROUND([.D95];4)*100 &amp;&quot;\%&quot;" office:value-type="string" office:string-value="93.26\%" calcext:value-type="string">
            <text:p>93.26\%</text:p>
          </table:table-cell>
          <table:table-cell table:formula="of:=ROUND([.E95];4)*100 &amp;&quot;\%&quot;" office:value-type="string" office:string-value="96.36\%" calcext:value-type="string">
            <text:p>96.36\%</text:p>
          </table:table-cell>
          <table:table-cell table:formula="of:=ROUND([.F95];4)*100 &amp;&quot;\%&quot;" office:value-type="string" office:string-value="94.51\%" calcext:value-type="string">
            <text:p>94.51\%</text:p>
          </table:table-cell>
          <table:table-cell table:formula="of:=ROUND([.G95];4)*100 &amp;&quot;\%&quot;" office:value-type="string" office:string-value="95.31\%" calcext:value-type="string">
            <text:p>95.31\%</text:p>
          </table:table-cell>
          <table:table-cell table:formula="of:=ROUND([.H95];4)*100 &amp;&quot;\%&quot;" office:value-type="string" office:string-value="88.59\%" calcext:value-type="string">
            <text:p>88.59\%</text:p>
          </table:table-cell>
          <table:table-cell table:formula="of:=ROUND([.I95];4)*100 &amp;&quot;\%&quot;" office:value-type="string" office:string-value="92.85\%" calcext:value-type="string">
            <text:p>92.85\%</text:p>
          </table:table-cell>
          <table:table-cell table:formula="of:=ROUND([.J95];4)*100 &amp;&quot;\%&quot;" office:value-type="string" office:string-value="96.31\%" calcext:value-type="string">
            <text:p>96.31\%</text:p>
          </table:table-cell>
          <table:table-cell table:formula="of:=ROUND([.K95];4)*100 &amp;&quot;\%&quot;" office:value-type="string" office:string-value="96.49\%" calcext:value-type="string">
            <text:p>96.49\%</text:p>
          </table:table-cell>
          <table:table-cell table:formula="of:=ROUND([.L95];4)*100 &amp;&quot;\%&quot;" office:value-type="string" office:string-value="96.15\%" calcext:value-type="string">
            <text:p>96.15\%</text:p>
          </table:table-cell>
          <table:table-cell table:formula="of:=ROUND([.M95];4)*100 &amp;&quot;\%&quot;" office:value-type="string" office:string-value="91.18\%" calcext:value-type="string">
            <text:p>91.18\%</text:p>
          </table:table-cell>
          <table:table-cell table:formula="of:=ROUND([.N95];4)*100 &amp;&quot;\%&quot;" office:value-type="string" office:string-value="80.26\%" calcext:value-type="string">
            <text:p>80.26\%</text:p>
          </table:table-cell>
          <table:table-cell table:formula="of:=ROUND([.O95];4)*100 &amp;&quot;\%&quot;" office:value-type="string" office:string-value="83.51\%" calcext:value-type="string">
            <text:p>83.51\%</text:p>
          </table:table-cell>
          <table:table-cell table:formula="of:=ROUND(AVERAGE([.B95:.O95]);4)*100&amp;&quot;\%&quot;" office:value-type="string" office:string-value="92.7\%" calcext:value-type="string">
            <text:p>92.7\%</text:p>
          </table:table-cell>
          <table:table-cell table:formula="of:=ROUND([.P95];4)*100 &amp;&quot;\%&quot;" office:value-type="string" office:string-value="76.15\%" calcext:value-type="string">
            <text:p>76.15\%</text:p>
          </table:table-cell>
          <table:table-cell table:style-name="ce2" table:formula="of:=&quot;\hline &quot;&amp;[.X95]&amp;&quot; &amp; &quot;&amp;[.Y95]&amp;&quot; &amp; &quot;&amp;[.Z95]&amp;&quot; &amp; &quot;&amp;[.AA95]&amp;&quot; &amp; &quot;&amp;[.AB95]&amp;&quot; &amp; &quot;&amp;[.AC95]&amp;&quot; &amp; &quot;&amp;[.AD95]&amp;&quot; &amp; &quot;&amp;[.AE95]&amp;&quot; &amp; &quot;&amp;[.AF95]&amp;&quot; &amp; &quot;&amp;[.AG95]&amp;&quot; &amp; &quot;&amp;[.AH95]&amp;&quot; &amp; &quot;&amp;[.AI95]&amp;&quot; &amp; &quot;&amp;[.AJ95]&amp;&quot; &amp; &quot;&amp;[.AK95]&amp;&quot; &amp; &quot;&amp;[.AL95]&amp;&quot; &amp; &quot;&amp;[.AM95]&amp;&quot; \\&quot;" office:value-type="string" office:string-value="\hline 96.26\% &amp; 96.82\% &amp; 93.26\% &amp; 96.36\% &amp; 94.51\% &amp; 95.31\% &amp; 88.59\% &amp; 92.85\% &amp; 96.31\% &amp; 96.49\% &amp; 96.15\% &amp; 91.18\% &amp; 80.26\% &amp; 83.51\% &amp; 92.7\% &amp; 76.15\% \\" calcext:value-type="string">
            <text:p>\hline 96.26\% &amp; 96.82\% &amp; 93.26\% &amp; 96.36\% &amp; 94.51\% &amp; 95.31\% &amp; 88.59\% &amp; 92.85\% &amp; 96.31\% &amp; 96.49\% &amp; 96.15\% &amp; 91.18\% &amp; 80.26\% &amp; 83.51\% &amp; 92.7\% &amp; 76.15\% \\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999666666666667" calcext:value-type="float">
            <text:p>0.999666666666667</text:p>
          </table:table-cell>
          <table:table-cell table:style-name="ce6" office:value-type="float" office:value="0.990000009536743" calcext:value-type="float">
            <text:p>0.990000009536743</text:p>
          </table:table-cell>
          <table:table-cell table:style-name="ce2" table:formula="of:=IF([.P96]; 1-[.P96]/MIN([.B96:.O96]); &quot;&quot;)" office:value-type="float" office:value="-0.00712106768742937" calcext:value-type="float">
            <text:p>-0.007121067687429</text:p>
          </table:table-cell>
          <table:table-cell table:formula="of:=IF([.P96]; 1-[.P96]/MAX([.B96:.O96]); &quot;&quot;)" office:value-type="float" office:value="0.00999999046325695" calcext:value-type="float">
            <text:p>0.009999990463257</text:p>
          </table:table-cell>
          <table:table-cell table:formula="of:=IF([.P96]; 1-[.P96]/AVERAGE([.B96:.O96]); &quot;&quot;)" office:value-type="float" office:value="0.00820531436544214" calcext:value-type="float">
            <text:p>0.008205314365442</text:p>
          </table:table-cell>
          <table:table-cell table:style-name="ce4" table:formula="of:=IF([.P96]&gt;MAX([.B96:.O96]); 1; IF([.P96]&gt;AVERAGE([.B96:.O96]); 2; IF([.P96]&gt;MIN([.B96:.O96]); 3; IF([.P96]&gt;MAX([.B96:.O96])*0.75; 4; 5)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[.B96];4)*100 &amp;&quot;\%&quot;" office:value-type="string" office:string-value="100\%" calcext:value-type="string">
            <text:p>100\%</text:p>
          </table:table-cell>
          <table:table-cell table:formula="of:=ROUND([.C96];4)*100 &amp;&quot;\%&quot;" office:value-type="string" office:string-value="100\%" calcext:value-type="string">
            <text:p>100\%</text:p>
          </table:table-cell>
          <table:table-cell table:formula="of:=ROUND([.D96];4)*100 &amp;&quot;\%&quot;" office:value-type="string" office:string-value="100\%" calcext:value-type="string">
            <text:p>100\%</text:p>
          </table:table-cell>
          <table:table-cell table:formula="of:=ROUND([.E96];4)*100 &amp;&quot;\%&quot;" office:value-type="string" office:string-value="100\%" calcext:value-type="string">
            <text:p>100\%</text:p>
          </table:table-cell>
          <table:table-cell table:formula="of:=ROUND([.F96];4)*100 &amp;&quot;\%&quot;" office:value-type="string" office:string-value="100\%" calcext:value-type="string">
            <text:p>100\%</text:p>
          </table:table-cell>
          <table:table-cell table:formula="of:=ROUND([.G96];4)*100 &amp;&quot;\%&quot;" office:value-type="string" office:string-value="100\%" calcext:value-type="string">
            <text:p>100\%</text:p>
          </table:table-cell>
          <table:table-cell table:formula="of:=ROUND([.H96];4)*100 &amp;&quot;\%&quot;" office:value-type="string" office:string-value="100\%" calcext:value-type="string">
            <text:p>100\%</text:p>
          </table:table-cell>
          <table:table-cell table:formula="of:=ROUND([.I96];4)*100 &amp;&quot;\%&quot;" office:value-type="string" office:string-value="100\%" calcext:value-type="string">
            <text:p>100\%</text:p>
          </table:table-cell>
          <table:table-cell table:formula="of:=ROUND([.J96];4)*100 &amp;&quot;\%&quot;" office:value-type="string" office:string-value="100\%" calcext:value-type="string">
            <text:p>100\%</text:p>
          </table:table-cell>
          <table:table-cell table:formula="of:=ROUND([.K96];4)*100 &amp;&quot;\%&quot;" office:value-type="string" office:string-value="100\%" calcext:value-type="string">
            <text:p>100\%</text:p>
          </table:table-cell>
          <table:table-cell table:formula="of:=ROUND([.L96];4)*100 &amp;&quot;\%&quot;" office:value-type="string" office:string-value="100\%" calcext:value-type="string">
            <text:p>100\%</text:p>
          </table:table-cell>
          <table:table-cell table:formula="of:=ROUND([.M96];4)*100 &amp;&quot;\%&quot;" office:value-type="string" office:string-value="98.3\%" calcext:value-type="string">
            <text:p>98.3\%</text:p>
          </table:table-cell>
          <table:table-cell table:formula="of:=ROUND([.N96];4)*100 &amp;&quot;\%&quot;" office:value-type="string" office:string-value="99.2\%" calcext:value-type="string">
            <text:p>99.2\%</text:p>
          </table:table-cell>
          <table:table-cell table:formula="of:=ROUND([.O96];4)*100 &amp;&quot;\%&quot;" office:value-type="string" office:string-value="99.97\%" calcext:value-type="string">
            <text:p>99.97\%</text:p>
          </table:table-cell>
          <table:table-cell table:formula="of:=ROUND(AVERAGE([.B96:.O96]);4)*100&amp;&quot;\%&quot;" office:value-type="string" office:string-value="99.82\%" calcext:value-type="string">
            <text:p>99.82\%</text:p>
          </table:table-cell>
          <table:table-cell table:formula="of:=ROUND([.P96];4)*100 &amp;&quot;\%&quot;" office:value-type="string" office:string-value="99\%" calcext:value-type="string">
            <text:p>99\%</text:p>
          </table:table-cell>
          <table:table-cell table:style-name="ce2" table:formula="of:=&quot;\hline &quot;&amp;[.X96]&amp;&quot; &amp; &quot;&amp;[.Y96]&amp;&quot; &amp; &quot;&amp;[.Z96]&amp;&quot; &amp; &quot;&amp;[.AA96]&amp;&quot; &amp; &quot;&amp;[.AB96]&amp;&quot; &amp; &quot;&amp;[.AC96]&amp;&quot; &amp; &quot;&amp;[.AD96]&amp;&quot; &amp; &quot;&amp;[.AE96]&amp;&quot; &amp; &quot;&amp;[.AF96]&amp;&quot; &amp; &quot;&amp;[.AG96]&amp;&quot; &amp; &quot;&amp;[.AH96]&amp;&quot; &amp; &quot;&amp;[.AI96]&amp;&quot; &amp; &quot;&amp;[.AJ96]&amp;&quot; &amp; &quot;&amp;[.AK96]&amp;&quot; &amp; &quot;&amp;[.AL96]&amp;&quot; &amp; &quot;&amp;[.AM96]&amp;&quot; \\&quot;" office:value-type="string" office:string-value="\hline 100\% &amp; 100\% &amp; 100\% &amp; 100\% &amp; 100\% &amp; 100\% &amp; 100\% &amp; 100\% &amp; 100\% &amp; 100\% &amp; 100\% &amp; 98.3\% &amp; 99.2\% &amp; 99.97\% &amp; 99.82\% &amp; 99\% \\" calcext:value-type="string">
            <text:p>\hline 100\% &amp; 100\% &amp; 100\% &amp; 100\% &amp; 100\% &amp; 100\% &amp; 100\% &amp; 100\% &amp; 100\% &amp; 100\% &amp; 100\% &amp; 98.3\% &amp; 99.2\% &amp; 99.97\% &amp; 99.82\% &amp; 99\% \\</text:p>
          </table:table-cell>
        </table:table-row>
        <table:table-row table:style-name="ro1">
          <table:table-cell office:value-type="string" calcext:value-type="string">
            <text:p>TwoLeadECG</text:p>
          </table:table-cell>
          <table:table-cell table:style-name="ce5" office:value-type="float" office:value="0.990079016681299" calcext:value-type="float">
            <text:p>0.990079016681299</text:p>
          </table:table-cell>
          <table:table-cell table:style-name="ce6" office:value-type="float" office:value="0.996283289435177" calcext:value-type="float">
            <text:p>0.996283289435177</text:p>
          </table:table-cell>
          <table:table-cell table:style-name="ce6" office:value-type="float" office:value="0.998536728124085" calcext:value-type="float">
            <text:p>0.998536728124085</text:p>
          </table:table-cell>
          <table:table-cell table:style-name="ce6" office:value-type="float" office:value="0.994820017559263" calcext:value-type="float">
            <text:p>0.994820017559263</text:p>
          </table:table-cell>
          <table:table-cell table:style-name="ce6" office:value-type="float" office:value="0.999122036874451" calcext:value-type="float">
            <text:p>0.999122036874451</text:p>
          </table:table-cell>
          <table:table-cell table:style-name="ce6" office:value-type="float" office:value="0.999443956687152" calcext:value-type="float">
            <text:p>0.999443956687152</text:p>
          </table:table-cell>
          <table:table-cell table:style-name="ce6" office:value-type="float" office:value="0.981796897863623" calcext:value-type="float">
            <text:p>0.981796897863623</text:p>
          </table:table-cell>
          <table:table-cell table:style-name="ce6" office:value-type="float" office:value="0.997541703248463" calcext:value-type="float">
            <text:p>0.997541703248463</text:p>
          </table:table-cell>
          <table:table-cell table:style-name="ce6" office:value-type="float" office:value="0.985601404741001" calcext:value-type="float">
            <text:p>0.985601404741001</text:p>
          </table:table-cell>
          <table:table-cell table:style-name="ce6" office:value-type="float" office:value="0.993766461808604" calcext:value-type="float">
            <text:p>0.993766461808604</text:p>
          </table:table-cell>
          <table:table-cell table:style-name="ce6" office:value-type="float" office:value="0.984723441615452" calcext:value-type="float">
            <text:p>0.984723441615452</text:p>
          </table:table-cell>
          <table:table-cell table:style-name="ce6" office:value-type="float" office:value="0.910740415569213" calcext:value-type="float">
            <text:p>0.910740415569213</text:p>
          </table:table-cell>
          <table:table-cell table:style-name="ce6" office:value-type="float" office:value="0.870646766169154" calcext:value-type="float">
            <text:p>0.870646766169154</text:p>
          </table:table-cell>
          <table:table-cell table:style-name="ce6" office:value-type="float" office:value="0.853906935908692" calcext:value-type="float">
            <text:p>0.853906935908692</text:p>
          </table:table-cell>
          <table:table-cell table:style-name="ce6" office:value-type="float" office:value="0.800702393054962" calcext:value-type="float">
            <text:p>0.800702393054962</text:p>
          </table:table-cell>
          <table:table-cell table:style-name="ce2" table:formula="of:=IF([.P97]; 1-[.P97]/MIN([.B97:.O97]); &quot;&quot;)" office:value-type="float" office:value="0.0623071913534839" calcext:value-type="float">
            <text:p>0.062307191353484</text:p>
          </table:table-cell>
          <table:table-cell table:formula="of:=IF([.P97]; 1-[.P97]/MAX([.B97:.O97]); &quot;&quot;)" office:value-type="float" office:value="0.198852134031564" calcext:value-type="float">
            <text:p>0.198852134031564</text:p>
          </table:table-cell>
          <table:table-cell table:formula="of:=IF([.P97]; 1-[.P97]/AVERAGE([.B97:.O97]); &quot;&quot;)" office:value-type="float" office:value="0.173133731562846" calcext:value-type="float">
            <text:p>0.173133731562846</text:p>
          </table:table-cell>
          <table:table-cell table:style-name="ce4" table:formula="of:=IF([.P97]&gt;MAX([.B97:.O97]); 1; IF([.P97]&gt;AVERAGE([.B97:.O97]); 2; IF([.P97]&gt;MIN([.B97:.O97]); 3; IF([.P97]&gt;MAX([.B97:.O97])*0.75; 4; 5))))" office:value-type="float" office:value="4" calcext:value-type="float">
            <text:p>4</text:p>
          </table:table-cell>
          <table:table-cell/>
          <table:table-cell office:value-type="float" office:value="0.829675137996674" calcext:value-type="float">
            <text:p>0.829675137996674</text:p>
          </table:table-cell>
          <table:table-cell/>
          <table:table-cell table:formula="of:=ROUND([.B97];4)*100 &amp;&quot;\%&quot;" office:value-type="string" office:string-value="99.01\%" calcext:value-type="string">
            <text:p>99.01\%</text:p>
          </table:table-cell>
          <table:table-cell table:formula="of:=ROUND([.C97];4)*100 &amp;&quot;\%&quot;" office:value-type="string" office:string-value="99.63\%" calcext:value-type="string">
            <text:p>99.63\%</text:p>
          </table:table-cell>
          <table:table-cell table:formula="of:=ROUND([.D97];4)*100 &amp;&quot;\%&quot;" office:value-type="string" office:string-value="99.85\%" calcext:value-type="string">
            <text:p>99.85\%</text:p>
          </table:table-cell>
          <table:table-cell table:formula="of:=ROUND([.E97];4)*100 &amp;&quot;\%&quot;" office:value-type="string" office:string-value="99.48\%" calcext:value-type="string">
            <text:p>99.48\%</text:p>
          </table:table-cell>
          <table:table-cell table:formula="of:=ROUND([.F97];4)*100 &amp;&quot;\%&quot;" office:value-type="string" office:string-value="99.91\%" calcext:value-type="string">
            <text:p>99.91\%</text:p>
          </table:table-cell>
          <table:table-cell table:formula="of:=ROUND([.G97];4)*100 &amp;&quot;\%&quot;" office:value-type="string" office:string-value="99.94\%" calcext:value-type="string">
            <text:p>99.94\%</text:p>
          </table:table-cell>
          <table:table-cell table:formula="of:=ROUND([.H97];4)*100 &amp;&quot;\%&quot;" office:value-type="string" office:string-value="98.18\%" calcext:value-type="string">
            <text:p>98.18\%</text:p>
          </table:table-cell>
          <table:table-cell table:formula="of:=ROUND([.I97];4)*100 &amp;&quot;\%&quot;" office:value-type="string" office:string-value="99.75\%" calcext:value-type="string">
            <text:p>99.75\%</text:p>
          </table:table-cell>
          <table:table-cell table:formula="of:=ROUND([.J97];4)*100 &amp;&quot;\%&quot;" office:value-type="string" office:string-value="98.56\%" calcext:value-type="string">
            <text:p>98.56\%</text:p>
          </table:table-cell>
          <table:table-cell table:formula="of:=ROUND([.K97];4)*100 &amp;&quot;\%&quot;" office:value-type="string" office:string-value="99.38\%" calcext:value-type="string">
            <text:p>99.38\%</text:p>
          </table:table-cell>
          <table:table-cell table:formula="of:=ROUND([.L97];4)*100 &amp;&quot;\%&quot;" office:value-type="string" office:string-value="98.47\%" calcext:value-type="string">
            <text:p>98.47\%</text:p>
          </table:table-cell>
          <table:table-cell table:formula="of:=ROUND([.M97];4)*100 &amp;&quot;\%&quot;" office:value-type="string" office:string-value="91.07\%" calcext:value-type="string">
            <text:p>91.07\%</text:p>
          </table:table-cell>
          <table:table-cell table:formula="of:=ROUND([.N97];4)*100 &amp;&quot;\%&quot;" office:value-type="string" office:string-value="87.06\%" calcext:value-type="string">
            <text:p>87.06\%</text:p>
          </table:table-cell>
          <table:table-cell table:formula="of:=ROUND([.O97];4)*100 &amp;&quot;\%&quot;" office:value-type="string" office:string-value="85.39\%" calcext:value-type="string">
            <text:p>85.39\%</text:p>
          </table:table-cell>
          <table:table-cell table:formula="of:=ROUND(AVERAGE([.B97:.O97]);4)*100&amp;&quot;\%&quot;" office:value-type="string" office:string-value="96.84\%" calcext:value-type="string">
            <text:p>96.84\%</text:p>
          </table:table-cell>
          <table:table-cell table:formula="of:=ROUND([.P97];4)*100 &amp;&quot;\%&quot;" office:value-type="string" office:string-value="80.07\%" calcext:value-type="string">
            <text:p>80.07\%</text:p>
          </table:table-cell>
          <table:table-cell table:style-name="ce2" table:formula="of:=&quot;\hline &quot;&amp;[.X97]&amp;&quot; &amp; &quot;&amp;[.Y97]&amp;&quot; &amp; &quot;&amp;[.Z97]&amp;&quot; &amp; &quot;&amp;[.AA97]&amp;&quot; &amp; &quot;&amp;[.AB97]&amp;&quot; &amp; &quot;&amp;[.AC97]&amp;&quot; &amp; &quot;&amp;[.AD97]&amp;&quot; &amp; &quot;&amp;[.AE97]&amp;&quot; &amp; &quot;&amp;[.AF97]&amp;&quot; &amp; &quot;&amp;[.AG97]&amp;&quot; &amp; &quot;&amp;[.AH97]&amp;&quot; &amp; &quot;&amp;[.AI97]&amp;&quot; &amp; &quot;&amp;[.AJ97]&amp;&quot; &amp; &quot;&amp;[.AK97]&amp;&quot; &amp; &quot;&amp;[.AL97]&amp;&quot; &amp; &quot;&amp;[.AM97]&amp;&quot; \\&quot;" office:value-type="string" office:string-value="\hline 99.01\% &amp; 99.63\% &amp; 99.85\% &amp; 99.48\% &amp; 99.91\% &amp; 99.94\% &amp; 98.18\% &amp; 99.75\% &amp; 98.56\% &amp; 99.38\% &amp; 98.47\% &amp; 91.07\% &amp; 87.06\% &amp; 85.39\% &amp; 96.84\% &amp; 80.07\% \\" calcext:value-type="string">
            <text:p>\hline 99.01\% &amp; 99.63\% &amp; 99.85\% &amp; 99.48\% &amp; 99.91\% &amp; 99.94\% &amp; 98.18\% &amp; 99.75\% &amp; 98.56\% &amp; 99.38\% &amp; 98.47\% &amp; 91.07\% &amp; 87.06\% &amp; 85.39\% &amp; 96.84\% &amp; 80.07\% \\</text:p>
          </table:table-cell>
        </table:table-row>
        <table:table-row table:style-name="ro1">
          <table:table-cell office:value-type="string" calcext:value-type="string">
            <text:p>TwoPatterns</text:p>
          </table:table-cell>
          <table:table-cell table:style-name="ce5" office:value-type="float" office:value="0.999991666666667" calcext:value-type="float">
            <text:p>0.999991666666667</text:p>
          </table:table-cell>
          <table:table-cell table:style-name="ce6" office:value-type="float" office:value="0.999483333333333" calcext:value-type="float">
            <text:p>0.99948333333333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990258333333333" calcext:value-type="float">
            <text:p>0.990258333333333</text:p>
          </table:table-cell>
          <table:table-cell table:style-name="ce6" office:value-type="float" office:value="0.999775" calcext:value-type="float">
            <text:p>0.999775</text:p>
          </table:table-cell>
          <table:table-cell table:style-name="ce6" office:value-type="float" office:value="0.999991666666667" calcext:value-type="float">
            <text:p>0.999991666666667</text:p>
          </table:table-cell>
          <table:table-cell table:style-name="ce6" office:value-type="float" office:value="0.9814" calcext:value-type="float">
            <text:p>0.9814</text:p>
          </table:table-cell>
          <table:table-cell table:style-name="ce6" office:value-type="float" office:value="0.99575" calcext:value-type="float">
            <text:p>0.99575</text:p>
          </table:table-cell>
          <table:table-cell table:style-name="ce6" office:value-type="float" office:value="0.99205" calcext:value-type="float">
            <text:p>0.99205</text:p>
          </table:table-cell>
          <table:table-cell table:style-name="ce6" office:value-type="float" office:value="0.991691666666667" calcext:value-type="float">
            <text:p>0.991691666666667</text:p>
          </table:table-cell>
          <table:table-cell table:style-name="ce6" office:value-type="float" office:value="0.438966666666667" calcext:value-type="float">
            <text:p>0.438966666666667</text:p>
          </table:table-cell>
          <table:table-cell table:style-name="ce6" office:value-type="float" office:value="0.993825" calcext:value-type="float">
            <text:p>0.993825</text:p>
          </table:table-cell>
          <table:table-cell table:style-name="ce6" office:value-type="float" office:value="0.848558333333333" calcext:value-type="float">
            <text:p>0.848558333333333</text:p>
          </table:table-cell>
          <table:table-cell table:style-name="ce6" office:value-type="float" office:value="0.980000019073486" calcext:value-type="float">
            <text:p>0.980000019073486</text:p>
          </table:table-cell>
          <table:table-cell table:style-name="ce2" table:formula="of:=IF([.P98]; 1-[.P98]/MIN([.B98:.O98]); &quot;&quot;)" office:value-type="float" office:value="-1.23251580015222" calcext:value-type="float">
            <text:p>-1.23251580015222</text:p>
          </table:table-cell>
          <table:table-cell table:formula="of:=IF([.P98]; 1-[.P98]/MAX([.B98:.O98]); &quot;&quot;)" office:value-type="float" office:value="0.0199999809265139" calcext:value-type="float">
            <text:p>0.019999980926514</text:p>
          </table:table-cell>
          <table:table-cell table:formula="of:=IF([.P98]; 1-[.P98]/AVERAGE([.B98:.O98]); &quot;&quot;)" office:value-type="float" office:value="-0.0369005541872205" calcext:value-type="float">
            <text:p>-0.036900554187221</text:p>
          </table:table-cell>
          <table:table-cell table:style-name="ce4" table:formula="of:=IF([.P98]&gt;MAX([.B98:.O98]); 1; IF([.P98]&gt;AVERAGE([.B98:.O98]); 2; IF([.P98]&gt;MIN([.B98:.O98]); 3; IF([.P98]&gt;MAX([.B98:.O98])*0.75; 4; 5))))" office:value-type="float" office:value="2" calcext:value-type="float">
            <text:p>2</text:p>
          </table:table-cell>
          <table:table-cell/>
          <table:table-cell office:value-type="float" office:value="0.981000006198883" calcext:value-type="float">
            <text:p>0.981000006198883</text:p>
          </table:table-cell>
          <table:table-cell/>
          <table:table-cell table:formula="of:=ROUND([.B98];4)*100 &amp;&quot;\%&quot;" office:value-type="string" office:string-value="100\%" calcext:value-type="string">
            <text:p>100\%</text:p>
          </table:table-cell>
          <table:table-cell table:formula="of:=ROUND([.C98];4)*100 &amp;&quot;\%&quot;" office:value-type="string" office:string-value="99.95\%" calcext:value-type="string">
            <text:p>99.95\%</text:p>
          </table:table-cell>
          <table:table-cell table:formula="of:=ROUND([.D98];4)*100 &amp;&quot;\%&quot;" office:value-type="string" office:string-value="100\%" calcext:value-type="string">
            <text:p>100\%</text:p>
          </table:table-cell>
          <table:table-cell table:formula="of:=ROUND([.E98];4)*100 &amp;&quot;\%&quot;" office:value-type="string" office:string-value="100\%" calcext:value-type="string">
            <text:p>100\%</text:p>
          </table:table-cell>
          <table:table-cell table:formula="of:=ROUND([.F98];4)*100 &amp;&quot;\%&quot;" office:value-type="string" office:string-value="99.03\%" calcext:value-type="string">
            <text:p>99.03\%</text:p>
          </table:table-cell>
          <table:table-cell table:formula="of:=ROUND([.G98];4)*100 &amp;&quot;\%&quot;" office:value-type="string" office:string-value="99.98\%" calcext:value-type="string">
            <text:p>99.98\%</text:p>
          </table:table-cell>
          <table:table-cell table:formula="of:=ROUND([.H98];4)*100 &amp;&quot;\%&quot;" office:value-type="string" office:string-value="100\%" calcext:value-type="string">
            <text:p>100\%</text:p>
          </table:table-cell>
          <table:table-cell table:formula="of:=ROUND([.I98];4)*100 &amp;&quot;\%&quot;" office:value-type="string" office:string-value="98.14\%" calcext:value-type="string">
            <text:p>98.14\%</text:p>
          </table:table-cell>
          <table:table-cell table:formula="of:=ROUND([.J98];4)*100 &amp;&quot;\%&quot;" office:value-type="string" office:string-value="99.58\%" calcext:value-type="string">
            <text:p>99.58\%</text:p>
          </table:table-cell>
          <table:table-cell table:formula="of:=ROUND([.K98];4)*100 &amp;&quot;\%&quot;" office:value-type="string" office:string-value="99.21\%" calcext:value-type="string">
            <text:p>99.21\%</text:p>
          </table:table-cell>
          <table:table-cell table:formula="of:=ROUND([.L98];4)*100 &amp;&quot;\%&quot;" office:value-type="string" office:string-value="99.17\%" calcext:value-type="string">
            <text:p>99.17\%</text:p>
          </table:table-cell>
          <table:table-cell table:formula="of:=ROUND([.M98];4)*100 &amp;&quot;\%&quot;" office:value-type="string" office:string-value="43.9\%" calcext:value-type="string">
            <text:p>43.9\%</text:p>
          </table:table-cell>
          <table:table-cell table:formula="of:=ROUND([.N98];4)*100 &amp;&quot;\%&quot;" office:value-type="string" office:string-value="99.38\%" calcext:value-type="string">
            <text:p>99.38\%</text:p>
          </table:table-cell>
          <table:table-cell table:formula="of:=ROUND([.O98];4)*100 &amp;&quot;\%&quot;" office:value-type="string" office:string-value="84.86\%" calcext:value-type="string">
            <text:p>84.86\%</text:p>
          </table:table-cell>
          <table:table-cell table:formula="of:=ROUND(AVERAGE([.B98:.O98]);4)*100&amp;&quot;\%&quot;" office:value-type="string" office:string-value="94.51\%" calcext:value-type="string">
            <text:p>94.51\%</text:p>
          </table:table-cell>
          <table:table-cell table:formula="of:=ROUND([.P98];4)*100 &amp;&quot;\%&quot;" office:value-type="string" office:string-value="98\%" calcext:value-type="string">
            <text:p>98\%</text:p>
          </table:table-cell>
          <table:table-cell table:style-name="ce2" table:formula="of:=&quot;\hline &quot;&amp;[.X98]&amp;&quot; &amp; &quot;&amp;[.Y98]&amp;&quot; &amp; &quot;&amp;[.Z98]&amp;&quot; &amp; &quot;&amp;[.AA98]&amp;&quot; &amp; &quot;&amp;[.AB98]&amp;&quot; &amp; &quot;&amp;[.AC98]&amp;&quot; &amp; &quot;&amp;[.AD98]&amp;&quot; &amp; &quot;&amp;[.AE98]&amp;&quot; &amp; &quot;&amp;[.AF98]&amp;&quot; &amp; &quot;&amp;[.AG98]&amp;&quot; &amp; &quot;&amp;[.AH98]&amp;&quot; &amp; &quot;&amp;[.AI98]&amp;&quot; &amp; &quot;&amp;[.AJ98]&amp;&quot; &amp; &quot;&amp;[.AK98]&amp;&quot; &amp; &quot;&amp;[.AL98]&amp;&quot; &amp; &quot;&amp;[.AM98]&amp;&quot; \\&quot;" office:value-type="string" office:string-value="\hline 100\% &amp; 99.95\% &amp; 100\% &amp; 100\% &amp; 99.03\% &amp; 99.98\% &amp; 100\% &amp; 98.14\% &amp; 99.58\% &amp; 99.21\% &amp; 99.17\% &amp; 43.9\% &amp; 99.38\% &amp; 84.86\% &amp; 94.51\% &amp; 98\% \\" calcext:value-type="string">
            <text:p>\hline 100\% &amp; 99.95\% &amp; 100\% &amp; 100\% &amp; 99.03\% &amp; 99.98\% &amp; 100\% &amp; 98.14\% &amp; 99.58\% &amp; 99.21\% &amp; 99.17\% &amp; 43.9\% &amp; 99.38\% &amp; 84.86\% &amp; 94.51\% &amp; 98\% \\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table:style-name="ce5" office:value-type="float" office:value="0.983333333333333" calcext:value-type="float">
            <text:p>0.983333333333333</text:p>
          </table:table-cell>
          <table:table-cell table:style-name="ce6" office:value-type="float" office:value="0.967361111111111" calcext:value-type="float">
            <text:p>0.967361111111111</text:p>
          </table:table-cell>
          <table:table-cell table:style-name="ce6" office:value-type="float" office:value="0.98287037037037" calcext:value-type="float">
            <text:p>0.98287037037037</text:p>
          </table:table-cell>
          <table:table-cell table:style-name="ce6" office:value-type="float" office:value="0.979861111111111" calcext:value-type="float">
            <text:p>0.979861111111111</text:p>
          </table:table-cell>
          <table:table-cell table:style-name="ce6" office:value-type="float" office:value="0.936805555555556" calcext:value-type="float">
            <text:p>0.936805555555556</text:p>
          </table:table-cell>
          <table:table-cell table:style-name="ce6" office:value-type="float" office:value="0.952546296296297" calcext:value-type="float">
            <text:p>0.952546296296297</text:p>
          </table:table-cell>
          <table:table-cell table:style-name="ce6" office:value-type="float" office:value="0.954398148148149" calcext:value-type="float">
            <text:p>0.954398148148149</text:p>
          </table:table-cell>
          <table:table-cell table:style-name="ce6" office:value-type="float" office:value="0.932175925925926" calcext:value-type="float">
            <text:p>0.932175925925926</text:p>
          </table:table-cell>
          <table:table-cell table:style-name="ce6" office:value-type="float" office:value="0.93912037037037" calcext:value-type="float">
            <text:p>0.93912037037037</text:p>
          </table:table-cell>
          <table:table-cell table:style-name="ce6" office:value-type="float" office:value="0.921759259259259" calcext:value-type="float">
            <text:p>0.921759259259259</text:p>
          </table:table-cell>
          <table:table-cell table:style-name="ce6" office:value-type="float" office:value="0.966435185185185" calcext:value-type="float">
            <text:p>0.966435185185185</text:p>
          </table:table-cell>
          <table:table-cell table:style-name="ce6" office:value-type="float" office:value="0.541203703703704" calcext:value-type="float">
            <text:p>0.541203703703704</text:p>
          </table:table-cell>
          <table:table-cell table:style-name="ce6" office:value-type="float" office:value="0.833333333333333" calcext:value-type="float">
            <text:p>0.833333333333333</text:p>
          </table:table-cell>
          <table:table-cell table:style-name="ce6" office:value-type="float" office:value="0.869444444444444" calcext:value-type="float">
            <text:p>0.869444444444444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formula="of:=IF([.P99]; 1-[.P99]/MIN([.B99:.O99]); &quot;&quot;)" office:value-type="float" office:value="-0.847733105218134" calcext:value-type="float">
            <text:p>-0.847733105218134</text:p>
          </table:table-cell>
          <table:table-cell table:formula="of:=IF([.P99]; 1-[.P99]/MAX([.B99:.O99]); &quot;&quot;)" office:value-type="float" office:value="-0.0169491525423731" calcext:value-type="float">
            <text:p>-0.016949152542373</text:p>
          </table:table-cell>
          <table:table-cell table:formula="of:=IF([.P99]; 1-[.P99]/AVERAGE([.B99:.O99]); &quot;&quot;)" office:value-type="float" office:value="-0.0971229546856294" calcext:value-type="float">
            <text:p>-0.097122954685629</text:p>
          </table:table-cell>
          <table:table-cell table:style-name="ce4" table:formula="of:=IF([.P99]&gt;MAX([.B99:.O99]); 1; IF([.P99]&gt;AVERAGE([.B99:.O99]); 2; IF([.P99]&gt;MIN([.B99:.O99]); 3; IF([.P99]&gt;MAX([.B99:.O99])*0.75; 4; 5))))" office:value-type="float" office:value="1" calcext:value-type="float">
            <text:p>1</text:p>
          </table:table-cell>
          <table:table-cell/>
          <table:table-cell office:value-type="float" office:value="0.930555582046509" calcext:value-type="float">
            <text:p>0.930555582046509</text:p>
          </table:table-cell>
          <table:table-cell/>
          <table:table-cell table:formula="of:=ROUND([.B99];4)*100 &amp;&quot;\%&quot;" office:value-type="string" office:string-value="98.33\%" calcext:value-type="string">
            <text:p>98.33\%</text:p>
          </table:table-cell>
          <table:table-cell table:formula="of:=ROUND([.C99];4)*100 &amp;&quot;\%&quot;" office:value-type="string" office:string-value="96.74\%" calcext:value-type="string">
            <text:p>96.74\%</text:p>
          </table:table-cell>
          <table:table-cell table:formula="of:=ROUND([.D99];4)*100 &amp;&quot;\%&quot;" office:value-type="string" office:string-value="98.29\%" calcext:value-type="string">
            <text:p>98.29\%</text:p>
          </table:table-cell>
          <table:table-cell table:formula="of:=ROUND([.E99];4)*100 &amp;&quot;\%&quot;" office:value-type="string" office:string-value="97.99\%" calcext:value-type="string">
            <text:p>97.99\%</text:p>
          </table:table-cell>
          <table:table-cell table:formula="of:=ROUND([.F99];4)*100 &amp;&quot;\%&quot;" office:value-type="string" office:string-value="93.68\%" calcext:value-type="string">
            <text:p>93.68\%</text:p>
          </table:table-cell>
          <table:table-cell table:formula="of:=ROUND([.G99];4)*100 &amp;&quot;\%&quot;" office:value-type="string" office:string-value="95.25\%" calcext:value-type="string">
            <text:p>95.25\%</text:p>
          </table:table-cell>
          <table:table-cell table:formula="of:=ROUND([.H99];4)*100 &amp;&quot;\%&quot;" office:value-type="string" office:string-value="95.44\%" calcext:value-type="string">
            <text:p>95.44\%</text:p>
          </table:table-cell>
          <table:table-cell table:formula="of:=ROUND([.I99];4)*100 &amp;&quot;\%&quot;" office:value-type="string" office:string-value="93.22\%" calcext:value-type="string">
            <text:p>93.22\%</text:p>
          </table:table-cell>
          <table:table-cell table:formula="of:=ROUND([.J99];4)*100 &amp;&quot;\%&quot;" office:value-type="string" office:string-value="93.91\%" calcext:value-type="string">
            <text:p>93.91\%</text:p>
          </table:table-cell>
          <table:table-cell table:formula="of:=ROUND([.K99];4)*100 &amp;&quot;\%&quot;" office:value-type="string" office:string-value="92.18\%" calcext:value-type="string">
            <text:p>92.18\%</text:p>
          </table:table-cell>
          <table:table-cell table:formula="of:=ROUND([.L99];4)*100 &amp;&quot;\%&quot;" office:value-type="string" office:string-value="96.64\%" calcext:value-type="string">
            <text:p>96.64\%</text:p>
          </table:table-cell>
          <table:table-cell table:formula="of:=ROUND([.M99];4)*100 &amp;&quot;\%&quot;" office:value-type="string" office:string-value="54.12\%" calcext:value-type="string">
            <text:p>54.12\%</text:p>
          </table:table-cell>
          <table:table-cell table:formula="of:=ROUND([.N99];4)*100 &amp;&quot;\%&quot;" office:value-type="string" office:string-value="83.33\%" calcext:value-type="string">
            <text:p>83.33\%</text:p>
          </table:table-cell>
          <table:table-cell table:formula="of:=ROUND([.O99];4)*100 &amp;&quot;\%&quot;" office:value-type="string" office:string-value="86.94\%" calcext:value-type="string">
            <text:p>86.94\%</text:p>
          </table:table-cell>
          <table:table-cell table:formula="of:=ROUND(AVERAGE([.B99:.O99]);4)*100&amp;&quot;\%&quot;" office:value-type="string" office:string-value="91.15\%" calcext:value-type="string">
            <text:p>91.15\%</text:p>
          </table:table-cell>
          <table:table-cell table:formula="of:=ROUND([.P99];4)*100 &amp;&quot;\%&quot;" office:value-type="string" office:string-value="100\%" calcext:value-type="string">
            <text:p>100\%</text:p>
          </table:table-cell>
          <table:table-cell table:style-name="ce2" table:formula="of:=&quot;\hline &quot;&amp;[.X99]&amp;&quot; &amp; &quot;&amp;[.Y99]&amp;&quot; &amp; &quot;&amp;[.Z99]&amp;&quot; &amp; &quot;&amp;[.AA99]&amp;&quot; &amp; &quot;&amp;[.AB99]&amp;&quot; &amp; &quot;&amp;[.AC99]&amp;&quot; &amp; &quot;&amp;[.AD99]&amp;&quot; &amp; &quot;&amp;[.AE99]&amp;&quot; &amp; &quot;&amp;[.AF99]&amp;&quot; &amp; &quot;&amp;[.AG99]&amp;&quot; &amp; &quot;&amp;[.AH99]&amp;&quot; &amp; &quot;&amp;[.AI99]&amp;&quot; &amp; &quot;&amp;[.AJ99]&amp;&quot; &amp; &quot;&amp;[.AK99]&amp;&quot; &amp; &quot;&amp;[.AL99]&amp;&quot; &amp; &quot;&amp;[.AM99]&amp;&quot; \\&quot;" office:value-type="string" office:string-value="\hline 98.33\% &amp; 96.74\% &amp; 98.29\% &amp; 97.99\% &amp; 93.68\% &amp; 95.25\% &amp; 95.44\% &amp; 93.22\% &amp; 93.91\% &amp; 92.18\% &amp; 96.64\% &amp; 54.12\% &amp; 83.33\% &amp; 86.94\% &amp; 91.15\% &amp; 100\% \\" calcext:value-type="string">
            <text:p>\hline 98.33\% &amp; 96.74\% &amp; 98.29\% &amp; 97.99\% &amp; 93.68\% &amp; 95.25\% &amp; 95.44\% &amp; 93.22\% &amp; 93.91\% &amp; 92.18\% &amp; 96.64\% &amp; 54.12\% &amp; 83.33\% &amp; 86.94\% &amp; 91.15\% &amp; 100\% \\</text:p>
          </table:table-cell>
        </table:table-row>
        <table:table-row table:style-name="ro1">
          <table:table-cell office:value-type="string" calcext:value-type="string">
            <text:p>UWaveGestureLibraryAll</text:p>
          </table:table-cell>
          <table:table-cell table:style-name="ce5" office:value-type="float" office:value="0.97074260189838" calcext:value-type="float">
            <text:p>0.97074260189838</text:p>
          </table:table-cell>
          <table:table-cell table:style-name="ce6" office:value-type="float" office:value="0.966620137725665" calcext:value-type="float">
            <text:p>0.966620137725665</text:p>
          </table:table-cell>
          <table:table-cell table:style-name="ce6" office:value-type="float" office:value="0.977265959426764" calcext:value-type="float">
            <text:p>0.977265959426764</text:p>
          </table:table-cell>
          <table:table-cell table:style-name="ce6" office:value-type="float" office:value="0.951191140889633" calcext:value-type="float">
            <text:p>0.951191140889633</text:p>
          </table:table-cell>
          <table:table-cell table:style-name="ce6" office:value-type="float" office:value="0.957965754699423" calcext:value-type="float">
            <text:p>0.957965754699423</text:p>
          </table:table-cell>
          <table:table-cell table:style-name="ce6" office:value-type="float" office:value="0.868993113716732" calcext:value-type="float">
            <text:p>0.868993113716732</text:p>
          </table:table-cell>
          <table:table-cell table:style-name="ce6" office:value-type="float" office:value="0.973059743160246" calcext:value-type="float">
            <text:p>0.973059743160246</text:p>
          </table:table-cell>
          <table:table-cell table:style-name="ce6" office:value-type="float" office:value="0.957761027359017" calcext:value-type="float">
            <text:p>0.957761027359017</text:p>
          </table:table-cell>
          <table:table-cell table:style-name="ce6" office:value-type="float" office:value="0.947710776102736" calcext:value-type="float">
            <text:p>0.947710776102736</text:p>
          </table:table-cell>
          <table:table-cell table:number-columns-repeated="2" table:style-name="ce6" office:value-type="float" office:value="0.944853899125256" calcext:value-type="float">
            <text:p>0.944853899125256</text:p>
          </table:table-cell>
          <table:table-cell table:style-name="ce6" office:value-type="float" office:value="0.917373906569887" calcext:value-type="float">
            <text:p>0.917373906569887</text:p>
          </table:table-cell>
          <table:table-cell table:style-name="ce6" office:value-type="float" office:value="0.962367392518146" calcext:value-type="float">
            <text:p>0.962367392518146</text:p>
          </table:table-cell>
          <table:table-cell table:style-name="ce6" office:value-type="float" office:value="0.826391215335939" calcext:value-type="float">
            <text:p>0.826391215335939</text:p>
          </table:table-cell>
          <table:table-cell table:style-name="ce6" office:value-type="float" office:value="0.963149070739746" calcext:value-type="float">
            <text:p>0.963149070739746</text:p>
          </table:table-cell>
          <table:table-cell table:style-name="ce2" table:formula="of:=IF([.P100]; 1-[.P100]/MIN([.B100:.O100]); &quot;&quot;)" office:value-type="float" office:value="-0.165488031414048" calcext:value-type="float">
            <text:p>-0.165488031414048</text:p>
          </table:table-cell>
          <table:table-cell table:formula="of:=IF([.P100]; 1-[.P100]/MAX([.B100:.O100]); &quot;&quot;)" office:value-type="float" office:value="0.014445288460982" calcext:value-type="float">
            <text:p>0.014445288460982</text:p>
          </table:table-cell>
          <table:table-cell table:formula="of:=IF([.P100]; 1-[.P100]/AVERAGE([.B100:.O100]); &quot;&quot;)" office:value-type="float" office:value="-0.0240702360829657" calcext:value-type="float">
            <text:p>-0.024070236082966</text:p>
          </table:table-cell>
          <table:table-cell table:style-name="ce4" table:formula="of:=IF([.P100]&gt;MAX([.B100:.O100]); 1; IF([.P100]&gt;AVERAGE([.B100:.O100]); 2; IF([.P100]&gt;MIN([.B100:.O100]); 3; IF([.P100]&gt;MAX([.B100:.O100])*0.75; 4; 5))))" office:value-type="float" office:value="2" calcext:value-type="float">
            <text:p>2</text:p>
          </table:table-cell>
          <table:table-cell/>
          <table:table-cell office:value-type="float" office:value="0.954773843288422" calcext:value-type="float">
            <text:p>0.954773843288422</text:p>
          </table:table-cell>
          <table:table-cell/>
          <table:table-cell table:formula="of:=ROUND([.B100];4)*100 &amp;&quot;\%&quot;" office:value-type="string" office:string-value="97.07\%" calcext:value-type="string">
            <text:p>97.07\%</text:p>
          </table:table-cell>
          <table:table-cell table:formula="of:=ROUND([.C100];4)*100 &amp;&quot;\%&quot;" office:value-type="string" office:string-value="96.66\%" calcext:value-type="string">
            <text:p>96.66\%</text:p>
          </table:table-cell>
          <table:table-cell table:formula="of:=ROUND([.D100];4)*100 &amp;&quot;\%&quot;" office:value-type="string" office:string-value="97.73\%" calcext:value-type="string">
            <text:p>97.73\%</text:p>
          </table:table-cell>
          <table:table-cell table:formula="of:=ROUND([.E100];4)*100 &amp;&quot;\%&quot;" office:value-type="string" office:string-value="95.12\%" calcext:value-type="string">
            <text:p>95.12\%</text:p>
          </table:table-cell>
          <table:table-cell table:formula="of:=ROUND([.F100];4)*100 &amp;&quot;\%&quot;" office:value-type="string" office:string-value="95.8\%" calcext:value-type="string">
            <text:p>95.8\%</text:p>
          </table:table-cell>
          <table:table-cell table:formula="of:=ROUND([.G100];4)*100 &amp;&quot;\%&quot;" office:value-type="string" office:string-value="86.9\%" calcext:value-type="string">
            <text:p>86.9\%</text:p>
          </table:table-cell>
          <table:table-cell table:formula="of:=ROUND([.H100];4)*100 &amp;&quot;\%&quot;" office:value-type="string" office:string-value="97.31\%" calcext:value-type="string">
            <text:p>97.31\%</text:p>
          </table:table-cell>
          <table:table-cell table:formula="of:=ROUND([.I100];4)*100 &amp;&quot;\%&quot;" office:value-type="string" office:string-value="95.78\%" calcext:value-type="string">
            <text:p>95.78\%</text:p>
          </table:table-cell>
          <table:table-cell table:formula="of:=ROUND([.J100];4)*100 &amp;&quot;\%&quot;" office:value-type="string" office:string-value="94.77\%" calcext:value-type="string">
            <text:p>94.77\%</text:p>
          </table:table-cell>
          <table:table-cell table:formula="of:=ROUND([.K100];4)*100 &amp;&quot;\%&quot;" office:value-type="string" office:string-value="94.49\%" calcext:value-type="string">
            <text:p>94.49\%</text:p>
          </table:table-cell>
          <table:table-cell table:formula="of:=ROUND([.L100];4)*100 &amp;&quot;\%&quot;" office:value-type="string" office:string-value="94.49\%" calcext:value-type="string">
            <text:p>94.49\%</text:p>
          </table:table-cell>
          <table:table-cell table:formula="of:=ROUND([.M100];4)*100 &amp;&quot;\%&quot;" office:value-type="string" office:string-value="91.74\%" calcext:value-type="string">
            <text:p>91.74\%</text:p>
          </table:table-cell>
          <table:table-cell table:formula="of:=ROUND([.N100];4)*100 &amp;&quot;\%&quot;" office:value-type="string" office:string-value="96.24\%" calcext:value-type="string">
            <text:p>96.24\%</text:p>
          </table:table-cell>
          <table:table-cell table:formula="of:=ROUND([.O100];4)*100 &amp;&quot;\%&quot;" office:value-type="string" office:string-value="82.64\%" calcext:value-type="string">
            <text:p>82.64\%</text:p>
          </table:table-cell>
          <table:table-cell table:formula="of:=ROUND(AVERAGE([.B100:.O100]);4)*100&amp;&quot;\%&quot;" office:value-type="string" office:string-value="94.05\%" calcext:value-type="string">
            <text:p>94.05\%</text:p>
          </table:table-cell>
          <table:table-cell table:formula="of:=ROUND([.P100];4)*100 &amp;&quot;\%&quot;" office:value-type="string" office:string-value="96.31\%" calcext:value-type="string">
            <text:p>96.31\%</text:p>
          </table:table-cell>
          <table:table-cell table:style-name="ce2" table:formula="of:=&quot;\hline &quot;&amp;[.X100]&amp;&quot; &amp; &quot;&amp;[.Y100]&amp;&quot; &amp; &quot;&amp;[.Z100]&amp;&quot; &amp; &quot;&amp;[.AA100]&amp;&quot; &amp; &quot;&amp;[.AB100]&amp;&quot; &amp; &quot;&amp;[.AC100]&amp;&quot; &amp; &quot;&amp;[.AD100]&amp;&quot; &amp; &quot;&amp;[.AE100]&amp;&quot; &amp; &quot;&amp;[.AF100]&amp;&quot; &amp; &quot;&amp;[.AG100]&amp;&quot; &amp; &quot;&amp;[.AH100]&amp;&quot; &amp; &quot;&amp;[.AI100]&amp;&quot; &amp; &quot;&amp;[.AJ100]&amp;&quot; &amp; &quot;&amp;[.AK100]&amp;&quot; &amp; &quot;&amp;[.AL100]&amp;&quot; &amp; &quot;&amp;[.AM100]&amp;&quot; \\&quot;" office:value-type="string" office:string-value="\hline 97.07\% &amp; 96.66\% &amp; 97.73\% &amp; 95.12\% &amp; 95.8\% &amp; 86.9\% &amp; 97.31\% &amp; 95.78\% &amp; 94.77\% &amp; 94.49\% &amp; 94.49\% &amp; 91.74\% &amp; 96.24\% &amp; 82.64\% &amp; 94.05\% &amp; 96.31\% \\" calcext:value-type="string">
            <text:p>\hline 97.07\% &amp; 96.66\% &amp; 97.73\% &amp; 95.12\% &amp; 95.8\% &amp; 86.9\% &amp; 97.31\% &amp; 95.78\% &amp; 94.77\% &amp; 94.49\% &amp; 94.49\% &amp; 91.74\% &amp; 96.24\% &amp; 82.64\% &amp; 94.05\% &amp; 96.31\% \\</text:p>
          </table:table-cell>
        </table:table-row>
        <table:table-row table:style-name="ro1">
          <table:table-cell office:value-type="string" calcext:value-type="string">
            <text:p>UWaveGestureLibraryX</text:p>
          </table:table-cell>
          <table:table-cell table:style-name="ce5" office:value-type="float" office:value="0.84678019728271" calcext:value-type="float">
            <text:p>0.84678019728271</text:p>
          </table:table-cell>
          <table:table-cell table:style-name="ce6" office:value-type="float" office:value="0.833454308579937" calcext:value-type="float">
            <text:p>0.833454308579937</text:p>
          </table:table-cell>
          <table:table-cell table:style-name="ce6" office:value-type="float" office:value="0.8571282337614" calcext:value-type="float">
            <text:p>0.8571282337614</text:p>
          </table:table-cell>
          <table:table-cell table:style-name="ce6" office:value-type="float" office:value="0.833538060673739" calcext:value-type="float">
            <text:p>0.833538060673739</text:p>
          </table:table-cell>
          <table:table-cell table:style-name="ce6" office:value-type="float" office:value="0.820165643029965" calcext:value-type="float">
            <text:p>0.820165643029965</text:p>
          </table:table-cell>
          <table:table-cell table:style-name="ce6" office:value-type="float" office:value="0.790396426577331" calcext:value-type="float">
            <text:p>0.790396426577331</text:p>
          </table:table-cell>
          <table:table-cell table:style-name="ce6" office:value-type="float" office:value="0.831397729387679" calcext:value-type="float">
            <text:p>0.831397729387679</text:p>
          </table:table-cell>
          <table:table-cell table:style-name="ce6" office:value-type="float" office:value="0.817606551274893" calcext:value-type="float">
            <text:p>0.817606551274893</text:p>
          </table:table-cell>
          <table:table-cell table:style-name="ce6" office:value-type="float" office:value="0.788172343197469" calcext:value-type="float">
            <text:p>0.788172343197469</text:p>
          </table:table-cell>
          <table:table-cell table:style-name="ce6" office:value-type="float" office:value="0.774055462497674" calcext:value-type="float">
            <text:p>0.774055462497674</text:p>
          </table:table-cell>
          <table:table-cell table:style-name="ce6" office:value-type="float" office:value="0.752587009119672" calcext:value-type="float">
            <text:p>0.752587009119672</text:p>
          </table:table-cell>
          <table:table-cell table:style-name="ce6" office:value-type="float" office:value="0.633947515354551" calcext:value-type="float">
            <text:p>0.633947515354551</text:p>
          </table:table-cell>
          <table:table-cell table:style-name="ce6" office:value-type="float" office:value="0.7999906942118" calcext:value-type="float">
            <text:p>0.7999906942118</text:p>
          </table:table-cell>
          <table:table-cell table:style-name="ce6" office:value-type="float" office:value="0.768546435883119" calcext:value-type="float">
            <text:p>0.768546435883119</text:p>
          </table:table-cell>
          <table:table-cell table:style-name="ce6" office:value-type="float" office:value="0.800949215888977" calcext:value-type="float">
            <text:p>0.800949215888977</text:p>
          </table:table-cell>
          <table:table-cell table:style-name="ce2" table:formula="of:=IF([.P101]; 1-[.P101]/MIN([.B101:.O101]); &quot;&quot;)" office:value-type="float" office:value="-0.263431430030964" calcext:value-type="float">
            <text:p>-0.263431430030964</text:p>
          </table:table-cell>
          <table:table-cell table:formula="of:=IF([.P101]; 1-[.P101]/MAX([.B101:.O101]); &quot;&quot;)" office:value-type="float" office:value="0.0655433057267153" calcext:value-type="float">
            <text:p>0.065543305726715</text:p>
          </table:table-cell>
          <table:table-cell table:formula="of:=IF([.P101]; 1-[.P101]/AVERAGE([.B101:.O101]); &quot;&quot;)" office:value-type="float" office:value="-0.00587762678401194" calcext:value-type="float">
            <text:p>-0.005877626784012</text:p>
          </table:table-cell>
          <table:table-cell table:style-name="ce4" table:formula="of:=IF([.P101]&gt;MAX([.B101:.O101]); 1; IF([.P101]&gt;AVERAGE([.B101:.O101]); 2; IF([.P101]&gt;MIN([.B101:.O101]); 3; IF([.P101]&gt;MAX([.B101:.O101])*0.75; 4; 5))))" office:value-type="float" office:value="2" calcext:value-type="float">
            <text:p>2</text:p>
          </table:table-cell>
          <table:table-cell/>
          <table:table-cell office:value-type="float" office:value="0.784477949142456" calcext:value-type="float">
            <text:p>0.784477949142456</text:p>
          </table:table-cell>
          <table:table-cell/>
          <table:table-cell table:formula="of:=ROUND([.B101];4)*100 &amp;&quot;\%&quot;" office:value-type="string" office:string-value="84.68\%" calcext:value-type="string">
            <text:p>84.68\%</text:p>
          </table:table-cell>
          <table:table-cell table:formula="of:=ROUND([.C101];4)*100 &amp;&quot;\%&quot;" office:value-type="string" office:string-value="83.35\%" calcext:value-type="string">
            <text:p>83.35\%</text:p>
          </table:table-cell>
          <table:table-cell table:formula="of:=ROUND([.D101];4)*100 &amp;&quot;\%&quot;" office:value-type="string" office:string-value="85.71\%" calcext:value-type="string">
            <text:p>85.71\%</text:p>
          </table:table-cell>
          <table:table-cell table:formula="of:=ROUND([.E101];4)*100 &amp;&quot;\%&quot;" office:value-type="string" office:string-value="83.35\%" calcext:value-type="string">
            <text:p>83.35\%</text:p>
          </table:table-cell>
          <table:table-cell table:formula="of:=ROUND([.F101];4)*100 &amp;&quot;\%&quot;" office:value-type="string" office:string-value="82.02\%" calcext:value-type="string">
            <text:p>82.02\%</text:p>
          </table:table-cell>
          <table:table-cell table:formula="of:=ROUND([.G101];4)*100 &amp;&quot;\%&quot;" office:value-type="string" office:string-value="79.04\%" calcext:value-type="string">
            <text:p>79.04\%</text:p>
          </table:table-cell>
          <table:table-cell table:formula="of:=ROUND([.H101];4)*100 &amp;&quot;\%&quot;" office:value-type="string" office:string-value="83.14\%" calcext:value-type="string">
            <text:p>83.14\%</text:p>
          </table:table-cell>
          <table:table-cell table:formula="of:=ROUND([.I101];4)*100 &amp;&quot;\%&quot;" office:value-type="string" office:string-value="81.76\%" calcext:value-type="string">
            <text:p>81.76\%</text:p>
          </table:table-cell>
          <table:table-cell table:formula="of:=ROUND([.J101];4)*100 &amp;&quot;\%&quot;" office:value-type="string" office:string-value="78.82\%" calcext:value-type="string">
            <text:p>78.82\%</text:p>
          </table:table-cell>
          <table:table-cell table:formula="of:=ROUND([.K101];4)*100 &amp;&quot;\%&quot;" office:value-type="string" office:string-value="77.41\%" calcext:value-type="string">
            <text:p>77.41\%</text:p>
          </table:table-cell>
          <table:table-cell table:formula="of:=ROUND([.L101];4)*100 &amp;&quot;\%&quot;" office:value-type="string" office:string-value="75.26\%" calcext:value-type="string">
            <text:p>75.26\%</text:p>
          </table:table-cell>
          <table:table-cell table:formula="of:=ROUND([.M101];4)*100 &amp;&quot;\%&quot;" office:value-type="string" office:string-value="63.39\%" calcext:value-type="string">
            <text:p>63.39\%</text:p>
          </table:table-cell>
          <table:table-cell table:formula="of:=ROUND([.N101];4)*100 &amp;&quot;\%&quot;" office:value-type="string" office:string-value="80\%" calcext:value-type="string">
            <text:p>80\%</text:p>
          </table:table-cell>
          <table:table-cell table:formula="of:=ROUND([.O101];4)*100 &amp;&quot;\%&quot;" office:value-type="string" office:string-value="76.85\%" calcext:value-type="string">
            <text:p>76.85\%</text:p>
          </table:table-cell>
          <table:table-cell table:formula="of:=ROUND(AVERAGE([.B101:.O101]);4)*100&amp;&quot;\%&quot;" office:value-type="string" office:string-value="79.63\%" calcext:value-type="string">
            <text:p>79.63\%</text:p>
          </table:table-cell>
          <table:table-cell table:formula="of:=ROUND([.P101];4)*100 &amp;&quot;\%&quot;" office:value-type="string" office:string-value="80.09\%" calcext:value-type="string">
            <text:p>80.09\%</text:p>
          </table:table-cell>
          <table:table-cell table:style-name="ce2" table:formula="of:=&quot;\hline &quot;&amp;[.X101]&amp;&quot; &amp; &quot;&amp;[.Y101]&amp;&quot; &amp; &quot;&amp;[.Z101]&amp;&quot; &amp; &quot;&amp;[.AA101]&amp;&quot; &amp; &quot;&amp;[.AB101]&amp;&quot; &amp; &quot;&amp;[.AC101]&amp;&quot; &amp; &quot;&amp;[.AD101]&amp;&quot; &amp; &quot;&amp;[.AE101]&amp;&quot; &amp; &quot;&amp;[.AF101]&amp;&quot; &amp; &quot;&amp;[.AG101]&amp;&quot; &amp; &quot;&amp;[.AH101]&amp;&quot; &amp; &quot;&amp;[.AI101]&amp;&quot; &amp; &quot;&amp;[.AJ101]&amp;&quot; &amp; &quot;&amp;[.AK101]&amp;&quot; &amp; &quot;&amp;[.AL101]&amp;&quot; &amp; &quot;&amp;[.AM101]&amp;&quot; \\&quot;" office:value-type="string" office:string-value="\hline 84.68\% &amp; 83.35\% &amp; 85.71\% &amp; 83.35\% &amp; 82.02\% &amp; 79.04\% &amp; 83.14\% &amp; 81.76\% &amp; 78.82\% &amp; 77.41\% &amp; 75.26\% &amp; 63.39\% &amp; 80\% &amp; 76.85\% &amp; 79.63\% &amp; 80.09\% \\" calcext:value-type="string">
            <text:p>\hline 84.68\% &amp; 83.35\% &amp; 85.71\% &amp; 83.35\% &amp; 82.02\% &amp; 79.04\% &amp; 83.14\% &amp; 81.76\% &amp; 78.82\% &amp; 77.41\% &amp; 75.26\% &amp; 63.39\% &amp; 80\% &amp; 76.85\% &amp; 79.63\% &amp; 80.09\% \\</text:p>
          </table:table-cell>
        </table:table-row>
        <table:table-row table:style-name="ro1">
          <table:table-cell office:value-type="string" calcext:value-type="string">
            <text:p>UWaveGestureLibraryY</text:p>
          </table:table-cell>
          <table:table-cell table:style-name="ce5" office:value-type="float" office:value="0.788023450586265" calcext:value-type="float">
            <text:p>0.788023450586265</text:p>
          </table:table-cell>
          <table:table-cell table:style-name="ce6" office:value-type="float" office:value="0.754680811464731" calcext:value-type="float">
            <text:p>0.754680811464731</text:p>
          </table:table-cell>
          <table:table-cell table:style-name="ce6" office:value-type="float" office:value="0.783631118555742" calcext:value-type="float">
            <text:p>0.783631118555742</text:p>
          </table:table-cell>
          <table:table-cell table:style-name="ce6" office:value-type="float" office:value="0.770761213474781" calcext:value-type="float">
            <text:p>0.770761213474781</text:p>
          </table:table-cell>
          <table:table-cell table:style-name="ce6" office:value-type="float" office:value="0.744919039642658" calcext:value-type="float">
            <text:p>0.744919039642658</text:p>
          </table:table-cell>
          <table:table-cell table:style-name="ce6" office:value-type="float" office:value="0.675851479620324" calcext:value-type="float">
            <text:p>0.675851479620324</text:p>
          </table:table-cell>
          <table:table-cell table:style-name="ce6" office:value-type="float" office:value="0.767215708170482" calcext:value-type="float">
            <text:p>0.767215708170482</text:p>
          </table:table-cell>
          <table:table-cell table:style-name="ce6" office:value-type="float" office:value="0.725823562255723" calcext:value-type="float">
            <text:p>0.725823562255723</text:p>
          </table:table-cell>
          <table:table-cell table:style-name="ce6" office:value-type="float" office:value="0.714824120603015" calcext:value-type="float">
            <text:p>0.714824120603015</text:p>
          </table:table-cell>
          <table:table-cell table:style-name="ce6" office:value-type="float" office:value="0.694369998138842" calcext:value-type="float">
            <text:p>0.694369998138842</text:p>
          </table:table-cell>
          <table:table-cell table:style-name="ce6" office:value-type="float" office:value="0.66212544202494" calcext:value-type="float">
            <text:p>0.66212544202494</text:p>
          </table:table-cell>
          <table:table-cell table:style-name="ce6" office:value-type="float" office:value="0.66822073329611" calcext:value-type="float">
            <text:p>0.66822073329611</text:p>
          </table:table-cell>
          <table:table-cell table:style-name="ce6" office:value-type="float" office:value="0.721877908058813" calcext:value-type="float">
            <text:p>0.721877908058813</text:p>
          </table:table-cell>
          <table:table-cell table:style-name="ce6" office:value-type="float" office:value="0.704383026242323" calcext:value-type="float">
            <text:p>0.704383026242323</text:p>
          </table:table-cell>
          <table:table-cell table:style-name="ce6" office:value-type="float" office:value="0.709938585758209" calcext:value-type="float">
            <text:p>0.709938585758209</text:p>
          </table:table-cell>
          <table:table-cell table:style-name="ce2" table:formula="of:=IF([.P102]; 1-[.P102]/MIN([.B102:.O102]); &quot;&quot;)" office:value-type="float" office:value="-0.072211609309325" calcext:value-type="float">
            <text:p>-0.072211609309325</text:p>
          </table:table-cell>
          <table:table-cell table:formula="of:=IF([.P102]; 1-[.P102]/MAX([.B102:.O102]); &quot;&quot;)" office:value-type="float" office:value="0.0990895191887543" calcext:value-type="float">
            <text:p>0.099089519188754</text:p>
          </table:table-cell>
          <table:table-cell table:formula="of:=IF([.P102]; 1-[.P102]/AVERAGE([.B102:.O102]); &quot;&quot;)" office:value-type="float" office:value="0.0233442308233899" calcext:value-type="float">
            <text:p>0.02334423082339</text:p>
          </table:table-cell>
          <table:table-cell table:style-name="ce4" table:formula="of:=IF([.P102]&gt;MAX([.B102:.O102]); 1; IF([.P102]&gt;AVERAGE([.B102:.O102]); 2; IF([.P102]&gt;MIN([.B102:.O102]); 3; IF([.P102]&gt;MAX([.B102:.O102])*0.75; 4; 5))))" office:value-type="float" office:value="3" calcext:value-type="float">
            <text:p>3</text:p>
          </table:table-cell>
          <table:table-cell/>
          <table:table-cell office:value-type="float" office:value="0.695700705051422" calcext:value-type="float">
            <text:p>0.695700705051422</text:p>
          </table:table-cell>
          <table:table-cell/>
          <table:table-cell table:formula="of:=ROUND([.B102];4)*100 &amp;&quot;\%&quot;" office:value-type="string" office:string-value="78.8\%" calcext:value-type="string">
            <text:p>78.8\%</text:p>
          </table:table-cell>
          <table:table-cell table:formula="of:=ROUND([.C102];4)*100 &amp;&quot;\%&quot;" office:value-type="string" office:string-value="75.47\%" calcext:value-type="string">
            <text:p>75.47\%</text:p>
          </table:table-cell>
          <table:table-cell table:formula="of:=ROUND([.D102];4)*100 &amp;&quot;\%&quot;" office:value-type="string" office:string-value="78.36\%" calcext:value-type="string">
            <text:p>78.36\%</text:p>
          </table:table-cell>
          <table:table-cell table:formula="of:=ROUND([.E102];4)*100 &amp;&quot;\%&quot;" office:value-type="string" office:string-value="77.08\%" calcext:value-type="string">
            <text:p>77.08\%</text:p>
          </table:table-cell>
          <table:table-cell table:formula="of:=ROUND([.F102];4)*100 &amp;&quot;\%&quot;" office:value-type="string" office:string-value="74.49\%" calcext:value-type="string">
            <text:p>74.49\%</text:p>
          </table:table-cell>
          <table:table-cell table:formula="of:=ROUND([.G102];4)*100 &amp;&quot;\%&quot;" office:value-type="string" office:string-value="67.59\%" calcext:value-type="string">
            <text:p>67.59\%</text:p>
          </table:table-cell>
          <table:table-cell table:formula="of:=ROUND([.H102];4)*100 &amp;&quot;\%&quot;" office:value-type="string" office:string-value="76.72\%" calcext:value-type="string">
            <text:p>76.72\%</text:p>
          </table:table-cell>
          <table:table-cell table:formula="of:=ROUND([.I102];4)*100 &amp;&quot;\%&quot;" office:value-type="string" office:string-value="72.58\%" calcext:value-type="string">
            <text:p>72.58\%</text:p>
          </table:table-cell>
          <table:table-cell table:formula="of:=ROUND([.J102];4)*100 &amp;&quot;\%&quot;" office:value-type="string" office:string-value="71.48\%" calcext:value-type="string">
            <text:p>71.48\%</text:p>
          </table:table-cell>
          <table:table-cell table:formula="of:=ROUND([.K102];4)*100 &amp;&quot;\%&quot;" office:value-type="string" office:string-value="69.44\%" calcext:value-type="string">
            <text:p>69.44\%</text:p>
          </table:table-cell>
          <table:table-cell table:formula="of:=ROUND([.L102];4)*100 &amp;&quot;\%&quot;" office:value-type="string" office:string-value="66.21\%" calcext:value-type="string">
            <text:p>66.21\%</text:p>
          </table:table-cell>
          <table:table-cell table:formula="of:=ROUND([.M102];4)*100 &amp;&quot;\%&quot;" office:value-type="string" office:string-value="66.82\%" calcext:value-type="string">
            <text:p>66.82\%</text:p>
          </table:table-cell>
          <table:table-cell table:formula="of:=ROUND([.N102];4)*100 &amp;&quot;\%&quot;" office:value-type="string" office:string-value="72.19\%" calcext:value-type="string">
            <text:p>72.19\%</text:p>
          </table:table-cell>
          <table:table-cell table:formula="of:=ROUND([.O102];4)*100 &amp;&quot;\%&quot;" office:value-type="string" office:string-value="70.44\%" calcext:value-type="string">
            <text:p>70.44\%</text:p>
          </table:table-cell>
          <table:table-cell table:formula="of:=ROUND(AVERAGE([.B102:.O102]);4)*100&amp;&quot;\%&quot;" office:value-type="string" office:string-value="72.69\%" calcext:value-type="string">
            <text:p>72.69\%</text:p>
          </table:table-cell>
          <table:table-cell table:formula="of:=ROUND([.P102];4)*100 &amp;&quot;\%&quot;" office:value-type="string" office:string-value="70.99\%" calcext:value-type="string">
            <text:p>70.99\%</text:p>
          </table:table-cell>
          <table:table-cell table:style-name="ce2" table:formula="of:=&quot;\hline &quot;&amp;[.X102]&amp;&quot; &amp; &quot;&amp;[.Y102]&amp;&quot; &amp; &quot;&amp;[.Z102]&amp;&quot; &amp; &quot;&amp;[.AA102]&amp;&quot; &amp; &quot;&amp;[.AB102]&amp;&quot; &amp; &quot;&amp;[.AC102]&amp;&quot; &amp; &quot;&amp;[.AD102]&amp;&quot; &amp; &quot;&amp;[.AE102]&amp;&quot; &amp; &quot;&amp;[.AF102]&amp;&quot; &amp; &quot;&amp;[.AG102]&amp;&quot; &amp; &quot;&amp;[.AH102]&amp;&quot; &amp; &quot;&amp;[.AI102]&amp;&quot; &amp; &quot;&amp;[.AJ102]&amp;&quot; &amp; &quot;&amp;[.AK102]&amp;&quot; &amp; &quot;&amp;[.AL102]&amp;&quot; &amp; &quot;&amp;[.AM102]&amp;&quot; \\&quot;" office:value-type="string" office:string-value="\hline 78.8\% &amp; 75.47\% &amp; 78.36\% &amp; 77.08\% &amp; 74.49\% &amp; 67.59\% &amp; 76.72\% &amp; 72.58\% &amp; 71.48\% &amp; 69.44\% &amp; 66.21\% &amp; 66.82\% &amp; 72.19\% &amp; 70.44\% &amp; 72.69\% &amp; 70.99\% \\" calcext:value-type="string">
            <text:p>\hline 78.8\% &amp; 75.47\% &amp; 78.36\% &amp; 77.08\% &amp; 74.49\% &amp; 67.59\% &amp; 76.72\% &amp; 72.58\% &amp; 71.48\% &amp; 69.44\% &amp; 66.21\% &amp; 66.82\% &amp; 72.19\% &amp; 70.44\% &amp; 72.69\% &amp; 70.99\% \\</text:p>
          </table:table-cell>
        </table:table-row>
        <table:table-row table:style-name="ro1">
          <table:table-cell office:value-type="string" calcext:value-type="string">
            <text:p>UWaveGestureLibraryZ</text:p>
          </table:table-cell>
          <table:table-cell table:style-name="ce5" office:value-type="float" office:value="0.791178112786153" calcext:value-type="float">
            <text:p>0.791178112786153</text:p>
          </table:table-cell>
          <table:table-cell table:style-name="ce6" office:value-type="float" office:value="0.775144239717104" calcext:value-type="float">
            <text:p>0.775144239717104</text:p>
          </table:table-cell>
          <table:table-cell table:style-name="ce6" office:value-type="float" office:value="0.795831006886283" calcext:value-type="float">
            <text:p>0.795831006886283</text:p>
          </table:table-cell>
          <table:table-cell table:style-name="ce6" office:value-type="float" office:value="0.77321794155965" calcext:value-type="float">
            <text:p>0.77321794155965</text:p>
          </table:table-cell>
          <table:table-cell table:style-name="ce6" office:value-type="float" office:value="0.772473478503629" calcext:value-type="float">
            <text:p>0.772473478503629</text:p>
          </table:table-cell>
          <table:table-cell table:style-name="ce6" office:value-type="float" office:value="0.751386562441839" calcext:value-type="float">
            <text:p>0.751386562441839</text:p>
          </table:table-cell>
          <table:table-cell table:style-name="ce6" office:value-type="float" office:value="0.767383212358087" calcext:value-type="float">
            <text:p>0.767383212358087</text:p>
          </table:table-cell>
          <table:table-cell table:style-name="ce6" office:value-type="float" office:value="0.754820398287735" calcext:value-type="float">
            <text:p>0.754820398287735</text:p>
          </table:table-cell>
          <table:table-cell table:style-name="ce6" office:value-type="float" office:value="0.736376326074818" calcext:value-type="float">
            <text:p>0.736376326074818</text:p>
          </table:table-cell>
          <table:table-cell table:style-name="ce6" office:value-type="float" office:value="0.710580681183696" calcext:value-type="float">
            <text:p>0.710580681183696</text:p>
          </table:table-cell>
          <table:table-cell table:style-name="ce6" office:value-type="float" office:value="0.695495998511074" calcext:value-type="float">
            <text:p>0.695495998511074</text:p>
          </table:table-cell>
          <table:table-cell table:style-name="ce6" office:value-type="float" office:value="0.663521310254979" calcext:value-type="float">
            <text:p>0.663521310254979</text:p>
          </table:table-cell>
          <table:table-cell table:style-name="ce6" office:value-type="float" office:value="0.733407779638935" calcext:value-type="float">
            <text:p>0.733407779638935</text:p>
          </table:table-cell>
          <table:table-cell table:style-name="ce6" office:value-type="float" office:value="0.706374464917179" calcext:value-type="float">
            <text:p>0.706374464917179</text:p>
          </table:table-cell>
          <table:table-cell table:style-name="ce6" office:value-type="float" office:value="0.710217773914337" calcext:value-type="float">
            <text:p>0.710217773914337</text:p>
          </table:table-cell>
          <table:table-cell table:style-name="ce2" table:formula="of:=IF([.P103]; 1-[.P103]/MIN([.B103:.O103]); &quot;&quot;)" office:value-type="float" office:value="-0.0703767353627474" calcext:value-type="float">
            <text:p>-0.070376735362747</text:p>
          </table:table-cell>
          <table:table-cell table:formula="of:=IF([.P103]; 1-[.P103]/MAX([.B103:.O103]); &quot;&quot;)" office:value-type="float" office:value="0.107577151720829" calcext:value-type="float">
            <text:p>0.107577151720829</text:p>
          </table:table-cell>
          <table:table-cell table:formula="of:=IF([.P103]; 1-[.P103]/AVERAGE([.B103:.O103]); &quot;&quot;)" office:value-type="float" office:value="0.0464307841388752" calcext:value-type="float">
            <text:p>0.046430784138875</text:p>
          </table:table-cell>
          <table:table-cell table:style-name="ce4" table:formula="of:=IF([.P103]&gt;MAX([.B103:.O103]); 1; IF([.P103]&gt;AVERAGE([.B103:.O103]); 2; IF([.P103]&gt;MIN([.B103:.O103]); 3; IF([.P103]&gt;MAX([.B103:.O103])*0.75; 4; 5))))" office:value-type="float" office:value="3" calcext:value-type="float">
            <text:p>3</text:p>
          </table:table-cell>
          <table:table-cell/>
          <table:table-cell office:value-type="float" office:value="0.72026801109314" calcext:value-type="float">
            <text:p>0.72026801109314</text:p>
          </table:table-cell>
          <table:table-cell/>
          <table:table-cell table:formula="of:=ROUND([.B103];4)*100 &amp;&quot;\%&quot;" office:value-type="string" office:string-value="79.12\%" calcext:value-type="string">
            <text:p>79.12\%</text:p>
          </table:table-cell>
          <table:table-cell table:formula="of:=ROUND([.C103];4)*100 &amp;&quot;\%&quot;" office:value-type="string" office:string-value="77.51\%" calcext:value-type="string">
            <text:p>77.51\%</text:p>
          </table:table-cell>
          <table:table-cell table:formula="of:=ROUND([.D103];4)*100 &amp;&quot;\%&quot;" office:value-type="string" office:string-value="79.58\%" calcext:value-type="string">
            <text:p>79.58\%</text:p>
          </table:table-cell>
          <table:table-cell table:formula="of:=ROUND([.E103];4)*100 &amp;&quot;\%&quot;" office:value-type="string" office:string-value="77.32\%" calcext:value-type="string">
            <text:p>77.32\%</text:p>
          </table:table-cell>
          <table:table-cell table:formula="of:=ROUND([.F103];4)*100 &amp;&quot;\%&quot;" office:value-type="string" office:string-value="77.25\%" calcext:value-type="string">
            <text:p>77.25\%</text:p>
          </table:table-cell>
          <table:table-cell table:formula="of:=ROUND([.G103];4)*100 &amp;&quot;\%&quot;" office:value-type="string" office:string-value="75.14\%" calcext:value-type="string">
            <text:p>75.14\%</text:p>
          </table:table-cell>
          <table:table-cell table:formula="of:=ROUND([.H103];4)*100 &amp;&quot;\%&quot;" office:value-type="string" office:string-value="76.74\%" calcext:value-type="string">
            <text:p>76.74\%</text:p>
          </table:table-cell>
          <table:table-cell table:formula="of:=ROUND([.I103];4)*100 &amp;&quot;\%&quot;" office:value-type="string" office:string-value="75.48\%" calcext:value-type="string">
            <text:p>75.48\%</text:p>
          </table:table-cell>
          <table:table-cell table:formula="of:=ROUND([.J103];4)*100 &amp;&quot;\%&quot;" office:value-type="string" office:string-value="73.64\%" calcext:value-type="string">
            <text:p>73.64\%</text:p>
          </table:table-cell>
          <table:table-cell table:formula="of:=ROUND([.K103];4)*100 &amp;&quot;\%&quot;" office:value-type="string" office:string-value="71.06\%" calcext:value-type="string">
            <text:p>71.06\%</text:p>
          </table:table-cell>
          <table:table-cell table:formula="of:=ROUND([.L103];4)*100 &amp;&quot;\%&quot;" office:value-type="string" office:string-value="69.55\%" calcext:value-type="string">
            <text:p>69.55\%</text:p>
          </table:table-cell>
          <table:table-cell table:formula="of:=ROUND([.M103];4)*100 &amp;&quot;\%&quot;" office:value-type="string" office:string-value="66.35\%" calcext:value-type="string">
            <text:p>66.35\%</text:p>
          </table:table-cell>
          <table:table-cell table:formula="of:=ROUND([.N103];4)*100 &amp;&quot;\%&quot;" office:value-type="string" office:string-value="73.34\%" calcext:value-type="string">
            <text:p>73.34\%</text:p>
          </table:table-cell>
          <table:table-cell table:formula="of:=ROUND([.O103];4)*100 &amp;&quot;\%&quot;" office:value-type="string" office:string-value="70.64\%" calcext:value-type="string">
            <text:p>70.64\%</text:p>
          </table:table-cell>
          <table:table-cell table:formula="of:=ROUND(AVERAGE([.B103:.O103]);4)*100&amp;&quot;\%&quot;" office:value-type="string" office:string-value="74.48\%" calcext:value-type="string">
            <text:p>74.48\%</text:p>
          </table:table-cell>
          <table:table-cell table:formula="of:=ROUND([.P103];4)*100 &amp;&quot;\%&quot;" office:value-type="string" office:string-value="71.02\%" calcext:value-type="string">
            <text:p>71.02\%</text:p>
          </table:table-cell>
          <table:table-cell table:style-name="ce2" table:formula="of:=&quot;\hline &quot;&amp;[.X103]&amp;&quot; &amp; &quot;&amp;[.Y103]&amp;&quot; &amp; &quot;&amp;[.Z103]&amp;&quot; &amp; &quot;&amp;[.AA103]&amp;&quot; &amp; &quot;&amp;[.AB103]&amp;&quot; &amp; &quot;&amp;[.AC103]&amp;&quot; &amp; &quot;&amp;[.AD103]&amp;&quot; &amp; &quot;&amp;[.AE103]&amp;&quot; &amp; &quot;&amp;[.AF103]&amp;&quot; &amp; &quot;&amp;[.AG103]&amp;&quot; &amp; &quot;&amp;[.AH103]&amp;&quot; &amp; &quot;&amp;[.AI103]&amp;&quot; &amp; &quot;&amp;[.AJ103]&amp;&quot; &amp; &quot;&amp;[.AK103]&amp;&quot; &amp; &quot;&amp;[.AL103]&amp;&quot; &amp; &quot;&amp;[.AM103]&amp;&quot; \\&quot;" office:value-type="string" office:string-value="\hline 79.12\% &amp; 77.51\% &amp; 79.58\% &amp; 77.32\% &amp; 77.25\% &amp; 75.14\% &amp; 76.74\% &amp; 75.48\% &amp; 73.64\% &amp; 71.06\% &amp; 69.55\% &amp; 66.35\% &amp; 73.34\% &amp; 70.64\% &amp; 74.48\% &amp; 71.02\% \\" calcext:value-type="string">
            <text:p>\hline 79.12\% &amp; 77.51\% &amp; 79.58\% &amp; 77.32\% &amp; 77.25\% &amp; 75.14\% &amp; 76.74\% &amp; 75.48\% &amp; 73.64\% &amp; 71.06\% &amp; 69.55\% &amp; 66.35\% &amp; 73.34\% &amp; 70.64\% &amp; 74.48\% &amp; 71.02\% \\</text:p>
          </table:table-cell>
        </table:table-row>
        <table:table-row table:style-name="ro1">
          <table:table-cell office:value-type="string" calcext:value-type="string">
            <text:p>Wafer</text:p>
          </table:table-cell>
          <table:table-cell table:style-name="ce5" office:value-type="float" office:value="0.998923858966039" calcext:value-type="float">
            <text:p>0.998923858966039</text:p>
          </table:table-cell>
          <table:table-cell table:style-name="ce6" office:value-type="float" office:value="0.999859398658879" calcext:value-type="float">
            <text:p>0.999859398658879</text:p>
          </table:table-cell>
          <table:table-cell table:style-name="ce6" office:value-type="float" office:value="0.998648064027688" calcext:value-type="float">
            <text:p>0.998648064027688</text:p>
          </table:table-cell>
          <table:table-cell table:style-name="ce6" office:value-type="float" office:value="0.998626433052131" calcext:value-type="float">
            <text:p>0.998626433052131</text:p>
          </table:table-cell>
          <table:table-cell table:style-name="ce6" office:value-type="float" office:value="0.999978369024443" calcext:value-type="float">
            <text:p>0.999978369024443</text:p>
          </table:table-cell>
          <table:table-cell table:style-name="ce6" office:value-type="float" office:value="0.998880597014925" calcext:value-type="float">
            <text:p>0.998880597014925</text:p>
          </table:table-cell>
          <table:table-cell table:style-name="ce6" office:value-type="float" office:value="0.996144278606965" calcext:value-type="float">
            <text:p>0.996144278606965</text:p>
          </table:table-cell>
          <table:table-cell table:style-name="ce6" office:value-type="float" office:value="0.999913476097772" calcext:value-type="float">
            <text:p>0.999913476097772</text:p>
          </table:table-cell>
          <table:table-cell table:style-name="ce6" office:value-type="float" office:value="0.999042829331603" calcext:value-type="float">
            <text:p>0.999042829331603</text:p>
          </table:table-cell>
          <table:table-cell table:style-name="ce6" office:value-type="float" office:value="0.998929266709928" calcext:value-type="float">
            <text:p>0.998929266709928</text:p>
          </table:table-cell>
          <table:table-cell table:style-name="ce6" office:value-type="float" office:value="0.998907635734371" calcext:value-type="float">
            <text:p>0.998907635734371</text:p>
          </table:table-cell>
          <table:table-cell table:style-name="ce6" office:value-type="float" office:value="0.995354747999135" calcext:value-type="float">
            <text:p>0.995354747999135</text:p>
          </table:table-cell>
          <table:table-cell table:style-name="ce6" office:value-type="float" office:value="0.996593121349773" calcext:value-type="float">
            <text:p>0.996593121349773</text:p>
          </table:table-cell>
          <table:table-cell table:style-name="ce6" office:value-type="float" office:value="0.997252866104261" calcext:value-type="float">
            <text:p>0.997252866104261</text:p>
          </table:table-cell>
          <table:table-cell table:style-name="ce6" office:value-type="float" office:value="0.997404277324676" calcext:value-type="float">
            <text:p>0.997404277324676</text:p>
          </table:table-cell>
          <table:table-cell table:style-name="ce2" table:formula="of:=IF([.P104]; 1-[.P104]/MIN([.B104:.O104]); &quot;&quot;)" office:value-type="float" office:value="-0.00205909433763285" calcext:value-type="float">
            <text:p>-0.002059094337633</text:p>
          </table:table-cell>
          <table:table-cell table:formula="of:=IF([.P104]; 1-[.P104]/MAX([.B104:.O104]); &quot;&quot;)" office:value-type="float" office:value="0.00257414738108608" calcext:value-type="float">
            <text:p>0.002574147381086</text:p>
          </table:table-cell>
          <table:table-cell table:formula="of:=IF([.P104]; 1-[.P104]/AVERAGE([.B104:.O104]); &quot;&quot;)" office:value-type="float" office:value="0.000958360698114502" calcext:value-type="float">
            <text:p>0.000958360698115</text:p>
          </table:table-cell>
          <table:table-cell table:style-name="ce4" table:formula="of:=IF([.P104]&gt;MAX([.B104:.O104]); 1; IF([.P104]&gt;AVERAGE([.B104:.O104]); 2; IF([.P104]&gt;MIN([.B104:.O104]); 3; IF([.P104]&gt;MAX([.B104:.O104])*0.75; 4; 5))))" office:value-type="float" office:value="3" calcext:value-type="float">
            <text:p>3</text:p>
          </table:table-cell>
          <table:table-cell/>
          <table:table-cell office:value-type="float" office:value="0.995944201946258" calcext:value-type="float">
            <text:p>0.995944201946258</text:p>
          </table:table-cell>
          <table:table-cell/>
          <table:table-cell table:formula="of:=ROUND([.B104];4)*100 &amp;&quot;\%&quot;" office:value-type="string" office:string-value="99.89\%" calcext:value-type="string">
            <text:p>99.89\%</text:p>
          </table:table-cell>
          <table:table-cell table:formula="of:=ROUND([.C104];4)*100 &amp;&quot;\%&quot;" office:value-type="string" office:string-value="99.99\%" calcext:value-type="string">
            <text:p>99.99\%</text:p>
          </table:table-cell>
          <table:table-cell table:formula="of:=ROUND([.D104];4)*100 &amp;&quot;\%&quot;" office:value-type="string" office:string-value="99.86\%" calcext:value-type="string">
            <text:p>99.86\%</text:p>
          </table:table-cell>
          <table:table-cell table:formula="of:=ROUND([.E104];4)*100 &amp;&quot;\%&quot;" office:value-type="string" office:string-value="99.86\%" calcext:value-type="string">
            <text:p>99.86\%</text:p>
          </table:table-cell>
          <table:table-cell table:formula="of:=ROUND([.F104];4)*100 &amp;&quot;\%&quot;" office:value-type="string" office:string-value="100\%" calcext:value-type="string">
            <text:p>100\%</text:p>
          </table:table-cell>
          <table:table-cell table:formula="of:=ROUND([.G104];4)*100 &amp;&quot;\%&quot;" office:value-type="string" office:string-value="99.89\%" calcext:value-type="string">
            <text:p>99.89\%</text:p>
          </table:table-cell>
          <table:table-cell table:formula="of:=ROUND([.H104];4)*100 &amp;&quot;\%&quot;" office:value-type="string" office:string-value="99.61\%" calcext:value-type="string">
            <text:p>99.61\%</text:p>
          </table:table-cell>
          <table:table-cell table:formula="of:=ROUND([.I104];4)*100 &amp;&quot;\%&quot;" office:value-type="string" office:string-value="99.99\%" calcext:value-type="string">
            <text:p>99.99\%</text:p>
          </table:table-cell>
          <table:table-cell table:formula="of:=ROUND([.J104];4)*100 &amp;&quot;\%&quot;" office:value-type="string" office:string-value="99.9\%" calcext:value-type="string">
            <text:p>99.9\%</text:p>
          </table:table-cell>
          <table:table-cell table:formula="of:=ROUND([.K104];4)*100 &amp;&quot;\%&quot;" office:value-type="string" office:string-value="99.89\%" calcext:value-type="string">
            <text:p>99.89\%</text:p>
          </table:table-cell>
          <table:table-cell table:formula="of:=ROUND([.L104];4)*100 &amp;&quot;\%&quot;" office:value-type="string" office:string-value="99.89\%" calcext:value-type="string">
            <text:p>99.89\%</text:p>
          </table:table-cell>
          <table:table-cell table:formula="of:=ROUND([.M104];4)*100 &amp;&quot;\%&quot;" office:value-type="string" office:string-value="99.54\%" calcext:value-type="string">
            <text:p>99.54\%</text:p>
          </table:table-cell>
          <table:table-cell table:formula="of:=ROUND([.N104];4)*100 &amp;&quot;\%&quot;" office:value-type="string" office:string-value="99.66\%" calcext:value-type="string">
            <text:p>99.66\%</text:p>
          </table:table-cell>
          <table:table-cell table:formula="of:=ROUND([.O104];4)*100 &amp;&quot;\%&quot;" office:value-type="string" office:string-value="99.73\%" calcext:value-type="string">
            <text:p>99.73\%</text:p>
          </table:table-cell>
          <table:table-cell table:formula="of:=ROUND(AVERAGE([.B104:.O104]);4)*100&amp;&quot;\%&quot;" office:value-type="string" office:string-value="99.84\%" calcext:value-type="string">
            <text:p>99.84\%</text:p>
          </table:table-cell>
          <table:table-cell table:formula="of:=ROUND([.P104];4)*100 &amp;&quot;\%&quot;" office:value-type="string" office:string-value="99.74\%" calcext:value-type="string">
            <text:p>99.74\%</text:p>
          </table:table-cell>
          <table:table-cell table:style-name="ce2" table:formula="of:=&quot;\hline &quot;&amp;[.X104]&amp;&quot; &amp; &quot;&amp;[.Y104]&amp;&quot; &amp; &quot;&amp;[.Z104]&amp;&quot; &amp; &quot;&amp;[.AA104]&amp;&quot; &amp; &quot;&amp;[.AB104]&amp;&quot; &amp; &quot;&amp;[.AC104]&amp;&quot; &amp; &quot;&amp;[.AD104]&amp;&quot; &amp; &quot;&amp;[.AE104]&amp;&quot; &amp; &quot;&amp;[.AF104]&amp;&quot; &amp; &quot;&amp;[.AG104]&amp;&quot; &amp; &quot;&amp;[.AH104]&amp;&quot; &amp; &quot;&amp;[.AI104]&amp;&quot; &amp; &quot;&amp;[.AJ104]&amp;&quot; &amp; &quot;&amp;[.AK104]&amp;&quot; &amp; &quot;&amp;[.AL104]&amp;&quot; &amp; &quot;&amp;[.AM104]&amp;&quot; \\&quot;" office:value-type="string" office:string-value="\hline 99.89\% &amp; 99.99\% &amp; 99.86\% &amp; 99.86\% &amp; 100\% &amp; 99.89\% &amp; 99.61\% &amp; 99.99\% &amp; 99.9\% &amp; 99.89\% &amp; 99.89\% &amp; 99.54\% &amp; 99.66\% &amp; 99.73\% &amp; 99.84\% &amp; 99.74\% \\" calcext:value-type="string">
            <text:p>\hline 99.89\% &amp; 99.99\% &amp; 99.86\% &amp; 99.86\% &amp; 100\% &amp; 99.89\% &amp; 99.61\% &amp; 99.99\% &amp; 99.9\% &amp; 99.89\% &amp; 99.89\% &amp; 99.54\% &amp; 99.66\% &amp; 99.73\% &amp; 99.84\% &amp; 99.74\% \\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style-name="ce5" office:value-type="float" office:value="0.898148148148148" calcext:value-type="float">
            <text:p>0.898148148148148</text:p>
          </table:table-cell>
          <table:table-cell table:style-name="ce6" office:value-type="float" office:value="0.891975308641976" calcext:value-type="float">
            <text:p>0.891975308641976</text:p>
          </table:table-cell>
          <table:table-cell table:style-name="ce6" office:value-type="float" office:value="0.914197530864197" calcext:value-type="float">
            <text:p>0.914197530864197</text:p>
          </table:table-cell>
          <table:table-cell table:style-name="ce6" office:value-type="float" office:value="0.887037037037037" calcext:value-type="float">
            <text:p>0.887037037037037</text:p>
          </table:table-cell>
          <table:table-cell table:style-name="ce6" office:value-type="float" office:value="0.885802469135802" calcext:value-type="float">
            <text:p>0.885802469135802</text:p>
          </table:table-cell>
          <table:table-cell table:number-columns-repeated="2" table:style-name="ce6" office:value-type="float" office:value="0.856172839506173" calcext:value-type="float">
            <text:p>0.856172839506173</text:p>
          </table:table-cell>
          <table:table-cell table:style-name="ce6" office:value-type="float" office:value="0.930246913580247" calcext:value-type="float">
            <text:p>0.930246913580247</text:p>
          </table:table-cell>
          <table:table-cell table:style-name="ce6" office:value-type="float" office:value="0.893827160493827" calcext:value-type="float">
            <text:p>0.893827160493827</text:p>
          </table:table-cell>
          <table:table-cell table:style-name="ce6" office:value-type="float" office:value="0.877777777777778" calcext:value-type="float">
            <text:p>0.877777777777778</text:p>
          </table:table-cell>
          <table:table-cell table:style-name="ce6" office:value-type="float" office:value="0.892592592592592" calcext:value-type="float">
            <text:p>0.892592592592592</text:p>
          </table:table-cell>
          <table:table-cell table:style-name="ce6" office:value-type="float" office:value="0.870987654320988" calcext:value-type="float">
            <text:p>0.870987654320988</text:p>
          </table:table-cell>
          <table:table-cell table:style-name="ce6" office:value-type="float" office:value="0.862345679012346" calcext:value-type="float">
            <text:p>0.86234567901234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5" calcext:value-type="float">
            <text:p>0.5</text:p>
          </table:table-cell>
          <table:table-cell table:style-name="ce2" table:formula="of:=IF([.P105]; 1-[.P105]/MIN([.B105:.O105]); &quot;&quot;)" office:value-type="float" office:value="0.285714285714286" calcext:value-type="float">
            <text:p>0.285714285714286</text:p>
          </table:table-cell>
          <table:table-cell table:formula="of:=IF([.P105]; 1-[.P105]/MAX([.B105:.O105]); &quot;&quot;)" office:value-type="float" office:value="0.462508294625083" calcext:value-type="float">
            <text:p>0.462508294625083</text:p>
          </table:table-cell>
          <table:table-cell table:formula="of:=IF([.P105]; 1-[.P105]/AVERAGE([.B105:.O105]); &quot;&quot;)" office:value-type="float" office:value="0.427041228779305" calcext:value-type="float">
            <text:p>0.427041228779305</text:p>
          </table:table-cell>
          <table:table-cell table:style-name="ce4" table:formula="of:=IF([.P105]&gt;MAX([.B105:.O105]); 1; IF([.P105]&gt;AVERAGE([.B105:.O105]); 2; IF([.P105]&gt;MIN([.B105:.O105]); 3; IF([.P105]&gt;MAX([.B105:.O105])*0.75; 4; 5))))"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ROUND([.B105];4)*100 &amp;&quot;\%&quot;" office:value-type="string" office:string-value="89.81\%" calcext:value-type="string">
            <text:p>89.81\%</text:p>
          </table:table-cell>
          <table:table-cell table:formula="of:=ROUND([.C105];4)*100 &amp;&quot;\%&quot;" office:value-type="string" office:string-value="89.2\%" calcext:value-type="string">
            <text:p>89.2\%</text:p>
          </table:table-cell>
          <table:table-cell table:formula="of:=ROUND([.D105];4)*100 &amp;&quot;\%&quot;" office:value-type="string" office:string-value="91.42\%" calcext:value-type="string">
            <text:p>91.42\%</text:p>
          </table:table-cell>
          <table:table-cell table:formula="of:=ROUND([.E105];4)*100 &amp;&quot;\%&quot;" office:value-type="string" office:string-value="88.7\%" calcext:value-type="string">
            <text:p>88.7\%</text:p>
          </table:table-cell>
          <table:table-cell table:formula="of:=ROUND([.F105];4)*100 &amp;&quot;\%&quot;" office:value-type="string" office:string-value="88.58\%" calcext:value-type="string">
            <text:p>88.58\%</text:p>
          </table:table-cell>
          <table:table-cell table:formula="of:=ROUND([.G105];4)*100 &amp;&quot;\%&quot;" office:value-type="string" office:string-value="85.62\%" calcext:value-type="string">
            <text:p>85.62\%</text:p>
          </table:table-cell>
          <table:table-cell table:formula="of:=ROUND([.H105];4)*100 &amp;&quot;\%&quot;" office:value-type="string" office:string-value="85.62\%" calcext:value-type="string">
            <text:p>85.62\%</text:p>
          </table:table-cell>
          <table:table-cell table:formula="of:=ROUND([.I105];4)*100 &amp;&quot;\%&quot;" office:value-type="string" office:string-value="93.02\%" calcext:value-type="string">
            <text:p>93.02\%</text:p>
          </table:table-cell>
          <table:table-cell table:formula="of:=ROUND([.J105];4)*100 &amp;&quot;\%&quot;" office:value-type="string" office:string-value="89.38\%" calcext:value-type="string">
            <text:p>89.38\%</text:p>
          </table:table-cell>
          <table:table-cell table:formula="of:=ROUND([.K105];4)*100 &amp;&quot;\%&quot;" office:value-type="string" office:string-value="87.78\%" calcext:value-type="string">
            <text:p>87.78\%</text:p>
          </table:table-cell>
          <table:table-cell table:formula="of:=ROUND([.L105];4)*100 &amp;&quot;\%&quot;" office:value-type="string" office:string-value="89.26\%" calcext:value-type="string">
            <text:p>89.26\%</text:p>
          </table:table-cell>
          <table:table-cell table:formula="of:=ROUND([.M105];4)*100 &amp;&quot;\%&quot;" office:value-type="string" office:string-value="87.1\%" calcext:value-type="string">
            <text:p>87.1\%</text:p>
          </table:table-cell>
          <table:table-cell table:formula="of:=ROUND([.N105];4)*100 &amp;&quot;\%&quot;" office:value-type="string" office:string-value="86.23\%" calcext:value-type="string">
            <text:p>86.23\%</text:p>
          </table:table-cell>
          <table:table-cell table:formula="of:=ROUND([.O105];4)*100 &amp;&quot;\%&quot;" office:value-type="string" office:string-value="70\%" calcext:value-type="string">
            <text:p>70\%</text:p>
          </table:table-cell>
          <table:table-cell table:formula="of:=ROUND(AVERAGE([.B105:.O105]);4)*100&amp;&quot;\%&quot;" office:value-type="string" office:string-value="87.27\%" calcext:value-type="string">
            <text:p>87.27\%</text:p>
          </table:table-cell>
          <table:table-cell table:formula="of:=ROUND([.P105];4)*100 &amp;&quot;\%&quot;" office:value-type="string" office:string-value="50\%" calcext:value-type="string">
            <text:p>50\%</text:p>
          </table:table-cell>
          <table:table-cell table:style-name="ce2" table:formula="of:=&quot;\hline &quot;&amp;[.X105]&amp;&quot; &amp; &quot;&amp;[.Y105]&amp;&quot; &amp; &quot;&amp;[.Z105]&amp;&quot; &amp; &quot;&amp;[.AA105]&amp;&quot; &amp; &quot;&amp;[.AB105]&amp;&quot; &amp; &quot;&amp;[.AC105]&amp;&quot; &amp; &quot;&amp;[.AD105]&amp;&quot; &amp; &quot;&amp;[.AE105]&amp;&quot; &amp; &quot;&amp;[.AF105]&amp;&quot; &amp; &quot;&amp;[.AG105]&amp;&quot; &amp; &quot;&amp;[.AH105]&amp;&quot; &amp; &quot;&amp;[.AI105]&amp;&quot; &amp; &quot;&amp;[.AJ105]&amp;&quot; &amp; &quot;&amp;[.AK105]&amp;&quot; &amp; &quot;&amp;[.AL105]&amp;&quot; &amp; &quot;&amp;[.AM105]&amp;&quot; \\&quot;" office:value-type="string" office:string-value="\hline 89.81\% &amp; 89.2\% &amp; 91.42\% &amp; 88.7\% &amp; 88.58\% &amp; 85.62\% &amp; 85.62\% &amp; 93.02\% &amp; 89.38\% &amp; 87.78\% &amp; 89.26\% &amp; 87.1\% &amp; 86.23\% &amp; 70\% &amp; 87.27\% &amp; 50\% \\" calcext:value-type="string">
            <text:p>\hline 89.81\% &amp; 89.2\% &amp; 91.42\% &amp; 88.7\% &amp; 88.58\% &amp; 85.62\% &amp; 85.62\% &amp; 93.02\% &amp; 89.38\% &amp; 87.78\% &amp; 89.26\% &amp; 87.1\% &amp; 86.23\% &amp; 70\% &amp; 87.27\% &amp; 50\% \\</text:p>
          </table:table-cell>
        </table:table-row>
        <table:table-row table:style-name="ro1">
          <table:table-cell office:value-type="string" calcext:value-type="string">
            <text:p>WordSynonyms</text:p>
          </table:table-cell>
          <table:table-cell table:style-name="ce5" office:value-type="float" office:value="0.79367816091954" calcext:value-type="float">
            <text:p>0.79367816091954</text:p>
          </table:table-cell>
          <table:table-cell table:style-name="ce6" office:value-type="float" office:value="0.693155694879833" calcext:value-type="float">
            <text:p>0.693155694879833</text:p>
          </table:table-cell>
          <table:table-cell table:style-name="ce6" office:value-type="float" office:value="0.764420062695925" calcext:value-type="float">
            <text:p>0.764420062695925</text:p>
          </table:table-cell>
          <table:table-cell table:style-name="ce6" office:value-type="float" office:value="0.75208986415883" calcext:value-type="float">
            <text:p>0.75208986415883</text:p>
          </table:table-cell>
          <table:table-cell table:style-name="ce6" office:value-type="float" office:value="0.623040752351097" calcext:value-type="float">
            <text:p>0.623040752351097</text:p>
          </table:table-cell>
          <table:table-cell table:style-name="ce6" office:value-type="float" office:value="0.613322884012539" calcext:value-type="float">
            <text:p>0.613322884012539</text:p>
          </table:table-cell>
          <table:table-cell table:style-name="ce6" office:value-type="float" office:value="0.77816091954023" calcext:value-type="float">
            <text:p>0.77816091954023</text:p>
          </table:table-cell>
          <table:table-cell table:style-name="ce6" office:value-type="float" office:value="0.712748171368861" calcext:value-type="float">
            <text:p>0.712748171368861</text:p>
          </table:table-cell>
          <table:table-cell table:style-name="ce6" office:value-type="float" office:value="0.737565308254963" calcext:value-type="float">
            <text:p>0.737565308254963</text:p>
          </table:table-cell>
          <table:table-cell table:style-name="ce6" office:value-type="float" office:value="0.667816091954023" calcext:value-type="float">
            <text:p>0.667816091954023</text:p>
          </table:table-cell>
          <table:table-cell table:style-name="ce6" office:value-type="float" office:value="0.65841170323929" calcext:value-type="float">
            <text:p>0.65841170323929</text:p>
          </table:table-cell>
          <table:table-cell table:style-name="ce6" office:value-type="float" office:value="0.591640543364681" calcext:value-type="float">
            <text:p>0.591640543364681</text:p>
          </table:table-cell>
          <table:table-cell table:style-name="ce6" office:value-type="float" office:value="0.647910135841171" calcext:value-type="float">
            <text:p>0.647910135841171</text:p>
          </table:table-cell>
          <table:table-cell table:style-name="ce6" office:value-type="float" office:value="0.543991640543365" calcext:value-type="float">
            <text:p>0.543991640543365</text:p>
          </table:table-cell>
          <table:table-cell table:style-name="ce6" office:value-type="float" office:value="0.615987479686737" calcext:value-type="float">
            <text:p>0.615987479686737</text:p>
          </table:table-cell>
          <table:table-cell table:style-name="ce2" table:formula="of:=IF([.P106]; 1-[.P106]/MIN([.B106:.O106]); &quot;&quot;)" office:value-type="float" office:value="-0.13234732627777" calcext:value-type="float">
            <text:p>-0.13234732627777</text:p>
          </table:table-cell>
          <table:table-cell table:formula="of:=IF([.P106]; 1-[.P106]/MAX([.B106:.O106]); &quot;&quot;)" office:value-type="float" office:value="0.223882538265805" calcext:value-type="float">
            <text:p>0.223882538265805</text:p>
          </table:table-cell>
          <table:table-cell table:formula="of:=IF([.P106]; 1-[.P106]/AVERAGE([.B106:.O106]); &quot;&quot;)" office:value-type="float" office:value="0.0996170396523164" calcext:value-type="float">
            <text:p>0.099617039652316</text:p>
          </table:table-cell>
          <table:table-cell table:style-name="ce4" table:formula="of:=IF([.P106]&gt;MAX([.B106:.O106]); 1; IF([.P106]&gt;AVERAGE([.B106:.O106]); 2; IF([.P106]&gt;MIN([.B106:.O106]); 3; IF([.P106]&gt;MAX([.B106:.O106])*0.75; 4; 5))))" office:value-type="float" office:value="3" calcext:value-type="float">
            <text:p>3</text:p>
          </table:table-cell>
          <table:table-cell/>
          <table:table-cell office:value-type="float" office:value="0.565830707550049" calcext:value-type="float">
            <text:p>0.565830707550049</text:p>
          </table:table-cell>
          <table:table-cell/>
          <table:table-cell table:formula="of:=ROUND([.B106];4)*100 &amp;&quot;\%&quot;" office:value-type="string" office:string-value="79.37\%" calcext:value-type="string">
            <text:p>79.37\%</text:p>
          </table:table-cell>
          <table:table-cell table:formula="of:=ROUND([.C106];4)*100 &amp;&quot;\%&quot;" office:value-type="string" office:string-value="69.32\%" calcext:value-type="string">
            <text:p>69.32\%</text:p>
          </table:table-cell>
          <table:table-cell table:formula="of:=ROUND([.D106];4)*100 &amp;&quot;\%&quot;" office:value-type="string" office:string-value="76.44\%" calcext:value-type="string">
            <text:p>76.44\%</text:p>
          </table:table-cell>
          <table:table-cell table:formula="of:=ROUND([.E106];4)*100 &amp;&quot;\%&quot;" office:value-type="string" office:string-value="75.21\%" calcext:value-type="string">
            <text:p>75.21\%</text:p>
          </table:table-cell>
          <table:table-cell table:formula="of:=ROUND([.F106];4)*100 &amp;&quot;\%&quot;" office:value-type="string" office:string-value="62.3\%" calcext:value-type="string">
            <text:p>62.3\%</text:p>
          </table:table-cell>
          <table:table-cell table:formula="of:=ROUND([.G106];4)*100 &amp;&quot;\%&quot;" office:value-type="string" office:string-value="61.33\%" calcext:value-type="string">
            <text:p>61.33\%</text:p>
          </table:table-cell>
          <table:table-cell table:formula="of:=ROUND([.H106];4)*100 &amp;&quot;\%&quot;" office:value-type="string" office:string-value="77.82\%" calcext:value-type="string">
            <text:p>77.82\%</text:p>
          </table:table-cell>
          <table:table-cell table:formula="of:=ROUND([.I106];4)*100 &amp;&quot;\%&quot;" office:value-type="string" office:string-value="71.27\%" calcext:value-type="string">
            <text:p>71.27\%</text:p>
          </table:table-cell>
          <table:table-cell table:formula="of:=ROUND([.J106];4)*100 &amp;&quot;\%&quot;" office:value-type="string" office:string-value="73.76\%" calcext:value-type="string">
            <text:p>73.76\%</text:p>
          </table:table-cell>
          <table:table-cell table:formula="of:=ROUND([.K106];4)*100 &amp;&quot;\%&quot;" office:value-type="string" office:string-value="66.78\%" calcext:value-type="string">
            <text:p>66.78\%</text:p>
          </table:table-cell>
          <table:table-cell table:formula="of:=ROUND([.L106];4)*100 &amp;&quot;\%&quot;" office:value-type="string" office:string-value="65.84\%" calcext:value-type="string">
            <text:p>65.84\%</text:p>
          </table:table-cell>
          <table:table-cell table:formula="of:=ROUND([.M106];4)*100 &amp;&quot;\%&quot;" office:value-type="string" office:string-value="59.16\%" calcext:value-type="string">
            <text:p>59.16\%</text:p>
          </table:table-cell>
          <table:table-cell table:formula="of:=ROUND([.N106];4)*100 &amp;&quot;\%&quot;" office:value-type="string" office:string-value="64.79\%" calcext:value-type="string">
            <text:p>64.79\%</text:p>
          </table:table-cell>
          <table:table-cell table:formula="of:=ROUND([.O106];4)*100 &amp;&quot;\%&quot;" office:value-type="string" office:string-value="54.4\%" calcext:value-type="string">
            <text:p>54.4\%</text:p>
          </table:table-cell>
          <table:table-cell table:formula="of:=ROUND(AVERAGE([.B106:.O106]);4)*100&amp;&quot;\%&quot;" office:value-type="string" office:string-value="68.41\%" calcext:value-type="string">
            <text:p>68.41\%</text:p>
          </table:table-cell>
          <table:table-cell table:formula="of:=ROUND([.P106];4)*100 &amp;&quot;\%&quot;" office:value-type="string" office:string-value="61.6\%" calcext:value-type="string">
            <text:p>61.6\%</text:p>
          </table:table-cell>
          <table:table-cell table:style-name="ce2" table:formula="of:=&quot;\hline &quot;&amp;[.X106]&amp;&quot; &amp; &quot;&amp;[.Y106]&amp;&quot; &amp; &quot;&amp;[.Z106]&amp;&quot; &amp; &quot;&amp;[.AA106]&amp;&quot; &amp; &quot;&amp;[.AB106]&amp;&quot; &amp; &quot;&amp;[.AC106]&amp;&quot; &amp; &quot;&amp;[.AD106]&amp;&quot; &amp; &quot;&amp;[.AE106]&amp;&quot; &amp; &quot;&amp;[.AF106]&amp;&quot; &amp; &quot;&amp;[.AG106]&amp;&quot; &amp; &quot;&amp;[.AH106]&amp;&quot; &amp; &quot;&amp;[.AI106]&amp;&quot; &amp; &quot;&amp;[.AJ106]&amp;&quot; &amp; &quot;&amp;[.AK106]&amp;&quot; &amp; &quot;&amp;[.AL106]&amp;&quot; &amp; &quot;&amp;[.AM106]&amp;&quot; \\&quot;" office:value-type="string" office:string-value="\hline 79.37\% &amp; 69.32\% &amp; 76.44\% &amp; 75.21\% &amp; 62.3\% &amp; 61.33\% &amp; 77.82\% &amp; 71.27\% &amp; 73.76\% &amp; 66.78\% &amp; 65.84\% &amp; 59.16\% &amp; 64.79\% &amp; 54.4\% &amp; 68.41\% &amp; 61.6\% \\" calcext:value-type="string">
            <text:p>\hline 79.37\% &amp; 69.32\% &amp; 76.44\% &amp; 75.21\% &amp; 62.3\% &amp; 61.33\% &amp; 77.82\% &amp; 71.27\% &amp; 73.76\% &amp; 66.78\% &amp; 65.84\% &amp; 59.16\% &amp; 64.79\% &amp; 54.4\% &amp; 68.41\% &amp; 61.6\% \\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table:style-name="ce5" office:value-type="float" office:value="0.768398268398268" calcext:value-type="float">
            <text:p>0.768398268398268</text:p>
          </table:table-cell>
          <table:table-cell table:style-name="ce6" office:value-type="float" office:value="0.716450216450216" calcext:value-type="float">
            <text:p>0.716450216450216</text:p>
          </table:table-cell>
          <table:table-cell table:style-name="ce6" office:value-type="float" office:value="0.720346320346321" calcext:value-type="float">
            <text:p>0.720346320346321</text:p>
          </table:table-cell>
          <table:table-cell table:style-name="ce6" office:value-type="float" office:value="0.780952380952381" calcext:value-type="float">
            <text:p>0.780952380952381</text:p>
          </table:table-cell>
          <table:table-cell table:style-name="ce6" office:value-type="float" office:value="0.733333333333333" calcext:value-type="float">
            <text:p>0.733333333333333</text:p>
          </table:table-cell>
          <table:table-cell table:style-name="ce6" office:value-type="float" office:value="0.758874458874459" calcext:value-type="float">
            <text:p>0.758874458874459</text:p>
          </table:table-cell>
          <table:table-cell table:style-name="ce6" office:value-type="float" office:value="0.693073593073593" calcext:value-type="float">
            <text:p>0.693073593073593</text:p>
          </table:table-cell>
          <table:table-cell table:style-name="ce6" office:value-type="float" office:value="0.778354978354978" calcext:value-type="float">
            <text:p>0.778354978354978</text:p>
          </table:table-cell>
          <table:table-cell table:style-name="ce6" office:value-type="float" office:value="0.717316017316017" calcext:value-type="float">
            <text:p>0.717316017316017</text:p>
          </table:table-cell>
          <table:table-cell table:style-name="ce6" office:value-type="float" office:value="0.662337662337662" calcext:value-type="float">
            <text:p>0.662337662337662</text:p>
          </table:table-cell>
          <table:table-cell table:style-name="ce6" office:value-type="float" office:value="0.725541125541125" calcext:value-type="float">
            <text:p>0.725541125541125</text:p>
          </table:table-cell>
          <table:table-cell table:style-name="ce6" office:value-type="float" office:value="0.686580086580087" calcext:value-type="float">
            <text:p>0.686580086580087</text:p>
          </table:table-cell>
          <table:table-cell table:style-name="ce6" office:value-type="float" office:value="0.612121212121212" calcext:value-type="float">
            <text:p>0.612121212121212</text:p>
          </table:table-cell>
          <table:table-cell table:style-name="ce6" office:value-type="float" office:value="0.725108225108225" calcext:value-type="float">
            <text:p>0.725108225108225</text:p>
          </table:table-cell>
          <table:table-cell table:style-name="ce6" office:value-type="float" office:value="0.597402572631836" calcext:value-type="float">
            <text:p>0.597402572631836</text:p>
          </table:table-cell>
          <table:table-cell table:style-name="ce2" table:formula="of:=IF([.P107]; 1-[.P107]/MIN([.B107:.O107]); &quot;&quot;)" office:value-type="float" office:value="0.0240453021361093" calcext:value-type="float">
            <text:p>0.024045302136109</text:p>
          </table:table-cell>
          <table:table-cell table:formula="of:=IF([.P107]; 1-[.P107]/MAX([.B107:.O107]); &quot;&quot;)" office:value-type="float" office:value="0.235033291142161" calcext:value-type="float">
            <text:p>0.235033291142161</text:p>
          </table:table-cell>
          <table:table-cell table:formula="of:=IF([.P107]; 1-[.P107]/AVERAGE([.B107:.O107]); &quot;&quot;)" office:value-type="float" office:value="0.17017441805199" calcext:value-type="float">
            <text:p>0.17017441805199</text:p>
          </table:table-cell>
          <table:table-cell table:style-name="ce4" table:formula="of:=IF([.P107]&gt;MAX([.B107:.O107]); 1; IF([.P107]&gt;AVERAGE([.B107:.O107]); 2; IF([.P107]&gt;MIN([.B107:.O107]); 3; IF([.P107]&gt;MAX([.B107:.O107])*0.75; 4; 5))))" office:value-type="float" office:value="4" calcext:value-type="float">
            <text:p>4</text:p>
          </table:table-cell>
          <table:table-cell/>
          <table:table-cell office:value-type="float" office:value="0.467532455921173" calcext:value-type="float">
            <text:p>0.467532455921173</text:p>
          </table:table-cell>
          <table:table-cell/>
          <table:table-cell table:formula="of:=ROUND([.B107];4)*100 &amp;&quot;\%&quot;" office:value-type="string" office:string-value="76.84\%" calcext:value-type="string">
            <text:p>76.84\%</text:p>
          </table:table-cell>
          <table:table-cell table:formula="of:=ROUND([.C107];4)*100 &amp;&quot;\%&quot;" office:value-type="string" office:string-value="71.65\%" calcext:value-type="string">
            <text:p>71.65\%</text:p>
          </table:table-cell>
          <table:table-cell table:formula="of:=ROUND([.D107];4)*100 &amp;&quot;\%&quot;" office:value-type="string" office:string-value="72.03\%" calcext:value-type="string">
            <text:p>72.03\%</text:p>
          </table:table-cell>
          <table:table-cell table:formula="of:=ROUND([.E107];4)*100 &amp;&quot;\%&quot;" office:value-type="string" office:string-value="78.1\%" calcext:value-type="string">
            <text:p>78.1\%</text:p>
          </table:table-cell>
          <table:table-cell table:formula="of:=ROUND([.F107];4)*100 &amp;&quot;\%&quot;" office:value-type="string" office:string-value="73.33\%" calcext:value-type="string">
            <text:p>73.33\%</text:p>
          </table:table-cell>
          <table:table-cell table:formula="of:=ROUND([.G107];4)*100 &amp;&quot;\%&quot;" office:value-type="string" office:string-value="75.89\%" calcext:value-type="string">
            <text:p>75.89\%</text:p>
          </table:table-cell>
          <table:table-cell table:formula="of:=ROUND([.H107];4)*100 &amp;&quot;\%&quot;" office:value-type="string" office:string-value="69.31\%" calcext:value-type="string">
            <text:p>69.31\%</text:p>
          </table:table-cell>
          <table:table-cell table:formula="of:=ROUND([.I107];4)*100 &amp;&quot;\%&quot;" office:value-type="string" office:string-value="77.84\%" calcext:value-type="string">
            <text:p>77.84\%</text:p>
          </table:table-cell>
          <table:table-cell table:formula="of:=ROUND([.J107];4)*100 &amp;&quot;\%&quot;" office:value-type="string" office:string-value="71.73\%" calcext:value-type="string">
            <text:p>71.73\%</text:p>
          </table:table-cell>
          <table:table-cell table:formula="of:=ROUND([.K107];4)*100 &amp;&quot;\%&quot;" office:value-type="string" office:string-value="66.23\%" calcext:value-type="string">
            <text:p>66.23\%</text:p>
          </table:table-cell>
          <table:table-cell table:formula="of:=ROUND([.L107];4)*100 &amp;&quot;\%&quot;" office:value-type="string" office:string-value="72.55\%" calcext:value-type="string">
            <text:p>72.55\%</text:p>
          </table:table-cell>
          <table:table-cell table:formula="of:=ROUND([.M107];4)*100 &amp;&quot;\%&quot;" office:value-type="string" office:string-value="68.66\%" calcext:value-type="string">
            <text:p>68.66\%</text:p>
          </table:table-cell>
          <table:table-cell table:formula="of:=ROUND([.N107];4)*100 &amp;&quot;\%&quot;" office:value-type="string" office:string-value="61.21\%" calcext:value-type="string">
            <text:p>61.21\%</text:p>
          </table:table-cell>
          <table:table-cell table:formula="of:=ROUND([.O107];4)*100 &amp;&quot;\%&quot;" office:value-type="string" office:string-value="72.51\%" calcext:value-type="string">
            <text:p>72.51\%</text:p>
          </table:table-cell>
          <table:table-cell table:formula="of:=ROUND(AVERAGE([.B107:.O107]);4)*100&amp;&quot;\%&quot;" office:value-type="string" office:string-value="71.99\%" calcext:value-type="string">
            <text:p>71.99\%</text:p>
          </table:table-cell>
          <table:table-cell table:formula="of:=ROUND([.P107];4)*100 &amp;&quot;\%&quot;" office:value-type="string" office:string-value="59.74\%" calcext:value-type="string">
            <text:p>59.74\%</text:p>
          </table:table-cell>
          <table:table-cell table:style-name="ce2" table:formula="of:=&quot;\hline &quot;&amp;[.X107]&amp;&quot; &amp; &quot;&amp;[.Y107]&amp;&quot; &amp; &quot;&amp;[.Z107]&amp;&quot; &amp; &quot;&amp;[.AA107]&amp;&quot; &amp; &quot;&amp;[.AB107]&amp;&quot; &amp; &quot;&amp;[.AC107]&amp;&quot; &amp; &quot;&amp;[.AD107]&amp;&quot; &amp; &quot;&amp;[.AE107]&amp;&quot; &amp; &quot;&amp;[.AF107]&amp;&quot; &amp; &quot;&amp;[.AG107]&amp;&quot; &amp; &quot;&amp;[.AH107]&amp;&quot; &amp; &quot;&amp;[.AI107]&amp;&quot; &amp; &quot;&amp;[.AJ107]&amp;&quot; &amp; &quot;&amp;[.AK107]&amp;&quot; &amp; &quot;&amp;[.AL107]&amp;&quot; &amp; &quot;&amp;[.AM107]&amp;&quot; \\&quot;" office:value-type="string" office:string-value="\hline 76.84\% &amp; 71.65\% &amp; 72.03\% &amp; 78.1\% &amp; 73.33\% &amp; 75.89\% &amp; 69.31\% &amp; 77.84\% &amp; 71.73\% &amp; 66.23\% &amp; 72.55\% &amp; 68.66\% &amp; 61.21\% &amp; 72.51\% &amp; 71.99\% &amp; 59.74\% \\" calcext:value-type="string">
            <text:p>\hline 76.84\% &amp; 71.65\% &amp; 72.03\% &amp; 78.1\% &amp; 73.33\% &amp; 75.89\% &amp; 69.31\% &amp; 77.84\% &amp; 71.73\% &amp; 66.23\% &amp; 72.55\% &amp; 68.66\% &amp; 61.21\% &amp; 72.51\% &amp; 71.99\% &amp; 59.74\% \\</text:p>
          </table:table-cell>
        </table:table-row>
        <table:table-row table:style-name="ro1">
          <table:table-cell office:value-type="string" calcext:value-type="string">
            <text:p>WormsTwoClass</text:p>
          </table:table-cell>
          <table:table-cell table:style-name="ce5" office:value-type="float" office:value="0.786147186147186" calcext:value-type="float">
            <text:p>0.786147186147186</text:p>
          </table:table-cell>
          <table:table-cell table:style-name="ce6" office:value-type="float" office:value="0.789610389610389" calcext:value-type="float">
            <text:p>0.789610389610389</text:p>
          </table:table-cell>
          <table:table-cell table:style-name="ce6" office:value-type="float" office:value="0.78961038961039" calcext:value-type="float">
            <text:p>0.78961038961039</text:p>
          </table:table-cell>
          <table:table-cell table:style-name="ce6" office:value-type="float" office:value="0.802597402597402" calcext:value-type="float">
            <text:p>0.802597402597402</text:p>
          </table:table-cell>
          <table:table-cell table:style-name="ce6" office:value-type="float" office:value="0.785281385281385" calcext:value-type="float">
            <text:p>0.785281385281385</text:p>
          </table:table-cell>
          <table:table-cell table:style-name="ce6" office:value-type="float" office:value="0.767965367965368" calcext:value-type="float">
            <text:p>0.767965367965368</text:p>
          </table:table-cell>
          <table:table-cell table:style-name="ce6" office:value-type="float" office:value="0.769264069264069" calcext:value-type="float">
            <text:p>0.769264069264069</text:p>
          </table:table-cell>
          <table:table-cell table:style-name="ce6" office:value-type="float" office:value="0.800432900432901" calcext:value-type="float">
            <text:p>0.800432900432901</text:p>
          </table:table-cell>
          <table:table-cell table:style-name="ce6" office:value-type="float" office:value="0.807792207792208" calcext:value-type="float">
            <text:p>0.807792207792208</text:p>
          </table:table-cell>
          <table:table-cell table:style-name="ce6" office:value-type="float" office:value="0.790909090909091" calcext:value-type="float">
            <text:p>0.790909090909091</text:p>
          </table:table-cell>
          <table:table-cell table:style-name="ce6" office:value-type="float" office:value="0.807792207792208" calcext:value-type="float">
            <text:p>0.807792207792208</text:p>
          </table:table-cell>
          <table:table-cell table:style-name="ce6" office:value-type="float" office:value="0.785281385281385" calcext:value-type="float">
            <text:p>0.785281385281385</text:p>
          </table:table-cell>
          <table:table-cell table:style-name="ce6" office:value-type="float" office:value="0.693506493506493" calcext:value-type="float">
            <text:p>0.693506493506493</text:p>
          </table:table-cell>
          <table:table-cell table:style-name="ce6" office:value-type="float" office:value="0.792207792207792" calcext:value-type="float">
            <text:p>0.792207792207792</text:p>
          </table:table-cell>
          <table:table-cell table:style-name="ce6" office:value-type="float" office:value="0.493506491184235" calcext:value-type="float">
            <text:p>0.493506491184235</text:p>
          </table:table-cell>
          <table:table-cell table:style-name="ce2" table:formula="of:=IF([.P108]; 1-[.P108]/MIN([.B108:.O108]); &quot;&quot;)" office:value-type="float" office:value="0.288389516457189" calcext:value-type="float">
            <text:p>0.288389516457189</text:p>
          </table:table-cell>
          <table:table-cell table:formula="of:=IF([.P108]; 1-[.P108]/MAX([.B108:.O108]); &quot;&quot;)" office:value-type="float" office:value="0.389067526990577" calcext:value-type="float">
            <text:p>0.389067526990577</text:p>
          </table:table-cell>
          <table:table-cell table:style-name="ce7" table:formula="of:=IF([.P108]; 1-[.P108]/AVERAGE([.B108:.O108]); &quot;&quot;)" office:value-type="float" office:value="0.370091173978839" calcext:value-type="float">
            <text:p>0.370091173978839</text:p>
          </table:table-cell>
          <table:table-cell table:style-name="ce4" table:formula="of:=IF([.P108]&gt;MAX([.B108:.O108]); 1; IF([.P108]&gt;AVERAGE([.B108:.O108]); 2; IF([.P108]&gt;MIN([.B108:.O108]); 3; IF([.P108]&gt;MAX([.B108:.O108])*0.75; 4; 5))))" office:value-type="float" office:value="5" calcext:value-type="float">
            <text:p>5</text:p>
          </table:table-cell>
          <table:table-cell/>
          <table:table-cell office:value-type="float" office:value="0.740259766578674" calcext:value-type="float">
            <text:p>0.740259766578674</text:p>
          </table:table-cell>
          <table:table-cell/>
          <table:table-cell table:formula="of:=ROUND([.B108];4)*100 &amp;&quot;\%&quot;" office:value-type="string" office:string-value="78.61\%" calcext:value-type="string">
            <text:p>78.61\%</text:p>
          </table:table-cell>
          <table:table-cell table:formula="of:=ROUND([.C108];4)*100 &amp;&quot;\%&quot;" office:value-type="string" office:string-value="78.96\%" calcext:value-type="string">
            <text:p>78.96\%</text:p>
          </table:table-cell>
          <table:table-cell table:formula="of:=ROUND([.D108];4)*100 &amp;&quot;\%&quot;" office:value-type="string" office:string-value="78.96\%" calcext:value-type="string">
            <text:p>78.96\%</text:p>
          </table:table-cell>
          <table:table-cell table:formula="of:=ROUND([.E108];4)*100 &amp;&quot;\%&quot;" office:value-type="string" office:string-value="80.26\%" calcext:value-type="string">
            <text:p>80.26\%</text:p>
          </table:table-cell>
          <table:table-cell table:formula="of:=ROUND([.F108];4)*100 &amp;&quot;\%&quot;" office:value-type="string" office:string-value="78.53\%" calcext:value-type="string">
            <text:p>78.53\%</text:p>
          </table:table-cell>
          <table:table-cell table:formula="of:=ROUND([.G108];4)*100 &amp;&quot;\%&quot;" office:value-type="string" office:string-value="76.8\%" calcext:value-type="string">
            <text:p>76.8\%</text:p>
          </table:table-cell>
          <table:table-cell table:formula="of:=ROUND([.H108];4)*100 &amp;&quot;\%&quot;" office:value-type="string" office:string-value="76.93\%" calcext:value-type="string">
            <text:p>76.93\%</text:p>
          </table:table-cell>
          <table:table-cell table:formula="of:=ROUND([.I108];4)*100 &amp;&quot;\%&quot;" office:value-type="string" office:string-value="80.04\%" calcext:value-type="string">
            <text:p>80.04\%</text:p>
          </table:table-cell>
          <table:table-cell table:formula="of:=ROUND([.J108];4)*100 &amp;&quot;\%&quot;" office:value-type="string" office:string-value="80.78\%" calcext:value-type="string">
            <text:p>80.78\%</text:p>
          </table:table-cell>
          <table:table-cell table:formula="of:=ROUND([.K108];4)*100 &amp;&quot;\%&quot;" office:value-type="string" office:string-value="79.09\%" calcext:value-type="string">
            <text:p>79.09\%</text:p>
          </table:table-cell>
          <table:table-cell table:formula="of:=ROUND([.L108];4)*100 &amp;&quot;\%&quot;" office:value-type="string" office:string-value="80.78\%" calcext:value-type="string">
            <text:p>80.78\%</text:p>
          </table:table-cell>
          <table:table-cell table:formula="of:=ROUND([.M108];4)*100 &amp;&quot;\%&quot;" office:value-type="string" office:string-value="78.53\%" calcext:value-type="string">
            <text:p>78.53\%</text:p>
          </table:table-cell>
          <table:table-cell table:formula="of:=ROUND([.N108];4)*100 &amp;&quot;\%&quot;" office:value-type="string" office:string-value="69.35\%" calcext:value-type="string">
            <text:p>69.35\%</text:p>
          </table:table-cell>
          <table:table-cell table:formula="of:=ROUND([.O108];4)*100 &amp;&quot;\%&quot;" office:value-type="string" office:string-value="79.22\%" calcext:value-type="string">
            <text:p>79.22\%</text:p>
          </table:table-cell>
          <table:table-cell table:formula="of:=ROUND(AVERAGE([.B108:.O108]);4)*100&amp;&quot;\%&quot;" office:value-type="string" office:string-value="78.35\%" calcext:value-type="string">
            <text:p>78.35\%</text:p>
          </table:table-cell>
          <table:table-cell table:formula="of:=ROUND([.P108];4)*100 &amp;&quot;\%&quot;" office:value-type="string" office:string-value="49.35\%" calcext:value-type="string">
            <text:p>49.35\%</text:p>
          </table:table-cell>
          <table:table-cell table:style-name="ce2" table:formula="of:=&quot;\hline &quot;&amp;[.X108]&amp;&quot; &amp; &quot;&amp;[.Y108]&amp;&quot; &amp; &quot;&amp;[.Z108]&amp;&quot; &amp; &quot;&amp;[.AA108]&amp;&quot; &amp; &quot;&amp;[.AB108]&amp;&quot; &amp; &quot;&amp;[.AC108]&amp;&quot; &amp; &quot;&amp;[.AD108]&amp;&quot; &amp; &quot;&amp;[.AE108]&amp;&quot; &amp; &quot;&amp;[.AF108]&amp;&quot; &amp; &quot;&amp;[.AG108]&amp;&quot; &amp; &quot;&amp;[.AH108]&amp;&quot; &amp; &quot;&amp;[.AI108]&amp;&quot; &amp; &quot;&amp;[.AJ108]&amp;&quot; &amp; &quot;&amp;[.AK108]&amp;&quot; &amp; &quot;&amp;[.AL108]&amp;&quot; &amp; &quot;&amp;[.AM108]&amp;&quot; \\&quot;" office:value-type="string" office:string-value="\hline 78.61\% &amp; 78.96\% &amp; 78.96\% &amp; 80.26\% &amp; 78.53\% &amp; 76.8\% &amp; 76.93\% &amp; 80.04\% &amp; 80.78\% &amp; 79.09\% &amp; 80.78\% &amp; 78.53\% &amp; 69.35\% &amp; 79.22\% &amp; 78.35\% &amp; 49.35\% \\" calcext:value-type="string">
            <text:p>\hline 78.61\% &amp; 78.96\% &amp; 78.96\% &amp; 80.26\% &amp; 78.53\% &amp; 76.8\% &amp; 76.93\% &amp; 80.04\% &amp; 80.78\% &amp; 79.09\% &amp; 80.78\% &amp; 78.53\% &amp; 69.35\% &amp; 79.22\% &amp; 78.35\% &amp; 49.35\% \\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 table:style-name="ce5" office:value-type="float" office:value="0.872633333333333" calcext:value-type="float">
            <text:p>0.872633333333333</text:p>
          </table:table-cell>
          <table:table-cell table:style-name="ce6" office:value-type="float" office:value="0.912433333333333" calcext:value-type="float">
            <text:p>0.912433333333333</text:p>
          </table:table-cell>
          <table:table-cell table:style-name="ce6" office:value-type="float" office:value="0.913844444444444" calcext:value-type="float">
            <text:p>0.913844444444444</text:p>
          </table:table-cell>
          <table:table-cell table:style-name="ce6" office:value-type="float" office:value="0.912411111111111" calcext:value-type="float">
            <text:p>0.912411111111111</text:p>
          </table:table-cell>
          <table:table-cell table:style-name="ce6" office:value-type="float" office:value="0.879988888888889" calcext:value-type="float">
            <text:p>0.879988888888889</text:p>
          </table:table-cell>
          <table:table-cell table:style-name="ce6" office:value-type="float" office:value="0.877211111111111" calcext:value-type="float">
            <text:p>0.877211111111111</text:p>
          </table:table-cell>
          <table:table-cell table:style-name="ce6" office:value-type="float" office:value="0.887444444444444" calcext:value-type="float">
            <text:p>0.887444444444444</text:p>
          </table:table-cell>
          <table:table-cell table:style-name="ce6" office:value-type="float" office:value="0.892377777777778" calcext:value-type="float">
            <text:p>0.892377777777778</text:p>
          </table:table-cell>
          <table:table-cell table:style-name="ce6" office:value-type="float" office:value="0.915055555555555" calcext:value-type="float">
            <text:p>0.915055555555555</text:p>
          </table:table-cell>
          <table:table-cell table:style-name="ce6" office:value-type="float" office:value="0.912122222222222" calcext:value-type="float">
            <text:p>0.912122222222222</text:p>
          </table:table-cell>
          <table:table-cell table:style-name="ce6" office:value-type="float" office:value="0.910155555555555" calcext:value-type="float">
            <text:p>0.910155555555555</text:p>
          </table:table-cell>
          <table:table-cell table:style-name="ce6" office:value-type="float" office:value="0.8372" calcext:value-type="float">
            <text:p>0.8372</text:p>
          </table:table-cell>
          <table:table-cell table:style-name="ce6" office:value-type="float" office:value="0.8658" calcext:value-type="float">
            <text:p>0.8658</text:p>
          </table:table-cell>
          <table:table-cell table:style-name="ce6" office:value-type="float" office:value="0.803822222222222" calcext:value-type="float">
            <text:p>0.803822222222222</text:p>
          </table:table-cell>
          <table:table-cell table:style-name="ce6" office:value-type="float" office:value="0.791666686534882" calcext:value-type="float">
            <text:p>0.791666686534882</text:p>
          </table:table-cell>
          <table:table-cell table:style-name="ce2" table:formula="of:=IF([.P109]; 1-[.P109]/MIN([.B109:.O109]); &quot;&quot;)" office:value-type="float" office:value="0.0151221692450045" calcext:value-type="float">
            <text:p>0.015122169245005</text:p>
          </table:table-cell>
          <table:table-cell table:formula="of:=IF([.P109]; 1-[.P109]/MAX([.B109:.O109]); &quot;&quot;)" office:value-type="float" office:value="0.134843035782412" calcext:value-type="float">
            <text:p>0.134843035782412</text:p>
          </table:table-cell>
          <table:table-cell table:formula="of:=IF([.P109]; 1-[.P109]/AVERAGE([.B109:.O109]); &quot;&quot;)" office:value-type="float" office:value="0.105641830826036" calcext:value-type="float">
            <text:p>0.105641830826036</text:p>
          </table:table-cell>
          <table:table-cell table:style-name="ce4" table:formula="of:=IF([.P109]&gt;MAX([.B109:.O109]); 1; IF([.P109]&gt;AVERAGE([.B109:.O109]); 2; IF([.P109]&gt;MIN([.B109:.O109]); 3; IF([.P109]&gt;MAX([.B109:.O109])*0.75; 4; 5))))" office:value-type="float" office:value="4" calcext:value-type="float">
            <text:p>4</text:p>
          </table:table-cell>
          <table:table-cell/>
          <table:table-cell office:value-type="float" office:value="0.68533331155777" calcext:value-type="float">
            <text:p>0.68533331155777</text:p>
          </table:table-cell>
          <table:table-cell/>
          <table:table-cell table:formula="of:=ROUND([.B109];4)*100 &amp;&quot;\%&quot;" office:value-type="string" office:string-value="87.26\%" calcext:value-type="string">
            <text:p>87.26\%</text:p>
          </table:table-cell>
          <table:table-cell table:formula="of:=ROUND([.C109];4)*100 &amp;&quot;\%&quot;" office:value-type="string" office:string-value="91.24\%" calcext:value-type="string">
            <text:p>91.24\%</text:p>
          </table:table-cell>
          <table:table-cell table:formula="of:=ROUND([.D109];4)*100 &amp;&quot;\%&quot;" office:value-type="string" office:string-value="91.38\%" calcext:value-type="string">
            <text:p>91.38\%</text:p>
          </table:table-cell>
          <table:table-cell table:formula="of:=ROUND([.E109];4)*100 &amp;&quot;\%&quot;" office:value-type="string" office:string-value="91.24\%" calcext:value-type="string">
            <text:p>91.24\%</text:p>
          </table:table-cell>
          <table:table-cell table:formula="of:=ROUND([.F109];4)*100 &amp;&quot;\%&quot;" office:value-type="string" office:string-value="88\%" calcext:value-type="string">
            <text:p>88\%</text:p>
          </table:table-cell>
          <table:table-cell table:formula="of:=ROUND([.G109];4)*100 &amp;&quot;\%&quot;" office:value-type="string" office:string-value="87.72\%" calcext:value-type="string">
            <text:p>87.72\%</text:p>
          </table:table-cell>
          <table:table-cell table:formula="of:=ROUND([.H109];4)*100 &amp;&quot;\%&quot;" office:value-type="string" office:string-value="88.74\%" calcext:value-type="string">
            <text:p>88.74\%</text:p>
          </table:table-cell>
          <table:table-cell table:formula="of:=ROUND([.I109];4)*100 &amp;&quot;\%&quot;" office:value-type="string" office:string-value="89.24\%" calcext:value-type="string">
            <text:p>89.24\%</text:p>
          </table:table-cell>
          <table:table-cell table:formula="of:=ROUND([.J109];4)*100 &amp;&quot;\%&quot;" office:value-type="string" office:string-value="91.51\%" calcext:value-type="string">
            <text:p>91.51\%</text:p>
          </table:table-cell>
          <table:table-cell table:formula="of:=ROUND([.K109];4)*100 &amp;&quot;\%&quot;" office:value-type="string" office:string-value="91.21\%" calcext:value-type="string">
            <text:p>91.21\%</text:p>
          </table:table-cell>
          <table:table-cell table:formula="of:=ROUND([.L109];4)*100 &amp;&quot;\%&quot;" office:value-type="string" office:string-value="91.02\%" calcext:value-type="string">
            <text:p>91.02\%</text:p>
          </table:table-cell>
          <table:table-cell table:formula="of:=ROUND([.M109];4)*100 &amp;&quot;\%&quot;" office:value-type="string" office:string-value="83.72\%" calcext:value-type="string">
            <text:p>83.72\%</text:p>
          </table:table-cell>
          <table:table-cell table:formula="of:=ROUND([.N109];4)*100 &amp;&quot;\%&quot;" office:value-type="string" office:string-value="86.58\%" calcext:value-type="string">
            <text:p>86.58\%</text:p>
          </table:table-cell>
          <table:table-cell table:formula="of:=ROUND([.O109];4)*100 &amp;&quot;\%&quot;" office:value-type="string" office:string-value="80.38\%" calcext:value-type="string">
            <text:p>80.38\%</text:p>
          </table:table-cell>
          <table:table-cell table:formula="of:=ROUND(AVERAGE([.B109:.O109]);4)*100&amp;&quot;\%&quot;" office:value-type="string" office:string-value="88.52\%" calcext:value-type="string">
            <text:p>88.52\%</text:p>
          </table:table-cell>
          <table:table-cell table:formula="of:=ROUND([.P109];4)*100 &amp;&quot;\%&quot;" office:value-type="string" office:string-value="79.17\%" calcext:value-type="string">
            <text:p>79.17\%</text:p>
          </table:table-cell>
          <table:table-cell table:style-name="ce2" table:formula="of:=&quot;\hline &quot;&amp;[.X109]&amp;&quot; &amp; &quot;&amp;[.Y109]&amp;&quot; &amp; &quot;&amp;[.Z109]&amp;&quot; &amp; &quot;&amp;[.AA109]&amp;&quot; &amp; &quot;&amp;[.AB109]&amp;&quot; &amp; &quot;&amp;[.AC109]&amp;&quot; &amp; &quot;&amp;[.AD109]&amp;&quot; &amp; &quot;&amp;[.AE109]&amp;&quot; &amp; &quot;&amp;[.AF109]&amp;&quot; &amp; &quot;&amp;[.AG109]&amp;&quot; &amp; &quot;&amp;[.AH109]&amp;&quot; &amp; &quot;&amp;[.AI109]&amp;&quot; &amp; &quot;&amp;[.AJ109]&amp;&quot; &amp; &quot;&amp;[.AK109]&amp;&quot; &amp; &quot;&amp;[.AL109]&amp;&quot; &amp; &quot;&amp;[.AM109]&amp;&quot; \\&quot;" office:value-type="string" office:string-value="\hline 87.26\% &amp; 91.24\% &amp; 91.38\% &amp; 91.24\% &amp; 88\% &amp; 87.72\% &amp; 88.74\% &amp; 89.24\% &amp; 91.51\% &amp; 91.21\% &amp; 91.02\% &amp; 83.72\% &amp; 86.58\% &amp; 80.38\% &amp; 88.52\% &amp; 79.17\% \\" calcext:value-type="string">
            <text:p>\hline 87.26\% &amp; 91.24\% &amp; 91.38\% &amp; 91.24\% &amp; 88\% &amp; 87.72\% &amp; 88.74\% &amp; 89.24\% &amp; 91.51\% &amp; 91.21\% &amp; 91.02\% &amp; 83.72\% &amp; 86.58\% &amp; 80.38\% &amp; 88.52\% &amp; 79.17\% \\</text:p>
          </table:table-cell>
        </table:table-row>
        <table:table-row table:style-name="ro1">
          <table:table-cell table:number-columns-repeated="39"/>
          <table:table-cell table:style-name="ce2"/>
        </table:table-row>
        <table:table-row table:style-name="ro1">
          <table:table-cell/>
          <table:table-cell table:formula="of:=AVERAGE([.B2:.B109])" office:value-type="float" office:value="0.875728386674967" calcext:value-type="float">
            <text:p>0.875728386674967</text:p>
          </table:table-cell>
          <table:table-cell table:formula="of:=AVERAGE([.C2:.C109])" office:value-type="float" office:value="0.878173503439074" calcext:value-type="float">
            <text:p>0.878173503439074</text:p>
          </table:table-cell>
          <table:table-cell table:formula="of:=AVERAGE([.D2:.D109])" office:value-type="float" office:value="0.863996581548533" calcext:value-type="float">
            <text:p>0.863996581548533</text:p>
          </table:table-cell>
          <table:table-cell table:formula="of:=AVERAGE([.E2:.E109])" office:value-type="float" office:value="0.871482264170805" calcext:value-type="float">
            <text:p>0.871482264170805</text:p>
          </table:table-cell>
          <table:table-cell table:formula="of:=AVERAGE([.F2:.F109])" office:value-type="float" office:value="0.855663950559224" calcext:value-type="float">
            <text:p>0.855663950559224</text:p>
          </table:table-cell>
          <table:table-cell table:formula="of:=AVERAGE([.G2:.G109])" office:value-type="float" office:value="0.829204380508236" calcext:value-type="float">
            <text:p>0.829204380508236</text:p>
          </table:table-cell>
          <table:table-cell table:formula="of:=AVERAGE([.H2:.H109])" office:value-type="float" office:value="0.834727284665776" calcext:value-type="float">
            <text:p>0.834727284665776</text:p>
          </table:table-cell>
          <table:table-cell table:formula="of:=AVERAGE([.I2:.I109])" office:value-type="float" office:value="0.844488932551107" calcext:value-type="float">
            <text:p>0.844488932551107</text:p>
          </table:table-cell>
          <table:table-cell table:formula="of:=AVERAGE([.J2:.J109])" office:value-type="float" office:value="0.842586424362616" calcext:value-type="float">
            <text:p>0.842586424362616</text:p>
          </table:table-cell>
          <table:table-cell table:formula="of:=AVERAGE([.K2:.K109])" office:value-type="float" office:value="0.833124552415215" calcext:value-type="float">
            <text:p>0.833124552415215</text:p>
          </table:table-cell>
          <table:table-cell table:formula="of:=AVERAGE([.L2:.L109])" office:value-type="float" office:value="0.836245307421077" calcext:value-type="float">
            <text:p>0.836245307421077</text:p>
          </table:table-cell>
          <table:table-cell table:formula="of:=AVERAGE([.M2:.M109])" office:value-type="float" office:value="0.800553154633962" calcext:value-type="float">
            <text:p>0.800553154633962</text:p>
          </table:table-cell>
          <table:table-cell table:formula="of:=AVERAGE([.N2:.N109])" office:value-type="float" office:value="0.795467500904409" calcext:value-type="float">
            <text:p>0.795467500904409</text:p>
          </table:table-cell>
          <table:table-cell table:formula="of:=AVERAGE([.O2:.O109])" office:value-type="float" office:value="0.782041197321573" calcext:value-type="float">
            <text:p>0.782041197321573</text:p>
          </table:table-cell>
          <table:table-cell table:formula="of:=AVERAGE([.P2:.P109])" office:value-type="float" office:value="0.737997301881856" calcext:value-type="float">
            <text:p>0.737997301881856</text:p>
          </table:table-cell>
          <table:table-cell table:formula="of:=AVERAGE([.Q2:.Q109])" office:value-type="float" office:value="-0.0643362651124122" calcext:value-type="float">
            <text:p>-0.064336265112412</text:p>
          </table:table-cell>
          <table:table-cell table:formula="of:=AVERAGE([.R2:.R109])" office:value-type="float" office:value="0.183987521628574" calcext:value-type="float">
            <text:p>0.183987521628574</text:p>
          </table:table-cell>
          <table:table-cell table:formula="of:=AVERAGE([.S2:.S109])" office:value-type="float" office:value="0.131723151423529" calcext:value-type="float">
            <text:p>0.131723151423529</text:p>
          </table:table-cell>
          <table:table-cell table:number-columns-repeated="2"/>
          <table:table-cell table:formula="of:=AVERAGE([.V2:.V109])" office:value-type="float" office:value="0.692418650751657" calcext:value-type="float">
            <text:p>0.692418650751657</text:p>
          </table:table-cell>
          <table:table-cell/>
          <table:table-cell table:formula="of:=ROUND([.B111];4)*100 &amp;&quot;\%&quot;" office:value-type="string" office:string-value="87.57\%" calcext:value-type="string">
            <text:p>87.57\%</text:p>
          </table:table-cell>
          <table:table-cell table:formula="of:=ROUND([.C111];4)*100 &amp;&quot;\%&quot;" office:value-type="string" office:string-value="87.82\%" calcext:value-type="string">
            <text:p>87.82\%</text:p>
          </table:table-cell>
          <table:table-cell table:formula="of:=ROUND([.D111];4)*100 &amp;&quot;\%&quot;" office:value-type="string" office:string-value="86.4\%" calcext:value-type="string">
            <text:p>86.4\%</text:p>
          </table:table-cell>
          <table:table-cell table:formula="of:=ROUND([.E111];4)*100 &amp;&quot;\%&quot;" office:value-type="string" office:string-value="87.15\%" calcext:value-type="string">
            <text:p>87.15\%</text:p>
          </table:table-cell>
          <table:table-cell table:formula="of:=ROUND([.F111];4)*100 &amp;&quot;\%&quot;" office:value-type="string" office:string-value="85.57\%" calcext:value-type="string">
            <text:p>85.57\%</text:p>
          </table:table-cell>
          <table:table-cell table:formula="of:=ROUND([.G111];4)*100 &amp;&quot;\%&quot;" office:value-type="string" office:string-value="82.92\%" calcext:value-type="string">
            <text:p>82.92\%</text:p>
          </table:table-cell>
          <table:table-cell table:formula="of:=ROUND([.H111];4)*100 &amp;&quot;\%&quot;" office:value-type="string" office:string-value="83.47\%" calcext:value-type="string">
            <text:p>83.47\%</text:p>
          </table:table-cell>
          <table:table-cell table:formula="of:=ROUND([.I111];4)*100 &amp;&quot;\%&quot;" office:value-type="string" office:string-value="84.45\%" calcext:value-type="string">
            <text:p>84.45\%</text:p>
          </table:table-cell>
          <table:table-cell table:formula="of:=ROUND([.J111];4)*100 &amp;&quot;\%&quot;" office:value-type="string" office:string-value="84.26\%" calcext:value-type="string">
            <text:p>84.26\%</text:p>
          </table:table-cell>
          <table:table-cell table:formula="of:=ROUND([.K111];4)*100 &amp;&quot;\%&quot;" office:value-type="string" office:string-value="83.31\%" calcext:value-type="string">
            <text:p>83.31\%</text:p>
          </table:table-cell>
          <table:table-cell table:formula="of:=ROUND([.L111];4)*100 &amp;&quot;\%&quot;" office:value-type="string" office:string-value="83.62\%" calcext:value-type="string">
            <text:p>83.62\%</text:p>
          </table:table-cell>
          <table:table-cell table:formula="of:=ROUND([.M111];4)*100 &amp;&quot;\%&quot;" office:value-type="string" office:string-value="80.06\%" calcext:value-type="string">
            <text:p>80.06\%</text:p>
          </table:table-cell>
          <table:table-cell table:formula="of:=ROUND([.N111];4)*100 &amp;&quot;\%&quot;" office:value-type="string" office:string-value="79.55\%" calcext:value-type="string">
            <text:p>79.55\%</text:p>
          </table:table-cell>
          <table:table-cell table:formula="of:=ROUND([.O111];4)*100 &amp;&quot;\%&quot;" office:value-type="string" office:string-value="78.2\%" calcext:value-type="string">
            <text:p>78.2\%</text:p>
          </table:table-cell>
          <table:table-cell table:formula="of:=ROUND(AVERAGE([.B111:.O111]);4)*100&amp;&quot;\%&quot;" office:value-type="string" office:string-value="83.88\%" calcext:value-type="string">
            <text:p>83.88\%</text:p>
          </table:table-cell>
          <table:table-cell table:formula="of:=ROUND([.P111];4)*100 &amp;&quot;\%&quot;" office:value-type="string" office:string-value="73.8\%" calcext:value-type="string">
            <text:p>73.8\%</text:p>
          </table:table-cell>
          <table:table-cell table:style-name="ce2" table:formula="of:=&quot;\hline &quot;&amp;[.X111]&amp;&quot; &amp; &quot;&amp;[.Y111]&amp;&quot; &amp; &quot;&amp;[.Z111]&amp;&quot; &amp; &quot;&amp;[.AA111]&amp;&quot; &amp; &quot;&amp;[.AB111]&amp;&quot; &amp; &quot;&amp;[.AC111]&amp;&quot; &amp; &quot;&amp;[.AD111]&amp;&quot; &amp; &quot;&amp;[.AE111]&amp;&quot; &amp; &quot;&amp;[.AF111]&amp;&quot; &amp; &quot;&amp;[.AG111]&amp;&quot; &amp; &quot;&amp;[.AH111]&amp;&quot; &amp; &quot;&amp;[.AI111]&amp;&quot; &amp; &quot;&amp;[.AJ111]&amp;&quot; &amp; &quot;&amp;[.AK111]&amp;&quot; &amp; &quot;&amp;[.AL111]&amp;&quot; &amp; &quot;&amp;[.AM111]&amp;&quot; \\&quot;" office:value-type="string" office:string-value="\hline 87.57\% &amp; 87.82\% &amp; 86.4\% &amp; 87.15\% &amp; 85.57\% &amp; 82.92\% &amp; 83.47\% &amp; 84.45\% &amp; 84.26\% &amp; 83.31\% &amp; 83.62\% &amp; 80.06\% &amp; 79.55\% &amp; 78.2\% &amp; 83.88\% &amp; 73.8\% \\" calcext:value-type="string">
            <text:p>\hline 87.57\% &amp; 87.82\% &amp; 86.4\% &amp; 87.15\% &amp; 85.57\% &amp; 82.92\% &amp; 83.47\% &amp; 84.45\% &amp; 84.26\% &amp; 83.31\% &amp; 83.62\% &amp; 80.06\% &amp; 79.55\% &amp; 78.2\% &amp; 83.88\% &amp; 73.8\% \\</text:p>
          </table:table-cell>
        </table:table-row>
        <table:table-row table:style-name="ro1" table:number-rows-repeated="1048464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results_all.P2:results_all.P2">
            <calcext:condition calcext:apply-style-name="Good" calcext:value="formula-is([$results_all.$Q$2]&lt;0)" calcext:base-cell-address="results_all.P2"/>
          </calcext:conditional-format>
          <calcext:conditional-format calcext:target-range-address="results_all.T2:results_all.T109">
            <calcext:condition calcext:apply-style-name="VeryGood" calcext:value="=1" calcext:base-cell-address="results_all.T2"/>
            <calcext:condition calcext:apply-style-name="Good" calcext:value="=2" calcext:base-cell-address="results_all.T2"/>
            <calcext:condition calcext:apply-style-name="Neutral" calcext:value="=3" calcext:base-cell-address="results_all.T2"/>
            <calcext:condition calcext:apply-style-name="Bad" calcext:value="=4" calcext:base-cell-address="results_all.T2"/>
            <calcext:condition calcext:apply-style-name="Error" calcext:value="=5" calcext:base-cell-address="results_all.T2"/>
          </calcext:conditional-format>
          <calcext:conditional-format calcext:target-range-address="results_all.S108:results_all.S108">
            <calcext:color-scale>
              <calcext:color-scale-entry calcext:value="0" calcext:type="minimum" calcext:color="#ff0000"/>
              <calcext:color-scale-entry calcext:value="=50" calcext:type="formula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yGood" style:family="table-cell" style:parent-style-name="Good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3:58:27.433062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02:55:40.335840397</dc:date>
    <meta:editing-duration>PT21M25S</meta:editing-duration>
    <meta:editing-cycles>3</meta:editing-cycles>
    <meta:generator>LibreOffice/6.4.7.2$Linux_X86_64 LibreOffice_project/40$Build-2</meta:generator>
    <meta:document-statistic meta:table-count="1" meta:cell-count="4126" meta:object-count="0"/>
  </office:meta>
</office:document-meta>
</file>